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4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6.048cm"/>
    </style:style>
    <style:style style:name="co11" style:family="table-column">
      <style:table-column-properties fo:break-before="auto" style:column-width="3.8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12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4.523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4.246cm"/>
    </style:style>
    <style:style style:name="co12" style:family="table-column">
      <style:table-column-properties fo:break-before="auto" style:column-width="3.995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939cm"/>
    </style:style>
    <style:style style:name="co16" style:family="table-column">
      <style:table-column-properties fo:break-before="auto" style:column-width="3.912cm"/>
    </style:style>
    <style:style style:name="co17" style:family="table-column">
      <style:table-column-properties fo:break-before="auto" style:column-width="3.856cm"/>
    </style:style>
    <style:style style:name="co18" style:family="table-column">
      <style:table-column-properties fo:break-before="auto" style:column-width="4.189cm"/>
    </style:style>
    <style:style style:name="co19" style:family="table-column">
      <style:table-column-properties fo:break-before="auto" style:column-width="3.328cm"/>
    </style:style>
    <style:style style:name="co20" style:family="table-column">
      <style:table-column-properties fo:break-before="auto" style:column-width="10.488cm"/>
    </style:style>
    <style:style style:name="co21" style:family="table-column">
      <style:table-column-properties fo:break-before="auto" style:column-width="5.771cm"/>
    </style:style>
    <style:style style:name="co22" style:family="table-column">
      <style:table-column-properties fo:break-before="auto" style:column-width="6.742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Freq Indegree x Freq Outdegree" table:style-name="ta1" table:print="false">
        <table:shapes>
          <draw:frame draw:z-index="0" draw:style-name="gr1" svg:width="16.657cm" svg:height="9.287cm" svg:x="39.274cm" svg:y="0.714cm">
            <draw:object draw:notify-on-update-of-ranges="'Freq Indegree x Freq Outdegree'.L2:'Freq Indegree x Freq Outdegree'.L126 'Freq Indegree x Freq Outdegree'.M1:'Freq Indegree x Freq Outdegree'.M1 'Freq Indegree x Freq Outdegree'.M2:'Freq Indegree x Freq Outdegree'.M126 'Freq Indegree x Freq Outdegree'.N1:'Freq Indegree x Freq Outdegree'.N1 'Freq Indegree x Freq Outdegree'.N2:'Freq Indegree x Freq Outdegree'.N1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office:value-type="string">
            <text:p>Grau de Saída</text:p>
          </table:table-cell>
          <table:table-cell office:value-type="string">
            <text:p>Frequência</text:p>
          </table:table-cell>
          <table:table-cell office:value-type="string">
            <text:p>Grau de Entrada</text:p>
          </table:table-cell>
          <table:table-cell office:value-type="string">
            <text:p>Frequência</text:p>
          </table:table-cell>
          <table:table-cell table:number-columns-repeated="7"/>
          <table:table-cell office:value-type="string">
            <text:p>Grau </text:p>
          </table:table-cell>
          <table:table-cell office:value-type="string">
            <text:p><text:s/>Frequencia Indegree </text:p>
          </table:table-cell>
          <table:table-cell office:value-type="string">
            <text:p><text:s/>Frequencia Outdegree <text:s/>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48">
            <text:p>4248</text:p>
          </table:table-cell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3478">
            <text:p>3478</text:p>
          </table:table-cell>
          <table:table-cell office:value-type="float" office:value="4248">
            <text:p>4248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2149">
            <text:p>2149</text:p>
          </table:table-cell>
          <table:table-cell office:value-type="float" office:value="591">
            <text:p>59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9">
            <text:p>519</text:p>
          </table:table-cell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table:number-columns-repeated="7"/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float" office:value="519">
            <text:p>519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3">
            <text:p>423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">
            <text:p>257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  <table:table-cell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number-columns-repeated="7"/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table:number-columns-repeated="7"/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table:number-columns-repeated="7"/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table:number-columns-repeated="7"/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table:number-columns-repeated="7"/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table:number-columns-repeated="7"/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table:number-columns-repeated="7"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number-columns-repeated="7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7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number-columns-repeated="7"/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7"/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number-columns-repeated="7"/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7"/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equencia Indegree</text:p>
          </table:table-cell>
          <table:table-cell office:value-type="string">
            <text:p>Ajuda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requencia Outdegree</text:p>
          </table:table-cell>
          <table:table-cell office:value-type="string">
            <text:p>Pedid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float" office:value="34">
            <text:p>34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12">
            <text:p>17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88">
            <text:p>2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  <table:table table:name="asker-replier indegree" table:style-name="ta1" table:print="false">
        <table:shapes>
          <draw:frame draw:z-index="0" draw:style-name="gr1" svg:width="15.999cm" svg:height="8.999cm" svg:x="8.17cm" svg:y="0.1cm">
            <draw:object draw:notify-on-update-of-ranges="'asker-replier indegree'.A1:'asker-replier indegree'.A1 'asker-replier indegree'.A2:'asker-replier indegree'.A90 'asker-replier indegree'.B1:'asker-replier indegree'.B1 'asker-replier indegree'.B2:'asker-replier indegree'.B9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asker indegree </text:p>
          </table:table-cell>
          <table:table-cell office:value-type="string">
            <text:p><text:s/>replier median indegree <text:s/>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65">
            <text:p>65</text:p>
          </table:table-cell>
        </table:table-row>
      </table:table>
      <table:table table:name="bow tie structure" table:style-name="ta1"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>
            <text:p>Dados Gera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l de mensagens</text:p>
          </table:table-cell>
          <table:table-cell office:value-type="float" office:value="97867">
            <text:p>97867</text:p>
          </table:table-cell>
          <table:table-cell/>
        </table:table-row>
        <table:table-row table:style-name="ro1">
          <table:table-cell office:value-type="string">
            <text:p>Total de threads</text:p>
          </table:table-cell>
          <table:table-cell office:value-type="float" office:value="15357">
            <text:p>15357</text:p>
          </table:table-cell>
          <table:table-cell/>
        </table:table-row>
        <table:table-row table:style-name="ro1">
          <table:table-cell office:value-type="string">
            <text:p>Total de nodes</text:p>
          </table:table-cell>
          <table:table-cell office:value-type="float" office:value="7598">
            <text:p>7598</text:p>
          </table:table-cell>
          <table:table-cell/>
        </table:table-row>
        <table:table-row table:style-name="ro1">
          <table:table-cell office:value-type="string">
            <text:p>Total de edges</text:p>
          </table:table-cell>
          <table:table-cell office:value-type="float" office:value="24745">
            <text:p>24745</text:p>
          </table:table-cell>
          <table:table-cell/>
        </table:table-row>
        <table:table-row table:style-name="ro1">
          <table:table-cell office:value-type="string">
            <text:p>Numero de SCC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w tie Structure – numero de nod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:</text:p>
          </table:table-cell>
          <table:table-cell office:value-type="float" office:value="1880">
            <text:p>1880</text:p>
          </table:table-cell>
          <table:table-cell/>
        </table:table-row>
        <table:table-row table:style-name="ro1">
          <table:table-cell office:value-type="string">
            <text:p>Out: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Core:</text:p>
          </table:table-cell>
          <table:table-cell office:value-type="float" office:value="1204">
            <text:p>120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ow tie Structure – percentage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</text:p>
          </table:table-cell>
          <table:table-cell office:value-type="string">
            <text:p>24.7433535141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Out</text:p>
          </table:table-cell>
          <table:table-cell office:value-type="string">
            <text:p>24.3485127665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Core</text:p>
          </table:table-cell>
          <table:table-cell office:value-type="string">
            <text:p>15.8462753356</text:p>
          </table:table-cell>
          <table:table-cell office:value-type="string">
            <text:p>%</text:p>
          </table:table-cell>
        </table:table-row>
        <table:table-row table:style-name="ro1">
          <table:table-cell office:value-type="string">
            <text:p>Others</text:p>
          </table:table-cell>
          <table:table-cell office:value-type="string">
            <text:p>35.0618583838</text:p>
          </table:table-cell>
          <table:table-cell office:value-type="string">
            <text:p>%</text:p>
          </table:table-cell>
        </table:table-row>
      </table:table>
      <table:table table:name="HR" table:style-name="ta1">
        <table:table-column table:style-name="co15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node </text:p>
          </table:table-cell>
          <table:table-cell office:value-type="string">
            <text:p><text:s/>HR </text:p>
          </table:table-cell>
          <table:table-cell office:value-type="string">
            <text:p><text:s/>Indegree </text:p>
          </table:table-cell>
          <table:table-cell office:value-type="string">
            <text:p><text:s/>Answer Num </text:p>
          </table:table-cell>
          <table:table-cell office:value-type="string">
            <text:p><text:s/>Like </text:p>
          </table:table-cell>
          <table:table-cell office:value-type="string">
            <text:p>Page Rank Sem Peso</text:p>
          </table:table-cell>
          <table:table-cell office:value-type="string">
            <text:p>Page Rank Com Peso</text:p>
          </table:table-cell>
          <table:table-cell/>
          <table:table-cell office:value-type="string">
            <text:p>Categorias HR</text:p>
          </table:table-cell>
          <table:table-cell table:number-columns-repeated="2"/>
        </table:table-row>
        <table:table-row table:style-name="ro1">
          <table:table-cell office:value-type="float" office:value="100002340032345">
            <text:p>10000234003234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ewbie</text:p>
          </table:table-cell>
          <table:table-cell office:value-type="string">
            <text:p>Just starting to learn Java</text:p>
          </table:table-cell>
        </table:table-row>
        <table:table-row table:style-name="ro1">
          <table:table-cell office:value-type="float" office:value="678123767">
            <text:p>6781237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Java learner</text:p>
          </table:table-cell>
          <table:table-cell office:value-type="string">
            <text:p>Knows basic concepts and can program</text:p>
          </table:table-cell>
        </table:table-row>
        <table:table-row table:style-name="ro1">
          <table:table-cell office:value-type="float" office:value="100002069211657">
            <text:p>1000020692116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Java user</text:p>
          </table:table-cell>
          <table:table-cell office:value-type="string">
            <text:p>Knows advanced Java. Can program relativy well</text:p>
          </table:table-cell>
        </table:table-row>
        <table:table-row table:style-name="ro1">
          <table:table-cell office:value-type="float" office:value="100004360454148">
            <text:p>10000436045414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Java profissiomal</text:p>
          </table:table-cell>
          <table:table-cell office:value-type="string">
            <text:p>Can answer all or most Java concept. </text:p>
          </table:table-cell>
        </table:table-row>
        <table:table-row table:style-name="ro1">
          <table:table-cell office:value-type="float" office:value="100002241920128">
            <text:p>10000224192012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Top Java expert</text:p>
          </table:table-cell>
          <table:table-cell office:value-type="string">
            <text:p>Knows the core Java theory and related advanced topics deeply</text:p>
          </table:table-cell>
        </table:table-row>
        <table:table-row table:style-name="ro1">
          <table:table-cell office:value-type="float" office:value="1094903115">
            <text:p>109490311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94758096">
            <text:p>59475809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00095791897">
            <text:p>10000009579189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HR X Indegree</text:p>
          </table:table-cell>
          <table:table-cell table:formula="of:=CORREL([.B2:.B51];[.C2:.C51])" office:value-type="float" office:value="0.800637415298382">
            <text:p>0,8</text:p>
          </table:table-cell>
          <table:table-cell/>
        </table:table-row>
        <table:table-row table:style-name="ro1">
          <table:table-cell office:value-type="float" office:value="1222191060">
            <text:p>12221910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HR X Answer Num</text:p>
          </table:table-cell>
          <table:table-cell table:formula="of:=CORREL([.B2:.B51];[.D2:.D51])" office:value-type="float" office:value="0.76344844635681">
            <text:p>0,76</text:p>
          </table:table-cell>
          <table:table-cell/>
        </table:table-row>
        <table:table-row table:style-name="ro1">
          <table:table-cell office:value-type="float" office:value="738100001">
            <text:p>73810000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string">
            <text:p>HR X Like</text:p>
          </table:table-cell>
          <table:table-cell table:formula="of:=CORREL([.B2:.B51];[.E2:.E51])" office:value-type="float" office:value="0.395063140370641">
            <text:p>0,4</text:p>
          </table:table-cell>
          <table:table-cell/>
        </table:table-row>
        <table:table-row table:style-name="ro1">
          <table:table-cell office:value-type="float" office:value="100000847118027">
            <text:p>10000084711802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00554967234">
            <text:p>10000055496723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559874169">
            <text:p>155987416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120815259">
            <text:p>1120815259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01728478185">
            <text:p>10000172847818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78535981">
            <text:p>77853598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325755394">
            <text:p>132575539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583543782">
            <text:p>58354378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100000132246191">
            <text:p>10000013224619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3786952">
            <text:p>50378695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02220560347">
            <text:p>100002220560347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00309022346">
            <text:p>100000309022346</text:p>
          </table:table-cell>
          <table:table-cell table:number-columns-repeated="4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104080268">
            <text:p>110408026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655433491">
            <text:p>165543349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0246177569">
            <text:p>100000246177569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503499379">
            <text:p>503499379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787540648">
            <text:p>78754064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02273858886">
            <text:p>10000227385888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1784446626">
            <text:p>1784446626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003259641811">
            <text:p>10000325964181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 office:value-type="float" office:value="1015179002">
            <text:p>1015179002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table:number-columns-repeated="6"/>
        </table:table-row>
        <table:table-row table:style-name="ro1">
          <table:table-cell office:value-type="float" office:value="547253028">
            <text:p>5472530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1082018709">
            <text:p>1082018709</text:p>
          </table:table-cell>
          <table:table-cell table:number-columns-repeated="4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00003759628183">
            <text:p>10000375962818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100005401593847">
            <text:p>100005401593847</text:p>
          </table:table-cell>
          <table:table-cell office:value-type="float" office:value="1">
            <text:p>1</text:p>
          </table:table-cell>
          <table:table-cell table:number-columns-repeated="2" office:value-type="float" office:value="-0">
            <text:p>0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100000880214877">
            <text:p>10000088021487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0417628617">
            <text:p>100000417628617</text:p>
          </table:table-cell>
          <table:table-cell office:value-type="float" office:value="1">
            <text:p>1</text:p>
          </table:table-cell>
          <table:table-cell table:number-columns-repeated="2" office:value-type="float" office:value="-0">
            <text:p>0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100000175342650">
            <text:p>1000001753426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585729145">
            <text:p>1585729145</text:p>
          </table:table-cell>
          <table:table-cell table:number-columns-repeated="4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288957433">
            <text:p>1288957433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table:number-columns-repeated="6"/>
        </table:table-row>
        <table:table-row table:style-name="ro1">
          <table:table-cell office:value-type="float" office:value="1428230173">
            <text:p>1428230173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table:number-columns-repeated="6"/>
        </table:table-row>
        <table:table-row table:style-name="ro1">
          <table:table-cell office:value-type="float" office:value="1421527928">
            <text:p>14215279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1502811817">
            <text:p>15028118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float" office:value="1458139882">
            <text:p>145813988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float" office:value="100002590350644">
            <text:p>100002590350644</text:p>
          </table:table-cell>
          <table:table-cell office:value-type="float" office:value="1">
            <text:p>1</text:p>
          </table:table-cell>
          <table:table-cell table:number-columns-repeated="3" office:value-type="float" office:value="-0">
            <text:p>0</text:p>
          </table:table-cell>
          <table:table-cell table:number-columns-repeated="6"/>
        </table:table-row>
        <table:table-row table:style-name="ro1">
          <table:table-cell office:value-type="float" office:value="100005399611004">
            <text:p>10000539961100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750145481">
            <text:p>750145481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100001082885921">
            <text:p>10000108288592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485265707">
            <text:p>148526570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2969966">
            <text:p>100296996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6"/>
        </table:table-row>
      </table:table>
      <table:table table:name="Planilha5" table:style-name="ta1">
        <table:table-column table:style-name="co21" table:default-cell-style-name="ce1"/>
        <table:table-column table:style-name="co22" table:default-cell-style-name="ce2"/>
        <table:table-row table:style-name="ro1">
          <table:table-cell office:value-type="string">
            <text:p>Id</text:p>
          </table:table-cell>
          <table:table-cell office:value-type="string">
            <text:p>PageRank</text:p>
          </table:table-cell>
        </table:table-row>
        <table:table-row table:style-name="ro1">
          <table:table-cell table:style-name="Default" office:value-type="string">
            <text:p>1.089644827E9</text:p>
          </table:table-cell>
          <table:table-cell office:value-type="string">
            <text:p>2.3360025476572608E-4</text:p>
          </table:table-cell>
        </table:table-row>
        <table:table-row table:style-name="ro1">
          <table:table-cell office:value-type="string">
            <text:p>6.35831501E8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1321542044E14</text:p>
          </table:table-cell>
          <table:table-cell office:value-type="string">
            <text:p>7.016789896853037E-5</text:p>
          </table:table-cell>
        </table:table-row>
        <table:table-row table:style-name="ro1">
          <table:table-cell office:value-type="string">
            <text:p>1.000032874463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726254972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287487159E9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7.34219592E8</text:p>
          </table:table-cell>
          <table:table-cell office:value-type="string">
            <text:p>8.487094691711616E-5</text:p>
          </table:table-cell>
        </table:table-row>
        <table:table-row table:style-name="ro1">
          <table:table-cell office:value-type="string">
            <text:p>1.0559625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119989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092105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9677329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984255E9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7.27529925E8</text:p>
          </table:table-cell>
          <table:table-cell office:value-type="string">
            <text:p>7.968296790375027E-5</text:p>
          </table:table-cell>
        </table:table-row>
        <table:table-row table:style-name="ro1">
          <table:table-cell office:value-type="string">
            <text:p>1.0000171404340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387405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7252972E8</text:p>
          </table:table-cell>
          <table:table-cell office:value-type="string">
            <text:p>7.317492745295271E-5</text:p>
          </table:table-cell>
        </table:table-row>
        <table:table-row table:style-name="ro1">
          <table:table-cell office:value-type="string">
            <text:p>1.00002563398704E14</text:p>
          </table:table-cell>
          <table:table-cell office:value-type="string">
            <text:p>8.521820077722873E-5</text:p>
          </table:table-cell>
        </table:table-row>
        <table:table-row table:style-name="ro1">
          <table:table-cell office:value-type="string">
            <text:p>1.276959616E9</text:p>
          </table:table-cell>
          <table:table-cell office:value-type="string">
            <text:p>9.077452684517153E-5</text:p>
          </table:table-cell>
        </table:table-row>
        <table:table-row table:style-name="ro1">
          <table:table-cell office:value-type="string">
            <text:p>1.49206030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143670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54592419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3347481708E14</text:p>
          </table:table-cell>
          <table:table-cell office:value-type="string">
            <text:p>8.323072992631988E-5</text:p>
          </table:table-cell>
        </table:table-row>
        <table:table-row table:style-name="ro1">
          <table:table-cell office:value-type="string">
            <text:p>1.00002803610572E14</text:p>
          </table:table-cell>
          <table:table-cell office:value-type="string">
            <text:p>9.756074683007591E-5</text:p>
          </table:table-cell>
        </table:table-row>
        <table:table-row table:style-name="ro1">
          <table:table-cell office:value-type="string">
            <text:p>6.2753535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1173666E8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6.0967882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81894377E9</text:p>
          </table:table-cell>
          <table:table-cell office:value-type="string">
            <text:p>7.05724615374782E-5</text:p>
          </table:table-cell>
        </table:table-row>
        <table:table-row table:style-name="ro1">
          <table:table-cell office:value-type="string">
            <text:p>8.2182387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34980604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5.21816844E8</text:p>
          </table:table-cell>
          <table:table-cell office:value-type="string">
            <text:p>1.8072131737298277E-4</text:p>
          </table:table-cell>
        </table:table-row>
        <table:table-row table:style-name="ro1">
          <table:table-cell office:value-type="string">
            <text:p>3.6001375E7</text:p>
          </table:table-cell>
          <table:table-cell office:value-type="string">
            <text:p>9.419010573428624E-5</text:p>
          </table:table-cell>
        </table:table-row>
        <table:table-row table:style-name="ro1">
          <table:table-cell office:value-type="string">
            <text:p>1.000024456870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0369148E9</text:p>
          </table:table-cell>
          <table:table-cell office:value-type="string">
            <text:p>7.180679362359482E-5</text:p>
          </table:table-cell>
        </table:table-row>
        <table:table-row table:style-name="ro1">
          <table:table-cell office:value-type="string">
            <text:p>5.1363555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7440704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7234061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5418436E8</text:p>
          </table:table-cell>
          <table:table-cell office:value-type="string">
            <text:p>7.533810538873278E-5</text:p>
          </table:table-cell>
        </table:table-row>
        <table:table-row table:style-name="ro1">
          <table:table-cell office:value-type="string">
            <text:p>1.00000225100634E14</text:p>
          </table:table-cell>
          <table:table-cell office:value-type="string">
            <text:p>9.26972680607846E-4</text:p>
          </table:table-cell>
        </table:table-row>
        <table:table-row table:style-name="ro1">
          <table:table-cell office:value-type="string">
            <text:p>8.0464082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02579715E9</text:p>
          </table:table-cell>
          <table:table-cell office:value-type="string">
            <text:p>7.349679918720306E-5</text:p>
          </table:table-cell>
        </table:table-row>
        <table:table-row table:style-name="ro1">
          <table:table-cell office:value-type="string">
            <text:p>1.0000056909082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4500498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8157511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9699816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718534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3407343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62965423E14</text:p>
          </table:table-cell>
          <table:table-cell office:value-type="string">
            <text:p>7.511191077475639E-5</text:p>
          </table:table-cell>
        </table:table-row>
        <table:table-row table:style-name="ro1">
          <table:table-cell office:value-type="string">
            <text:p>1.00006185340158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77621102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03893633E14</text:p>
          </table:table-cell>
          <table:table-cell office:value-type="string">
            <text:p>8.354587846794947E-5</text:p>
          </table:table-cell>
        </table:table-row>
        <table:table-row table:style-name="ro1">
          <table:table-cell office:value-type="string">
            <text:p>1.0000040508114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0362097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757336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11696791E9</text:p>
          </table:table-cell>
          <table:table-cell office:value-type="string">
            <text:p>6.811022944783407E-5</text:p>
          </table:table-cell>
        </table:table-row>
        <table:table-row table:style-name="ro1">
          <table:table-cell office:value-type="string">
            <text:p>1.80399449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243270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92461257E14</text:p>
          </table:table-cell>
          <table:table-cell office:value-type="string">
            <text:p>9.066510561564885E-5</text:p>
          </table:table-cell>
        </table:table-row>
        <table:table-row table:style-name="ro1">
          <table:table-cell office:value-type="string">
            <text:p>1.000003846394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72492933E9</text:p>
          </table:table-cell>
          <table:table-cell office:value-type="string">
            <text:p>6.993575421395213E-5</text:p>
          </table:table-cell>
        </table:table-row>
        <table:table-row table:style-name="ro1">
          <table:table-cell office:value-type="string">
            <text:p>1.000019592324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9150253E8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6.87032951E8</text:p>
          </table:table-cell>
          <table:table-cell office:value-type="string">
            <text:p>7.484828052279373E-5</text:p>
          </table:table-cell>
        </table:table-row>
        <table:table-row table:style-name="ro1">
          <table:table-cell office:value-type="string">
            <text:p>1.00000161414687E14</text:p>
          </table:table-cell>
          <table:table-cell office:value-type="string">
            <text:p>7.141819360318862E-5</text:p>
          </table:table-cell>
        </table:table-row>
        <table:table-row table:style-name="ro1">
          <table:table-cell office:value-type="string">
            <text:p>1.215637993E9</text:p>
          </table:table-cell>
          <table:table-cell office:value-type="string">
            <text:p>7.052177051585134E-5</text:p>
          </table:table-cell>
        </table:table-row>
        <table:table-row table:style-name="ro1">
          <table:table-cell office:value-type="string">
            <text:p>5.3363830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170037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697486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99259945E14</text:p>
          </table:table-cell>
          <table:table-cell office:value-type="string">
            <text:p>6.928026643120283E-5</text:p>
          </table:table-cell>
        </table:table-row>
        <table:table-row table:style-name="ro1">
          <table:table-cell office:value-type="string">
            <text:p>5.0812010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6826047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5502217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6813856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03711014E14</text:p>
          </table:table-cell>
          <table:table-cell office:value-type="string">
            <text:p>9.49278019879721E-5</text:p>
          </table:table-cell>
        </table:table-row>
        <table:table-row table:style-name="ro1">
          <table:table-cell office:value-type="string">
            <text:p>1.1691230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066590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2958100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2588956E14</text:p>
          </table:table-cell>
          <table:table-cell office:value-type="string">
            <text:p>1.1922280912567539E-4</text:p>
          </table:table-cell>
        </table:table-row>
        <table:table-row table:style-name="ro1">
          <table:table-cell office:value-type="string">
            <text:p>1.01313689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80610244E8</text:p>
          </table:table-cell>
          <table:table-cell office:value-type="string">
            <text:p>3.116960715869875E-4</text:p>
          </table:table-cell>
        </table:table-row>
        <table:table-row table:style-name="ro1">
          <table:table-cell office:value-type="string">
            <text:p>1.586341581E9</text:p>
          </table:table-cell>
          <table:table-cell office:value-type="string">
            <text:p>2.8652678893524244E-4</text:p>
          </table:table-cell>
        </table:table-row>
        <table:table-row table:style-name="ro1">
          <table:table-cell office:value-type="string">
            <text:p>1.0000219130703E14</text:p>
          </table:table-cell>
          <table:table-cell office:value-type="string">
            <text:p>1.4605806505143504E-4</text:p>
          </table:table-cell>
        </table:table-row>
        <table:table-row table:style-name="ro1">
          <table:table-cell office:value-type="string">
            <text:p>6.79470991E8</text:p>
          </table:table-cell>
          <table:table-cell office:value-type="string">
            <text:p>7.69452054386847E-5</text:p>
          </table:table-cell>
        </table:table-row>
        <table:table-row table:style-name="ro1">
          <table:table-cell office:value-type="string">
            <text:p>1.00002857124465E14</text:p>
          </table:table-cell>
          <table:table-cell office:value-type="string">
            <text:p>7.582081537979396E-5</text:p>
          </table:table-cell>
        </table:table-row>
        <table:table-row table:style-name="ro1">
          <table:table-cell office:value-type="string">
            <text:p>1.000003859252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8307747E8</text:p>
          </table:table-cell>
          <table:table-cell office:value-type="string">
            <text:p>1.051848124201296E-4</text:p>
          </table:table-cell>
        </table:table-row>
        <table:table-row table:style-name="ro1">
          <table:table-cell office:value-type="string">
            <text:p>7.0904206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7637732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80950995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7.50129875E8</text:p>
          </table:table-cell>
          <table:table-cell office:value-type="string">
            <text:p>7.473613847594319E-4</text:p>
          </table:table-cell>
        </table:table-row>
        <table:table-row table:style-name="ro1">
          <table:table-cell office:value-type="string">
            <text:p>1.0000103434101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0320261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799744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803238183E14</text:p>
          </table:table-cell>
          <table:table-cell office:value-type="string">
            <text:p>7.525604009202939E-5</text:p>
          </table:table-cell>
        </table:table-row>
        <table:table-row table:style-name="ro1">
          <table:table-cell office:value-type="string">
            <text:p>1.00000835441382E14</text:p>
          </table:table-cell>
          <table:table-cell office:value-type="string">
            <text:p>3.5988458433032223E-4</text:p>
          </table:table-cell>
        </table:table-row>
        <table:table-row table:style-name="ro1">
          <table:table-cell office:value-type="string">
            <text:p>1.0000277842062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69188646E14</text:p>
          </table:table-cell>
          <table:table-cell office:value-type="string">
            <text:p>7.093577288296559E-5</text:p>
          </table:table-cell>
        </table:table-row>
        <table:table-row table:style-name="ro1">
          <table:table-cell office:value-type="string">
            <text:p>1.115568011E9</text:p>
          </table:table-cell>
          <table:table-cell office:value-type="string">
            <text:p>8.246402646221297E-5</text:p>
          </table:table-cell>
        </table:table-row>
        <table:table-row table:style-name="ro1">
          <table:table-cell office:value-type="string">
            <text:p>7.68709084E8</text:p>
          </table:table-cell>
          <table:table-cell office:value-type="string">
            <text:p>1.410011541302039E-4</text:p>
          </table:table-cell>
        </table:table-row>
        <table:table-row table:style-name="ro1">
          <table:table-cell office:value-type="string">
            <text:p>8.3310545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2582478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0186512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2670655E9</text:p>
          </table:table-cell>
          <table:table-cell office:value-type="string">
            <text:p>6.892792250929027E-5</text:p>
          </table:table-cell>
        </table:table-row>
        <table:table-row table:style-name="ro1">
          <table:table-cell office:value-type="string">
            <text:p>1.00001157043497E14</text:p>
          </table:table-cell>
          <table:table-cell office:value-type="string">
            <text:p>7.790005203912569E-5</text:p>
          </table:table-cell>
        </table:table-row>
        <table:table-row table:style-name="ro1">
          <table:table-cell office:value-type="string">
            <text:p>1.0618861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58952195E14</text:p>
          </table:table-cell>
          <table:table-cell office:value-type="string">
            <text:p>9.098090969286411E-5</text:p>
          </table:table-cell>
        </table:table-row>
        <table:table-row table:style-name="ro1">
          <table:table-cell office:value-type="string">
            <text:p>2.3200902E7</text:p>
          </table:table-cell>
          <table:table-cell office:value-type="string">
            <text:p>7.152157000998214E-5</text:p>
          </table:table-cell>
        </table:table-row>
        <table:table-row table:style-name="ro1">
          <table:table-cell office:value-type="string">
            <text:p>1.302416931E9</text:p>
          </table:table-cell>
          <table:table-cell office:value-type="string">
            <text:p>7.029486686997668E-5</text:p>
          </table:table-cell>
        </table:table-row>
        <table:table-row table:style-name="ro1">
          <table:table-cell office:value-type="string">
            <text:p>2.23409488E8</text:p>
          </table:table-cell>
          <table:table-cell office:value-type="string">
            <text:p>2.2367848771368695E-4</text:p>
          </table:table-cell>
        </table:table-row>
        <table:table-row table:style-name="ro1">
          <table:table-cell office:value-type="string">
            <text:p>1.000017027043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3152927E9</text:p>
          </table:table-cell>
          <table:table-cell office:value-type="string">
            <text:p>8.358635407592561E-5</text:p>
          </table:table-cell>
        </table:table-row>
        <table:table-row table:style-name="ro1">
          <table:table-cell office:value-type="string">
            <text:p>1.72905052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73130431E14</text:p>
          </table:table-cell>
          <table:table-cell office:value-type="string">
            <text:p>0.0016854734131564956</text:p>
          </table:table-cell>
        </table:table-row>
        <table:table-row table:style-name="ro1">
          <table:table-cell office:value-type="string">
            <text:p>1.000005174432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08050332E14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000017634942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6123613E9</text:p>
          </table:table-cell>
          <table:table-cell office:value-type="string">
            <text:p>3.0762549669170557E-4</text:p>
          </table:table-cell>
        </table:table-row>
        <table:table-row table:style-name="ro1">
          <table:table-cell office:value-type="string">
            <text:p>1.39472190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7450761E8</text:p>
          </table:table-cell>
          <table:table-cell office:value-type="string">
            <text:p>1.6948327301458463E-4</text:p>
          </table:table-cell>
        </table:table-row>
        <table:table-row table:style-name="ro1">
          <table:table-cell office:value-type="string">
            <text:p>1.00002715705686E14</text:p>
          </table:table-cell>
          <table:table-cell office:value-type="string">
            <text:p>7.073801668496061E-5</text:p>
          </table:table-cell>
        </table:table-row>
        <table:table-row table:style-name="ro1">
          <table:table-cell office:value-type="string">
            <text:p>1.00001660532941E14</text:p>
          </table:table-cell>
          <table:table-cell office:value-type="string">
            <text:p>6.918187852920938E-5</text:p>
          </table:table-cell>
        </table:table-row>
        <table:table-row table:style-name="ro1">
          <table:table-cell office:value-type="string">
            <text:p>1.204511037E9</text:p>
          </table:table-cell>
          <table:table-cell office:value-type="string">
            <text:p>5.619918358481596E-4</text:p>
          </table:table-cell>
        </table:table-row>
        <table:table-row table:style-name="ro1">
          <table:table-cell office:value-type="string">
            <text:p>1.00000707790256E14</text:p>
          </table:table-cell>
          <table:table-cell office:value-type="string">
            <text:p>2.0516907595147338E-4</text:p>
          </table:table-cell>
        </table:table-row>
        <table:table-row table:style-name="ro1">
          <table:table-cell office:value-type="string">
            <text:p>1.00001589194444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109797610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544822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789694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401563E7</text:p>
          </table:table-cell>
          <table:table-cell office:value-type="string">
            <text:p>7.476752634686264E-5</text:p>
          </table:table-cell>
        </table:table-row>
        <table:table-row table:style-name="ro1">
          <table:table-cell office:value-type="string">
            <text:p>1.00000955088503E14</text:p>
          </table:table-cell>
          <table:table-cell office:value-type="string">
            <text:p>6.999267581233264E-5</text:p>
          </table:table-cell>
        </table:table-row>
        <table:table-row table:style-name="ro1">
          <table:table-cell office:value-type="string">
            <text:p>1.00000906021027E14</text:p>
          </table:table-cell>
          <table:table-cell office:value-type="string">
            <text:p>9.339680784645676E-4</text:p>
          </table:table-cell>
        </table:table-row>
        <table:table-row table:style-name="ro1">
          <table:table-cell office:value-type="string">
            <text:p>1.00000221659287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186900804E9</text:p>
          </table:table-cell>
          <table:table-cell office:value-type="string">
            <text:p>6.827663923720427E-5</text:p>
          </table:table-cell>
        </table:table-row>
        <table:table-row table:style-name="ro1">
          <table:table-cell office:value-type="string">
            <text:p>1.79771773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0766694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8675799E8</text:p>
          </table:table-cell>
          <table:table-cell office:value-type="string">
            <text:p>7.525604009202939E-5</text:p>
          </table:table-cell>
        </table:table-row>
        <table:table-row table:style-name="ro1">
          <table:table-cell office:value-type="string">
            <text:p>1.2401188E7</text:p>
          </table:table-cell>
          <table:table-cell office:value-type="string">
            <text:p>9.747792698033548E-5</text:p>
          </table:table-cell>
        </table:table-row>
        <table:table-row table:style-name="ro1">
          <table:table-cell office:value-type="string">
            <text:p>5.31867683E8</text:p>
          </table:table-cell>
          <table:table-cell office:value-type="string">
            <text:p>6.937181151293157E-5</text:p>
          </table:table-cell>
        </table:table-row>
        <table:table-row table:style-name="ro1">
          <table:table-cell office:value-type="string">
            <text:p>6.71508711E8</text:p>
          </table:table-cell>
          <table:table-cell office:value-type="string">
            <text:p>2.2128063152867833E-4</text:p>
          </table:table-cell>
        </table:table-row>
        <table:table-row table:style-name="ro1">
          <table:table-cell office:value-type="string">
            <text:p>1.000021306131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517900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25110862E14</text:p>
          </table:table-cell>
          <table:table-cell office:value-type="string">
            <text:p>7.29054433400636E-5</text:p>
          </table:table-cell>
        </table:table-row>
        <table:table-row table:style-name="ro1">
          <table:table-cell office:value-type="string">
            <text:p>7.51997467E8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3163340245E14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00002571332421E14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31779954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977160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758896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9173368E8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65308740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64443624E8</text:p>
          </table:table-cell>
          <table:table-cell office:value-type="string">
            <text:p>9.538052647983381E-5</text:p>
          </table:table-cell>
        </table:table-row>
        <table:table-row table:style-name="ro1">
          <table:table-cell office:value-type="string">
            <text:p>6.1563013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10554469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024179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326078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38306247E8</text:p>
          </table:table-cell>
          <table:table-cell office:value-type="string">
            <text:p>7.098052180529358E-5</text:p>
          </table:table-cell>
        </table:table-row>
        <table:table-row table:style-name="ro1">
          <table:table-cell office:value-type="string">
            <text:p>1.01346846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19406225E9</text:p>
          </table:table-cell>
          <table:table-cell office:value-type="string">
            <text:p>1.0224714440713284E-4</text:p>
          </table:table-cell>
        </table:table-row>
        <table:table-row table:style-name="ro1">
          <table:table-cell office:value-type="string">
            <text:p>1.00000864087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792826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18119241E14</text:p>
          </table:table-cell>
          <table:table-cell office:value-type="string">
            <text:p>7.018787607346167E-5</text:p>
          </table:table-cell>
        </table:table-row>
        <table:table-row table:style-name="ro1">
          <table:table-cell office:value-type="string">
            <text:p>1.00003169565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730290093E14</text:p>
          </table:table-cell>
          <table:table-cell office:value-type="string">
            <text:p>1.3963187311581357E-4</text:p>
          </table:table-cell>
        </table:table-row>
        <table:table-row table:style-name="ro1">
          <table:table-cell office:value-type="string">
            <text:p>1.459082287E9</text:p>
          </table:table-cell>
          <table:table-cell office:value-type="string">
            <text:p>8.427084730066299E-5</text:p>
          </table:table-cell>
        </table:table-row>
        <table:table-row table:style-name="ro1">
          <table:table-cell office:value-type="string">
            <text:p>1.0000130903852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1735446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4314556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15913418E14</text:p>
          </table:table-cell>
          <table:table-cell office:value-type="string">
            <text:p>7.112021437442259E-5</text:p>
          </table:table-cell>
        </table:table-row>
        <table:table-row table:style-name="ro1">
          <table:table-cell office:value-type="string">
            <text:p>1.42605555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2471958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16453674E9</text:p>
          </table:table-cell>
          <table:table-cell office:value-type="string">
            <text:p>7.305936275762894E-5</text:p>
          </table:table-cell>
        </table:table-row>
        <table:table-row table:style-name="ro1">
          <table:table-cell office:value-type="string">
            <text:p>7.5467060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08107208E14</text:p>
          </table:table-cell>
          <table:table-cell office:value-type="string">
            <text:p>7.824986965375545E-5</text:p>
          </table:table-cell>
        </table:table-row>
        <table:table-row table:style-name="ro1">
          <table:table-cell office:value-type="string">
            <text:p>1.000014387942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92537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2049086E8</text:p>
          </table:table-cell>
          <table:table-cell office:value-type="string">
            <text:p>9.30865072322996E-5</text:p>
          </table:table-cell>
        </table:table-row>
        <table:table-row table:style-name="ro1">
          <table:table-cell office:value-type="string">
            <text:p>7.82870214E8</text:p>
          </table:table-cell>
          <table:table-cell office:value-type="string">
            <text:p>1.3996283778116753E-4</text:p>
          </table:table-cell>
        </table:table-row>
        <table:table-row table:style-name="ro1">
          <table:table-cell office:value-type="string">
            <text:p>1.00000679867066E14</text:p>
          </table:table-cell>
          <table:table-cell office:value-type="string">
            <text:p>8.462142957680158E-5</text:p>
          </table:table-cell>
        </table:table-row>
        <table:table-row table:style-name="ro1">
          <table:table-cell office:value-type="string">
            <text:p>6.7077147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572504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873518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470509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5180212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36046696E14</text:p>
          </table:table-cell>
          <table:table-cell office:value-type="string">
            <text:p>3.5307664379836636E-4</text:p>
          </table:table-cell>
        </table:table-row>
        <table:table-row table:style-name="ro1">
          <table:table-cell office:value-type="string">
            <text:p>1.0000533154742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05284646E14</text:p>
          </table:table-cell>
          <table:table-cell office:value-type="string">
            <text:p>9.842147034260686E-5</text:p>
          </table:table-cell>
        </table:table-row>
        <table:table-row table:style-name="ro1">
          <table:table-cell office:value-type="string">
            <text:p>7.08584494E8</text:p>
          </table:table-cell>
          <table:table-cell office:value-type="string">
            <text:p>7.135303278887533E-5</text:p>
          </table:table-cell>
        </table:table-row>
        <table:table-row table:style-name="ro1">
          <table:table-cell office:value-type="string">
            <text:p>1.000025223763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4915921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192823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96956457E14</text:p>
          </table:table-cell>
          <table:table-cell office:value-type="string">
            <text:p>1.0215412705237022E-4</text:p>
          </table:table-cell>
        </table:table-row>
        <table:table-row table:style-name="ro1">
          <table:table-cell office:value-type="string">
            <text:p>1.00000548484984E14</text:p>
          </table:table-cell>
          <table:table-cell office:value-type="string">
            <text:p>2.0590213126244283E-4</text:p>
          </table:table-cell>
        </table:table-row>
        <table:table-row table:style-name="ro1">
          <table:table-cell office:value-type="string">
            <text:p>1.59061790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9776959E8</text:p>
          </table:table-cell>
          <table:table-cell office:value-type="string">
            <text:p>7.05724615374782E-5</text:p>
          </table:table-cell>
        </table:table-row>
        <table:table-row table:style-name="ro1">
          <table:table-cell office:value-type="string">
            <text:p>1.014408761E9</text:p>
          </table:table-cell>
          <table:table-cell office:value-type="string">
            <text:p>0.0020644979549911072</text:p>
          </table:table-cell>
        </table:table-row>
        <table:table-row table:style-name="ro1">
          <table:table-cell office:value-type="string">
            <text:p>1.00000073438376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7.68494637E8</text:p>
          </table:table-cell>
          <table:table-cell office:value-type="string">
            <text:p>6.9213085688402E-5</text:p>
          </table:table-cell>
        </table:table-row>
        <table:table-row table:style-name="ro1">
          <table:table-cell office:value-type="string">
            <text:p>5.6079574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20077391E14</text:p>
          </table:table-cell>
          <table:table-cell office:value-type="string">
            <text:p>7.77265006521547E-5</text:p>
          </table:table-cell>
        </table:table-row>
        <table:table-row table:style-name="ro1">
          <table:table-cell office:value-type="string">
            <text:p>1.00000136223839E14</text:p>
          </table:table-cell>
          <table:table-cell office:value-type="string">
            <text:p>7.418470856813058E-5</text:p>
          </table:table-cell>
        </table:table-row>
        <table:table-row table:style-name="ro1">
          <table:table-cell office:value-type="string">
            <text:p>1.00000076681535E14</text:p>
          </table:table-cell>
          <table:table-cell office:value-type="string">
            <text:p>8.169098022443276E-5</text:p>
          </table:table-cell>
        </table:table-row>
        <table:table-row table:style-name="ro1">
          <table:table-cell office:value-type="string">
            <text:p>6.6675988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5615239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661329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4468491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71374171E14</text:p>
          </table:table-cell>
          <table:table-cell office:value-type="string">
            <text:p>9.781347788074818E-5</text:p>
          </table:table-cell>
        </table:table-row>
        <table:table-row table:style-name="ro1">
          <table:table-cell office:value-type="string">
            <text:p>1.000014815562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4273181E8</text:p>
          </table:table-cell>
          <table:table-cell office:value-type="string">
            <text:p>1.9673491162255748E-4</text:p>
          </table:table-cell>
        </table:table-row>
        <table:table-row table:style-name="ro1">
          <table:table-cell office:value-type="string">
            <text:p>1.43927057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192690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0549532E9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1.0000060946486E14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300306151E9</text:p>
          </table:table-cell>
          <table:table-cell office:value-type="string">
            <text:p>2.55544248976843E-4</text:p>
          </table:table-cell>
        </table:table-row>
        <table:table-row table:style-name="ro1">
          <table:table-cell office:value-type="string">
            <text:p>1.000029589991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50661621E9</text:p>
          </table:table-cell>
          <table:table-cell office:value-type="string">
            <text:p>1.996358562206673E-4</text:p>
          </table:table-cell>
        </table:table-row>
        <table:table-row table:style-name="ro1">
          <table:table-cell office:value-type="string">
            <text:p>1.000000545565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339234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508714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42073493E9</text:p>
          </table:table-cell>
          <table:table-cell office:value-type="string">
            <text:p>8.537756324822246E-5</text:p>
          </table:table-cell>
        </table:table-row>
        <table:table-row table:style-name="ro1">
          <table:table-cell office:value-type="string">
            <text:p>1.000025598351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676867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3174487E14</text:p>
          </table:table-cell>
          <table:table-cell office:value-type="string">
            <text:p>7.648179016153531E-5</text:p>
          </table:table-cell>
        </table:table-row>
        <table:table-row table:style-name="ro1">
          <table:table-cell office:value-type="string">
            <text:p>1.23681906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2449194E9</text:p>
          </table:table-cell>
          <table:table-cell office:value-type="string">
            <text:p>3.871912033322326E-4</text:p>
          </table:table-cell>
        </table:table-row>
        <table:table-row table:style-name="ro1">
          <table:table-cell office:value-type="string">
            <text:p>1.00000646000974E14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5.92842733E8</text:p>
          </table:table-cell>
          <table:table-cell office:value-type="string">
            <text:p>0.0012282697055324833</text:p>
          </table:table-cell>
        </table:table-row>
        <table:table-row table:style-name="ro1">
          <table:table-cell office:value-type="string">
            <text:p>1.00004441273028E14</text:p>
          </table:table-cell>
          <table:table-cell office:value-type="string">
            <text:p>8.712957987573413E-5</text:p>
          </table:table-cell>
        </table:table-row>
        <table:table-row table:style-name="ro1">
          <table:table-cell office:value-type="string">
            <text:p>7.1922468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59577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8976083E8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00000583362448E14</text:p>
          </table:table-cell>
          <table:table-cell office:value-type="string">
            <text:p>7.625413909457712E-5</text:p>
          </table:table-cell>
        </table:table-row>
        <table:table-row table:style-name="ro1">
          <table:table-cell office:value-type="string">
            <text:p>1.00000198255558E14</text:p>
          </table:table-cell>
          <table:table-cell office:value-type="string">
            <text:p>9.081356402623837E-5</text:p>
          </table:table-cell>
        </table:table-row>
        <table:table-row table:style-name="ro1">
          <table:table-cell office:value-type="string">
            <text:p>1.720824606E9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153040112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8230905E9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7.21608981E8</text:p>
          </table:table-cell>
          <table:table-cell office:value-type="string">
            <text:p>6.870619500734659E-5</text:p>
          </table:table-cell>
        </table:table-row>
        <table:table-row table:style-name="ro1">
          <table:table-cell office:value-type="string">
            <text:p>7.93855853E8</text:p>
          </table:table-cell>
          <table:table-cell office:value-type="string">
            <text:p>7.615644827228154E-5</text:p>
          </table:table-cell>
        </table:table-row>
        <table:table-row table:style-name="ro1">
          <table:table-cell office:value-type="string">
            <text:p>1.174674801E9</text:p>
          </table:table-cell>
          <table:table-cell office:value-type="string">
            <text:p>7.251370312651508E-5</text:p>
          </table:table-cell>
        </table:table-row>
        <table:table-row table:style-name="ro1">
          <table:table-cell office:value-type="string">
            <text:p>1.122197765E9</text:p>
          </table:table-cell>
          <table:table-cell office:value-type="string">
            <text:p>9.252815248038522E-5</text:p>
          </table:table-cell>
        </table:table-row>
        <table:table-row table:style-name="ro1">
          <table:table-cell office:value-type="string">
            <text:p>1.577007228E9</text:p>
          </table:table-cell>
          <table:table-cell office:value-type="string">
            <text:p>7.537229755642919E-5</text:p>
          </table:table-cell>
        </table:table-row>
        <table:table-row table:style-name="ro1">
          <table:table-cell office:value-type="string">
            <text:p>1.475622638E9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1.000028461359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193128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5686512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1094287683E14</text:p>
          </table:table-cell>
          <table:table-cell office:value-type="string">
            <text:p>2.3719641670975536E-4</text:p>
          </table:table-cell>
        </table:table-row>
        <table:table-row table:style-name="ro1">
          <table:table-cell office:value-type="string">
            <text:p>6.5345641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22502828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322575889E9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196973325E9</text:p>
          </table:table-cell>
          <table:table-cell office:value-type="string">
            <text:p>1.73221132459798E-4</text:p>
          </table:table-cell>
        </table:table-row>
        <table:table-row table:style-name="ro1">
          <table:table-cell office:value-type="string">
            <text:p>1.397812623E9</text:p>
          </table:table-cell>
          <table:table-cell office:value-type="string">
            <text:p>7.319029070051906E-5</text:p>
          </table:table-cell>
        </table:table-row>
        <table:table-row table:style-name="ro1">
          <table:table-cell office:value-type="string">
            <text:p>1.48440691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261011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35536082E14</text:p>
          </table:table-cell>
          <table:table-cell office:value-type="string">
            <text:p>7.021871673712912E-5</text:p>
          </table:table-cell>
        </table:table-row>
        <table:table-row table:style-name="ro1">
          <table:table-cell office:value-type="string">
            <text:p>1.00000024503557E14</text:p>
          </table:table-cell>
          <table:table-cell office:value-type="string">
            <text:p>2.5352213175567696E-4</text:p>
          </table:table-cell>
        </table:table-row>
        <table:table-row table:style-name="ro1">
          <table:table-cell office:value-type="string">
            <text:p>1.0000326817653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4144307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41743294E9</text:p>
          </table:table-cell>
          <table:table-cell office:value-type="string">
            <text:p>5.039713856450431E-4</text:p>
          </table:table-cell>
        </table:table-row>
        <table:table-row table:style-name="ro1">
          <table:table-cell office:value-type="string">
            <text:p>1.84224883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967510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92160578E14</text:p>
          </table:table-cell>
          <table:table-cell office:value-type="string">
            <text:p>1.4428462761996235E-4</text:p>
          </table:table-cell>
        </table:table-row>
        <table:table-row table:style-name="ro1">
          <table:table-cell office:value-type="string">
            <text:p>1.0000009463935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5167712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6969961E8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000014784022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073006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43069776E9</text:p>
          </table:table-cell>
          <table:table-cell office:value-type="string">
            <text:p>7.710753996614544E-5</text:p>
          </table:table-cell>
        </table:table-row>
        <table:table-row table:style-name="ro1">
          <table:table-cell office:value-type="string">
            <text:p>1.05165818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68078985E14</text:p>
          </table:table-cell>
          <table:table-cell office:value-type="string">
            <text:p>7.214042582134903E-5</text:p>
          </table:table-cell>
        </table:table-row>
        <table:table-row table:style-name="ro1">
          <table:table-cell office:value-type="string">
            <text:p>1.000029797315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618274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826672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56123615E9</text:p>
          </table:table-cell>
          <table:table-cell office:value-type="string">
            <text:p>1.0702164279170859E-4</text:p>
          </table:table-cell>
        </table:table-row>
        <table:table-row table:style-name="ro1">
          <table:table-cell office:value-type="string">
            <text:p>1.469376119E9</text:p>
          </table:table-cell>
          <table:table-cell office:value-type="string">
            <text:p>2.924360135598085E-4</text:p>
          </table:table-cell>
        </table:table-row>
        <table:table-row table:style-name="ro1">
          <table:table-cell office:value-type="string">
            <text:p>1.00002154571661E14</text:p>
          </table:table-cell>
          <table:table-cell office:value-type="string">
            <text:p>7.351353621903883E-5</text:p>
          </table:table-cell>
        </table:table-row>
        <table:table-row table:style-name="ro1">
          <table:table-cell office:value-type="string">
            <text:p>1.00000412228234E14</text:p>
          </table:table-cell>
          <table:table-cell office:value-type="string">
            <text:p>7.77265006521547E-5</text:p>
          </table:table-cell>
        </table:table-row>
        <table:table-row table:style-name="ro1">
          <table:table-cell office:value-type="string">
            <text:p>1.31990540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1094597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9289604E14</text:p>
          </table:table-cell>
          <table:table-cell office:value-type="string">
            <text:p>1.0976024132431412E-4</text:p>
          </table:table-cell>
        </table:table-row>
        <table:table-row table:style-name="ro1">
          <table:table-cell office:value-type="string">
            <text:p>1.00001334415557E14</text:p>
          </table:table-cell>
          <table:table-cell office:value-type="string">
            <text:p>1.1289300419880917E-4</text:p>
          </table:table-cell>
        </table:table-row>
        <table:table-row table:style-name="ro1">
          <table:table-cell office:value-type="string">
            <text:p>1.00000923518524E14</text:p>
          </table:table-cell>
          <table:table-cell office:value-type="string">
            <text:p>2.7262981741244235E-4</text:p>
          </table:table-cell>
        </table:table-row>
        <table:table-row table:style-name="ro1">
          <table:table-cell office:value-type="string">
            <text:p>1.000003790427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682649E8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70894541E9</text:p>
          </table:table-cell>
          <table:table-cell office:value-type="string">
            <text:p>8.050739145320425E-5</text:p>
          </table:table-cell>
        </table:table-row>
        <table:table-row table:style-name="ro1">
          <table:table-cell office:value-type="string">
            <text:p>1.000004654087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43013363E9</text:p>
          </table:table-cell>
          <table:table-cell office:value-type="string">
            <text:p>9.57555114408528E-5</text:p>
          </table:table-cell>
        </table:table-row>
        <table:table-row table:style-name="ro1">
          <table:table-cell office:value-type="string">
            <text:p>1.000020805341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51017824E14</text:p>
          </table:table-cell>
          <table:table-cell office:value-type="string">
            <text:p>9.173697410121432E-4</text:p>
          </table:table-cell>
        </table:table-row>
        <table:table-row table:style-name="ro1">
          <table:table-cell office:value-type="string">
            <text:p>1.38276191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2058542E8</text:p>
          </table:table-cell>
          <table:table-cell office:value-type="string">
            <text:p>7.036452635219025E-5</text:p>
          </table:table-cell>
        </table:table-row>
        <table:table-row table:style-name="ro1">
          <table:table-cell office:value-type="string">
            <text:p>1.53040906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4367833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46111503E9</text:p>
          </table:table-cell>
          <table:table-cell office:value-type="string">
            <text:p>1.183562823850998E-4</text:p>
          </table:table-cell>
        </table:table-row>
        <table:table-row table:style-name="ro1">
          <table:table-cell office:value-type="string">
            <text:p>1.000027504350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3193433E9</text:p>
          </table:table-cell>
          <table:table-cell office:value-type="string">
            <text:p>9.085807794603948E-5</text:p>
          </table:table-cell>
        </table:table-row>
        <table:table-row table:style-name="ro1">
          <table:table-cell office:value-type="string">
            <text:p>1.00002628895962E14</text:p>
          </table:table-cell>
          <table:table-cell office:value-type="string">
            <text:p>1.2563371624259252E-4</text:p>
          </table:table-cell>
        </table:table-row>
        <table:table-row table:style-name="ro1">
          <table:table-cell office:value-type="string">
            <text:p>1.000013521975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0112742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785641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5962917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46608831E14</text:p>
          </table:table-cell>
          <table:table-cell office:value-type="string">
            <text:p>1.0115406183608466E-4</text:p>
          </table:table-cell>
        </table:table-row>
        <table:table-row table:style-name="ro1">
          <table:table-cell office:value-type="string">
            <text:p>1.51072680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18880366E9</text:p>
          </table:table-cell>
          <table:table-cell office:value-type="string">
            <text:p>1.0736539103825664E-4</text:p>
          </table:table-cell>
        </table:table-row>
        <table:table-row table:style-name="ro1">
          <table:table-cell office:value-type="string">
            <text:p>1.00001483222975E14</text:p>
          </table:table-cell>
          <table:table-cell office:value-type="string">
            <text:p>1.1674203702914372E-4</text:p>
          </table:table-cell>
        </table:table-row>
        <table:table-row table:style-name="ro1">
          <table:table-cell office:value-type="string">
            <text:p>1.00001848907087E14</text:p>
          </table:table-cell>
          <table:table-cell office:value-type="string">
            <text:p>3.0986689443491286E-4</text:p>
          </table:table-cell>
        </table:table-row>
        <table:table-row table:style-name="ro1">
          <table:table-cell office:value-type="string">
            <text:p>1.00001094866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3424410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93203753E14</text:p>
          </table:table-cell>
          <table:table-cell office:value-type="string">
            <text:p>2.0872439960668282E-4</text:p>
          </table:table-cell>
        </table:table-row>
        <table:table-row table:style-name="ro1">
          <table:table-cell office:value-type="string">
            <text:p>1.42972203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90241104E14</text:p>
          </table:table-cell>
          <table:table-cell office:value-type="string">
            <text:p>6.906726761052401E-5</text:p>
          </table:table-cell>
        </table:table-row>
        <table:table-row table:style-name="ro1">
          <table:table-cell office:value-type="string">
            <text:p>1.00000962276043E14</text:p>
          </table:table-cell>
          <table:table-cell office:value-type="string">
            <text:p>6.819688223168565E-5</text:p>
          </table:table-cell>
        </table:table-row>
        <table:table-row table:style-name="ro1">
          <table:table-cell office:value-type="string">
            <text:p>1.421967684E9</text:p>
          </table:table-cell>
          <table:table-cell office:value-type="string">
            <text:p>9.023358593286776E-5</text:p>
          </table:table-cell>
        </table:table-row>
        <table:table-row table:style-name="ro1">
          <table:table-cell office:value-type="string">
            <text:p>5.2745738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663766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2154181E9</text:p>
          </table:table-cell>
          <table:table-cell office:value-type="string">
            <text:p>9.701464795760454E-5</text:p>
          </table:table-cell>
        </table:table-row>
        <table:table-row table:style-name="ro1">
          <table:table-cell office:value-type="string">
            <text:p>1.000026134887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273554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81175816E14</text:p>
          </table:table-cell>
          <table:table-cell office:value-type="string">
            <text:p>9.835394659343837E-5</text:p>
          </table:table-cell>
        </table:table-row>
        <table:table-row table:style-name="ro1">
          <table:table-cell office:value-type="string">
            <text:p>1.00000592130802E14</text:p>
          </table:table-cell>
          <table:table-cell office:value-type="string">
            <text:p>1.0303257775595648E-4</text:p>
          </table:table-cell>
        </table:table-row>
        <table:table-row table:style-name="ro1">
          <table:table-cell office:value-type="string">
            <text:p>8.1555822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05648674E14</text:p>
          </table:table-cell>
          <table:table-cell office:value-type="string">
            <text:p>8.47765177597607E-5</text:p>
          </table:table-cell>
        </table:table-row>
        <table:table-row table:style-name="ro1">
          <table:table-cell office:value-type="string">
            <text:p>1.00005092450037E14</text:p>
          </table:table-cell>
          <table:table-cell office:value-type="string">
            <text:p>3.2834893094860494E-4</text:p>
          </table:table-cell>
        </table:table-row>
        <table:table-row table:style-name="ro1">
          <table:table-cell office:value-type="string">
            <text:p>1.000023392431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98461338E14</text:p>
          </table:table-cell>
          <table:table-cell office:value-type="string">
            <text:p>1.9219232320705088E-4</text:p>
          </table:table-cell>
        </table:table-row>
        <table:table-row table:style-name="ro1">
          <table:table-cell office:value-type="string">
            <text:p>1.000016193705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612662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19165358E9</text:p>
          </table:table-cell>
          <table:table-cell office:value-type="string">
            <text:p>1.2899823292549336E-4</text:p>
          </table:table-cell>
        </table:table-row>
        <table:table-row table:style-name="ro1">
          <table:table-cell office:value-type="string">
            <text:p>1.000007447791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53398322E14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1.000028428065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3143899E9</text:p>
          </table:table-cell>
          <table:table-cell office:value-type="string">
            <text:p>5.514136707371294E-4</text:p>
          </table:table-cell>
        </table:table-row>
        <table:table-row table:style-name="ro1">
          <table:table-cell office:value-type="string">
            <text:p>1.74563679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59540852E9</text:p>
          </table:table-cell>
          <table:table-cell office:value-type="string">
            <text:p>4.0001472783200297E-4</text:p>
          </table:table-cell>
        </table:table-row>
        <table:table-row table:style-name="ro1">
          <table:table-cell office:value-type="string">
            <text:p>1.1453721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20120668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7061049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41617857E14</text:p>
          </table:table-cell>
          <table:table-cell office:value-type="string">
            <text:p>9.154420993900616E-5</text:p>
          </table:table-cell>
        </table:table-row>
        <table:table-row table:style-name="ro1">
          <table:table-cell office:value-type="string">
            <text:p>1.000029613628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495173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60225648E14</text:p>
          </table:table-cell>
          <table:table-cell office:value-type="string">
            <text:p>1.0344923247278013E-4</text:p>
          </table:table-cell>
        </table:table-row>
        <table:table-row table:style-name="ro1">
          <table:table-cell office:value-type="string">
            <text:p>6.0853581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01705828E9</text:p>
          </table:table-cell>
          <table:table-cell office:value-type="string">
            <text:p>0.002405205328356214</text:p>
          </table:table-cell>
        </table:table-row>
        <table:table-row table:style-name="ro1">
          <table:table-cell office:value-type="string">
            <text:p>1.20757692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244394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21690289E14</text:p>
          </table:table-cell>
          <table:table-cell office:value-type="string">
            <text:p>7.525604009202939E-5</text:p>
          </table:table-cell>
        </table:table-row>
        <table:table-row table:style-name="ro1">
          <table:table-cell office:value-type="string">
            <text:p>1.000001930167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6281053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9737014E8</text:p>
          </table:table-cell>
          <table:table-cell office:value-type="string">
            <text:p>9.073867227025556E-5</text:p>
          </table:table-cell>
        </table:table-row>
        <table:table-row table:style-name="ro1">
          <table:table-cell office:value-type="string">
            <text:p>1.00000325324237E14</text:p>
          </table:table-cell>
          <table:table-cell office:value-type="string">
            <text:p>1.1809686938652939E-4</text:p>
          </table:table-cell>
        </table:table-row>
        <table:table-row table:style-name="ro1">
          <table:table-cell office:value-type="string">
            <text:p>6.2328238E8</text:p>
          </table:table-cell>
          <table:table-cell office:value-type="string">
            <text:p>6.976903664193031E-5</text:p>
          </table:table-cell>
        </table:table-row>
        <table:table-row table:style-name="ro1">
          <table:table-cell office:value-type="string">
            <text:p>1.0000452976103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29653142E9</text:p>
          </table:table-cell>
          <table:table-cell office:value-type="string">
            <text:p>7.648179016153531E-5</text:p>
          </table:table-cell>
        </table:table-row>
        <table:table-row table:style-name="ro1">
          <table:table-cell office:value-type="string">
            <text:p>1.00001061124047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406708671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7444741E8</text:p>
          </table:table-cell>
          <table:table-cell office:value-type="string">
            <text:p>8.604565679342043E-5</text:p>
          </table:table-cell>
        </table:table-row>
        <table:table-row table:style-name="ro1">
          <table:table-cell office:value-type="string">
            <text:p>1.00001465091194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374296616E9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8.7386537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37698175E14</text:p>
          </table:table-cell>
          <table:table-cell office:value-type="string">
            <text:p>7.241174246675426E-5</text:p>
          </table:table-cell>
        </table:table-row>
        <table:table-row table:style-name="ro1">
          <table:table-cell office:value-type="string">
            <text:p>1.0000001674198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015087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68531969E14</text:p>
          </table:table-cell>
          <table:table-cell office:value-type="string">
            <text:p>6.811022944783407E-5</text:p>
          </table:table-cell>
        </table:table-row>
        <table:table-row table:style-name="ro1">
          <table:table-cell office:value-type="string">
            <text:p>1.00001565659745E14</text:p>
          </table:table-cell>
          <table:table-cell office:value-type="string">
            <text:p>2.459864453793948E-4</text:p>
          </table:table-cell>
        </table:table-row>
        <table:table-row table:style-name="ro1">
          <table:table-cell office:value-type="string">
            <text:p>1.00003386557759E14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6856066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1385967E8</text:p>
          </table:table-cell>
          <table:table-cell office:value-type="string">
            <text:p>7.467111658213372E-5</text:p>
          </table:table-cell>
        </table:table-row>
        <table:table-row table:style-name="ro1">
          <table:table-cell office:value-type="string">
            <text:p>1.06971680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74875313E9</text:p>
          </table:table-cell>
          <table:table-cell office:value-type="string">
            <text:p>7.398468908007398E-5</text:p>
          </table:table-cell>
        </table:table-row>
        <table:table-row table:style-name="ro1">
          <table:table-cell office:value-type="string">
            <text:p>5.58034771E8</text:p>
          </table:table-cell>
          <table:table-cell office:value-type="string">
            <text:p>7.294501148718223E-5</text:p>
          </table:table-cell>
        </table:table-row>
        <table:table-row table:style-name="ro1">
          <table:table-cell office:value-type="string">
            <text:p>1.00001095083738E14</text:p>
          </table:table-cell>
          <table:table-cell office:value-type="string">
            <text:p>9.03563032899277E-5</text:p>
          </table:table-cell>
        </table:table-row>
        <table:table-row table:style-name="ro1">
          <table:table-cell office:value-type="string">
            <text:p>1.25303528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1584703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31609597E9</text:p>
          </table:table-cell>
          <table:table-cell office:value-type="string">
            <text:p>1.2197114582318579E-4</text:p>
          </table:table-cell>
        </table:table-row>
        <table:table-row table:style-name="ro1">
          <table:table-cell office:value-type="string">
            <text:p>1.0000101599602E14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1.301454732E9</text:p>
          </table:table-cell>
          <table:table-cell office:value-type="string">
            <text:p>7.042789369358105E-5</text:p>
          </table:table-cell>
        </table:table-row>
        <table:table-row table:style-name="ro1">
          <table:table-cell office:value-type="string">
            <text:p>5.48250399E8</text:p>
          </table:table-cell>
          <table:table-cell office:value-type="string">
            <text:p>7.703986138223718E-5</text:p>
          </table:table-cell>
        </table:table-row>
        <table:table-row table:style-name="ro1">
          <table:table-cell office:value-type="string">
            <text:p>1.00003822498778E14</text:p>
          </table:table-cell>
          <table:table-cell office:value-type="string">
            <text:p>6.82606330850597E-5</text:p>
          </table:table-cell>
        </table:table-row>
        <table:table-row table:style-name="ro1">
          <table:table-cell office:value-type="string">
            <text:p>1.000009184601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45455529E9</text:p>
          </table:table-cell>
          <table:table-cell office:value-type="string">
            <text:p>9.290352263597942E-5</text:p>
          </table:table-cell>
        </table:table-row>
        <table:table-row table:style-name="ro1">
          <table:table-cell office:value-type="string">
            <text:p>1.140155639E9</text:p>
          </table:table-cell>
          <table:table-cell office:value-type="string">
            <text:p>8.176401653606309E-5</text:p>
          </table:table-cell>
        </table:table-row>
        <table:table-row table:style-name="ro1">
          <table:table-cell office:value-type="string">
            <text:p>1.000011636659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32681059E14</text:p>
          </table:table-cell>
          <table:table-cell office:value-type="string">
            <text:p>8.18302378896442E-5</text:p>
          </table:table-cell>
        </table:table-row>
        <table:table-row table:style-name="ro1">
          <table:table-cell office:value-type="string">
            <text:p>1.000003186960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9998795E9</text:p>
          </table:table-cell>
          <table:table-cell office:value-type="string">
            <text:p>9.366340329216067E-5</text:p>
          </table:table-cell>
        </table:table-row>
        <table:table-row table:style-name="ro1">
          <table:table-cell office:value-type="string">
            <text:p>1.00003951858963E14</text:p>
          </table:table-cell>
          <table:table-cell office:value-type="string">
            <text:p>0.0021396452145726955</text:p>
          </table:table-cell>
        </table:table-row>
        <table:table-row table:style-name="ro1">
          <table:table-cell office:value-type="string">
            <text:p>1.00002932282653E14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1.000013237212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28248087E14</text:p>
          </table:table-cell>
          <table:table-cell office:value-type="string">
            <text:p>6.892792250929027E-5</text:p>
          </table:table-cell>
        </table:table-row>
        <table:table-row table:style-name="ro1">
          <table:table-cell office:value-type="string">
            <text:p>1.00002468908823E14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0790088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13194642E14</text:p>
          </table:table-cell>
          <table:table-cell office:value-type="string">
            <text:p>7.511191077475639E-5</text:p>
          </table:table-cell>
        </table:table-row>
        <table:table-row table:style-name="ro1">
          <table:table-cell office:value-type="string">
            <text:p>1.531296476E9</text:p>
          </table:table-cell>
          <table:table-cell office:value-type="string">
            <text:p>8.43885354113103E-5</text:p>
          </table:table-cell>
        </table:table-row>
        <table:table-row table:style-name="ro1">
          <table:table-cell office:value-type="string">
            <text:p>1.0000268427272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0767147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0598550704E14</text:p>
          </table:table-cell>
          <table:table-cell office:value-type="string">
            <text:p>9.725290655327186E-5</text:p>
          </table:table-cell>
        </table:table-row>
        <table:table-row table:style-name="ro1">
          <table:table-cell office:value-type="string">
            <text:p>1.000037287538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7704709E9</text:p>
          </table:table-cell>
          <table:table-cell office:value-type="string">
            <text:p>9.290810444142075E-5</text:p>
          </table:table-cell>
        </table:table-row>
        <table:table-row table:style-name="ro1">
          <table:table-cell office:value-type="string">
            <text:p>6.35222621E8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0682167072E14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0000047652257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99137308E14</text:p>
          </table:table-cell>
          <table:table-cell office:value-type="string">
            <text:p>1.028225104705733E-4</text:p>
          </table:table-cell>
        </table:table-row>
        <table:table-row table:style-name="ro1">
          <table:table-cell office:value-type="string">
            <text:p>1.572671166E9</text:p>
          </table:table-cell>
          <table:table-cell office:value-type="string">
            <text:p>8.73735287066619E-5</text:p>
          </table:table-cell>
        </table:table-row>
        <table:table-row table:style-name="ro1">
          <table:table-cell office:value-type="string">
            <text:p>1.00000310292047E14</text:p>
          </table:table-cell>
          <table:table-cell office:value-type="string">
            <text:p>6.857580119434786E-5</text:p>
          </table:table-cell>
        </table:table-row>
        <table:table-row table:style-name="ro1">
          <table:table-cell office:value-type="string">
            <text:p>5.57157352E8</text:p>
          </table:table-cell>
          <table:table-cell office:value-type="string">
            <text:p>2.3990060637951415E-4</text:p>
          </table:table-cell>
        </table:table-row>
        <table:table-row table:style-name="ro1">
          <table:table-cell office:value-type="string">
            <text:p>1.000001146087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46801385E9</text:p>
          </table:table-cell>
          <table:table-cell office:value-type="string">
            <text:p>8.181380048424319E-5</text:p>
          </table:table-cell>
        </table:table-row>
        <table:table-row table:style-name="ro1">
          <table:table-cell office:value-type="string">
            <text:p>1.0000050602355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28820955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26871906E14</text:p>
          </table:table-cell>
          <table:table-cell office:value-type="string">
            <text:p>1.9843520285042584E-4</text:p>
          </table:table-cell>
        </table:table-row>
        <table:table-row table:style-name="ro1">
          <table:table-cell office:value-type="string">
            <text:p>6.6594516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91805997E9</text:p>
          </table:table-cell>
          <table:table-cell office:value-type="string">
            <text:p>6.948391334039963E-5</text:p>
          </table:table-cell>
        </table:table-row>
        <table:table-row table:style-name="ro1">
          <table:table-cell office:value-type="string">
            <text:p>1.000021839602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41663069E8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589845895E9</text:p>
          </table:table-cell>
          <table:table-cell office:value-type="string">
            <text:p>1.0534799682323183E-4</text:p>
          </table:table-cell>
        </table:table-row>
        <table:table-row table:style-name="ro1">
          <table:table-cell office:value-type="string">
            <text:p>1.37405018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36205017E14</text:p>
          </table:table-cell>
          <table:table-cell office:value-type="string">
            <text:p>6.906726761052401E-5</text:p>
          </table:table-cell>
        </table:table-row>
        <table:table-row table:style-name="ro1">
          <table:table-cell office:value-type="string">
            <text:p>6.05471098E8</text:p>
          </table:table-cell>
          <table:table-cell office:value-type="string">
            <text:p>2.2885059263441553E-4</text:p>
          </table:table-cell>
        </table:table-row>
        <table:table-row table:style-name="ro1">
          <table:table-cell office:value-type="string">
            <text:p>1.14138654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6046375E9</text:p>
          </table:table-cell>
          <table:table-cell office:value-type="string">
            <text:p>7.3402073328215E-5</text:p>
          </table:table-cell>
        </table:table-row>
        <table:table-row table:style-name="ro1">
          <table:table-cell office:value-type="string">
            <text:p>1.00001717426773E14</text:p>
          </table:table-cell>
          <table:table-cell office:value-type="string">
            <text:p>6.949707734441698E-5</text:p>
          </table:table-cell>
        </table:table-row>
        <table:table-row table:style-name="ro1">
          <table:table-cell office:value-type="string">
            <text:p>7.70223925E8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6.90141292E8</text:p>
          </table:table-cell>
          <table:table-cell office:value-type="string">
            <text:p>6.995412632051174E-5</text:p>
          </table:table-cell>
        </table:table-row>
        <table:table-row table:style-name="ro1">
          <table:table-cell office:value-type="string">
            <text:p>1.00000359107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6279304286E14</text:p>
          </table:table-cell>
          <table:table-cell office:value-type="string">
            <text:p>7.182238818751706E-5</text:p>
          </table:table-cell>
        </table:table-row>
        <table:table-row table:style-name="ro1">
          <table:table-cell office:value-type="string">
            <text:p>1.00001473441259E14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000014153608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4751391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08393815E14</text:p>
          </table:table-cell>
          <table:table-cell office:value-type="string">
            <text:p>1.4706939901915195E-4</text:p>
          </table:table-cell>
        </table:table-row>
        <table:table-row table:style-name="ro1">
          <table:table-cell office:value-type="string">
            <text:p>1.00004495482917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2.86000034E8</text:p>
          </table:table-cell>
          <table:table-cell office:value-type="string">
            <text:p>3.008523391964962E-4</text:p>
          </table:table-cell>
        </table:table-row>
        <table:table-row table:style-name="ro1">
          <table:table-cell office:value-type="string">
            <text:p>1.00000948221945E14</text:p>
          </table:table-cell>
          <table:table-cell office:value-type="string">
            <text:p>1.1138034419643891E-4</text:p>
          </table:table-cell>
        </table:table-row>
        <table:table-row table:style-name="ro1">
          <table:table-cell office:value-type="string">
            <text:p>1.543820076E9</text:p>
          </table:table-cell>
          <table:table-cell office:value-type="string">
            <text:p>1.5741607518262958E-4</text:p>
          </table:table-cell>
        </table:table-row>
        <table:table-row table:style-name="ro1">
          <table:table-cell office:value-type="string">
            <text:p>1.00000282426216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09847116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905955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90150201E9</text:p>
          </table:table-cell>
          <table:table-cell office:value-type="string">
            <text:p>3.2162480346905394E-4</text:p>
          </table:table-cell>
        </table:table-row>
        <table:table-row table:style-name="ro1">
          <table:table-cell office:value-type="string">
            <text:p>1.00001868403079E14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237533672E9</text:p>
          </table:table-cell>
          <table:table-cell office:value-type="string">
            <text:p>7.309587305755277E-5</text:p>
          </table:table-cell>
        </table:table-row>
        <table:table-row table:style-name="ro1">
          <table:table-cell office:value-type="string">
            <text:p>1.00002105504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53492855E14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0000198670309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7.37382257E8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4105535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81406078E14</text:p>
          </table:table-cell>
          <table:table-cell office:value-type="string">
            <text:p>1.455116420105291E-4</text:p>
          </table:table-cell>
        </table:table-row>
        <table:table-row table:style-name="ro1">
          <table:table-cell office:value-type="string">
            <text:p>1.00004203516189E14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670943741E9</text:p>
          </table:table-cell>
          <table:table-cell office:value-type="string">
            <text:p>5.622412252227814E-4</text:p>
          </table:table-cell>
        </table:table-row>
        <table:table-row table:style-name="ro1">
          <table:table-cell office:value-type="string">
            <text:p>1.00000460502505E14</text:p>
          </table:table-cell>
          <table:table-cell office:value-type="string">
            <text:p>8.367621686731953E-5</text:p>
          </table:table-cell>
        </table:table-row>
        <table:table-row table:style-name="ro1">
          <table:table-cell office:value-type="string">
            <text:p>1.00005114887567E14</text:p>
          </table:table-cell>
          <table:table-cell office:value-type="string">
            <text:p>1.462125424665258E-4</text:p>
          </table:table-cell>
        </table:table-row>
        <table:table-row table:style-name="ro1">
          <table:table-cell office:value-type="string">
            <text:p>1.24336522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69413177E14</text:p>
          </table:table-cell>
          <table:table-cell office:value-type="string">
            <text:p>7.898157149937687E-5</text:p>
          </table:table-cell>
        </table:table-row>
        <table:table-row table:style-name="ro1">
          <table:table-cell office:value-type="string">
            <text:p>8.03188097E8</text:p>
          </table:table-cell>
          <table:table-cell office:value-type="string">
            <text:p>2.3391958782172827E-4</text:p>
          </table:table-cell>
        </table:table-row>
        <table:table-row table:style-name="ro1">
          <table:table-cell office:value-type="string">
            <text:p>1.0000144924776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799841E8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1906563844E14</text:p>
          </table:table-cell>
          <table:table-cell office:value-type="string">
            <text:p>0.0011654744947377335</text:p>
          </table:table-cell>
        </table:table-row>
        <table:table-row table:style-name="ro1">
          <table:table-cell office:value-type="string">
            <text:p>1.00003529706378E14</text:p>
          </table:table-cell>
          <table:table-cell office:value-type="string">
            <text:p>7.574657601517283E-5</text:p>
          </table:table-cell>
        </table:table-row>
        <table:table-row table:style-name="ro1">
          <table:table-cell office:value-type="string">
            <text:p>1.0000244570330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8650277E9</text:p>
          </table:table-cell>
          <table:table-cell office:value-type="string">
            <text:p>1.8276188418881332E-4</text:p>
          </table:table-cell>
        </table:table-row>
        <table:table-row table:style-name="ro1">
          <table:table-cell office:value-type="string">
            <text:p>1.109871091E9</text:p>
          </table:table-cell>
          <table:table-cell office:value-type="string">
            <text:p>7.332545575533125E-5</text:p>
          </table:table-cell>
        </table:table-row>
        <table:table-row table:style-name="ro1">
          <table:table-cell office:value-type="string">
            <text:p>1.0606830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57504502E9</text:p>
          </table:table-cell>
          <table:table-cell office:value-type="string">
            <text:p>1.0115076503820085E-4</text:p>
          </table:table-cell>
        </table:table-row>
        <table:table-row table:style-name="ro1">
          <table:table-cell office:value-type="string">
            <text:p>1.261519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246822E9</text:p>
          </table:table-cell>
          <table:table-cell office:value-type="string">
            <text:p>6.919652231560057E-5</text:p>
          </table:table-cell>
        </table:table-row>
        <table:table-row table:style-name="ro1">
          <table:table-cell office:value-type="string">
            <text:p>1.172132357E9</text:p>
          </table:table-cell>
          <table:table-cell office:value-type="string">
            <text:p>7.475341254732556E-5</text:p>
          </table:table-cell>
        </table:table-row>
        <table:table-row table:style-name="ro1">
          <table:table-cell office:value-type="string">
            <text:p>1.00001131558881E14</text:p>
          </table:table-cell>
          <table:table-cell office:value-type="string">
            <text:p>1.730813150547407E-4</text:p>
          </table:table-cell>
        </table:table-row>
        <table:table-row table:style-name="ro1">
          <table:table-cell office:value-type="string">
            <text:p>7.75718191E8</text:p>
          </table:table-cell>
          <table:table-cell office:value-type="string">
            <text:p>0.0012804881683728896</text:p>
          </table:table-cell>
        </table:table-row>
        <table:table-row table:style-name="ro1">
          <table:table-cell office:value-type="string">
            <text:p>1.00000914032482E14</text:p>
          </table:table-cell>
          <table:table-cell office:value-type="string">
            <text:p>9.893378037362338E-5</text:p>
          </table:table-cell>
        </table:table-row>
        <table:table-row table:style-name="ro1">
          <table:table-cell office:value-type="string">
            <text:p>1.000008291143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059761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4754926E9</text:p>
          </table:table-cell>
          <table:table-cell office:value-type="string">
            <text:p>6.870619500734659E-5</text:p>
          </table:table-cell>
        </table:table-row>
        <table:table-row table:style-name="ro1">
          <table:table-cell office:value-type="string">
            <text:p>1.000010903238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6725487E9</text:p>
          </table:table-cell>
          <table:table-cell office:value-type="string">
            <text:p>7.286966659964852E-5</text:p>
          </table:table-cell>
        </table:table-row>
        <table:table-row table:style-name="ro1">
          <table:table-cell office:value-type="string">
            <text:p>1.00000095791897E14</text:p>
          </table:table-cell>
          <table:table-cell office:value-type="string">
            <text:p>1.1059743159286259E-4</text:p>
          </table:table-cell>
        </table:table-row>
        <table:table-row table:style-name="ro1">
          <table:table-cell office:value-type="string">
            <text:p>1.06060915E9</text:p>
          </table:table-cell>
          <table:table-cell office:value-type="string">
            <text:p>1.6719938073362633E-4</text:p>
          </table:table-cell>
        </table:table-row>
        <table:table-row table:style-name="ro1">
          <table:table-cell office:value-type="string">
            <text:p>6.78241762E8</text:p>
          </table:table-cell>
          <table:table-cell office:value-type="string">
            <text:p>6.928026643120283E-5</text:p>
          </table:table-cell>
        </table:table-row>
        <table:table-row table:style-name="ro1">
          <table:table-cell office:value-type="string">
            <text:p>1.00001343845234E14</text:p>
          </table:table-cell>
          <table:table-cell office:value-type="string">
            <text:p>7.447487840845423E-5</text:p>
          </table:table-cell>
        </table:table-row>
        <table:table-row table:style-name="ro1">
          <table:table-cell office:value-type="string">
            <text:p>1.550468177E9</text:p>
          </table:table-cell>
          <table:table-cell office:value-type="string">
            <text:p>9.339637084333469E-5</text:p>
          </table:table-cell>
        </table:table-row>
        <table:table-row table:style-name="ro1">
          <table:table-cell office:value-type="string">
            <text:p>6.3574984E8</text:p>
          </table:table-cell>
          <table:table-cell office:value-type="string">
            <text:p>1.11511419558603E-4</text:p>
          </table:table-cell>
        </table:table-row>
        <table:table-row table:style-name="ro1">
          <table:table-cell office:value-type="string">
            <text:p>1.367760778E9</text:p>
          </table:table-cell>
          <table:table-cell office:value-type="string">
            <text:p>7.776550008269124E-5</text:p>
          </table:table-cell>
        </table:table-row>
        <table:table-row table:style-name="ro1">
          <table:table-cell office:value-type="string">
            <text:p>1.73976959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260509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1240625E8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1299477854E14</text:p>
          </table:table-cell>
          <table:table-cell office:value-type="string">
            <text:p>7.01665441520616E-5</text:p>
          </table:table-cell>
        </table:table-row>
        <table:table-row table:style-name="ro1">
          <table:table-cell office:value-type="string">
            <text:p>1.00000628678819E14</text:p>
          </table:table-cell>
          <table:table-cell office:value-type="string">
            <text:p>7.010037704251757E-5</text:p>
          </table:table-cell>
        </table:table-row>
        <table:table-row table:style-name="ro1">
          <table:table-cell office:value-type="string">
            <text:p>1.30963393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744397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42698466E9</text:p>
          </table:table-cell>
          <table:table-cell office:value-type="string">
            <text:p>8.44146113965352E-5</text:p>
          </table:table-cell>
        </table:table-row>
        <table:table-row table:style-name="ro1">
          <table:table-cell office:value-type="string">
            <text:p>1.00000300111414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0601030514E14</text:p>
          </table:table-cell>
          <table:table-cell office:value-type="string">
            <text:p>6.827663923720427E-5</text:p>
          </table:table-cell>
        </table:table-row>
        <table:table-row table:style-name="ro1">
          <table:table-cell office:value-type="string">
            <text:p>1.000031597979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24972666E14</text:p>
          </table:table-cell>
          <table:table-cell office:value-type="string">
            <text:p>1.4194610606506716E-4</text:p>
          </table:table-cell>
        </table:table-row>
        <table:table-row table:style-name="ro1">
          <table:table-cell office:value-type="string">
            <text:p>1.000026390042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21092642E14</text:p>
          </table:table-cell>
          <table:table-cell office:value-type="string">
            <text:p>1.0598217793335245E-4</text:p>
          </table:table-cell>
        </table:table-row>
        <table:table-row table:style-name="ro1">
          <table:table-cell office:value-type="string">
            <text:p>1.00000171357458E14</text:p>
          </table:table-cell>
          <table:table-cell office:value-type="string">
            <text:p>8.688905283091942E-5</text:p>
          </table:table-cell>
        </table:table-row>
        <table:table-row table:style-name="ro1">
          <table:table-cell office:value-type="string">
            <text:p>1.00000236349969E14</text:p>
          </table:table-cell>
          <table:table-cell office:value-type="string">
            <text:p>0.0010274265673909488</text:p>
          </table:table-cell>
        </table:table-row>
        <table:table-row table:style-name="ro1">
          <table:table-cell office:value-type="string">
            <text:p>1.049961787E9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6.16287323E8</text:p>
          </table:table-cell>
          <table:table-cell office:value-type="string">
            <text:p>7.157278107096914E-5</text:p>
          </table:table-cell>
        </table:table-row>
        <table:table-row table:style-name="ro1">
          <table:table-cell office:value-type="string">
            <text:p>1.00002093831865E14</text:p>
          </table:table-cell>
          <table:table-cell office:value-type="string">
            <text:p>6.906726761052401E-5</text:p>
          </table:table-cell>
        </table:table-row>
        <table:table-row table:style-name="ro1">
          <table:table-cell office:value-type="string">
            <text:p>1.000001507781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1758891E8</text:p>
          </table:table-cell>
          <table:table-cell office:value-type="string">
            <text:p>6.937181151293157E-5</text:p>
          </table:table-cell>
        </table:table-row>
        <table:table-row table:style-name="ro1">
          <table:table-cell office:value-type="string">
            <text:p>1.81005423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3398807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00353992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79198345E14</text:p>
          </table:table-cell>
          <table:table-cell office:value-type="string">
            <text:p>9.571773248142422E-5</text:p>
          </table:table-cell>
        </table:table-row>
        <table:table-row table:style-name="ro1">
          <table:table-cell office:value-type="string">
            <text:p>5.28500543E8</text:p>
          </table:table-cell>
          <table:table-cell office:value-type="string">
            <text:p>4.2947108768924774E-4</text:p>
          </table:table-cell>
        </table:table-row>
        <table:table-row table:style-name="ro1">
          <table:table-cell office:value-type="string">
            <text:p>1.662812299E9</text:p>
          </table:table-cell>
          <table:table-cell office:value-type="string">
            <text:p>7.022114320739201E-5</text:p>
          </table:table-cell>
        </table:table-row>
        <table:table-row table:style-name="ro1">
          <table:table-cell office:value-type="string">
            <text:p>6.21594156E8</text:p>
          </table:table-cell>
          <table:table-cell office:value-type="string">
            <text:p>1.607696135742071E-4</text:p>
          </table:table-cell>
        </table:table-row>
        <table:table-row table:style-name="ro1">
          <table:table-cell office:value-type="string">
            <text:p>1.432422068E9</text:p>
          </table:table-cell>
          <table:table-cell office:value-type="string">
            <text:p>6.924922647015852E-5</text:p>
          </table:table-cell>
        </table:table-row>
        <table:table-row table:style-name="ro1">
          <table:table-cell office:value-type="string">
            <text:p>1.00000466343813E14</text:p>
          </table:table-cell>
          <table:table-cell office:value-type="string">
            <text:p>1.467193276178368E-4</text:p>
          </table:table-cell>
        </table:table-row>
        <table:table-row table:style-name="ro1">
          <table:table-cell office:value-type="string">
            <text:p>1.341150176E9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000004558728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97702563E9</text:p>
          </table:table-cell>
          <table:table-cell office:value-type="string">
            <text:p>7.27167166604646E-5</text:p>
          </table:table-cell>
        </table:table-row>
        <table:table-row table:style-name="ro1">
          <table:table-cell office:value-type="string">
            <text:p>1.0403244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24366506E14</text:p>
          </table:table-cell>
          <table:table-cell office:value-type="string">
            <text:p>1.290595769844088E-4</text:p>
          </table:table-cell>
        </table:table-row>
        <table:table-row table:style-name="ro1">
          <table:table-cell office:value-type="string">
            <text:p>5.3096548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2078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5379888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550321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21165E7</text:p>
          </table:table-cell>
          <table:table-cell office:value-type="string">
            <text:p>6.82719332490594E-5</text:p>
          </table:table-cell>
        </table:table-row>
        <table:table-row table:style-name="ro1">
          <table:table-cell office:value-type="string">
            <text:p>5.5572603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46549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83509271E14</text:p>
          </table:table-cell>
          <table:table-cell office:value-type="string">
            <text:p>1.370514862191634E-4</text:p>
          </table:table-cell>
        </table:table-row>
        <table:table-row table:style-name="ro1">
          <table:table-cell office:value-type="string">
            <text:p>1.076531146E9</text:p>
          </table:table-cell>
          <table:table-cell office:value-type="string">
            <text:p>1.0438271239401192E-4</text:p>
          </table:table-cell>
        </table:table-row>
        <table:table-row table:style-name="ro1">
          <table:table-cell office:value-type="string">
            <text:p>1.00004804174044E14</text:p>
          </table:table-cell>
          <table:table-cell office:value-type="string">
            <text:p>9.454333212083614E-5</text:p>
          </table:table-cell>
        </table:table-row>
        <table:table-row table:style-name="ro1">
          <table:table-cell office:value-type="string">
            <text:p>1.0000072492097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93948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479847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680634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921009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19916398E9</text:p>
          </table:table-cell>
          <table:table-cell office:value-type="string">
            <text:p>8.613566932772442E-5</text:p>
          </table:table-cell>
        </table:table-row>
        <table:table-row table:style-name="ro1">
          <table:table-cell office:value-type="string">
            <text:p>1.49388981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5990649E8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00001737956054E14</text:p>
          </table:table-cell>
          <table:table-cell office:value-type="string">
            <text:p>7.553786622850098E-5</text:p>
          </table:table-cell>
        </table:table-row>
        <table:table-row table:style-name="ro1">
          <table:table-cell office:value-type="string">
            <text:p>8.94210353E8</text:p>
          </table:table-cell>
          <table:table-cell office:value-type="string">
            <text:p>7.022114320739201E-5</text:p>
          </table:table-cell>
        </table:table-row>
        <table:table-row table:style-name="ro1">
          <table:table-cell office:value-type="string">
            <text:p>1.574775015E9</text:p>
          </table:table-cell>
          <table:table-cell office:value-type="string">
            <text:p>8.857271296817039E-5</text:p>
          </table:table-cell>
        </table:table-row>
        <table:table-row table:style-name="ro1">
          <table:table-cell office:value-type="string">
            <text:p>5.32084922E8</text:p>
          </table:table-cell>
          <table:table-cell office:value-type="string">
            <text:p>7.364116156801006E-5</text:p>
          </table:table-cell>
        </table:table-row>
        <table:table-row table:style-name="ro1">
          <table:table-cell office:value-type="string">
            <text:p>7.13678963E8</text:p>
          </table:table-cell>
          <table:table-cell office:value-type="string">
            <text:p>1.451430054323332E-4</text:p>
          </table:table-cell>
        </table:table-row>
        <table:table-row table:style-name="ro1">
          <table:table-cell office:value-type="string">
            <text:p>1.000006347859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80375876E9</text:p>
          </table:table-cell>
          <table:table-cell office:value-type="string">
            <text:p>7.712745178977254E-5</text:p>
          </table:table-cell>
        </table:table-row>
        <table:table-row table:style-name="ro1">
          <table:table-cell office:value-type="string">
            <text:p>1.000033581925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32728688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15569954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3982048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489074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992467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54076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2228042E9</text:p>
          </table:table-cell>
          <table:table-cell office:value-type="string">
            <text:p>1.2187061708480843E-4</text:p>
          </table:table-cell>
        </table:table-row>
        <table:table-row table:style-name="ro1">
          <table:table-cell office:value-type="string">
            <text:p>1.0146954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90661005E14</text:p>
          </table:table-cell>
          <table:table-cell office:value-type="string">
            <text:p>7.979681171180013E-5</text:p>
          </table:table-cell>
        </table:table-row>
        <table:table-row table:style-name="ro1">
          <table:table-cell office:value-type="string">
            <text:p>1.5541806E9</text:p>
          </table:table-cell>
          <table:table-cell office:value-type="string">
            <text:p>3.3014963524564565E-4</text:p>
          </table:table-cell>
        </table:table-row>
        <table:table-row table:style-name="ro1">
          <table:table-cell office:value-type="string">
            <text:p>1.00000274210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120948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832884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12276535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29714917E14</text:p>
          </table:table-cell>
          <table:table-cell office:value-type="string">
            <text:p>0.0024301550084858663</text:p>
          </table:table-cell>
        </table:table-row>
        <table:table-row table:style-name="ro1">
          <table:table-cell office:value-type="string">
            <text:p>1.00000434498494E14</text:p>
          </table:table-cell>
          <table:table-cell office:value-type="string">
            <text:p>8.058862621035287E-5</text:p>
          </table:table-cell>
        </table:table-row>
        <table:table-row table:style-name="ro1">
          <table:table-cell office:value-type="string">
            <text:p>1.00002375288828E14</text:p>
          </table:table-cell>
          <table:table-cell office:value-type="string">
            <text:p>1.0569108245120326E-4</text:p>
          </table:table-cell>
        </table:table-row>
        <table:table-row table:style-name="ro1">
          <table:table-cell office:value-type="string">
            <text:p>1.05908016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87882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1641491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1592563E8</text:p>
          </table:table-cell>
          <table:table-cell office:value-type="string">
            <text:p>6.895696731040045E-5</text:p>
          </table:table-cell>
        </table:table-row>
        <table:table-row table:style-name="ro1">
          <table:table-cell office:value-type="string">
            <text:p>1.48685151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022063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451217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265274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9976425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4892026E9</text:p>
          </table:table-cell>
          <table:table-cell office:value-type="string">
            <text:p>1.1850237203183097E-4</text:p>
          </table:table-cell>
        </table:table-row>
        <table:table-row table:style-name="ro1">
          <table:table-cell office:value-type="string">
            <text:p>1.030749778E9</text:p>
          </table:table-cell>
          <table:table-cell office:value-type="string">
            <text:p>7.036452635219025E-5</text:p>
          </table:table-cell>
        </table:table-row>
        <table:table-row table:style-name="ro1">
          <table:table-cell office:value-type="string">
            <text:p>1.0000228709253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7427004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19566704E9</text:p>
          </table:table-cell>
          <table:table-cell office:value-type="string">
            <text:p>2.7658251862610966E-4</text:p>
          </table:table-cell>
        </table:table-row>
        <table:table-row table:style-name="ro1">
          <table:table-cell office:value-type="string">
            <text:p>1.044501577E9</text:p>
          </table:table-cell>
          <table:table-cell office:value-type="string">
            <text:p>9.426149586867076E-5</text:p>
          </table:table-cell>
        </table:table-row>
        <table:table-row table:style-name="ro1">
          <table:table-cell office:value-type="string">
            <text:p>6.4468407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8319857E8</text:p>
          </table:table-cell>
          <table:table-cell office:value-type="string">
            <text:p>9.218450955611018E-5</text:p>
          </table:table-cell>
        </table:table-row>
        <table:table-row table:style-name="ro1">
          <table:table-cell office:value-type="string">
            <text:p>1.00000372866505E14</text:p>
          </table:table-cell>
          <table:table-cell office:value-type="string">
            <text:p>3.724928320215819E-4</text:p>
          </table:table-cell>
        </table:table-row>
        <table:table-row table:style-name="ro1">
          <table:table-cell office:value-type="string">
            <text:p>1.807583125E9</text:p>
          </table:table-cell>
          <table:table-cell office:value-type="string">
            <text:p>8.809923915578256E-5</text:p>
          </table:table-cell>
        </table:table-row>
        <table:table-row table:style-name="ro1">
          <table:table-cell office:value-type="string">
            <text:p>1.606608004E9</text:p>
          </table:table-cell>
          <table:table-cell office:value-type="string">
            <text:p>7.714360278723273E-5</text:p>
          </table:table-cell>
        </table:table-row>
        <table:table-row table:style-name="ro1">
          <table:table-cell office:value-type="string">
            <text:p>1.00001713939939E14</text:p>
          </table:table-cell>
          <table:table-cell office:value-type="string">
            <text:p>1.0507015151594277E-4</text:p>
          </table:table-cell>
        </table:table-row>
        <table:table-row table:style-name="ro1">
          <table:table-cell office:value-type="string">
            <text:p>1.27960719E9</text:p>
          </table:table-cell>
          <table:table-cell office:value-type="string">
            <text:p>2.1033724144550438E-4</text:p>
          </table:table-cell>
        </table:table-row>
        <table:table-row table:style-name="ro1">
          <table:table-cell office:value-type="string">
            <text:p>1.00000727159129E14</text:p>
          </table:table-cell>
          <table:table-cell office:value-type="string">
            <text:p>7.944437221995366E-5</text:p>
          </table:table-cell>
        </table:table-row>
        <table:table-row table:style-name="ro1">
          <table:table-cell office:value-type="string">
            <text:p>5.8864798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9953212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5385946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07170571E14</text:p>
          </table:table-cell>
          <table:table-cell office:value-type="string">
            <text:p>6.97435441637717E-5</text:p>
          </table:table-cell>
        </table:table-row>
        <table:table-row table:style-name="ro1">
          <table:table-cell office:value-type="string">
            <text:p>1.00001121817658E14</text:p>
          </table:table-cell>
          <table:table-cell office:value-type="string">
            <text:p>7.034395469019543E-5</text:p>
          </table:table-cell>
        </table:table-row>
        <table:table-row table:style-name="ro1">
          <table:table-cell office:value-type="string">
            <text:p>1.0000272129051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480811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7952690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981308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4192012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01595175E14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377893698E9</text:p>
          </table:table-cell>
          <table:table-cell office:value-type="string">
            <text:p>1.0725230069148024E-4</text:p>
          </table:table-cell>
        </table:table-row>
        <table:table-row table:style-name="ro1">
          <table:table-cell office:value-type="string">
            <text:p>1.0000289091725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6890706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85320313E14</text:p>
          </table:table-cell>
          <table:table-cell office:value-type="string">
            <text:p>9.031023792293096E-5</text:p>
          </table:table-cell>
        </table:table-row>
        <table:table-row table:style-name="ro1">
          <table:table-cell office:value-type="string">
            <text:p>1.280051284E9</text:p>
          </table:table-cell>
          <table:table-cell office:value-type="string">
            <text:p>2.54919770758729E-4</text:p>
          </table:table-cell>
        </table:table-row>
        <table:table-row table:style-name="ro1">
          <table:table-cell office:value-type="string">
            <text:p>1.00004228955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4685644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34484536E14</text:p>
          </table:table-cell>
          <table:table-cell office:value-type="string">
            <text:p>4.4496633470115523E-4</text:p>
          </table:table-cell>
        </table:table-row>
        <table:table-row table:style-name="ro1">
          <table:table-cell office:value-type="string">
            <text:p>1.00000386282467E14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00000140717055E14</text:p>
          </table:table-cell>
          <table:table-cell office:value-type="string">
            <text:p>8.084092371341555E-5</text:p>
          </table:table-cell>
        </table:table-row>
        <table:table-row table:style-name="ro1">
          <table:table-cell office:value-type="string">
            <text:p>1.15330653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0326864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076565575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208916464E9</text:p>
          </table:table-cell>
          <table:table-cell office:value-type="string">
            <text:p>7.371548741044846E-5</text:p>
          </table:table-cell>
        </table:table-row>
        <table:table-row table:style-name="ro1">
          <table:table-cell office:value-type="string">
            <text:p>1.04497184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65208462E14</text:p>
          </table:table-cell>
          <table:table-cell office:value-type="string">
            <text:p>8.352640351454568E-5</text:p>
          </table:table-cell>
        </table:table-row>
        <table:table-row table:style-name="ro1">
          <table:table-cell office:value-type="string">
            <text:p>7.34029516E8</text:p>
          </table:table-cell>
          <table:table-cell office:value-type="string">
            <text:p>9.02216866474454E-5</text:p>
          </table:table-cell>
        </table:table-row>
        <table:table-row table:style-name="ro1">
          <table:table-cell office:value-type="string">
            <text:p>1.000034893848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204518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848368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324095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16631587E9</text:p>
          </table:table-cell>
          <table:table-cell office:value-type="string">
            <text:p>8.103402133889469E-5</text:p>
          </table:table-cell>
        </table:table-row>
        <table:table-row table:style-name="ro1">
          <table:table-cell office:value-type="string">
            <text:p>1.21660634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7253585E9</text:p>
          </table:table-cell>
          <table:table-cell office:value-type="string">
            <text:p>7.305936275762894E-5</text:p>
          </table:table-cell>
        </table:table-row>
        <table:table-row table:style-name="ro1">
          <table:table-cell office:value-type="string">
            <text:p>1.000029805132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9172248E8</text:p>
          </table:table-cell>
          <table:table-cell office:value-type="string">
            <text:p>1.3862411750463315E-4</text:p>
          </table:table-cell>
        </table:table-row>
        <table:table-row table:style-name="ro1">
          <table:table-cell office:value-type="string">
            <text:p>1.00000205163003E14</text:p>
          </table:table-cell>
          <table:table-cell office:value-type="string">
            <text:p>1.471601250835634E-4</text:p>
          </table:table-cell>
        </table:table-row>
        <table:table-row table:style-name="ro1">
          <table:table-cell office:value-type="string">
            <text:p>1.000001734011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4461146E14</text:p>
          </table:table-cell>
          <table:table-cell office:value-type="string">
            <text:p>3.7492798092335426E-4</text:p>
          </table:table-cell>
        </table:table-row>
        <table:table-row table:style-name="ro1">
          <table:table-cell office:value-type="string">
            <text:p>1.000001387628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0049997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044971068E14</text:p>
          </table:table-cell>
          <table:table-cell office:value-type="string">
            <text:p>8.980967336752837E-5</text:p>
          </table:table-cell>
        </table:table-row>
        <table:table-row table:style-name="ro1">
          <table:table-cell office:value-type="string">
            <text:p>6.31333713E8</text:p>
          </table:table-cell>
          <table:table-cell office:value-type="string">
            <text:p>9.856597575883737E-5</text:p>
          </table:table-cell>
        </table:table-row>
        <table:table-row table:style-name="ro1">
          <table:table-cell office:value-type="string">
            <text:p>1.125633788E9</text:p>
          </table:table-cell>
          <table:table-cell office:value-type="string">
            <text:p>7.204205908835223E-5</text:p>
          </table:table-cell>
        </table:table-row>
        <table:table-row table:style-name="ro1">
          <table:table-cell office:value-type="string">
            <text:p>6.8981896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0806531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306246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80930865E14</text:p>
          </table:table-cell>
          <table:table-cell office:value-type="string">
            <text:p>0.001832921639818449</text:p>
          </table:table-cell>
        </table:table-row>
        <table:table-row table:style-name="ro1">
          <table:table-cell office:value-type="string">
            <text:p>1.3660934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80605974E14</text:p>
          </table:table-cell>
          <table:table-cell office:value-type="string">
            <text:p>7.933509056476894E-5</text:p>
          </table:table-cell>
        </table:table-row>
        <table:table-row table:style-name="ro1">
          <table:table-cell office:value-type="string">
            <text:p>1.00000000891407E14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5.57489634E8</text:p>
          </table:table-cell>
          <table:table-cell office:value-type="string">
            <text:p>1.1660265376573279E-4</text:p>
          </table:table-cell>
        </table:table-row>
        <table:table-row table:style-name="ro1">
          <table:table-cell office:value-type="string">
            <text:p>1.82031433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0355052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28472791E14</text:p>
          </table:table-cell>
          <table:table-cell office:value-type="string">
            <text:p>8.14720494814803E-5</text:p>
          </table:table-cell>
        </table:table-row>
        <table:table-row table:style-name="ro1">
          <table:table-cell office:value-type="string">
            <text:p>1.000012854245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2859623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44430142E9</text:p>
          </table:table-cell>
          <table:table-cell office:value-type="string">
            <text:p>1.0483789762610386E-4</text:p>
          </table:table-cell>
        </table:table-row>
        <table:table-row table:style-name="ro1">
          <table:table-cell office:value-type="string">
            <text:p>5.4270929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18875109E14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5.87707647E8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519337436E9</text:p>
          </table:table-cell>
          <table:table-cell office:value-type="string">
            <text:p>1.14907956870747E-4</text:p>
          </table:table-cell>
        </table:table-row>
        <table:table-row table:style-name="ro1">
          <table:table-cell office:value-type="string">
            <text:p>1.00001430171028E14</text:p>
          </table:table-cell>
          <table:table-cell office:value-type="string">
            <text:p>8.560181960109926E-5</text:p>
          </table:table-cell>
        </table:table-row>
        <table:table-row table:style-name="ro1">
          <table:table-cell office:value-type="string">
            <text:p>1.00004618801762E14</text:p>
          </table:table-cell>
          <table:table-cell office:value-type="string">
            <text:p>8.530500068100087E-5</text:p>
          </table:table-cell>
        </table:table-row>
        <table:table-row table:style-name="ro1">
          <table:table-cell office:value-type="string">
            <text:p>1.000002791432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0077026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604897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7028061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87830967E14</text:p>
          </table:table-cell>
          <table:table-cell office:value-type="string">
            <text:p>8.529056343995095E-5</text:p>
          </table:table-cell>
        </table:table-row>
        <table:table-row table:style-name="ro1">
          <table:table-cell office:value-type="string">
            <text:p>1.24758139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733221652E14</text:p>
          </table:table-cell>
          <table:table-cell office:value-type="string">
            <text:p>7.01479548401346E-5</text:p>
          </table:table-cell>
        </table:table-row>
        <table:table-row table:style-name="ro1">
          <table:table-cell office:value-type="string">
            <text:p>1.626188359E9</text:p>
          </table:table-cell>
          <table:table-cell office:value-type="string">
            <text:p>8.228825748978069E-5</text:p>
          </table:table-cell>
        </table:table-row>
        <table:table-row table:style-name="ro1">
          <table:table-cell office:value-type="string">
            <text:p>6.52851983E8</text:p>
          </table:table-cell>
          <table:table-cell office:value-type="string">
            <text:p>7.27820209033605E-5</text:p>
          </table:table-cell>
        </table:table-row>
        <table:table-row table:style-name="ro1">
          <table:table-cell office:value-type="string">
            <text:p>1.0000421150316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08543663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5809769E8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1.00002576590313E14</text:p>
          </table:table-cell>
          <table:table-cell office:value-type="string">
            <text:p>7.683675862260909E-5</text:p>
          </table:table-cell>
        </table:table-row>
        <table:table-row table:style-name="ro1">
          <table:table-cell office:value-type="string">
            <text:p>1.00000195441271E14</text:p>
          </table:table-cell>
          <table:table-cell office:value-type="string">
            <text:p>6.811022944783407E-5</text:p>
          </table:table-cell>
        </table:table-row>
        <table:table-row table:style-name="ro1">
          <table:table-cell office:value-type="string">
            <text:p>1.000031125611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5000812E8</text:p>
          </table:table-cell>
          <table:table-cell office:value-type="string">
            <text:p>1.663579146437711E-4</text:p>
          </table:table-cell>
        </table:table-row>
        <table:table-row table:style-name="ro1">
          <table:table-cell office:value-type="string">
            <text:p>5.8659009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2090123E14</text:p>
          </table:table-cell>
          <table:table-cell office:value-type="string">
            <text:p>6.892792250929027E-5</text:p>
          </table:table-cell>
        </table:table-row>
        <table:table-row table:style-name="ro1">
          <table:table-cell office:value-type="string">
            <text:p>1.00002788742987E14</text:p>
          </table:table-cell>
          <table:table-cell office:value-type="string">
            <text:p>8.034066052881248E-5</text:p>
          </table:table-cell>
        </table:table-row>
        <table:table-row table:style-name="ro1">
          <table:table-cell office:value-type="string">
            <text:p>1.00000135667423E14</text:p>
          </table:table-cell>
          <table:table-cell office:value-type="string">
            <text:p>6.857580119434786E-5</text:p>
          </table:table-cell>
        </table:table-row>
        <table:table-row table:style-name="ro1">
          <table:table-cell office:value-type="string">
            <text:p>8.8782037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070642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96043773E14</text:p>
          </table:table-cell>
          <table:table-cell office:value-type="string">
            <text:p>1.0110275312362577E-4</text:p>
          </table:table-cell>
        </table:table-row>
        <table:table-row table:style-name="ro1">
          <table:table-cell office:value-type="string">
            <text:p>7.5484053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60255211E14</text:p>
          </table:table-cell>
          <table:table-cell office:value-type="string">
            <text:p>9.462431472653266E-5</text:p>
          </table:table-cell>
        </table:table-row>
        <table:table-row table:style-name="ro1">
          <table:table-cell office:value-type="string">
            <text:p>1.775510752E9</text:p>
          </table:table-cell>
          <table:table-cell office:value-type="string">
            <text:p>6.857580119434786E-5</text:p>
          </table:table-cell>
        </table:table-row>
        <table:table-row table:style-name="ro1">
          <table:table-cell office:value-type="string">
            <text:p>1.0000160141020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408232058E14</text:p>
          </table:table-cell>
          <table:table-cell office:value-type="string">
            <text:p>8.1993755192886E-5</text:p>
          </table:table-cell>
        </table:table-row>
        <table:table-row table:style-name="ro1">
          <table:table-cell office:value-type="string">
            <text:p>1.00001958982888E14</text:p>
          </table:table-cell>
          <table:table-cell office:value-type="string">
            <text:p>3.0125910998862716E-4</text:p>
          </table:table-cell>
        </table:table-row>
        <table:table-row table:style-name="ro1">
          <table:table-cell office:value-type="string">
            <text:p>6.2035094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05894093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449577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44719303E14</text:p>
          </table:table-cell>
          <table:table-cell office:value-type="string">
            <text:p>2.870531733385758E-4</text:p>
          </table:table-cell>
        </table:table-row>
        <table:table-row table:style-name="ro1">
          <table:table-cell office:value-type="string">
            <text:p>1.00001029421356E14</text:p>
          </table:table-cell>
          <table:table-cell office:value-type="string">
            <text:p>8.310798157715178E-5</text:p>
          </table:table-cell>
        </table:table-row>
        <table:table-row table:style-name="ro1">
          <table:table-cell office:value-type="string">
            <text:p>1.0000128161053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3729246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12424103E9</text:p>
          </table:table-cell>
          <table:table-cell office:value-type="string">
            <text:p>7.234134422540441E-5</text:p>
          </table:table-cell>
        </table:table-row>
        <table:table-row table:style-name="ro1">
          <table:table-cell office:value-type="string">
            <text:p>1.59212542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64402676E9</text:p>
          </table:table-cell>
          <table:table-cell office:value-type="string">
            <text:p>9.768110473756296E-5</text:p>
          </table:table-cell>
        </table:table-row>
        <table:table-row table:style-name="ro1">
          <table:table-cell office:value-type="string">
            <text:p>1.0000281533918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119019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26917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6326783E9</text:p>
          </table:table-cell>
          <table:table-cell office:value-type="string">
            <text:p>7.00692989749004E-5</text:p>
          </table:table-cell>
        </table:table-row>
        <table:table-row table:style-name="ro1">
          <table:table-cell office:value-type="string">
            <text:p>1.00000124144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97570197E14</text:p>
          </table:table-cell>
          <table:table-cell office:value-type="string">
            <text:p>8.282370199992063E-5</text:p>
          </table:table-cell>
        </table:table-row>
        <table:table-row table:style-name="ro1">
          <table:table-cell office:value-type="string">
            <text:p>1.1982155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967472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07148035E9</text:p>
          </table:table-cell>
          <table:table-cell office:value-type="string">
            <text:p>7.16721800689171E-5</text:p>
          </table:table-cell>
        </table:table-row>
        <table:table-row table:style-name="ro1">
          <table:table-cell office:value-type="string">
            <text:p>1.000014163435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88571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10867549E14</text:p>
          </table:table-cell>
          <table:table-cell office:value-type="string">
            <text:p>2.2835042930803622E-4</text:p>
          </table:table-cell>
        </table:table-row>
        <table:table-row table:style-name="ro1">
          <table:table-cell office:value-type="string">
            <text:p>1.000010464124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2819209E8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061266739E9</text:p>
          </table:table-cell>
          <table:table-cell office:value-type="string">
            <text:p>7.644285577957524E-5</text:p>
          </table:table-cell>
        </table:table-row>
        <table:table-row table:style-name="ro1">
          <table:table-cell office:value-type="string">
            <text:p>1.127651228E9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532306281E9</text:p>
          </table:table-cell>
          <table:table-cell office:value-type="string">
            <text:p>7.735607029573795E-5</text:p>
          </table:table-cell>
        </table:table-row>
        <table:table-row table:style-name="ro1">
          <table:table-cell office:value-type="string">
            <text:p>7.01401117E8</text:p>
          </table:table-cell>
          <table:table-cell office:value-type="string">
            <text:p>7.681433041813004E-5</text:p>
          </table:table-cell>
        </table:table-row>
        <table:table-row table:style-name="ro1">
          <table:table-cell office:value-type="string">
            <text:p>1.83682822E9</text:p>
          </table:table-cell>
          <table:table-cell office:value-type="string">
            <text:p>7.101207116190875E-5</text:p>
          </table:table-cell>
        </table:table-row>
        <table:table-row table:style-name="ro1">
          <table:table-cell office:value-type="string">
            <text:p>1.000028542195E14</text:p>
          </table:table-cell>
          <table:table-cell office:value-type="string">
            <text:p>7.254031502830689E-5</text:p>
          </table:table-cell>
        </table:table-row>
        <table:table-row table:style-name="ro1">
          <table:table-cell office:value-type="string">
            <text:p>1.179866057E9</text:p>
          </table:table-cell>
          <table:table-cell office:value-type="string">
            <text:p>9.329202433804045E-5</text:p>
          </table:table-cell>
        </table:table-row>
        <table:table-row table:style-name="ro1">
          <table:table-cell office:value-type="string">
            <text:p>7.21095092E8</text:p>
          </table:table-cell>
          <table:table-cell office:value-type="string">
            <text:p>1.2098729827815874E-4</text:p>
          </table:table-cell>
        </table:table-row>
        <table:table-row table:style-name="ro1">
          <table:table-cell office:value-type="string">
            <text:p>1.00001606284782E14</text:p>
          </table:table-cell>
          <table:table-cell office:value-type="string">
            <text:p>6.161358786408931E-4</text:p>
          </table:table-cell>
        </table:table-row>
        <table:table-row table:style-name="ro1">
          <table:table-cell office:value-type="string">
            <text:p>1.00002078409748E14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24832608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5257110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9223261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49550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509265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9527919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56058802E14</text:p>
          </table:table-cell>
          <table:table-cell office:value-type="string">
            <text:p>9.557619899402911E-5</text:p>
          </table:table-cell>
        </table:table-row>
        <table:table-row table:style-name="ro1">
          <table:table-cell office:value-type="string">
            <text:p>1.0000027622350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03326855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6.98627201E8</text:p>
          </table:table-cell>
          <table:table-cell office:value-type="string">
            <text:p>6.9213085688402E-5</text:p>
          </table:table-cell>
        </table:table-row>
        <table:table-row table:style-name="ro1">
          <table:table-cell office:value-type="string">
            <text:p>1.49678809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04275661E14</text:p>
          </table:table-cell>
          <table:table-cell office:value-type="string">
            <text:p>2.676416591806413E-4</text:p>
          </table:table-cell>
        </table:table-row>
        <table:table-row table:style-name="ro1">
          <table:table-cell office:value-type="string">
            <text:p>1.00002241027398E14</text:p>
          </table:table-cell>
          <table:table-cell office:value-type="string">
            <text:p>2.927788871271743E-4</text:p>
          </table:table-cell>
        </table:table-row>
        <table:table-row table:style-name="ro1">
          <table:table-cell office:value-type="string">
            <text:p>7.06400136E8</text:p>
          </table:table-cell>
          <table:table-cell office:value-type="string">
            <text:p>9.282194951151355E-5</text:p>
          </table:table-cell>
        </table:table-row>
        <table:table-row table:style-name="ro1">
          <table:table-cell office:value-type="string">
            <text:p>1.00003710770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0071208E9</text:p>
          </table:table-cell>
          <table:table-cell office:value-type="string">
            <text:p>7.595136920733517E-5</text:p>
          </table:table-cell>
        </table:table-row>
        <table:table-row table:style-name="ro1">
          <table:table-cell office:value-type="string">
            <text:p>7.2280334E8</text:p>
          </table:table-cell>
          <table:table-cell office:value-type="string">
            <text:p>8.324895153735537E-4</text:p>
          </table:table-cell>
        </table:table-row>
        <table:table-row table:style-name="ro1">
          <table:table-cell office:value-type="string">
            <text:p>1.52833980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1257644E9</text:p>
          </table:table-cell>
          <table:table-cell office:value-type="string">
            <text:p>1.2557324935644296E-4</text:p>
          </table:table-cell>
        </table:table-row>
        <table:table-row table:style-name="ro1">
          <table:table-cell office:value-type="string">
            <text:p>1.0000522649288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269537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28078585E9</text:p>
          </table:table-cell>
          <table:table-cell office:value-type="string">
            <text:p>9.089199191040737E-5</text:p>
          </table:table-cell>
        </table:table-row>
        <table:table-row table:style-name="ro1">
          <table:table-cell office:value-type="string">
            <text:p>1.210296936E9</text:p>
          </table:table-cell>
          <table:table-cell office:value-type="string">
            <text:p>6.925223540760394E-5</text:p>
          </table:table-cell>
        </table:table-row>
        <table:table-row table:style-name="ro1">
          <table:table-cell office:value-type="string">
            <text:p>1.41319621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68446051E14</text:p>
          </table:table-cell>
          <table:table-cell office:value-type="string">
            <text:p>7.425781640925576E-5</text:p>
          </table:table-cell>
        </table:table-row>
        <table:table-row table:style-name="ro1">
          <table:table-cell office:value-type="string">
            <text:p>1.00000294664027E14</text:p>
          </table:table-cell>
          <table:table-cell office:value-type="string">
            <text:p>6.959229365317761E-5</text:p>
          </table:table-cell>
        </table:table-row>
        <table:table-row table:style-name="ro1">
          <table:table-cell office:value-type="string">
            <text:p>1.00000566392928E14</text:p>
          </table:table-cell>
          <table:table-cell office:value-type="string">
            <text:p>2.0089642417734683E-4</text:p>
          </table:table-cell>
        </table:table-row>
        <table:table-row table:style-name="ro1">
          <table:table-cell office:value-type="string">
            <text:p>1.00001372098208E14</text:p>
          </table:table-cell>
          <table:table-cell office:value-type="string">
            <text:p>7.457495091790542E-5</text:p>
          </table:table-cell>
        </table:table-row>
        <table:table-row table:style-name="ro1">
          <table:table-cell office:value-type="string">
            <text:p>5.35027917E8</text:p>
          </table:table-cell>
          <table:table-cell office:value-type="string">
            <text:p>3.1188529834735455E-4</text:p>
          </table:table-cell>
        </table:table-row>
        <table:table-row table:style-name="ro1">
          <table:table-cell office:value-type="string">
            <text:p>5.60956201E8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0023081745E14</text:p>
          </table:table-cell>
          <table:table-cell office:value-type="string">
            <text:p>5.923532942117823E-4</text:p>
          </table:table-cell>
        </table:table-row>
        <table:table-row table:style-name="ro1">
          <table:table-cell office:value-type="string">
            <text:p>1.2904632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71422302E14</text:p>
          </table:table-cell>
          <table:table-cell office:value-type="string">
            <text:p>1.5541024198364507E-4</text:p>
          </table:table-cell>
        </table:table-row>
        <table:table-row table:style-name="ro1">
          <table:table-cell office:value-type="string">
            <text:p>1.000019491768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96147372E14</text:p>
          </table:table-cell>
          <table:table-cell office:value-type="string">
            <text:p>9.173697410121432E-4</text:p>
          </table:table-cell>
        </table:table-row>
        <table:table-row table:style-name="ro1">
          <table:table-cell office:value-type="string">
            <text:p>1.00001484847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2872644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42654132E14</text:p>
          </table:table-cell>
          <table:table-cell office:value-type="string">
            <text:p>8.883140801896005E-5</text:p>
          </table:table-cell>
        </table:table-row>
        <table:table-row table:style-name="ro1">
          <table:table-cell office:value-type="string">
            <text:p>7.16362653E8</text:p>
          </table:table-cell>
          <table:table-cell office:value-type="string">
            <text:p>7.797143307270899E-5</text:p>
          </table:table-cell>
        </table:table-row>
        <table:table-row table:style-name="ro1">
          <table:table-cell office:value-type="string">
            <text:p>5.64463776E8</text:p>
          </table:table-cell>
          <table:table-cell office:value-type="string">
            <text:p>3.7624241469948574E-4</text:p>
          </table:table-cell>
        </table:table-row>
        <table:table-row table:style-name="ro1">
          <table:table-cell office:value-type="string">
            <text:p>1.60170124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35082509E9</text:p>
          </table:table-cell>
          <table:table-cell office:value-type="string">
            <text:p>1.0486677286607545E-4</text:p>
          </table:table-cell>
        </table:table-row>
        <table:table-row table:style-name="ro1">
          <table:table-cell office:value-type="string">
            <text:p>2.7700180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403251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215362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7043164E8</text:p>
          </table:table-cell>
          <table:table-cell office:value-type="string">
            <text:p>6.878360091868521E-5</text:p>
          </table:table-cell>
        </table:table-row>
        <table:table-row table:style-name="ro1">
          <table:table-cell office:value-type="string">
            <text:p>1.0000119401560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353859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056522061E14</text:p>
          </table:table-cell>
          <table:table-cell office:value-type="string">
            <text:p>1.0529840943841322E-4</text:p>
          </table:table-cell>
        </table:table-row>
        <table:table-row table:style-name="ro1">
          <table:table-cell office:value-type="string">
            <text:p>7.12993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157300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34871657E14</text:p>
          </table:table-cell>
          <table:table-cell office:value-type="string">
            <text:p>1.7708115020604646E-4</text:p>
          </table:table-cell>
        </table:table-row>
        <table:table-row table:style-name="ro1">
          <table:table-cell office:value-type="string">
            <text:p>1.489302943E9</text:p>
          </table:table-cell>
          <table:table-cell office:value-type="string">
            <text:p>8.727680281543735E-5</text:p>
          </table:table-cell>
        </table:table-row>
        <table:table-row table:style-name="ro1">
          <table:table-cell office:value-type="string">
            <text:p>1.000001954050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9167751E9</text:p>
          </table:table-cell>
          <table:table-cell office:value-type="string">
            <text:p>1.425610889122317E-4</text:p>
          </table:table-cell>
        </table:table-row>
        <table:table-row table:style-name="ro1">
          <table:table-cell office:value-type="string">
            <text:p>7.90192942E8</text:p>
          </table:table-cell>
          <table:table-cell office:value-type="string">
            <text:p>7.682541335594779E-5</text:p>
          </table:table-cell>
        </table:table-row>
        <table:table-row table:style-name="ro1">
          <table:table-cell office:value-type="string">
            <text:p>1.00001381122477E14</text:p>
          </table:table-cell>
          <table:table-cell office:value-type="string">
            <text:p>8.135699253146637E-5</text:p>
          </table:table-cell>
        </table:table-row>
        <table:table-row table:style-name="ro1">
          <table:table-cell office:value-type="string">
            <text:p>1.8427661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6808492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89076131E14</text:p>
          </table:table-cell>
          <table:table-cell office:value-type="string">
            <text:p>7.243249115602033E-5</text:p>
          </table:table-cell>
        </table:table-row>
        <table:table-row table:style-name="ro1">
          <table:table-cell office:value-type="string">
            <text:p>1.000019860379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2729845E9</text:p>
          </table:table-cell>
          <table:table-cell office:value-type="string">
            <text:p>7.468861285036052E-5</text:p>
          </table:table-cell>
        </table:table-row>
        <table:table-row table:style-name="ro1">
          <table:table-cell office:value-type="string">
            <text:p>1.00000436356898E14</text:p>
          </table:table-cell>
          <table:table-cell office:value-type="string">
            <text:p>1.1473401943708274E-4</text:p>
          </table:table-cell>
        </table:table-row>
        <table:table-row table:style-name="ro1">
          <table:table-cell office:value-type="string">
            <text:p>1.000022792739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151590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250933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72289924E14</text:p>
          </table:table-cell>
          <table:table-cell office:value-type="string">
            <text:p>8.542786540234045E-5</text:p>
          </table:table-cell>
        </table:table-row>
        <table:table-row table:style-name="ro1">
          <table:table-cell office:value-type="string">
            <text:p>1.8409900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89183636E14</text:p>
          </table:table-cell>
          <table:table-cell office:value-type="string">
            <text:p>1.1422407395504768E-4</text:p>
          </table:table-cell>
        </table:table-row>
        <table:table-row table:style-name="ro1">
          <table:table-cell office:value-type="string">
            <text:p>6.74799255E8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47163291E9</text:p>
          </table:table-cell>
          <table:table-cell office:value-type="string">
            <text:p>6.878360091868521E-5</text:p>
          </table:table-cell>
        </table:table-row>
        <table:table-row table:style-name="ro1">
          <table:table-cell office:value-type="string">
            <text:p>1.0000130106688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30256868E9</text:p>
          </table:table-cell>
          <table:table-cell office:value-type="string">
            <text:p>0.0014145257749680583</text:p>
          </table:table-cell>
        </table:table-row>
        <table:table-row table:style-name="ro1">
          <table:table-cell office:value-type="string">
            <text:p>1.609977828E9</text:p>
          </table:table-cell>
          <table:table-cell office:value-type="string">
            <text:p>8.629328966645674E-5</text:p>
          </table:table-cell>
        </table:table-row>
        <table:table-row table:style-name="ro1">
          <table:table-cell office:value-type="string">
            <text:p>5.37343175E8</text:p>
          </table:table-cell>
          <table:table-cell office:value-type="string">
            <text:p>6.829127388677074E-5</text:p>
          </table:table-cell>
        </table:table-row>
        <table:table-row table:style-name="ro1">
          <table:table-cell office:value-type="string">
            <text:p>1.00000309054318E14</text:p>
          </table:table-cell>
          <table:table-cell office:value-type="string">
            <text:p>8.349560558924841E-5</text:p>
          </table:table-cell>
        </table:table-row>
        <table:table-row table:style-name="ro1">
          <table:table-cell office:value-type="string">
            <text:p>1.0000043916893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30246017E9</text:p>
          </table:table-cell>
          <table:table-cell office:value-type="string">
            <text:p>8.005847723684904E-5</text:p>
          </table:table-cell>
        </table:table-row>
        <table:table-row table:style-name="ro1">
          <table:table-cell office:value-type="string">
            <text:p>1.513173445E9</text:p>
          </table:table-cell>
          <table:table-cell office:value-type="string">
            <text:p>6.90547822327547E-5</text:p>
          </table:table-cell>
        </table:table-row>
        <table:table-row table:style-name="ro1">
          <table:table-cell office:value-type="string">
            <text:p>1.8367014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9717252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906422.0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020319407E14</text:p>
          </table:table-cell>
          <table:table-cell office:value-type="string">
            <text:p>6.97435441637717E-5</text:p>
          </table:table-cell>
        </table:table-row>
        <table:table-row table:style-name="ro1">
          <table:table-cell office:value-type="string">
            <text:p>1.00000448480173E14</text:p>
          </table:table-cell>
          <table:table-cell office:value-type="string">
            <text:p>1.1516918888380902E-4</text:p>
          </table:table-cell>
        </table:table-row>
        <table:table-row table:style-name="ro1">
          <table:table-cell office:value-type="string">
            <text:p>1.819052807E9</text:p>
          </table:table-cell>
          <table:table-cell office:value-type="string">
            <text:p>7.920036269670854E-5</text:p>
          </table:table-cell>
        </table:table-row>
        <table:table-row table:style-name="ro1">
          <table:table-cell office:value-type="string">
            <text:p>6.50376107E8</text:p>
          </table:table-cell>
          <table:table-cell office:value-type="string">
            <text:p>7.625413909457712E-5</text:p>
          </table:table-cell>
        </table:table-row>
        <table:table-row table:style-name="ro1">
          <table:table-cell office:value-type="string">
            <text:p>1.57044891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0492359E8</text:p>
          </table:table-cell>
          <table:table-cell office:value-type="string">
            <text:p>9.309437236257387E-5</text:p>
          </table:table-cell>
        </table:table-row>
        <table:table-row table:style-name="ro1">
          <table:table-cell office:value-type="string">
            <text:p>1.000018868119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4283206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8337109E9</text:p>
          </table:table-cell>
          <table:table-cell office:value-type="string">
            <text:p>7.234134422540441E-5</text:p>
          </table:table-cell>
        </table:table-row>
        <table:table-row table:style-name="ro1">
          <table:table-cell office:value-type="string">
            <text:p>1.000024163422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7129777E8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5.37006428E8</text:p>
          </table:table-cell>
          <table:table-cell office:value-type="string">
            <text:p>7.363379992412793E-5</text:p>
          </table:table-cell>
        </table:table-row>
        <table:table-row table:style-name="ro1">
          <table:table-cell office:value-type="string">
            <text:p>1.00001050387677E14</text:p>
          </table:table-cell>
          <table:table-cell office:value-type="string">
            <text:p>1.6202641529153012E-4</text:p>
          </table:table-cell>
        </table:table-row>
        <table:table-row table:style-name="ro1">
          <table:table-cell office:value-type="string">
            <text:p>1.185556707E9</text:p>
          </table:table-cell>
          <table:table-cell office:value-type="string">
            <text:p>3.6731654622847236E-4</text:p>
          </table:table-cell>
        </table:table-row>
        <table:table-row table:style-name="ro1">
          <table:table-cell office:value-type="string">
            <text:p>7.2399474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3528281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519036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39090182E9</text:p>
          </table:table-cell>
          <table:table-cell office:value-type="string">
            <text:p>1.6445102960265743E-4</text:p>
          </table:table-cell>
        </table:table-row>
        <table:table-row table:style-name="ro1">
          <table:table-cell office:value-type="string">
            <text:p>1.000001550854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59993826E14</text:p>
          </table:table-cell>
          <table:table-cell office:value-type="string">
            <text:p>2.0546313438738977E-4</text:p>
          </table:table-cell>
        </table:table-row>
        <table:table-row table:style-name="ro1">
          <table:table-cell office:value-type="string">
            <text:p>1.00003820987188E14</text:p>
          </table:table-cell>
          <table:table-cell office:value-type="string">
            <text:p>2.1033724144550438E-4</text:p>
          </table:table-cell>
        </table:table-row>
        <table:table-row table:style-name="ro1">
          <table:table-cell office:value-type="string">
            <text:p>1.00003640692942E14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49303799E9</text:p>
          </table:table-cell>
          <table:table-cell office:value-type="string">
            <text:p>8.458576864610564E-5</text:p>
          </table:table-cell>
        </table:table-row>
        <table:table-row table:style-name="ro1">
          <table:table-cell office:value-type="string">
            <text:p>1.000013898533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68858E8</text:p>
          </table:table-cell>
          <table:table-cell office:value-type="string">
            <text:p>1.0461017457500559E-4</text:p>
          </table:table-cell>
        </table:table-row>
        <table:table-row table:style-name="ro1">
          <table:table-cell office:value-type="string">
            <text:p>1.0000267695137E14</text:p>
          </table:table-cell>
          <table:table-cell office:value-type="string">
            <text:p>6.870619500734659E-5</text:p>
          </table:table-cell>
        </table:table-row>
        <table:table-row table:style-name="ro1">
          <table:table-cell office:value-type="string">
            <text:p>1.622723269E9</text:p>
          </table:table-cell>
          <table:table-cell office:value-type="string">
            <text:p>7.920036269670854E-5</text:p>
          </table:table-cell>
        </table:table-row>
        <table:table-row table:style-name="ro1">
          <table:table-cell office:value-type="string">
            <text:p>1.00001660226323E14</text:p>
          </table:table-cell>
          <table:table-cell office:value-type="string">
            <text:p>6.840893632995851E-5</text:p>
          </table:table-cell>
        </table:table-row>
        <table:table-row table:style-name="ro1">
          <table:table-cell office:value-type="string">
            <text:p>1.1561269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761321112E14</text:p>
          </table:table-cell>
          <table:table-cell office:value-type="string">
            <text:p>9.13834961666024E-5</text:p>
          </table:table-cell>
        </table:table-row>
        <table:table-row table:style-name="ro1">
          <table:table-cell office:value-type="string">
            <text:p>1.00000628072695E14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000005407518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0411105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1682703E9</text:p>
          </table:table-cell>
          <table:table-cell office:value-type="string">
            <text:p>8.441419622170324E-5</text:p>
          </table:table-cell>
        </table:table-row>
        <table:table-row table:style-name="ro1">
          <table:table-cell office:value-type="string">
            <text:p>6.49491702E8</text:p>
          </table:table-cell>
          <table:table-cell office:value-type="string">
            <text:p>1.7481081201486387E-4</text:p>
          </table:table-cell>
        </table:table-row>
        <table:table-row table:style-name="ro1">
          <table:table-cell office:value-type="string">
            <text:p>1.00001572799592E14</text:p>
          </table:table-cell>
          <table:table-cell office:value-type="string">
            <text:p>8.022777020709446E-5</text:p>
          </table:table-cell>
        </table:table-row>
        <table:table-row table:style-name="ro1">
          <table:table-cell office:value-type="string">
            <text:p>1.00003304938319E14</text:p>
          </table:table-cell>
          <table:table-cell office:value-type="string">
            <text:p>6.881028085143862E-5</text:p>
          </table:table-cell>
        </table:table-row>
        <table:table-row table:style-name="ro1">
          <table:table-cell office:value-type="string">
            <text:p>1.000002218659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40032345E14</text:p>
          </table:table-cell>
          <table:table-cell office:value-type="string">
            <text:p>1.4645096108557946E-4</text:p>
          </table:table-cell>
        </table:table-row>
        <table:table-row table:style-name="ro1">
          <table:table-cell office:value-type="string">
            <text:p>1.664943132E9</text:p>
          </table:table-cell>
          <table:table-cell office:value-type="string">
            <text:p>7.152157000998214E-5</text:p>
          </table:table-cell>
        </table:table-row>
        <table:table-row table:style-name="ro1">
          <table:table-cell office:value-type="string">
            <text:p>1.00000023826869E14</text:p>
          </table:table-cell>
          <table:table-cell office:value-type="string">
            <text:p>7.030659834290463E-5</text:p>
          </table:table-cell>
        </table:table-row>
        <table:table-row table:style-name="ro1">
          <table:table-cell office:value-type="string">
            <text:p>1.000003423743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696087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886671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138754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341105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728827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555648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6174029E8</text:p>
          </table:table-cell>
          <table:table-cell office:value-type="string">
            <text:p>2.0084846342115857E-4</text:p>
          </table:table-cell>
        </table:table-row>
        <table:table-row table:style-name="ro1">
          <table:table-cell office:value-type="string">
            <text:p>6.81472541E8</text:p>
          </table:table-cell>
          <table:table-cell office:value-type="string">
            <text:p>8.050233990863192E-5</text:p>
          </table:table-cell>
        </table:table-row>
        <table:table-row table:style-name="ro1">
          <table:table-cell office:value-type="string">
            <text:p>1.166758697E9</text:p>
          </table:table-cell>
          <table:table-cell office:value-type="string">
            <text:p>1.927426974559505E-4</text:p>
          </table:table-cell>
        </table:table-row>
        <table:table-row table:style-name="ro1">
          <table:table-cell office:value-type="string">
            <text:p>1.000016121425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76725978E9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384673258E9</text:p>
          </table:table-cell>
          <table:table-cell office:value-type="string">
            <text:p>8.625702520926282E-5</text:p>
          </table:table-cell>
        </table:table-row>
        <table:table-row table:style-name="ro1">
          <table:table-cell office:value-type="string">
            <text:p>1.101738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10505406E14</text:p>
          </table:table-cell>
          <table:table-cell office:value-type="string">
            <text:p>1.8237886393259055E-4</text:p>
          </table:table-cell>
        </table:table-row>
        <table:table-row table:style-name="ro1">
          <table:table-cell office:value-type="string">
            <text:p>1.565183107E9</text:p>
          </table:table-cell>
          <table:table-cell office:value-type="string">
            <text:p>9.223912829023455E-4</text:p>
          </table:table-cell>
        </table:table-row>
        <table:table-row table:style-name="ro1">
          <table:table-cell office:value-type="string">
            <text:p>1.29383810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59910948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1476395189E14</text:p>
          </table:table-cell>
          <table:table-cell office:value-type="string">
            <text:p>8.953553305300537E-5</text:p>
          </table:table-cell>
        </table:table-row>
        <table:table-row table:style-name="ro1">
          <table:table-cell office:value-type="string">
            <text:p>2.3209614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7078566E8</text:p>
          </table:table-cell>
          <table:table-cell office:value-type="string">
            <text:p>1.8403759901663413E-4</text:p>
          </table:table-cell>
        </table:table-row>
        <table:table-row table:style-name="ro1">
          <table:table-cell office:value-type="string">
            <text:p>6.941759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50045558E14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811971692E9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0913255403E14</text:p>
          </table:table-cell>
          <table:table-cell office:value-type="string">
            <text:p>8.892829049809316E-5</text:p>
          </table:table-cell>
        </table:table-row>
        <table:table-row table:style-name="ro1">
          <table:table-cell office:value-type="string">
            <text:p>1.00003294849098E14</text:p>
          </table:table-cell>
          <table:table-cell office:value-type="string">
            <text:p>7.594812814106121E-5</text:p>
          </table:table-cell>
        </table:table-row>
        <table:table-row table:style-name="ro1">
          <table:table-cell office:value-type="string">
            <text:p>1.0000425238439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04818515E14</text:p>
          </table:table-cell>
          <table:table-cell office:value-type="string">
            <text:p>7.718911184598902E-5</text:p>
          </table:table-cell>
        </table:table-row>
        <table:table-row table:style-name="ro1">
          <table:table-cell office:value-type="string">
            <text:p>1.10771501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2312857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8629946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6333099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42460363E14</text:p>
          </table:table-cell>
          <table:table-cell office:value-type="string">
            <text:p>7.479831837157866E-5</text:p>
          </table:table-cell>
        </table:table-row>
        <table:table-row table:style-name="ro1">
          <table:table-cell office:value-type="string">
            <text:p>1.0000030158122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44128117E9</text:p>
          </table:table-cell>
          <table:table-cell office:value-type="string">
            <text:p>9.478333501491481E-5</text:p>
          </table:table-cell>
        </table:table-row>
        <table:table-row table:style-name="ro1">
          <table:table-cell office:value-type="string">
            <text:p>6.40363879E8</text:p>
          </table:table-cell>
          <table:table-cell office:value-type="string">
            <text:p>1.0718079940134968E-4</text:p>
          </table:table-cell>
        </table:table-row>
        <table:table-row table:style-name="ro1">
          <table:table-cell office:value-type="string">
            <text:p>1.00003106001551E14</text:p>
          </table:table-cell>
          <table:table-cell office:value-type="string">
            <text:p>1.1482004031447606E-4</text:p>
          </table:table-cell>
        </table:table-row>
        <table:table-row table:style-name="ro1">
          <table:table-cell office:value-type="string">
            <text:p>1.0000273045852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605000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503056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69563894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1441816659E14</text:p>
          </table:table-cell>
          <table:table-cell office:value-type="string">
            <text:p>1.982063408141427E-4</text:p>
          </table:table-cell>
        </table:table-row>
        <table:table-row table:style-name="ro1">
          <table:table-cell office:value-type="string">
            <text:p>1.00001438876492E14</text:p>
          </table:table-cell>
          <table:table-cell office:value-type="string">
            <text:p>7.765745697330768E-5</text:p>
          </table:table-cell>
        </table:table-row>
        <table:table-row table:style-name="ro1">
          <table:table-cell office:value-type="string">
            <text:p>1.00002564354294E14</text:p>
          </table:table-cell>
          <table:table-cell office:value-type="string">
            <text:p>6.821665041713095E-5</text:p>
          </table:table-cell>
        </table:table-row>
        <table:table-row table:style-name="ro1">
          <table:table-cell office:value-type="string">
            <text:p>1.503200722E9</text:p>
          </table:table-cell>
          <table:table-cell office:value-type="string">
            <text:p>8.2573720200865E-5</text:p>
          </table:table-cell>
        </table:table-row>
        <table:table-row table:style-name="ro1">
          <table:table-cell office:value-type="string">
            <text:p>1.109570758E9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235222234E9</text:p>
          </table:table-cell>
          <table:table-cell office:value-type="string">
            <text:p>8.615784338078778E-5</text:p>
          </table:table-cell>
        </table:table-row>
        <table:table-row table:style-name="ro1">
          <table:table-cell office:value-type="string">
            <text:p>1.746361087E9</text:p>
          </table:table-cell>
          <table:table-cell office:value-type="string">
            <text:p>9.051262077766971E-5</text:p>
          </table:table-cell>
        </table:table-row>
        <table:table-row table:style-name="ro1">
          <table:table-cell office:value-type="string">
            <text:p>6.7226401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0213144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02964272E14</text:p>
          </table:table-cell>
          <table:table-cell office:value-type="string">
            <text:p>7.503912232549093E-5</text:p>
          </table:table-cell>
        </table:table-row>
        <table:table-row table:style-name="ro1">
          <table:table-cell office:value-type="string">
            <text:p>1.517671276E9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000632247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5978370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1794170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8009013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9896567E8</text:p>
          </table:table-cell>
          <table:table-cell office:value-type="string">
            <text:p>8.299620996818965E-5</text:p>
          </table:table-cell>
        </table:table-row>
        <table:table-row table:style-name="ro1">
          <table:table-cell office:value-type="string">
            <text:p>1.000000256569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3109860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246112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11232746E14</text:p>
          </table:table-cell>
          <table:table-cell office:value-type="string">
            <text:p>1.2095894894733381E-4</text:p>
          </table:table-cell>
        </table:table-row>
        <table:table-row table:style-name="ro1">
          <table:table-cell office:value-type="string">
            <text:p>1.49840243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271436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46414341E14</text:p>
          </table:table-cell>
          <table:table-cell office:value-type="string">
            <text:p>7.33472989421354E-5</text:p>
          </table:table-cell>
        </table:table-row>
        <table:table-row table:style-name="ro1">
          <table:table-cell office:value-type="string">
            <text:p>1.47561294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05960121E14</text:p>
          </table:table-cell>
          <table:table-cell office:value-type="string">
            <text:p>6.980869435490632E-5</text:p>
          </table:table-cell>
        </table:table-row>
        <table:table-row table:style-name="ro1">
          <table:table-cell office:value-type="string">
            <text:p>1.000009642126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57800466E9</text:p>
          </table:table-cell>
          <table:table-cell office:value-type="string">
            <text:p>7.041523321542516E-5</text:p>
          </table:table-cell>
        </table:table-row>
        <table:table-row table:style-name="ro1">
          <table:table-cell office:value-type="string">
            <text:p>5.78667321E8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23852723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8085526E8</text:p>
          </table:table-cell>
          <table:table-cell office:value-type="string">
            <text:p>7.207440939846791E-5</text:p>
          </table:table-cell>
        </table:table-row>
        <table:table-row table:style-name="ro1">
          <table:table-cell office:value-type="string">
            <text:p>1.00004733441454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431537753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33740625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4372888E8</text:p>
          </table:table-cell>
          <table:table-cell office:value-type="string">
            <text:p>4.1612975555508817E-4</text:p>
          </table:table-cell>
        </table:table-row>
        <table:table-row table:style-name="ro1">
          <table:table-cell office:value-type="string">
            <text:p>1.033735655E9</text:p>
          </table:table-cell>
          <table:table-cell office:value-type="string">
            <text:p>8.055637459708003E-5</text:p>
          </table:table-cell>
        </table:table-row>
        <table:table-row table:style-name="ro1">
          <table:table-cell office:value-type="string">
            <text:p>1.0000014650427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759733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4347926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2193181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88032454E14</text:p>
          </table:table-cell>
          <table:table-cell office:value-type="string">
            <text:p>1.0018633740636846E-4</text:p>
          </table:table-cell>
        </table:table-row>
        <table:table-row table:style-name="ro1">
          <table:table-cell office:value-type="string">
            <text:p>1.43656638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3033603E8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2.2911461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41653847E9</text:p>
          </table:table-cell>
          <table:table-cell office:value-type="string">
            <text:p>7.038576289284952E-5</text:p>
          </table:table-cell>
        </table:table-row>
        <table:table-row table:style-name="ro1">
          <table:table-cell office:value-type="string">
            <text:p>6.49678917E8</text:p>
          </table:table-cell>
          <table:table-cell office:value-type="string">
            <text:p>7.625413909457712E-5</text:p>
          </table:table-cell>
        </table:table-row>
        <table:table-row table:style-name="ro1">
          <table:table-cell office:value-type="string">
            <text:p>1.23974842E9</text:p>
          </table:table-cell>
          <table:table-cell office:value-type="string">
            <text:p>2.0162546737845658E-4</text:p>
          </table:table-cell>
        </table:table-row>
        <table:table-row table:style-name="ro1">
          <table:table-cell office:value-type="string">
            <text:p>1.000010591241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6501548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537171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89114124E9</text:p>
          </table:table-cell>
          <table:table-cell office:value-type="string">
            <text:p>7.661991979194112E-5</text:p>
          </table:table-cell>
        </table:table-row>
        <table:table-row table:style-name="ro1">
          <table:table-cell office:value-type="string">
            <text:p>1.44293761E9</text:p>
          </table:table-cell>
          <table:table-cell office:value-type="string">
            <text:p>1.001295241056934E-4</text:p>
          </table:table-cell>
        </table:table-row>
        <table:table-row table:style-name="ro1">
          <table:table-cell office:value-type="string">
            <text:p>1.133389954E9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000016301803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1968167E8</text:p>
          </table:table-cell>
          <table:table-cell office:value-type="string">
            <text:p>7.542276588768442E-5</text:p>
          </table:table-cell>
        </table:table-row>
        <table:table-row table:style-name="ro1">
          <table:table-cell office:value-type="string">
            <text:p>1.000021992167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717302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631332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4996582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39496404E14</text:p>
          </table:table-cell>
          <table:table-cell office:value-type="string">
            <text:p>9.49949199770975E-5</text:p>
          </table:table-cell>
        </table:table-row>
        <table:table-row table:style-name="ro1">
          <table:table-cell office:value-type="string">
            <text:p>1.0000082307304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10872842E14</text:p>
          </table:table-cell>
          <table:table-cell office:value-type="string">
            <text:p>1.003557107662523E-4</text:p>
          </table:table-cell>
        </table:table-row>
        <table:table-row table:style-name="ro1">
          <table:table-cell office:value-type="string">
            <text:p>1.00000419154248E14</text:p>
          </table:table-cell>
          <table:table-cell office:value-type="string">
            <text:p>1.032542634210583E-4</text:p>
          </table:table-cell>
        </table:table-row>
        <table:table-row table:style-name="ro1">
          <table:table-cell office:value-type="string">
            <text:p>1.528287878E9</text:p>
          </table:table-cell>
          <table:table-cell office:value-type="string">
            <text:p>1.2532198007207703E-4</text:p>
          </table:table-cell>
        </table:table-row>
        <table:table-row table:style-name="ro1">
          <table:table-cell office:value-type="string">
            <text:p>5.0910343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74430901E14</text:p>
          </table:table-cell>
          <table:table-cell office:value-type="string">
            <text:p>9.056255213022075E-5</text:p>
          </table:table-cell>
        </table:table-row>
        <table:table-row table:style-name="ro1">
          <table:table-cell office:value-type="string">
            <text:p>5.5136264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8650428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465880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06007921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3474942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0876110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0474925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999544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082918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8994520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1164702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5802326E8</text:p>
          </table:table-cell>
          <table:table-cell office:value-type="string">
            <text:p>9.68865336144089E-5</text:p>
          </table:table-cell>
        </table:table-row>
        <table:table-row table:style-name="ro1">
          <table:table-cell office:value-type="string">
            <text:p>1.35919813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939548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85812066E14</text:p>
          </table:table-cell>
          <table:table-cell office:value-type="string">
            <text:p>9.15286251115231E-5</text:p>
          </table:table-cell>
        </table:table-row>
        <table:table-row table:style-name="ro1">
          <table:table-cell office:value-type="string">
            <text:p>1.00000108570854E14</text:p>
          </table:table-cell>
          <table:table-cell office:value-type="string">
            <text:p>2.395398102134327E-4</text:p>
          </table:table-cell>
        </table:table-row>
        <table:table-row table:style-name="ro1">
          <table:table-cell office:value-type="string">
            <text:p>5.26985473E8</text:p>
          </table:table-cell>
          <table:table-cell office:value-type="string">
            <text:p>2.517849788328642E-4</text:p>
          </table:table-cell>
        </table:table-row>
        <table:table-row table:style-name="ro1">
          <table:table-cell office:value-type="string">
            <text:p>1.059450665E9</text:p>
          </table:table-cell>
          <table:table-cell office:value-type="string">
            <text:p>8.140463500021771E-5</text:p>
          </table:table-cell>
        </table:table-row>
        <table:table-row table:style-name="ro1">
          <table:table-cell office:value-type="string">
            <text:p>5.408414E8</text:p>
          </table:table-cell>
          <table:table-cell office:value-type="string">
            <text:p>8.200012158449162E-5</text:p>
          </table:table-cell>
        </table:table-row>
        <table:table-row table:style-name="ro1">
          <table:table-cell office:value-type="string">
            <text:p>7.3335257E8</text:p>
          </table:table-cell>
          <table:table-cell office:value-type="string">
            <text:p>6.05064999270272E-4</text:p>
          </table:table-cell>
        </table:table-row>
        <table:table-row table:style-name="ro1">
          <table:table-cell office:value-type="string">
            <text:p>1.01139059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10539258E14</text:p>
          </table:table-cell>
          <table:table-cell office:value-type="string">
            <text:p>6.94389488331553E-5</text:p>
          </table:table-cell>
        </table:table-row>
        <table:table-row table:style-name="ro1">
          <table:table-cell office:value-type="string">
            <text:p>1.2546096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88548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90925138E14</text:p>
          </table:table-cell>
          <table:table-cell office:value-type="string">
            <text:p>3.786546313889614E-4</text:p>
          </table:table-cell>
        </table:table-row>
        <table:table-row table:style-name="ro1">
          <table:table-cell office:value-type="string">
            <text:p>1.00000426289608E14</text:p>
          </table:table-cell>
          <table:table-cell office:value-type="string">
            <text:p>1.1584038188099906E-4</text:p>
          </table:table-cell>
        </table:table-row>
        <table:table-row table:style-name="ro1">
          <table:table-cell office:value-type="string">
            <text:p>1.00001283418055E14</text:p>
          </table:table-cell>
          <table:table-cell office:value-type="string">
            <text:p>9.273864063167652E-5</text:p>
          </table:table-cell>
        </table:table-row>
        <table:table-row table:style-name="ro1">
          <table:table-cell office:value-type="string">
            <text:p>1.000036597793E14</text:p>
          </table:table-cell>
          <table:table-cell office:value-type="string">
            <text:p>2.0313539200301136E-4</text:p>
          </table:table-cell>
        </table:table-row>
        <table:table-row table:style-name="ro1">
          <table:table-cell office:value-type="string">
            <text:p>1.16402508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300752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732461312E14</text:p>
          </table:table-cell>
          <table:table-cell office:value-type="string">
            <text:p>6.925223540760394E-5</text:p>
          </table:table-cell>
        </table:table-row>
        <table:table-row table:style-name="ro1">
          <table:table-cell office:value-type="string">
            <text:p>1.060135174E9</text:p>
          </table:table-cell>
          <table:table-cell office:value-type="string">
            <text:p>7.003239666884921E-5</text:p>
          </table:table-cell>
        </table:table-row>
        <table:table-row table:style-name="ro1">
          <table:table-cell office:value-type="string">
            <text:p>8.1889511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9732269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82798358E14</text:p>
          </table:table-cell>
          <table:table-cell office:value-type="string">
            <text:p>2.580737869019607E-4</text:p>
          </table:table-cell>
        </table:table-row>
        <table:table-row table:style-name="ro1">
          <table:table-cell office:value-type="string">
            <text:p>1.00000128741348E14</text:p>
          </table:table-cell>
          <table:table-cell office:value-type="string">
            <text:p>7.311161495325923E-5</text:p>
          </table:table-cell>
        </table:table-row>
        <table:table-row table:style-name="ro1">
          <table:table-cell office:value-type="string">
            <text:p>1.84306131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1897817E8</text:p>
          </table:table-cell>
          <table:table-cell office:value-type="string">
            <text:p>7.738647058414874E-5</text:p>
          </table:table-cell>
        </table:table-row>
        <table:table-row table:style-name="ro1">
          <table:table-cell office:value-type="string">
            <text:p>7.4992016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058006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554248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17291819E14</text:p>
          </table:table-cell>
          <table:table-cell office:value-type="string">
            <text:p>7.915668592690861E-5</text:p>
          </table:table-cell>
        </table:table-row>
        <table:table-row table:style-name="ro1">
          <table:table-cell office:value-type="string">
            <text:p>1.07100933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99379113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6.07701136E8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1.25294084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828671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960193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3533176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3357364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128337519E14</text:p>
          </table:table-cell>
          <table:table-cell office:value-type="string">
            <text:p>7.839969792880721E-5</text:p>
          </table:table-cell>
        </table:table-row>
        <table:table-row table:style-name="ro1">
          <table:table-cell office:value-type="string">
            <text:p>7.22693182E8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21881758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0925817E8</text:p>
          </table:table-cell>
          <table:table-cell office:value-type="string">
            <text:p>7.02051516147784E-5</text:p>
          </table:table-cell>
        </table:table-row>
        <table:table-row table:style-name="ro1">
          <table:table-cell office:value-type="string">
            <text:p>1.00003008265694E14</text:p>
          </table:table-cell>
          <table:table-cell office:value-type="string">
            <text:p>2.2524143462954345E-4</text:p>
          </table:table-cell>
        </table:table-row>
        <table:table-row table:style-name="ro1">
          <table:table-cell office:value-type="string">
            <text:p>1.408066123E9</text:p>
          </table:table-cell>
          <table:table-cell office:value-type="string">
            <text:p>1.1636631986285654E-4</text:p>
          </table:table-cell>
        </table:table-row>
        <table:table-row table:style-name="ro1">
          <table:table-cell office:value-type="string">
            <text:p>1.00001199136148E14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6.2860055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647382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4314274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235022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3083224E8</text:p>
          </table:table-cell>
          <table:table-cell office:value-type="string">
            <text:p>7.729274216698572E-5</text:p>
          </table:table-cell>
        </table:table-row>
        <table:table-row table:style-name="ro1">
          <table:table-cell office:value-type="string">
            <text:p>1.0000195732413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11332242E14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1.455591991E9</text:p>
          </table:table-cell>
          <table:table-cell office:value-type="string">
            <text:p>6.894309154799151E-5</text:p>
          </table:table-cell>
        </table:table-row>
        <table:table-row table:style-name="ro1">
          <table:table-cell office:value-type="string">
            <text:p>1.20989400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693943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87457278E14</text:p>
          </table:table-cell>
          <table:table-cell office:value-type="string">
            <text:p>7.40094006905911E-5</text:p>
          </table:table-cell>
        </table:table-row>
        <table:table-row table:style-name="ro1">
          <table:table-cell office:value-type="string">
            <text:p>1.104080268E9</text:p>
          </table:table-cell>
          <table:table-cell office:value-type="string">
            <text:p>7.157278107096914E-5</text:p>
          </table:table-cell>
        </table:table-row>
        <table:table-row table:style-name="ro1">
          <table:table-cell office:value-type="string">
            <text:p>1.00000018395307E14</text:p>
          </table:table-cell>
          <table:table-cell office:value-type="string">
            <text:p>7.3402073328215E-5</text:p>
          </table:table-cell>
        </table:table-row>
        <table:table-row table:style-name="ro1">
          <table:table-cell office:value-type="string">
            <text:p>8.04258543E8</text:p>
          </table:table-cell>
          <table:table-cell office:value-type="string">
            <text:p>7.43374949142005E-5</text:p>
          </table:table-cell>
        </table:table-row>
        <table:table-row table:style-name="ro1">
          <table:table-cell office:value-type="string">
            <text:p>1.273473533E9</text:p>
          </table:table-cell>
          <table:table-cell office:value-type="string">
            <text:p>1.4914589519880814E-4</text:p>
          </table:table-cell>
        </table:table-row>
        <table:table-row table:style-name="ro1">
          <table:table-cell office:value-type="string">
            <text:p>1.300053094E9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0114981485E14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1.00002303294432E14</text:p>
          </table:table-cell>
          <table:table-cell office:value-type="string">
            <text:p>7.056561167755333E-5</text:p>
          </table:table-cell>
        </table:table-row>
        <table:table-row table:style-name="ro1">
          <table:table-cell office:value-type="string">
            <text:p>6.71775585E8</text:p>
          </table:table-cell>
          <table:table-cell office:value-type="string">
            <text:p>7.644285577957524E-5</text:p>
          </table:table-cell>
        </table:table-row>
        <table:table-row table:style-name="ro1">
          <table:table-cell office:value-type="string">
            <text:p>7.75510488E8</text:p>
          </table:table-cell>
          <table:table-cell office:value-type="string">
            <text:p>2.0687040324247736E-4</text:p>
          </table:table-cell>
        </table:table-row>
        <table:table-row table:style-name="ro1">
          <table:table-cell office:value-type="string">
            <text:p>1.40329485E9</text:p>
          </table:table-cell>
          <table:table-cell office:value-type="string">
            <text:p>2.077550952447968E-4</text:p>
          </table:table-cell>
        </table:table-row>
        <table:table-row table:style-name="ro1">
          <table:table-cell office:value-type="string">
            <text:p>1.0000002587213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9448322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67470371E8</text:p>
          </table:table-cell>
          <table:table-cell office:value-type="string">
            <text:p>6.895300396411785E-5</text:p>
          </table:table-cell>
        </table:table-row>
        <table:table-row table:style-name="ro1">
          <table:table-cell office:value-type="string">
            <text:p>1.00001278271809E14</text:p>
          </table:table-cell>
          <table:table-cell office:value-type="string">
            <text:p>7.118428713837935E-5</text:p>
          </table:table-cell>
        </table:table-row>
        <table:table-row table:style-name="ro1">
          <table:table-cell office:value-type="string">
            <text:p>5.48310047E8</text:p>
          </table:table-cell>
          <table:table-cell office:value-type="string">
            <text:p>7.047521920107048E-5</text:p>
          </table:table-cell>
        </table:table-row>
        <table:table-row table:style-name="ro1">
          <table:table-cell office:value-type="string">
            <text:p>1.00000593903171E14</text:p>
          </table:table-cell>
          <table:table-cell office:value-type="string">
            <text:p>7.970128559643951E-5</text:p>
          </table:table-cell>
        </table:table-row>
        <table:table-row table:style-name="ro1">
          <table:table-cell office:value-type="string">
            <text:p>5.26221123E8</text:p>
          </table:table-cell>
          <table:table-cell office:value-type="string">
            <text:p>8.378461782629262E-5</text:p>
          </table:table-cell>
        </table:table-row>
        <table:table-row table:style-name="ro1">
          <table:table-cell office:value-type="string">
            <text:p>7.2012295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825492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3924472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18809794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0149334704E14</text:p>
          </table:table-cell>
          <table:table-cell office:value-type="string">
            <text:p>6.972082523446593E-5</text:p>
          </table:table-cell>
        </table:table-row>
        <table:table-row table:style-name="ro1">
          <table:table-cell office:value-type="string">
            <text:p>1.00001420198548E14</text:p>
          </table:table-cell>
          <table:table-cell office:value-type="string">
            <text:p>1.088113127579425E-4</text:p>
          </table:table-cell>
        </table:table-row>
        <table:table-row table:style-name="ro1">
          <table:table-cell office:value-type="string">
            <text:p>7.25462879E8</text:p>
          </table:table-cell>
          <table:table-cell office:value-type="string">
            <text:p>1.1636631986285654E-4</text:p>
          </table:table-cell>
        </table:table-row>
        <table:table-row table:style-name="ro1">
          <table:table-cell office:value-type="string">
            <text:p>1.00000107157032E14</text:p>
          </table:table-cell>
          <table:table-cell office:value-type="string">
            <text:p>1.400163643003492E-4</text:p>
          </table:table-cell>
        </table:table-row>
        <table:table-row table:style-name="ro1">
          <table:table-cell office:value-type="string">
            <text:p>5.3612040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825690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9901103E9</text:p>
          </table:table-cell>
          <table:table-cell office:value-type="string">
            <text:p>2.1037293591450235E-4</text:p>
          </table:table-cell>
        </table:table-row>
        <table:table-row table:style-name="ro1">
          <table:table-cell office:value-type="string">
            <text:p>1.0000200239393E14</text:p>
          </table:table-cell>
          <table:table-cell office:value-type="string">
            <text:p>7.79437273187884E-5</text:p>
          </table:table-cell>
        </table:table-row>
        <table:table-row table:style-name="ro1">
          <table:table-cell office:value-type="string">
            <text:p>8.7762543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268632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095034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12051139E14</text:p>
          </table:table-cell>
          <table:table-cell office:value-type="string">
            <text:p>1.0077399217496617E-4</text:p>
          </table:table-cell>
        </table:table-row>
        <table:table-row table:style-name="ro1">
          <table:table-cell office:value-type="string">
            <text:p>1.00000867834606E14</text:p>
          </table:table-cell>
          <table:table-cell office:value-type="string">
            <text:p>8.114174498255003E-5</text:p>
          </table:table-cell>
        </table:table-row>
        <table:table-row table:style-name="ro1">
          <table:table-cell office:value-type="string">
            <text:p>1.685363771E9</text:p>
          </table:table-cell>
          <table:table-cell office:value-type="string">
            <text:p>3.2699486073004236E-4</text:p>
          </table:table-cell>
        </table:table-row>
        <table:table-row table:style-name="ro1">
          <table:table-cell office:value-type="string">
            <text:p>1.00001334257636E14</text:p>
          </table:table-cell>
          <table:table-cell office:value-type="string">
            <text:p>3.534404273068713E-4</text:p>
          </table:table-cell>
        </table:table-row>
        <table:table-row table:style-name="ro1">
          <table:table-cell office:value-type="string">
            <text:p>1.174030888E9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02120643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404679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0145481E8</text:p>
          </table:table-cell>
          <table:table-cell office:value-type="string">
            <text:p>8.903980660495488E-5</text:p>
          </table:table-cell>
        </table:table-row>
        <table:table-row table:style-name="ro1">
          <table:table-cell office:value-type="string">
            <text:p>1.815565192E9</text:p>
          </table:table-cell>
          <table:table-cell office:value-type="string">
            <text:p>6.995412632051174E-5</text:p>
          </table:table-cell>
        </table:table-row>
        <table:table-row table:style-name="ro1">
          <table:table-cell office:value-type="string">
            <text:p>1.000034584107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93704259E8</text:p>
          </table:table-cell>
          <table:table-cell office:value-type="string">
            <text:p>6.819688223168565E-5</text:p>
          </table:table-cell>
        </table:table-row>
        <table:table-row table:style-name="ro1">
          <table:table-cell office:value-type="string">
            <text:p>1.063855696E9</text:p>
          </table:table-cell>
          <table:table-cell office:value-type="string">
            <text:p>1.2586570725356885E-4</text:p>
          </table:table-cell>
        </table:table-row>
        <table:table-row table:style-name="ro1">
          <table:table-cell office:value-type="string">
            <text:p>1.0000137752717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14773405E9</text:p>
          </table:table-cell>
          <table:table-cell office:value-type="string">
            <text:p>6.819688223168565E-5</text:p>
          </table:table-cell>
        </table:table-row>
        <table:table-row table:style-name="ro1">
          <table:table-cell office:value-type="string">
            <text:p>6.3685321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0401076E9</text:p>
          </table:table-cell>
          <table:table-cell office:value-type="string">
            <text:p>3.539887819377838E-4</text:p>
          </table:table-cell>
        </table:table-row>
        <table:table-row table:style-name="ro1">
          <table:table-cell office:value-type="string">
            <text:p>1.099347358E9</text:p>
          </table:table-cell>
          <table:table-cell office:value-type="string">
            <text:p>7.392959513709152E-5</text:p>
          </table:table-cell>
        </table:table-row>
        <table:table-row table:style-name="ro1">
          <table:table-cell office:value-type="string">
            <text:p>1.000022899774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54319781E14</text:p>
          </table:table-cell>
          <table:table-cell office:value-type="string">
            <text:p>1.0103038409839442E-4</text:p>
          </table:table-cell>
        </table:table-row>
        <table:table-row table:style-name="ro1">
          <table:table-cell office:value-type="string">
            <text:p>7.00991669E8</text:p>
          </table:table-cell>
          <table:table-cell office:value-type="string">
            <text:p>8.011013147908474E-5</text:p>
          </table:table-cell>
        </table:table-row>
        <table:table-row table:style-name="ro1">
          <table:table-cell office:value-type="string">
            <text:p>1.759436944E9</text:p>
          </table:table-cell>
          <table:table-cell office:value-type="string">
            <text:p>0.009602097002266581</text:p>
          </table:table-cell>
        </table:table-row>
        <table:table-row table:style-name="ro1">
          <table:table-cell office:value-type="string">
            <text:p>1.00000607532586E14</text:p>
          </table:table-cell>
          <table:table-cell office:value-type="string">
            <text:p>8.193347431882649E-5</text:p>
          </table:table-cell>
        </table:table-row>
        <table:table-row table:style-name="ro1">
          <table:table-cell office:value-type="string">
            <text:p>1.00002401600138E14</text:p>
          </table:table-cell>
          <table:table-cell office:value-type="string">
            <text:p>2.3212730161791385E-4</text:p>
          </table:table-cell>
        </table:table-row>
        <table:table-row table:style-name="ro1">
          <table:table-cell office:value-type="string">
            <text:p>6.94952881E8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253110489E14</text:p>
          </table:table-cell>
          <table:table-cell office:value-type="string">
            <text:p>8.149252531742962E-5</text:p>
          </table:table-cell>
        </table:table-row>
        <table:table-row table:style-name="ro1">
          <table:table-cell office:value-type="string">
            <text:p>1.00001012492597E14</text:p>
          </table:table-cell>
          <table:table-cell office:value-type="string">
            <text:p>6.90547822327547E-5</text:p>
          </table:table-cell>
        </table:table-row>
        <table:table-row table:style-name="ro1">
          <table:table-cell office:value-type="string">
            <text:p>1.00001095133972E14</text:p>
          </table:table-cell>
          <table:table-cell office:value-type="string">
            <text:p>9.290352263597942E-5</text:p>
          </table:table-cell>
        </table:table-row>
        <table:table-row table:style-name="ro1">
          <table:table-cell office:value-type="string">
            <text:p>1.32472692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80497506E9</text:p>
          </table:table-cell>
          <table:table-cell office:value-type="string">
            <text:p>7.51022579073918E-5</text:p>
          </table:table-cell>
        </table:table-row>
        <table:table-row table:style-name="ro1">
          <table:table-cell office:value-type="string">
            <text:p>1.00001216431832E14</text:p>
          </table:table-cell>
          <table:table-cell office:value-type="string">
            <text:p>8.632872218912097E-5</text:p>
          </table:table-cell>
        </table:table-row>
        <table:table-row table:style-name="ro1">
          <table:table-cell office:value-type="string">
            <text:p>1.30037442E9</text:p>
          </table:table-cell>
          <table:table-cell office:value-type="string">
            <text:p>8.35418384600366E-5</text:p>
          </table:table-cell>
        </table:table-row>
        <table:table-row table:style-name="ro1">
          <table:table-cell office:value-type="string">
            <text:p>1.000005447142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2892172E8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443430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7066073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44250836E14</text:p>
          </table:table-cell>
          <table:table-cell office:value-type="string">
            <text:p>8.127233731208563E-5</text:p>
          </table:table-cell>
        </table:table-row>
        <table:table-row table:style-name="ro1">
          <table:table-cell office:value-type="string">
            <text:p>1.0000019599412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6297815592E14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3503290752E14</text:p>
          </table:table-cell>
          <table:table-cell office:value-type="string">
            <text:p>7.029486686997668E-5</text:p>
          </table:table-cell>
        </table:table-row>
        <table:table-row table:style-name="ro1">
          <table:table-cell office:value-type="string">
            <text:p>1.00000367343107E14</text:p>
          </table:table-cell>
          <table:table-cell office:value-type="string">
            <text:p>1.1512545887645038E-4</text:p>
          </table:table-cell>
        </table:table-row>
        <table:table-row table:style-name="ro1">
          <table:table-cell office:value-type="string">
            <text:p>1.555903807E9</text:p>
          </table:table-cell>
          <table:table-cell office:value-type="string">
            <text:p>2.430668825038054E-4</text:p>
          </table:table-cell>
        </table:table-row>
        <table:table-row table:style-name="ro1">
          <table:table-cell office:value-type="string">
            <text:p>1.229311934E9</text:p>
          </table:table-cell>
          <table:table-cell office:value-type="string">
            <text:p>2.3213864242536532E-4</text:p>
          </table:table-cell>
        </table:table-row>
        <table:table-row table:style-name="ro1">
          <table:table-cell office:value-type="string">
            <text:p>6.89365881E8</text:p>
          </table:table-cell>
          <table:table-cell office:value-type="string">
            <text:p>8.815947386150014E-5</text:p>
          </table:table-cell>
        </table:table-row>
        <table:table-row table:style-name="ro1">
          <table:table-cell office:value-type="string">
            <text:p>8.6063506E8</text:p>
          </table:table-cell>
          <table:table-cell office:value-type="string">
            <text:p>7.016789896853037E-5</text:p>
          </table:table-cell>
        </table:table-row>
        <table:table-row table:style-name="ro1">
          <table:table-cell office:value-type="string">
            <text:p>6.60067376E8</text:p>
          </table:table-cell>
          <table:table-cell office:value-type="string">
            <text:p>7.037053939802901E-5</text:p>
          </table:table-cell>
        </table:table-row>
        <table:table-row table:style-name="ro1">
          <table:table-cell office:value-type="string">
            <text:p>2912647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62642486E14</text:p>
          </table:table-cell>
          <table:table-cell office:value-type="string">
            <text:p>7.457384112136717E-5</text:p>
          </table:table-cell>
        </table:table-row>
        <table:table-row table:style-name="ro1">
          <table:table-cell office:value-type="string">
            <text:p>1.470575341E9</text:p>
          </table:table-cell>
          <table:table-cell office:value-type="string">
            <text:p>2.2624149279673448E-4</text:p>
          </table:table-cell>
        </table:table-row>
        <table:table-row table:style-name="ro1">
          <table:table-cell office:value-type="string">
            <text:p>6.3102249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555177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9464570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25584463E9</text:p>
          </table:table-cell>
          <table:table-cell office:value-type="string">
            <text:p>3.936130745165331E-4</text:p>
          </table:table-cell>
        </table:table-row>
        <table:table-row table:style-name="ro1">
          <table:table-cell office:value-type="string">
            <text:p>1.00002016314983E14</text:p>
          </table:table-cell>
          <table:table-cell office:value-type="string">
            <text:p>6.821665041713095E-5</text:p>
          </table:table-cell>
        </table:table-row>
        <table:table-row table:style-name="ro1">
          <table:table-cell office:value-type="string">
            <text:p>1.462524087E9</text:p>
          </table:table-cell>
          <table:table-cell office:value-type="string">
            <text:p>8.118912695355989E-5</text:p>
          </table:table-cell>
        </table:table-row>
        <table:table-row table:style-name="ro1">
          <table:table-cell office:value-type="string">
            <text:p>1.00000381605329E14</text:p>
          </table:table-cell>
          <table:table-cell office:value-type="string">
            <text:p>6.906726761052401E-5</text:p>
          </table:table-cell>
        </table:table-row>
        <table:table-row table:style-name="ro1">
          <table:table-cell office:value-type="string">
            <text:p>5.6518326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6077828E14</text:p>
          </table:table-cell>
          <table:table-cell office:value-type="string">
            <text:p>8.243238486786314E-5</text:p>
          </table:table-cell>
        </table:table-row>
        <table:table-row table:style-name="ro1">
          <table:table-cell office:value-type="string">
            <text:p>1.000031519186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484794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73276254E8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6.7914973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37678425E14</text:p>
          </table:table-cell>
          <table:table-cell office:value-type="string">
            <text:p>4.428653962269481E-4</text:p>
          </table:table-cell>
        </table:table-row>
        <table:table-row table:style-name="ro1">
          <table:table-cell office:value-type="string">
            <text:p>5.49915091E8</text:p>
          </table:table-cell>
          <table:table-cell office:value-type="string">
            <text:p>1.2444641947895397E-4</text:p>
          </table:table-cell>
        </table:table-row>
        <table:table-row table:style-name="ro1">
          <table:table-cell office:value-type="string">
            <text:p>1.248421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91127587E14</text:p>
          </table:table-cell>
          <table:table-cell office:value-type="string">
            <text:p>2.0339995765563152E-4</text:p>
          </table:table-cell>
        </table:table-row>
        <table:table-row table:style-name="ro1">
          <table:table-cell office:value-type="string">
            <text:p>1.00000294475274E14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05877509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5182080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2524961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1578212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5489627E14</text:p>
          </table:table-cell>
          <table:table-cell office:value-type="string">
            <text:p>1.5313085510869947E-4</text:p>
          </table:table-cell>
        </table:table-row>
        <table:table-row table:style-name="ro1">
          <table:table-cell office:value-type="string">
            <text:p>1.44258806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7137321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803413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779076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774801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422565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5272272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233597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0917349E8</text:p>
          </table:table-cell>
          <table:table-cell office:value-type="string">
            <text:p>2.208110354091735E-4</text:p>
          </table:table-cell>
        </table:table-row>
        <table:table-row table:style-name="ro1">
          <table:table-cell office:value-type="string">
            <text:p>1.7011390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8628839E8</text:p>
          </table:table-cell>
          <table:table-cell office:value-type="string">
            <text:p>6.94389488331553E-5</text:p>
          </table:table-cell>
        </table:table-row>
        <table:table-row table:style-name="ro1">
          <table:table-cell office:value-type="string">
            <text:p>6.9174007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331923662E14</text:p>
          </table:table-cell>
          <table:table-cell office:value-type="string">
            <text:p>1.9306527869068896E-4</text:p>
          </table:table-cell>
        </table:table-row>
        <table:table-row table:style-name="ro1">
          <table:table-cell office:value-type="string">
            <text:p>7.8528939E8</text:p>
          </table:table-cell>
          <table:table-cell office:value-type="string">
            <text:p>2.4489442907080797E-4</text:p>
          </table:table-cell>
        </table:table-row>
        <table:table-row table:style-name="ro1">
          <table:table-cell office:value-type="string">
            <text:p>1.000007718159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45991845E14</text:p>
          </table:table-cell>
          <table:table-cell office:value-type="string">
            <text:p>7.619600538980183E-5</text:p>
          </table:table-cell>
        </table:table-row>
        <table:table-row table:style-name="ro1">
          <table:table-cell office:value-type="string">
            <text:p>6.5503685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7853598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0291021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549282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35550466E14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1.060052338E9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5.66468485E8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00001129503492E14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461506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24740992E9</text:p>
          </table:table-cell>
          <table:table-cell office:value-type="string">
            <text:p>8.588893111413131E-5</text:p>
          </table:table-cell>
        </table:table-row>
        <table:table-row table:style-name="ro1">
          <table:table-cell office:value-type="string">
            <text:p>1.10291522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1104913E8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6.31821172E8</text:p>
          </table:table-cell>
          <table:table-cell office:value-type="string">
            <text:p>7.006837519698075E-5</text:p>
          </table:table-cell>
        </table:table-row>
        <table:table-row table:style-name="ro1">
          <table:table-cell office:value-type="string">
            <text:p>6.4361726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891901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060609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2807522E14</text:p>
          </table:table-cell>
          <table:table-cell office:value-type="string">
            <text:p>7.476752634686264E-5</text:p>
          </table:table-cell>
        </table:table-row>
        <table:table-row table:style-name="ro1">
          <table:table-cell office:value-type="string">
            <text:p>1.0000368316094E14</text:p>
          </table:table-cell>
          <table:table-cell office:value-type="string">
            <text:p>2.1587247769876196E-4</text:p>
          </table:table-cell>
        </table:table-row>
        <table:table-row table:style-name="ro1">
          <table:table-cell office:value-type="string">
            <text:p>1.000036961164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7611004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72507224E14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1.000002807304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65400642E9</text:p>
          </table:table-cell>
          <table:table-cell office:value-type="string">
            <text:p>1.6140417630650198E-4</text:p>
          </table:table-cell>
        </table:table-row>
        <table:table-row table:style-name="ro1">
          <table:table-cell office:value-type="string">
            <text:p>1.00002487037172E14</text:p>
          </table:table-cell>
          <table:table-cell office:value-type="string">
            <text:p>8.34719421187584E-5</text:p>
          </table:table-cell>
        </table:table-row>
        <table:table-row table:style-name="ro1">
          <table:table-cell office:value-type="string">
            <text:p>1.00762342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4798656E8</text:p>
          </table:table-cell>
          <table:table-cell office:value-type="string">
            <text:p>8.369773514770059E-5</text:p>
          </table:table-cell>
        </table:table-row>
        <table:table-row table:style-name="ro1">
          <table:table-cell office:value-type="string">
            <text:p>1.00002016503316E14</text:p>
          </table:table-cell>
          <table:table-cell office:value-type="string">
            <text:p>6.82719332490594E-5</text:p>
          </table:table-cell>
        </table:table-row>
        <table:table-row table:style-name="ro1">
          <table:table-cell office:value-type="string">
            <text:p>6.7704967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6027586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4978564E9</text:p>
          </table:table-cell>
          <table:table-cell office:value-type="string">
            <text:p>8.113464761884366E-5</text:p>
          </table:table-cell>
        </table:table-row>
        <table:table-row table:style-name="ro1">
          <table:table-cell office:value-type="string">
            <text:p>1.00000507898668E14</text:p>
          </table:table-cell>
          <table:table-cell office:value-type="string">
            <text:p>0.0010219045168100244</text:p>
          </table:table-cell>
        </table:table-row>
        <table:table-row table:style-name="ro1">
          <table:table-cell office:value-type="string">
            <text:p>6.0831696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46618943E14</text:p>
          </table:table-cell>
          <table:table-cell office:value-type="string">
            <text:p>7.637387165428363E-5</text:p>
          </table:table-cell>
        </table:table-row>
        <table:table-row table:style-name="ro1">
          <table:table-cell office:value-type="string">
            <text:p>1.00000556780687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6.22849089E8</text:p>
          </table:table-cell>
          <table:table-cell office:value-type="string">
            <text:p>1.471090158712913E-4</text:p>
          </table:table-cell>
        </table:table-row>
        <table:table-row table:style-name="ro1">
          <table:table-cell office:value-type="string">
            <text:p>1.27715181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59080544E14</text:p>
          </table:table-cell>
          <table:table-cell office:value-type="string">
            <text:p>1.1060981976902004E-4</text:p>
          </table:table-cell>
        </table:table-row>
        <table:table-row table:style-name="ro1">
          <table:table-cell office:value-type="string">
            <text:p>7.28402374E8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000010343271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52557357E14</text:p>
          </table:table-cell>
          <table:table-cell office:value-type="string">
            <text:p>1.3650724408620062E-4</text:p>
          </table:table-cell>
        </table:table-row>
        <table:table-row table:style-name="ro1">
          <table:table-cell office:value-type="string">
            <text:p>1.00000819574804E14</text:p>
          </table:table-cell>
          <table:table-cell office:value-type="string">
            <text:p>7.098052180529358E-5</text:p>
          </table:table-cell>
        </table:table-row>
        <table:table-row table:style-name="ro1">
          <table:table-cell office:value-type="string">
            <text:p>5.22094627E8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1.000026167457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8087059E8</text:p>
          </table:table-cell>
          <table:table-cell office:value-type="string">
            <text:p>1.10534733621303E-4</text:p>
          </table:table-cell>
        </table:table-row>
        <table:table-row table:style-name="ro1">
          <table:table-cell office:value-type="string">
            <text:p>1.00001217328184E14</text:p>
          </table:table-cell>
          <table:table-cell office:value-type="string">
            <text:p>7.933509056476894E-5</text:p>
          </table:table-cell>
        </table:table-row>
        <table:table-row table:style-name="ro1">
          <table:table-cell office:value-type="string">
            <text:p>1.0000100654259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85828733E14</text:p>
          </table:table-cell>
          <table:table-cell office:value-type="string">
            <text:p>3.581958150614553E-4</text:p>
          </table:table-cell>
        </table:table-row>
        <table:table-row table:style-name="ro1">
          <table:table-cell office:value-type="string">
            <text:p>1.00000279750166E14</text:p>
          </table:table-cell>
          <table:table-cell office:value-type="string">
            <text:p>7.006837519698075E-5</text:p>
          </table:table-cell>
        </table:table-row>
        <table:table-row table:style-name="ro1">
          <table:table-cell office:value-type="string">
            <text:p>1.07707249E9</text:p>
          </table:table-cell>
          <table:table-cell office:value-type="string">
            <text:p>7.585661154442198E-5</text:p>
          </table:table-cell>
        </table:table-row>
        <table:table-row table:style-name="ro1">
          <table:table-cell office:value-type="string">
            <text:p>7.588703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876923E14</text:p>
          </table:table-cell>
          <table:table-cell office:value-type="string">
            <text:p>1.4611768357726283E-4</text:p>
          </table:table-cell>
        </table:table-row>
        <table:table-row table:style-name="ro1">
          <table:table-cell office:value-type="string">
            <text:p>1.00000200583972E14</text:p>
          </table:table-cell>
          <table:table-cell office:value-type="string">
            <text:p>1.0475869111227588E-4</text:p>
          </table:table-cell>
        </table:table-row>
        <table:table-row table:style-name="ro1">
          <table:table-cell office:value-type="string">
            <text:p>1.32625703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14772147E14</text:p>
          </table:table-cell>
          <table:table-cell office:value-type="string">
            <text:p>1.35935132607168E-4</text:p>
          </table:table-cell>
        </table:table-row>
        <table:table-row table:style-name="ro1">
          <table:table-cell office:value-type="string">
            <text:p>1.44392556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278272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655545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319646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789669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05974507E9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00001945707901E14</text:p>
          </table:table-cell>
          <table:table-cell office:value-type="string">
            <text:p>7.605687311188241E-5</text:p>
          </table:table-cell>
        </table:table-row>
        <table:table-row table:style-name="ro1">
          <table:table-cell office:value-type="string">
            <text:p>1.00000586596495E14</text:p>
          </table:table-cell>
          <table:table-cell office:value-type="string">
            <text:p>1.347853872550621E-4</text:p>
          </table:table-cell>
        </table:table-row>
        <table:table-row table:style-name="ro1">
          <table:table-cell office:value-type="string">
            <text:p>1.043179379E9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45403122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5251517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66931668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00002077941959E14</text:p>
          </table:table-cell>
          <table:table-cell office:value-type="string">
            <text:p>7.683088121492085E-5</text:p>
          </table:table-cell>
        </table:table-row>
        <table:table-row table:style-name="ro1">
          <table:table-cell office:value-type="string">
            <text:p>1.499465057E9</text:p>
          </table:table-cell>
          <table:table-cell office:value-type="string">
            <text:p>8.12357128432529E-5</text:p>
          </table:table-cell>
        </table:table-row>
        <table:table-row table:style-name="ro1">
          <table:table-cell office:value-type="string">
            <text:p>1.002969966E9</text:p>
          </table:table-cell>
          <table:table-cell office:value-type="string">
            <text:p>2.831964977111115E-4</text:p>
          </table:table-cell>
        </table:table-row>
        <table:table-row table:style-name="ro1">
          <table:table-cell office:value-type="string">
            <text:p>1.0000004140234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23246507E14</text:p>
          </table:table-cell>
          <table:table-cell office:value-type="string">
            <text:p>8.359851650176834E-5</text:p>
          </table:table-cell>
        </table:table-row>
        <table:table-row table:style-name="ro1">
          <table:table-cell office:value-type="string">
            <text:p>1.800776132E9</text:p>
          </table:table-cell>
          <table:table-cell office:value-type="string">
            <text:p>1.7957102679438993E-4</text:p>
          </table:table-cell>
        </table:table-row>
        <table:table-row table:style-name="ro1">
          <table:table-cell office:value-type="string">
            <text:p>1.412634216E9</text:p>
          </table:table-cell>
          <table:table-cell office:value-type="string">
            <text:p>7.732359026274862E-5</text:p>
          </table:table-cell>
        </table:table-row>
        <table:table-row table:style-name="ro1">
          <table:table-cell office:value-type="string">
            <text:p>1.00000502871015E14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1.00000905963296E14</text:p>
          </table:table-cell>
          <table:table-cell office:value-type="string">
            <text:p>1.539726808007891E-4</text:p>
          </table:table-cell>
        </table:table-row>
        <table:table-row table:style-name="ro1">
          <table:table-cell office:value-type="string">
            <text:p>1.0000203974987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203386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17275606E9</text:p>
          </table:table-cell>
          <table:table-cell office:value-type="string">
            <text:p>7.436949666055217E-5</text:p>
          </table:table-cell>
        </table:table-row>
        <table:table-row table:style-name="ro1">
          <table:table-cell office:value-type="string">
            <text:p>1.00000474115161E14</text:p>
          </table:table-cell>
          <table:table-cell office:value-type="string">
            <text:p>1.0129176081275983E-4</text:p>
          </table:table-cell>
        </table:table-row>
        <table:table-row table:style-name="ro1">
          <table:table-cell office:value-type="string">
            <text:p>5.20055549E8</text:p>
          </table:table-cell>
          <table:table-cell office:value-type="string">
            <text:p>7.714360278723273E-5</text:p>
          </table:table-cell>
        </table:table-row>
        <table:table-row table:style-name="ro1">
          <table:table-cell office:value-type="string">
            <text:p>1.22215835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7715206E8</text:p>
          </table:table-cell>
          <table:table-cell office:value-type="string">
            <text:p>2.639478324417338E-4</text:p>
          </table:table-cell>
        </table:table-row>
        <table:table-row table:style-name="ro1">
          <table:table-cell office:value-type="string">
            <text:p>1.0000089374391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86167610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834743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511245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6635168E9</text:p>
          </table:table-cell>
          <table:table-cell office:value-type="string">
            <text:p>9.88515677693378E-4</text:p>
          </table:table-cell>
        </table:table-row>
        <table:table-row table:style-name="ro1">
          <table:table-cell office:value-type="string">
            <text:p>1.49193368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093265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2601311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2158638E8</text:p>
          </table:table-cell>
          <table:table-cell office:value-type="string">
            <text:p>7.964440448187928E-5</text:p>
          </table:table-cell>
        </table:table-row>
        <table:table-row table:style-name="ro1">
          <table:table-cell office:value-type="string">
            <text:p>1.14394916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7253806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10642916E14</text:p>
          </table:table-cell>
          <table:table-cell office:value-type="string">
            <text:p>1.0044687947866616E-4</text:p>
          </table:table-cell>
        </table:table-row>
        <table:table-row table:style-name="ro1">
          <table:table-cell office:value-type="string">
            <text:p>1.0000025894016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2663833E9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50295429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9000014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2537913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22838334E14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2718891069E14</text:p>
          </table:table-cell>
          <table:table-cell office:value-type="string">
            <text:p>6.854780653415014E-4</text:p>
          </table:table-cell>
        </table:table-row>
        <table:table-row table:style-name="ro1">
          <table:table-cell office:value-type="string">
            <text:p>1.0000350932298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0427051E8</text:p>
          </table:table-cell>
          <table:table-cell office:value-type="string">
            <text:p>8.969019713117905E-5</text:p>
          </table:table-cell>
        </table:table-row>
        <table:table-row table:style-name="ro1">
          <table:table-cell office:value-type="string">
            <text:p>1.000008436769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205603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44326363E14</text:p>
          </table:table-cell>
          <table:table-cell office:value-type="string">
            <text:p>9.549491980124002E-5</text:p>
          </table:table-cell>
        </table:table-row>
        <table:table-row table:style-name="ro1">
          <table:table-cell office:value-type="string">
            <text:p>1.00001420847787E14</text:p>
          </table:table-cell>
          <table:table-cell office:value-type="string">
            <text:p>9.119420061239689E-5</text:p>
          </table:table-cell>
        </table:table-row>
        <table:table-row table:style-name="ro1">
          <table:table-cell office:value-type="string">
            <text:p>1.711906086E9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5.1945889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06530153E14</text:p>
          </table:table-cell>
          <table:table-cell office:value-type="string">
            <text:p>0.007144336520420186</text:p>
          </table:table-cell>
        </table:table-row>
        <table:table-row table:style-name="ro1">
          <table:table-cell office:value-type="string">
            <text:p>1.0000048900578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9070233E9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1.82220138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084345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1227886E9</text:p>
          </table:table-cell>
          <table:table-cell office:value-type="string">
            <text:p>1.358745958149348E-4</text:p>
          </table:table-cell>
        </table:table-row>
        <table:table-row table:style-name="ro1">
          <table:table-cell office:value-type="string">
            <text:p>1.000053644216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152669E8</text:p>
          </table:table-cell>
          <table:table-cell office:value-type="string">
            <text:p>1.1187063412567517E-4</text:p>
          </table:table-cell>
        </table:table-row>
        <table:table-row table:style-name="ro1">
          <table:table-cell office:value-type="string">
            <text:p>6.48373886E8</text:p>
          </table:table-cell>
          <table:table-cell office:value-type="string">
            <text:p>1.1858429584382334E-4</text:p>
          </table:table-cell>
        </table:table-row>
        <table:table-row table:style-name="ro1">
          <table:table-cell office:value-type="string">
            <text:p>1.29485445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04792342E14</text:p>
          </table:table-cell>
          <table:table-cell office:value-type="string">
            <text:p>7.118319370921788E-5</text:p>
          </table:table-cell>
        </table:table-row>
        <table:table-row table:style-name="ro1">
          <table:table-cell office:value-type="string">
            <text:p>1.000005696330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049641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182701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8530557E8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0296318063E14</text:p>
          </table:table-cell>
          <table:table-cell office:value-type="string">
            <text:p>7.692675740947574E-5</text:p>
          </table:table-cell>
        </table:table-row>
        <table:table-row table:style-name="ro1">
          <table:table-cell office:value-type="string">
            <text:p>1.100032012E9</text:p>
          </table:table-cell>
          <table:table-cell office:value-type="string">
            <text:p>2.671032286649637E-4</text:p>
          </table:table-cell>
        </table:table-row>
        <table:table-row table:style-name="ro1">
          <table:table-cell office:value-type="string">
            <text:p>6.1239788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00437337E14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5.1674789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1251934E8</text:p>
          </table:table-cell>
          <table:table-cell office:value-type="string">
            <text:p>7.281880185988484E-5</text:p>
          </table:table-cell>
        </table:table-row>
        <table:table-row table:style-name="ro1">
          <table:table-cell office:value-type="string">
            <text:p>1.214383218E9</text:p>
          </table:table-cell>
          <table:table-cell office:value-type="string">
            <text:p>7.654808514408301E-5</text:p>
          </table:table-cell>
        </table:table-row>
        <table:table-row table:style-name="ro1">
          <table:table-cell office:value-type="string">
            <text:p>1.000023750408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24676045E14</text:p>
          </table:table-cell>
          <table:table-cell office:value-type="string">
            <text:p>8.01069083711704E-5</text:p>
          </table:table-cell>
        </table:table-row>
        <table:table-row table:style-name="ro1">
          <table:table-cell office:value-type="string">
            <text:p>1.52093459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15448257E9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00003056930467E14</text:p>
          </table:table-cell>
          <table:table-cell office:value-type="string">
            <text:p>2.3124646820011808E-4</text:p>
          </table:table-cell>
        </table:table-row>
        <table:table-row table:style-name="ro1">
          <table:table-cell office:value-type="string">
            <text:p>1.000004213035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22245208E14</text:p>
          </table:table-cell>
          <table:table-cell office:value-type="string">
            <text:p>1.4757779488467086E-4</text:p>
          </table:table-cell>
        </table:table-row>
        <table:table-row table:style-name="ro1">
          <table:table-cell office:value-type="string">
            <text:p>1.357560577E9</text:p>
          </table:table-cell>
          <table:table-cell office:value-type="string">
            <text:p>1.2723744001251553E-4</text:p>
          </table:table-cell>
        </table:table-row>
        <table:table-row table:style-name="ro1">
          <table:table-cell office:value-type="string">
            <text:p>1.608152961E9</text:p>
          </table:table-cell>
          <table:table-cell office:value-type="string">
            <text:p>1.1537907997598659E-4</text:p>
          </table:table-cell>
        </table:table-row>
        <table:table-row table:style-name="ro1">
          <table:table-cell office:value-type="string">
            <text:p>5.9217192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70378132E14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6.3370623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03006478E14</text:p>
          </table:table-cell>
          <table:table-cell office:value-type="string">
            <text:p>5.380869227561067E-4</text:p>
          </table:table-cell>
        </table:table-row>
        <table:table-row table:style-name="ro1">
          <table:table-cell office:value-type="string">
            <text:p>7.3372874E8</text:p>
          </table:table-cell>
          <table:table-cell office:value-type="string">
            <text:p>7.735607029573795E-5</text:p>
          </table:table-cell>
        </table:table-row>
        <table:table-row table:style-name="ro1">
          <table:table-cell office:value-type="string">
            <text:p>1.00001361436824E14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8.5189044E8</text:p>
          </table:table-cell>
          <table:table-cell office:value-type="string">
            <text:p>7.714360278723273E-5</text:p>
          </table:table-cell>
        </table:table-row>
        <table:table-row table:style-name="ro1">
          <table:table-cell office:value-type="string">
            <text:p>1.00000831421279E14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00004883701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41171283E14</text:p>
          </table:table-cell>
          <table:table-cell office:value-type="string">
            <text:p>6.921541784042833E-5</text:p>
          </table:table-cell>
        </table:table-row>
        <table:table-row table:style-name="ro1">
          <table:table-cell office:value-type="string">
            <text:p>1.341728548E9</text:p>
          </table:table-cell>
          <table:table-cell office:value-type="string">
            <text:p>7.905740832340697E-5</text:p>
          </table:table-cell>
        </table:table-row>
        <table:table-row table:style-name="ro1">
          <table:table-cell office:value-type="string">
            <text:p>6.3834271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613008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131985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05146974E9</text:p>
          </table:table-cell>
          <table:table-cell office:value-type="string">
            <text:p>6.857580119434786E-5</text:p>
          </table:table-cell>
        </table:table-row>
        <table:table-row table:style-name="ro1">
          <table:table-cell office:value-type="string">
            <text:p>1.279575232E9</text:p>
          </table:table-cell>
          <table:table-cell office:value-type="string">
            <text:p>1.0977488257486615E-4</text:p>
          </table:table-cell>
        </table:table-row>
        <table:table-row table:style-name="ro1">
          <table:table-cell office:value-type="string">
            <text:p>1.00000619329416E14</text:p>
          </table:table-cell>
          <table:table-cell office:value-type="string">
            <text:p>6.829127388677074E-5</text:p>
          </table:table-cell>
        </table:table-row>
        <table:table-row table:style-name="ro1">
          <table:table-cell office:value-type="string">
            <text:p>5.5096347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35524932E9</text:p>
          </table:table-cell>
          <table:table-cell office:value-type="string">
            <text:p>1.0069318388651102E-4</text:p>
          </table:table-cell>
        </table:table-row>
        <table:table-row table:style-name="ro1">
          <table:table-cell office:value-type="string">
            <text:p>1.0000205525848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961912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52311003E9</text:p>
          </table:table-cell>
          <table:table-cell office:value-type="string">
            <text:p>9.578907500757012E-5</text:p>
          </table:table-cell>
        </table:table-row>
        <table:table-row table:style-name="ro1">
          <table:table-cell office:value-type="string">
            <text:p>1.0000014698328E14</text:p>
          </table:table-cell>
          <table:table-cell office:value-type="string">
            <text:p>6.920052984859333E-5</text:p>
          </table:table-cell>
        </table:table-row>
        <table:table-row table:style-name="ro1">
          <table:table-cell office:value-type="string">
            <text:p>1.000016247788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1040065E9</text:p>
          </table:table-cell>
          <table:table-cell office:value-type="string">
            <text:p>7.246496638434283E-5</text:p>
          </table:table-cell>
        </table:table-row>
        <table:table-row table:style-name="ro1">
          <table:table-cell office:value-type="string">
            <text:p>1.2201494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7490998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58410156E9</text:p>
          </table:table-cell>
          <table:table-cell office:value-type="string">
            <text:p>1.529065638187274E-4</text:p>
          </table:table-cell>
        </table:table-row>
        <table:table-row table:style-name="ro1">
          <table:table-cell office:value-type="string">
            <text:p>1.0000088080599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76741864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5.6399926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612134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5011275E9</text:p>
          </table:table-cell>
          <table:table-cell office:value-type="string">
            <text:p>3.9562645043996966E-4</text:p>
          </table:table-cell>
        </table:table-row>
        <table:table-row table:style-name="ro1">
          <table:table-cell office:value-type="string">
            <text:p>6.2758648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9398994E8</text:p>
          </table:table-cell>
          <table:table-cell office:value-type="string">
            <text:p>8.7013427127696E-5</text:p>
          </table:table-cell>
        </table:table-row>
        <table:table-row table:style-name="ro1">
          <table:table-cell office:value-type="string">
            <text:p>1.00001165424716E14</text:p>
          </table:table-cell>
          <table:table-cell office:value-type="string">
            <text:p>7.844325539142854E-5</text:p>
          </table:table-cell>
        </table:table-row>
        <table:table-row table:style-name="ro1">
          <table:table-cell office:value-type="string">
            <text:p>1.185466934E9</text:p>
          </table:table-cell>
          <table:table-cell office:value-type="string">
            <text:p>1.2258007145396596E-4</text:p>
          </table:table-cell>
        </table:table-row>
        <table:table-row table:style-name="ro1">
          <table:table-cell office:value-type="string">
            <text:p>1.46859986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045328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5081302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68232377E9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1.390051667E9</text:p>
          </table:table-cell>
          <table:table-cell office:value-type="string">
            <text:p>6.976903664193031E-5</text:p>
          </table:table-cell>
        </table:table-row>
        <table:table-row table:style-name="ro1">
          <table:table-cell office:value-type="string">
            <text:p>1.12932718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018172217E14</text:p>
          </table:table-cell>
          <table:table-cell office:value-type="string">
            <text:p>7.186268171934555E-5</text:p>
          </table:table-cell>
        </table:table-row>
        <table:table-row table:style-name="ro1">
          <table:table-cell office:value-type="string">
            <text:p>1.832403512E9</text:p>
          </table:table-cell>
          <table:table-cell office:value-type="string">
            <text:p>6.892792250929027E-5</text:p>
          </table:table-cell>
        </table:table-row>
        <table:table-row table:style-name="ro1">
          <table:table-cell office:value-type="string">
            <text:p>2.09200816E8</text:p>
          </table:table-cell>
          <table:table-cell office:value-type="string">
            <text:p>8.450543147218587E-5</text:p>
          </table:table-cell>
        </table:table-row>
        <table:table-row table:style-name="ro1">
          <table:table-cell office:value-type="string">
            <text:p>5.8035524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0057479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79118017E14</text:p>
          </table:table-cell>
          <table:table-cell office:value-type="string">
            <text:p>1.0483789762610386E-4</text:p>
          </table:table-cell>
        </table:table-row>
        <table:table-row table:style-name="ro1">
          <table:table-cell office:value-type="string">
            <text:p>1.000018946462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92163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81274065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41538975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74264475E14</text:p>
          </table:table-cell>
          <table:table-cell office:value-type="string">
            <text:p>9.933209828855419E-5</text:p>
          </table:table-cell>
        </table:table-row>
        <table:table-row table:style-name="ro1">
          <table:table-cell office:value-type="string">
            <text:p>6.6807947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44301536E9</text:p>
          </table:table-cell>
          <table:table-cell office:value-type="string">
            <text:p>6.969800739984915E-5</text:p>
          </table:table-cell>
        </table:table-row>
        <table:table-row table:style-name="ro1">
          <table:table-cell office:value-type="string">
            <text:p>1.00000541312043E14</text:p>
          </table:table-cell>
          <table:table-cell office:value-type="string">
            <text:p>8.536197673090511E-5</text:p>
          </table:table-cell>
        </table:table-row>
        <table:table-row table:style-name="ro1">
          <table:table-cell office:value-type="string">
            <text:p>5.4971565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18408146E9</text:p>
          </table:table-cell>
          <table:table-cell office:value-type="string">
            <text:p>7.332793489200733E-5</text:p>
          </table:table-cell>
        </table:table-row>
        <table:table-row table:style-name="ro1">
          <table:table-cell office:value-type="string">
            <text:p>1.00001580856403E14</text:p>
          </table:table-cell>
          <table:table-cell office:value-type="string">
            <text:p>7.10532142668422E-5</text:p>
          </table:table-cell>
        </table:table-row>
        <table:table-row table:style-name="ro1">
          <table:table-cell office:value-type="string">
            <text:p>1.5071350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45718565E9</text:p>
          </table:table-cell>
          <table:table-cell office:value-type="string">
            <text:p>7.332545575533125E-5</text:p>
          </table:table-cell>
        </table:table-row>
        <table:table-row table:style-name="ro1">
          <table:table-cell office:value-type="string">
            <text:p>8.11934109E8</text:p>
          </table:table-cell>
          <table:table-cell office:value-type="string">
            <text:p>3.567136406218868E-4</text:p>
          </table:table-cell>
        </table:table-row>
        <table:table-row table:style-name="ro1">
          <table:table-cell office:value-type="string">
            <text:p>1.00000638915439E14</text:p>
          </table:table-cell>
          <table:table-cell office:value-type="string">
            <text:p>4.4303199903128417E-4</text:p>
          </table:table-cell>
        </table:table-row>
        <table:table-row table:style-name="ro1">
          <table:table-cell office:value-type="string">
            <text:p>5.35437889E8</text:p>
          </table:table-cell>
          <table:table-cell office:value-type="string">
            <text:p>7.316599523493337E-4</text:p>
          </table:table-cell>
        </table:table-row>
        <table:table-row table:style-name="ro1">
          <table:table-cell office:value-type="string">
            <text:p>7.6288324E8</text:p>
          </table:table-cell>
          <table:table-cell office:value-type="string">
            <text:p>1.1033907028061374E-4</text:p>
          </table:table-cell>
        </table:table-row>
        <table:table-row table:style-name="ro1">
          <table:table-cell office:value-type="string">
            <text:p>5.7980581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506491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19867197E9</text:p>
          </table:table-cell>
          <table:table-cell office:value-type="string">
            <text:p>7.525604009202939E-5</text:p>
          </table:table-cell>
        </table:table-row>
        <table:table-row table:style-name="ro1">
          <table:table-cell office:value-type="string">
            <text:p>1.15428550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906790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24069537E9</text:p>
          </table:table-cell>
          <table:table-cell office:value-type="string">
            <text:p>1.4103794126697105E-4</text:p>
          </table:table-cell>
        </table:table-row>
        <table:table-row table:style-name="ro1">
          <table:table-cell office:value-type="string">
            <text:p>1.00000687223614E14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37213023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446690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39883821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133510468E9</text:p>
          </table:table-cell>
          <table:table-cell office:value-type="string">
            <text:p>6.87153013356455E-5</text:p>
          </table:table-cell>
        </table:table-row>
        <table:table-row table:style-name="ro1">
          <table:table-cell office:value-type="string">
            <text:p>1.718570184E9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5.8246344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814238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1712128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60610259E14</text:p>
          </table:table-cell>
          <table:table-cell office:value-type="string">
            <text:p>3.783972840519639E-4</text:p>
          </table:table-cell>
        </table:table-row>
        <table:table-row table:style-name="ro1">
          <table:table-cell office:value-type="string">
            <text:p>1.00000049359334E14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1.000029854014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7193751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7421419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182229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08064072E14</text:p>
          </table:table-cell>
          <table:table-cell office:value-type="string">
            <text:p>7.466024265854439E-5</text:p>
          </table:table-cell>
        </table:table-row>
        <table:table-row table:style-name="ro1">
          <table:table-cell office:value-type="string">
            <text:p>1.00001079102255E14</text:p>
          </table:table-cell>
          <table:table-cell office:value-type="string">
            <text:p>2.458159018753484E-4</text:p>
          </table:table-cell>
        </table:table-row>
        <table:table-row table:style-name="ro1">
          <table:table-cell office:value-type="string">
            <text:p>1.41208056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86250136E14</text:p>
          </table:table-cell>
          <table:table-cell office:value-type="string">
            <text:p>1.4786477802418936E-4</text:p>
          </table:table-cell>
        </table:table-row>
        <table:table-row table:style-name="ro1">
          <table:table-cell office:value-type="string">
            <text:p>1.000014864238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98659297E14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0000021024612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657604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97775378E14</text:p>
          </table:table-cell>
          <table:table-cell office:value-type="string">
            <text:p>7.603483215708374E-5</text:p>
          </table:table-cell>
        </table:table-row>
        <table:table-row table:style-name="ro1">
          <table:table-cell office:value-type="string">
            <text:p>1.00001593923941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621364985E9</text:p>
          </table:table-cell>
          <table:table-cell office:value-type="string">
            <text:p>7.087432548015875E-5</text:p>
          </table:table-cell>
        </table:table-row>
        <table:table-row table:style-name="ro1">
          <table:table-cell office:value-type="string">
            <text:p>1.00003149417062E14</text:p>
          </table:table-cell>
          <table:table-cell office:value-type="string">
            <text:p>9.101947354771142E-5</text:p>
          </table:table-cell>
        </table:table-row>
        <table:table-row table:style-name="ro1">
          <table:table-cell office:value-type="string">
            <text:p>1.000007347882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35310134E14</text:p>
          </table:table-cell>
          <table:table-cell office:value-type="string">
            <text:p>7.733138142951924E-5</text:p>
          </table:table-cell>
        </table:table-row>
        <table:table-row table:style-name="ro1">
          <table:table-cell office:value-type="string">
            <text:p>5.2313993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771751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11215981E14</text:p>
          </table:table-cell>
          <table:table-cell office:value-type="string">
            <text:p>1.4717304800361628E-4</text:p>
          </table:table-cell>
        </table:table-row>
        <table:table-row table:style-name="ro1">
          <table:table-cell office:value-type="string">
            <text:p>1.00001410443823E14</text:p>
          </table:table-cell>
          <table:table-cell office:value-type="string">
            <text:p>7.79313003375804E-5</text:p>
          </table:table-cell>
        </table:table-row>
        <table:table-row table:style-name="ro1">
          <table:table-cell office:value-type="string">
            <text:p>1.21621167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1341455E9</text:p>
          </table:table-cell>
          <table:table-cell office:value-type="string">
            <text:p>8.106580157893884E-5</text:p>
          </table:table-cell>
        </table:table-row>
        <table:table-row table:style-name="ro1">
          <table:table-cell office:value-type="string">
            <text:p>1.00001103837004E14</text:p>
          </table:table-cell>
          <table:table-cell office:value-type="string">
            <text:p>9.97128605644131E-5</text:p>
          </table:table-cell>
        </table:table-row>
        <table:table-row table:style-name="ro1">
          <table:table-cell office:value-type="string">
            <text:p>1.00000262066631E14</text:p>
          </table:table-cell>
          <table:table-cell office:value-type="string">
            <text:p>7.740263617016883E-5</text:p>
          </table:table-cell>
        </table:table-row>
        <table:table-row table:style-name="ro1">
          <table:table-cell office:value-type="string">
            <text:p>1.0000328848969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855919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81947169E9</text:p>
          </table:table-cell>
          <table:table-cell office:value-type="string">
            <text:p>1.2832049452953399E-4</text:p>
          </table:table-cell>
        </table:table-row>
        <table:table-row table:style-name="ro1">
          <table:table-cell office:value-type="string">
            <text:p>1.00001518216054E14</text:p>
          </table:table-cell>
          <table:table-cell office:value-type="string">
            <text:p>1.416983690921442E-4</text:p>
          </table:table-cell>
        </table:table-row>
        <table:table-row table:style-name="ro1">
          <table:table-cell office:value-type="string">
            <text:p>1.00000889065889E14</text:p>
          </table:table-cell>
          <table:table-cell office:value-type="string">
            <text:p>6.971203193082891E-5</text:p>
          </table:table-cell>
        </table:table-row>
        <table:table-row table:style-name="ro1">
          <table:table-cell office:value-type="string">
            <text:p>5.38360569E8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396848063E9</text:p>
          </table:table-cell>
          <table:table-cell office:value-type="string">
            <text:p>1.7938369375731996E-4</text:p>
          </table:table-cell>
        </table:table-row>
        <table:table-row table:style-name="ro1">
          <table:table-cell office:value-type="string">
            <text:p>5.6835983E8</text:p>
          </table:table-cell>
          <table:table-cell office:value-type="string">
            <text:p>7.228909679744289E-5</text:p>
          </table:table-cell>
        </table:table-row>
        <table:table-row table:style-name="ro1">
          <table:table-cell office:value-type="string">
            <text:p>1.000002474375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462347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815115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8507536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4612878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655390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51252723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055667468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163202E8</text:p>
          </table:table-cell>
          <table:table-cell office:value-type="string">
            <text:p>9.114557851204999E-5</text:p>
          </table:table-cell>
        </table:table-row>
        <table:table-row table:style-name="ro1">
          <table:table-cell office:value-type="string">
            <text:p>1.847853856E9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00000120294536E14</text:p>
          </table:table-cell>
          <table:table-cell office:value-type="string">
            <text:p>8.23285467069328E-5</text:p>
          </table:table-cell>
        </table:table-row>
        <table:table-row table:style-name="ro1">
          <table:table-cell office:value-type="string">
            <text:p>1.000019411449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6674982E8</text:p>
          </table:table-cell>
          <table:table-cell office:value-type="string">
            <text:p>7.767158864574911E-5</text:p>
          </table:table-cell>
        </table:table-row>
        <table:table-row table:style-name="ro1">
          <table:table-cell office:value-type="string">
            <text:p>1.00001356996693E14</text:p>
          </table:table-cell>
          <table:table-cell office:value-type="string">
            <text:p>8.337755683023306E-5</text:p>
          </table:table-cell>
        </table:table-row>
        <table:table-row table:style-name="ro1">
          <table:table-cell office:value-type="string">
            <text:p>1.162846766E9</text:p>
          </table:table-cell>
          <table:table-cell office:value-type="string">
            <text:p>7.682179304436648E-5</text:p>
          </table:table-cell>
        </table:table-row>
        <table:table-row table:style-name="ro1">
          <table:table-cell office:value-type="string">
            <text:p>1.338772715E9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7.36983487E8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42291991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5921690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5418632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1762333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820539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19240855E9</text:p>
          </table:table-cell>
          <table:table-cell office:value-type="string">
            <text:p>8.327055917833784E-5</text:p>
          </table:table-cell>
        </table:table-row>
        <table:table-row table:style-name="ro1">
          <table:table-cell office:value-type="string">
            <text:p>6.5545547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3864504E8</text:p>
          </table:table-cell>
          <table:table-cell office:value-type="string">
            <text:p>7.496706040335336E-5</text:p>
          </table:table-cell>
        </table:table-row>
        <table:table-row table:style-name="ro1">
          <table:table-cell office:value-type="string">
            <text:p>1.0000491583156E14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1.45934723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2287358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7100144E9</text:p>
          </table:table-cell>
          <table:table-cell office:value-type="string">
            <text:p>7.006837519698075E-5</text:p>
          </table:table-cell>
        </table:table-row>
        <table:table-row table:style-name="ro1">
          <table:table-cell office:value-type="string">
            <text:p>1.00003597865129E14</text:p>
          </table:table-cell>
          <table:table-cell office:value-type="string">
            <text:p>7.740263617016883E-5</text:p>
          </table:table-cell>
        </table:table-row>
        <table:table-row table:style-name="ro1">
          <table:table-cell office:value-type="string">
            <text:p>1.27969284E9</text:p>
          </table:table-cell>
          <table:table-cell office:value-type="string">
            <text:p>7.180679362359482E-5</text:p>
          </table:table-cell>
        </table:table-row>
        <table:table-row table:style-name="ro1">
          <table:table-cell office:value-type="string">
            <text:p>6.76230477E8</text:p>
          </table:table-cell>
          <table:table-cell office:value-type="string">
            <text:p>7.419404774403907E-5</text:p>
          </table:table-cell>
        </table:table-row>
        <table:table-row table:style-name="ro1">
          <table:table-cell office:value-type="string">
            <text:p>8.26433212E8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64959358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3575298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1751811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058262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5969659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2032013262E14</text:p>
          </table:table-cell>
          <table:table-cell office:value-type="string">
            <text:p>6.980869435490632E-5</text:p>
          </table:table-cell>
        </table:table-row>
        <table:table-row table:style-name="ro1">
          <table:table-cell office:value-type="string">
            <text:p>1.295803181E9</text:p>
          </table:table-cell>
          <table:table-cell office:value-type="string">
            <text:p>1.0039997941533575E-4</text:p>
          </table:table-cell>
        </table:table-row>
        <table:table-row table:style-name="ro1">
          <table:table-cell office:value-type="string">
            <text:p>1.25382829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693400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4507105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7600354E8</text:p>
          </table:table-cell>
          <table:table-cell office:value-type="string">
            <text:p>0.04204199732832722</text:p>
          </table:table-cell>
        </table:table-row>
        <table:table-row table:style-name="ro1">
          <table:table-cell office:value-type="string">
            <text:p>1.0000321232448E14</text:p>
          </table:table-cell>
          <table:table-cell office:value-type="string">
            <text:p>8.131427982123742E-5</text:p>
          </table:table-cell>
        </table:table-row>
        <table:table-row table:style-name="ro1">
          <table:table-cell office:value-type="string">
            <text:p>1.00005501264041E14</text:p>
          </table:table-cell>
          <table:table-cell office:value-type="string">
            <text:p>8.678723882347932E-5</text:p>
          </table:table-cell>
        </table:table-row>
        <table:table-row table:style-name="ro1">
          <table:table-cell office:value-type="string">
            <text:p>1.387764654E9</text:p>
          </table:table-cell>
          <table:table-cell office:value-type="string">
            <text:p>3.3682494979043657E-4</text:p>
          </table:table-cell>
        </table:table-row>
        <table:table-row table:style-name="ro1">
          <table:table-cell office:value-type="string">
            <text:p>1.451508053E9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6.863173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257017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41132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6623244E8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11679038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3718658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84235384E14</text:p>
          </table:table-cell>
          <table:table-cell office:value-type="string">
            <text:p>7.056901953377523E-5</text:p>
          </table:table-cell>
        </table:table-row>
        <table:table-row table:style-name="ro1">
          <table:table-cell office:value-type="string">
            <text:p>6203646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2013082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0983325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3343946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4677127E9</text:p>
          </table:table-cell>
          <table:table-cell office:value-type="string">
            <text:p>6.821665041713095E-5</text:p>
          </table:table-cell>
        </table:table-row>
        <table:table-row table:style-name="ro1">
          <table:table-cell office:value-type="string">
            <text:p>8.362141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4208203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065850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80860947E14</text:p>
          </table:table-cell>
          <table:table-cell office:value-type="string">
            <text:p>8.660640267811252E-5</text:p>
          </table:table-cell>
        </table:table-row>
        <table:table-row table:style-name="ro1">
          <table:table-cell office:value-type="string">
            <text:p>6.04684786E8</text:p>
          </table:table-cell>
          <table:table-cell office:value-type="string">
            <text:p>1.5402808510311998E-4</text:p>
          </table:table-cell>
        </table:table-row>
        <table:table-row table:style-name="ro1">
          <table:table-cell office:value-type="string">
            <text:p>5.4443491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6784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2892927E9</text:p>
          </table:table-cell>
          <table:table-cell office:value-type="string">
            <text:p>1.0569919292947508E-4</text:p>
          </table:table-cell>
        </table:table-row>
        <table:table-row table:style-name="ro1">
          <table:table-cell office:value-type="string">
            <text:p>7.4623317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86920517E9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000856973E9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20140570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4010205E9</text:p>
          </table:table-cell>
          <table:table-cell office:value-type="string">
            <text:p>7.10804585628343E-5</text:p>
          </table:table-cell>
        </table:table-row>
        <table:table-row table:style-name="ro1">
          <table:table-cell office:value-type="string">
            <text:p>5.7682764E8</text:p>
          </table:table-cell>
          <table:table-cell office:value-type="string">
            <text:p>1.1076355052338995E-4</text:p>
          </table:table-cell>
        </table:table-row>
        <table:table-row table:style-name="ro1">
          <table:table-cell office:value-type="string">
            <text:p>1.000006759335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593065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40882371E8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1.030350903E9</text:p>
          </table:table-cell>
          <table:table-cell office:value-type="string">
            <text:p>3.633677780248134E-4</text:p>
          </table:table-cell>
        </table:table-row>
        <table:table-row table:style-name="ro1">
          <table:table-cell office:value-type="string">
            <text:p>1.00000545067398E14</text:p>
          </table:table-cell>
          <table:table-cell office:value-type="string">
            <text:p>7.251090673887854E-5</text:p>
          </table:table-cell>
        </table:table-row>
        <table:table-row table:style-name="ro1">
          <table:table-cell office:value-type="string">
            <text:p>1.00000823630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62315919E9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627181846E9</text:p>
          </table:table-cell>
          <table:table-cell office:value-type="string">
            <text:p>6.980869435490632E-5</text:p>
          </table:table-cell>
        </table:table-row>
        <table:table-row table:style-name="ro1">
          <table:table-cell office:value-type="string">
            <text:p>1.19686149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2356318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297739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8408864E8</text:p>
          </table:table-cell>
          <table:table-cell office:value-type="string">
            <text:p>6.959229365317761E-5</text:p>
          </table:table-cell>
        </table:table-row>
        <table:table-row table:style-name="ro1">
          <table:table-cell office:value-type="string">
            <text:p>1.0000053115630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238560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473622344E14</text:p>
          </table:table-cell>
          <table:table-cell office:value-type="string">
            <text:p>1.9567490904227416E-4</text:p>
          </table:table-cell>
        </table:table-row>
        <table:table-row table:style-name="ro1">
          <table:table-cell office:value-type="string">
            <text:p>1.04747421E9</text:p>
          </table:table-cell>
          <table:table-cell office:value-type="string">
            <text:p>9.950066551115409E-5</text:p>
          </table:table-cell>
        </table:table-row>
        <table:table-row table:style-name="ro1">
          <table:table-cell office:value-type="string">
            <text:p>5.7165681E8</text:p>
          </table:table-cell>
          <table:table-cell office:value-type="string">
            <text:p>8.630431601995453E-5</text:p>
          </table:table-cell>
        </table:table-row>
        <table:table-row table:style-name="ro1">
          <table:table-cell office:value-type="string">
            <text:p>8.16959293E8</text:p>
          </table:table-cell>
          <table:table-cell office:value-type="string">
            <text:p>8.738103616968012E-5</text:p>
          </table:table-cell>
        </table:table-row>
        <table:table-row table:style-name="ro1">
          <table:table-cell office:value-type="string">
            <text:p>1.00001538235043E14</text:p>
          </table:table-cell>
          <table:table-cell office:value-type="string">
            <text:p>3.0343608305487876E-4</text:p>
          </table:table-cell>
        </table:table-row>
        <table:table-row table:style-name="ro1">
          <table:table-cell office:value-type="string">
            <text:p>1.00002391028139E14</text:p>
          </table:table-cell>
          <table:table-cell office:value-type="string">
            <text:p>7.398593552511682E-5</text:p>
          </table:table-cell>
        </table:table-row>
        <table:table-row table:style-name="ro1">
          <table:table-cell office:value-type="string">
            <text:p>1.40979508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0000421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703606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64613623E14</text:p>
          </table:table-cell>
          <table:table-cell office:value-type="string">
            <text:p>5.526215032581457E-4</text:p>
          </table:table-cell>
        </table:table-row>
        <table:table-row table:style-name="ro1">
          <table:table-cell office:value-type="string">
            <text:p>1.23549860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0577632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95462431E14</text:p>
          </table:table-cell>
          <table:table-cell office:value-type="string">
            <text:p>7.468067473583612E-5</text:p>
          </table:table-cell>
        </table:table-row>
        <table:table-row table:style-name="ro1">
          <table:table-cell office:value-type="string">
            <text:p>1.343773458E9</text:p>
          </table:table-cell>
          <table:table-cell office:value-type="string">
            <text:p>8.48093475084145E-5</text:p>
          </table:table-cell>
        </table:table-row>
        <table:table-row table:style-name="ro1">
          <table:table-cell office:value-type="string">
            <text:p>1.000025903506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8025220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77867368E9</text:p>
          </table:table-cell>
          <table:table-cell office:value-type="string">
            <text:p>7.648179016153531E-5</text:p>
          </table:table-cell>
        </table:table-row>
        <table:table-row table:style-name="ro1">
          <table:table-cell office:value-type="string">
            <text:p>1.00000101633679E14</text:p>
          </table:table-cell>
          <table:table-cell office:value-type="string">
            <text:p>7.294843345732916E-5</text:p>
          </table:table-cell>
        </table:table-row>
        <table:table-row table:style-name="ro1">
          <table:table-cell office:value-type="string">
            <text:p>6.52212849E8</text:p>
          </table:table-cell>
          <table:table-cell office:value-type="string">
            <text:p>2.21342569741748E-4</text:p>
          </table:table-cell>
        </table:table-row>
        <table:table-row table:style-name="ro1">
          <table:table-cell office:value-type="string">
            <text:p>1.000038781139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4917528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1922514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887446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9703854E8</text:p>
          </table:table-cell>
          <table:table-cell office:value-type="string">
            <text:p>6.972082523446593E-5</text:p>
          </table:table-cell>
        </table:table-row>
        <table:table-row table:style-name="ro1">
          <table:table-cell office:value-type="string">
            <text:p>1.000002312433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57506256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541528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128366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1626503E9</text:p>
          </table:table-cell>
          <table:table-cell office:value-type="string">
            <text:p>4.0123940869701895E-4</text:p>
          </table:table-cell>
        </table:table-row>
        <table:table-row table:style-name="ro1">
          <table:table-cell office:value-type="string">
            <text:p>1.02093641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110835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467006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301603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841966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1356286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90640493E14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5.92328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7482376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0614717E9</text:p>
          </table:table-cell>
          <table:table-cell office:value-type="string">
            <text:p>7.129626715893724E-5</text:p>
          </table:table-cell>
        </table:table-row>
        <table:table-row table:style-name="ro1">
          <table:table-cell office:value-type="string">
            <text:p>1.558429977E9</text:p>
          </table:table-cell>
          <table:table-cell office:value-type="string">
            <text:p>9.14400107232427E-5</text:p>
          </table:table-cell>
        </table:table-row>
        <table:table-row table:style-name="ro1">
          <table:table-cell office:value-type="string">
            <text:p>1.09848769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05393129E14</text:p>
          </table:table-cell>
          <table:table-cell office:value-type="string">
            <text:p>7.198628733633213E-5</text:p>
          </table:table-cell>
        </table:table-row>
        <table:table-row table:style-name="ro1">
          <table:table-cell office:value-type="string">
            <text:p>5.5305856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98384E9</text:p>
          </table:table-cell>
          <table:table-cell office:value-type="string">
            <text:p>9.288437726179037E-5</text:p>
          </table:table-cell>
        </table:table-row>
        <table:table-row table:style-name="ro1">
          <table:table-cell office:value-type="string">
            <text:p>1.000008580724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88641863E9</text:p>
          </table:table-cell>
          <table:table-cell office:value-type="string">
            <text:p>7.301984846474772E-5</text:p>
          </table:table-cell>
        </table:table-row>
        <table:table-row table:style-name="ro1">
          <table:table-cell office:value-type="string">
            <text:p>1.000009576082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00041396E9</text:p>
          </table:table-cell>
          <table:table-cell office:value-type="string">
            <text:p>9.540154187757945E-5</text:p>
          </table:table-cell>
        </table:table-row>
        <table:table-row table:style-name="ro1">
          <table:table-cell office:value-type="string">
            <text:p>5.8099434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2690196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64940167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6.51075916E8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1.0000490005291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013408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80543228E14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6.9136077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5353108E9</text:p>
          </table:table-cell>
          <table:table-cell office:value-type="string">
            <text:p>7.733138142951924E-5</text:p>
          </table:table-cell>
        </table:table-row>
        <table:table-row table:style-name="ro1">
          <table:table-cell office:value-type="string">
            <text:p>6.07650353E8</text:p>
          </table:table-cell>
          <table:table-cell office:value-type="string">
            <text:p>7.293461442273553E-5</text:p>
          </table:table-cell>
        </table:table-row>
        <table:table-row table:style-name="ro1">
          <table:table-cell office:value-type="string">
            <text:p>1.462153604E9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1.00001426544925E14</text:p>
          </table:table-cell>
          <table:table-cell office:value-type="string">
            <text:p>8.176555544848772E-5</text:p>
          </table:table-cell>
        </table:table-row>
        <table:table-row table:style-name="ro1">
          <table:table-cell office:value-type="string">
            <text:p>6.66496262E8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106120141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2200211E9</text:p>
          </table:table-cell>
          <table:table-cell office:value-type="string">
            <text:p>1.2622406115347533E-4</text:p>
          </table:table-cell>
        </table:table-row>
        <table:table-row table:style-name="ro1">
          <table:table-cell office:value-type="string">
            <text:p>1.2808803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607704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341262552E14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2282877877E14</text:p>
          </table:table-cell>
          <table:table-cell office:value-type="string">
            <text:p>6.9213085688402E-5</text:p>
          </table:table-cell>
        </table:table-row>
        <table:table-row table:style-name="ro1">
          <table:table-cell office:value-type="string">
            <text:p>5.5395890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603236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4610377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702542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65690766E9</text:p>
          </table:table-cell>
          <table:table-cell office:value-type="string">
            <text:p>7.469345090789074E-5</text:p>
          </table:table-cell>
        </table:table-row>
        <table:table-row table:style-name="ro1">
          <table:table-cell office:value-type="string">
            <text:p>1.000000096270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541040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908553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18708998E14</text:p>
          </table:table-cell>
          <table:table-cell office:value-type="string">
            <text:p>7.357323589435777E-5</text:p>
          </table:table-cell>
        </table:table-row>
        <table:table-row table:style-name="ro1">
          <table:table-cell office:value-type="string">
            <text:p>1.000014001778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742741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9774179E9</text:p>
          </table:table-cell>
          <table:table-cell office:value-type="string">
            <text:p>7.15133989530821E-5</text:p>
          </table:table-cell>
        </table:table-row>
        <table:table-row table:style-name="ro1">
          <table:table-cell office:value-type="string">
            <text:p>1.0000000701849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9815409E8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39533602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35801527E14</text:p>
          </table:table-cell>
          <table:table-cell office:value-type="string">
            <text:p>8.011013147908474E-5</text:p>
          </table:table-cell>
        </table:table-row>
        <table:table-row table:style-name="ro1">
          <table:table-cell office:value-type="string">
            <text:p>1.0000001552672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4077524E8</text:p>
          </table:table-cell>
          <table:table-cell office:value-type="string">
            <text:p>2.9555040273402284E-4</text:p>
          </table:table-cell>
        </table:table-row>
        <table:table-row table:style-name="ro1">
          <table:table-cell office:value-type="string">
            <text:p>6.3552835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2946215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48203115E14</text:p>
          </table:table-cell>
          <table:table-cell office:value-type="string">
            <text:p>2.3666769733262524E-4</text:p>
          </table:table-cell>
        </table:table-row>
        <table:table-row table:style-name="ro1">
          <table:table-cell office:value-type="string">
            <text:p>1.228692876E9</text:p>
          </table:table-cell>
          <table:table-cell office:value-type="string">
            <text:p>2.167504803849748E-4</text:p>
          </table:table-cell>
        </table:table-row>
        <table:table-row table:style-name="ro1">
          <table:table-cell office:value-type="string">
            <text:p>1.000044327544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15030816E14</text:p>
          </table:table-cell>
          <table:table-cell office:value-type="string">
            <text:p>6.87153013356455E-5</text:p>
          </table:table-cell>
        </table:table-row>
        <table:table-row table:style-name="ro1">
          <table:table-cell office:value-type="string">
            <text:p>6.36416783E8</text:p>
          </table:table-cell>
          <table:table-cell office:value-type="string">
            <text:p>1.1852020246470117E-4</text:p>
          </table:table-cell>
        </table:table-row>
        <table:table-row table:style-name="ro1">
          <table:table-cell office:value-type="string">
            <text:p>1.00000631681661E14</text:p>
          </table:table-cell>
          <table:table-cell office:value-type="string">
            <text:p>2.510236889037566E-4</text:p>
          </table:table-cell>
        </table:table-row>
        <table:table-row table:style-name="ro1">
          <table:table-cell office:value-type="string">
            <text:p>1.56049056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7395932E9</text:p>
          </table:table-cell>
          <table:table-cell office:value-type="string">
            <text:p>2.0271993674465412E-4</text:p>
          </table:table-cell>
        </table:table-row>
        <table:table-row table:style-name="ro1">
          <table:table-cell office:value-type="string">
            <text:p>1.00000335425114E14</text:p>
          </table:table-cell>
          <table:table-cell office:value-type="string">
            <text:p>6.90547822327547E-5</text:p>
          </table:table-cell>
        </table:table-row>
        <table:table-row table:style-name="ro1">
          <table:table-cell office:value-type="string">
            <text:p>5.93374074E8</text:p>
          </table:table-cell>
          <table:table-cell office:value-type="string">
            <text:p>2.222528419238895E-4</text:p>
          </table:table-cell>
        </table:table-row>
        <table:table-row table:style-name="ro1">
          <table:table-cell office:value-type="string">
            <text:p>1.00002386751209E14</text:p>
          </table:table-cell>
          <table:table-cell office:value-type="string">
            <text:p>2.2099614866647686E-4</text:p>
          </table:table-cell>
        </table:table-row>
        <table:table-row table:style-name="ro1">
          <table:table-cell office:value-type="string">
            <text:p>1.5930172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580923E8</text:p>
          </table:table-cell>
          <table:table-cell office:value-type="string">
            <text:p>1.549819706942792E-4</text:p>
          </table:table-cell>
        </table:table-row>
        <table:table-row table:style-name="ro1">
          <table:table-cell office:value-type="string">
            <text:p>1.273962904E9</text:p>
          </table:table-cell>
          <table:table-cell office:value-type="string">
            <text:p>9.491290812268313E-5</text:p>
          </table:table-cell>
        </table:table-row>
        <table:table-row table:style-name="ro1">
          <table:table-cell office:value-type="string">
            <text:p>1.36576116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705665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7378010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05877985E14</text:p>
          </table:table-cell>
          <table:table-cell office:value-type="string">
            <text:p>7.712779781992652E-5</text:p>
          </table:table-cell>
        </table:table-row>
        <table:table-row table:style-name="ro1">
          <table:table-cell office:value-type="string">
            <text:p>5.17118987E8</text:p>
          </table:table-cell>
          <table:table-cell office:value-type="string">
            <text:p>7.585312046942582E-5</text:p>
          </table:table-cell>
        </table:table-row>
        <table:table-row table:style-name="ro1">
          <table:table-cell office:value-type="string">
            <text:p>1.09490311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592060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246167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4129139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198638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503886476E14</text:p>
          </table:table-cell>
          <table:table-cell office:value-type="string">
            <text:p>1.143597294051146E-4</text:p>
          </table:table-cell>
        </table:table-row>
        <table:table-row table:style-name="ro1">
          <table:table-cell office:value-type="string">
            <text:p>6.8750555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43275644E9</text:p>
          </table:table-cell>
          <table:table-cell office:value-type="string">
            <text:p>7.332156725747195E-5</text:p>
          </table:table-cell>
        </table:table-row>
        <table:table-row table:style-name="ro1">
          <table:table-cell office:value-type="string">
            <text:p>1.080651322E9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7.22182618E8</text:p>
          </table:table-cell>
          <table:table-cell office:value-type="string">
            <text:p>0.0029707091685807117</text:p>
          </table:table-cell>
        </table:table-row>
        <table:table-row table:style-name="ro1">
          <table:table-cell office:value-type="string">
            <text:p>1.215132026E9</text:p>
          </table:table-cell>
          <table:table-cell office:value-type="string">
            <text:p>6.980869435490632E-5</text:p>
          </table:table-cell>
        </table:table-row>
        <table:table-row table:style-name="ro1">
          <table:table-cell office:value-type="string">
            <text:p>6.92707153E8</text:p>
          </table:table-cell>
          <table:table-cell office:value-type="string">
            <text:p>1.0267049052891515E-4</text:p>
          </table:table-cell>
        </table:table-row>
        <table:table-row table:style-name="ro1">
          <table:table-cell office:value-type="string">
            <text:p>1.000008675919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860383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8023996E8</text:p>
          </table:table-cell>
          <table:table-cell office:value-type="string">
            <text:p>6.895300396411785E-5</text:p>
          </table:table-cell>
        </table:table-row>
        <table:table-row table:style-name="ro1">
          <table:table-cell office:value-type="string">
            <text:p>5.1571428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6933675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144628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59310432E14</text:p>
          </table:table-cell>
          <table:table-cell office:value-type="string">
            <text:p>2.4106328245870098E-4</text:p>
          </table:table-cell>
        </table:table-row>
        <table:table-row table:style-name="ro1">
          <table:table-cell office:value-type="string">
            <text:p>1.1028426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919836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0709558E8</text:p>
          </table:table-cell>
          <table:table-cell office:value-type="string">
            <text:p>2.5409207267725184E-4</text:p>
          </table:table-cell>
        </table:table-row>
        <table:table-row table:style-name="ro1">
          <table:table-cell office:value-type="string">
            <text:p>1.000020164228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2842865E8</text:p>
          </table:table-cell>
          <table:table-cell office:value-type="string">
            <text:p>1.4139416933226355E-4</text:p>
          </table:table-cell>
        </table:table-row>
        <table:table-row table:style-name="ro1">
          <table:table-cell office:value-type="string">
            <text:p>1.05877055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26179324E9</text:p>
          </table:table-cell>
          <table:table-cell office:value-type="string">
            <text:p>9.696024983505781E-5</text:p>
          </table:table-cell>
        </table:table-row>
        <table:table-row table:style-name="ro1">
          <table:table-cell office:value-type="string">
            <text:p>5.967446E8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1490902524E14</text:p>
          </table:table-cell>
          <table:table-cell office:value-type="string">
            <text:p>8.12357128432529E-5</text:p>
          </table:table-cell>
        </table:table-row>
        <table:table-row table:style-name="ro1">
          <table:table-cell office:value-type="string">
            <text:p>1.00005069654169E14</text:p>
          </table:table-cell>
          <table:table-cell office:value-type="string">
            <text:p>6.878360091868521E-5</text:p>
          </table:table-cell>
        </table:table-row>
        <table:table-row table:style-name="ro1">
          <table:table-cell office:value-type="string">
            <text:p>1.00001493174328E14</text:p>
          </table:table-cell>
          <table:table-cell office:value-type="string">
            <text:p>6.924922647015852E-5</text:p>
          </table:table-cell>
        </table:table-row>
        <table:table-row table:style-name="ro1">
          <table:table-cell office:value-type="string">
            <text:p>1.00000214680348E14</text:p>
          </table:table-cell>
          <table:table-cell office:value-type="string">
            <text:p>2.2504959843815705E-4</text:p>
          </table:table-cell>
        </table:table-row>
        <table:table-row table:style-name="ro1">
          <table:table-cell office:value-type="string">
            <text:p>1.57113569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9014137E8</text:p>
          </table:table-cell>
          <table:table-cell office:value-type="string">
            <text:p>2.1040864456528055E-4</text:p>
          </table:table-cell>
        </table:table-row>
        <table:table-row table:style-name="ro1">
          <table:table-cell office:value-type="string">
            <text:p>5.02614512E8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25352645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10595267E14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1.19265204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8113946E8</text:p>
          </table:table-cell>
          <table:table-cell office:value-type="string">
            <text:p>3.6201309200628286E-4</text:p>
          </table:table-cell>
        </table:table-row>
        <table:table-row table:style-name="ro1">
          <table:table-cell office:value-type="string">
            <text:p>1.00000436357163E14</text:p>
          </table:table-cell>
          <table:table-cell office:value-type="string">
            <text:p>5.875806695614036E-4</text:p>
          </table:table-cell>
        </table:table-row>
        <table:table-row table:style-name="ro1">
          <table:table-cell office:value-type="string">
            <text:p>5.71143843E8</text:p>
          </table:table-cell>
          <table:table-cell office:value-type="string">
            <text:p>7.099331193745443E-5</text:p>
          </table:table-cell>
        </table:table-row>
        <table:table-row table:style-name="ro1">
          <table:table-cell office:value-type="string">
            <text:p>1.00000560597111E14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5.75761098E8</text:p>
          </table:table-cell>
          <table:table-cell office:value-type="string">
            <text:p>8.777793987308798E-5</text:p>
          </table:table-cell>
        </table:table-row>
        <table:table-row table:style-name="ro1">
          <table:table-cell office:value-type="string">
            <text:p>1.00000407185556E14</text:p>
          </table:table-cell>
          <table:table-cell office:value-type="string">
            <text:p>7.276085221805462E-5</text:p>
          </table:table-cell>
        </table:table-row>
        <table:table-row table:style-name="ro1">
          <table:table-cell office:value-type="string">
            <text:p>7.9899335E8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1.502811817E9</text:p>
          </table:table-cell>
          <table:table-cell office:value-type="string">
            <text:p>7.679672643615769E-5</text:p>
          </table:table-cell>
        </table:table-row>
        <table:table-row table:style-name="ro1">
          <table:table-cell office:value-type="string">
            <text:p>1.37690092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523211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93027976E9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6.8613348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6431374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889103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3454181E8</text:p>
          </table:table-cell>
          <table:table-cell office:value-type="string">
            <text:p>6.9213085688402E-5</text:p>
          </table:table-cell>
        </table:table-row>
        <table:table-row table:style-name="ro1">
          <table:table-cell office:value-type="string">
            <text:p>1.000032533054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326346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8381419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795530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3541053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27792247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1928270807E14</text:p>
          </table:table-cell>
          <table:table-cell office:value-type="string">
            <text:p>7.041523321542516E-5</text:p>
          </table:table-cell>
        </table:table-row>
        <table:table-row table:style-name="ro1">
          <table:table-cell office:value-type="string">
            <text:p>1.64120047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977951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9718795E8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156906587E9</text:p>
          </table:table-cell>
          <table:table-cell office:value-type="string">
            <text:p>7.961269348268613E-5</text:p>
          </table:table-cell>
        </table:table-row>
        <table:table-row table:style-name="ro1">
          <table:table-cell office:value-type="string">
            <text:p>1.0000247274218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460589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260120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7238653E8</text:p>
          </table:table-cell>
          <table:table-cell office:value-type="string">
            <text:p>6.878360091868521E-5</text:p>
          </table:table-cell>
        </table:table-row>
        <table:table-row table:style-name="ro1">
          <table:table-cell office:value-type="string">
            <text:p>1.19578844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938773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725471423E14</text:p>
          </table:table-cell>
          <table:table-cell office:value-type="string">
            <text:p>7.89525989406265E-5</text:p>
          </table:table-cell>
        </table:table-row>
        <table:table-row table:style-name="ro1">
          <table:table-cell office:value-type="string">
            <text:p>1.0000103658380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66456781E14</text:p>
          </table:table-cell>
          <table:table-cell office:value-type="string">
            <text:p>1.0069003530171652E-4</text:p>
          </table:table-cell>
        </table:table-row>
        <table:table-row table:style-name="ro1">
          <table:table-cell office:value-type="string">
            <text:p>1.56261663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9241478E9</text:p>
          </table:table-cell>
          <table:table-cell office:value-type="string">
            <text:p>7.579614031927785E-5</text:p>
          </table:table-cell>
        </table:table-row>
        <table:table-row table:style-name="ro1">
          <table:table-cell office:value-type="string">
            <text:p>1.000000775185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193775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1561587E14</text:p>
          </table:table-cell>
          <table:table-cell office:value-type="string">
            <text:p>7.27820209033605E-5</text:p>
          </table:table-cell>
        </table:table-row>
        <table:table-row table:style-name="ro1">
          <table:table-cell office:value-type="string">
            <text:p>1.0000029101059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01993447E8</text:p>
          </table:table-cell>
          <table:table-cell office:value-type="string">
            <text:p>7.20499320565477E-5</text:p>
          </table:table-cell>
        </table:table-row>
        <table:table-row table:style-name="ro1">
          <table:table-cell office:value-type="string">
            <text:p>1.3489297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324818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39967187E9</text:p>
          </table:table-cell>
          <table:table-cell office:value-type="string">
            <text:p>7.476348661131005E-5</text:p>
          </table:table-cell>
        </table:table-row>
        <table:table-row table:style-name="ro1">
          <table:table-cell office:value-type="string">
            <text:p>6.59636999E8</text:p>
          </table:table-cell>
          <table:table-cell office:value-type="string">
            <text:p>1.3306593557281513E-4</text:p>
          </table:table-cell>
        </table:table-row>
        <table:table-row table:style-name="ro1">
          <table:table-cell office:value-type="string">
            <text:p>1.00001552609989E14</text:p>
          </table:table-cell>
          <table:table-cell office:value-type="string">
            <text:p>1.1558586988138899E-4</text:p>
          </table:table-cell>
        </table:table-row>
        <table:table-row table:style-name="ro1">
          <table:table-cell office:value-type="string">
            <text:p>7.3205502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741541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69880074E9</text:p>
          </table:table-cell>
          <table:table-cell office:value-type="string">
            <text:p>6.82719332490594E-5</text:p>
          </table:table-cell>
        </table:table-row>
        <table:table-row table:style-name="ro1">
          <table:table-cell office:value-type="string">
            <text:p>1.00000930185187E14</text:p>
          </table:table-cell>
          <table:table-cell office:value-type="string">
            <text:p>1.3956812232600812E-4</text:p>
          </table:table-cell>
        </table:table-row>
        <table:table-row table:style-name="ro1">
          <table:table-cell office:value-type="string">
            <text:p>6.8125033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55264442E14</text:p>
          </table:table-cell>
          <table:table-cell office:value-type="string">
            <text:p>1.0279811690377228E-4</text:p>
          </table:table-cell>
        </table:table-row>
        <table:table-row table:style-name="ro1">
          <table:table-cell office:value-type="string">
            <text:p>1.000001572528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8274570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2867650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85938372E14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1.000012921822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8797834E8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4468010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78070553E14</text:p>
          </table:table-cell>
          <table:table-cell office:value-type="string">
            <text:p>9.781141683700778E-5</text:p>
          </table:table-cell>
        </table:table-row>
        <table:table-row table:style-name="ro1">
          <table:table-cell office:value-type="string">
            <text:p>1.00001793809395E14</text:p>
          </table:table-cell>
          <table:table-cell office:value-type="string">
            <text:p>1.5328298315899912E-4</text:p>
          </table:table-cell>
        </table:table-row>
        <table:table-row table:style-name="ro1">
          <table:table-cell office:value-type="string">
            <text:p>1.66729344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63374013E14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00000739162961E14</text:p>
          </table:table-cell>
          <table:table-cell office:value-type="string">
            <text:p>1.0291519008513333E-4</text:p>
          </table:table-cell>
        </table:table-row>
        <table:table-row table:style-name="ro1">
          <table:table-cell office:value-type="string">
            <text:p>1.00000468302384E14</text:p>
          </table:table-cell>
          <table:table-cell office:value-type="string">
            <text:p>7.042789369358105E-5</text:p>
          </table:table-cell>
        </table:table-row>
        <table:table-row table:style-name="ro1">
          <table:table-cell office:value-type="string">
            <text:p>1.30533128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066387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8711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3603117E8</text:p>
          </table:table-cell>
          <table:table-cell office:value-type="string">
            <text:p>3.4665225206042193E-4</text:p>
          </table:table-cell>
        </table:table-row>
        <table:table-row table:style-name="ro1">
          <table:table-cell office:value-type="string">
            <text:p>1.4933147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54592783E14</text:p>
          </table:table-cell>
          <table:table-cell office:value-type="string">
            <text:p>7.214042582134903E-5</text:p>
          </table:table-cell>
        </table:table-row>
        <table:table-row table:style-name="ro1">
          <table:table-cell office:value-type="string">
            <text:p>1.0000214517563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8040418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025528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64592845E9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4626637942E14</text:p>
          </table:table-cell>
          <table:table-cell office:value-type="string">
            <text:p>6.932780390662032E-5</text:p>
          </table:table-cell>
        </table:table-row>
        <table:table-row table:style-name="ro1">
          <table:table-cell office:value-type="string">
            <text:p>1.847658557E9</text:p>
          </table:table-cell>
          <table:table-cell office:value-type="string">
            <text:p>7.305936275762894E-5</text:p>
          </table:table-cell>
        </table:table-row>
        <table:table-row table:style-name="ro1">
          <table:table-cell office:value-type="string">
            <text:p>1.000016841853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077866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49083782E9</text:p>
          </table:table-cell>
          <table:table-cell office:value-type="string">
            <text:p>7.15133989530821E-5</text:p>
          </table:table-cell>
        </table:table-row>
        <table:table-row table:style-name="ro1">
          <table:table-cell office:value-type="string">
            <text:p>6.78500387E8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30587502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822292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6554491E8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00000973023273E14</text:p>
          </table:table-cell>
          <table:table-cell office:value-type="string">
            <text:p>3.0343608305487876E-4</text:p>
          </table:table-cell>
        </table:table-row>
        <table:table-row table:style-name="ro1">
          <table:table-cell office:value-type="string">
            <text:p>7.6619535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76591935E14</text:p>
          </table:table-cell>
          <table:table-cell office:value-type="string">
            <text:p>8.551120967024079E-5</text:p>
          </table:table-cell>
        </table:table-row>
        <table:table-row table:style-name="ro1">
          <table:table-cell office:value-type="string">
            <text:p>1.420684241E9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07685379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945550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57354407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41511564E14</text:p>
          </table:table-cell>
          <table:table-cell office:value-type="string">
            <text:p>7.85766311091933E-5</text:p>
          </table:table-cell>
        </table:table-row>
        <table:table-row table:style-name="ro1">
          <table:table-cell office:value-type="string">
            <text:p>1.00001844535298E14</text:p>
          </table:table-cell>
          <table:table-cell office:value-type="string">
            <text:p>6.969800739984915E-5</text:p>
          </table:table-cell>
        </table:table-row>
        <table:table-row table:style-name="ro1">
          <table:table-cell office:value-type="string">
            <text:p>1.078574996E9</text:p>
          </table:table-cell>
          <table:table-cell office:value-type="string">
            <text:p>1.0476655709834367E-4</text:p>
          </table:table-cell>
        </table:table-row>
        <table:table-row table:style-name="ro1">
          <table:table-cell office:value-type="string">
            <text:p>1.0000197383396E14</text:p>
          </table:table-cell>
          <table:table-cell office:value-type="string">
            <text:p>8.67859763953706E-5</text:p>
          </table:table-cell>
        </table:table-row>
        <table:table-row table:style-name="ro1">
          <table:table-cell office:value-type="string">
            <text:p>1.000005612840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1404350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822275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7218792E14</text:p>
          </table:table-cell>
          <table:table-cell office:value-type="string">
            <text:p>7.152157000998214E-5</text:p>
          </table:table-cell>
        </table:table-row>
        <table:table-row table:style-name="ro1">
          <table:table-cell office:value-type="string">
            <text:p>1.214586398E9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0474252217E14</text:p>
          </table:table-cell>
          <table:table-cell office:value-type="string">
            <text:p>2.1742844382850298E-4</text:p>
          </table:table-cell>
        </table:table-row>
        <table:table-row table:style-name="ro1">
          <table:table-cell office:value-type="string">
            <text:p>1.000004786901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65908586E14</text:p>
          </table:table-cell>
          <table:table-cell office:value-type="string">
            <text:p>7.350065880364372E-5</text:p>
          </table:table-cell>
        </table:table-row>
        <table:table-row table:style-name="ro1">
          <table:table-cell office:value-type="string">
            <text:p>1.00001122612336E14</text:p>
          </table:table-cell>
          <table:table-cell office:value-type="string">
            <text:p>0.002587866776438397</text:p>
          </table:table-cell>
        </table:table-row>
        <table:table-row table:style-name="ro1">
          <table:table-cell office:value-type="string">
            <text:p>5.0470584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537711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172043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39394008E14</text:p>
          </table:table-cell>
          <table:table-cell office:value-type="string">
            <text:p>3.985689430949743E-4</text:p>
          </table:table-cell>
        </table:table-row>
        <table:table-row table:style-name="ro1">
          <table:table-cell office:value-type="string">
            <text:p>1.00002450451726E14</text:p>
          </table:table-cell>
          <table:table-cell office:value-type="string">
            <text:p>7.535106250904655E-5</text:p>
          </table:table-cell>
        </table:table-row>
        <table:table-row table:style-name="ro1">
          <table:table-cell office:value-type="string">
            <text:p>7.232858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107213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8845174E9</text:p>
          </table:table-cell>
          <table:table-cell office:value-type="string">
            <text:p>7.036452635219025E-5</text:p>
          </table:table-cell>
        </table:table-row>
        <table:table-row table:style-name="ro1">
          <table:table-cell office:value-type="string">
            <text:p>6.6509458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277118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4538974E8</text:p>
          </table:table-cell>
          <table:table-cell office:value-type="string">
            <text:p>1.2914698662184608E-4</text:p>
          </table:table-cell>
        </table:table-row>
        <table:table-row table:style-name="ro1">
          <table:table-cell office:value-type="string">
            <text:p>1.00000593588726E14</text:p>
          </table:table-cell>
          <table:table-cell office:value-type="string">
            <text:p>3.802400362143396E-4</text:p>
          </table:table-cell>
        </table:table-row>
        <table:table-row table:style-name="ro1">
          <table:table-cell office:value-type="string">
            <text:p>1.0000199836208E14</text:p>
          </table:table-cell>
          <table:table-cell office:value-type="string">
            <text:p>7.790005203912569E-5</text:p>
          </table:table-cell>
        </table:table-row>
        <table:table-row table:style-name="ro1">
          <table:table-cell office:value-type="string">
            <text:p>1.0000050602205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42576639E14</text:p>
          </table:table-cell>
          <table:table-cell office:value-type="string">
            <text:p>1.2656178043978173E-4</text:p>
          </table:table-cell>
        </table:table-row>
        <table:table-row table:style-name="ro1">
          <table:table-cell office:value-type="string">
            <text:p>5.36904967E8</text:p>
          </table:table-cell>
          <table:table-cell office:value-type="string">
            <text:p>7.566710484614944E-5</text:p>
          </table:table-cell>
        </table:table-row>
        <table:table-row table:style-name="ro1">
          <table:table-cell office:value-type="string">
            <text:p>1.031521473E9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12126535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37517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3856880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871679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85265707E9</text:p>
          </table:table-cell>
          <table:table-cell office:value-type="string">
            <text:p>6.87153013356455E-5</text:p>
          </table:table-cell>
        </table:table-row>
        <table:table-row table:style-name="ro1">
          <table:table-cell office:value-type="string">
            <text:p>1.00002068284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756078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2159845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82358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2281939E9</text:p>
          </table:table-cell>
          <table:table-cell office:value-type="string">
            <text:p>8.135699253146637E-5</text:p>
          </table:table-cell>
        </table:table-row>
        <table:table-row table:style-name="ro1">
          <table:table-cell office:value-type="string">
            <text:p>1.00000219802438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08816827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35792955E9</text:p>
          </table:table-cell>
          <table:table-cell office:value-type="string">
            <text:p>7.752914123026843E-5</text:p>
          </table:table-cell>
        </table:table-row>
        <table:table-row table:style-name="ro1">
          <table:table-cell office:value-type="string">
            <text:p>1.00000202598185E14</text:p>
          </table:table-cell>
          <table:table-cell office:value-type="string">
            <text:p>1.240774160563747E-4</text:p>
          </table:table-cell>
        </table:table-row>
        <table:table-row table:style-name="ro1">
          <table:table-cell office:value-type="string">
            <text:p>1.0000089463882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94354908E8</text:p>
          </table:table-cell>
          <table:table-cell office:value-type="string">
            <text:p>8.639575294278588E-5</text:p>
          </table:table-cell>
        </table:table-row>
        <table:table-row table:style-name="ro1">
          <table:table-cell office:value-type="string">
            <text:p>1.000010303129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04644E9</text:p>
          </table:table-cell>
          <table:table-cell office:value-type="string">
            <text:p>7.022114320739201E-5</text:p>
          </table:table-cell>
        </table:table-row>
        <table:table-row table:style-name="ro1">
          <table:table-cell office:value-type="string">
            <text:p>1.79883525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896001352E14</text:p>
          </table:table-cell>
          <table:table-cell office:value-type="string">
            <text:p>8.140493894847314E-5</text:p>
          </table:table-cell>
        </table:table-row>
        <table:table-row table:style-name="ro1">
          <table:table-cell office:value-type="string">
            <text:p>1.00000732416316E14</text:p>
          </table:table-cell>
          <table:table-cell office:value-type="string">
            <text:p>8.162371466455074E-5</text:p>
          </table:table-cell>
        </table:table-row>
        <table:table-row table:style-name="ro1">
          <table:table-cell office:value-type="string">
            <text:p>1.4994834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5099785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362078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949036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048478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7070041E8</text:p>
          </table:table-cell>
          <table:table-cell office:value-type="string">
            <text:p>7.087432548015875E-5</text:p>
          </table:table-cell>
        </table:table-row>
        <table:table-row table:style-name="ro1">
          <table:table-cell office:value-type="string">
            <text:p>1.157061947E9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00000286918539E14</text:p>
          </table:table-cell>
          <table:table-cell office:value-type="string">
            <text:p>7.305936275762894E-5</text:p>
          </table:table-cell>
        </table:table-row>
        <table:table-row table:style-name="ro1">
          <table:table-cell office:value-type="string">
            <text:p>1.000022629042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99122308E14</text:p>
          </table:table-cell>
          <table:table-cell office:value-type="string">
            <text:p>7.089951889114362E-5</text:p>
          </table:table-cell>
        </table:table-row>
        <table:table-row table:style-name="ro1">
          <table:table-cell office:value-type="string">
            <text:p>1.000014979222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69594628E14</text:p>
          </table:table-cell>
          <table:table-cell office:value-type="string">
            <text:p>7.041523321542516E-5</text:p>
          </table:table-cell>
        </table:table-row>
        <table:table-row table:style-name="ro1">
          <table:table-cell office:value-type="string">
            <text:p>1.00002854941498E14</text:p>
          </table:table-cell>
          <table:table-cell office:value-type="string">
            <text:p>7.380082932918847E-5</text:p>
          </table:table-cell>
        </table:table-row>
        <table:table-row table:style-name="ro1">
          <table:table-cell office:value-type="string">
            <text:p>1.0000384759815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0518885798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7.3068711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515934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187114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38965557E14</text:p>
          </table:table-cell>
          <table:table-cell office:value-type="string">
            <text:p>1.3095597349162342E-4</text:p>
          </table:table-cell>
        </table:table-row>
        <table:table-row table:style-name="ro1">
          <table:table-cell office:value-type="string">
            <text:p>1.000012879711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5540915E8</text:p>
          </table:table-cell>
          <table:table-cell office:value-type="string">
            <text:p>1.3888612394915938E-4</text:p>
          </table:table-cell>
        </table:table-row>
        <table:table-row table:style-name="ro1">
          <table:table-cell office:value-type="string">
            <text:p>1.000044137852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08693614E14</text:p>
          </table:table-cell>
          <table:table-cell office:value-type="string">
            <text:p>1.0616392032854915E-4</text:p>
          </table:table-cell>
        </table:table-row>
        <table:table-row table:style-name="ro1">
          <table:table-cell office:value-type="string">
            <text:p>5.1143165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229334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0742245E8</text:p>
          </table:table-cell>
          <table:table-cell office:value-type="string">
            <text:p>1.729958456298159E-4</text:p>
          </table:table-cell>
        </table:table-row>
        <table:table-row table:style-name="ro1">
          <table:table-cell office:value-type="string">
            <text:p>1.000015368746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005639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30572304E9</text:p>
          </table:table-cell>
          <table:table-cell office:value-type="string">
            <text:p>7.571542601161568E-5</text:p>
          </table:table-cell>
        </table:table-row>
        <table:table-row table:style-name="ro1">
          <table:table-cell office:value-type="string">
            <text:p>5.41351926E8</text:p>
          </table:table-cell>
          <table:table-cell office:value-type="string">
            <text:p>2.454669337575861E-4</text:p>
          </table:table-cell>
        </table:table-row>
        <table:table-row table:style-name="ro1">
          <table:table-cell office:value-type="string">
            <text:p>1.608315928E9</text:p>
          </table:table-cell>
          <table:table-cell office:value-type="string">
            <text:p>3.121191072329116E-4</text:p>
          </table:table-cell>
        </table:table-row>
        <table:table-row table:style-name="ro1">
          <table:table-cell office:value-type="string">
            <text:p>7.2000220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6061881E8</text:p>
          </table:table-cell>
          <table:table-cell office:value-type="string">
            <text:p>7.521781431003575E-5</text:p>
          </table:table-cell>
        </table:table-row>
        <table:table-row table:style-name="ro1">
          <table:table-cell office:value-type="string">
            <text:p>1.00001509328067E14</text:p>
          </table:table-cell>
          <table:table-cell office:value-type="string">
            <text:p>7.965989590524679E-5</text:p>
          </table:table-cell>
        </table:table-row>
        <table:table-row table:style-name="ro1">
          <table:table-cell office:value-type="string">
            <text:p>8.6571507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09633791E9</text:p>
          </table:table-cell>
          <table:table-cell office:value-type="string">
            <text:p>1.8147145644691588E-4</text:p>
          </table:table-cell>
        </table:table-row>
        <table:table-row table:style-name="ro1">
          <table:table-cell office:value-type="string">
            <text:p>1.000023566082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02010264E14</text:p>
          </table:table-cell>
          <table:table-cell office:value-type="string">
            <text:p>8.857271296817039E-5</text:p>
          </table:table-cell>
        </table:table-row>
        <table:table-row table:style-name="ro1">
          <table:table-cell office:value-type="string">
            <text:p>7.6375390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1043769E14</text:p>
          </table:table-cell>
          <table:table-cell office:value-type="string">
            <text:p>6.831053565063069E-5</text:p>
          </table:table-cell>
        </table:table-row>
        <table:table-row table:style-name="ro1">
          <table:table-cell office:value-type="string">
            <text:p>1.00000733351315E14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428350924E9</text:p>
          </table:table-cell>
          <table:table-cell office:value-type="string">
            <text:p>5.253295061973465E-4</text:p>
          </table:table-cell>
        </table:table-row>
        <table:table-row table:style-name="ro1">
          <table:table-cell office:value-type="string">
            <text:p>1.847311168E9</text:p>
          </table:table-cell>
          <table:table-cell office:value-type="string">
            <text:p>1.0472621346163688E-4</text:p>
          </table:table-cell>
        </table:table-row>
        <table:table-row table:style-name="ro1">
          <table:table-cell office:value-type="string">
            <text:p>1.000007960762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96168009E9</text:p>
          </table:table-cell>
          <table:table-cell office:value-type="string">
            <text:p>8.799867079758815E-5</text:p>
          </table:table-cell>
        </table:table-row>
        <table:table-row table:style-name="ro1">
          <table:table-cell office:value-type="string">
            <text:p>1.000003245851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4237075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924908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0998554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33897189E14</text:p>
          </table:table-cell>
          <table:table-cell office:value-type="string">
            <text:p>7.844325539142854E-5</text:p>
          </table:table-cell>
        </table:table-row>
        <table:table-row table:style-name="ro1">
          <table:table-cell office:value-type="string">
            <text:p>1.30098206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292393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512215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2908662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64165238E9</text:p>
          </table:table-cell>
          <table:table-cell office:value-type="string">
            <text:p>1.0367362652346079E-4</text:p>
          </table:table-cell>
        </table:table-row>
        <table:table-row table:style-name="ro1">
          <table:table-cell office:value-type="string">
            <text:p>1.00000898057779E14</text:p>
          </table:table-cell>
          <table:table-cell office:value-type="string">
            <text:p>8.323275067487021E-5</text:p>
          </table:table-cell>
        </table:table-row>
        <table:table-row table:style-name="ro1">
          <table:table-cell office:value-type="string">
            <text:p>1.000000761815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95757061E14</text:p>
          </table:table-cell>
          <table:table-cell office:value-type="string">
            <text:p>1.5993812390841978E-4</text:p>
          </table:table-cell>
        </table:table-row>
        <table:table-row table:style-name="ro1">
          <table:table-cell office:value-type="string">
            <text:p>1.00001744046867E14</text:p>
          </table:table-cell>
          <table:table-cell office:value-type="string">
            <text:p>1.0990557014959018E-4</text:p>
          </table:table-cell>
        </table:table-row>
        <table:table-row table:style-name="ro1">
          <table:table-cell office:value-type="string">
            <text:p>1.237149815E9</text:p>
          </table:table-cell>
          <table:table-cell office:value-type="string">
            <text:p>7.149352619151925E-5</text:p>
          </table:table-cell>
        </table:table-row>
        <table:table-row table:style-name="ro1">
          <table:table-cell office:value-type="string">
            <text:p>1.000022854310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700175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754889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5050409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422379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32246191E14</text:p>
          </table:table-cell>
          <table:table-cell office:value-type="string">
            <text:p>7.82350946077816E-5</text:p>
          </table:table-cell>
        </table:table-row>
        <table:table-row table:style-name="ro1">
          <table:table-cell office:value-type="string">
            <text:p>1.00003882270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88530551E9</text:p>
          </table:table-cell>
          <table:table-cell office:value-type="string">
            <text:p>7.729752829077942E-5</text:p>
          </table:table-cell>
        </table:table-row>
        <table:table-row table:style-name="ro1">
          <table:table-cell office:value-type="string">
            <text:p>1.00001776999165E14</text:p>
          </table:table-cell>
          <table:table-cell office:value-type="string">
            <text:p>1.3655558382620256E-4</text:p>
          </table:table-cell>
        </table:table-row>
        <table:table-row table:style-name="ro1">
          <table:table-cell office:value-type="string">
            <text:p>1.000029981400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3.7402958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395412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354749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503579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1879429E8</text:p>
          </table:table-cell>
          <table:table-cell office:value-type="string">
            <text:p>7.14827464896425E-5</text:p>
          </table:table-cell>
        </table:table-row>
        <table:table-row table:style-name="ro1">
          <table:table-cell office:value-type="string">
            <text:p>1.000019757482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51904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53814657E14</text:p>
          </table:table-cell>
          <table:table-cell office:value-type="string">
            <text:p>8.34719421187584E-5</text:p>
          </table:table-cell>
        </table:table-row>
        <table:table-row table:style-name="ro1">
          <table:table-cell office:value-type="string">
            <text:p>6.033279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33111629E14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0000120833532E14</text:p>
          </table:table-cell>
          <table:table-cell office:value-type="string">
            <text:p>2.2432012594297886E-4</text:p>
          </table:table-cell>
        </table:table-row>
        <table:table-row table:style-name="ro1">
          <table:table-cell office:value-type="string">
            <text:p>1.00000952414036E14</text:p>
          </table:table-cell>
          <table:table-cell office:value-type="string">
            <text:p>1.4987348857665347E-4</text:p>
          </table:table-cell>
        </table:table-row>
        <table:table-row table:style-name="ro1">
          <table:table-cell office:value-type="string">
            <text:p>1.00001854700148E14</text:p>
          </table:table-cell>
          <table:table-cell office:value-type="string">
            <text:p>8.270146319990993E-5</text:p>
          </table:table-cell>
        </table:table-row>
        <table:table-row table:style-name="ro1">
          <table:table-cell office:value-type="string">
            <text:p>1.000005040462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0241346E8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0703719168E14</text:p>
          </table:table-cell>
          <table:table-cell office:value-type="string">
            <text:p>6.972082523446593E-5</text:p>
          </table:table-cell>
        </table:table-row>
        <table:table-row table:style-name="ro1">
          <table:table-cell office:value-type="string">
            <text:p>1.326161997E9</text:p>
          </table:table-cell>
          <table:table-cell office:value-type="string">
            <text:p>8.828634400702168E-5</text:p>
          </table:table-cell>
        </table:table-row>
        <table:table-row table:style-name="ro1">
          <table:table-cell office:value-type="string">
            <text:p>1.043689844E9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6.37805723E8</text:p>
          </table:table-cell>
          <table:table-cell office:value-type="string">
            <text:p>7.00692989749004E-5</text:p>
          </table:table-cell>
        </table:table-row>
        <table:table-row table:style-name="ro1">
          <table:table-cell office:value-type="string">
            <text:p>6.13670592E8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659528469E9</text:p>
          </table:table-cell>
          <table:table-cell office:value-type="string">
            <text:p>2.1647518576630118E-4</text:p>
          </table:table-cell>
        </table:table-row>
        <table:table-row table:style-name="ro1">
          <table:table-cell office:value-type="string">
            <text:p>1.0000326398293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574241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517687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177406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28880827E9</text:p>
          </table:table-cell>
          <table:table-cell office:value-type="string">
            <text:p>1.1330875519034215E-4</text:p>
          </table:table-cell>
        </table:table-row>
        <table:table-row table:style-name="ro1">
          <table:table-cell office:value-type="string">
            <text:p>1.00000361574247E14</text:p>
          </table:table-cell>
          <table:table-cell office:value-type="string">
            <text:p>1.9785100470451732E-4</text:p>
          </table:table-cell>
        </table:table-row>
        <table:table-row table:style-name="ro1">
          <table:table-cell office:value-type="string">
            <text:p>1.000049632963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098700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2084302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42095496E14</text:p>
          </table:table-cell>
          <table:table-cell office:value-type="string">
            <text:p>7.574657601517283E-5</text:p>
          </table:table-cell>
        </table:table-row>
        <table:table-row table:style-name="ro1">
          <table:table-cell office:value-type="string">
            <text:p>1.458471361E9</text:p>
          </table:table-cell>
          <table:table-cell office:value-type="string">
            <text:p>2.296676507540675E-4</text:p>
          </table:table-cell>
        </table:table-row>
        <table:table-row table:style-name="ro1">
          <table:table-cell office:value-type="string">
            <text:p>5.2488879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694421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276585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41224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68297888E9</text:p>
          </table:table-cell>
          <table:table-cell office:value-type="string">
            <text:p>1.3625346191862992E-4</text:p>
          </table:table-cell>
        </table:table-row>
        <table:table-row table:style-name="ro1">
          <table:table-cell office:value-type="string">
            <text:p>1.00001078492725E14</text:p>
          </table:table-cell>
          <table:table-cell office:value-type="string">
            <text:p>1.3202796081839598E-4</text:p>
          </table:table-cell>
        </table:table-row>
        <table:table-row table:style-name="ro1">
          <table:table-cell office:value-type="string">
            <text:p>7.2358883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359243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8078409E14</text:p>
          </table:table-cell>
          <table:table-cell office:value-type="string">
            <text:p>7.022114320739201E-5</text:p>
          </table:table-cell>
        </table:table-row>
        <table:table-row table:style-name="ro1">
          <table:table-cell office:value-type="string">
            <text:p>7.4679086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30298815E8</text:p>
          </table:table-cell>
          <table:table-cell office:value-type="string">
            <text:p>8.457457673818658E-5</text:p>
          </table:table-cell>
        </table:table-row>
        <table:table-row table:style-name="ro1">
          <table:table-cell office:value-type="string">
            <text:p>6.3506898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901455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732067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813337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9814163E14</text:p>
          </table:table-cell>
          <table:table-cell office:value-type="string">
            <text:p>1.6303503968361567E-4</text:p>
          </table:table-cell>
        </table:table-row>
        <table:table-row table:style-name="ro1">
          <table:table-cell office:value-type="string">
            <text:p>1.29136825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2647167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57721965E14</text:p>
          </table:table-cell>
          <table:table-cell office:value-type="string">
            <text:p>7.05724615374782E-5</text:p>
          </table:table-cell>
        </table:table-row>
        <table:table-row table:style-name="ro1">
          <table:table-cell office:value-type="string">
            <text:p>1.154141239E9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7.77310503E8</text:p>
          </table:table-cell>
          <table:table-cell office:value-type="string">
            <text:p>2.080942229418876E-4</text:p>
          </table:table-cell>
        </table:table-row>
        <table:table-row table:style-name="ro1">
          <table:table-cell office:value-type="string">
            <text:p>1.000006342419E14</text:p>
          </table:table-cell>
          <table:table-cell office:value-type="string">
            <text:p>1.1691488837078785E-4</text:p>
          </table:table-cell>
        </table:table-row>
        <table:table-row table:style-name="ro1">
          <table:table-cell office:value-type="string">
            <text:p>1.79496192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2505816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2800610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374145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62615609E14</text:p>
          </table:table-cell>
          <table:table-cell office:value-type="string">
            <text:p>1.026619619883854E-4</text:p>
          </table:table-cell>
        </table:table-row>
        <table:table-row table:style-name="ro1">
          <table:table-cell office:value-type="string">
            <text:p>1.196852189E9</text:p>
          </table:table-cell>
          <table:table-cell office:value-type="string">
            <text:p>7.90656248971859E-5</text:p>
          </table:table-cell>
        </table:table-row>
        <table:table-row table:style-name="ro1">
          <table:table-cell office:value-type="string">
            <text:p>1.00001824278104E14</text:p>
          </table:table-cell>
          <table:table-cell office:value-type="string">
            <text:p>8.654349315874126E-5</text:p>
          </table:table-cell>
        </table:table-row>
        <table:table-row table:style-name="ro1">
          <table:table-cell office:value-type="string">
            <text:p>1.552518975E9</text:p>
          </table:table-cell>
          <table:table-cell office:value-type="string">
            <text:p>1.1636631986285654E-4</text:p>
          </table:table-cell>
        </table:table-row>
        <table:table-row table:style-name="ro1">
          <table:table-cell office:value-type="string">
            <text:p>7.4751558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6395022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269957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3546157E14</text:p>
          </table:table-cell>
          <table:table-cell office:value-type="string">
            <text:p>2.2783218436236803E-4</text:p>
          </table:table-cell>
        </table:table-row>
        <table:table-row table:style-name="ro1">
          <table:table-cell office:value-type="string">
            <text:p>1.00002096240422E14</text:p>
          </table:table-cell>
          <table:table-cell office:value-type="string">
            <text:p>3.673417458411608E-4</text:p>
          </table:table-cell>
        </table:table-row>
        <table:table-row table:style-name="ro1">
          <table:table-cell office:value-type="string">
            <text:p>1.8600685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995414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3005859E8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311585472E9</text:p>
          </table:table-cell>
          <table:table-cell office:value-type="string">
            <text:p>7.659476915972401E-5</text:p>
          </table:table-cell>
        </table:table-row>
        <table:table-row table:style-name="ro1">
          <table:table-cell office:value-type="string">
            <text:p>1.16585529E9</text:p>
          </table:table-cell>
          <table:table-cell office:value-type="string">
            <text:p>7.103871495302299E-5</text:p>
          </table:table-cell>
        </table:table-row>
        <table:table-row table:style-name="ro1">
          <table:table-cell office:value-type="string">
            <text:p>7.55227113E8</text:p>
          </table:table-cell>
          <table:table-cell office:value-type="string">
            <text:p>7.526134040327989E-5</text:p>
          </table:table-cell>
        </table:table-row>
        <table:table-row table:style-name="ro1">
          <table:table-cell office:value-type="string">
            <text:p>1.00001435177974E14</text:p>
          </table:table-cell>
          <table:table-cell office:value-type="string">
            <text:p>1.208946058287215E-4</text:p>
          </table:table-cell>
        </table:table-row>
        <table:table-row table:style-name="ro1">
          <table:table-cell office:value-type="string">
            <text:p>1.000002551725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2398437E14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00000026357042E14</text:p>
          </table:table-cell>
          <table:table-cell office:value-type="string">
            <text:p>1.1133154238532739E-4</text:p>
          </table:table-cell>
        </table:table-row>
        <table:table-row table:style-name="ro1">
          <table:table-cell office:value-type="string">
            <text:p>6018191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18295231E14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00002066973174E14</text:p>
          </table:table-cell>
          <table:table-cell office:value-type="string">
            <text:p>7.042789369358105E-5</text:p>
          </table:table-cell>
        </table:table-row>
        <table:table-row table:style-name="ro1">
          <table:table-cell office:value-type="string">
            <text:p>1.000028561563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226060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1794108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95507202E14</text:p>
          </table:table-cell>
          <table:table-cell office:value-type="string">
            <text:p>4.927901719196977E-4</text:p>
          </table:table-cell>
        </table:table-row>
        <table:table-row table:style-name="ro1">
          <table:table-cell office:value-type="string">
            <text:p>5.86766237E8</text:p>
          </table:table-cell>
          <table:table-cell office:value-type="string">
            <text:p>2.0148472992938564E-4</text:p>
          </table:table-cell>
        </table:table-row>
        <table:table-row table:style-name="ro1">
          <table:table-cell office:value-type="string">
            <text:p>1.000032150282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21245146E14</text:p>
          </table:table-cell>
          <table:table-cell office:value-type="string">
            <text:p>1.338872944471178E-4</text:p>
          </table:table-cell>
        </table:table-row>
        <table:table-row table:style-name="ro1">
          <table:table-cell office:value-type="string">
            <text:p>5.1787224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663388365E14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070775914E9</text:p>
          </table:table-cell>
          <table:table-cell office:value-type="string">
            <text:p>8.869729598688632E-5</text:p>
          </table:table-cell>
        </table:table-row>
        <table:table-row table:style-name="ro1">
          <table:table-cell office:value-type="string">
            <text:p>1.00001301415046E14</text:p>
          </table:table-cell>
          <table:table-cell office:value-type="string">
            <text:p>1.3378012436602362E-4</text:p>
          </table:table-cell>
        </table:table-row>
        <table:table-row table:style-name="ro1">
          <table:table-cell office:value-type="string">
            <text:p>6.4119517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12448546E9</text:p>
          </table:table-cell>
          <table:table-cell office:value-type="string">
            <text:p>8.403927358260084E-5</text:p>
          </table:table-cell>
        </table:table-row>
        <table:table-row table:style-name="ro1">
          <table:table-cell office:value-type="string">
            <text:p>1.8514274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47894387E14</text:p>
          </table:table-cell>
          <table:table-cell office:value-type="string">
            <text:p>1.8834809859007536E-4</text:p>
          </table:table-cell>
        </table:table-row>
        <table:table-row table:style-name="ro1">
          <table:table-cell office:value-type="string">
            <text:p>7.24524781E8</text:p>
          </table:table-cell>
          <table:table-cell office:value-type="string">
            <text:p>7.523889360517561E-5</text:p>
          </table:table-cell>
        </table:table-row>
        <table:table-row table:style-name="ro1">
          <table:table-cell office:value-type="string">
            <text:p>5.2433301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901746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84624281E14</text:p>
          </table:table-cell>
          <table:table-cell office:value-type="string">
            <text:p>9.706640447260468E-5</text:p>
          </table:table-cell>
        </table:table-row>
        <table:table-row table:style-name="ro1">
          <table:table-cell office:value-type="string">
            <text:p>1.227052091E9</text:p>
          </table:table-cell>
          <table:table-cell office:value-type="string">
            <text:p>7.623570305111657E-5</text:p>
          </table:table-cell>
        </table:table-row>
        <table:table-row table:style-name="ro1">
          <table:table-cell office:value-type="string">
            <text:p>1.00001723692963E14</text:p>
          </table:table-cell>
          <table:table-cell office:value-type="string">
            <text:p>7.653713612080745E-5</text:p>
          </table:table-cell>
        </table:table-row>
        <table:table-row table:style-name="ro1">
          <table:table-cell office:value-type="string">
            <text:p>5.45358191E8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24784139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06607709E9</text:p>
          </table:table-cell>
          <table:table-cell office:value-type="string">
            <text:p>9.850516858003836E-5</text:p>
          </table:table-cell>
        </table:table-row>
        <table:table-row table:style-name="ro1">
          <table:table-cell office:value-type="string">
            <text:p>6.48924504E8</text:p>
          </table:table-cell>
          <table:table-cell office:value-type="string">
            <text:p>2.0129529815425076E-4</text:p>
          </table:table-cell>
        </table:table-row>
        <table:table-row table:style-name="ro1">
          <table:table-cell office:value-type="string">
            <text:p>1.250998519E9</text:p>
          </table:table-cell>
          <table:table-cell office:value-type="string">
            <text:p>1.356801020631787E-4</text:p>
          </table:table-cell>
        </table:table-row>
        <table:table-row table:style-name="ro1">
          <table:table-cell office:value-type="string">
            <text:p>1.00000488348557E14</text:p>
          </table:table-cell>
          <table:table-cell office:value-type="string">
            <text:p>7.480005930421131E-5</text:p>
          </table:table-cell>
        </table:table-row>
        <table:table-row table:style-name="ro1">
          <table:table-cell office:value-type="string">
            <text:p>7.7372916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30399959E14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25174167E9</text:p>
          </table:table-cell>
          <table:table-cell office:value-type="string">
            <text:p>1.0340495263591376E-4</text:p>
          </table:table-cell>
        </table:table-row>
        <table:table-row table:style-name="ro1">
          <table:table-cell office:value-type="string">
            <text:p>1.484543179E9</text:p>
          </table:table-cell>
          <table:table-cell office:value-type="string">
            <text:p>7.368384836739148E-5</text:p>
          </table:table-cell>
        </table:table-row>
        <table:table-row table:style-name="ro1">
          <table:table-cell office:value-type="string">
            <text:p>1.24216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9309892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80288858E14</text:p>
          </table:table-cell>
          <table:table-cell office:value-type="string">
            <text:p>1.740112207579561E-4</text:p>
          </table:table-cell>
        </table:table-row>
        <table:table-row table:style-name="ro1">
          <table:table-cell office:value-type="string">
            <text:p>1.000004133440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10050789E14</text:p>
          </table:table-cell>
          <table:table-cell office:value-type="string">
            <text:p>7.038576289284952E-5</text:p>
          </table:table-cell>
        </table:table-row>
        <table:table-row table:style-name="ro1">
          <table:table-cell office:value-type="string">
            <text:p>1.00000660277077E14</text:p>
          </table:table-cell>
          <table:table-cell office:value-type="string">
            <text:p>1.1175211552669304E-4</text:p>
          </table:table-cell>
        </table:table-row>
        <table:table-row table:style-name="ro1">
          <table:table-cell office:value-type="string">
            <text:p>1.40805555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04107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4472197E8</text:p>
          </table:table-cell>
          <table:table-cell office:value-type="string">
            <text:p>3.6481933051567365E-4</text:p>
          </table:table-cell>
        </table:table-row>
        <table:table-row table:style-name="ro1">
          <table:table-cell office:value-type="string">
            <text:p>7.95992891E8</text:p>
          </table:table-cell>
          <table:table-cell office:value-type="string">
            <text:p>1.5470559630610437E-4</text:p>
          </table:table-cell>
        </table:table-row>
        <table:table-row table:style-name="ro1">
          <table:table-cell office:value-type="string">
            <text:p>1.00001451895195E14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593735628E9</text:p>
          </table:table-cell>
          <table:table-cell office:value-type="string">
            <text:p>8.050233990863192E-5</text:p>
          </table:table-cell>
        </table:table-row>
        <table:table-row table:style-name="ro1">
          <table:table-cell office:value-type="string">
            <text:p>1.00000211983204E14</text:p>
          </table:table-cell>
          <table:table-cell office:value-type="string">
            <text:p>0.009170950061472779</text:p>
          </table:table-cell>
        </table:table-row>
        <table:table-row table:style-name="ro1">
          <table:table-cell office:value-type="string">
            <text:p>1.23916968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548038E9</text:p>
          </table:table-cell>
          <table:table-cell office:value-type="string">
            <text:p>9.120577245578553E-5</text:p>
          </table:table-cell>
        </table:table-row>
        <table:table-row table:style-name="ro1">
          <table:table-cell office:value-type="string">
            <text:p>1.0000100296992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37494644E14</text:p>
          </table:table-cell>
          <table:table-cell office:value-type="string">
            <text:p>8.19728157552403E-5</text:p>
          </table:table-cell>
        </table:table-row>
        <table:table-row table:style-name="ro1">
          <table:table-cell office:value-type="string">
            <text:p>1.473803241E9</text:p>
          </table:table-cell>
          <table:table-cell office:value-type="string">
            <text:p>6.841623243814584E-5</text:p>
          </table:table-cell>
        </table:table-row>
        <table:table-row table:style-name="ro1">
          <table:table-cell office:value-type="string">
            <text:p>7.3502142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2675646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850180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285818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18643705E8</text:p>
          </table:table-cell>
          <table:table-cell office:value-type="string">
            <text:p>6.990902322240638E-5</text:p>
          </table:table-cell>
        </table:table-row>
        <table:table-row table:style-name="ro1">
          <table:table-cell office:value-type="string">
            <text:p>1.000010305177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373852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56042361E14</text:p>
          </table:table-cell>
          <table:table-cell office:value-type="string">
            <text:p>1.0741967084632732E-4</text:p>
          </table:table-cell>
        </table:table-row>
        <table:table-row table:style-name="ro1">
          <table:table-cell office:value-type="string">
            <text:p>6.72663782E8</text:p>
          </table:table-cell>
          <table:table-cell office:value-type="string">
            <text:p>1.1906801140126712E-4</text:p>
          </table:table-cell>
        </table:table-row>
        <table:table-row table:style-name="ro1">
          <table:table-cell office:value-type="string">
            <text:p>1.0000260777473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247514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166532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0455924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24495997E9</text:p>
          </table:table-cell>
          <table:table-cell office:value-type="string">
            <text:p>6.895300396411785E-5</text:p>
          </table:table-cell>
        </table:table-row>
        <table:table-row table:style-name="ro1">
          <table:table-cell office:value-type="string">
            <text:p>1.32631799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96686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97457246E9</text:p>
          </table:table-cell>
          <table:table-cell office:value-type="string">
            <text:p>6.90547822327547E-5</text:p>
          </table:table-cell>
        </table:table-row>
        <table:table-row table:style-name="ro1">
          <table:table-cell office:value-type="string">
            <text:p>1.134421652E9</text:p>
          </table:table-cell>
          <table:table-cell office:value-type="string">
            <text:p>6.870619500734659E-5</text:p>
          </table:table-cell>
        </table:table-row>
        <table:table-row table:style-name="ro1">
          <table:table-cell office:value-type="string">
            <text:p>5411871.0</text:p>
          </table:table-cell>
          <table:table-cell office:value-type="string">
            <text:p>1.328693174521493E-4</text:p>
          </table:table-cell>
        </table:table-row>
        <table:table-row table:style-name="ro1">
          <table:table-cell office:value-type="string">
            <text:p>1.00002254613426E14</text:p>
          </table:table-cell>
          <table:table-cell office:value-type="string">
            <text:p>3.891860598694122E-4</text:p>
          </table:table-cell>
        </table:table-row>
        <table:table-row table:style-name="ro1">
          <table:table-cell office:value-type="string">
            <text:p>1.000021880361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29429577E9</text:p>
          </table:table-cell>
          <table:table-cell office:value-type="string">
            <text:p>7.103871495302299E-5</text:p>
          </table:table-cell>
        </table:table-row>
        <table:table-row table:style-name="ro1">
          <table:table-cell office:value-type="string">
            <text:p>1.0000626166586E14</text:p>
          </table:table-cell>
          <table:table-cell office:value-type="string">
            <text:p>8.163872656764228E-5</text:p>
          </table:table-cell>
        </table:table-row>
        <table:table-row table:style-name="ro1">
          <table:table-cell office:value-type="string">
            <text:p>1.00002711240374E14</text:p>
          </table:table-cell>
          <table:table-cell office:value-type="string">
            <text:p>6.892792250929027E-5</text:p>
          </table:table-cell>
        </table:table-row>
        <table:table-row table:style-name="ro1">
          <table:table-cell office:value-type="string">
            <text:p>1.00000722589577E14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6.42692893E8</text:p>
          </table:table-cell>
          <table:table-cell office:value-type="string">
            <text:p>7.786816024576348E-5</text:p>
          </table:table-cell>
        </table:table-row>
        <table:table-row table:style-name="ro1">
          <table:table-cell office:value-type="string">
            <text:p>1.292918443E9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1.00002639450637E14</text:p>
          </table:table-cell>
          <table:table-cell office:value-type="string">
            <text:p>9.697854092600292E-5</text:p>
          </table:table-cell>
        </table:table-row>
        <table:table-row table:style-name="ro1">
          <table:table-cell office:value-type="string">
            <text:p>1.528848015E9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1.33274162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605193E9</text:p>
          </table:table-cell>
          <table:table-cell office:value-type="string">
            <text:p>0.0011304015596895658</text:p>
          </table:table-cell>
        </table:table-row>
        <table:table-row table:style-name="ro1">
          <table:table-cell office:value-type="string">
            <text:p>5.84383091E8</text:p>
          </table:table-cell>
          <table:table-cell office:value-type="string">
            <text:p>6.924858525255968E-5</text:p>
          </table:table-cell>
        </table:table-row>
        <table:table-row table:style-name="ro1">
          <table:table-cell office:value-type="string">
            <text:p>1.17759086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1417303E14</text:p>
          </table:table-cell>
          <table:table-cell office:value-type="string">
            <text:p>6.921541784042833E-5</text:p>
          </table:table-cell>
        </table:table-row>
        <table:table-row table:style-name="ro1">
          <table:table-cell office:value-type="string">
            <text:p>1.00000671237549E14</text:p>
          </table:table-cell>
          <table:table-cell office:value-type="string">
            <text:p>8.153260752779401E-5</text:p>
          </table:table-cell>
        </table:table-row>
        <table:table-row table:style-name="ro1">
          <table:table-cell office:value-type="string">
            <text:p>1.0000256051897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4340163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5322882E9</text:p>
          </table:table-cell>
          <table:table-cell office:value-type="string">
            <text:p>1.2051632641329057E-4</text:p>
          </table:table-cell>
        </table:table-row>
        <table:table-row table:style-name="ro1">
          <table:table-cell office:value-type="string">
            <text:p>1.00000438880685E14</text:p>
          </table:table-cell>
          <table:table-cell office:value-type="string">
            <text:p>8.013409926596146E-5</text:p>
          </table:table-cell>
        </table:table-row>
        <table:table-row table:style-name="ro1">
          <table:table-cell office:value-type="string">
            <text:p>1.076036529E9</text:p>
          </table:table-cell>
          <table:table-cell office:value-type="string">
            <text:p>1.4601105249851208E-4</text:p>
          </table:table-cell>
        </table:table-row>
        <table:table-row table:style-name="ro1">
          <table:table-cell office:value-type="string">
            <text:p>1.00000583115577E14</text:p>
          </table:table-cell>
          <table:table-cell office:value-type="string">
            <text:p>8.299774764973976E-5</text:p>
          </table:table-cell>
        </table:table-row>
        <table:table-row table:style-name="ro1">
          <table:table-cell office:value-type="string">
            <text:p>1.00004307137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521180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7011017E9</text:p>
          </table:table-cell>
          <table:table-cell office:value-type="string">
            <text:p>8.267547198855823E-5</text:p>
          </table:table-cell>
        </table:table-row>
        <table:table-row table:style-name="ro1">
          <table:table-cell office:value-type="string">
            <text:p>1.78240471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4899722E9</text:p>
          </table:table-cell>
          <table:table-cell office:value-type="string">
            <text:p>7.324923372411923E-5</text:p>
          </table:table-cell>
        </table:table-row>
        <table:table-row table:style-name="ro1">
          <table:table-cell office:value-type="string">
            <text:p>1.00000350003604E14</text:p>
          </table:table-cell>
          <table:table-cell office:value-type="string">
            <text:p>1.9664764864705592E-4</text:p>
          </table:table-cell>
        </table:table-row>
        <table:table-row table:style-name="ro1">
          <table:table-cell office:value-type="string">
            <text:p>1.000004372966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8415870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7311703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589391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194971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9265699E8</text:p>
          </table:table-cell>
          <table:table-cell office:value-type="string">
            <text:p>8.242997501509654E-5</text:p>
          </table:table-cell>
        </table:table-row>
        <table:table-row table:style-name="ro1">
          <table:table-cell office:value-type="string">
            <text:p>6.64099079E8</text:p>
          </table:table-cell>
          <table:table-cell office:value-type="string">
            <text:p>7.796128709882107E-5</text:p>
          </table:table-cell>
        </table:table-row>
        <table:table-row table:style-name="ro1">
          <table:table-cell office:value-type="string">
            <text:p>1.000012420290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0623146E8</text:p>
          </table:table-cell>
          <table:table-cell office:value-type="string">
            <text:p>2.0405965435844238E-4</text:p>
          </table:table-cell>
        </table:table-row>
        <table:table-row table:style-name="ro1">
          <table:table-cell office:value-type="string">
            <text:p>1.33100199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7344790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1020352E8</text:p>
          </table:table-cell>
          <table:table-cell office:value-type="string">
            <text:p>1.0528168374851597E-4</text:p>
          </table:table-cell>
        </table:table-row>
        <table:table-row table:style-name="ro1">
          <table:table-cell office:value-type="string">
            <text:p>1.19799942E9</text:p>
          </table:table-cell>
          <table:table-cell office:value-type="string">
            <text:p>7.319029070051906E-5</text:p>
          </table:table-cell>
        </table:table-row>
        <table:table-row table:style-name="ro1">
          <table:table-cell office:value-type="string">
            <text:p>1.449230935E9</text:p>
          </table:table-cell>
          <table:table-cell office:value-type="string">
            <text:p>7.731829099969614E-5</text:p>
          </table:table-cell>
        </table:table-row>
        <table:table-row table:style-name="ro1">
          <table:table-cell office:value-type="string">
            <text:p>6.6809671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88521814E14</text:p>
          </table:table-cell>
          <table:table-cell office:value-type="string">
            <text:p>1.0651599876673896E-4</text:p>
          </table:table-cell>
        </table:table-row>
        <table:table-row table:style-name="ro1">
          <table:table-cell office:value-type="string">
            <text:p>1.0000508126298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336653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687417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78363217E14</text:p>
          </table:table-cell>
          <table:table-cell office:value-type="string">
            <text:p>2.980499022810603E-4</text:p>
          </table:table-cell>
        </table:table-row>
        <table:table-row table:style-name="ro1">
          <table:table-cell office:value-type="string">
            <text:p>1.217723902E9</text:p>
          </table:table-cell>
          <table:table-cell office:value-type="string">
            <text:p>4.7357208932675537E-4</text:p>
          </table:table-cell>
        </table:table-row>
        <table:table-row table:style-name="ro1">
          <table:table-cell office:value-type="string">
            <text:p>1.00001766596736E14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1.028795453E9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567918106E9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7.7328910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5917485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78713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58924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420464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94432272E14</text:p>
          </table:table-cell>
          <table:table-cell office:value-type="string">
            <text:p>2.615363495605178E-4</text:p>
          </table:table-cell>
        </table:table-row>
        <table:table-row table:style-name="ro1">
          <table:table-cell office:value-type="string">
            <text:p>1.00001168943876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5.14517853E8</text:p>
          </table:table-cell>
          <table:table-cell office:value-type="string">
            <text:p>7.582249359171941E-5</text:p>
          </table:table-cell>
        </table:table-row>
        <table:table-row table:style-name="ro1">
          <table:table-cell office:value-type="string">
            <text:p>1.00001910539546E14</text:p>
          </table:table-cell>
          <table:table-cell office:value-type="string">
            <text:p>6.906726761052401E-5</text:p>
          </table:table-cell>
        </table:table-row>
        <table:table-row table:style-name="ro1">
          <table:table-cell office:value-type="string">
            <text:p>7.3285794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7151882E14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1.70091049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11435019E9</text:p>
          </table:table-cell>
          <table:table-cell office:value-type="string">
            <text:p>1.1636631986285654E-4</text:p>
          </table:table-cell>
        </table:table-row>
        <table:table-row table:style-name="ro1">
          <table:table-cell office:value-type="string">
            <text:p>1.00004123026643E14</text:p>
          </table:table-cell>
          <table:table-cell office:value-type="string">
            <text:p>6.875728919484715E-5</text:p>
          </table:table-cell>
        </table:table-row>
        <table:table-row table:style-name="ro1">
          <table:table-cell office:value-type="string">
            <text:p>1.00003594518475E14</text:p>
          </table:table-cell>
          <table:table-cell office:value-type="string">
            <text:p>7.022071630040197E-5</text:p>
          </table:table-cell>
        </table:table-row>
        <table:table-row table:style-name="ro1">
          <table:table-cell office:value-type="string">
            <text:p>5.36550101E8</text:p>
          </table:table-cell>
          <table:table-cell office:value-type="string">
            <text:p>7.978304388918454E-5</text:p>
          </table:table-cell>
        </table:table-row>
        <table:table-row table:style-name="ro1">
          <table:table-cell office:value-type="string">
            <text:p>1.000014401224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50329927E9</text:p>
          </table:table-cell>
          <table:table-cell office:value-type="string">
            <text:p>2.4972245317866806E-4</text:p>
          </table:table-cell>
        </table:table-row>
        <table:table-row table:style-name="ro1">
          <table:table-cell office:value-type="string">
            <text:p>1.000054015938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510724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3834605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822382E7</text:p>
          </table:table-cell>
          <table:table-cell office:value-type="string">
            <text:p>8.030863833663769E-5</text:p>
          </table:table-cell>
        </table:table-row>
        <table:table-row table:style-name="ro1">
          <table:table-cell office:value-type="string">
            <text:p>1.00003396644504E14</text:p>
          </table:table-cell>
          <table:table-cell office:value-type="string">
            <text:p>7.17928958469491E-5</text:p>
          </table:table-cell>
        </table:table-row>
        <table:table-row table:style-name="ro1">
          <table:table-cell office:value-type="string">
            <text:p>5.4358407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51538673E14</text:p>
          </table:table-cell>
          <table:table-cell office:value-type="string">
            <text:p>6.901949909580594E-5</text:p>
          </table:table-cell>
        </table:table-row>
        <table:table-row table:style-name="ro1">
          <table:table-cell office:value-type="string">
            <text:p>1.477749707E9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1.652437319E9</text:p>
          </table:table-cell>
          <table:table-cell office:value-type="string">
            <text:p>7.305936275762894E-5</text:p>
          </table:table-cell>
        </table:table-row>
        <table:table-row table:style-name="ro1">
          <table:table-cell office:value-type="string">
            <text:p>6.12121507E8</text:p>
          </table:table-cell>
          <table:table-cell office:value-type="string">
            <text:p>7.022114320739201E-5</text:p>
          </table:table-cell>
        </table:table-row>
        <table:table-row table:style-name="ro1">
          <table:table-cell office:value-type="string">
            <text:p>1.1180333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5228639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3421567E8</text:p>
          </table:table-cell>
          <table:table-cell office:value-type="string">
            <text:p>7.398593552511682E-5</text:p>
          </table:table-cell>
        </table:table-row>
        <table:table-row table:style-name="ro1">
          <table:table-cell office:value-type="string">
            <text:p>8.0789726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5275363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06542871E14</text:p>
          </table:table-cell>
          <table:table-cell office:value-type="string">
            <text:p>8.784208616563138E-5</text:p>
          </table:table-cell>
        </table:table-row>
        <table:table-row table:style-name="ro1">
          <table:table-cell office:value-type="string">
            <text:p>1.05502044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1699829E9</text:p>
          </table:table-cell>
          <table:table-cell office:value-type="string">
            <text:p>7.088984174577905E-5</text:p>
          </table:table-cell>
        </table:table-row>
        <table:table-row table:style-name="ro1">
          <table:table-cell office:value-type="string">
            <text:p>1.06789658E9</text:p>
          </table:table-cell>
          <table:table-cell office:value-type="string">
            <text:p>7.737442104953471E-5</text:p>
          </table:table-cell>
        </table:table-row>
        <table:table-row table:style-name="ro1">
          <table:table-cell office:value-type="string">
            <text:p>5.2529241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0461838E8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454797648E9</text:p>
          </table:table-cell>
          <table:table-cell office:value-type="string">
            <text:p>7.733138142951924E-5</text:p>
          </table:table-cell>
        </table:table-row>
        <table:table-row table:style-name="ro1">
          <table:table-cell office:value-type="string">
            <text:p>5.58115707E8</text:p>
          </table:table-cell>
          <table:table-cell office:value-type="string">
            <text:p>7.518987843759917E-5</text:p>
          </table:table-cell>
        </table:table-row>
        <table:table-row table:style-name="ro1">
          <table:table-cell office:value-type="string">
            <text:p>1.000001043025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42938544E14</text:p>
          </table:table-cell>
          <table:table-cell office:value-type="string">
            <text:p>6.811022944783407E-5</text:p>
          </table:table-cell>
        </table:table-row>
        <table:table-row table:style-name="ro1">
          <table:table-cell office:value-type="string">
            <text:p>1.00000918776893E14</text:p>
          </table:table-cell>
          <table:table-cell office:value-type="string">
            <text:p>1.1283578964816978E-4</text:p>
          </table:table-cell>
        </table:table-row>
        <table:table-row table:style-name="ro1">
          <table:table-cell office:value-type="string">
            <text:p>1.620259812E9</text:p>
          </table:table-cell>
          <table:table-cell office:value-type="string">
            <text:p>1.3638814018963744E-4</text:p>
          </table:table-cell>
        </table:table-row>
        <table:table-row table:style-name="ro1">
          <table:table-cell office:value-type="string">
            <text:p>7.70553862E8</text:p>
          </table:table-cell>
          <table:table-cell office:value-type="string">
            <text:p>6.977363376951225E-4</text:p>
          </table:table-cell>
        </table:table-row>
        <table:table-row table:style-name="ro1">
          <table:table-cell office:value-type="string">
            <text:p>7.33934578E8</text:p>
          </table:table-cell>
          <table:table-cell office:value-type="string">
            <text:p>2.6271805119707317E-4</text:p>
          </table:table-cell>
        </table:table-row>
        <table:table-row table:style-name="ro1">
          <table:table-cell office:value-type="string">
            <text:p>1.28124895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467368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755497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26119185E8</text:p>
          </table:table-cell>
          <table:table-cell office:value-type="string">
            <text:p>8.358635407592561E-5</text:p>
          </table:table-cell>
        </table:table-row>
        <table:table-row table:style-name="ro1">
          <table:table-cell office:value-type="string">
            <text:p>1.0000084694005E14</text:p>
          </table:table-cell>
          <table:table-cell office:value-type="string">
            <text:p>2.9581068750488167E-4</text:p>
          </table:table-cell>
        </table:table-row>
        <table:table-row table:style-name="ro1">
          <table:table-cell office:value-type="string">
            <text:p>8.6077571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940566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489958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9756619E8</text:p>
          </table:table-cell>
          <table:table-cell office:value-type="string">
            <text:p>9.720443712395822E-5</text:p>
          </table:table-cell>
        </table:table-row>
        <table:table-row table:style-name="ro1">
          <table:table-cell office:value-type="string">
            <text:p>1.00005174287797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593216766E9</text:p>
          </table:table-cell>
          <table:table-cell office:value-type="string">
            <text:p>7.892384914009537E-4</text:p>
          </table:table-cell>
        </table:table-row>
        <table:table-row table:style-name="ro1">
          <table:table-cell office:value-type="string">
            <text:p>6.9774218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63310374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5.9911329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1550122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189726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40795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77823405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976478E8</text:p>
          </table:table-cell>
          <table:table-cell office:value-type="string">
            <text:p>1.4819031555155795E-4</text:p>
          </table:table-cell>
        </table:table-row>
        <table:table-row table:style-name="ro1">
          <table:table-cell office:value-type="string">
            <text:p>1.05910788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38733274E14</text:p>
          </table:table-cell>
          <table:table-cell office:value-type="string">
            <text:p>8.383145982692612E-5</text:p>
          </table:table-cell>
        </table:table-row>
        <table:table-row table:style-name="ro1">
          <table:table-cell office:value-type="string">
            <text:p>1.00001206376241E14</text:p>
          </table:table-cell>
          <table:table-cell office:value-type="string">
            <text:p>6.827663923720427E-5</text:p>
          </table:table-cell>
        </table:table-row>
        <table:table-row table:style-name="ro1">
          <table:table-cell office:value-type="string">
            <text:p>1.00000891122414E14</text:p>
          </table:table-cell>
          <table:table-cell office:value-type="string">
            <text:p>6.918187852920938E-5</text:p>
          </table:table-cell>
        </table:table-row>
        <table:table-row table:style-name="ro1">
          <table:table-cell office:value-type="string">
            <text:p>1.00000566621228E14</text:p>
          </table:table-cell>
          <table:table-cell office:value-type="string">
            <text:p>3.4539918326089624E-4</text:p>
          </table:table-cell>
        </table:table-row>
        <table:table-row table:style-name="ro1">
          <table:table-cell office:value-type="string">
            <text:p>1.00001661706246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026072843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01994596E14</text:p>
          </table:table-cell>
          <table:table-cell office:value-type="string">
            <text:p>1.0081862928463422E-4</text:p>
          </table:table-cell>
        </table:table-row>
        <table:table-row table:style-name="ro1">
          <table:table-cell office:value-type="string">
            <text:p>1.000004357692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942325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76348269E14</text:p>
          </table:table-cell>
          <table:table-cell office:value-type="string">
            <text:p>1.1892163539766556E-4</text:p>
          </table:table-cell>
        </table:table-row>
        <table:table-row table:style-name="ro1">
          <table:table-cell office:value-type="string">
            <text:p>1.55977903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050293E9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7.3591906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46919417E14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00001347661872E14</text:p>
          </table:table-cell>
          <table:table-cell office:value-type="string">
            <text:p>6.90547822327547E-5</text:p>
          </table:table-cell>
        </table:table-row>
        <table:table-row table:style-name="ro1">
          <table:table-cell office:value-type="string">
            <text:p>1.35337443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303292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22771933E14</text:p>
          </table:table-cell>
          <table:table-cell office:value-type="string">
            <text:p>7.485223696160643E-5</text:p>
          </table:table-cell>
        </table:table-row>
        <table:table-row table:style-name="ro1">
          <table:table-cell office:value-type="string">
            <text:p>1.000027095103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64183036E14</text:p>
          </table:table-cell>
          <table:table-cell office:value-type="string">
            <text:p>2.0519520418657257E-4</text:p>
          </table:table-cell>
        </table:table-row>
        <table:table-row table:style-name="ro1">
          <table:table-cell office:value-type="string">
            <text:p>1.65092066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2752772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20082637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56879112E14</text:p>
          </table:table-cell>
          <table:table-cell office:value-type="string">
            <text:p>0.0032009110866704407</text:p>
          </table:table-cell>
        </table:table-row>
        <table:table-row table:style-name="ro1">
          <table:table-cell office:value-type="string">
            <text:p>1.000006470766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58875013E14</text:p>
          </table:table-cell>
          <table:table-cell office:value-type="string">
            <text:p>9.290352263597942E-5</text:p>
          </table:table-cell>
        </table:table-row>
        <table:table-row table:style-name="ro1">
          <table:table-cell office:value-type="string">
            <text:p>1.846215249E9</text:p>
          </table:table-cell>
          <table:table-cell office:value-type="string">
            <text:p>0.0014567144838848764</text:p>
          </table:table-cell>
        </table:table-row>
        <table:table-row table:style-name="ro1">
          <table:table-cell office:value-type="string">
            <text:p>1.643396001E9</text:p>
          </table:table-cell>
          <table:table-cell office:value-type="string">
            <text:p>8.508991138771882E-5</text:p>
          </table:table-cell>
        </table:table-row>
        <table:table-row table:style-name="ro1">
          <table:table-cell office:value-type="string">
            <text:p>1.00000309697504E14</text:p>
          </table:table-cell>
          <table:table-cell office:value-type="string">
            <text:p>6.857211891645659E-5</text:p>
          </table:table-cell>
        </table:table-row>
        <table:table-row table:style-name="ro1">
          <table:table-cell office:value-type="string">
            <text:p>1.000007552760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4619024E8</text:p>
          </table:table-cell>
          <table:table-cell office:value-type="string">
            <text:p>6.875728919484715E-5</text:p>
          </table:table-cell>
        </table:table-row>
        <table:table-row table:style-name="ro1">
          <table:table-cell office:value-type="string">
            <text:p>1.00004848000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4914828E8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7.71858671E8</text:p>
          </table:table-cell>
          <table:table-cell office:value-type="string">
            <text:p>1.1858429584382334E-4</text:p>
          </table:table-cell>
        </table:table-row>
        <table:table-row table:style-name="ro1">
          <table:table-cell office:value-type="string">
            <text:p>5.65931486E8</text:p>
          </table:table-cell>
          <table:table-cell office:value-type="string">
            <text:p>9.328923328613673E-5</text:p>
          </table:table-cell>
        </table:table-row>
        <table:table-row table:style-name="ro1">
          <table:table-cell office:value-type="string">
            <text:p>1.55823285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2127664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1520297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5898866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98067268E9</text:p>
          </table:table-cell>
          <table:table-cell office:value-type="string">
            <text:p>8.990159216284356E-5</text:p>
          </table:table-cell>
        </table:table-row>
        <table:table-row table:style-name="ro1">
          <table:table-cell office:value-type="string">
            <text:p>1.00002243443791E14</text:p>
          </table:table-cell>
          <table:table-cell office:value-type="string">
            <text:p>8.251450698497717E-5</text:p>
          </table:table-cell>
        </table:table-row>
        <table:table-row table:style-name="ro1">
          <table:table-cell office:value-type="string">
            <text:p>1.00469332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4721338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82368803E9</text:p>
          </table:table-cell>
          <table:table-cell office:value-type="string">
            <text:p>6.841623243814584E-5</text:p>
          </table:table-cell>
        </table:table-row>
        <table:table-row table:style-name="ro1">
          <table:table-cell office:value-type="string">
            <text:p>1.000004076147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8552192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26808304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7.5005912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663203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619084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34599399E14</text:p>
          </table:table-cell>
          <table:table-cell office:value-type="string">
            <text:p>0.0017282933082425813</text:p>
          </table:table-cell>
        </table:table-row>
        <table:table-row table:style-name="ro1">
          <table:table-cell office:value-type="string">
            <text:p>1.00001609275824E14</text:p>
          </table:table-cell>
          <table:table-cell office:value-type="string">
            <text:p>3.066114963234792E-4</text:p>
          </table:table-cell>
        </table:table-row>
        <table:table-row table:style-name="ro1">
          <table:table-cell office:value-type="string">
            <text:p>1.00000967674822E14</text:p>
          </table:table-cell>
          <table:table-cell office:value-type="string">
            <text:p>8.899744311273226E-5</text:p>
          </table:table-cell>
        </table:table-row>
        <table:table-row table:style-name="ro1">
          <table:table-cell office:value-type="string">
            <text:p>1.00002277858404E14</text:p>
          </table:table-cell>
          <table:table-cell office:value-type="string">
            <text:p>7.381559767078612E-5</text:p>
          </table:table-cell>
        </table:table-row>
        <table:table-row table:style-name="ro1">
          <table:table-cell office:value-type="string">
            <text:p>1.00002561278474E14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24015886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925405733E14</text:p>
          </table:table-cell>
          <table:table-cell office:value-type="string">
            <text:p>2.3870598736699814E-4</text:p>
          </table:table-cell>
        </table:table-row>
        <table:table-row table:style-name="ro1">
          <table:table-cell office:value-type="string">
            <text:p>1.00000143810992E14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6.3574580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6994058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40508400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62696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0911833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6506984E8</text:p>
          </table:table-cell>
          <table:table-cell office:value-type="string">
            <text:p>6.925223540760394E-5</text:p>
          </table:table-cell>
        </table:table-row>
        <table:table-row table:style-name="ro1">
          <table:table-cell office:value-type="string">
            <text:p>5.5690619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25232426E9</text:p>
          </table:table-cell>
          <table:table-cell office:value-type="string">
            <text:p>7.065473111534736E-5</text:p>
          </table:table-cell>
        </table:table-row>
        <table:table-row table:style-name="ro1">
          <table:table-cell office:value-type="string">
            <text:p>7.30451964E8</text:p>
          </table:table-cell>
          <table:table-cell office:value-type="string">
            <text:p>3.2782866883664824E-4</text:p>
          </table:table-cell>
        </table:table-row>
        <table:table-row table:style-name="ro1">
          <table:table-cell office:value-type="string">
            <text:p>1.58007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451575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297456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69307607E9</text:p>
          </table:table-cell>
          <table:table-cell office:value-type="string">
            <text:p>6.969800739984915E-5</text:p>
          </table:table-cell>
        </table:table-row>
        <table:table-row table:style-name="ro1">
          <table:table-cell office:value-type="string">
            <text:p>5.7986895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1990507E8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5.2793586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35454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2007442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9980111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3618831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7738409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206949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857104594E14</text:p>
          </table:table-cell>
          <table:table-cell office:value-type="string">
            <text:p>7.149670266748703E-5</text:p>
          </table:table-cell>
        </table:table-row>
        <table:table-row table:style-name="ro1">
          <table:table-cell office:value-type="string">
            <text:p>1.8504772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345879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53742493E14</text:p>
          </table:table-cell>
          <table:table-cell office:value-type="string">
            <text:p>7.525604009202939E-5</text:p>
          </table:table-cell>
        </table:table-row>
        <table:table-row table:style-name="ro1">
          <table:table-cell office:value-type="string">
            <text:p>1.00000462098406E14</text:p>
          </table:table-cell>
          <table:table-cell office:value-type="string">
            <text:p>9.821520797226186E-5</text:p>
          </table:table-cell>
        </table:table-row>
        <table:table-row table:style-name="ro1">
          <table:table-cell office:value-type="string">
            <text:p>1.547591537E9</text:p>
          </table:table-cell>
          <table:table-cell office:value-type="string">
            <text:p>8.897539401323924E-5</text:p>
          </table:table-cell>
        </table:table-row>
        <table:table-row table:style-name="ro1">
          <table:table-cell office:value-type="string">
            <text:p>6.78123767E8</text:p>
          </table:table-cell>
          <table:table-cell office:value-type="string">
            <text:p>6.90547822327547E-5</text:p>
          </table:table-cell>
        </table:table-row>
        <table:table-row table:style-name="ro1">
          <table:table-cell office:value-type="string">
            <text:p>5.15394206E8</text:p>
          </table:table-cell>
          <table:table-cell office:value-type="string">
            <text:p>9.900626300054362E-5</text:p>
          </table:table-cell>
        </table:table-row>
        <table:table-row table:style-name="ro1">
          <table:table-cell office:value-type="string">
            <text:p>6.5180122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3098016E9</text:p>
          </table:table-cell>
          <table:table-cell office:value-type="string">
            <text:p>7.300862534647716E-5</text:p>
          </table:table-cell>
        </table:table-row>
        <table:table-row table:style-name="ro1">
          <table:table-cell office:value-type="string">
            <text:p>1.00000070249518E14</text:p>
          </table:table-cell>
          <table:table-cell office:value-type="string">
            <text:p>1.050873045684493E-4</text:p>
          </table:table-cell>
        </table:table-row>
        <table:table-row table:style-name="ro1">
          <table:table-cell office:value-type="string">
            <text:p>1.00003225843062E14</text:p>
          </table:table-cell>
          <table:table-cell office:value-type="string">
            <text:p>7.898723206704629E-5</text:p>
          </table:table-cell>
        </table:table-row>
        <table:table-row table:style-name="ro1">
          <table:table-cell office:value-type="string">
            <text:p>1.000050912411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45775942E14</text:p>
          </table:table-cell>
          <table:table-cell office:value-type="string">
            <text:p>1.872373182474852E-4</text:p>
          </table:table-cell>
        </table:table-row>
        <table:table-row table:style-name="ro1">
          <table:table-cell office:value-type="string">
            <text:p>1.655433491E9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5.1982961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62796485E9</text:p>
          </table:table-cell>
          <table:table-cell office:value-type="string">
            <text:p>7.636428733548169E-5</text:p>
          </table:table-cell>
        </table:table-row>
        <table:table-row table:style-name="ro1">
          <table:table-cell office:value-type="string">
            <text:p>1.000002781683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9289680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639796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53534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6290481E9</text:p>
          </table:table-cell>
          <table:table-cell office:value-type="string">
            <text:p>1.704508254459415E-4</text:p>
          </table:table-cell>
        </table:table-row>
        <table:table-row table:style-name="ro1">
          <table:table-cell office:value-type="string">
            <text:p>6.47061027E8</text:p>
          </table:table-cell>
          <table:table-cell office:value-type="string">
            <text:p>6.925223540760394E-5</text:p>
          </table:table-cell>
        </table:table-row>
        <table:table-row table:style-name="ro1">
          <table:table-cell office:value-type="string">
            <text:p>1.00000086772131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70340619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0002304E9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000024418671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6220557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103948801E14</text:p>
          </table:table-cell>
          <table:table-cell office:value-type="string">
            <text:p>7.3241432896293E-5</text:p>
          </table:table-cell>
        </table:table-row>
        <table:table-row table:style-name="ro1">
          <table:table-cell office:value-type="string">
            <text:p>6.6369547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84465936E9</text:p>
          </table:table-cell>
          <table:table-cell office:value-type="string">
            <text:p>6.827663923720427E-5</text:p>
          </table:table-cell>
        </table:table-row>
        <table:table-row table:style-name="ro1">
          <table:table-cell office:value-type="string">
            <text:p>1.00000056189329E14</text:p>
          </table:table-cell>
          <table:table-cell office:value-type="string">
            <text:p>7.157278107096914E-5</text:p>
          </table:table-cell>
        </table:table-row>
        <table:table-row table:style-name="ro1">
          <table:table-cell office:value-type="string">
            <text:p>1.00003940310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09671816E14</text:p>
          </table:table-cell>
          <table:table-cell office:value-type="string">
            <text:p>7.448048985651747E-5</text:p>
          </table:table-cell>
        </table:table-row>
        <table:table-row table:style-name="ro1">
          <table:table-cell office:value-type="string">
            <text:p>1.0000162358483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1967806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44645739E9</text:p>
          </table:table-cell>
          <table:table-cell office:value-type="string">
            <text:p>8.962246898965853E-5</text:p>
          </table:table-cell>
        </table:table-row>
        <table:table-row table:style-name="ro1">
          <table:table-cell office:value-type="string">
            <text:p>1.00002106041805E14</text:p>
          </table:table-cell>
          <table:table-cell office:value-type="string">
            <text:p>7.446573500672291E-5</text:p>
          </table:table-cell>
        </table:table-row>
        <table:table-row table:style-name="ro1">
          <table:table-cell office:value-type="string">
            <text:p>1.00003507778221E14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7.46252906E8</text:p>
          </table:table-cell>
          <table:table-cell office:value-type="string">
            <text:p>7.263784331091402E-5</text:p>
          </table:table-cell>
        </table:table-row>
        <table:table-row table:style-name="ro1">
          <table:table-cell office:value-type="string">
            <text:p>1.000018568289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56679414E9</text:p>
          </table:table-cell>
          <table:table-cell office:value-type="string">
            <text:p>1.2260426741775524E-4</text:p>
          </table:table-cell>
        </table:table-row>
        <table:table-row table:style-name="ro1">
          <table:table-cell office:value-type="string">
            <text:p>1.000003195244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72976913E14</text:p>
          </table:table-cell>
          <table:table-cell office:value-type="string">
            <text:p>7.563815678188601E-5</text:p>
          </table:table-cell>
        </table:table-row>
        <table:table-row table:style-name="ro1">
          <table:table-cell office:value-type="string">
            <text:p>1.0000193200077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2871453E14</text:p>
          </table:table-cell>
          <table:table-cell office:value-type="string">
            <text:p>1.130991693107051E-4</text:p>
          </table:table-cell>
        </table:table-row>
        <table:table-row table:style-name="ro1">
          <table:table-cell office:value-type="string">
            <text:p>7.8457502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77890925E14</text:p>
          </table:table-cell>
          <table:table-cell office:value-type="string">
            <text:p>7.305936275762894E-5</text:p>
          </table:table-cell>
        </table:table-row>
        <table:table-row table:style-name="ro1">
          <table:table-cell office:value-type="string">
            <text:p>6.397347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8295557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875333E8</text:p>
          </table:table-cell>
          <table:table-cell office:value-type="string">
            <text:p>8.103402133889469E-5</text:p>
          </table:table-cell>
        </table:table-row>
        <table:table-row table:style-name="ro1">
          <table:table-cell office:value-type="string">
            <text:p>5.37033492E8</text:p>
          </table:table-cell>
          <table:table-cell office:value-type="string">
            <text:p>6.920052984859333E-5</text:p>
          </table:table-cell>
        </table:table-row>
        <table:table-row table:style-name="ro1">
          <table:table-cell office:value-type="string">
            <text:p>1.00000846882526E14</text:p>
          </table:table-cell>
          <table:table-cell office:value-type="string">
            <text:p>1.84138916750672E-4</text:p>
          </table:table-cell>
        </table:table-row>
        <table:table-row table:style-name="ro1">
          <table:table-cell office:value-type="string">
            <text:p>6.2964273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7736301E14</text:p>
          </table:table-cell>
          <table:table-cell office:value-type="string">
            <text:p>7.022114320739201E-5</text:p>
          </table:table-cell>
        </table:table-row>
        <table:table-row table:style-name="ro1">
          <table:table-cell office:value-type="string">
            <text:p>1.0000466845611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30877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4.5707427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74296658E14</text:p>
          </table:table-cell>
          <table:table-cell office:value-type="string">
            <text:p>1.1266635926682757E-4</text:p>
          </table:table-cell>
        </table:table-row>
        <table:table-row table:style-name="ro1">
          <table:table-cell office:value-type="string">
            <text:p>1.63074652E9</text:p>
          </table:table-cell>
          <table:table-cell office:value-type="string">
            <text:p>7.056901953377523E-5</text:p>
          </table:table-cell>
        </table:table-row>
        <table:table-row table:style-name="ro1">
          <table:table-cell office:value-type="string">
            <text:p>7.27488103E8</text:p>
          </table:table-cell>
          <table:table-cell office:value-type="string">
            <text:p>8.913556758549468E-5</text:p>
          </table:table-cell>
        </table:table-row>
        <table:table-row table:style-name="ro1">
          <table:table-cell office:value-type="string">
            <text:p>1.773896931E9</text:p>
          </table:table-cell>
          <table:table-cell office:value-type="string">
            <text:p>1.0496526424730518E-4</text:p>
          </table:table-cell>
        </table:table-row>
        <table:table-row table:style-name="ro1">
          <table:table-cell office:value-type="string">
            <text:p>1.524427513E9</text:p>
          </table:table-cell>
          <table:table-cell office:value-type="string">
            <text:p>3.831695008356227E-4</text:p>
          </table:table-cell>
        </table:table-row>
        <table:table-row table:style-name="ro1">
          <table:table-cell office:value-type="string">
            <text:p>1.00002528291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692116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7273265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2121353E8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0000250278628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995016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65613552E9</text:p>
          </table:table-cell>
          <table:table-cell office:value-type="string">
            <text:p>2.1827888981588216E-4</text:p>
          </table:table-cell>
        </table:table-row>
        <table:table-row table:style-name="ro1">
          <table:table-cell office:value-type="string">
            <text:p>5.3041021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9312392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2044104E14</text:p>
          </table:table-cell>
          <table:table-cell office:value-type="string">
            <text:p>1.8507183479479148E-4</text:p>
          </table:table-cell>
        </table:table-row>
        <table:table-row table:style-name="ro1">
          <table:table-cell office:value-type="string">
            <text:p>1.00000363746332E14</text:p>
          </table:table-cell>
          <table:table-cell office:value-type="string">
            <text:p>1.0649869902039737E-4</text:p>
          </table:table-cell>
        </table:table-row>
        <table:table-row table:style-name="ro1">
          <table:table-cell office:value-type="string">
            <text:p>1.00002746396522E14</text:p>
          </table:table-cell>
          <table:table-cell office:value-type="string">
            <text:p>1.0323229577839535E-4</text:p>
          </table:table-cell>
        </table:table-row>
        <table:table-row table:style-name="ro1">
          <table:table-cell office:value-type="string">
            <text:p>1.00001217091609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6.4501119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19599183E14</text:p>
          </table:table-cell>
          <table:table-cell office:value-type="string">
            <text:p>6.909715513214952E-5</text:p>
          </table:table-cell>
        </table:table-row>
        <table:table-row table:style-name="ro1">
          <table:table-cell office:value-type="string">
            <text:p>1.146505325E9</text:p>
          </table:table-cell>
          <table:table-cell office:value-type="string">
            <text:p>7.574657601517283E-5</text:p>
          </table:table-cell>
        </table:table-row>
        <table:table-row table:style-name="ro1">
          <table:table-cell office:value-type="string">
            <text:p>6.0714282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96781332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0424173843E14</text:p>
          </table:table-cell>
          <table:table-cell office:value-type="string">
            <text:p>7.681433041813004E-5</text:p>
          </table:table-cell>
        </table:table-row>
        <table:table-row table:style-name="ro1">
          <table:table-cell office:value-type="string">
            <text:p>8.44880064E8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000024171087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625239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569988923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54169062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1147375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33792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53077837E14</text:p>
          </table:table-cell>
          <table:table-cell office:value-type="string">
            <text:p>1.4635472472630622E-4</text:p>
          </table:table-cell>
        </table:table-row>
        <table:table-row table:style-name="ro1">
          <table:table-cell office:value-type="string">
            <text:p>1.00000761250913E14</text:p>
          </table:table-cell>
          <table:table-cell office:value-type="string">
            <text:p>7.734852488395484E-5</text:p>
          </table:table-cell>
        </table:table-row>
        <table:table-row table:style-name="ro1">
          <table:table-cell office:value-type="string">
            <text:p>6.63688304E8</text:p>
          </table:table-cell>
          <table:table-cell office:value-type="string">
            <text:p>9.208268021618223E-5</text:p>
          </table:table-cell>
        </table:table-row>
        <table:table-row table:style-name="ro1">
          <table:table-cell office:value-type="string">
            <text:p>1.000000222610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57790575E9</text:p>
          </table:table-cell>
          <table:table-cell office:value-type="string">
            <text:p>7.473481472977475E-5</text:p>
          </table:table-cell>
        </table:table-row>
        <table:table-row table:style-name="ro1">
          <table:table-cell office:value-type="string">
            <text:p>1.258067369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071415005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2089069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075156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65814577E9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00000112195535E14</text:p>
          </table:table-cell>
          <table:table-cell office:value-type="string">
            <text:p>1.27688855479365E-4</text:p>
          </table:table-cell>
        </table:table-row>
        <table:table-row table:style-name="ro1">
          <table:table-cell office:value-type="string">
            <text:p>6.5768492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0166678E9</text:p>
          </table:table-cell>
          <table:table-cell office:value-type="string">
            <text:p>7.314124780398452E-5</text:p>
          </table:table-cell>
        </table:table-row>
        <table:table-row table:style-name="ro1">
          <table:table-cell office:value-type="string">
            <text:p>1.61829813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235276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2280695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9235458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7512412E14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671341562E9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22740458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363845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922908E7</text:p>
          </table:table-cell>
          <table:table-cell office:value-type="string">
            <text:p>8.1993755192886E-5</text:p>
          </table:table-cell>
        </table:table-row>
        <table:table-row table:style-name="ro1">
          <table:table-cell office:value-type="string">
            <text:p>5.68394758E8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00000509840917E14</text:p>
          </table:table-cell>
          <table:table-cell office:value-type="string">
            <text:p>8.506494382677972E-5</text:p>
          </table:table-cell>
        </table:table-row>
        <table:table-row table:style-name="ro1">
          <table:table-cell office:value-type="string">
            <text:p>1.733311536E9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184233018E9</text:p>
          </table:table-cell>
          <table:table-cell office:value-type="string">
            <text:p>0.0010357916439559245</text:p>
          </table:table-cell>
        </table:table-row>
        <table:table-row table:style-name="ro1">
          <table:table-cell office:value-type="string">
            <text:p>1.000000878887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074106E8</text:p>
          </table:table-cell>
          <table:table-cell office:value-type="string">
            <text:p>1.8981024254454047E-4</text:p>
          </table:table-cell>
        </table:table-row>
        <table:table-row table:style-name="ro1">
          <table:table-cell office:value-type="string">
            <text:p>1.00000871877052E14</text:p>
          </table:table-cell>
          <table:table-cell office:value-type="string">
            <text:p>1.1489340884532775E-4</text:p>
          </table:table-cell>
        </table:table-row>
        <table:table-row table:style-name="ro1">
          <table:table-cell office:value-type="string">
            <text:p>1.00006117701194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6.9976825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66209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564054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8338944E8</text:p>
          </table:table-cell>
          <table:table-cell office:value-type="string">
            <text:p>7.038576289284952E-5</text:p>
          </table:table-cell>
        </table:table-row>
        <table:table-row table:style-name="ro1">
          <table:table-cell office:value-type="string">
            <text:p>1.00000219896363E14</text:p>
          </table:table-cell>
          <table:table-cell office:value-type="string">
            <text:p>7.93294266934223E-5</text:p>
          </table:table-cell>
        </table:table-row>
        <table:table-row table:style-name="ro1">
          <table:table-cell office:value-type="string">
            <text:p>1.45387720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775506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38963915E14</text:p>
          </table:table-cell>
          <table:table-cell office:value-type="string">
            <text:p>9.675437321430525E-5</text:p>
          </table:table-cell>
        </table:table-row>
        <table:table-row table:style-name="ro1">
          <table:table-cell office:value-type="string">
            <text:p>8.9880512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5673315E9</text:p>
          </table:table-cell>
          <table:table-cell office:value-type="string">
            <text:p>7.17928958469491E-5</text:p>
          </table:table-cell>
        </table:table-row>
        <table:table-row table:style-name="ro1">
          <table:table-cell office:value-type="string">
            <text:p>1.00000624304323E14</text:p>
          </table:table-cell>
          <table:table-cell office:value-type="string">
            <text:p>0.0013124565925399312</text:p>
          </table:table-cell>
        </table:table-row>
        <table:table-row table:style-name="ro1">
          <table:table-cell office:value-type="string">
            <text:p>1.000058602627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163603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1339827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4713509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8590369E9</text:p>
          </table:table-cell>
          <table:table-cell office:value-type="string">
            <text:p>7.979520582031436E-5</text:p>
          </table:table-cell>
        </table:table-row>
        <table:table-row table:style-name="ro1">
          <table:table-cell office:value-type="string">
            <text:p>1.328202001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0721933973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00001541320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52280681E14</text:p>
          </table:table-cell>
          <table:table-cell office:value-type="string">
            <text:p>8.982858923925019E-5</text:p>
          </table:table-cell>
        </table:table-row>
        <table:table-row table:style-name="ro1">
          <table:table-cell office:value-type="string">
            <text:p>1.00001987592625E14</text:p>
          </table:table-cell>
          <table:table-cell office:value-type="string">
            <text:p>8.577906614248443E-5</text:p>
          </table:table-cell>
        </table:table-row>
        <table:table-row table:style-name="ro1">
          <table:table-cell office:value-type="string">
            <text:p>1.00000803537786E14</text:p>
          </table:table-cell>
          <table:table-cell office:value-type="string">
            <text:p>7.712618982301476E-5</text:p>
          </table:table-cell>
        </table:table-row>
        <table:table-row table:style-name="ro1">
          <table:table-cell office:value-type="string">
            <text:p>1.00000022405596E14</text:p>
          </table:table-cell>
          <table:table-cell office:value-type="string">
            <text:p>1.4440293678040587E-4</text:p>
          </table:table-cell>
        </table:table-row>
        <table:table-row table:style-name="ro1">
          <table:table-cell office:value-type="string">
            <text:p>5.43591812E8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0356202711E14</text:p>
          </table:table-cell>
          <table:table-cell office:value-type="string">
            <text:p>0.0045834111523943444</text:p>
          </table:table-cell>
        </table:table-row>
        <table:table-row table:style-name="ro1">
          <table:table-cell office:value-type="string">
            <text:p>5.80904367E8</text:p>
          </table:table-cell>
          <table:table-cell office:value-type="string">
            <text:p>4.1016731599337705E-4</text:p>
          </table:table-cell>
        </table:table-row>
        <table:table-row table:style-name="ro1">
          <table:table-cell office:value-type="string">
            <text:p>1.00001971890731E14</text:p>
          </table:table-cell>
          <table:table-cell office:value-type="string">
            <text:p>7.228591291416907E-5</text:p>
          </table:table-cell>
        </table:table-row>
        <table:table-row table:style-name="ro1">
          <table:table-cell office:value-type="string">
            <text:p>1.058550765E9</text:p>
          </table:table-cell>
          <table:table-cell office:value-type="string">
            <text:p>1.2373015390419878E-4</text:p>
          </table:table-cell>
        </table:table-row>
        <table:table-row table:style-name="ro1">
          <table:table-cell office:value-type="string">
            <text:p>1.0000464416160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3395438E9</text:p>
          </table:table-cell>
          <table:table-cell office:value-type="string">
            <text:p>7.233469323759889E-5</text:p>
          </table:table-cell>
        </table:table-row>
        <table:table-row table:style-name="ro1">
          <table:table-cell office:value-type="string">
            <text:p>1.12647037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46481887E14</text:p>
          </table:table-cell>
          <table:table-cell office:value-type="string">
            <text:p>1.876502792039068E-4</text:p>
          </table:table-cell>
        </table:table-row>
        <table:table-row table:style-name="ro1">
          <table:table-cell office:value-type="string">
            <text:p>1.548186098E9</text:p>
          </table:table-cell>
          <table:table-cell office:value-type="string">
            <text:p>1.0278093980263349E-4</text:p>
          </table:table-cell>
        </table:table-row>
        <table:table-row table:style-name="ro1">
          <table:table-cell office:value-type="string">
            <text:p>1.00000304902764E14</text:p>
          </table:table-cell>
          <table:table-cell office:value-type="string">
            <text:p>1.4047679391873403E-4</text:p>
          </table:table-cell>
        </table:table-row>
        <table:table-row table:style-name="ro1">
          <table:table-cell office:value-type="string">
            <text:p>1.00000710808303E14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001939398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8875448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44355925E9</text:p>
          </table:table-cell>
          <table:table-cell office:value-type="string">
            <text:p>1.0776160943590006E-4</text:p>
          </table:table-cell>
        </table:table-row>
        <table:table-row table:style-name="ro1">
          <table:table-cell office:value-type="string">
            <text:p>1.0000009942634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6822999E9</text:p>
          </table:table-cell>
          <table:table-cell office:value-type="string">
            <text:p>9.501231112720102E-5</text:p>
          </table:table-cell>
        </table:table-row>
        <table:table-row table:style-name="ro1">
          <table:table-cell office:value-type="string">
            <text:p>1.00003287514628E14</text:p>
          </table:table-cell>
          <table:table-cell office:value-type="string">
            <text:p>9.193232149678312E-5</text:p>
          </table:table-cell>
        </table:table-row>
        <table:table-row table:style-name="ro1">
          <table:table-cell office:value-type="string">
            <text:p>1.0000068457892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4976738E8</text:p>
          </table:table-cell>
          <table:table-cell office:value-type="string">
            <text:p>7.387795132532553E-5</text:p>
          </table:table-cell>
        </table:table-row>
        <table:table-row table:style-name="ro1">
          <table:table-cell office:value-type="string">
            <text:p>7.80313533E8</text:p>
          </table:table-cell>
          <table:table-cell office:value-type="string">
            <text:p>7.616404679277015E-5</text:p>
          </table:table-cell>
        </table:table-row>
        <table:table-row table:style-name="ro1">
          <table:table-cell office:value-type="string">
            <text:p>1.00002870719387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0353770255E14</text:p>
          </table:table-cell>
          <table:table-cell office:value-type="string">
            <text:p>1.526737050800962E-4</text:p>
          </table:table-cell>
        </table:table-row>
        <table:table-row table:style-name="ro1">
          <table:table-cell office:value-type="string">
            <text:p>1.787707445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0158658432E14</text:p>
          </table:table-cell>
          <table:table-cell office:value-type="string">
            <text:p>7.941873388279911E-5</text:p>
          </table:table-cell>
        </table:table-row>
        <table:table-row table:style-name="ro1">
          <table:table-cell office:value-type="string">
            <text:p>1.435081731E9</text:p>
          </table:table-cell>
          <table:table-cell office:value-type="string">
            <text:p>1.246192131309633E-4</text:p>
          </table:table-cell>
        </table:table-row>
        <table:table-row table:style-name="ro1">
          <table:table-cell office:value-type="string">
            <text:p>1.00001770049989E14</text:p>
          </table:table-cell>
          <table:table-cell office:value-type="string">
            <text:p>7.824986965375545E-5</text:p>
          </table:table-cell>
        </table:table-row>
        <table:table-row table:style-name="ro1">
          <table:table-cell office:value-type="string">
            <text:p>1.587691129E9</text:p>
          </table:table-cell>
          <table:table-cell office:value-type="string">
            <text:p>1.222982948337171E-4</text:p>
          </table:table-cell>
        </table:table-row>
        <table:table-row table:style-name="ro1">
          <table:table-cell office:value-type="string">
            <text:p>1.0000194620845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53687181E14</text:p>
          </table:table-cell>
          <table:table-cell office:value-type="string">
            <text:p>8.285824750844211E-5</text:p>
          </table:table-cell>
        </table:table-row>
        <table:table-row table:style-name="ro1">
          <table:table-cell office:value-type="string">
            <text:p>1.00000846983893E14</text:p>
          </table:table-cell>
          <table:table-cell office:value-type="string">
            <text:p>9.245408516940081E-5</text:p>
          </table:table-cell>
        </table:table-row>
        <table:table-row table:style-name="ro1">
          <table:table-cell office:value-type="string">
            <text:p>1.00001429869968E14</text:p>
          </table:table-cell>
          <table:table-cell office:value-type="string">
            <text:p>6.82719332490594E-5</text:p>
          </table:table-cell>
        </table:table-row>
        <table:table-row table:style-name="ro1">
          <table:table-cell office:value-type="string">
            <text:p>1.46401307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4.2708937E7</text:p>
          </table:table-cell>
          <table:table-cell office:value-type="string">
            <text:p>7.525604009202939E-5</text:p>
          </table:table-cell>
        </table:table-row>
        <table:table-row table:style-name="ro1">
          <table:table-cell office:value-type="string">
            <text:p>1.0000509379482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2513327E14</text:p>
          </table:table-cell>
          <table:table-cell office:value-type="string">
            <text:p>7.398828712647557E-5</text:p>
          </table:table-cell>
        </table:table-row>
        <table:table-row table:style-name="ro1">
          <table:table-cell office:value-type="string">
            <text:p>5.227773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0438703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72154245E9</text:p>
          </table:table-cell>
          <table:table-cell office:value-type="string">
            <text:p>9.846165841733787E-5</text:p>
          </table:table-cell>
        </table:table-row>
        <table:table-row table:style-name="ro1">
          <table:table-cell office:value-type="string">
            <text:p>1.6082123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0916623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3718062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5387159E8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5.37567775E8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068388557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0852220301E14</text:p>
          </table:table-cell>
          <table:table-cell office:value-type="string">
            <text:p>2.0666537644550666E-4</text:p>
          </table:table-cell>
        </table:table-row>
        <table:table-row table:style-name="ro1">
          <table:table-cell office:value-type="string">
            <text:p>1.221660829E9</text:p>
          </table:table-cell>
          <table:table-cell office:value-type="string">
            <text:p>8.813334859839672E-5</text:p>
          </table:table-cell>
        </table:table-row>
        <table:table-row table:style-name="ro1">
          <table:table-cell office:value-type="string">
            <text:p>1.00000261135673E14</text:p>
          </table:table-cell>
          <table:table-cell office:value-type="string">
            <text:p>7.737208498924266E-5</text:p>
          </table:table-cell>
        </table:table-row>
        <table:table-row table:style-name="ro1">
          <table:table-cell office:value-type="string">
            <text:p>1.000004252178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83757493E14</text:p>
          </table:table-cell>
          <table:table-cell office:value-type="string">
            <text:p>7.209963099280995E-5</text:p>
          </table:table-cell>
        </table:table-row>
        <table:table-row table:style-name="ro1">
          <table:table-cell office:value-type="string">
            <text:p>1.000035442161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5111476E8</text:p>
          </table:table-cell>
          <table:table-cell office:value-type="string">
            <text:p>3.6127783572517734E-4</text:p>
          </table:table-cell>
        </table:table-row>
        <table:table-row table:style-name="ro1">
          <table:table-cell office:value-type="string">
            <text:p>1.00001176261437E14</text:p>
          </table:table-cell>
          <table:table-cell office:value-type="string">
            <text:p>7.195978941443807E-5</text:p>
          </table:table-cell>
        </table:table-row>
        <table:table-row table:style-name="ro1">
          <table:table-cell office:value-type="string">
            <text:p>1.31674812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04048055E9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00001166077722E14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08648876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2400607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7314535E9</text:p>
          </table:table-cell>
          <table:table-cell office:value-type="string">
            <text:p>2.1244659338468246E-4</text:p>
          </table:table-cell>
        </table:table-row>
        <table:table-row table:style-name="ro1">
          <table:table-cell office:value-type="string">
            <text:p>1.292594789E9</text:p>
          </table:table-cell>
          <table:table-cell office:value-type="string">
            <text:p>2.3411080504957707E-4</text:p>
          </table:table-cell>
        </table:table-row>
        <table:table-row table:style-name="ro1">
          <table:table-cell office:value-type="string">
            <text:p>1.00003688483182E14</text:p>
          </table:table-cell>
          <table:table-cell office:value-type="string">
            <text:p>7.541360626537752E-5</text:p>
          </table:table-cell>
        </table:table-row>
        <table:table-row table:style-name="ro1">
          <table:table-cell office:value-type="string">
            <text:p>1.323200828E9</text:p>
          </table:table-cell>
          <table:table-cell office:value-type="string">
            <text:p>6.977862200540398E-5</text:p>
          </table:table-cell>
        </table:table-row>
        <table:table-row table:style-name="ro1">
          <table:table-cell office:value-type="string">
            <text:p>1.00000122492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12764228E14</text:p>
          </table:table-cell>
          <table:table-cell office:value-type="string">
            <text:p>6.995412632051174E-5</text:p>
          </table:table-cell>
        </table:table-row>
        <table:table-row table:style-name="ro1">
          <table:table-cell office:value-type="string">
            <text:p>5.47350787E8</text:p>
          </table:table-cell>
          <table:table-cell office:value-type="string">
            <text:p>1.6088497902479922E-4</text:p>
          </table:table-cell>
        </table:table-row>
        <table:table-row table:style-name="ro1">
          <table:table-cell office:value-type="string">
            <text:p>1.00002746069935E14</text:p>
          </table:table-cell>
          <table:table-cell office:value-type="string">
            <text:p>9.290352263597942E-5</text:p>
          </table:table-cell>
        </table:table-row>
        <table:table-row table:style-name="ro1">
          <table:table-cell office:value-type="string">
            <text:p>7.44622898E8</text:p>
          </table:table-cell>
          <table:table-cell office:value-type="string">
            <text:p>9.780007739026835E-5</text:p>
          </table:table-cell>
        </table:table-row>
        <table:table-row table:style-name="ro1">
          <table:table-cell office:value-type="string">
            <text:p>1.00000194110785E14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8.2813414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92562147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441222699E9</text:p>
          </table:table-cell>
          <table:table-cell office:value-type="string">
            <text:p>1.150809956160348E-4</text:p>
          </table:table-cell>
        </table:table-row>
        <table:table-row table:style-name="ro1">
          <table:table-cell office:value-type="string">
            <text:p>5.6642928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3909741E9</text:p>
          </table:table-cell>
          <table:table-cell office:value-type="string">
            <text:p>2.9522065537094876E-4</text:p>
          </table:table-cell>
        </table:table-row>
        <table:table-row table:style-name="ro1">
          <table:table-cell office:value-type="string">
            <text:p>5.24905869E8</text:p>
          </table:table-cell>
          <table:table-cell office:value-type="string">
            <text:p>6.875273011206957E-4</text:p>
          </table:table-cell>
        </table:table-row>
        <table:table-row table:style-name="ro1">
          <table:table-cell office:value-type="string">
            <text:p>1.841632653E9</text:p>
          </table:table-cell>
          <table:table-cell office:value-type="string">
            <text:p>7.265402972837545E-5</text:p>
          </table:table-cell>
        </table:table-row>
        <table:table-row table:style-name="ro1">
          <table:table-cell office:value-type="string">
            <text:p>6.31350887E8</text:p>
          </table:table-cell>
          <table:table-cell office:value-type="string">
            <text:p>1.0323631006022765E-4</text:p>
          </table:table-cell>
        </table:table-row>
        <table:table-row table:style-name="ro1">
          <table:table-cell office:value-type="string">
            <text:p>7.04237287E8</text:p>
          </table:table-cell>
          <table:table-cell office:value-type="string">
            <text:p>7.590799781895725E-5</text:p>
          </table:table-cell>
        </table:table-row>
        <table:table-row table:style-name="ro1">
          <table:table-cell office:value-type="string">
            <text:p>5.0779932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988072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3383367E8</text:p>
          </table:table-cell>
          <table:table-cell office:value-type="string">
            <text:p>7.881145026558819E-5</text:p>
          </table:table-cell>
        </table:table-row>
        <table:table-row table:style-name="ro1">
          <table:table-cell office:value-type="string">
            <text:p>5.00888131E8</text:p>
          </table:table-cell>
          <table:table-cell office:value-type="string">
            <text:p>8.17491156981995E-5</text:p>
          </table:table-cell>
        </table:table-row>
        <table:table-row table:style-name="ro1">
          <table:table-cell office:value-type="string">
            <text:p>1.121781418E9</text:p>
          </table:table-cell>
          <table:table-cell office:value-type="string">
            <text:p>1.777100805619286E-4</text:p>
          </table:table-cell>
        </table:table-row>
        <table:table-row table:style-name="ro1">
          <table:table-cell office:value-type="string">
            <text:p>1.00001423116077E14</text:p>
          </table:table-cell>
          <table:table-cell office:value-type="string">
            <text:p>1.2628434248154443E-4</text:p>
          </table:table-cell>
        </table:table-row>
        <table:table-row table:style-name="ro1">
          <table:table-cell office:value-type="string">
            <text:p>1.00000882279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657581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3936582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3325763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80637458E14</text:p>
          </table:table-cell>
          <table:table-cell office:value-type="string">
            <text:p>9.937362605677364E-5</text:p>
          </table:table-cell>
        </table:table-row>
        <table:table-row table:style-name="ro1">
          <table:table-cell office:value-type="string">
            <text:p>6.7298758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49571167E14</text:p>
          </table:table-cell>
          <table:table-cell office:value-type="string">
            <text:p>7.720861617856516E-5</text:p>
          </table:table-cell>
        </table:table-row>
        <table:table-row table:style-name="ro1">
          <table:table-cell office:value-type="string">
            <text:p>1.697349228E9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00001672054961E14</text:p>
          </table:table-cell>
          <table:table-cell office:value-type="string">
            <text:p>8.268903429847619E-5</text:p>
          </table:table-cell>
        </table:table-row>
        <table:table-row table:style-name="ro1">
          <table:table-cell office:value-type="string">
            <text:p>1.00001591255939E14</text:p>
          </table:table-cell>
          <table:table-cell office:value-type="string">
            <text:p>7.029486686997668E-5</text:p>
          </table:table-cell>
        </table:table-row>
        <table:table-row table:style-name="ro1">
          <table:table-cell office:value-type="string">
            <text:p>1.000011100317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778151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379101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261886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904868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3416317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2335552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62093907E14</text:p>
          </table:table-cell>
          <table:table-cell office:value-type="string">
            <text:p>6.944683498966291E-5</text:p>
          </table:table-cell>
        </table:table-row>
        <table:table-row table:style-name="ro1">
          <table:table-cell office:value-type="string">
            <text:p>6.5073603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05506257E14</text:p>
          </table:table-cell>
          <table:table-cell office:value-type="string">
            <text:p>7.38010075996369E-5</text:p>
          </table:table-cell>
        </table:table-row>
        <table:table-row table:style-name="ro1">
          <table:table-cell office:value-type="string">
            <text:p>1.37928119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9477342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43966538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89534449E14</text:p>
          </table:table-cell>
          <table:table-cell office:value-type="string">
            <text:p>7.113331575166082E-5</text:p>
          </table:table-cell>
        </table:table-row>
        <table:table-row table:style-name="ro1">
          <table:table-cell office:value-type="string">
            <text:p>5.9522632E8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1360757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02395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31574061E14</text:p>
          </table:table-cell>
          <table:table-cell office:value-type="string">
            <text:p>9.925021398391292E-5</text:p>
          </table:table-cell>
        </table:table-row>
        <table:table-row table:style-name="ro1">
          <table:table-cell office:value-type="string">
            <text:p>1.548224442E9</text:p>
          </table:table-cell>
          <table:table-cell office:value-type="string">
            <text:p>8.026640055858334E-5</text:p>
          </table:table-cell>
        </table:table-row>
        <table:table-row table:style-name="ro1">
          <table:table-cell office:value-type="string">
            <text:p>1.0000226476732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5197779E8</text:p>
          </table:table-cell>
          <table:table-cell office:value-type="string">
            <text:p>7.315677722332897E-5</text:p>
          </table:table-cell>
        </table:table-row>
        <table:table-row table:style-name="ro1">
          <table:table-cell office:value-type="string">
            <text:p>1.0000490657340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83736662E9</text:p>
          </table:table-cell>
          <table:table-cell office:value-type="string">
            <text:p>7.341387275402078E-5</text:p>
          </table:table-cell>
        </table:table-row>
        <table:table-row table:style-name="ro1">
          <table:table-cell office:value-type="string">
            <text:p>1.53535085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18628069E14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0000089860976E14</text:p>
          </table:table-cell>
          <table:table-cell office:value-type="string">
            <text:p>7.924185645660244E-5</text:p>
          </table:table-cell>
        </table:table-row>
        <table:table-row table:style-name="ro1">
          <table:table-cell office:value-type="string">
            <text:p>1.35169238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5154420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3738052E8</text:p>
          </table:table-cell>
          <table:table-cell office:value-type="string">
            <text:p>8.004144981459853E-5</text:p>
          </table:table-cell>
        </table:table-row>
        <table:table-row table:style-name="ro1">
          <table:table-cell office:value-type="string">
            <text:p>1.442201119E9</text:p>
          </table:table-cell>
          <table:table-cell office:value-type="string">
            <text:p>7.157278107096914E-5</text:p>
          </table:table-cell>
        </table:table-row>
        <table:table-row table:style-name="ro1">
          <table:table-cell office:value-type="string">
            <text:p>1.00000631392701E14</text:p>
          </table:table-cell>
          <table:table-cell office:value-type="string">
            <text:p>1.434903061866578E-4</text:p>
          </table:table-cell>
        </table:table-row>
        <table:table-row table:style-name="ro1">
          <table:table-cell office:value-type="string">
            <text:p>1.0000180895934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54795225E9</text:p>
          </table:table-cell>
          <table:table-cell office:value-type="string">
            <text:p>8.441584526131419E-5</text:p>
          </table:table-cell>
        </table:table-row>
        <table:table-row table:style-name="ro1">
          <table:table-cell office:value-type="string">
            <text:p>5.31255577E8</text:p>
          </table:table-cell>
          <table:table-cell office:value-type="string">
            <text:p>7.22334278243642E-5</text:p>
          </table:table-cell>
        </table:table-row>
        <table:table-row table:style-name="ro1">
          <table:table-cell office:value-type="string">
            <text:p>1.00000150467174E14</text:p>
          </table:table-cell>
          <table:table-cell office:value-type="string">
            <text:p>2.2033720813771426E-4</text:p>
          </table:table-cell>
        </table:table-row>
        <table:table-row table:style-name="ro1">
          <table:table-cell office:value-type="string">
            <text:p>5.74802492E8</text:p>
          </table:table-cell>
          <table:table-cell office:value-type="string">
            <text:p>9.309437236257387E-5</text:p>
          </table:table-cell>
        </table:table-row>
        <table:table-row table:style-name="ro1">
          <table:table-cell office:value-type="string">
            <text:p>1.000000697334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81539038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72186517E8</text:p>
          </table:table-cell>
          <table:table-cell office:value-type="string">
            <text:p>6.994027595184987E-5</text:p>
          </table:table-cell>
        </table:table-row>
        <table:table-row table:style-name="ro1">
          <table:table-cell office:value-type="string">
            <text:p>1.273021655E9</text:p>
          </table:table-cell>
          <table:table-cell office:value-type="string">
            <text:p>1.9833991016847256E-4</text:p>
          </table:table-cell>
        </table:table-row>
        <table:table-row table:style-name="ro1">
          <table:table-cell office:value-type="string">
            <text:p>1.000018460310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97912932E9</text:p>
          </table:table-cell>
          <table:table-cell office:value-type="string">
            <text:p>7.263784331091402E-5</text:p>
          </table:table-cell>
        </table:table-row>
        <table:table-row table:style-name="ro1">
          <table:table-cell office:value-type="string">
            <text:p>7.26770705E8</text:p>
          </table:table-cell>
          <table:table-cell office:value-type="string">
            <text:p>2.1051595783664739E-4</text:p>
          </table:table-cell>
        </table:table-row>
        <table:table-row table:style-name="ro1">
          <table:table-cell office:value-type="string">
            <text:p>1.00002231945915E14</text:p>
          </table:table-cell>
          <table:table-cell office:value-type="string">
            <text:p>7.110741001394972E-5</text:p>
          </table:table-cell>
        </table:table-row>
        <table:table-row table:style-name="ro1">
          <table:table-cell office:value-type="string">
            <text:p>1.54824151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368376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3286077E8</text:p>
          </table:table-cell>
          <table:table-cell office:value-type="string">
            <text:p>1.0054867214396501E-4</text:p>
          </table:table-cell>
        </table:table-row>
        <table:table-row table:style-name="ro1">
          <table:table-cell office:value-type="string">
            <text:p>1.473099462E9</text:p>
          </table:table-cell>
          <table:table-cell office:value-type="string">
            <text:p>1.0355291118293177E-4</text:p>
          </table:table-cell>
        </table:table-row>
        <table:table-row table:style-name="ro1">
          <table:table-cell office:value-type="string">
            <text:p>6.4843723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1243273E14</text:p>
          </table:table-cell>
          <table:table-cell office:value-type="string">
            <text:p>4.488565710228187E-4</text:p>
          </table:table-cell>
        </table:table-row>
        <table:table-row table:style-name="ro1">
          <table:table-cell office:value-type="string">
            <text:p>1.321623028E9</text:p>
          </table:table-cell>
          <table:table-cell office:value-type="string">
            <text:p>7.782253652916651E-5</text:p>
          </table:table-cell>
        </table:table-row>
        <table:table-row table:style-name="ro1">
          <table:table-cell office:value-type="string">
            <text:p>1.31368360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22079383E9</text:p>
          </table:table-cell>
          <table:table-cell office:value-type="string">
            <text:p>1.8205518720718498E-4</text:p>
          </table:table-cell>
        </table:table-row>
        <table:table-row table:style-name="ro1">
          <table:table-cell office:value-type="string">
            <text:p>1.00000983007623E14</text:p>
          </table:table-cell>
          <table:table-cell office:value-type="string">
            <text:p>3.362151138556251E-4</text:p>
          </table:table-cell>
        </table:table-row>
        <table:table-row table:style-name="ro1">
          <table:table-cell office:value-type="string">
            <text:p>1.000009891802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2684956E9</text:p>
          </table:table-cell>
          <table:table-cell office:value-type="string">
            <text:p>1.3586834584656778E-4</text:p>
          </table:table-cell>
        </table:table-row>
        <table:table-row table:style-name="ro1">
          <table:table-cell office:value-type="string">
            <text:p>1.670611079E9</text:p>
          </table:table-cell>
          <table:table-cell office:value-type="string">
            <text:p>9.945167726233137E-5</text:p>
          </table:table-cell>
        </table:table-row>
        <table:table-row table:style-name="ro1">
          <table:table-cell office:value-type="string">
            <text:p>1.000025585332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863803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96295642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0133936971E14</text:p>
          </table:table-cell>
          <table:table-cell office:value-type="string">
            <text:p>8.301068509178687E-5</text:p>
          </table:table-cell>
        </table:table-row>
        <table:table-row table:style-name="ro1">
          <table:table-cell office:value-type="string">
            <text:p>1.49693779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6404859E8</text:p>
          </table:table-cell>
          <table:table-cell office:value-type="string">
            <text:p>7.056372162382581E-5</text:p>
          </table:table-cell>
        </table:table-row>
        <table:table-row table:style-name="ro1">
          <table:table-cell office:value-type="string">
            <text:p>1.61932653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99936321E9</text:p>
          </table:table-cell>
          <table:table-cell office:value-type="string">
            <text:p>2.4663210573391174E-4</text:p>
          </table:table-cell>
        </table:table-row>
        <table:table-row table:style-name="ro1">
          <table:table-cell office:value-type="string">
            <text:p>1.343978933E9</text:p>
          </table:table-cell>
          <table:table-cell office:value-type="string">
            <text:p>7.496156377819739E-5</text:p>
          </table:table-cell>
        </table:table-row>
        <table:table-row table:style-name="ro1">
          <table:table-cell office:value-type="string">
            <text:p>5.0135882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763341E9</text:p>
          </table:table-cell>
          <table:table-cell office:value-type="string">
            <text:p>1.0467650119791103E-4</text:p>
          </table:table-cell>
        </table:table-row>
        <table:table-row table:style-name="ro1">
          <table:table-cell office:value-type="string">
            <text:p>1.411760804E9</text:p>
          </table:table-cell>
          <table:table-cell office:value-type="string">
            <text:p>1.3907638131046153E-4</text:p>
          </table:table-cell>
        </table:table-row>
        <table:table-row table:style-name="ro1">
          <table:table-cell office:value-type="string">
            <text:p>1.72861218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2454901E8</text:p>
          </table:table-cell>
          <table:table-cell office:value-type="string">
            <text:p>2.4872687580179795E-4</text:p>
          </table:table-cell>
        </table:table-row>
        <table:table-row table:style-name="ro1">
          <table:table-cell office:value-type="string">
            <text:p>1.369833154E9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00000603362737E14</text:p>
          </table:table-cell>
          <table:table-cell office:value-type="string">
            <text:p>8.353232228798821E-5</text:p>
          </table:table-cell>
        </table:table-row>
        <table:table-row table:style-name="ro1">
          <table:table-cell office:value-type="string">
            <text:p>1.0000314936763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12525236E14</text:p>
          </table:table-cell>
          <table:table-cell office:value-type="string">
            <text:p>7.38010075996369E-5</text:p>
          </table:table-cell>
        </table:table-row>
        <table:table-row table:style-name="ro1">
          <table:table-cell office:value-type="string">
            <text:p>1.0000038773321E14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468389361E9</text:p>
          </table:table-cell>
          <table:table-cell office:value-type="string">
            <text:p>1.1091266806215685E-4</text:p>
          </table:table-cell>
        </table:table-row>
        <table:table-row table:style-name="ro1">
          <table:table-cell office:value-type="string">
            <text:p>1.0000238457007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95719925E9</text:p>
          </table:table-cell>
          <table:table-cell office:value-type="string">
            <text:p>2.2039378500527128E-4</text:p>
          </table:table-cell>
        </table:table-row>
        <table:table-row table:style-name="ro1">
          <table:table-cell office:value-type="string">
            <text:p>1.00001594269278E14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1.07772537E9</text:p>
          </table:table-cell>
          <table:table-cell office:value-type="string">
            <text:p>9.221397063590643E-5</text:p>
          </table:table-cell>
        </table:table-row>
        <table:table-row table:style-name="ro1">
          <table:table-cell office:value-type="string">
            <text:p>1.000000720549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372952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7498814E8</text:p>
          </table:table-cell>
          <table:table-cell office:value-type="string">
            <text:p>8.502771071779275E-5</text:p>
          </table:table-cell>
        </table:table-row>
        <table:table-row table:style-name="ro1">
          <table:table-cell office:value-type="string">
            <text:p>6.0799047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8336731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2190805E9</text:p>
          </table:table-cell>
          <table:table-cell office:value-type="string">
            <text:p>1.0405518841525927E-4</text:p>
          </table:table-cell>
        </table:table-row>
        <table:table-row table:style-name="ro1">
          <table:table-cell office:value-type="string">
            <text:p>1.00001611538894E14</text:p>
          </table:table-cell>
          <table:table-cell office:value-type="string">
            <text:p>8.216425150877763E-5</text:p>
          </table:table-cell>
        </table:table-row>
        <table:table-row table:style-name="ro1">
          <table:table-cell office:value-type="string">
            <text:p>1.00002845558075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079688792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268125395E9</text:p>
          </table:table-cell>
          <table:table-cell office:value-type="string">
            <text:p>7.04885673676542E-5</text:p>
          </table:table-cell>
        </table:table-row>
        <table:table-row table:style-name="ro1">
          <table:table-cell office:value-type="string">
            <text:p>1.54152868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81605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5795655E9</text:p>
          </table:table-cell>
          <table:table-cell office:value-type="string">
            <text:p>1.8462088876112752E-4</text:p>
          </table:table-cell>
        </table:table-row>
        <table:table-row table:style-name="ro1">
          <table:table-cell office:value-type="string">
            <text:p>1.00000471663055E14</text:p>
          </table:table-cell>
          <table:table-cell office:value-type="string">
            <text:p>6.927819835608821E-5</text:p>
          </table:table-cell>
        </table:table-row>
        <table:table-row table:style-name="ro1">
          <table:table-cell office:value-type="string">
            <text:p>1.00004060024631E14</text:p>
          </table:table-cell>
          <table:table-cell office:value-type="string">
            <text:p>9.902116674865139E-5</text:p>
          </table:table-cell>
        </table:table-row>
        <table:table-row table:style-name="ro1">
          <table:table-cell office:value-type="string">
            <text:p>1.00001413888903E14</text:p>
          </table:table-cell>
          <table:table-cell office:value-type="string">
            <text:p>1.2182277867232039E-4</text:p>
          </table:table-cell>
        </table:table-row>
        <table:table-row table:style-name="ro1">
          <table:table-cell office:value-type="string">
            <text:p>5.4689504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0163183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2118694E8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000018278100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3782875E8</text:p>
          </table:table-cell>
          <table:table-cell office:value-type="string">
            <text:p>9.937311083400708E-5</text:p>
          </table:table-cell>
        </table:table-row>
        <table:table-row table:style-name="ro1">
          <table:table-cell office:value-type="string">
            <text:p>1.00000280189194E14</text:p>
          </table:table-cell>
          <table:table-cell office:value-type="string">
            <text:p>7.012497290508688E-5</text:p>
          </table:table-cell>
        </table:table-row>
        <table:table-row table:style-name="ro1">
          <table:table-cell office:value-type="string">
            <text:p>1.00001629317507E14</text:p>
          </table:table-cell>
          <table:table-cell office:value-type="string">
            <text:p>7.093577288296559E-5</text:p>
          </table:table-cell>
        </table:table-row>
        <table:table-row table:style-name="ro1">
          <table:table-cell office:value-type="string">
            <text:p>1.0000015042082E14</text:p>
          </table:table-cell>
          <table:table-cell office:value-type="string">
            <text:p>1.0800027169043919E-4</text:p>
          </table:table-cell>
        </table:table-row>
        <table:table-row table:style-name="ro1">
          <table:table-cell office:value-type="string">
            <text:p>1.00002614299645E14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5.88206619E8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1.000013182068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37056638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66149151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45269256E9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0000093805300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874394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207700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444201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33124147E14</text:p>
          </table:table-cell>
          <table:table-cell office:value-type="string">
            <text:p>1.30626727716208E-4</text:p>
          </table:table-cell>
        </table:table-row>
        <table:table-row table:style-name="ro1">
          <table:table-cell office:value-type="string">
            <text:p>1.52985941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628162E8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7.43241941E8</text:p>
          </table:table-cell>
          <table:table-cell office:value-type="string">
            <text:p>7.601231501774909E-5</text:p>
          </table:table-cell>
        </table:table-row>
        <table:table-row table:style-name="ro1">
          <table:table-cell office:value-type="string">
            <text:p>1.00001503727751E14</text:p>
          </table:table-cell>
          <table:table-cell office:value-type="string">
            <text:p>4.673290610447507E-4</text:p>
          </table:table-cell>
        </table:table-row>
        <table:table-row table:style-name="ro1">
          <table:table-cell office:value-type="string">
            <text:p>5.80581482E8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5.29771467E8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0943045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1396921E9</text:p>
          </table:table-cell>
          <table:table-cell office:value-type="string">
            <text:p>7.149352619151925E-5</text:p>
          </table:table-cell>
        </table:table-row>
        <table:table-row table:style-name="ro1">
          <table:table-cell office:value-type="string">
            <text:p>1.00001840021516E14</text:p>
          </table:table-cell>
          <table:table-cell office:value-type="string">
            <text:p>6.976903664193031E-5</text:p>
          </table:table-cell>
        </table:table-row>
        <table:table-row table:style-name="ro1">
          <table:table-cell office:value-type="string">
            <text:p>1.0000258624330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77673861E9</text:p>
          </table:table-cell>
          <table:table-cell office:value-type="string">
            <text:p>8.962776153835248E-5</text:p>
          </table:table-cell>
        </table:table-row>
        <table:table-row table:style-name="ro1">
          <table:table-cell office:value-type="string">
            <text:p>1.38922955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98886556E9</text:p>
          </table:table-cell>
          <table:table-cell office:value-type="string">
            <text:p>6.819688223168565E-5</text:p>
          </table:table-cell>
        </table:table-row>
        <table:table-row table:style-name="ro1">
          <table:table-cell office:value-type="string">
            <text:p>1.0000005995510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45853485E9</text:p>
          </table:table-cell>
          <table:table-cell office:value-type="string">
            <text:p>7.475341254732556E-5</text:p>
          </table:table-cell>
        </table:table-row>
        <table:table-row table:style-name="ro1">
          <table:table-cell office:value-type="string">
            <text:p>1.00005596574432E14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21860921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99680579E8</text:p>
          </table:table-cell>
          <table:table-cell office:value-type="string">
            <text:p>9.290352263597942E-5</text:p>
          </table:table-cell>
        </table:table-row>
        <table:table-row table:style-name="ro1">
          <table:table-cell office:value-type="string">
            <text:p>1.000016936068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866012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2258403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950146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166696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21355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0175712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34134895E14</text:p>
          </table:table-cell>
          <table:table-cell office:value-type="string">
            <text:p>2.2709111399206168E-4</text:p>
          </table:table-cell>
        </table:table-row>
        <table:table-row table:style-name="ro1">
          <table:table-cell office:value-type="string">
            <text:p>7.95418129E8</text:p>
          </table:table-cell>
          <table:table-cell office:value-type="string">
            <text:p>8.68008529221113E-5</text:p>
          </table:table-cell>
        </table:table-row>
        <table:table-row table:style-name="ro1">
          <table:table-cell office:value-type="string">
            <text:p>5.9222659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563204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2578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648371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12233067E9</text:p>
          </table:table-cell>
          <table:table-cell office:value-type="string">
            <text:p>6.82606330850597E-5</text:p>
          </table:table-cell>
        </table:table-row>
        <table:table-row table:style-name="ro1">
          <table:table-cell office:value-type="string">
            <text:p>6.92087482E8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5.96267126E8</text:p>
          </table:table-cell>
          <table:table-cell office:value-type="string">
            <text:p>1.1473063809099281E-4</text:p>
          </table:table-cell>
        </table:table-row>
        <table:table-row table:style-name="ro1">
          <table:table-cell office:value-type="string">
            <text:p>2419975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8624692E8</text:p>
          </table:table-cell>
          <table:table-cell office:value-type="string">
            <text:p>1.2539600299018902E-4</text:p>
          </table:table-cell>
        </table:table-row>
        <table:table-row table:style-name="ro1">
          <table:table-cell office:value-type="string">
            <text:p>1.639455123E9</text:p>
          </table:table-cell>
          <table:table-cell office:value-type="string">
            <text:p>7.022114320739201E-5</text:p>
          </table:table-cell>
        </table:table-row>
        <table:table-row table:style-name="ro1">
          <table:table-cell office:value-type="string">
            <text:p>1.00000673519964E14</text:p>
          </table:table-cell>
          <table:table-cell office:value-type="string">
            <text:p>1.4819031555155795E-4</text:p>
          </table:table-cell>
        </table:table-row>
        <table:table-row table:style-name="ro1">
          <table:table-cell office:value-type="string">
            <text:p>1.818041162E9</text:p>
          </table:table-cell>
          <table:table-cell office:value-type="string">
            <text:p>9.434834299795938E-5</text:p>
          </table:table-cell>
        </table:table-row>
        <table:table-row table:style-name="ro1">
          <table:table-cell office:value-type="string">
            <text:p>1.197894644E9</text:p>
          </table:table-cell>
          <table:table-cell office:value-type="string">
            <text:p>0.01111595295161775</text:p>
          </table:table-cell>
        </table:table-row>
        <table:table-row table:style-name="ro1">
          <table:table-cell office:value-type="string">
            <text:p>1.848517132E9</text:p>
          </table:table-cell>
          <table:table-cell office:value-type="string">
            <text:p>1.595673281039829E-4</text:p>
          </table:table-cell>
        </table:table-row>
        <table:table-row table:style-name="ro1">
          <table:table-cell office:value-type="string">
            <text:p>1.00001804394239E14</text:p>
          </table:table-cell>
          <table:table-cell office:value-type="string">
            <text:p>2.1446214671461865E-4</text:p>
          </table:table-cell>
        </table:table-row>
        <table:table-row table:style-name="ro1">
          <table:table-cell office:value-type="string">
            <text:p>1.047882488E9</text:p>
          </table:table-cell>
          <table:table-cell office:value-type="string">
            <text:p>1.0727417986851973E-4</text:p>
          </table:table-cell>
        </table:table-row>
        <table:table-row table:style-name="ro1">
          <table:table-cell office:value-type="string">
            <text:p>1.00000656620384E14</text:p>
          </table:table-cell>
          <table:table-cell office:value-type="string">
            <text:p>2.919727272537575E-4</text:p>
          </table:table-cell>
        </table:table-row>
        <table:table-row table:style-name="ro1">
          <table:table-cell office:value-type="string">
            <text:p>1.000009189189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6040629E8</text:p>
          </table:table-cell>
          <table:table-cell office:value-type="string">
            <text:p>1.0529840943841323E-4</text:p>
          </table:table-cell>
        </table:table-row>
        <table:table-row table:style-name="ro1">
          <table:table-cell office:value-type="string">
            <text:p>5.72945546E8</text:p>
          </table:table-cell>
          <table:table-cell office:value-type="string">
            <text:p>0.0012344449484623708</text:p>
          </table:table-cell>
        </table:table-row>
        <table:table-row table:style-name="ro1">
          <table:table-cell office:value-type="string">
            <text:p>1.00000096930484E14</text:p>
          </table:table-cell>
          <table:table-cell office:value-type="string">
            <text:p>9.037849260185535E-5</text:p>
          </table:table-cell>
        </table:table-row>
        <table:table-row table:style-name="ro1">
          <table:table-cell office:value-type="string">
            <text:p>5.56589065E8</text:p>
          </table:table-cell>
          <table:table-cell office:value-type="string">
            <text:p>8.301508167113392E-5</text:p>
          </table:table-cell>
        </table:table-row>
        <table:table-row table:style-name="ro1">
          <table:table-cell office:value-type="string">
            <text:p>1.00000312754464E14</text:p>
          </table:table-cell>
          <table:table-cell office:value-type="string">
            <text:p>7.180679362359482E-5</text:p>
          </table:table-cell>
        </table:table-row>
        <table:table-row table:style-name="ro1">
          <table:table-cell office:value-type="string">
            <text:p>1.000046503701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410892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1158192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33477459E9</text:p>
          </table:table-cell>
          <table:table-cell office:value-type="string">
            <text:p>7.056372162382581E-5</text:p>
          </table:table-cell>
        </table:table-row>
        <table:table-row table:style-name="ro1">
          <table:table-cell office:value-type="string">
            <text:p>1.00001495162548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24009745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77891874E14</text:p>
          </table:table-cell>
          <table:table-cell office:value-type="string">
            <text:p>1.0808982662449291E-4</text:p>
          </table:table-cell>
        </table:table-row>
        <table:table-row table:style-name="ro1">
          <table:table-cell office:value-type="string">
            <text:p>5.1485789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7948520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0846617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4639374E8</text:p>
          </table:table-cell>
          <table:table-cell office:value-type="string">
            <text:p>8.269138264405275E-5</text:p>
          </table:table-cell>
        </table:table-row>
        <table:table-row table:style-name="ro1">
          <table:table-cell office:value-type="string">
            <text:p>1.00000089288946E14</text:p>
          </table:table-cell>
          <table:table-cell office:value-type="string">
            <text:p>6.840893632995851E-5</text:p>
          </table:table-cell>
        </table:table-row>
        <table:table-row table:style-name="ro1">
          <table:table-cell office:value-type="string">
            <text:p>1.83178816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759430734E14</text:p>
          </table:table-cell>
          <table:table-cell office:value-type="string">
            <text:p>7.065473111534736E-5</text:p>
          </table:table-cell>
        </table:table-row>
        <table:table-row table:style-name="ro1">
          <table:table-cell office:value-type="string">
            <text:p>1.000014907127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5166375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97755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428057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762468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06594224E9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2.0726648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09674398E8</text:p>
          </table:table-cell>
          <table:table-cell office:value-type="string">
            <text:p>6.972082523446593E-5</text:p>
          </table:table-cell>
        </table:table-row>
        <table:table-row table:style-name="ro1">
          <table:table-cell office:value-type="string">
            <text:p>1.000010231771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12830336E14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2.2015338E7</text:p>
          </table:table-cell>
          <table:table-cell office:value-type="string">
            <text:p>7.138641058684878E-5</text:p>
          </table:table-cell>
        </table:table-row>
        <table:table-row table:style-name="ro1">
          <table:table-cell office:value-type="string">
            <text:p>1.335363562E9</text:p>
          </table:table-cell>
          <table:table-cell office:value-type="string">
            <text:p>7.951140391211051E-5</text:p>
          </table:table-cell>
        </table:table-row>
        <table:table-row table:style-name="ro1">
          <table:table-cell office:value-type="string">
            <text:p>5.45802123E8</text:p>
          </table:table-cell>
          <table:table-cell office:value-type="string">
            <text:p>4.143670437057282E-4</text:p>
          </table:table-cell>
        </table:table-row>
        <table:table-row table:style-name="ro1">
          <table:table-cell office:value-type="string">
            <text:p>1.00002024025236E14</text:p>
          </table:table-cell>
          <table:table-cell office:value-type="string">
            <text:p>1.2208946077172717E-4</text:p>
          </table:table-cell>
        </table:table-row>
        <table:table-row table:style-name="ro1">
          <table:table-cell office:value-type="string">
            <text:p>2.2002194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07810325E14</text:p>
          </table:table-cell>
          <table:table-cell office:value-type="string">
            <text:p>6.561736210800079E-4</text:p>
          </table:table-cell>
        </table:table-row>
        <table:table-row table:style-name="ro1">
          <table:table-cell office:value-type="string">
            <text:p>1.00001453965534E14</text:p>
          </table:table-cell>
          <table:table-cell office:value-type="string">
            <text:p>6.972082523446593E-5</text:p>
          </table:table-cell>
        </table:table-row>
        <table:table-row table:style-name="ro1">
          <table:table-cell office:value-type="string">
            <text:p>1.19755704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188300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559084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4276296E9</text:p>
          </table:table-cell>
          <table:table-cell office:value-type="string">
            <text:p>7.234040260321848E-5</text:p>
          </table:table-cell>
        </table:table-row>
        <table:table-row table:style-name="ro1">
          <table:table-cell office:value-type="string">
            <text:p>6.85631865E8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7.2561102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1177274E8</text:p>
          </table:table-cell>
          <table:table-cell office:value-type="string">
            <text:p>1.2409248987488894E-4</text:p>
          </table:table-cell>
        </table:table-row>
        <table:table-row table:style-name="ro1">
          <table:table-cell office:value-type="string">
            <text:p>1.00000769399453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2891689796E14</text:p>
          </table:table-cell>
          <table:table-cell office:value-type="string">
            <text:p>8.409934359903609E-5</text:p>
          </table:table-cell>
        </table:table-row>
        <table:table-row table:style-name="ro1">
          <table:table-cell office:value-type="string">
            <text:p>1.333774037E9</text:p>
          </table:table-cell>
          <table:table-cell office:value-type="string">
            <text:p>7.138641058684878E-5</text:p>
          </table:table-cell>
        </table:table-row>
        <table:table-row table:style-name="ro1">
          <table:table-cell office:value-type="string">
            <text:p>6.61828541E8</text:p>
          </table:table-cell>
          <table:table-cell office:value-type="string">
            <text:p>9.857371603847101E-5</text:p>
          </table:table-cell>
        </table:table-row>
        <table:table-row table:style-name="ro1">
          <table:table-cell office:value-type="string">
            <text:p>1.382035251E9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5.7129085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362453354E14</text:p>
          </table:table-cell>
          <table:table-cell office:value-type="string">
            <text:p>0.0012883924927010349</text:p>
          </table:table-cell>
        </table:table-row>
        <table:table-row table:style-name="ro1">
          <table:table-cell office:value-type="string">
            <text:p>1.000002591207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11092696E14</text:p>
          </table:table-cell>
          <table:table-cell office:value-type="string">
            <text:p>1.4112997079202764E-4</text:p>
          </table:table-cell>
        </table:table-row>
        <table:table-row table:style-name="ro1">
          <table:table-cell office:value-type="string">
            <text:p>1.0000361525690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7496474E14</text:p>
          </table:table-cell>
          <table:table-cell office:value-type="string">
            <text:p>2.0761106428213033E-4</text:p>
          </table:table-cell>
        </table:table-row>
        <table:table-row table:style-name="ro1">
          <table:table-cell office:value-type="string">
            <text:p>1.00002623222369E14</text:p>
          </table:table-cell>
          <table:table-cell office:value-type="string">
            <text:p>9.098823669555216E-5</text:p>
          </table:table-cell>
        </table:table-row>
        <table:table-row table:style-name="ro1">
          <table:table-cell office:value-type="string">
            <text:p>1.452169517E9</text:p>
          </table:table-cell>
          <table:table-cell office:value-type="string">
            <text:p>9.891483385468771E-5</text:p>
          </table:table-cell>
        </table:table-row>
        <table:table-row table:style-name="ro1">
          <table:table-cell office:value-type="string">
            <text:p>1.827309738E9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00000133687916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5.6150192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78486757E14</text:p>
          </table:table-cell>
          <table:table-cell office:value-type="string">
            <text:p>9.225948631926623E-5</text:p>
          </table:table-cell>
        </table:table-row>
        <table:table-row table:style-name="ro1">
          <table:table-cell office:value-type="string">
            <text:p>1.477687618E9</text:p>
          </table:table-cell>
          <table:table-cell office:value-type="string">
            <text:p>1.0997146828868555E-4</text:p>
          </table:table-cell>
        </table:table-row>
        <table:table-row table:style-name="ro1">
          <table:table-cell office:value-type="string">
            <text:p>1.0000103190497E14</text:p>
          </table:table-cell>
          <table:table-cell office:value-type="string">
            <text:p>8.085084193991843E-5</text:p>
          </table:table-cell>
        </table:table-row>
        <table:table-row table:style-name="ro1">
          <table:table-cell office:value-type="string">
            <text:p>1.534086153E9</text:p>
          </table:table-cell>
          <table:table-cell office:value-type="string">
            <text:p>2.1174695506478948E-4</text:p>
          </table:table-cell>
        </table:table-row>
        <table:table-row table:style-name="ro1">
          <table:table-cell office:value-type="string">
            <text:p>7.20610506E8</text:p>
          </table:table-cell>
          <table:table-cell office:value-type="string">
            <text:p>1.1258579205145587E-4</text:p>
          </table:table-cell>
        </table:table-row>
        <table:table-row table:style-name="ro1">
          <table:table-cell office:value-type="string">
            <text:p>1.82502905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6209416E14</text:p>
          </table:table-cell>
          <table:table-cell office:value-type="string">
            <text:p>7.036452635219025E-5</text:p>
          </table:table-cell>
        </table:table-row>
        <table:table-row table:style-name="ro1">
          <table:table-cell office:value-type="string">
            <text:p>1.00000547412518E14</text:p>
          </table:table-cell>
          <table:table-cell office:value-type="string">
            <text:p>1.7135363399286592E-4</text:p>
          </table:table-cell>
        </table:table-row>
        <table:table-row table:style-name="ro1">
          <table:table-cell office:value-type="string">
            <text:p>7.5203063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65848911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893494142E14</text:p>
          </table:table-cell>
          <table:table-cell office:value-type="string">
            <text:p>7.202437806745202E-5</text:p>
          </table:table-cell>
        </table:table-row>
        <table:table-row table:style-name="ro1">
          <table:table-cell office:value-type="string">
            <text:p>1.170106878E9</text:p>
          </table:table-cell>
          <table:table-cell office:value-type="string">
            <text:p>7.45983504569544E-5</text:p>
          </table:table-cell>
        </table:table-row>
        <table:table-row table:style-name="ro1">
          <table:table-cell office:value-type="string">
            <text:p>7.1979899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4845872E9</text:p>
          </table:table-cell>
          <table:table-cell office:value-type="string">
            <text:p>6.927819835608821E-5</text:p>
          </table:table-cell>
        </table:table-row>
        <table:table-row table:style-name="ro1">
          <table:table-cell office:value-type="string">
            <text:p>1.66570479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23529511E14</text:p>
          </table:table-cell>
          <table:table-cell office:value-type="string">
            <text:p>9.94051567572632E-5</text:p>
          </table:table-cell>
        </table:table-row>
        <table:table-row table:style-name="ro1">
          <table:table-cell office:value-type="string">
            <text:p>1.0000056230118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1105555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06081278E14</text:p>
          </table:table-cell>
          <table:table-cell office:value-type="string">
            <text:p>8.424780595650091E-5</text:p>
          </table:table-cell>
        </table:table-row>
        <table:table-row table:style-name="ro1">
          <table:table-cell office:value-type="string">
            <text:p>6.3419870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5862524E8</text:p>
          </table:table-cell>
          <table:table-cell office:value-type="string">
            <text:p>7.588246514678937E-5</text:p>
          </table:table-cell>
        </table:table-row>
        <table:table-row table:style-name="ro1">
          <table:table-cell office:value-type="string">
            <text:p>1.00000694067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237822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82825851E9</text:p>
          </table:table-cell>
          <table:table-cell office:value-type="string">
            <text:p>6.054365388652032E-4</text:p>
          </table:table-cell>
        </table:table-row>
        <table:table-row table:style-name="ro1">
          <table:table-cell office:value-type="string">
            <text:p>6.4007225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35333087E9</text:p>
          </table:table-cell>
          <table:table-cell office:value-type="string">
            <text:p>7.733138142951924E-5</text:p>
          </table:table-cell>
        </table:table-row>
        <table:table-row table:style-name="ro1">
          <table:table-cell office:value-type="string">
            <text:p>1.052266982E9</text:p>
          </table:table-cell>
          <table:table-cell office:value-type="string">
            <text:p>8.993327077364735E-5</text:p>
          </table:table-cell>
        </table:table-row>
        <table:table-row table:style-name="ro1">
          <table:table-cell office:value-type="string">
            <text:p>8.4573521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4328575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141169056E14</text:p>
          </table:table-cell>
          <table:table-cell office:value-type="string">
            <text:p>7.021871673712912E-5</text:p>
          </table:table-cell>
        </table:table-row>
        <table:table-row table:style-name="ro1">
          <table:table-cell office:value-type="string">
            <text:p>1.0000488425228E14</text:p>
          </table:table-cell>
          <table:table-cell office:value-type="string">
            <text:p>1.2978279709426998E-4</text:p>
          </table:table-cell>
        </table:table-row>
        <table:table-row table:style-name="ro1">
          <table:table-cell office:value-type="string">
            <text:p>1.0000127078327E14</text:p>
          </table:table-cell>
          <table:table-cell office:value-type="string">
            <text:p>7.029486686997668E-5</text:p>
          </table:table-cell>
        </table:table-row>
        <table:table-row table:style-name="ro1">
          <table:table-cell office:value-type="string">
            <text:p>7.29283741E8</text:p>
          </table:table-cell>
          <table:table-cell office:value-type="string">
            <text:p>9.861851566030686E-5</text:p>
          </table:table-cell>
        </table:table-row>
        <table:table-row table:style-name="ro1">
          <table:table-cell office:value-type="string">
            <text:p>1.40523205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544435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21496458E14</text:p>
          </table:table-cell>
          <table:table-cell office:value-type="string">
            <text:p>1.4440894100113514E-4</text:p>
          </table:table-cell>
        </table:table-row>
        <table:table-row table:style-name="ro1">
          <table:table-cell office:value-type="string">
            <text:p>6.96448654E8</text:p>
          </table:table-cell>
          <table:table-cell office:value-type="string">
            <text:p>0.00126745150989394</text:p>
          </table:table-cell>
        </table:table-row>
        <table:table-row table:style-name="ro1">
          <table:table-cell office:value-type="string">
            <text:p>1.00002722021567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346506971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6560933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17483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3057894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57865266E9</text:p>
          </table:table-cell>
          <table:table-cell office:value-type="string">
            <text:p>1.6057058176484825E-4</text:p>
          </table:table-cell>
        </table:table-row>
        <table:table-row table:style-name="ro1">
          <table:table-cell office:value-type="string">
            <text:p>1.1105537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8834073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4804147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31731187E9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6.90782512E8</text:p>
          </table:table-cell>
          <table:table-cell office:value-type="string">
            <text:p>7.388198790203025E-5</text:p>
          </table:table-cell>
        </table:table-row>
        <table:table-row table:style-name="ro1">
          <table:table-cell office:value-type="string">
            <text:p>5.27892296E8</text:p>
          </table:table-cell>
          <table:table-cell office:value-type="string">
            <text:p>1.376878009987081E-4</text:p>
          </table:table-cell>
        </table:table-row>
        <table:table-row table:style-name="ro1">
          <table:table-cell office:value-type="string">
            <text:p>1.045718353E9</text:p>
          </table:table-cell>
          <table:table-cell office:value-type="string">
            <text:p>6.87153013356455E-5</text:p>
          </table:table-cell>
        </table:table-row>
        <table:table-row table:style-name="ro1">
          <table:table-cell office:value-type="string">
            <text:p>5.426114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5323152E9</text:p>
          </table:table-cell>
          <table:table-cell office:value-type="string">
            <text:p>1.035054779138843E-4</text:p>
          </table:table-cell>
        </table:table-row>
        <table:table-row table:style-name="ro1">
          <table:table-cell office:value-type="string">
            <text:p>1.00000135464608E14</text:p>
          </table:table-cell>
          <table:table-cell office:value-type="string">
            <text:p>4.754668791264588E-4</text:p>
          </table:table-cell>
        </table:table-row>
        <table:table-row table:style-name="ro1">
          <table:table-cell office:value-type="string">
            <text:p>1.000006804724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8405728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47270446E9</text:p>
          </table:table-cell>
          <table:table-cell office:value-type="string">
            <text:p>6.94389488331553E-5</text:p>
          </table:table-cell>
        </table:table-row>
        <table:table-row table:style-name="ro1">
          <table:table-cell office:value-type="string">
            <text:p>1.55976016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23983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67847629E9</text:p>
          </table:table-cell>
          <table:table-cell office:value-type="string">
            <text:p>1.0297303636383064E-4</text:p>
          </table:table-cell>
        </table:table-row>
        <table:table-row table:style-name="ro1">
          <table:table-cell office:value-type="string">
            <text:p>1.734296031E9</text:p>
          </table:table-cell>
          <table:table-cell office:value-type="string">
            <text:p>7.441831753773732E-5</text:p>
          </table:table-cell>
        </table:table-row>
        <table:table-row table:style-name="ro1">
          <table:table-cell office:value-type="string">
            <text:p>7.1205605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2538264E8</text:p>
          </table:table-cell>
          <table:table-cell office:value-type="string">
            <text:p>7.022071630040197E-5</text:p>
          </table:table-cell>
        </table:table-row>
        <table:table-row table:style-name="ro1">
          <table:table-cell office:value-type="string">
            <text:p>1.00000616623194E14</text:p>
          </table:table-cell>
          <table:table-cell office:value-type="string">
            <text:p>7.036452635219025E-5</text:p>
          </table:table-cell>
        </table:table-row>
        <table:table-row table:style-name="ro1">
          <table:table-cell office:value-type="string">
            <text:p>1.00001075755754E14</text:p>
          </table:table-cell>
          <table:table-cell office:value-type="string">
            <text:p>6.829127388677074E-5</text:p>
          </table:table-cell>
        </table:table-row>
        <table:table-row table:style-name="ro1">
          <table:table-cell office:value-type="string">
            <text:p>5.45757647E8</text:p>
          </table:table-cell>
          <table:table-cell office:value-type="string">
            <text:p>8.73735287066619E-5</text:p>
          </table:table-cell>
        </table:table-row>
        <table:table-row table:style-name="ro1">
          <table:table-cell office:value-type="string">
            <text:p>1.683531467E9</text:p>
          </table:table-cell>
          <table:table-cell office:value-type="string">
            <text:p>7.940797516092982E-5</text:p>
          </table:table-cell>
        </table:table-row>
        <table:table-row table:style-name="ro1">
          <table:table-cell office:value-type="string">
            <text:p>5.5120573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96702772E14</text:p>
          </table:table-cell>
          <table:table-cell office:value-type="string">
            <text:p>7.190871614642126E-5</text:p>
          </table:table-cell>
        </table:table-row>
        <table:table-row table:style-name="ro1">
          <table:table-cell office:value-type="string">
            <text:p>1.63258191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172760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8383327E9</text:p>
          </table:table-cell>
          <table:table-cell office:value-type="string">
            <text:p>1.0590525442723869E-4</text:p>
          </table:table-cell>
        </table:table-row>
        <table:table-row table:style-name="ro1">
          <table:table-cell office:value-type="string">
            <text:p>1.607360611E9</text:p>
          </table:table-cell>
          <table:table-cell office:value-type="string">
            <text:p>7.703986138223718E-5</text:p>
          </table:table-cell>
        </table:table-row>
        <table:table-row table:style-name="ro1">
          <table:table-cell office:value-type="string">
            <text:p>1.00002536854752E14</text:p>
          </table:table-cell>
          <table:table-cell office:value-type="string">
            <text:p>7.243249115602033E-5</text:p>
          </table:table-cell>
        </table:table-row>
        <table:table-row table:style-name="ro1">
          <table:table-cell office:value-type="string">
            <text:p>1.00000399358796E14</text:p>
          </table:table-cell>
          <table:table-cell office:value-type="string">
            <text:p>3.906449788752682E-4</text:p>
          </table:table-cell>
        </table:table-row>
        <table:table-row table:style-name="ro1">
          <table:table-cell office:value-type="string">
            <text:p>1.0000147185311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3444777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47226172E9</text:p>
          </table:table-cell>
          <table:table-cell office:value-type="string">
            <text:p>7.490351825741373E-5</text:p>
          </table:table-cell>
        </table:table-row>
        <table:table-row table:style-name="ro1">
          <table:table-cell office:value-type="string">
            <text:p>5.4592482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9033146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3987521E9</text:p>
          </table:table-cell>
          <table:table-cell office:value-type="string">
            <text:p>1.1413760415388533E-4</text:p>
          </table:table-cell>
        </table:table-row>
        <table:table-row table:style-name="ro1">
          <table:table-cell office:value-type="string">
            <text:p>1.00000198957249E14</text:p>
          </table:table-cell>
          <table:table-cell office:value-type="string">
            <text:p>6.980869435490632E-5</text:p>
          </table:table-cell>
        </table:table-row>
        <table:table-row table:style-name="ro1">
          <table:table-cell office:value-type="string">
            <text:p>1.000006421934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36979017E14</text:p>
          </table:table-cell>
          <table:table-cell office:value-type="string">
            <text:p>2.60228288101546E-4</text:p>
          </table:table-cell>
        </table:table-row>
        <table:table-row table:style-name="ro1">
          <table:table-cell office:value-type="string">
            <text:p>1.00000873545505E14</text:p>
          </table:table-cell>
          <table:table-cell office:value-type="string">
            <text:p>7.537424128634988E-5</text:p>
          </table:table-cell>
        </table:table-row>
        <table:table-row table:style-name="ro1">
          <table:table-cell office:value-type="string">
            <text:p>1.154425429E9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82028998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42004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932594026E14</text:p>
          </table:table-cell>
          <table:table-cell office:value-type="string">
            <text:p>9.724030837225847E-5</text:p>
          </table:table-cell>
        </table:table-row>
        <table:table-row table:style-name="ro1">
          <table:table-cell office:value-type="string">
            <text:p>1.482871435E9</text:p>
          </table:table-cell>
          <table:table-cell office:value-type="string">
            <text:p>7.101207116190875E-5</text:p>
          </table:table-cell>
        </table:table-row>
        <table:table-row table:style-name="ro1">
          <table:table-cell office:value-type="string">
            <text:p>1.270638217E9</text:p>
          </table:table-cell>
          <table:table-cell office:value-type="string">
            <text:p>7.087432548015875E-5</text:p>
          </table:table-cell>
        </table:table-row>
        <table:table-row table:style-name="ro1">
          <table:table-cell office:value-type="string">
            <text:p>1.0000028476870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4836554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870735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54686028E14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1.00001630731375E14</text:p>
          </table:table-cell>
          <table:table-cell office:value-type="string">
            <text:p>8.243178267295616E-5</text:p>
          </table:table-cell>
        </table:table-row>
        <table:table-row table:style-name="ro1">
          <table:table-cell office:value-type="string">
            <text:p>8.2623063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272711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654858023E14</text:p>
          </table:table-cell>
          <table:table-cell office:value-type="string">
            <text:p>7.77265006521547E-5</text:p>
          </table:table-cell>
        </table:table-row>
        <table:table-row table:style-name="ro1">
          <table:table-cell office:value-type="string">
            <text:p>1.000004911820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20554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6106642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331896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6896573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1226295E8</text:p>
          </table:table-cell>
          <table:table-cell office:value-type="string">
            <text:p>7.473613847594319E-4</text:p>
          </table:table-cell>
        </table:table-row>
        <table:table-row table:style-name="ro1">
          <table:table-cell office:value-type="string">
            <text:p>1.352276795E9</text:p>
          </table:table-cell>
          <table:table-cell office:value-type="string">
            <text:p>7.126972238437245E-5</text:p>
          </table:table-cell>
        </table:table-row>
        <table:table-row table:style-name="ro1">
          <table:table-cell office:value-type="string">
            <text:p>5.8168832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0844801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8517194E9</text:p>
          </table:table-cell>
          <table:table-cell office:value-type="string">
            <text:p>1.414863680489038E-4</text:p>
          </table:table-cell>
        </table:table-row>
        <table:table-row table:style-name="ro1">
          <table:table-cell office:value-type="string">
            <text:p>1.0000297141063E14</text:p>
          </table:table-cell>
          <table:table-cell office:value-type="string">
            <text:p>1.9495720920483152E-4</text:p>
          </table:table-cell>
        </table:table-row>
        <table:table-row table:style-name="ro1">
          <table:table-cell office:value-type="string">
            <text:p>8.24302845E8</text:p>
          </table:table-cell>
          <table:table-cell office:value-type="string">
            <text:p>1.0017373203483222E-4</text:p>
          </table:table-cell>
        </table:table-row>
        <table:table-row table:style-name="ro1">
          <table:table-cell office:value-type="string">
            <text:p>5.60148288E8</text:p>
          </table:table-cell>
          <table:table-cell office:value-type="string">
            <text:p>7.337641807750992E-5</text:p>
          </table:table-cell>
        </table:table-row>
        <table:table-row table:style-name="ro1">
          <table:table-cell office:value-type="string">
            <text:p>1.417597968E9</text:p>
          </table:table-cell>
          <table:table-cell office:value-type="string">
            <text:p>7.180679362359482E-5</text:p>
          </table:table-cell>
        </table:table-row>
        <table:table-row table:style-name="ro1">
          <table:table-cell office:value-type="string">
            <text:p>7.29707315E8</text:p>
          </table:table-cell>
          <table:table-cell office:value-type="string">
            <text:p>6.919652231560057E-5</text:p>
          </table:table-cell>
        </table:table-row>
        <table:table-row table:style-name="ro1">
          <table:table-cell office:value-type="string">
            <text:p>1.00000455123647E14</text:p>
          </table:table-cell>
          <table:table-cell office:value-type="string">
            <text:p>7.515873089509045E-5</text:p>
          </table:table-cell>
        </table:table-row>
        <table:table-row table:style-name="ro1">
          <table:table-cell office:value-type="string">
            <text:p>1.05368821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392693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95736408E14</text:p>
          </table:table-cell>
          <table:table-cell office:value-type="string">
            <text:p>2.2443085749283842E-4</text:p>
          </table:table-cell>
        </table:table-row>
        <table:table-row table:style-name="ro1">
          <table:table-cell office:value-type="string">
            <text:p>1.00000712066593E14</text:p>
          </table:table-cell>
          <table:table-cell office:value-type="string">
            <text:p>8.030863833663769E-5</text:p>
          </table:table-cell>
        </table:table-row>
        <table:table-row table:style-name="ro1">
          <table:table-cell office:value-type="string">
            <text:p>5.79002522E8</text:p>
          </table:table-cell>
          <table:table-cell office:value-type="string">
            <text:p>7.877085734622135E-5</text:p>
          </table:table-cell>
        </table:table-row>
        <table:table-row table:style-name="ro1">
          <table:table-cell office:value-type="string">
            <text:p>1.176203682E9</text:p>
          </table:table-cell>
          <table:table-cell office:value-type="string">
            <text:p>1.1113309321015747E-4</text:p>
          </table:table-cell>
        </table:table-row>
        <table:table-row table:style-name="ro1">
          <table:table-cell office:value-type="string">
            <text:p>1.080175189E9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00001915764237E14</text:p>
          </table:table-cell>
          <table:table-cell office:value-type="string">
            <text:p>3.619943701055397E-4</text:p>
          </table:table-cell>
        </table:table-row>
        <table:table-row table:style-name="ro1">
          <table:table-cell office:value-type="string">
            <text:p>1.00004347125043E14</text:p>
          </table:table-cell>
          <table:table-cell office:value-type="string">
            <text:p>9.209189609643116E-5</text:p>
          </table:table-cell>
        </table:table-row>
        <table:table-row table:style-name="ro1">
          <table:table-cell office:value-type="string">
            <text:p>1.00004139022292E14</text:p>
          </table:table-cell>
          <table:table-cell office:value-type="string">
            <text:p>2.2753352562374562E-4</text:p>
          </table:table-cell>
        </table:table-row>
        <table:table-row table:style-name="ro1">
          <table:table-cell office:value-type="string">
            <text:p>1.00000105001098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122535620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9320447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732770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101619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32370489E9</text:p>
          </table:table-cell>
          <table:table-cell office:value-type="string">
            <text:p>9.3191371408514E-5</text:p>
          </table:table-cell>
        </table:table-row>
        <table:table-row table:style-name="ro1">
          <table:table-cell office:value-type="string">
            <text:p>1.000012746224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3238969E8</text:p>
          </table:table-cell>
          <table:table-cell office:value-type="string">
            <text:p>8.4350821511075E-5</text:p>
          </table:table-cell>
        </table:table-row>
        <table:table-row table:style-name="ro1">
          <table:table-cell office:value-type="string">
            <text:p>1.00000881572108E14</text:p>
          </table:table-cell>
          <table:table-cell office:value-type="string">
            <text:p>7.236466681444414E-5</text:p>
          </table:table-cell>
        </table:table-row>
        <table:table-row table:style-name="ro1">
          <table:table-cell office:value-type="string">
            <text:p>1.00000389655751E14</text:p>
          </table:table-cell>
          <table:table-cell office:value-type="string">
            <text:p>2.473078802904305E-4</text:p>
          </table:table-cell>
        </table:table-row>
        <table:table-row table:style-name="ro1">
          <table:table-cell office:value-type="string">
            <text:p>1.19409553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097009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3806982E8</text:p>
          </table:table-cell>
          <table:table-cell office:value-type="string">
            <text:p>7.795423871741229E-5</text:p>
          </table:table-cell>
        </table:table-row>
        <table:table-row table:style-name="ro1">
          <table:table-cell office:value-type="string">
            <text:p>1.66966065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8279516E8</text:p>
          </table:table-cell>
          <table:table-cell office:value-type="string">
            <text:p>9.112936573647504E-5</text:p>
          </table:table-cell>
        </table:table-row>
        <table:table-row table:style-name="ro1">
          <table:table-cell office:value-type="string">
            <text:p>1.000001146330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1325384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1216840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83675004E14</text:p>
          </table:table-cell>
          <table:table-cell office:value-type="string">
            <text:p>7.802953723139181E-5</text:p>
          </table:table-cell>
        </table:table-row>
        <table:table-row table:style-name="ro1">
          <table:table-cell office:value-type="string">
            <text:p>1.161558692E9</text:p>
          </table:table-cell>
          <table:table-cell office:value-type="string">
            <text:p>6.925223540760394E-5</text:p>
          </table:table-cell>
        </table:table-row>
        <table:table-row table:style-name="ro1">
          <table:table-cell office:value-type="string">
            <text:p>1.733062735E9</text:p>
          </table:table-cell>
          <table:table-cell office:value-type="string">
            <text:p>1.9985540719686274E-4</text:p>
          </table:table-cell>
        </table:table-row>
        <table:table-row table:style-name="ro1">
          <table:table-cell office:value-type="string">
            <text:p>1.00001072283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8394214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23931044E14</text:p>
          </table:table-cell>
          <table:table-cell office:value-type="string">
            <text:p>6.971203193082891E-5</text:p>
          </table:table-cell>
        </table:table-row>
        <table:table-row table:style-name="ro1">
          <table:table-cell office:value-type="string">
            <text:p>1.47631174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8895743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8657237E8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00002112468167E14</text:p>
          </table:table-cell>
          <table:table-cell office:value-type="string">
            <text:p>7.971693569366022E-5</text:p>
          </table:table-cell>
        </table:table-row>
        <table:table-row table:style-name="ro1">
          <table:table-cell office:value-type="string">
            <text:p>1.00000757884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884073E9</text:p>
          </table:table-cell>
          <table:table-cell office:value-type="string">
            <text:p>9.945459780615759E-5</text:p>
          </table:table-cell>
        </table:table-row>
        <table:table-row table:style-name="ro1">
          <table:table-cell office:value-type="string">
            <text:p>1.413667112E9</text:p>
          </table:table-cell>
          <table:table-cell office:value-type="string">
            <text:p>7.63372856162413E-5</text:p>
          </table:table-cell>
        </table:table-row>
        <table:table-row table:style-name="ro1">
          <table:table-cell office:value-type="string">
            <text:p>1.6306042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423635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2583368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00058979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250384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866420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91045986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89921497E9</text:p>
          </table:table-cell>
          <table:table-cell office:value-type="string">
            <text:p>2.1883240074878902E-4</text:p>
          </table:table-cell>
        </table:table-row>
        <table:table-row table:style-name="ro1">
          <table:table-cell office:value-type="string">
            <text:p>1.00001082148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50478002E14</text:p>
          </table:table-cell>
          <table:table-cell office:value-type="string">
            <text:p>8.871425868034329E-5</text:p>
          </table:table-cell>
        </table:table-row>
        <table:table-row table:style-name="ro1">
          <table:table-cell office:value-type="string">
            <text:p>1.00001193563079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30332999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83374363E9</text:p>
          </table:table-cell>
          <table:table-cell office:value-type="string">
            <text:p>1.4790400268060967E-4</text:p>
          </table:table-cell>
        </table:table-row>
        <table:table-row table:style-name="ro1">
          <table:table-cell office:value-type="string">
            <text:p>1.04660199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5232486E8</text:p>
          </table:table-cell>
          <table:table-cell office:value-type="string">
            <text:p>7.51907056878638E-5</text:p>
          </table:table-cell>
        </table:table-row>
        <table:table-row table:style-name="ro1">
          <table:table-cell office:value-type="string">
            <text:p>5.6128890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65208343E14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00001033387985E14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0000181069618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5302939E9</text:p>
          </table:table-cell>
          <table:table-cell office:value-type="string">
            <text:p>7.757931182159291E-4</text:p>
          </table:table-cell>
        </table:table-row>
        <table:table-row table:style-name="ro1">
          <table:table-cell office:value-type="string">
            <text:p>1.000025898463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2055782E8</text:p>
          </table:table-cell>
          <table:table-cell office:value-type="string">
            <text:p>5.093625317216281E-4</text:p>
          </table:table-cell>
        </table:table-row>
        <table:table-row table:style-name="ro1">
          <table:table-cell office:value-type="string">
            <text:p>1.00001118895202E14</text:p>
          </table:table-cell>
          <table:table-cell office:value-type="string">
            <text:p>7.43537358878838E-5</text:p>
          </table:table-cell>
        </table:table-row>
        <table:table-row table:style-name="ro1">
          <table:table-cell office:value-type="string">
            <text:p>1.000000260862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95775297E14</text:p>
          </table:table-cell>
          <table:table-cell office:value-type="string">
            <text:p>1.6320978296335356E-4</text:p>
          </table:table-cell>
        </table:table-row>
        <table:table-row table:style-name="ro1">
          <table:table-cell office:value-type="string">
            <text:p>1.00000760114961E14</text:p>
          </table:table-cell>
          <table:table-cell office:value-type="string">
            <text:p>2.1246051352661623E-4</text:p>
          </table:table-cell>
        </table:table-row>
        <table:table-row table:style-name="ro1">
          <table:table-cell office:value-type="string">
            <text:p>1.00002218207592E14</text:p>
          </table:table-cell>
          <table:table-cell office:value-type="string">
            <text:p>7.056901953377523E-5</text:p>
          </table:table-cell>
        </table:table-row>
        <table:table-row table:style-name="ro1">
          <table:table-cell office:value-type="string">
            <text:p>1.00000155478664E14</text:p>
          </table:table-cell>
          <table:table-cell office:value-type="string">
            <text:p>1.3240208307388628E-4</text:p>
          </table:table-cell>
        </table:table-row>
        <table:table-row table:style-name="ro1">
          <table:table-cell office:value-type="string">
            <text:p>1.388931857E9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5.43028164E8</text:p>
          </table:table-cell>
          <table:table-cell office:value-type="string">
            <text:p>2.8983874204319094E-4</text:p>
          </table:table-cell>
        </table:table-row>
        <table:table-row table:style-name="ro1">
          <table:table-cell office:value-type="string">
            <text:p>1.000005711223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197307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85126051E9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5.52306546E8</text:p>
          </table:table-cell>
          <table:table-cell office:value-type="string">
            <text:p>7.422660676345811E-5</text:p>
          </table:table-cell>
        </table:table-row>
        <table:table-row table:style-name="ro1">
          <table:table-cell office:value-type="string">
            <text:p>7.09919786E8</text:p>
          </table:table-cell>
          <table:table-cell office:value-type="string">
            <text:p>1.0180497665256494E-4</text:p>
          </table:table-cell>
        </table:table-row>
        <table:table-row table:style-name="ro1">
          <table:table-cell office:value-type="string">
            <text:p>1.000022145873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1007022E8</text:p>
          </table:table-cell>
          <table:table-cell office:value-type="string">
            <text:p>3.0077565122042354E-4</text:p>
          </table:table-cell>
        </table:table-row>
        <table:table-row table:style-name="ro1">
          <table:table-cell office:value-type="string">
            <text:p>1.00004779784217E14</text:p>
          </table:table-cell>
          <table:table-cell office:value-type="string">
            <text:p>6.948391334039963E-5</text:p>
          </table:table-cell>
        </table:table-row>
        <table:table-row table:style-name="ro1">
          <table:table-cell office:value-type="string">
            <text:p>1.00000770479373E14</text:p>
          </table:table-cell>
          <table:table-cell office:value-type="string">
            <text:p>7.15133989530821E-5</text:p>
          </table:table-cell>
        </table:table-row>
        <table:table-row table:style-name="ro1">
          <table:table-cell office:value-type="string">
            <text:p>7.39356071E8</text:p>
          </table:table-cell>
          <table:table-cell office:value-type="string">
            <text:p>7.523889360517561E-5</text:p>
          </table:table-cell>
        </table:table-row>
        <table:table-row table:style-name="ro1">
          <table:table-cell office:value-type="string">
            <text:p>1.53329429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5289787E8</text:p>
          </table:table-cell>
          <table:table-cell office:value-type="string">
            <text:p>6.906726761052401E-5</text:p>
          </table:table-cell>
        </table:table-row>
        <table:table-row table:style-name="ro1">
          <table:table-cell office:value-type="string">
            <text:p>1.00001265179788E14</text:p>
          </table:table-cell>
          <table:table-cell office:value-type="string">
            <text:p>7.301945567220021E-5</text:p>
          </table:table-cell>
        </table:table-row>
        <table:table-row table:style-name="ro1">
          <table:table-cell office:value-type="string">
            <text:p>1.01688368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711809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7426007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11378258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97334999E14</text:p>
          </table:table-cell>
          <table:table-cell office:value-type="string">
            <text:p>2.0195553224029234E-4</text:p>
          </table:table-cell>
        </table:table-row>
        <table:table-row table:style-name="ro1">
          <table:table-cell office:value-type="string">
            <text:p>1.0000630120821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05913223E14</text:p>
          </table:table-cell>
          <table:table-cell office:value-type="string">
            <text:p>9.064106347082376E-5</text:p>
          </table:table-cell>
        </table:table-row>
        <table:table-row table:style-name="ro1">
          <table:table-cell office:value-type="string">
            <text:p>1.330164298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76067492E9</text:p>
          </table:table-cell>
          <table:table-cell office:value-type="string">
            <text:p>3.4090359095691533E-4</text:p>
          </table:table-cell>
        </table:table-row>
        <table:table-row table:style-name="ro1">
          <table:table-cell office:value-type="string">
            <text:p>1.11555529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306222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14073085E14</text:p>
          </table:table-cell>
          <table:table-cell office:value-type="string">
            <text:p>7.063518202604015E-5</text:p>
          </table:table-cell>
        </table:table-row>
        <table:table-row table:style-name="ro1">
          <table:table-cell office:value-type="string">
            <text:p>6.32317104E8</text:p>
          </table:table-cell>
          <table:table-cell office:value-type="string">
            <text:p>7.927796060365931E-5</text:p>
          </table:table-cell>
        </table:table-row>
        <table:table-row table:style-name="ro1">
          <table:table-cell office:value-type="string">
            <text:p>1.000045838297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85618252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0413388502E14</text:p>
          </table:table-cell>
          <table:table-cell office:value-type="string">
            <text:p>1.9827024859657397E-4</text:p>
          </table:table-cell>
        </table:table-row>
        <table:table-row table:style-name="ro1">
          <table:table-cell office:value-type="string">
            <text:p>1.000004165929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940625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254480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8200588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310802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981468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494632591E14</text:p>
          </table:table-cell>
          <table:table-cell office:value-type="string">
            <text:p>1.9843520285042584E-4</text:p>
          </table:table-cell>
        </table:table-row>
        <table:table-row table:style-name="ro1">
          <table:table-cell office:value-type="string">
            <text:p>1.04636432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5219484E9</text:p>
          </table:table-cell>
          <table:table-cell office:value-type="string">
            <text:p>1.8852622785773477E-4</text:p>
          </table:table-cell>
        </table:table-row>
        <table:table-row table:style-name="ro1">
          <table:table-cell office:value-type="string">
            <text:p>6.21569442E8</text:p>
          </table:table-cell>
          <table:table-cell office:value-type="string">
            <text:p>8.73735287066619E-5</text:p>
          </table:table-cell>
        </table:table-row>
        <table:table-row table:style-name="ro1">
          <table:table-cell office:value-type="string">
            <text:p>1.000010781987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89846615E14</text:p>
          </table:table-cell>
          <table:table-cell office:value-type="string">
            <text:p>7.81028282328167E-5</text:p>
          </table:table-cell>
        </table:table-row>
        <table:table-row table:style-name="ro1">
          <table:table-cell office:value-type="string">
            <text:p>6.6034017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795756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0965819E8</text:p>
          </table:table-cell>
          <table:table-cell office:value-type="string">
            <text:p>7.056901953377523E-5</text:p>
          </table:table-cell>
        </table:table-row>
        <table:table-row table:style-name="ro1">
          <table:table-cell office:value-type="string">
            <text:p>1.00000309022346E14</text:p>
          </table:table-cell>
          <table:table-cell office:value-type="string">
            <text:p>7.39659185758265E-5</text:p>
          </table:table-cell>
        </table:table-row>
        <table:table-row table:style-name="ro1">
          <table:table-cell office:value-type="string">
            <text:p>1.0000322761408E14</text:p>
          </table:table-cell>
          <table:table-cell office:value-type="string">
            <text:p>1.519425203389692E-4</text:p>
          </table:table-cell>
        </table:table-row>
        <table:table-row table:style-name="ro1">
          <table:table-cell office:value-type="string">
            <text:p>1.00000918120007E14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000011130342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713804E9</text:p>
          </table:table-cell>
          <table:table-cell office:value-type="string">
            <text:p>8.413034314776568E-5</text:p>
          </table:table-cell>
        </table:table-row>
        <table:table-row table:style-name="ro1">
          <table:table-cell office:value-type="string">
            <text:p>1.519680896E9</text:p>
          </table:table-cell>
          <table:table-cell office:value-type="string">
            <text:p>1.09354081156264E-4</text:p>
          </table:table-cell>
        </table:table-row>
        <table:table-row table:style-name="ro1">
          <table:table-cell office:value-type="string">
            <text:p>1.295233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63936187E14</text:p>
          </table:table-cell>
          <table:table-cell office:value-type="string">
            <text:p>8.371105806822922E-5</text:p>
          </table:table-cell>
        </table:table-row>
        <table:table-row table:style-name="ro1">
          <table:table-cell office:value-type="string">
            <text:p>1.0000005552142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38960091E14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7.8211332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95812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72459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8843523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09650515E14</text:p>
          </table:table-cell>
          <table:table-cell office:value-type="string">
            <text:p>8.138570868324485E-5</text:p>
          </table:table-cell>
        </table:table-row>
        <table:table-row table:style-name="ro1">
          <table:table-cell office:value-type="string">
            <text:p>1.00005851295541E14</text:p>
          </table:table-cell>
          <table:table-cell office:value-type="string">
            <text:p>6.827663923720427E-5</text:p>
          </table:table-cell>
        </table:table-row>
        <table:table-row table:style-name="ro1">
          <table:table-cell office:value-type="string">
            <text:p>1.00002615155849E14</text:p>
          </table:table-cell>
          <table:table-cell office:value-type="string">
            <text:p>8.520258637340646E-5</text:p>
          </table:table-cell>
        </table:table-row>
        <table:table-row table:style-name="ro1">
          <table:table-cell office:value-type="string">
            <text:p>1.00001171531359E14</text:p>
          </table:table-cell>
          <table:table-cell office:value-type="string">
            <text:p>7.579204534854372E-5</text:p>
          </table:table-cell>
        </table:table-row>
        <table:table-row table:style-name="ro1">
          <table:table-cell office:value-type="string">
            <text:p>1.00002320571623E14</text:p>
          </table:table-cell>
          <table:table-cell office:value-type="string">
            <text:p>4.4401524497607683E-4</text:p>
          </table:table-cell>
        </table:table-row>
        <table:table-row table:style-name="ro1">
          <table:table-cell office:value-type="string">
            <text:p>1.57342396E9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5.8317839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1043872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20906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719131E9</text:p>
          </table:table-cell>
          <table:table-cell office:value-type="string">
            <text:p>6.949707734441698E-5</text:p>
          </table:table-cell>
        </table:table-row>
        <table:table-row table:style-name="ro1">
          <table:table-cell office:value-type="string">
            <text:p>1.27599877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400066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31209575E14</text:p>
          </table:table-cell>
          <table:table-cell office:value-type="string">
            <text:p>7.294917649062566E-5</text:p>
          </table:table-cell>
        </table:table-row>
        <table:table-row table:style-name="ro1">
          <table:table-cell office:value-type="string">
            <text:p>1.52869782E9</text:p>
          </table:table-cell>
          <table:table-cell office:value-type="string">
            <text:p>1.3266091739108125E-4</text:p>
          </table:table-cell>
        </table:table-row>
        <table:table-row table:style-name="ro1">
          <table:table-cell office:value-type="string">
            <text:p>1.3207802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751564547E14</text:p>
          </table:table-cell>
          <table:table-cell office:value-type="string">
            <text:p>9.44165455800557E-5</text:p>
          </table:table-cell>
        </table:table-row>
        <table:table-row table:style-name="ro1">
          <table:table-cell office:value-type="string">
            <text:p>1.00001318103502E14</text:p>
          </table:table-cell>
          <table:table-cell office:value-type="string">
            <text:p>1.0512226359614388E-4</text:p>
          </table:table-cell>
        </table:table-row>
        <table:table-row table:style-name="ro1">
          <table:table-cell office:value-type="string">
            <text:p>1.7622193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44231384E9</text:p>
          </table:table-cell>
          <table:table-cell office:value-type="string">
            <text:p>2.817493009979131E-4</text:p>
          </table:table-cell>
        </table:table-row>
        <table:table-row table:style-name="ro1">
          <table:table-cell office:value-type="string">
            <text:p>7.38140082E8</text:p>
          </table:table-cell>
          <table:table-cell office:value-type="string">
            <text:p>1.0469170928034707E-4</text:p>
          </table:table-cell>
        </table:table-row>
        <table:table-row table:style-name="ro1">
          <table:table-cell office:value-type="string">
            <text:p>1.00001333927664E14</text:p>
          </table:table-cell>
          <table:table-cell office:value-type="string">
            <text:p>7.898771957618815E-5</text:p>
          </table:table-cell>
        </table:table-row>
        <table:table-row table:style-name="ro1">
          <table:table-cell office:value-type="string">
            <text:p>2.8330017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7426902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50604178E14</text:p>
          </table:table-cell>
          <table:table-cell office:value-type="string">
            <text:p>7.781122156110966E-5</text:p>
          </table:table-cell>
        </table:table-row>
        <table:table-row table:style-name="ro1">
          <table:table-cell office:value-type="string">
            <text:p>5.5709183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6666189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7278394E9</text:p>
          </table:table-cell>
          <table:table-cell office:value-type="string">
            <text:p>1.3443772684939906E-4</text:p>
          </table:table-cell>
        </table:table-row>
        <table:table-row table:style-name="ro1">
          <table:table-cell office:value-type="string">
            <text:p>1.31850799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24305788E14</text:p>
          </table:table-cell>
          <table:table-cell office:value-type="string">
            <text:p>6.857580119434786E-5</text:p>
          </table:table-cell>
        </table:table-row>
        <table:table-row table:style-name="ro1">
          <table:table-cell office:value-type="string">
            <text:p>1.000017271305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200904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7917003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346179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9498869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8930892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098475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495525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5927452E8</text:p>
          </table:table-cell>
          <table:table-cell office:value-type="string">
            <text:p>1.3804439214258106E-4</text:p>
          </table:table-cell>
        </table:table-row>
        <table:table-row table:style-name="ro1">
          <table:table-cell office:value-type="string">
            <text:p>1.15101757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6081640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57855958E14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270287243E9</text:p>
          </table:table-cell>
          <table:table-cell office:value-type="string">
            <text:p>9.167195834966017E-5</text:p>
          </table:table-cell>
        </table:table-row>
        <table:table-row table:style-name="ro1">
          <table:table-cell office:value-type="string">
            <text:p>1.516437591E9</text:p>
          </table:table-cell>
          <table:table-cell office:value-type="string">
            <text:p>7.828248360935069E-5</text:p>
          </table:table-cell>
        </table:table-row>
        <table:table-row table:style-name="ro1">
          <table:table-cell office:value-type="string">
            <text:p>1.0000146330356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28134847E9</text:p>
          </table:table-cell>
          <table:table-cell office:value-type="string">
            <text:p>7.525758866712827E-5</text:p>
          </table:table-cell>
        </table:table-row>
        <table:table-row table:style-name="ro1">
          <table:table-cell office:value-type="string">
            <text:p>1.00002838898592E14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00002632035143E14</text:p>
          </table:table-cell>
          <table:table-cell office:value-type="string">
            <text:p>7.172160377284781E-5</text:p>
          </table:table-cell>
        </table:table-row>
        <table:table-row table:style-name="ro1">
          <table:table-cell office:value-type="string">
            <text:p>3.0406399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215940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756690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2581741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176036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1277442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0431424E8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225367528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8660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42246291E14</text:p>
          </table:table-cell>
          <table:table-cell office:value-type="string">
            <text:p>6.857211891645659E-5</text:p>
          </table:table-cell>
        </table:table-row>
        <table:table-row table:style-name="ro1">
          <table:table-cell office:value-type="string">
            <text:p>5.7835555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0061981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97916814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922869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47069746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0557118687E14</text:p>
          </table:table-cell>
          <table:table-cell office:value-type="string">
            <text:p>7.213999309916242E-5</text:p>
          </table:table-cell>
        </table:table-row>
        <table:table-row table:style-name="ro1">
          <table:table-cell office:value-type="string">
            <text:p>1.00001781795969E14</text:p>
          </table:table-cell>
          <table:table-cell office:value-type="string">
            <text:p>1.0647418258583608E-4</text:p>
          </table:table-cell>
        </table:table-row>
        <table:table-row table:style-name="ro1">
          <table:table-cell office:value-type="string">
            <text:p>1.00000408404044E14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6.23008182E8</text:p>
          </table:table-cell>
          <table:table-cell office:value-type="string">
            <text:p>6.925223540760394E-5</text:p>
          </table:table-cell>
        </table:table-row>
        <table:table-row table:style-name="ro1">
          <table:table-cell office:value-type="string">
            <text:p>1.0000002243253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6959069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04256171E14</text:p>
          </table:table-cell>
          <table:table-cell office:value-type="string">
            <text:p>2.008383967864475E-4</text:p>
          </table:table-cell>
        </table:table-row>
        <table:table-row table:style-name="ro1">
          <table:table-cell office:value-type="string">
            <text:p>6.0224134E8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196212652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099391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034356E8</text:p>
          </table:table-cell>
          <table:table-cell office:value-type="string">
            <text:p>7.398593552511682E-5</text:p>
          </table:table-cell>
        </table:table-row>
        <table:table-row table:style-name="ro1">
          <table:table-cell office:value-type="string">
            <text:p>8.86680646E8</text:p>
          </table:table-cell>
          <table:table-cell office:value-type="string">
            <text:p>1.0666472110181043E-4</text:p>
          </table:table-cell>
        </table:table-row>
        <table:table-row table:style-name="ro1">
          <table:table-cell office:value-type="string">
            <text:p>1.000014649401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66401014E14</text:p>
          </table:table-cell>
          <table:table-cell office:value-type="string">
            <text:p>8.231907799833461E-5</text:p>
          </table:table-cell>
        </table:table-row>
        <table:table-row table:style-name="ro1">
          <table:table-cell office:value-type="string">
            <text:p>1.68463504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803266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1383471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5566849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0294536E8</text:p>
          </table:table-cell>
          <table:table-cell office:value-type="string">
            <text:p>1.1724024366821094E-4</text:p>
          </table:table-cell>
        </table:table-row>
        <table:table-row table:style-name="ro1">
          <table:table-cell office:value-type="string">
            <text:p>1.0000089633565E14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16254903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5451077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6572383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0918275E14</text:p>
          </table:table-cell>
          <table:table-cell office:value-type="string">
            <text:p>9.642194688997244E-5</text:p>
          </table:table-cell>
        </table:table-row>
        <table:table-row table:style-name="ro1">
          <table:table-cell office:value-type="string">
            <text:p>6.6740962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4230917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686109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3522540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491854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77587989E14</text:p>
          </table:table-cell>
          <table:table-cell office:value-type="string">
            <text:p>2.0100503170423503E-4</text:p>
          </table:table-cell>
        </table:table-row>
        <table:table-row table:style-name="ro1">
          <table:table-cell office:value-type="string">
            <text:p>1.3988458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310963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4192934E9</text:p>
          </table:table-cell>
          <table:table-cell office:value-type="string">
            <text:p>6.959229365317761E-5</text:p>
          </table:table-cell>
        </table:table-row>
        <table:table-row table:style-name="ro1">
          <table:table-cell office:value-type="string">
            <text:p>1.0000136464734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710216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673387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5453904E9</text:p>
          </table:table-cell>
          <table:table-cell office:value-type="string">
            <text:p>7.540146763348249E-5</text:p>
          </table:table-cell>
        </table:table-row>
        <table:table-row table:style-name="ro1">
          <table:table-cell office:value-type="string">
            <text:p>1.62102352E9</text:p>
          </table:table-cell>
          <table:table-cell office:value-type="string">
            <text:p>8.409002739754608E-5</text:p>
          </table:table-cell>
        </table:table-row>
        <table:table-row table:style-name="ro1">
          <table:table-cell office:value-type="string">
            <text:p>1.000013406013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39188419E14</text:p>
          </table:table-cell>
          <table:table-cell office:value-type="string">
            <text:p>7.561065545727563E-5</text:p>
          </table:table-cell>
        </table:table-row>
        <table:table-row table:style-name="ro1">
          <table:table-cell office:value-type="string">
            <text:p>1.044262337E9</text:p>
          </table:table-cell>
          <table:table-cell office:value-type="string">
            <text:p>2.014254128676946E-4</text:p>
          </table:table-cell>
        </table:table-row>
        <table:table-row table:style-name="ro1">
          <table:table-cell office:value-type="string">
            <text:p>1.00000410387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252683712E14</text:p>
          </table:table-cell>
          <table:table-cell office:value-type="string">
            <text:p>8.835658844486927E-4</text:p>
          </table:table-cell>
        </table:table-row>
        <table:table-row table:style-name="ro1">
          <table:table-cell office:value-type="string">
            <text:p>1.28880851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2200997E9</text:p>
          </table:table-cell>
          <table:table-cell office:value-type="string">
            <text:p>7.214042582134903E-5</text:p>
          </table:table-cell>
        </table:table-row>
        <table:table-row table:style-name="ro1">
          <table:table-cell office:value-type="string">
            <text:p>1.48707343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3595423E8</text:p>
          </table:table-cell>
          <table:table-cell office:value-type="string">
            <text:p>6.864247281277642E-5</text:p>
          </table:table-cell>
        </table:table-row>
        <table:table-row table:style-name="ro1">
          <table:table-cell office:value-type="string">
            <text:p>7.0879509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0564801E8</text:p>
          </table:table-cell>
          <table:table-cell office:value-type="string">
            <text:p>6.819688223168565E-5</text:p>
          </table:table-cell>
        </table:table-row>
        <table:table-row table:style-name="ro1">
          <table:table-cell office:value-type="string">
            <text:p>7.5967458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4481686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367431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709770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61993938E14</text:p>
          </table:table-cell>
          <table:table-cell office:value-type="string">
            <text:p>3.2656779429539404E-4</text:p>
          </table:table-cell>
        </table:table-row>
        <table:table-row table:style-name="ro1">
          <table:table-cell office:value-type="string">
            <text:p>7.8544435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1986027E9</text:p>
          </table:table-cell>
          <table:table-cell office:value-type="string">
            <text:p>7.710753996614544E-5</text:p>
          </table:table-cell>
        </table:table-row>
        <table:table-row table:style-name="ro1">
          <table:table-cell office:value-type="string">
            <text:p>8.3785869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247316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34063782E14</text:p>
          </table:table-cell>
          <table:table-cell office:value-type="string">
            <text:p>7.932736752973349E-5</text:p>
          </table:table-cell>
        </table:table-row>
        <table:table-row table:style-name="ro1">
          <table:table-cell office:value-type="string">
            <text:p>1.61820318E9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00001008022858E14</text:p>
          </table:table-cell>
          <table:table-cell office:value-type="string">
            <text:p>1.707090066400333E-4</text:p>
          </table:table-cell>
        </table:table-row>
        <table:table-row table:style-name="ro1">
          <table:table-cell office:value-type="string">
            <text:p>1.000000769820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901017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22127789E14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1277350404E14</text:p>
          </table:table-cell>
          <table:table-cell office:value-type="string">
            <text:p>8.270894492216492E-5</text:p>
          </table:table-cell>
        </table:table-row>
        <table:table-row table:style-name="ro1">
          <table:table-cell office:value-type="string">
            <text:p>1.000000882875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47068722E14</text:p>
          </table:table-cell>
          <table:table-cell office:value-type="string">
            <text:p>9.2287527730995E-5</text:p>
          </table:table-cell>
        </table:table-row>
        <table:table-row table:style-name="ro1">
          <table:table-cell office:value-type="string">
            <text:p>1.00001248944335E14</text:p>
          </table:table-cell>
          <table:table-cell office:value-type="string">
            <text:p>7.207867198414268E-5</text:p>
          </table:table-cell>
        </table:table-row>
        <table:table-row table:style-name="ro1">
          <table:table-cell office:value-type="string">
            <text:p>1.59055366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125166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45222208E9</text:p>
          </table:table-cell>
          <table:table-cell office:value-type="string">
            <text:p>7.703986138223718E-5</text:p>
          </table:table-cell>
        </table:table-row>
        <table:table-row table:style-name="ro1">
          <table:table-cell office:value-type="string">
            <text:p>1.00002957996317E14</text:p>
          </table:table-cell>
          <table:table-cell office:value-type="string">
            <text:p>9.088236277594343E-5</text:p>
          </table:table-cell>
        </table:table-row>
        <table:table-row table:style-name="ro1">
          <table:table-cell office:value-type="string">
            <text:p>7.44264095E8</text:p>
          </table:table-cell>
          <table:table-cell office:value-type="string">
            <text:p>2.1577942159736497E-4</text:p>
          </table:table-cell>
        </table:table-row>
        <table:table-row table:style-name="ro1">
          <table:table-cell office:value-type="string">
            <text:p>1.28603581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1178021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02915092E14</text:p>
          </table:table-cell>
          <table:table-cell office:value-type="string">
            <text:p>8.373599231677114E-5</text:p>
          </table:table-cell>
        </table:table-row>
        <table:table-row table:style-name="ro1">
          <table:table-cell office:value-type="string">
            <text:p>1.0000016607637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32718517E9</text:p>
          </table:table-cell>
          <table:table-cell office:value-type="string">
            <text:p>1.0626108461950795E-4</text:p>
          </table:table-cell>
        </table:table-row>
        <table:table-row table:style-name="ro1">
          <table:table-cell office:value-type="string">
            <text:p>1.07696033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965541E9</text:p>
          </table:table-cell>
          <table:table-cell office:value-type="string">
            <text:p>8.422897852386939E-5</text:p>
          </table:table-cell>
        </table:table-row>
        <table:table-row table:style-name="ro1">
          <table:table-cell office:value-type="string">
            <text:p>1.00001744561773E14</text:p>
          </table:table-cell>
          <table:table-cell office:value-type="string">
            <text:p>6.889638089936939E-5</text:p>
          </table:table-cell>
        </table:table-row>
        <table:table-row table:style-name="ro1">
          <table:table-cell office:value-type="string">
            <text:p>1.0000398391157E14</text:p>
          </table:table-cell>
          <table:table-cell office:value-type="string">
            <text:p>6.980869435490632E-5</text:p>
          </table:table-cell>
        </table:table-row>
        <table:table-row table:style-name="ro1">
          <table:table-cell office:value-type="string">
            <text:p>7.25868411E8</text:p>
          </table:table-cell>
          <table:table-cell office:value-type="string">
            <text:p>7.440082149418543E-5</text:p>
          </table:table-cell>
        </table:table-row>
        <table:table-row table:style-name="ro1">
          <table:table-cell office:value-type="string">
            <text:p>1.000007616743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6129265E9</text:p>
          </table:table-cell>
          <table:table-cell office:value-type="string">
            <text:p>3.0425448343546376E-4</text:p>
          </table:table-cell>
        </table:table-row>
        <table:table-row table:style-name="ro1">
          <table:table-cell office:value-type="string">
            <text:p>5.9579626E8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6.8535243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37938643E14</text:p>
          </table:table-cell>
          <table:table-cell office:value-type="string">
            <text:p>9.049333969999654E-4</text:p>
          </table:table-cell>
        </table:table-row>
        <table:table-row table:style-name="ro1">
          <table:table-cell office:value-type="string">
            <text:p>7.1117294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262168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4557655E8</text:p>
          </table:table-cell>
          <table:table-cell office:value-type="string">
            <text:p>8.827844651420552E-5</text:p>
          </table:table-cell>
        </table:table-row>
        <table:table-row table:style-name="ro1">
          <table:table-cell office:value-type="string">
            <text:p>1.000004189561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04723653E14</text:p>
          </table:table-cell>
          <table:table-cell office:value-type="string">
            <text:p>8.050233990863192E-5</text:p>
          </table:table-cell>
        </table:table-row>
        <table:table-row table:style-name="ro1">
          <table:table-cell office:value-type="string">
            <text:p>1.00000539593114E14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00000384566133E14</text:p>
          </table:table-cell>
          <table:table-cell office:value-type="string">
            <text:p>2.687195228272929E-4</text:p>
          </table:table-cell>
        </table:table-row>
        <table:table-row table:style-name="ro1">
          <table:table-cell office:value-type="string">
            <text:p>6.3919485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9403619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85459352E14</text:p>
          </table:table-cell>
          <table:table-cell office:value-type="string">
            <text:p>7.368384836739148E-5</text:p>
          </table:table-cell>
        </table:table-row>
        <table:table-row table:style-name="ro1">
          <table:table-cell office:value-type="string">
            <text:p>1.0399259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923436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77845136E8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3512935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8587418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84383075E9</text:p>
          </table:table-cell>
          <table:table-cell office:value-type="string">
            <text:p>2.249082918007637E-4</text:p>
          </table:table-cell>
        </table:table-row>
        <table:table-row table:style-name="ro1">
          <table:table-cell office:value-type="string">
            <text:p>1.00002435748813E14</text:p>
          </table:table-cell>
          <table:table-cell office:value-type="string">
            <text:p>7.001104781763716E-5</text:p>
          </table:table-cell>
        </table:table-row>
        <table:table-row table:style-name="ro1">
          <table:table-cell office:value-type="string">
            <text:p>1.2005891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72688315E14</text:p>
          </table:table-cell>
          <table:table-cell office:value-type="string">
            <text:p>7.413418748219423E-5</text:p>
          </table:table-cell>
        </table:table-row>
        <table:table-row table:style-name="ro1">
          <table:table-cell office:value-type="string">
            <text:p>1.000008327540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425075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112695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224372E9</text:p>
          </table:table-cell>
          <table:table-cell office:value-type="string">
            <text:p>6.892792250929027E-5</text:p>
          </table:table-cell>
        </table:table-row>
        <table:table-row table:style-name="ro1">
          <table:table-cell office:value-type="string">
            <text:p>1.565902808E9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616101473E9</text:p>
          </table:table-cell>
          <table:table-cell office:value-type="string">
            <text:p>1.9306527869068896E-4</text:p>
          </table:table-cell>
        </table:table-row>
        <table:table-row table:style-name="ro1">
          <table:table-cell office:value-type="string">
            <text:p>1.00003330699942E14</text:p>
          </table:table-cell>
          <table:table-cell office:value-type="string">
            <text:p>7.712510038611991E-5</text:p>
          </table:table-cell>
        </table:table-row>
        <table:table-row table:style-name="ro1">
          <table:table-cell office:value-type="string">
            <text:p>1.102614168E9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38216122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7605012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0820448E9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07075263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051709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0464845E8</text:p>
          </table:table-cell>
          <table:table-cell office:value-type="string">
            <text:p>0.001566448868300149</text:p>
          </table:table-cell>
        </table:table-row>
        <table:table-row table:style-name="ro1">
          <table:table-cell office:value-type="string">
            <text:p>1.00000907972518E14</text:p>
          </table:table-cell>
          <table:table-cell office:value-type="string">
            <text:p>6.977094831038896E-5</text:p>
          </table:table-cell>
        </table:table-row>
        <table:table-row table:style-name="ro1">
          <table:table-cell office:value-type="string">
            <text:p>1.0000107166640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5526274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246998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70196417E14</text:p>
          </table:table-cell>
          <table:table-cell office:value-type="string">
            <text:p>7.301945567220021E-5</text:p>
          </table:table-cell>
        </table:table-row>
        <table:table-row table:style-name="ro1">
          <table:table-cell office:value-type="string">
            <text:p>1.000042579325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7.5127536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7894854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3895491E9</text:p>
          </table:table-cell>
          <table:table-cell office:value-type="string">
            <text:p>1.6641939517003182E-4</text:p>
          </table:table-cell>
        </table:table-row>
        <table:table-row table:style-name="ro1">
          <table:table-cell office:value-type="string">
            <text:p>1.152166359E9</text:p>
          </table:table-cell>
          <table:table-cell office:value-type="string">
            <text:p>1.0946301198556432E-4</text:p>
          </table:table-cell>
        </table:table-row>
        <table:table-row table:style-name="ro1">
          <table:table-cell office:value-type="string">
            <text:p>1.000024366963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95079594E14</text:p>
          </table:table-cell>
          <table:table-cell office:value-type="string">
            <text:p>1.7006849204176963E-4</text:p>
          </table:table-cell>
        </table:table-row>
        <table:table-row table:style-name="ro1">
          <table:table-cell office:value-type="string">
            <text:p>1.0000025363095E14</text:p>
          </table:table-cell>
          <table:table-cell office:value-type="string">
            <text:p>7.259493048203976E-5</text:p>
          </table:table-cell>
        </table:table-row>
        <table:table-row table:style-name="ro1">
          <table:table-cell office:value-type="string">
            <text:p>1.00003229698881E14</text:p>
          </table:table-cell>
          <table:table-cell office:value-type="string">
            <text:p>1.0754194221098147E-4</text:p>
          </table:table-cell>
        </table:table-row>
        <table:table-row table:style-name="ro1">
          <table:table-cell office:value-type="string">
            <text:p>1.82797176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0175780491E14</text:p>
          </table:table-cell>
          <table:table-cell office:value-type="string">
            <text:p>7.380082932918847E-5</text:p>
          </table:table-cell>
        </table:table-row>
        <table:table-row table:style-name="ro1">
          <table:table-cell office:value-type="string">
            <text:p>1.0000080701806E14</text:p>
          </table:table-cell>
          <table:table-cell office:value-type="string">
            <text:p>7.341387275402078E-5</text:p>
          </table:table-cell>
        </table:table-row>
        <table:table-row table:style-name="ro1">
          <table:table-cell office:value-type="string">
            <text:p>1.396545994E9</text:p>
          </table:table-cell>
          <table:table-cell office:value-type="string">
            <text:p>1.1913868149590776E-4</text:p>
          </table:table-cell>
        </table:table-row>
        <table:table-row table:style-name="ro1">
          <table:table-cell office:value-type="string">
            <text:p>1.00003938057089E14</text:p>
          </table:table-cell>
          <table:table-cell office:value-type="string">
            <text:p>9.053680749352516E-5</text:p>
          </table:table-cell>
        </table:table-row>
        <table:table-row table:style-name="ro1">
          <table:table-cell office:value-type="string">
            <text:p>1.00001697107082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48542903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461866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62598116E9</text:p>
          </table:table-cell>
          <table:table-cell office:value-type="string">
            <text:p>8.34106036640345E-5</text:p>
          </table:table-cell>
        </table:table-row>
        <table:table-row table:style-name="ro1">
          <table:table-cell office:value-type="string">
            <text:p>1.42743143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10582284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72454506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1539260033E14</text:p>
          </table:table-cell>
          <table:table-cell office:value-type="string">
            <text:p>7.341387275402078E-5</text:p>
          </table:table-cell>
        </table:table-row>
        <table:table-row table:style-name="ro1">
          <table:table-cell office:value-type="string">
            <text:p>1.52083349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8411668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30264388E14</text:p>
          </table:table-cell>
          <table:table-cell office:value-type="string">
            <text:p>1.3691952187836991E-4</text:p>
          </table:table-cell>
        </table:table-row>
        <table:table-row table:style-name="ro1">
          <table:table-cell office:value-type="string">
            <text:p>1.0000329453016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83043419E14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5.2866292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96620079E14</text:p>
          </table:table-cell>
          <table:table-cell office:value-type="string">
            <text:p>3.0389633886388173E-4</text:p>
          </table:table-cell>
        </table:table-row>
        <table:table-row table:style-name="ro1">
          <table:table-cell office:value-type="string">
            <text:p>1.00000142083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7209505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00905453E9</text:p>
          </table:table-cell>
          <table:table-cell office:value-type="string">
            <text:p>4.8316218420118033E-4</text:p>
          </table:table-cell>
        </table:table-row>
        <table:table-row table:style-name="ro1">
          <table:table-cell office:value-type="string">
            <text:p>1.00001344225313E14</text:p>
          </table:table-cell>
          <table:table-cell office:value-type="string">
            <text:p>1.959749068186332E-4</text:p>
          </table:table-cell>
        </table:table-row>
        <table:table-row table:style-name="ro1">
          <table:table-cell office:value-type="string">
            <text:p>6.36901278E8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1.4737022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11755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11004131E14</text:p>
          </table:table-cell>
          <table:table-cell office:value-type="string">
            <text:p>4.152854596041333E-4</text:p>
          </table:table-cell>
        </table:table-row>
        <table:table-row table:style-name="ro1">
          <table:table-cell office:value-type="string">
            <text:p>6.8818341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13763436E9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241485504E9</text:p>
          </table:table-cell>
          <table:table-cell office:value-type="string">
            <text:p>8.88657446373867E-5</text:p>
          </table:table-cell>
        </table:table-row>
        <table:table-row table:style-name="ro1">
          <table:table-cell office:value-type="string">
            <text:p>1.14643474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68887603E14</text:p>
          </table:table-cell>
          <table:table-cell office:value-type="string">
            <text:p>2.527922286782679E-4</text:p>
          </table:table-cell>
        </table:table-row>
        <table:table-row table:style-name="ro1">
          <table:table-cell office:value-type="string">
            <text:p>1.1899589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515276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7947266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8582807E9</text:p>
          </table:table-cell>
          <table:table-cell office:value-type="string">
            <text:p>1.1813800031488801E-4</text:p>
          </table:table-cell>
        </table:table-row>
        <table:table-row table:style-name="ro1">
          <table:table-cell office:value-type="string">
            <text:p>1.068439441E9</text:p>
          </table:table-cell>
          <table:table-cell office:value-type="string">
            <text:p>3.7961340455261656E-4</text:p>
          </table:table-cell>
        </table:table-row>
        <table:table-row table:style-name="ro1">
          <table:table-cell office:value-type="string">
            <text:p>1.000010911884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666883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1938495E8</text:p>
          </table:table-cell>
          <table:table-cell office:value-type="string">
            <text:p>9.551960847991758E-5</text:p>
          </table:table-cell>
        </table:table-row>
        <table:table-row table:style-name="ro1">
          <table:table-cell office:value-type="string">
            <text:p>1.1773683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71283781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606584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41624016E14</text:p>
          </table:table-cell>
          <table:table-cell office:value-type="string">
            <text:p>6.82719332490594E-5</text:p>
          </table:table-cell>
        </table:table-row>
        <table:table-row table:style-name="ro1">
          <table:table-cell office:value-type="string">
            <text:p>1.00005232000961E14</text:p>
          </table:table-cell>
          <table:table-cell office:value-type="string">
            <text:p>8.331029037157477E-5</text:p>
          </table:table-cell>
        </table:table-row>
        <table:table-row table:style-name="ro1">
          <table:table-cell office:value-type="string">
            <text:p>1.000035645555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62970118E9</text:p>
          </table:table-cell>
          <table:table-cell office:value-type="string">
            <text:p>2.3794997768263558E-4</text:p>
          </table:table-cell>
        </table:table-row>
        <table:table-row table:style-name="ro1">
          <table:table-cell office:value-type="string">
            <text:p>5.0287013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8147422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8221973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36896368E14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1.000013048754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79156906E14</text:p>
          </table:table-cell>
          <table:table-cell office:value-type="string">
            <text:p>1.0338789374841428E-4</text:p>
          </table:table-cell>
        </table:table-row>
        <table:table-row table:style-name="ro1">
          <table:table-cell office:value-type="string">
            <text:p>1.00001298935666E14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811404354E9</text:p>
          </table:table-cell>
          <table:table-cell office:value-type="string">
            <text:p>6.327640631030657E-4</text:p>
          </table:table-cell>
        </table:table-row>
        <table:table-row table:style-name="ro1">
          <table:table-cell office:value-type="string">
            <text:p>1.5699468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70225601E14</text:p>
          </table:table-cell>
          <table:table-cell office:value-type="string">
            <text:p>1.0118276232800386E-4</text:p>
          </table:table-cell>
        </table:table-row>
        <table:table-row table:style-name="ro1">
          <table:table-cell office:value-type="string">
            <text:p>1.282606834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0267311208E14</text:p>
          </table:table-cell>
          <table:table-cell office:value-type="string">
            <text:p>7.547921694734262E-5</text:p>
          </table:table-cell>
        </table:table-row>
        <table:table-row table:style-name="ro1">
          <table:table-cell office:value-type="string">
            <text:p>1.000023376656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518843E8</text:p>
          </table:table-cell>
          <table:table-cell office:value-type="string">
            <text:p>1.3586834584656778E-4</text:p>
          </table:table-cell>
        </table:table-row>
        <table:table-row table:style-name="ro1">
          <table:table-cell office:value-type="string">
            <text:p>1.00001267817025E14</text:p>
          </table:table-cell>
          <table:table-cell office:value-type="string">
            <text:p>1.1720248916420413E-4</text:p>
          </table:table-cell>
        </table:table-row>
        <table:table-row table:style-name="ro1">
          <table:table-cell office:value-type="string">
            <text:p>1.586285093E9</text:p>
          </table:table-cell>
          <table:table-cell office:value-type="string">
            <text:p>6.821665041713095E-5</text:p>
          </table:table-cell>
        </table:table-row>
        <table:table-row table:style-name="ro1">
          <table:table-cell office:value-type="string">
            <text:p>1.198112972E9</text:p>
          </table:table-cell>
          <table:table-cell office:value-type="string">
            <text:p>7.462904369036359E-5</text:p>
          </table:table-cell>
        </table:table-row>
        <table:table-row table:style-name="ro1">
          <table:table-cell office:value-type="string">
            <text:p>1.85172883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994501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32509731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7.178333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898031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1171638E9</text:p>
          </table:table-cell>
          <table:table-cell office:value-type="string">
            <text:p>1.246522665252818E-4</text:p>
          </table:table-cell>
        </table:table-row>
        <table:table-row table:style-name="ro1">
          <table:table-cell office:value-type="string">
            <text:p>5.2428833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24220988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13221040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6728727E9</text:p>
          </table:table-cell>
          <table:table-cell office:value-type="string">
            <text:p>1.0318719632354101E-4</text:p>
          </table:table-cell>
        </table:table-row>
        <table:table-row table:style-name="ro1">
          <table:table-cell office:value-type="string">
            <text:p>6.7337816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951825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125758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45480885E9</text:p>
          </table:table-cell>
          <table:table-cell office:value-type="string">
            <text:p>2.9547450684637303E-4</text:p>
          </table:table-cell>
        </table:table-row>
        <table:table-row table:style-name="ro1">
          <table:table-cell office:value-type="string">
            <text:p>7.9476938E8</text:p>
          </table:table-cell>
          <table:table-cell office:value-type="string">
            <text:p>7.637640791912699E-5</text:p>
          </table:table-cell>
        </table:table-row>
        <table:table-row table:style-name="ro1">
          <table:table-cell office:value-type="string">
            <text:p>1.0000101642847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760760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73031514E14</text:p>
          </table:table-cell>
          <table:table-cell office:value-type="string">
            <text:p>9.142270855207675E-5</text:p>
          </table:table-cell>
        </table:table-row>
        <table:table-row table:style-name="ro1">
          <table:table-cell office:value-type="string">
            <text:p>1.772222241E9</text:p>
          </table:table-cell>
          <table:table-cell office:value-type="string">
            <text:p>1.051183570113945E-4</text:p>
          </table:table-cell>
        </table:table-row>
        <table:table-row table:style-name="ro1">
          <table:table-cell office:value-type="string">
            <text:p>1.080033504E9</text:p>
          </table:table-cell>
          <table:table-cell office:value-type="string">
            <text:p>8.869752627389155E-5</text:p>
          </table:table-cell>
        </table:table-row>
        <table:table-row table:style-name="ro1">
          <table:table-cell office:value-type="string">
            <text:p>1.58430996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54967234E14</text:p>
          </table:table-cell>
          <table:table-cell office:value-type="string">
            <text:p>7.001104781763716E-5</text:p>
          </table:table-cell>
        </table:table-row>
        <table:table-row table:style-name="ro1">
          <table:table-cell office:value-type="string">
            <text:p>1.0000117572532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1960739E9</text:p>
          </table:table-cell>
          <table:table-cell office:value-type="string">
            <text:p>1.940144456579681E-4</text:p>
          </table:table-cell>
        </table:table-row>
        <table:table-row table:style-name="ro1">
          <table:table-cell office:value-type="string">
            <text:p>1.626518292E9</text:p>
          </table:table-cell>
          <table:table-cell office:value-type="string">
            <text:p>1.44600356129261E-4</text:p>
          </table:table-cell>
        </table:table-row>
        <table:table-row table:style-name="ro1">
          <table:table-cell office:value-type="string">
            <text:p>1.00002483177389E14</text:p>
          </table:table-cell>
          <table:table-cell office:value-type="string">
            <text:p>7.53581276985753E-5</text:p>
          </table:table-cell>
        </table:table-row>
        <table:table-row table:style-name="ro1">
          <table:table-cell office:value-type="string">
            <text:p>1.017427753E9</text:p>
          </table:table-cell>
          <table:table-cell office:value-type="string">
            <text:p>1.464486629259932E-4</text:p>
          </table:table-cell>
        </table:table-row>
        <table:table-row table:style-name="ro1">
          <table:table-cell office:value-type="string">
            <text:p>1.00001663298895E14</text:p>
          </table:table-cell>
          <table:table-cell office:value-type="string">
            <text:p>3.4504353582761135E-4</text:p>
          </table:table-cell>
        </table:table-row>
        <table:table-row table:style-name="ro1">
          <table:table-cell office:value-type="string">
            <text:p>1.073894793E9</text:p>
          </table:table-cell>
          <table:table-cell office:value-type="string">
            <text:p>2.2233468013488323E-4</text:p>
          </table:table-cell>
        </table:table-row>
        <table:table-row table:style-name="ro1">
          <table:table-cell office:value-type="string">
            <text:p>1.00003143034509E14</text:p>
          </table:table-cell>
          <table:table-cell office:value-type="string">
            <text:p>1.205177952152054E-4</text:p>
          </table:table-cell>
        </table:table-row>
        <table:table-row table:style-name="ro1">
          <table:table-cell office:value-type="string">
            <text:p>1.00001580925888E14</text:p>
          </table:table-cell>
          <table:table-cell office:value-type="string">
            <text:p>6.972082523446593E-5</text:p>
          </table:table-cell>
        </table:table-row>
        <table:table-row table:style-name="ro1">
          <table:table-cell office:value-type="string">
            <text:p>1.0000403297590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59641811E14</text:p>
          </table:table-cell>
          <table:table-cell office:value-type="string">
            <text:p>1.225277290716674E-4</text:p>
          </table:table-cell>
        </table:table-row>
        <table:table-row table:style-name="ro1">
          <table:table-cell office:value-type="string">
            <text:p>1.00001216038562E14</text:p>
          </table:table-cell>
          <table:table-cell office:value-type="string">
            <text:p>0.00116956085514744</text:p>
          </table:table-cell>
        </table:table-row>
        <table:table-row table:style-name="ro1">
          <table:table-cell office:value-type="string">
            <text:p>6.7459210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50693456E9</text:p>
          </table:table-cell>
          <table:table-cell office:value-type="string">
            <text:p>8.558026247052424E-5</text:p>
          </table:table-cell>
        </table:table-row>
        <table:table-row table:style-name="ro1">
          <table:table-cell office:value-type="string">
            <text:p>1.000004847377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96929548E8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1.567167287E9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2607161069E14</text:p>
          </table:table-cell>
          <table:table-cell office:value-type="string">
            <text:p>7.01665441520616E-5</text:p>
          </table:table-cell>
        </table:table-row>
        <table:table-row table:style-name="ro1">
          <table:table-cell office:value-type="string">
            <text:p>1.31716391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41374294E14</text:p>
          </table:table-cell>
          <table:table-cell office:value-type="string">
            <text:p>2.618287599816568E-4</text:p>
          </table:table-cell>
        </table:table-row>
        <table:table-row table:style-name="ro1">
          <table:table-cell office:value-type="string">
            <text:p>1.00000261313983E14</text:p>
          </table:table-cell>
          <table:table-cell office:value-type="string">
            <text:p>8.000686861209201E-5</text:p>
          </table:table-cell>
        </table:table-row>
        <table:table-row table:style-name="ro1">
          <table:table-cell office:value-type="string">
            <text:p>1.08946821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4665127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90440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4338202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98988033E9</text:p>
          </table:table-cell>
          <table:table-cell office:value-type="string">
            <text:p>6.969800739984915E-5</text:p>
          </table:table-cell>
        </table:table-row>
        <table:table-row table:style-name="ro1">
          <table:table-cell office:value-type="string">
            <text:p>1.510002944E9</text:p>
          </table:table-cell>
          <table:table-cell office:value-type="string">
            <text:p>2.0857837852032067E-4</text:p>
          </table:table-cell>
        </table:table-row>
        <table:table-row table:style-name="ro1">
          <table:table-cell office:value-type="string">
            <text:p>1.19563443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501194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91490314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83994808E14</text:p>
          </table:table-cell>
          <table:table-cell office:value-type="string">
            <text:p>1.0231426522068187E-4</text:p>
          </table:table-cell>
        </table:table-row>
        <table:table-row table:style-name="ro1">
          <table:table-cell office:value-type="string">
            <text:p>6.85526274E8</text:p>
          </table:table-cell>
          <table:table-cell office:value-type="string">
            <text:p>8.163721193763925E-5</text:p>
          </table:table-cell>
        </table:table-row>
        <table:table-row table:style-name="ro1">
          <table:table-cell office:value-type="string">
            <text:p>1.5960074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5911605E9</text:p>
          </table:table-cell>
          <table:table-cell office:value-type="string">
            <text:p>1.3328173468211995E-4</text:p>
          </table:table-cell>
        </table:table-row>
        <table:table-row table:style-name="ro1">
          <table:table-cell office:value-type="string">
            <text:p>1.173368673E9</text:p>
          </table:table-cell>
          <table:table-cell office:value-type="string">
            <text:p>7.45983504569544E-5</text:p>
          </table:table-cell>
        </table:table-row>
        <table:table-row table:style-name="ro1">
          <table:table-cell office:value-type="string">
            <text:p>1.000020602254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82200328E14</text:p>
          </table:table-cell>
          <table:table-cell office:value-type="string">
            <text:p>1.1002871129036028E-4</text:p>
          </table:table-cell>
        </table:table-row>
        <table:table-row table:style-name="ro1">
          <table:table-cell office:value-type="string">
            <text:p>1.00000713388921E14</text:p>
          </table:table-cell>
          <table:table-cell office:value-type="string">
            <text:p>8.7787956807786E-5</text:p>
          </table:table-cell>
        </table:table-row>
        <table:table-row table:style-name="ro1">
          <table:table-cell office:value-type="string">
            <text:p>1.069468109E9</text:p>
          </table:table-cell>
          <table:table-cell office:value-type="string">
            <text:p>9.459200468575136E-5</text:p>
          </table:table-cell>
        </table:table-row>
        <table:table-row table:style-name="ro1">
          <table:table-cell office:value-type="string">
            <text:p>1.0000137031213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789317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50517167E9</text:p>
          </table:table-cell>
          <table:table-cell office:value-type="string">
            <text:p>8.079776856420697E-5</text:p>
          </table:table-cell>
        </table:table-row>
        <table:table-row table:style-name="ro1">
          <table:table-cell office:value-type="string">
            <text:p>1.28245695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46788769E14</text:p>
          </table:table-cell>
          <table:table-cell office:value-type="string">
            <text:p>1.2523389770058117E-4</text:p>
          </table:table-cell>
        </table:table-row>
        <table:table-row table:style-name="ro1">
          <table:table-cell office:value-type="string">
            <text:p>1.506883114E9</text:p>
          </table:table-cell>
          <table:table-cell office:value-type="string">
            <text:p>8.504330375660685E-5</text:p>
          </table:table-cell>
        </table:table-row>
        <table:table-row table:style-name="ro1">
          <table:table-cell office:value-type="string">
            <text:p>1.00001295360543E14</text:p>
          </table:table-cell>
          <table:table-cell office:value-type="string">
            <text:p>1.0278093980263349E-4</text:p>
          </table:table-cell>
        </table:table-row>
        <table:table-row table:style-name="ro1">
          <table:table-cell office:value-type="string">
            <text:p>1.53152703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584678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1974676E9</text:p>
          </table:table-cell>
          <table:table-cell office:value-type="string">
            <text:p>1.0244153830963118E-4</text:p>
          </table:table-cell>
        </table:table-row>
        <table:table-row table:style-name="ro1">
          <table:table-cell office:value-type="string">
            <text:p>1.108116203E9</text:p>
          </table:table-cell>
          <table:table-cell office:value-type="string">
            <text:p>7.43350556694072E-5</text:p>
          </table:table-cell>
        </table:table-row>
        <table:table-row table:style-name="ro1">
          <table:table-cell office:value-type="string">
            <text:p>1.212492184E9</text:p>
          </table:table-cell>
          <table:table-cell office:value-type="string">
            <text:p>8.12053424781912E-5</text:p>
          </table:table-cell>
        </table:table-row>
        <table:table-row table:style-name="ro1">
          <table:table-cell office:value-type="string">
            <text:p>1.640732891E9</text:p>
          </table:table-cell>
          <table:table-cell office:value-type="string">
            <text:p>2.3943161318855618E-4</text:p>
          </table:table-cell>
        </table:table-row>
        <table:table-row table:style-name="ro1">
          <table:table-cell office:value-type="string">
            <text:p>1.00003392027302E14</text:p>
          </table:table-cell>
          <table:table-cell office:value-type="string">
            <text:p>1.3589014910716458E-4</text:p>
          </table:table-cell>
        </table:table-row>
        <table:table-row table:style-name="ro1">
          <table:table-cell office:value-type="string">
            <text:p>1.2929317E9</text:p>
          </table:table-cell>
          <table:table-cell office:value-type="string">
            <text:p>9.209476032833117E-5</text:p>
          </table:table-cell>
        </table:table-row>
        <table:table-row table:style-name="ro1">
          <table:table-cell office:value-type="string">
            <text:p>1.0000611155000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7588914E8</text:p>
          </table:table-cell>
          <table:table-cell office:value-type="string">
            <text:p>2.1971002284028464E-4</text:p>
          </table:table-cell>
        </table:table-row>
        <table:table-row table:style-name="ro1">
          <table:table-cell office:value-type="string">
            <text:p>1.000056002564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5310599E8</text:p>
          </table:table-cell>
          <table:table-cell office:value-type="string">
            <text:p>7.368384836739148E-5</text:p>
          </table:table-cell>
        </table:table-row>
        <table:table-row table:style-name="ro1">
          <table:table-cell office:value-type="string">
            <text:p>1.240731655E9</text:p>
          </table:table-cell>
          <table:table-cell office:value-type="string">
            <text:p>7.052177051585134E-5</text:p>
          </table:table-cell>
        </table:table-row>
        <table:table-row table:style-name="ro1">
          <table:table-cell office:value-type="string">
            <text:p>1.0000493351314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745352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031542025E14</text:p>
          </table:table-cell>
          <table:table-cell office:value-type="string">
            <text:p>8.710804135341428E-5</text:p>
          </table:table-cell>
        </table:table-row>
        <table:table-row table:style-name="ro1">
          <table:table-cell office:value-type="string">
            <text:p>5.3434009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6799103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4273617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679491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7593370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413678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033121E8</text:p>
          </table:table-cell>
          <table:table-cell office:value-type="string">
            <text:p>8.59583476619388E-5</text:p>
          </table:table-cell>
        </table:table-row>
        <table:table-row table:style-name="ro1">
          <table:table-cell office:value-type="string">
            <text:p>1.000002626258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282710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3339632E8</text:p>
          </table:table-cell>
          <table:table-cell office:value-type="string">
            <text:p>3.0077565122042354E-4</text:p>
          </table:table-cell>
        </table:table-row>
        <table:table-row table:style-name="ro1">
          <table:table-cell office:value-type="string">
            <text:p>1.000006012321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09105612E14</text:p>
          </table:table-cell>
          <table:table-cell office:value-type="string">
            <text:p>3.0343608305487876E-4</text:p>
          </table:table-cell>
        </table:table-row>
        <table:table-row table:style-name="ro1">
          <table:table-cell office:value-type="string">
            <text:p>1.33456680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94066322E14</text:p>
          </table:table-cell>
          <table:table-cell office:value-type="string">
            <text:p>7.735607029573795E-5</text:p>
          </table:table-cell>
        </table:table-row>
        <table:table-row table:style-name="ro1">
          <table:table-cell office:value-type="string">
            <text:p>1.00000597297703E14</text:p>
          </table:table-cell>
          <table:table-cell office:value-type="string">
            <text:p>7.38502889583434E-5</text:p>
          </table:table-cell>
        </table:table-row>
        <table:table-row table:style-name="ro1">
          <table:table-cell office:value-type="string">
            <text:p>7.73724938E8</text:p>
          </table:table-cell>
          <table:table-cell office:value-type="string">
            <text:p>6.811022944783407E-5</text:p>
          </table:table-cell>
        </table:table-row>
        <table:table-row table:style-name="ro1">
          <table:table-cell office:value-type="string">
            <text:p>1.000002967533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9610567E9</text:p>
          </table:table-cell>
          <table:table-cell office:value-type="string">
            <text:p>7.518987843759917E-5</text:p>
          </table:table-cell>
        </table:table-row>
        <table:table-row table:style-name="ro1">
          <table:table-cell office:value-type="string">
            <text:p>1.0000227192261E14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1.80008763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9763151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1374641E9</text:p>
          </table:table-cell>
          <table:table-cell office:value-type="string">
            <text:p>1.8734686197851408E-4</text:p>
          </table:table-cell>
        </table:table-row>
        <table:table-row table:style-name="ro1">
          <table:table-cell office:value-type="string">
            <text:p>7.786394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9782715E8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545182593E9</text:p>
          </table:table-cell>
          <table:table-cell office:value-type="string">
            <text:p>7.559857373726445E-5</text:p>
          </table:table-cell>
        </table:table-row>
        <table:table-row table:style-name="ro1">
          <table:table-cell office:value-type="string">
            <text:p>1.000008223613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86931857E14</text:p>
          </table:table-cell>
          <table:table-cell office:value-type="string">
            <text:p>8.131427982123742E-5</text:p>
          </table:table-cell>
        </table:table-row>
        <table:table-row table:style-name="ro1">
          <table:table-cell office:value-type="string">
            <text:p>1.000028956838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2557563E8</text:p>
          </table:table-cell>
          <table:table-cell office:value-type="string">
            <text:p>8.24990967312252E-5</text:p>
          </table:table-cell>
        </table:table-row>
        <table:table-row table:style-name="ro1">
          <table:table-cell office:value-type="string">
            <text:p>1.082173516E9</text:p>
          </table:table-cell>
          <table:table-cell office:value-type="string">
            <text:p>2.0820693306456645E-4</text:p>
          </table:table-cell>
        </table:table-row>
        <table:table-row table:style-name="ro1">
          <table:table-cell office:value-type="string">
            <text:p>1.458240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21181904E9</text:p>
          </table:table-cell>
          <table:table-cell office:value-type="string">
            <text:p>1.0833131963011696E-4</text:p>
          </table:table-cell>
        </table:table-row>
        <table:table-row table:style-name="ro1">
          <table:table-cell office:value-type="string">
            <text:p>1.6145135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20852454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375130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3911939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50837332E14</text:p>
          </table:table-cell>
          <table:table-cell office:value-type="string">
            <text:p>9.802629013200817E-5</text:p>
          </table:table-cell>
        </table:table-row>
        <table:table-row table:style-name="ro1">
          <table:table-cell office:value-type="string">
            <text:p>1.519531837E9</text:p>
          </table:table-cell>
          <table:table-cell office:value-type="string">
            <text:p>1.1256036951997008E-4</text:p>
          </table:table-cell>
        </table:table-row>
        <table:table-row table:style-name="ro1">
          <table:table-cell office:value-type="string">
            <text:p>1.000031721683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01156287E14</text:p>
          </table:table-cell>
          <table:table-cell office:value-type="string">
            <text:p>9.366269235476533E-5</text:p>
          </table:table-cell>
        </table:table-row>
        <table:table-row table:style-name="ro1">
          <table:table-cell office:value-type="string">
            <text:p>1.00002816433861E14</text:p>
          </table:table-cell>
          <table:table-cell office:value-type="string">
            <text:p>8.000686861209201E-5</text:p>
          </table:table-cell>
        </table:table-row>
        <table:table-row table:style-name="ro1">
          <table:table-cell office:value-type="string">
            <text:p>6.5073772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8250456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9858537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1070103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41280716E14</text:p>
          </table:table-cell>
          <table:table-cell office:value-type="string">
            <text:p>7.056901953377523E-5</text:p>
          </table:table-cell>
        </table:table-row>
        <table:table-row table:style-name="ro1">
          <table:table-cell office:value-type="string">
            <text:p>7.4628960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999402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2326791E8</text:p>
          </table:table-cell>
          <table:table-cell office:value-type="string">
            <text:p>8.576463942903584E-5</text:p>
          </table:table-cell>
        </table:table-row>
        <table:table-row table:style-name="ro1">
          <table:table-cell office:value-type="string">
            <text:p>1.005488701E9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3264358293E14</text:p>
          </table:table-cell>
          <table:table-cell office:value-type="string">
            <text:p>7.679896864392378E-5</text:p>
          </table:table-cell>
        </table:table-row>
        <table:table-row table:style-name="ro1">
          <table:table-cell office:value-type="string">
            <text:p>1.586931074E9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0063916854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0129026087E14</text:p>
          </table:table-cell>
          <table:table-cell office:value-type="string">
            <text:p>7.101207116190875E-5</text:p>
          </table:table-cell>
        </table:table-row>
        <table:table-row table:style-name="ro1">
          <table:table-cell office:value-type="string">
            <text:p>1.000034044408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5130248E8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6.88743874E8</text:p>
          </table:table-cell>
          <table:table-cell office:value-type="string">
            <text:p>8.546174208231645E-5</text:p>
          </table:table-cell>
        </table:table-row>
        <table:table-row table:style-name="ro1">
          <table:table-cell office:value-type="string">
            <text:p>5.84727838E8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3245083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85836042E14</text:p>
          </table:table-cell>
          <table:table-cell office:value-type="string">
            <text:p>1.1124690981550754E-4</text:p>
          </table:table-cell>
        </table:table-row>
        <table:table-row table:style-name="ro1">
          <table:table-cell office:value-type="string">
            <text:p>1.00000403184383E14</text:p>
          </table:table-cell>
          <table:table-cell office:value-type="string">
            <text:p>8.114717617985837E-5</text:p>
          </table:table-cell>
        </table:table-row>
        <table:table-row table:style-name="ro1">
          <table:table-cell office:value-type="string">
            <text:p>1.000017757041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749841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826930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2.85601666E8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121681939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0585781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297183E8</text:p>
          </table:table-cell>
          <table:table-cell office:value-type="string">
            <text:p>7.556370553499521E-5</text:p>
          </table:table-cell>
        </table:table-row>
        <table:table-row table:style-name="ro1">
          <table:table-cell office:value-type="string">
            <text:p>1.000004162375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03156863E14</text:p>
          </table:table-cell>
          <table:table-cell office:value-type="string">
            <text:p>7.052177051585134E-5</text:p>
          </table:table-cell>
        </table:table-row>
        <table:table-row table:style-name="ro1">
          <table:table-cell office:value-type="string">
            <text:p>1.539633289E9</text:p>
          </table:table-cell>
          <table:table-cell office:value-type="string">
            <text:p>1.8834809859007536E-4</text:p>
          </table:table-cell>
        </table:table-row>
        <table:table-row table:style-name="ro1">
          <table:table-cell office:value-type="string">
            <text:p>1.222010415E9</text:p>
          </table:table-cell>
          <table:table-cell office:value-type="string">
            <text:p>6.857580119434786E-5</text:p>
          </table:table-cell>
        </table:table-row>
        <table:table-row table:style-name="ro1">
          <table:table-cell office:value-type="string">
            <text:p>1.0000172847818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7033672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8645033E8</text:p>
          </table:table-cell>
          <table:table-cell office:value-type="string">
            <text:p>6.984681931676036E-5</text:p>
          </table:table-cell>
        </table:table-row>
        <table:table-row table:style-name="ro1">
          <table:table-cell office:value-type="string">
            <text:p>6.70118816E8</text:p>
          </table:table-cell>
          <table:table-cell office:value-type="string">
            <text:p>1.3173553654086606E-4</text:p>
          </table:table-cell>
        </table:table-row>
        <table:table-row table:style-name="ro1">
          <table:table-cell office:value-type="string">
            <text:p>1.000023952396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5397255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74858741E14</text:p>
          </table:table-cell>
          <table:table-cell office:value-type="string">
            <text:p>2.2431879538919864E-4</text:p>
          </table:table-cell>
        </table:table-row>
        <table:table-row table:style-name="ro1">
          <table:table-cell office:value-type="string">
            <text:p>1.00001180767673E14</text:p>
          </table:table-cell>
          <table:table-cell office:value-type="string">
            <text:p>6.948391334039963E-5</text:p>
          </table:table-cell>
        </table:table-row>
        <table:table-row table:style-name="ro1">
          <table:table-cell office:value-type="string">
            <text:p>1.00000289964025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50161060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712935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185345E9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02603374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18242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560385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722129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064962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49225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5545870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34352242E14</text:p>
          </table:table-cell>
          <table:table-cell office:value-type="string">
            <text:p>1.1858429584382334E-4</text:p>
          </table:table-cell>
        </table:table-row>
        <table:table-row table:style-name="ro1">
          <table:table-cell office:value-type="string">
            <text:p>1.378284159E9</text:p>
          </table:table-cell>
          <table:table-cell office:value-type="string">
            <text:p>6.819688223168565E-5</text:p>
          </table:table-cell>
        </table:table-row>
        <table:table-row table:style-name="ro1">
          <table:table-cell office:value-type="string">
            <text:p>1.000003074210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67423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22226867E14</text:p>
          </table:table-cell>
          <table:table-cell office:value-type="string">
            <text:p>2.2166184193196488E-4</text:p>
          </table:table-cell>
        </table:table-row>
        <table:table-row table:style-name="ro1">
          <table:table-cell office:value-type="string">
            <text:p>6.0130049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24058347E14</text:p>
          </table:table-cell>
          <table:table-cell office:value-type="string">
            <text:p>1.820309211432309E-4</text:p>
          </table:table-cell>
        </table:table-row>
        <table:table-row table:style-name="ro1">
          <table:table-cell office:value-type="string">
            <text:p>1.21177884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37046023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03546677E14</text:p>
          </table:table-cell>
          <table:table-cell office:value-type="string">
            <text:p>1.050151967122585E-4</text:p>
          </table:table-cell>
        </table:table-row>
        <table:table-row table:style-name="ro1">
          <table:table-cell office:value-type="string">
            <text:p>1.00005181164251E14</text:p>
          </table:table-cell>
          <table:table-cell office:value-type="string">
            <text:p>7.052177051585134E-5</text:p>
          </table:table-cell>
        </table:table-row>
        <table:table-row table:style-name="ro1">
          <table:table-cell office:value-type="string">
            <text:p>1.00001511289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8355303E8</text:p>
          </table:table-cell>
          <table:table-cell office:value-type="string">
            <text:p>9.12758248019774E-5</text:p>
          </table:table-cell>
        </table:table-row>
        <table:table-row table:style-name="ro1">
          <table:table-cell office:value-type="string">
            <text:p>9029621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747833986E14</text:p>
          </table:table-cell>
          <table:table-cell office:value-type="string">
            <text:p>9.203789982853732E-4</text:p>
          </table:table-cell>
        </table:table-row>
        <table:table-row table:style-name="ro1">
          <table:table-cell office:value-type="string">
            <text:p>1.00001287813087E14</text:p>
          </table:table-cell>
          <table:table-cell office:value-type="string">
            <text:p>7.89513239531647E-5</text:p>
          </table:table-cell>
        </table:table-row>
        <table:table-row table:style-name="ro1">
          <table:table-cell office:value-type="string">
            <text:p>1.00000042558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0524273E8</text:p>
          </table:table-cell>
          <table:table-cell office:value-type="string">
            <text:p>7.332545575533125E-5</text:p>
          </table:table-cell>
        </table:table-row>
        <table:table-row table:style-name="ro1">
          <table:table-cell office:value-type="string">
            <text:p>7.4311355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51505115E9</text:p>
          </table:table-cell>
          <table:table-cell office:value-type="string">
            <text:p>1.3047835236582473E-4</text:p>
          </table:table-cell>
        </table:table-row>
        <table:table-row table:style-name="ro1">
          <table:table-cell office:value-type="string">
            <text:p>1.000005417917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65519932E14</text:p>
          </table:table-cell>
          <table:table-cell office:value-type="string">
            <text:p>1.541255930737625E-4</text:p>
          </table:table-cell>
        </table:table-row>
        <table:table-row table:style-name="ro1">
          <table:table-cell office:value-type="string">
            <text:p>1.00001525836099E14</text:p>
          </table:table-cell>
          <table:table-cell office:value-type="string">
            <text:p>7.099331193745443E-5</text:p>
          </table:table-cell>
        </table:table-row>
        <table:table-row table:style-name="ro1">
          <table:table-cell office:value-type="string">
            <text:p>1.1530906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7567029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7080461E8</text:p>
          </table:table-cell>
          <table:table-cell office:value-type="string">
            <text:p>9.109887513676976E-5</text:p>
          </table:table-cell>
        </table:table-row>
        <table:table-row table:style-name="ro1">
          <table:table-cell office:value-type="string">
            <text:p>1.00002176573219E14</text:p>
          </table:table-cell>
          <table:table-cell office:value-type="string">
            <text:p>7.001104781763716E-5</text:p>
          </table:table-cell>
        </table:table-row>
        <table:table-row table:style-name="ro1">
          <table:table-cell office:value-type="string">
            <text:p>1.234677337E9</text:p>
          </table:table-cell>
          <table:table-cell office:value-type="string">
            <text:p>8.242816247652597E-5</text:p>
          </table:table-cell>
        </table:table-row>
        <table:table-row table:style-name="ro1">
          <table:table-cell office:value-type="string">
            <text:p>1.844848348E9</text:p>
          </table:table-cell>
          <table:table-cell office:value-type="string">
            <text:p>7.001104781763716E-5</text:p>
          </table:table-cell>
        </table:table-row>
        <table:table-row table:style-name="ro1">
          <table:table-cell office:value-type="string">
            <text:p>1.518492835E9</text:p>
          </table:table-cell>
          <table:table-cell office:value-type="string">
            <text:p>9.110858460383269E-5</text:p>
          </table:table-cell>
        </table:table-row>
        <table:table-row table:style-name="ro1">
          <table:table-cell office:value-type="string">
            <text:p>1.000012866872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09324988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6.11917584E8</text:p>
          </table:table-cell>
          <table:table-cell office:value-type="string">
            <text:p>1.466751021077589E-4</text:p>
          </table:table-cell>
        </table:table-row>
        <table:table-row table:style-name="ro1">
          <table:table-cell office:value-type="string">
            <text:p>1.00001214244889E14</text:p>
          </table:table-cell>
          <table:table-cell office:value-type="string">
            <text:p>6.9213085688402E-5</text:p>
          </table:table-cell>
        </table:table-row>
        <table:table-row table:style-name="ro1">
          <table:table-cell office:value-type="string">
            <text:p>7.03593097E8</text:p>
          </table:table-cell>
          <table:table-cell office:value-type="string">
            <text:p>7.038576289284952E-5</text:p>
          </table:table-cell>
        </table:table-row>
        <table:table-row table:style-name="ro1">
          <table:table-cell office:value-type="string">
            <text:p>6.8363083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135244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77840296E8</text:p>
          </table:table-cell>
          <table:table-cell office:value-type="string">
            <text:p>1.6745205840085778E-4</text:p>
          </table:table-cell>
        </table:table-row>
        <table:table-row table:style-name="ro1">
          <table:table-cell office:value-type="string">
            <text:p>1.00000282581832E14</text:p>
          </table:table-cell>
          <table:table-cell office:value-type="string">
            <text:p>1.0660996830812862E-4</text:p>
          </table:table-cell>
        </table:table-row>
        <table:table-row table:style-name="ro1">
          <table:table-cell office:value-type="string">
            <text:p>1.0000147462004E14</text:p>
          </table:table-cell>
          <table:table-cell office:value-type="string">
            <text:p>7.028937925460383E-5</text:p>
          </table:table-cell>
        </table:table-row>
        <table:table-row table:style-name="ro1">
          <table:table-cell office:value-type="string">
            <text:p>1.0000090995911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3493468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252513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104256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4795692E9</text:p>
          </table:table-cell>
          <table:table-cell office:value-type="string">
            <text:p>7.036452635219025E-5</text:p>
          </table:table-cell>
        </table:table-row>
        <table:table-row table:style-name="ro1">
          <table:table-cell office:value-type="string">
            <text:p>1.131699404E9</text:p>
          </table:table-cell>
          <table:table-cell office:value-type="string">
            <text:p>7.25382549443304E-5</text:p>
          </table:table-cell>
        </table:table-row>
        <table:table-row table:style-name="ro1">
          <table:table-cell office:value-type="string">
            <text:p>1.00002207798168E14</text:p>
          </table:table-cell>
          <table:table-cell office:value-type="string">
            <text:p>3.100346006314472E-4</text:p>
          </table:table-cell>
        </table:table-row>
        <table:table-row table:style-name="ro1">
          <table:table-cell office:value-type="string">
            <text:p>8.27008289E8</text:p>
          </table:table-cell>
          <table:table-cell office:value-type="string">
            <text:p>1.3056857870814194E-4</text:p>
          </table:table-cell>
        </table:table-row>
        <table:table-row table:style-name="ro1">
          <table:table-cell office:value-type="string">
            <text:p>1.00000183137469E14</text:p>
          </table:table-cell>
          <table:table-cell office:value-type="string">
            <text:p>1.0860845490069628E-4</text:p>
          </table:table-cell>
        </table:table-row>
        <table:table-row table:style-name="ro1">
          <table:table-cell office:value-type="string">
            <text:p>8.10947821E8</text:p>
          </table:table-cell>
          <table:table-cell office:value-type="string">
            <text:p>6.927819835608821E-5</text:p>
          </table:table-cell>
        </table:table-row>
        <table:table-row table:style-name="ro1">
          <table:table-cell office:value-type="string">
            <text:p>1.0000205634147E14</text:p>
          </table:table-cell>
          <table:table-cell office:value-type="string">
            <text:p>6.906726761052401E-5</text:p>
          </table:table-cell>
        </table:table-row>
        <table:table-row table:style-name="ro1">
          <table:table-cell office:value-type="string">
            <text:p>1.000043620074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7674059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0992832E8</text:p>
          </table:table-cell>
          <table:table-cell office:value-type="string">
            <text:p>7.446573500672291E-5</text:p>
          </table:table-cell>
        </table:table-row>
        <table:table-row table:style-name="ro1">
          <table:table-cell office:value-type="string">
            <text:p>1.0000075116898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85428523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8.1672469E8</text:p>
          </table:table-cell>
          <table:table-cell office:value-type="string">
            <text:p>6.980869435490632E-5</text:p>
          </table:table-cell>
        </table:table-row>
        <table:table-row table:style-name="ro1">
          <table:table-cell office:value-type="string">
            <text:p>1.000017255726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76831229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001314328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079384787E14</text:p>
          </table:table-cell>
          <table:table-cell office:value-type="string">
            <text:p>7.087432548015875E-5</text:p>
          </table:table-cell>
        </table:table-row>
        <table:table-row table:style-name="ro1">
          <table:table-cell office:value-type="string">
            <text:p>1.000012787143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31807804E14</text:p>
          </table:table-cell>
          <table:table-cell office:value-type="string">
            <text:p>1.1783419016657002E-4</text:p>
          </table:table-cell>
        </table:table-row>
        <table:table-row table:style-name="ro1">
          <table:table-cell office:value-type="string">
            <text:p>6.0402011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796212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3726489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91161641E14</text:p>
          </table:table-cell>
          <table:table-cell office:value-type="string">
            <text:p>2.3533251038184287E-4</text:p>
          </table:table-cell>
        </table:table-row>
        <table:table-row table:style-name="ro1">
          <table:table-cell office:value-type="string">
            <text:p>1.00002695668789E14</text:p>
          </table:table-cell>
          <table:table-cell office:value-type="string">
            <text:p>8.244649533586245E-5</text:p>
          </table:table-cell>
        </table:table-row>
        <table:table-row table:style-name="ro1">
          <table:table-cell office:value-type="string">
            <text:p>1.72761221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73332147E14</text:p>
          </table:table-cell>
          <table:table-cell office:value-type="string">
            <text:p>8.85464940664994E-5</text:p>
          </table:table-cell>
        </table:table-row>
        <table:table-row table:style-name="ro1">
          <table:table-cell office:value-type="string">
            <text:p>1.137883581E9</text:p>
          </table:table-cell>
          <table:table-cell office:value-type="string">
            <text:p>2.774301015585154E-4</text:p>
          </table:table-cell>
        </table:table-row>
        <table:table-row table:style-name="ro1">
          <table:table-cell office:value-type="string">
            <text:p>1.13709962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14876359E9</text:p>
          </table:table-cell>
          <table:table-cell office:value-type="string">
            <text:p>8.17689207544182E-5</text:p>
          </table:table-cell>
        </table:table-row>
        <table:table-row table:style-name="ro1">
          <table:table-cell office:value-type="string">
            <text:p>8.4385036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61444788E8</text:p>
          </table:table-cell>
          <table:table-cell office:value-type="string">
            <text:p>8.845515469916547E-5</text:p>
          </table:table-cell>
        </table:table-row>
        <table:table-row table:style-name="ro1">
          <table:table-cell office:value-type="string">
            <text:p>6.592765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7417504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90574537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7.1787766E8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11923315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17638705E9</text:p>
          </table:table-cell>
          <table:table-cell office:value-type="string">
            <text:p>1.0253829713578284E-4</text:p>
          </table:table-cell>
        </table:table-row>
        <table:table-row table:style-name="ro1">
          <table:table-cell office:value-type="string">
            <text:p>1.00001862115521E14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00000123397363E14</text:p>
          </table:table-cell>
          <table:table-cell office:value-type="string">
            <text:p>7.574657601517283E-5</text:p>
          </table:table-cell>
        </table:table-row>
        <table:table-row table:style-name="ro1">
          <table:table-cell office:value-type="string">
            <text:p>1.134396713E9</text:p>
          </table:table-cell>
          <table:table-cell office:value-type="string">
            <text:p>1.601204252924003E-4</text:p>
          </table:table-cell>
        </table:table-row>
        <table:table-row table:style-name="ro1">
          <table:table-cell office:value-type="string">
            <text:p>1.27554738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9291103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32193027E9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8.1774381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726659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74979389E14</text:p>
          </table:table-cell>
          <table:table-cell office:value-type="string">
            <text:p>1.5276529877873024E-4</text:p>
          </table:table-cell>
        </table:table-row>
        <table:table-row table:style-name="ro1">
          <table:table-cell office:value-type="string">
            <text:p>5.92253397E8</text:p>
          </table:table-cell>
          <table:table-cell office:value-type="string">
            <text:p>8.944595369320479E-5</text:p>
          </table:table-cell>
        </table:table-row>
        <table:table-row table:style-name="ro1">
          <table:table-cell office:value-type="string">
            <text:p>1.00000484090903E14</text:p>
          </table:table-cell>
          <table:table-cell office:value-type="string">
            <text:p>1.1604978739556108E-4</text:p>
          </table:table-cell>
        </table:table-row>
        <table:table-row table:style-name="ro1">
          <table:table-cell office:value-type="string">
            <text:p>1.000005825660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60775759E9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6114571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5894561E9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1.00002028234664E14</text:p>
          </table:table-cell>
          <table:table-cell office:value-type="string">
            <text:p>1.259941934400933E-4</text:p>
          </table:table-cell>
        </table:table-row>
        <table:table-row table:style-name="ro1">
          <table:table-cell office:value-type="string">
            <text:p>1.00002295103498E14</text:p>
          </table:table-cell>
          <table:table-cell office:value-type="string">
            <text:p>9.067407856927255E-5</text:p>
          </table:table-cell>
        </table:table-row>
        <table:table-row table:style-name="ro1">
          <table:table-cell office:value-type="string">
            <text:p>6.48280494E8</text:p>
          </table:table-cell>
          <table:table-cell office:value-type="string">
            <text:p>1.1148711733191031E-4</text:p>
          </table:table-cell>
        </table:table-row>
        <table:table-row table:style-name="ro1">
          <table:table-cell office:value-type="string">
            <text:p>6.7581253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0700231E8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7.035715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4584134E9</text:p>
          </table:table-cell>
          <table:table-cell office:value-type="string">
            <text:p>7.038576289284952E-5</text:p>
          </table:table-cell>
        </table:table-row>
        <table:table-row table:style-name="ro1">
          <table:table-cell office:value-type="string">
            <text:p>7.10430331E8</text:p>
          </table:table-cell>
          <table:table-cell office:value-type="string">
            <text:p>8.118912695355989E-5</text:p>
          </table:table-cell>
        </table:table-row>
        <table:table-row table:style-name="ro1">
          <table:table-cell office:value-type="string">
            <text:p>1.519834276E9</text:p>
          </table:table-cell>
          <table:table-cell office:value-type="string">
            <text:p>1.0353965820719303E-4</text:p>
          </table:table-cell>
        </table:table-row>
        <table:table-row table:style-name="ro1">
          <table:table-cell office:value-type="string">
            <text:p>1.06284406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30514065E9</text:p>
          </table:table-cell>
          <table:table-cell office:value-type="string">
            <text:p>1.1636631986285654E-4</text:p>
          </table:table-cell>
        </table:table-row>
        <table:table-row table:style-name="ro1">
          <table:table-cell office:value-type="string">
            <text:p>6.2678384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32432657E9</text:p>
          </table:table-cell>
          <table:table-cell office:value-type="string">
            <text:p>9.761458057074544E-5</text:p>
          </table:table-cell>
        </table:table-row>
        <table:table-row table:style-name="ro1">
          <table:table-cell office:value-type="string">
            <text:p>1.000036206654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37576534E14</text:p>
          </table:table-cell>
          <table:table-cell office:value-type="string">
            <text:p>9.856195341103574E-5</text:p>
          </table:table-cell>
        </table:table-row>
        <table:table-row table:style-name="ro1">
          <table:table-cell office:value-type="string">
            <text:p>1.00001213406075E14</text:p>
          </table:table-cell>
          <table:table-cell office:value-type="string">
            <text:p>1.1720668694338984E-4</text:p>
          </table:table-cell>
        </table:table-row>
        <table:table-row table:style-name="ro1">
          <table:table-cell office:value-type="string">
            <text:p>1.200004182E9</text:p>
          </table:table-cell>
          <table:table-cell office:value-type="string">
            <text:p>3.319776984341532E-4</text:p>
          </table:table-cell>
        </table:table-row>
        <table:table-row table:style-name="ro1">
          <table:table-cell office:value-type="string">
            <text:p>1.589634719E9</text:p>
          </table:table-cell>
          <table:table-cell office:value-type="string">
            <text:p>6.919652231560057E-5</text:p>
          </table:table-cell>
        </table:table-row>
        <table:table-row table:style-name="ro1">
          <table:table-cell office:value-type="string">
            <text:p>1.3711100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116150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0659501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20813912E14</text:p>
          </table:table-cell>
          <table:table-cell office:value-type="string">
            <text:p>7.920036269670854E-5</text:p>
          </table:table-cell>
        </table:table-row>
        <table:table-row table:style-name="ro1">
          <table:table-cell office:value-type="string">
            <text:p>1.287473049E9</text:p>
          </table:table-cell>
          <table:table-cell office:value-type="string">
            <text:p>7.05724615374782E-5</text:p>
          </table:table-cell>
        </table:table-row>
        <table:table-row table:style-name="ro1">
          <table:table-cell office:value-type="string">
            <text:p>6.6116916E8</text:p>
          </table:table-cell>
          <table:table-cell office:value-type="string">
            <text:p>7.04833193787132E-5</text:p>
          </table:table-cell>
        </table:table-row>
        <table:table-row table:style-name="ro1">
          <table:table-cell office:value-type="string">
            <text:p>1.08467705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116421212E14</text:p>
          </table:table-cell>
          <table:table-cell office:value-type="string">
            <text:p>2.0008277257992034E-4</text:p>
          </table:table-cell>
        </table:table-row>
        <table:table-row table:style-name="ro1">
          <table:table-cell office:value-type="string">
            <text:p>1.326781948E9</text:p>
          </table:table-cell>
          <table:table-cell office:value-type="string">
            <text:p>7.515392430407037E-5</text:p>
          </table:table-cell>
        </table:table-row>
        <table:table-row table:style-name="ro1">
          <table:table-cell office:value-type="string">
            <text:p>1.00001036022134E14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5.62399303E8</text:p>
          </table:table-cell>
          <table:table-cell office:value-type="string">
            <text:p>2.1752192181864754E-4</text:p>
          </table:table-cell>
        </table:table-row>
        <table:table-row table:style-name="ro1">
          <table:table-cell office:value-type="string">
            <text:p>1.821235834E9</text:p>
          </table:table-cell>
          <table:table-cell office:value-type="string">
            <text:p>3.3084715439347776E-4</text:p>
          </table:table-cell>
        </table:table-row>
        <table:table-row table:style-name="ro1">
          <table:table-cell office:value-type="string">
            <text:p>1.0493342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8841127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20420386E9</text:p>
          </table:table-cell>
          <table:table-cell office:value-type="string">
            <text:p>7.541360626537752E-5</text:p>
          </table:table-cell>
        </table:table-row>
        <table:table-row table:style-name="ro1">
          <table:table-cell office:value-type="string">
            <text:p>1.825971854E9</text:p>
          </table:table-cell>
          <table:table-cell office:value-type="string">
            <text:p>7.525604009202939E-5</text:p>
          </table:table-cell>
        </table:table-row>
        <table:table-row table:style-name="ro1">
          <table:table-cell office:value-type="string">
            <text:p>8.1939461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396391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836684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23248729E9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1.00000897191273E14</text:p>
          </table:table-cell>
          <table:table-cell office:value-type="string">
            <text:p>8.346517358199549E-5</text:p>
          </table:table-cell>
        </table:table-row>
        <table:table-row table:style-name="ro1">
          <table:table-cell office:value-type="string">
            <text:p>1.0000489766376E14</text:p>
          </table:table-cell>
          <table:table-cell office:value-type="string">
            <text:p>1.2124845234381986E-4</text:p>
          </table:table-cell>
        </table:table-row>
        <table:table-row table:style-name="ro1">
          <table:table-cell office:value-type="string">
            <text:p>1.03570570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93842322E9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00002743766444E14</text:p>
          </table:table-cell>
          <table:table-cell office:value-type="string">
            <text:p>7.112021437442259E-5</text:p>
          </table:table-cell>
        </table:table-row>
        <table:table-row table:style-name="ro1">
          <table:table-cell office:value-type="string">
            <text:p>1.60010636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47153496E14</text:p>
          </table:table-cell>
          <table:table-cell office:value-type="string">
            <text:p>1.1242524038596676E-4</text:p>
          </table:table-cell>
        </table:table-row>
        <table:table-row table:style-name="ro1">
          <table:table-cell office:value-type="string">
            <text:p>1.00002286481778E14</text:p>
          </table:table-cell>
          <table:table-cell office:value-type="string">
            <text:p>9.476282718243245E-5</text:p>
          </table:table-cell>
        </table:table-row>
        <table:table-row table:style-name="ro1">
          <table:table-cell office:value-type="string">
            <text:p>6.77257284E8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1217169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81996315E9</text:p>
          </table:table-cell>
          <table:table-cell office:value-type="string">
            <text:p>7.583204817987172E-5</text:p>
          </table:table-cell>
        </table:table-row>
        <table:table-row table:style-name="ro1">
          <table:table-cell office:value-type="string">
            <text:p>1.000002953441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9974587E14</text:p>
          </table:table-cell>
          <table:table-cell office:value-type="string">
            <text:p>1.4007570092351894E-4</text:p>
          </table:table-cell>
        </table:table-row>
        <table:table-row table:style-name="ro1">
          <table:table-cell office:value-type="string">
            <text:p>1.000020802617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448720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7984467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870706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9640176E9</text:p>
          </table:table-cell>
          <table:table-cell office:value-type="string">
            <text:p>7.101207116190875E-5</text:p>
          </table:table-cell>
        </table:table-row>
        <table:table-row table:style-name="ro1">
          <table:table-cell office:value-type="string">
            <text:p>1.00001665912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1226090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6636329E9</text:p>
          </table:table-cell>
          <table:table-cell office:value-type="string">
            <text:p>1.2099332404249466E-4</text:p>
          </table:table-cell>
        </table:table-row>
        <table:table-row table:style-name="ro1">
          <table:table-cell office:value-type="string">
            <text:p>7.51800947E8</text:p>
          </table:table-cell>
          <table:table-cell office:value-type="string">
            <text:p>7.038576289284952E-5</text:p>
          </table:table-cell>
        </table:table-row>
        <table:table-row table:style-name="ro1">
          <table:table-cell office:value-type="string">
            <text:p>1.0000241887547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57278093E9</text:p>
          </table:table-cell>
          <table:table-cell office:value-type="string">
            <text:p>1.11511419558603E-4</text:p>
          </table:table-cell>
        </table:table-row>
        <table:table-row table:style-name="ro1">
          <table:table-cell office:value-type="string">
            <text:p>1.000023342658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349071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27851697E8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00000872396438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229802775E9</text:p>
          </table:table-cell>
          <table:table-cell office:value-type="string">
            <text:p>7.712618982301476E-5</text:p>
          </table:table-cell>
        </table:table-row>
        <table:table-row table:style-name="ro1">
          <table:table-cell office:value-type="string">
            <text:p>8.89935723E8</text:p>
          </table:table-cell>
          <table:table-cell office:value-type="string">
            <text:p>9.418989126329373E-5</text:p>
          </table:table-cell>
        </table:table-row>
        <table:table-row table:style-name="ro1">
          <table:table-cell office:value-type="string">
            <text:p>1.000014492229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051460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526750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5479222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87198089E14</text:p>
          </table:table-cell>
          <table:table-cell office:value-type="string">
            <text:p>7.300998770395035E-4</text:p>
          </table:table-cell>
        </table:table-row>
        <table:table-row table:style-name="ro1">
          <table:table-cell office:value-type="string">
            <text:p>1.154517817E9</text:p>
          </table:table-cell>
          <table:table-cell office:value-type="string">
            <text:p>1.5935881034836357E-4</text:p>
          </table:table-cell>
        </table:table-row>
        <table:table-row table:style-name="ro1">
          <table:table-cell office:value-type="string">
            <text:p>1.028950343E9</text:p>
          </table:table-cell>
          <table:table-cell office:value-type="string">
            <text:p>8.577576997063995E-5</text:p>
          </table:table-cell>
        </table:table-row>
        <table:table-row table:style-name="ro1">
          <table:table-cell office:value-type="string">
            <text:p>1.306957614E9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8.0821419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38586501E9</text:p>
          </table:table-cell>
          <table:table-cell office:value-type="string">
            <text:p>1.1858429584382334E-4</text:p>
          </table:table-cell>
        </table:table-row>
        <table:table-row table:style-name="ro1">
          <table:table-cell office:value-type="string">
            <text:p>6.90682032E8</text:p>
          </table:table-cell>
          <table:table-cell office:value-type="string">
            <text:p>8.893170656051277E-5</text:p>
          </table:table-cell>
        </table:table-row>
        <table:table-row table:style-name="ro1">
          <table:table-cell office:value-type="string">
            <text:p>6.07484697E8</text:p>
          </table:table-cell>
          <table:table-cell office:value-type="string">
            <text:p>0.0017673873487104085</text:p>
          </table:table-cell>
        </table:table-row>
        <table:table-row table:style-name="ro1">
          <table:table-cell office:value-type="string">
            <text:p>1.000019206872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8502771E9</text:p>
          </table:table-cell>
          <table:table-cell office:value-type="string">
            <text:p>7.473481472977475E-5</text:p>
          </table:table-cell>
        </table:table-row>
        <table:table-row table:style-name="ro1">
          <table:table-cell office:value-type="string">
            <text:p>1.210620964E9</text:p>
          </table:table-cell>
          <table:table-cell office:value-type="string">
            <text:p>2.3219778879909187E-4</text:p>
          </table:table-cell>
        </table:table-row>
        <table:table-row table:style-name="ro1">
          <table:table-cell office:value-type="string">
            <text:p>1.058732136E9</text:p>
          </table:table-cell>
          <table:table-cell office:value-type="string">
            <text:p>1.5773896791877333E-4</text:p>
          </table:table-cell>
        </table:table-row>
        <table:table-row table:style-name="ro1">
          <table:table-cell office:value-type="string">
            <text:p>1.80105562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106340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0072626E14</text:p>
          </table:table-cell>
          <table:table-cell office:value-type="string">
            <text:p>7.152157000998214E-5</text:p>
          </table:table-cell>
        </table:table-row>
        <table:table-row table:style-name="ro1">
          <table:table-cell office:value-type="string">
            <text:p>1.473778113E9</text:p>
          </table:table-cell>
          <table:table-cell office:value-type="string">
            <text:p>7.63399754931473E-5</text:p>
          </table:table-cell>
        </table:table-row>
        <table:table-row table:style-name="ro1">
          <table:table-cell office:value-type="string">
            <text:p>7.15665368E8</text:p>
          </table:table-cell>
          <table:table-cell office:value-type="string">
            <text:p>8.961572328960386E-5</text:p>
          </table:table-cell>
        </table:table-row>
        <table:table-row table:style-name="ro1">
          <table:table-cell office:value-type="string">
            <text:p>1.453914602E9</text:p>
          </table:table-cell>
          <table:table-cell office:value-type="string">
            <text:p>1.4341229459700674E-4</text:p>
          </table:table-cell>
        </table:table-row>
        <table:table-row table:style-name="ro1">
          <table:table-cell office:value-type="string">
            <text:p>1.0000513309786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51121968E9</text:p>
          </table:table-cell>
          <table:table-cell office:value-type="string">
            <text:p>7.43374949142005E-5</text:p>
          </table:table-cell>
        </table:table-row>
        <table:table-row table:style-name="ro1">
          <table:table-cell office:value-type="string">
            <text:p>8.17467509E8</text:p>
          </table:table-cell>
          <table:table-cell office:value-type="string">
            <text:p>7.2976710012925E-5</text:p>
          </table:table-cell>
        </table:table-row>
        <table:table-row table:style-name="ro1">
          <table:table-cell office:value-type="string">
            <text:p>1.00001773552267E14</text:p>
          </table:table-cell>
          <table:table-cell office:value-type="string">
            <text:p>1.3115040489892877E-4</text:p>
          </table:table-cell>
        </table:table-row>
        <table:table-row table:style-name="ro1">
          <table:table-cell office:value-type="string">
            <text:p>1.172308088E9</text:p>
          </table:table-cell>
          <table:table-cell office:value-type="string">
            <text:p>9.51117566598584E-5</text:p>
          </table:table-cell>
        </table:table-row>
        <table:table-row table:style-name="ro1">
          <table:table-cell office:value-type="string">
            <text:p>5.0806662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068135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1785004E14</text:p>
          </table:table-cell>
          <table:table-cell office:value-type="string">
            <text:p>1.5163031195678274E-4</text:p>
          </table:table-cell>
        </table:table-row>
        <table:table-row table:style-name="ro1">
          <table:table-cell office:value-type="string">
            <text:p>1.594363504E9</text:p>
          </table:table-cell>
          <table:table-cell office:value-type="string">
            <text:p>7.368384836739148E-5</text:p>
          </table:table-cell>
        </table:table-row>
        <table:table-row table:style-name="ro1">
          <table:table-cell office:value-type="string">
            <text:p>1.00000561864348E14</text:p>
          </table:table-cell>
          <table:table-cell office:value-type="string">
            <text:p>7.093577288296559E-5</text:p>
          </table:table-cell>
        </table:table-row>
        <table:table-row table:style-name="ro1">
          <table:table-cell office:value-type="string">
            <text:p>1.6037592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12263103E14</text:p>
          </table:table-cell>
          <table:table-cell office:value-type="string">
            <text:p>1.5631640221963638E-4</text:p>
          </table:table-cell>
        </table:table-row>
        <table:table-row table:style-name="ro1">
          <table:table-cell office:value-type="string">
            <text:p>6.6343947E8</text:p>
          </table:table-cell>
          <table:table-cell office:value-type="string">
            <text:p>9.697477690508216E-5</text:p>
          </table:table-cell>
        </table:table-row>
        <table:table-row table:style-name="ro1">
          <table:table-cell office:value-type="string">
            <text:p>1.0000032063917E14</text:p>
          </table:table-cell>
          <table:table-cell office:value-type="string">
            <text:p>7.96387534428345E-5</text:p>
          </table:table-cell>
        </table:table-row>
        <table:table-row table:style-name="ro1">
          <table:table-cell office:value-type="string">
            <text:p>1.000025941511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615073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161490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60576785E9</text:p>
          </table:table-cell>
          <table:table-cell office:value-type="string">
            <text:p>5.998483458020958E-4</text:p>
          </table:table-cell>
        </table:table-row>
        <table:table-row table:style-name="ro1">
          <table:table-cell office:value-type="string">
            <text:p>1.009253472E9</text:p>
          </table:table-cell>
          <table:table-cell office:value-type="string">
            <text:p>0.0018500138225971746</text:p>
          </table:table-cell>
        </table:table-row>
        <table:table-row table:style-name="ro1">
          <table:table-cell office:value-type="string">
            <text:p>1.590976325E9</text:p>
          </table:table-cell>
          <table:table-cell office:value-type="string">
            <text:p>1.4545741115963467E-4</text:p>
          </table:table-cell>
        </table:table-row>
        <table:table-row table:style-name="ro1">
          <table:table-cell office:value-type="string">
            <text:p>6.28282647E8</text:p>
          </table:table-cell>
          <table:table-cell office:value-type="string">
            <text:p>1.0163890610089464E-4</text:p>
          </table:table-cell>
        </table:table-row>
        <table:table-row table:style-name="ro1">
          <table:table-cell office:value-type="string">
            <text:p>1.17310162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5210386E8</text:p>
          </table:table-cell>
          <table:table-cell office:value-type="string">
            <text:p>8.145955454081054E-5</text:p>
          </table:table-cell>
        </table:table-row>
        <table:table-row table:style-name="ro1">
          <table:table-cell office:value-type="string">
            <text:p>1.790742229E9</text:p>
          </table:table-cell>
          <table:table-cell office:value-type="string">
            <text:p>8.629084215528555E-5</text:p>
          </table:table-cell>
        </table:table-row>
        <table:table-row table:style-name="ro1">
          <table:table-cell office:value-type="string">
            <text:p>1.00000205309495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181658732E14</text:p>
          </table:table-cell>
          <table:table-cell office:value-type="string">
            <text:p>6.948391334039963E-5</text:p>
          </table:table-cell>
        </table:table-row>
        <table:table-row table:style-name="ro1">
          <table:table-cell office:value-type="string">
            <text:p>5.7274547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6689930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4486889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831546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7979616E14</text:p>
          </table:table-cell>
          <table:table-cell office:value-type="string">
            <text:p>7.531539728318207E-5</text:p>
          </table:table-cell>
        </table:table-row>
        <table:table-row table:style-name="ro1">
          <table:table-cell office:value-type="string">
            <text:p>1.00000841946372E14</text:p>
          </table:table-cell>
          <table:table-cell office:value-type="string">
            <text:p>1.7683313569581704E-4</text:p>
          </table:table-cell>
        </table:table-row>
        <table:table-row table:style-name="ro1">
          <table:table-cell office:value-type="string">
            <text:p>1.00000255010054E14</text:p>
          </table:table-cell>
          <table:table-cell office:value-type="string">
            <text:p>0.0011452391256665027</text:p>
          </table:table-cell>
        </table:table-row>
        <table:table-row table:style-name="ro1">
          <table:table-cell office:value-type="string">
            <text:p>5.9082960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52737346E9</text:p>
          </table:table-cell>
          <table:table-cell office:value-type="string">
            <text:p>7.161291799423891E-5</text:p>
          </table:table-cell>
        </table:table-row>
        <table:table-row table:style-name="ro1">
          <table:table-cell office:value-type="string">
            <text:p>7.25997289E8</text:p>
          </table:table-cell>
          <table:table-cell office:value-type="string">
            <text:p>8.278637730030979E-5</text:p>
          </table:table-cell>
        </table:table-row>
        <table:table-row table:style-name="ro1">
          <table:table-cell office:value-type="string">
            <text:p>1.00001581436156E14</text:p>
          </table:table-cell>
          <table:table-cell office:value-type="string">
            <text:p>1.6532736636880964E-4</text:p>
          </table:table-cell>
        </table:table-row>
        <table:table-row table:style-name="ro1">
          <table:table-cell office:value-type="string">
            <text:p>1.000016535250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05421576E14</text:p>
          </table:table-cell>
          <table:table-cell office:value-type="string">
            <text:p>7.529165434694105E-5</text:p>
          </table:table-cell>
        </table:table-row>
        <table:table-row table:style-name="ro1">
          <table:table-cell office:value-type="string">
            <text:p>1.00000357271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806658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23784956E9</text:p>
          </table:table-cell>
          <table:table-cell office:value-type="string">
            <text:p>1.44600356129261E-4</text:p>
          </table:table-cell>
        </table:table-row>
        <table:table-row table:style-name="ro1">
          <table:table-cell office:value-type="string">
            <text:p>1.10278346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0871055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1175414E8</text:p>
          </table:table-cell>
          <table:table-cell office:value-type="string">
            <text:p>4.7644478657499315E-4</text:p>
          </table:table-cell>
        </table:table-row>
        <table:table-row table:style-name="ro1">
          <table:table-cell office:value-type="string">
            <text:p>1.0000239238149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58966123E9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0000006480784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9065250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78137114E14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7.36732158E8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109282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220122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0476465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483839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8580021E14</text:p>
          </table:table-cell>
          <table:table-cell office:value-type="string">
            <text:p>6.90547822327547E-5</text:p>
          </table:table-cell>
        </table:table-row>
        <table:table-row table:style-name="ro1">
          <table:table-cell office:value-type="string">
            <text:p>1.537843793E9</text:p>
          </table:table-cell>
          <table:table-cell office:value-type="string">
            <text:p>8.210157056883102E-5</text:p>
          </table:table-cell>
        </table:table-row>
        <table:table-row table:style-name="ro1">
          <table:table-cell office:value-type="string">
            <text:p>6.84967751E8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7.64878697E8</text:p>
          </table:table-cell>
          <table:table-cell office:value-type="string">
            <text:p>1.2416358963920785E-4</text:p>
          </table:table-cell>
        </table:table-row>
        <table:table-row table:style-name="ro1">
          <table:table-cell office:value-type="string">
            <text:p>1.456673321E9</text:p>
          </table:table-cell>
          <table:table-cell office:value-type="string">
            <text:p>9.103378681223613E-5</text:p>
          </table:table-cell>
        </table:table-row>
        <table:table-row table:style-name="ro1">
          <table:table-cell office:value-type="string">
            <text:p>1.00001729886099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02239044E14</text:p>
          </table:table-cell>
          <table:table-cell office:value-type="string">
            <text:p>7.561065545727563E-5</text:p>
          </table:table-cell>
        </table:table-row>
        <table:table-row table:style-name="ro1">
          <table:table-cell office:value-type="string">
            <text:p>5.4399465E8</text:p>
          </table:table-cell>
          <table:table-cell office:value-type="string">
            <text:p>1.4560166535109058E-4</text:p>
          </table:table-cell>
        </table:table-row>
        <table:table-row table:style-name="ro1">
          <table:table-cell office:value-type="string">
            <text:p>6.4704511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9347725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96024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872577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04831745E9</text:p>
          </table:table-cell>
          <table:table-cell office:value-type="string">
            <text:p>7.436949666055217E-5</text:p>
          </table:table-cell>
        </table:table-row>
        <table:table-row table:style-name="ro1">
          <table:table-cell office:value-type="string">
            <text:p>1.00000833520628E14</text:p>
          </table:table-cell>
          <table:table-cell office:value-type="string">
            <text:p>7.056561167755333E-5</text:p>
          </table:table-cell>
        </table:table-row>
        <table:table-row table:style-name="ro1">
          <table:table-cell office:value-type="string">
            <text:p>1.000008250069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5133455E9</text:p>
          </table:table-cell>
          <table:table-cell office:value-type="string">
            <text:p>1.7591647623350264E-4</text:p>
          </table:table-cell>
        </table:table-row>
        <table:table-row table:style-name="ro1">
          <table:table-cell office:value-type="string">
            <text:p>1.00001410529174E14</text:p>
          </table:table-cell>
          <table:table-cell office:value-type="string">
            <text:p>7.371548741044846E-5</text:p>
          </table:table-cell>
        </table:table-row>
        <table:table-row table:style-name="ro1">
          <table:table-cell office:value-type="string">
            <text:p>1.03051777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429125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6914547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337922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14482072E14</text:p>
          </table:table-cell>
          <table:table-cell office:value-type="string">
            <text:p>7.874675096314824E-5</text:p>
          </table:table-cell>
        </table:table-row>
        <table:table-row table:style-name="ro1">
          <table:table-cell office:value-type="string">
            <text:p>1.0000307084058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8710721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791660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4893875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6609438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3760111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6720426E8</text:p>
          </table:table-cell>
          <table:table-cell office:value-type="string">
            <text:p>8.857271296817039E-5</text:p>
          </table:table-cell>
        </table:table-row>
        <table:table-row table:style-name="ro1">
          <table:table-cell office:value-type="string">
            <text:p>1.00004228981183E14</text:p>
          </table:table-cell>
          <table:table-cell office:value-type="string">
            <text:p>2.256023137037534E-4</text:p>
          </table:table-cell>
        </table:table-row>
        <table:table-row table:style-name="ro1">
          <table:table-cell office:value-type="string">
            <text:p>1.0000153123022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004807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3075088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522909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090620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5172121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1883577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6040719E8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7.23122154E8</text:p>
          </table:table-cell>
          <table:table-cell office:value-type="string">
            <text:p>7.711060512167877E-5</text:p>
          </table:table-cell>
        </table:table-row>
        <table:table-row table:style-name="ro1">
          <table:table-cell office:value-type="string">
            <text:p>6.20573121E8</text:p>
          </table:table-cell>
          <table:table-cell office:value-type="string">
            <text:p>6.925223540760394E-5</text:p>
          </table:table-cell>
        </table:table-row>
        <table:table-row table:style-name="ro1">
          <table:table-cell office:value-type="string">
            <text:p>1.000012164480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79205977E14</text:p>
          </table:table-cell>
          <table:table-cell office:value-type="string">
            <text:p>1.8834809859007536E-4</text:p>
          </table:table-cell>
        </table:table-row>
        <table:table-row table:style-name="ro1">
          <table:table-cell office:value-type="string">
            <text:p>5.33358755E8</text:p>
          </table:table-cell>
          <table:table-cell office:value-type="string">
            <text:p>8.199540248896999E-5</text:p>
          </table:table-cell>
        </table:table-row>
        <table:table-row table:style-name="ro1">
          <table:table-cell office:value-type="string">
            <text:p>1.000019352141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7510884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25406659E14</text:p>
          </table:table-cell>
          <table:table-cell office:value-type="string">
            <text:p>7.786816024576348E-5</text:p>
          </table:table-cell>
        </table:table-row>
        <table:table-row table:style-name="ro1">
          <table:table-cell office:value-type="string">
            <text:p>1.108393448E9</text:p>
          </table:table-cell>
          <table:table-cell office:value-type="string">
            <text:p>8.237044081067461E-5</text:p>
          </table:table-cell>
        </table:table-row>
        <table:table-row table:style-name="ro1">
          <table:table-cell office:value-type="string">
            <text:p>7.6118522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49371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627833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51394178E14</text:p>
          </table:table-cell>
          <table:table-cell office:value-type="string">
            <text:p>7.180679362359482E-5</text:p>
          </table:table-cell>
        </table:table-row>
        <table:table-row table:style-name="ro1">
          <table:table-cell office:value-type="string">
            <text:p>1.00005053621618E14</text:p>
          </table:table-cell>
          <table:table-cell office:value-type="string">
            <text:p>4.462168539361184E-4</text:p>
          </table:table-cell>
        </table:table-row>
        <table:table-row table:style-name="ro1">
          <table:table-cell office:value-type="string">
            <text:p>1.31996201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80657119E14</text:p>
          </table:table-cell>
          <table:table-cell office:value-type="string">
            <text:p>1.0163890610089464E-4</text:p>
          </table:table-cell>
        </table:table-row>
        <table:table-row table:style-name="ro1">
          <table:table-cell office:value-type="string">
            <text:p>6.4173271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5573753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403954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792914E8</text:p>
          </table:table-cell>
          <table:table-cell office:value-type="string">
            <text:p>1.0513906642578916E-4</text:p>
          </table:table-cell>
        </table:table-row>
        <table:table-row table:style-name="ro1">
          <table:table-cell office:value-type="string">
            <text:p>1.49633537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5547835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378905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8543868E8</text:p>
          </table:table-cell>
          <table:table-cell office:value-type="string">
            <text:p>6.895300396411785E-5</text:p>
          </table:table-cell>
        </table:table-row>
        <table:table-row table:style-name="ro1">
          <table:table-cell office:value-type="string">
            <text:p>1.05092041E9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01854284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6226798E9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368591563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260145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47573472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14627870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087903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5393113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5668984777E14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5.88002794E8</text:p>
          </table:table-cell>
          <table:table-cell office:value-type="string">
            <text:p>0.0010804546486721247</text:p>
          </table:table-cell>
        </table:table-row>
        <table:table-row table:style-name="ro1">
          <table:table-cell office:value-type="string">
            <text:p>1.64578399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865241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326407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6714438E8</text:p>
          </table:table-cell>
          <table:table-cell office:value-type="string">
            <text:p>6.906726761052401E-5</text:p>
          </table:table-cell>
        </table:table-row>
        <table:table-row table:style-name="ro1">
          <table:table-cell office:value-type="string">
            <text:p>8.29184686E8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0000512682590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630040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99520082E8</text:p>
          </table:table-cell>
          <table:table-cell office:value-type="string">
            <text:p>6.9213085688402E-5</text:p>
          </table:table-cell>
        </table:table-row>
        <table:table-row table:style-name="ro1">
          <table:table-cell office:value-type="string">
            <text:p>5.5110802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72080805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5.38869276E8</text:p>
          </table:table-cell>
          <table:table-cell office:value-type="string">
            <text:p>7.029486686997668E-5</text:p>
          </table:table-cell>
        </table:table-row>
        <table:table-row table:style-name="ro1">
          <table:table-cell office:value-type="string">
            <text:p>1.00000631503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4687373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304918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596096E8</text:p>
          </table:table-cell>
          <table:table-cell office:value-type="string">
            <text:p>8.054216916064987E-5</text:p>
          </table:table-cell>
        </table:table-row>
        <table:table-row table:style-name="ro1">
          <table:table-cell office:value-type="string">
            <text:p>1.21365265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8283369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934143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22808796E14</text:p>
          </table:table-cell>
          <table:table-cell office:value-type="string">
            <text:p>7.219741924311765E-5</text:p>
          </table:table-cell>
        </table:table-row>
        <table:table-row table:style-name="ro1">
          <table:table-cell office:value-type="string">
            <text:p>1.000025910802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33506362E14</text:p>
          </table:table-cell>
          <table:table-cell office:value-type="string">
            <text:p>9.927915386333454E-5</text:p>
          </table:table-cell>
        </table:table-row>
        <table:table-row table:style-name="ro1">
          <table:table-cell office:value-type="string">
            <text:p>1.037604638E9</text:p>
          </table:table-cell>
          <table:table-cell office:value-type="string">
            <text:p>6.870619500734659E-5</text:p>
          </table:table-cell>
        </table:table-row>
        <table:table-row table:style-name="ro1">
          <table:table-cell office:value-type="string">
            <text:p>1.80446132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400862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53279429E14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00003742270914E14</text:p>
          </table:table-cell>
          <table:table-cell office:value-type="string">
            <text:p>6.969800739984915E-5</text:p>
          </table:table-cell>
        </table:table-row>
        <table:table-row table:style-name="ro1">
          <table:table-cell office:value-type="string">
            <text:p>1.53920499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9512209E9</text:p>
          </table:table-cell>
          <table:table-cell office:value-type="string">
            <text:p>7.703986138223718E-5</text:p>
          </table:table-cell>
        </table:table-row>
        <table:table-row table:style-name="ro1">
          <table:table-cell office:value-type="string">
            <text:p>1.00005889164489E14</text:p>
          </table:table-cell>
          <table:table-cell office:value-type="string">
            <text:p>9.982337621818631E-5</text:p>
          </table:table-cell>
        </table:table-row>
        <table:table-row table:style-name="ro1">
          <table:table-cell office:value-type="string">
            <text:p>1.00001548003114E14</text:p>
          </table:table-cell>
          <table:table-cell office:value-type="string">
            <text:p>1.3572434810146857E-4</text:p>
          </table:table-cell>
        </table:table-row>
        <table:table-row table:style-name="ro1">
          <table:table-cell office:value-type="string">
            <text:p>1.32778896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829755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47724972E14</text:p>
          </table:table-cell>
          <table:table-cell office:value-type="string">
            <text:p>9.272711011951714E-5</text:p>
          </table:table-cell>
        </table:table-row>
        <table:table-row table:style-name="ro1">
          <table:table-cell office:value-type="string">
            <text:p>7.26608634E8</text:p>
          </table:table-cell>
          <table:table-cell office:value-type="string">
            <text:p>8.484267368931982E-5</text:p>
          </table:table-cell>
        </table:table-row>
        <table:table-row table:style-name="ro1">
          <table:table-cell office:value-type="string">
            <text:p>1.27443740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77907902E14</text:p>
          </table:table-cell>
          <table:table-cell office:value-type="string">
            <text:p>1.0712277364841982E-4</text:p>
          </table:table-cell>
        </table:table-row>
        <table:table-row table:style-name="ro1">
          <table:table-cell office:value-type="string">
            <text:p>1.0000262154187E14</text:p>
          </table:table-cell>
          <table:table-cell office:value-type="string">
            <text:p>1.3586834584656778E-4</text:p>
          </table:table-cell>
        </table:table-row>
        <table:table-row table:style-name="ro1">
          <table:table-cell office:value-type="string">
            <text:p>1.21718055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822770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401239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7279102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65666437E14</text:p>
          </table:table-cell>
          <table:table-cell office:value-type="string">
            <text:p>1.0316228024333982E-4</text:p>
          </table:table-cell>
        </table:table-row>
        <table:table-row table:style-name="ro1">
          <table:table-cell office:value-type="string">
            <text:p>1.0000160869561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693507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1224687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27399282E14</text:p>
          </table:table-cell>
          <table:table-cell office:value-type="string">
            <text:p>8.469030762797568E-5</text:p>
          </table:table-cell>
        </table:table-row>
        <table:table-row table:style-name="ro1">
          <table:table-cell office:value-type="string">
            <text:p>5.04614842E8</text:p>
          </table:table-cell>
          <table:table-cell office:value-type="string">
            <text:p>2.1931624441999498E-4</text:p>
          </table:table-cell>
        </table:table-row>
        <table:table-row table:style-name="ro1">
          <table:table-cell office:value-type="string">
            <text:p>1.00000426695667E14</text:p>
          </table:table-cell>
          <table:table-cell office:value-type="string">
            <text:p>7.871746655940735E-5</text:p>
          </table:table-cell>
        </table:table-row>
        <table:table-row table:style-name="ro1">
          <table:table-cell office:value-type="string">
            <text:p>1.453600252E9</text:p>
          </table:table-cell>
          <table:table-cell office:value-type="string">
            <text:p>8.595947263918301E-5</text:p>
          </table:table-cell>
        </table:table-row>
        <table:table-row table:style-name="ro1">
          <table:table-cell office:value-type="string">
            <text:p>1.610404046E9</text:p>
          </table:table-cell>
          <table:table-cell office:value-type="string">
            <text:p>8.58889311141313E-5</text:p>
          </table:table-cell>
        </table:table-row>
        <table:table-row table:style-name="ro1">
          <table:table-cell office:value-type="string">
            <text:p>1.64457196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87458594E9</text:p>
          </table:table-cell>
          <table:table-cell office:value-type="string">
            <text:p>6.864247281277642E-5</text:p>
          </table:table-cell>
        </table:table-row>
        <table:table-row table:style-name="ro1">
          <table:table-cell office:value-type="string">
            <text:p>5.7468447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03376787E14</text:p>
          </table:table-cell>
          <table:table-cell office:value-type="string">
            <text:p>7.605998461011256E-5</text:p>
          </table:table-cell>
        </table:table-row>
        <table:table-row table:style-name="ro1">
          <table:table-cell office:value-type="string">
            <text:p>1.23072572E9</text:p>
          </table:table-cell>
          <table:table-cell office:value-type="string">
            <text:p>3.587183850580369E-4</text:p>
          </table:table-cell>
        </table:table-row>
        <table:table-row table:style-name="ro1">
          <table:table-cell office:value-type="string">
            <text:p>1.000029246991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580318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066015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505168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42050671E14</text:p>
          </table:table-cell>
          <table:table-cell office:value-type="string">
            <text:p>1.1002871129036028E-4</text:p>
          </table:table-cell>
        </table:table-row>
        <table:table-row table:style-name="ro1">
          <table:table-cell office:value-type="string">
            <text:p>7.57933956E8</text:p>
          </table:table-cell>
          <table:table-cell office:value-type="string">
            <text:p>8.917337540417932E-5</text:p>
          </table:table-cell>
        </table:table-row>
        <table:table-row table:style-name="ro1">
          <table:table-cell office:value-type="string">
            <text:p>1.09488983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13006789E14</text:p>
          </table:table-cell>
          <table:table-cell office:value-type="string">
            <text:p>7.07558369558584E-5</text:p>
          </table:table-cell>
        </table:table-row>
        <table:table-row table:style-name="ro1">
          <table:table-cell office:value-type="string">
            <text:p>1.00000145483251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309835118E9</text:p>
          </table:table-cell>
          <table:table-cell office:value-type="string">
            <text:p>8.337755683023306E-5</text:p>
          </table:table-cell>
        </table:table-row>
        <table:table-row table:style-name="ro1">
          <table:table-cell office:value-type="string">
            <text:p>1.000046013511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2393536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826741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46691781E14</text:p>
          </table:table-cell>
          <table:table-cell office:value-type="string">
            <text:p>2.342587019950047E-4</text:p>
          </table:table-cell>
        </table:table-row>
        <table:table-row table:style-name="ro1">
          <table:table-cell office:value-type="string">
            <text:p>6.92486666E8</text:p>
          </table:table-cell>
          <table:table-cell office:value-type="string">
            <text:p>3.4429524006798524E-4</text:p>
          </table:table-cell>
        </table:table-row>
        <table:table-row table:style-name="ro1">
          <table:table-cell office:value-type="string">
            <text:p>1.0000174633774E14</text:p>
          </table:table-cell>
          <table:table-cell office:value-type="string">
            <text:p>1.1636631986285654E-4</text:p>
          </table:table-cell>
        </table:table-row>
        <table:table-row table:style-name="ro1">
          <table:table-cell office:value-type="string">
            <text:p>1.316100472E9</text:p>
          </table:table-cell>
          <table:table-cell office:value-type="string">
            <text:p>6.821665041713095E-5</text:p>
          </table:table-cell>
        </table:table-row>
        <table:table-row table:style-name="ro1">
          <table:table-cell office:value-type="string">
            <text:p>6.03448056E8</text:p>
          </table:table-cell>
          <table:table-cell office:value-type="string">
            <text:p>7.470943361746434E-5</text:p>
          </table:table-cell>
        </table:table-row>
        <table:table-row table:style-name="ro1">
          <table:table-cell office:value-type="string">
            <text:p>1.65004817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657612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06130463E9</text:p>
          </table:table-cell>
          <table:table-cell office:value-type="string">
            <text:p>7.319029070051906E-5</text:p>
          </table:table-cell>
        </table:table-row>
        <table:table-row table:style-name="ro1">
          <table:table-cell office:value-type="string">
            <text:p>6.3521774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27638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7747981E9</text:p>
          </table:table-cell>
          <table:table-cell office:value-type="string">
            <text:p>7.00692989749004E-5</text:p>
          </table:table-cell>
        </table:table-row>
        <table:table-row table:style-name="ro1">
          <table:table-cell office:value-type="string">
            <text:p>1.598349785E9</text:p>
          </table:table-cell>
          <table:table-cell office:value-type="string">
            <text:p>7.351221715857576E-5</text:p>
          </table:table-cell>
        </table:table-row>
        <table:table-row table:style-name="ro1">
          <table:table-cell office:value-type="string">
            <text:p>7.8900936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478686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92752435E14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559844214E9</text:p>
          </table:table-cell>
          <table:table-cell office:value-type="string">
            <text:p>2.95288734018346E-4</text:p>
          </table:table-cell>
        </table:table-row>
        <table:table-row table:style-name="ro1">
          <table:table-cell office:value-type="string">
            <text:p>1.19136107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810000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4940069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9262945E8</text:p>
          </table:table-cell>
          <table:table-cell office:value-type="string">
            <text:p>8.577243750059018E-4</text:p>
          </table:table-cell>
        </table:table-row>
        <table:table-row table:style-name="ro1">
          <table:table-cell office:value-type="string">
            <text:p>1.000001512197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9482042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31902021E14</text:p>
          </table:table-cell>
          <table:table-cell office:value-type="string">
            <text:p>0.005631789397188007</text:p>
          </table:table-cell>
        </table:table-row>
        <table:table-row table:style-name="ro1">
          <table:table-cell office:value-type="string">
            <text:p>1.019962223E9</text:p>
          </table:table-cell>
          <table:table-cell office:value-type="string">
            <text:p>9.101947354771142E-5</text:p>
          </table:table-cell>
        </table:table-row>
        <table:table-row table:style-name="ro1">
          <table:table-cell office:value-type="string">
            <text:p>1.0000315537268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0225527721E14</text:p>
          </table:table-cell>
          <table:table-cell office:value-type="string">
            <text:p>7.550434883140942E-5</text:p>
          </table:table-cell>
        </table:table-row>
        <table:table-row table:style-name="ro1">
          <table:table-cell office:value-type="string">
            <text:p>7.03100626E8</text:p>
          </table:table-cell>
          <table:table-cell office:value-type="string">
            <text:p>3.156809521618526E-4</text:p>
          </table:table-cell>
        </table:table-row>
        <table:table-row table:style-name="ro1">
          <table:table-cell office:value-type="string">
            <text:p>5.6567551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6508448E9</text:p>
          </table:table-cell>
          <table:table-cell office:value-type="string">
            <text:p>7.180679362359482E-5</text:p>
          </table:table-cell>
        </table:table-row>
        <table:table-row table:style-name="ro1">
          <table:table-cell office:value-type="string">
            <text:p>6.12089837E8</text:p>
          </table:table-cell>
          <table:table-cell office:value-type="string">
            <text:p>8.265366889147928E-5</text:p>
          </table:table-cell>
        </table:table-row>
        <table:table-row table:style-name="ro1">
          <table:table-cell office:value-type="string">
            <text:p>1.49246659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45018148E14</text:p>
          </table:table-cell>
          <table:table-cell office:value-type="string">
            <text:p>6.811022944783407E-5</text:p>
          </table:table-cell>
        </table:table-row>
        <table:table-row table:style-name="ro1">
          <table:table-cell office:value-type="string">
            <text:p>1.0000233083135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86966813E9</text:p>
          </table:table-cell>
          <table:table-cell office:value-type="string">
            <text:p>6.831053565063069E-5</text:p>
          </table:table-cell>
        </table:table-row>
        <table:table-row table:style-name="ro1">
          <table:table-cell office:value-type="string">
            <text:p>7.66192585E8</text:p>
          </table:table-cell>
          <table:table-cell office:value-type="string">
            <text:p>7.273764902182198E-5</text:p>
          </table:table-cell>
        </table:table-row>
        <table:table-row table:style-name="ro1">
          <table:table-cell office:value-type="string">
            <text:p>6.23348236E8</text:p>
          </table:table-cell>
          <table:table-cell office:value-type="string">
            <text:p>7.483634977853937E-5</text:p>
          </table:table-cell>
        </table:table-row>
        <table:table-row table:style-name="ro1">
          <table:table-cell office:value-type="string">
            <text:p>1.0000408027297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9892190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785397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35210486E9</text:p>
          </table:table-cell>
          <table:table-cell office:value-type="string">
            <text:p>7.043503115281587E-5</text:p>
          </table:table-cell>
        </table:table-row>
        <table:table-row table:style-name="ro1">
          <table:table-cell office:value-type="string">
            <text:p>1.00000677175613E14</text:p>
          </table:table-cell>
          <table:table-cell office:value-type="string">
            <text:p>8.55179968185441E-5</text:p>
          </table:table-cell>
        </table:table-row>
        <table:table-row table:style-name="ro1">
          <table:table-cell office:value-type="string">
            <text:p>1.442150407E9</text:p>
          </table:table-cell>
          <table:table-cell office:value-type="string">
            <text:p>7.395506580186863E-5</text:p>
          </table:table-cell>
        </table:table-row>
        <table:table-row table:style-name="ro1">
          <table:table-cell office:value-type="string">
            <text:p>1.68218102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80833274E9</text:p>
          </table:table-cell>
          <table:table-cell office:value-type="string">
            <text:p>7.997505968696668E-5</text:p>
          </table:table-cell>
        </table:table-row>
        <table:table-row table:style-name="ro1">
          <table:table-cell office:value-type="string">
            <text:p>1.0000184896723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29609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23571078E14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00002023132071E14</text:p>
          </table:table-cell>
          <table:table-cell office:value-type="string">
            <text:p>9.54116965208435E-5</text:p>
          </table:table-cell>
        </table:table-row>
        <table:table-row table:style-name="ro1">
          <table:table-cell office:value-type="string">
            <text:p>1.0000358651378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653006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5523821E8</text:p>
          </table:table-cell>
          <table:table-cell office:value-type="string">
            <text:p>7.294585536161072E-5</text:p>
          </table:table-cell>
        </table:table-row>
        <table:table-row table:style-name="ro1">
          <table:table-cell office:value-type="string">
            <text:p>6.8195165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99842941E14</text:p>
          </table:table-cell>
          <table:table-cell office:value-type="string">
            <text:p>7.418470856813058E-5</text:p>
          </table:table-cell>
        </table:table-row>
        <table:table-row table:style-name="ro1">
          <table:table-cell office:value-type="string">
            <text:p>1.1128628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324520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6706338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16712448E14</text:p>
          </table:table-cell>
          <table:table-cell office:value-type="string">
            <text:p>8.872348534205482E-5</text:p>
          </table:table-cell>
        </table:table-row>
        <table:table-row table:style-name="ro1">
          <table:table-cell office:value-type="string">
            <text:p>1.3956437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1268523E9</text:p>
          </table:table-cell>
          <table:table-cell office:value-type="string">
            <text:p>7.94651795210654E-5</text:p>
          </table:table-cell>
        </table:table-row>
        <table:table-row table:style-name="ro1">
          <table:table-cell office:value-type="string">
            <text:p>1.000005058079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01645836E14</text:p>
          </table:table-cell>
          <table:table-cell office:value-type="string">
            <text:p>7.754283634139192E-5</text:p>
          </table:table-cell>
        </table:table-row>
        <table:table-row table:style-name="ro1">
          <table:table-cell office:value-type="string">
            <text:p>1.00002930567133E14</text:p>
          </table:table-cell>
          <table:table-cell office:value-type="string">
            <text:p>1.5278349484975344E-4</text:p>
          </table:table-cell>
        </table:table-row>
        <table:table-row table:style-name="ro1">
          <table:table-cell office:value-type="string">
            <text:p>8.1263376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078885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61896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4519183E8</text:p>
          </table:table-cell>
          <table:table-cell office:value-type="string">
            <text:p>6.921541784042833E-5</text:p>
          </table:table-cell>
        </table:table-row>
        <table:table-row table:style-name="ro1">
          <table:table-cell office:value-type="string">
            <text:p>7.32832607E8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00002031092209E14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162601845E9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000061435319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3720371E9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585814849E9</text:p>
          </table:table-cell>
          <table:table-cell office:value-type="string">
            <text:p>6.829127388677074E-5</text:p>
          </table:table-cell>
        </table:table-row>
        <table:table-row table:style-name="ro1">
          <table:table-cell office:value-type="string">
            <text:p>6.02125207E8</text:p>
          </table:table-cell>
          <table:table-cell office:value-type="string">
            <text:p>1.1084438705449671E-4</text:p>
          </table:table-cell>
        </table:table-row>
        <table:table-row table:style-name="ro1">
          <table:table-cell office:value-type="string">
            <text:p>1.22040663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809927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939904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994233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68189601E14</text:p>
          </table:table-cell>
          <table:table-cell office:value-type="string">
            <text:p>8.113301904518606E-4</text:p>
          </table:table-cell>
        </table:table-row>
        <table:table-row table:style-name="ro1">
          <table:table-cell office:value-type="string">
            <text:p>1.0000050554142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09524814E14</text:p>
          </table:table-cell>
          <table:table-cell office:value-type="string">
            <text:p>7.388939330179038E-5</text:p>
          </table:table-cell>
        </table:table-row>
        <table:table-row table:style-name="ro1">
          <table:table-cell office:value-type="string">
            <text:p>1.00001010457354E14</text:p>
          </table:table-cell>
          <table:table-cell office:value-type="string">
            <text:p>8.331781172750386E-5</text:p>
          </table:table-cell>
        </table:table-row>
        <table:table-row table:style-name="ro1">
          <table:table-cell office:value-type="string">
            <text:p>1.0000074807842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715980805E14</text:p>
          </table:table-cell>
          <table:table-cell office:value-type="string">
            <text:p>6.889638089936939E-5</text:p>
          </table:table-cell>
        </table:table-row>
        <table:table-row table:style-name="ro1">
          <table:table-cell office:value-type="string">
            <text:p>1.263056952E9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1.00001731164867E14</text:p>
          </table:table-cell>
          <table:table-cell office:value-type="string">
            <text:p>2.0565332477613869E-4</text:p>
          </table:table-cell>
        </table:table-row>
        <table:table-row table:style-name="ro1">
          <table:table-cell office:value-type="string">
            <text:p>1.000007738824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00263397E14</text:p>
          </table:table-cell>
          <table:table-cell office:value-type="string">
            <text:p>7.475046109793189E-5</text:p>
          </table:table-cell>
        </table:table-row>
        <table:table-row table:style-name="ro1">
          <table:table-cell office:value-type="string">
            <text:p>5.4204102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9193187E9</text:p>
          </table:table-cell>
          <table:table-cell office:value-type="string">
            <text:p>7.790005203912569E-5</text:p>
          </table:table-cell>
        </table:table-row>
        <table:table-row table:style-name="ro1">
          <table:table-cell office:value-type="string">
            <text:p>1.000009240502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20763854E14</text:p>
          </table:table-cell>
          <table:table-cell office:value-type="string">
            <text:p>9.58575921702557E-5</text:p>
          </table:table-cell>
        </table:table-row>
        <table:table-row table:style-name="ro1">
          <table:table-cell office:value-type="string">
            <text:p>1.0000025530139E14</text:p>
          </table:table-cell>
          <table:table-cell office:value-type="string">
            <text:p>6.969800739984915E-5</text:p>
          </table:table-cell>
        </table:table-row>
        <table:table-row table:style-name="ro1">
          <table:table-cell office:value-type="string">
            <text:p>1.0000130551378E14</text:p>
          </table:table-cell>
          <table:table-cell office:value-type="string">
            <text:p>7.093577288296559E-5</text:p>
          </table:table-cell>
        </table:table-row>
        <table:table-row table:style-name="ro1">
          <table:table-cell office:value-type="string">
            <text:p>1.5813242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9741325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107317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76559566E14</text:p>
          </table:table-cell>
          <table:table-cell office:value-type="string">
            <text:p>7.473481472977475E-5</text:p>
          </table:table-cell>
        </table:table-row>
        <table:table-row table:style-name="ro1">
          <table:table-cell office:value-type="string">
            <text:p>5.31915997E8</text:p>
          </table:table-cell>
          <table:table-cell office:value-type="string">
            <text:p>1.2260426741775524E-4</text:p>
          </table:table-cell>
        </table:table-row>
        <table:table-row table:style-name="ro1">
          <table:table-cell office:value-type="string">
            <text:p>1.59667085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183601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3019134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185247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65279157E9</text:p>
          </table:table-cell>
          <table:table-cell office:value-type="string">
            <text:p>6.829127388677074E-5</text:p>
          </table:table-cell>
        </table:table-row>
        <table:table-row table:style-name="ro1">
          <table:table-cell office:value-type="string">
            <text:p>1.00001854495696E14</text:p>
          </table:table-cell>
          <table:table-cell office:value-type="string">
            <text:p>1.3074777660903634E-4</text:p>
          </table:table-cell>
        </table:table-row>
        <table:table-row table:style-name="ro1">
          <table:table-cell office:value-type="string">
            <text:p>5.77835477E8</text:p>
          </table:table-cell>
          <table:table-cell office:value-type="string">
            <text:p>6.895696731040045E-5</text:p>
          </table:table-cell>
        </table:table-row>
        <table:table-row table:style-name="ro1">
          <table:table-cell office:value-type="string">
            <text:p>1.188319851E9</text:p>
          </table:table-cell>
          <table:table-cell office:value-type="string">
            <text:p>3.220473646373293E-4</text:p>
          </table:table-cell>
        </table:table-row>
        <table:table-row table:style-name="ro1">
          <table:table-cell office:value-type="string">
            <text:p>1.4048628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4.4409171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6044841E8</text:p>
          </table:table-cell>
          <table:table-cell office:value-type="string">
            <text:p>1.2328734288791763E-4</text:p>
          </table:table-cell>
        </table:table-row>
        <table:table-row table:style-name="ro1">
          <table:table-cell office:value-type="string">
            <text:p>5.6686514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1614445E9</text:p>
          </table:table-cell>
          <table:table-cell office:value-type="string">
            <text:p>8.106099569261182E-5</text:p>
          </table:table-cell>
        </table:table-row>
        <table:table-row table:style-name="ro1">
          <table:table-cell office:value-type="string">
            <text:p>1.000005067208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14482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841720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4344808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575101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533600097E14</text:p>
          </table:table-cell>
          <table:table-cell office:value-type="string">
            <text:p>9.62780475057346E-5</text:p>
          </table:table-cell>
        </table:table-row>
        <table:table-row table:style-name="ro1">
          <table:table-cell office:value-type="string">
            <text:p>1.00000208311748E14</text:p>
          </table:table-cell>
          <table:table-cell office:value-type="string">
            <text:p>8.108626235356775E-5</text:p>
          </table:table-cell>
        </table:table-row>
        <table:table-row table:style-name="ro1">
          <table:table-cell office:value-type="string">
            <text:p>1.00005377354424E14</text:p>
          </table:table-cell>
          <table:table-cell office:value-type="string">
            <text:p>8.470305666694202E-5</text:p>
          </table:table-cell>
        </table:table-row>
        <table:table-row table:style-name="ro1">
          <table:table-cell office:value-type="string">
            <text:p>1.000012559531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204745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199234215E14</text:p>
          </table:table-cell>
          <table:table-cell office:value-type="string">
            <text:p>7.259493048203976E-5</text:p>
          </table:table-cell>
        </table:table-row>
        <table:table-row table:style-name="ro1">
          <table:table-cell office:value-type="string">
            <text:p>1.0000061430397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24610573E9</text:p>
          </table:table-cell>
          <table:table-cell office:value-type="string">
            <text:p>8.299620996818965E-5</text:p>
          </table:table-cell>
        </table:table-row>
        <table:table-row table:style-name="ro1">
          <table:table-cell office:value-type="string">
            <text:p>7.6623928E8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5.5271580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5378789E14</text:p>
          </table:table-cell>
          <table:table-cell office:value-type="string">
            <text:p>8.225861672491949E-5</text:p>
          </table:table-cell>
        </table:table-row>
        <table:table-row table:style-name="ro1">
          <table:table-cell office:value-type="string">
            <text:p>1.000021233382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6280205504E14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0919552062E14</text:p>
          </table:table-cell>
          <table:table-cell office:value-type="string">
            <text:p>7.981424069474315E-5</text:p>
          </table:table-cell>
        </table:table-row>
        <table:table-row table:style-name="ro1">
          <table:table-cell office:value-type="string">
            <text:p>1.00004664292398E14</text:p>
          </table:table-cell>
          <table:table-cell office:value-type="string">
            <text:p>6.875728919484715E-5</text:p>
          </table:table-cell>
        </table:table-row>
        <table:table-row table:style-name="ro1">
          <table:table-cell office:value-type="string">
            <text:p>1.7200382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938229E9</text:p>
          </table:table-cell>
          <table:table-cell office:value-type="string">
            <text:p>8.698598047920361E-5</text:p>
          </table:table-cell>
        </table:table-row>
        <table:table-row table:style-name="ro1">
          <table:table-cell office:value-type="string">
            <text:p>1.00004062303877E14</text:p>
          </table:table-cell>
          <table:table-cell office:value-type="string">
            <text:p>1.2845693761940767E-4</text:p>
          </table:table-cell>
        </table:table-row>
        <table:table-row table:style-name="ro1">
          <table:table-cell office:value-type="string">
            <text:p>1.000058278321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2728972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383504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80061802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318164765E9</text:p>
          </table:table-cell>
          <table:table-cell office:value-type="string">
            <text:p>8.242997501509654E-5</text:p>
          </table:table-cell>
        </table:table-row>
        <table:table-row table:style-name="ro1">
          <table:table-cell office:value-type="string">
            <text:p>1.36588623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81752657E14</text:p>
          </table:table-cell>
          <table:table-cell office:value-type="string">
            <text:p>5.090113445984523E-4</text:p>
          </table:table-cell>
        </table:table-row>
        <table:table-row table:style-name="ro1">
          <table:table-cell office:value-type="string">
            <text:p>1.00000792211625E14</text:p>
          </table:table-cell>
          <table:table-cell office:value-type="string">
            <text:p>8.182697086471784E-5</text:p>
          </table:table-cell>
        </table:table-row>
        <table:table-row table:style-name="ro1">
          <table:table-cell office:value-type="string">
            <text:p>1.80380822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6620865E9</text:p>
          </table:table-cell>
          <table:table-cell office:value-type="string">
            <text:p>7.425781640925576E-5</text:p>
          </table:table-cell>
        </table:table-row>
        <table:table-row table:style-name="ro1">
          <table:table-cell office:value-type="string">
            <text:p>1.000003600507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55081254E14</text:p>
          </table:table-cell>
          <table:table-cell office:value-type="string">
            <text:p>1.296059830254561E-4</text:p>
          </table:table-cell>
        </table:table-row>
        <table:table-row table:style-name="ro1">
          <table:table-cell office:value-type="string">
            <text:p>1.0000417372874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617539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6541775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6390707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4218194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5470985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417070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19962154E9</text:p>
          </table:table-cell>
          <table:table-cell office:value-type="string">
            <text:p>0.0016265190022217314</text:p>
          </table:table-cell>
        </table:table-row>
        <table:table-row table:style-name="ro1">
          <table:table-cell office:value-type="string">
            <text:p>1.00000673092394E14</text:p>
          </table:table-cell>
          <table:table-cell office:value-type="string">
            <text:p>7.363379992412793E-5</text:p>
          </table:table-cell>
        </table:table-row>
        <table:table-row table:style-name="ro1">
          <table:table-cell office:value-type="string">
            <text:p>1.64728311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452039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716692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41304254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5.8165688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41002914E14</text:p>
          </table:table-cell>
          <table:table-cell office:value-type="string">
            <text:p>3.793710892914799E-4</text:p>
          </table:table-cell>
        </table:table-row>
        <table:table-row table:style-name="ro1">
          <table:table-cell office:value-type="string">
            <text:p>1.66366469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11285511E8</text:p>
          </table:table-cell>
          <table:table-cell office:value-type="string">
            <text:p>8.45195090348377E-5</text:p>
          </table:table-cell>
        </table:table-row>
        <table:table-row table:style-name="ro1">
          <table:table-cell office:value-type="string">
            <text:p>1.00000674842747E14</text:p>
          </table:table-cell>
          <table:table-cell office:value-type="string">
            <text:p>1.3749590279050095E-4</text:p>
          </table:table-cell>
        </table:table-row>
        <table:table-row table:style-name="ro1">
          <table:table-cell office:value-type="string">
            <text:p>1.000022469980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7111248E8</text:p>
          </table:table-cell>
          <table:table-cell office:value-type="string">
            <text:p>9.847451033290768E-5</text:p>
          </table:table-cell>
        </table:table-row>
        <table:table-row table:style-name="ro1">
          <table:table-cell office:value-type="string">
            <text:p>1.0000029794267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376015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2755149E8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00000008802565E14</text:p>
          </table:table-cell>
          <table:table-cell office:value-type="string">
            <text:p>8.62758964436829E-5</text:p>
          </table:table-cell>
        </table:table-row>
        <table:table-row table:style-name="ro1">
          <table:table-cell office:value-type="string">
            <text:p>1.000021455173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64705844E14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0000203330402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1757926E8</text:p>
          </table:table-cell>
          <table:table-cell office:value-type="string">
            <text:p>8.151798542357988E-5</text:p>
          </table:table-cell>
        </table:table-row>
        <table:table-row table:style-name="ro1">
          <table:table-cell office:value-type="string">
            <text:p>1.00000542543848E14</text:p>
          </table:table-cell>
          <table:table-cell office:value-type="string">
            <text:p>1.430882722786549E-4</text:p>
          </table:table-cell>
        </table:table-row>
        <table:table-row table:style-name="ro1">
          <table:table-cell office:value-type="string">
            <text:p>7.30122749E8</text:p>
          </table:table-cell>
          <table:table-cell office:value-type="string">
            <text:p>8.050233990863192E-5</text:p>
          </table:table-cell>
        </table:table-row>
        <table:table-row table:style-name="ro1">
          <table:table-cell office:value-type="string">
            <text:p>1.088104827E9</text:p>
          </table:table-cell>
          <table:table-cell office:value-type="string">
            <text:p>8.242997501509654E-5</text:p>
          </table:table-cell>
        </table:table-row>
        <table:table-row table:style-name="ro1">
          <table:table-cell office:value-type="string">
            <text:p>1.00000525103083E14</text:p>
          </table:table-cell>
          <table:table-cell office:value-type="string">
            <text:p>1.7995962361416653E-4</text:p>
          </table:table-cell>
        </table:table-row>
        <table:table-row table:style-name="ro1">
          <table:table-cell office:value-type="string">
            <text:p>1.073352353E9</text:p>
          </table:table-cell>
          <table:table-cell office:value-type="string">
            <text:p>6.821665041713095E-5</text:p>
          </table:table-cell>
        </table:table-row>
        <table:table-row table:style-name="ro1">
          <table:table-cell office:value-type="string">
            <text:p>1.000002607287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2950492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5213224E9</text:p>
          </table:table-cell>
          <table:table-cell office:value-type="string">
            <text:p>7.467111658213372E-5</text:p>
          </table:table-cell>
        </table:table-row>
        <table:table-row table:style-name="ro1">
          <table:table-cell office:value-type="string">
            <text:p>1.000059521536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1293698E8</text:p>
          </table:table-cell>
          <table:table-cell office:value-type="string">
            <text:p>1.254262832040983E-4</text:p>
          </table:table-cell>
        </table:table-row>
        <table:table-row table:style-name="ro1">
          <table:table-cell office:value-type="string">
            <text:p>1.457503273E9</text:p>
          </table:table-cell>
          <table:table-cell office:value-type="string">
            <text:p>8.176555544848772E-5</text:p>
          </table:table-cell>
        </table:table-row>
        <table:table-row table:style-name="ro1">
          <table:table-cell office:value-type="string">
            <text:p>1.00000486221299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0707573681E14</text:p>
          </table:table-cell>
          <table:table-cell office:value-type="string">
            <text:p>8.482457140694788E-5</text:p>
          </table:table-cell>
        </table:table-row>
        <table:table-row table:style-name="ro1">
          <table:table-cell office:value-type="string">
            <text:p>1.000018368531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78346442E14</text:p>
          </table:table-cell>
          <table:table-cell office:value-type="string">
            <text:p>7.82096448011462E-5</text:p>
          </table:table-cell>
        </table:table-row>
        <table:table-row table:style-name="ro1">
          <table:table-cell office:value-type="string">
            <text:p>1.0000137870471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699470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35857956E9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453715235E9</text:p>
          </table:table-cell>
          <table:table-cell office:value-type="string">
            <text:p>7.788264341770757E-5</text:p>
          </table:table-cell>
        </table:table-row>
        <table:table-row table:style-name="ro1">
          <table:table-cell office:value-type="string">
            <text:p>6.3776685E8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02221341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56869761E14</text:p>
          </table:table-cell>
          <table:table-cell office:value-type="string">
            <text:p>9.174152872846618E-5</text:p>
          </table:table-cell>
        </table:table-row>
        <table:table-row table:style-name="ro1">
          <table:table-cell office:value-type="string">
            <text:p>1.48589090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1794646E9</text:p>
          </table:table-cell>
          <table:table-cell office:value-type="string">
            <text:p>7.65855272605933E-5</text:p>
          </table:table-cell>
        </table:table-row>
        <table:table-row table:style-name="ro1">
          <table:table-cell office:value-type="string">
            <text:p>5.49358722E8</text:p>
          </table:table-cell>
          <table:table-cell office:value-type="string">
            <text:p>6.870619500734659E-5</text:p>
          </table:table-cell>
        </table:table-row>
        <table:table-row table:style-name="ro1">
          <table:table-cell office:value-type="string">
            <text:p>1.000040589047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7253028E8</text:p>
          </table:table-cell>
          <table:table-cell office:value-type="string">
            <text:p>1.9882519308825374E-4</text:p>
          </table:table-cell>
        </table:table-row>
        <table:table-row table:style-name="ro1">
          <table:table-cell office:value-type="string">
            <text:p>1.00000529081658E14</text:p>
          </table:table-cell>
          <table:table-cell office:value-type="string">
            <text:p>0.001327247830463782</text:p>
          </table:table-cell>
        </table:table-row>
        <table:table-row table:style-name="ro1">
          <table:table-cell office:value-type="string">
            <text:p>1.00000443826218E14</text:p>
          </table:table-cell>
          <table:table-cell office:value-type="string">
            <text:p>8.99205838900202E-5</text:p>
          </table:table-cell>
        </table:table-row>
        <table:table-row table:style-name="ro1">
          <table:table-cell office:value-type="string">
            <text:p>1.00002456117239E14</text:p>
          </table:table-cell>
          <table:table-cell office:value-type="string">
            <text:p>8.112008998674372E-5</text:p>
          </table:table-cell>
        </table:table-row>
        <table:table-row table:style-name="ro1">
          <table:table-cell office:value-type="string">
            <text:p>1.4990544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291210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59232023E9</text:p>
          </table:table-cell>
          <table:table-cell office:value-type="string">
            <text:p>9.293227711236731E-5</text:p>
          </table:table-cell>
        </table:table-row>
        <table:table-row table:style-name="ro1">
          <table:table-cell office:value-type="string">
            <text:p>1.07373327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5270374E8</text:p>
          </table:table-cell>
          <table:table-cell office:value-type="string">
            <text:p>6.895696731040045E-5</text:p>
          </table:table-cell>
        </table:table-row>
        <table:table-row table:style-name="ro1">
          <table:table-cell office:value-type="string">
            <text:p>1.000008103940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672103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767309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8081163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6297962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4712682E8</text:p>
          </table:table-cell>
          <table:table-cell office:value-type="string">
            <text:p>8.210814688672157E-5</text:p>
          </table:table-cell>
        </table:table-row>
        <table:table-row table:style-name="ro1">
          <table:table-cell office:value-type="string">
            <text:p>1.198595631E9</text:p>
          </table:table-cell>
          <table:table-cell office:value-type="string">
            <text:p>8.185013584108983E-5</text:p>
          </table:table-cell>
        </table:table-row>
        <table:table-row table:style-name="ro1">
          <table:table-cell office:value-type="string">
            <text:p>1.00001090509438E14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6.04244713E8</text:p>
          </table:table-cell>
          <table:table-cell office:value-type="string">
            <text:p>7.112021437442259E-5</text:p>
          </table:table-cell>
        </table:table-row>
        <table:table-row table:style-name="ro1">
          <table:table-cell office:value-type="string">
            <text:p>6.96262968E8</text:p>
          </table:table-cell>
          <table:table-cell office:value-type="string">
            <text:p>6.992959858848369E-5</text:p>
          </table:table-cell>
        </table:table-row>
        <table:table-row table:style-name="ro1">
          <table:table-cell office:value-type="string">
            <text:p>1.284260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00472972E14</text:p>
          </table:table-cell>
          <table:table-cell office:value-type="string">
            <text:p>9.43629439844277E-5</text:p>
          </table:table-cell>
        </table:table-row>
        <table:table-row table:style-name="ro1">
          <table:table-cell office:value-type="string">
            <text:p>1.00001676773637E14</text:p>
          </table:table-cell>
          <table:table-cell office:value-type="string">
            <text:p>1.8127633946761452E-4</text:p>
          </table:table-cell>
        </table:table-row>
        <table:table-row table:style-name="ro1">
          <table:table-cell office:value-type="string">
            <text:p>5.0596071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474287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541963E8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6.34258143E8</text:p>
          </table:table-cell>
          <table:table-cell office:value-type="string">
            <text:p>1.1636631986285654E-4</text:p>
          </table:table-cell>
        </table:table-row>
        <table:table-row table:style-name="ro1">
          <table:table-cell office:value-type="string">
            <text:p>1.00000969939376E14</text:p>
          </table:table-cell>
          <table:table-cell office:value-type="string">
            <text:p>7.042886738432831E-4</text:p>
          </table:table-cell>
        </table:table-row>
        <table:table-row table:style-name="ro1">
          <table:table-cell office:value-type="string">
            <text:p>1.483878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12835025E9</text:p>
          </table:table-cell>
          <table:table-cell office:value-type="string">
            <text:p>7.770736798161837E-5</text:p>
          </table:table-cell>
        </table:table-row>
        <table:table-row table:style-name="ro1">
          <table:table-cell office:value-type="string">
            <text:p>1.178148464E9</text:p>
          </table:table-cell>
          <table:table-cell office:value-type="string">
            <text:p>2.9072050324814374E-4</text:p>
          </table:table-cell>
        </table:table-row>
        <table:table-row table:style-name="ro1">
          <table:table-cell office:value-type="string">
            <text:p>1.56504132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9638568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189480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9752824E8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00003683637587E14</text:p>
          </table:table-cell>
          <table:table-cell office:value-type="string">
            <text:p>4.3944851912459476E-4</text:p>
          </table:table-cell>
        </table:table-row>
        <table:table-row table:style-name="ro1">
          <table:table-cell office:value-type="string">
            <text:p>1.00001982576543E14</text:p>
          </table:table-cell>
          <table:table-cell office:value-type="string">
            <text:p>1.8158142339287918E-4</text:p>
          </table:table-cell>
        </table:table-row>
        <table:table-row table:style-name="ro1">
          <table:table-cell office:value-type="string">
            <text:p>9.04610506E8</text:p>
          </table:table-cell>
          <table:table-cell office:value-type="string">
            <text:p>3.76588664141891E-4</text:p>
          </table:table-cell>
        </table:table-row>
        <table:table-row table:style-name="ro1">
          <table:table-cell office:value-type="string">
            <text:p>6.77990942E8</text:p>
          </table:table-cell>
          <table:table-cell office:value-type="string">
            <text:p>8.30425023437838E-5</text:p>
          </table:table-cell>
        </table:table-row>
        <table:table-row table:style-name="ro1">
          <table:table-cell office:value-type="string">
            <text:p>1.000006762303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48482906E9</text:p>
          </table:table-cell>
          <table:table-cell office:value-type="string">
            <text:p>7.574657601517283E-5</text:p>
          </table:table-cell>
        </table:table-row>
        <table:table-row table:style-name="ro1">
          <table:table-cell office:value-type="string">
            <text:p>6.23026296E8</text:p>
          </table:table-cell>
          <table:table-cell office:value-type="string">
            <text:p>7.633228655829847E-5</text:p>
          </table:table-cell>
        </table:table-row>
        <table:table-row table:style-name="ro1">
          <table:table-cell office:value-type="string">
            <text:p>1.111797115E9</text:p>
          </table:table-cell>
          <table:table-cell office:value-type="string">
            <text:p>7.038576289284952E-5</text:p>
          </table:table-cell>
        </table:table-row>
        <table:table-row table:style-name="ro1">
          <table:table-cell office:value-type="string">
            <text:p>7.0362375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173767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19754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746487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490798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0171738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3095374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033093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8782587E8</text:p>
          </table:table-cell>
          <table:table-cell office:value-type="string">
            <text:p>6.94389488331553E-5</text:p>
          </table:table-cell>
        </table:table-row>
        <table:table-row table:style-name="ro1">
          <table:table-cell office:value-type="string">
            <text:p>1.00003153317344E14</text:p>
          </table:table-cell>
          <table:table-cell office:value-type="string">
            <text:p>7.180679362359482E-5</text:p>
          </table:table-cell>
        </table:table-row>
        <table:table-row table:style-name="ro1">
          <table:table-cell office:value-type="string">
            <text:p>1.00001999894118E14</text:p>
          </table:table-cell>
          <table:table-cell office:value-type="string">
            <text:p>6.841623243814584E-5</text:p>
          </table:table-cell>
        </table:table-row>
        <table:table-row table:style-name="ro1">
          <table:table-cell office:value-type="string">
            <text:p>1.00001013073706E14</text:p>
          </table:table-cell>
          <table:table-cell office:value-type="string">
            <text:p>7.381536637693339E-5</text:p>
          </table:table-cell>
        </table:table-row>
        <table:table-row table:style-name="ro1">
          <table:table-cell office:value-type="string">
            <text:p>1.000041024343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152124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884137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11838354E14</text:p>
          </table:table-cell>
          <table:table-cell office:value-type="string">
            <text:p>3.2711906389604526E-4</text:p>
          </table:table-cell>
        </table:table-row>
        <table:table-row table:style-name="ro1">
          <table:table-cell office:value-type="string">
            <text:p>1.5119638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160541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9841722E8</text:p>
          </table:table-cell>
          <table:table-cell office:value-type="string">
            <text:p>3.5627698950476013E-4</text:p>
          </table:table-cell>
        </table:table-row>
        <table:table-row table:style-name="ro1">
          <table:table-cell office:value-type="string">
            <text:p>1.00004360454148E14</text:p>
          </table:table-cell>
          <table:table-cell office:value-type="string">
            <text:p>7.506305525302073E-5</text:p>
          </table:table-cell>
        </table:table-row>
        <table:table-row table:style-name="ro1">
          <table:table-cell office:value-type="string">
            <text:p>5.06045351E8</text:p>
          </table:table-cell>
          <table:table-cell office:value-type="string">
            <text:p>9.173508908171568E-5</text:p>
          </table:table-cell>
        </table:table-row>
        <table:table-row table:style-name="ro1">
          <table:table-cell office:value-type="string">
            <text:p>1.00005097780086E14</text:p>
          </table:table-cell>
          <table:table-cell office:value-type="string">
            <text:p>7.088297684908359E-5</text:p>
          </table:table-cell>
        </table:table-row>
        <table:table-row table:style-name="ro1">
          <table:table-cell office:value-type="string">
            <text:p>1.435094049E9</text:p>
          </table:table-cell>
          <table:table-cell office:value-type="string">
            <text:p>6.87153013356455E-5</text:p>
          </table:table-cell>
        </table:table-row>
        <table:table-row table:style-name="ro1">
          <table:table-cell office:value-type="string">
            <text:p>1.603377795E9</text:p>
          </table:table-cell>
          <table:table-cell office:value-type="string">
            <text:p>2.898802845075768E-4</text:p>
          </table:table-cell>
        </table:table-row>
        <table:table-row table:style-name="ro1">
          <table:table-cell office:value-type="string">
            <text:p>1.00002994172956E14</text:p>
          </table:table-cell>
          <table:table-cell office:value-type="string">
            <text:p>1.2750067878484022E-4</text:p>
          </table:table-cell>
        </table:table-row>
        <table:table-row table:style-name="ro1">
          <table:table-cell office:value-type="string">
            <text:p>1.55152292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565507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46512661E9</text:p>
          </table:table-cell>
          <table:table-cell office:value-type="string">
            <text:p>1.247061951653564E-4</text:p>
          </table:table-cell>
        </table:table-row>
        <table:table-row table:style-name="ro1">
          <table:table-cell office:value-type="string">
            <text:p>6.9520657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982619E8</text:p>
          </table:table-cell>
          <table:table-cell office:value-type="string">
            <text:p>8.315489942286218E-5</text:p>
          </table:table-cell>
        </table:table-row>
        <table:table-row table:style-name="ro1">
          <table:table-cell office:value-type="string">
            <text:p>6.4096614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93284303E14</text:p>
          </table:table-cell>
          <table:table-cell office:value-type="string">
            <text:p>8.313807904384742E-5</text:p>
          </table:table-cell>
        </table:table-row>
        <table:table-row table:style-name="ro1">
          <table:table-cell office:value-type="string">
            <text:p>1.0000048639288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10222937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6.95809044E8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007290102E14</text:p>
          </table:table-cell>
          <table:table-cell office:value-type="string">
            <text:p>6.969578964096091E-5</text:p>
          </table:table-cell>
        </table:table-row>
        <table:table-row table:style-name="ro1">
          <table:table-cell office:value-type="string">
            <text:p>1.000013901758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859166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4832152E8</text:p>
          </table:table-cell>
          <table:table-cell office:value-type="string">
            <text:p>1.8834809859007536E-4</text:p>
          </table:table-cell>
        </table:table-row>
        <table:table-row table:style-name="ro1">
          <table:table-cell office:value-type="string">
            <text:p>6.1801081E7</text:p>
          </table:table-cell>
          <table:table-cell office:value-type="string">
            <text:p>7.332793489200733E-5</text:p>
          </table:table-cell>
        </table:table-row>
        <table:table-row table:style-name="ro1">
          <table:table-cell office:value-type="string">
            <text:p>1.0000162540493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4362010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3052710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2375172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52821537E14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7.0958108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6899036E8</text:p>
          </table:table-cell>
          <table:table-cell office:value-type="string">
            <text:p>1.4149268096042106E-4</text:p>
          </table:table-cell>
        </table:table-row>
        <table:table-row table:style-name="ro1">
          <table:table-cell office:value-type="string">
            <text:p>1.647024395E9</text:p>
          </table:table-cell>
          <table:table-cell office:value-type="string">
            <text:p>1.7145367841525053E-4</text:p>
          </table:table-cell>
        </table:table-row>
        <table:table-row table:style-name="ro1">
          <table:table-cell office:value-type="string">
            <text:p>1.833203015E9</text:p>
          </table:table-cell>
          <table:table-cell office:value-type="string">
            <text:p>9.192829695990731E-5</text:p>
          </table:table-cell>
        </table:table-row>
        <table:table-row table:style-name="ro1">
          <table:table-cell office:value-type="string">
            <text:p>1.0000203403820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337471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7641734E9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1.00003900960725E14</text:p>
          </table:table-cell>
          <table:table-cell office:value-type="string">
            <text:p>1.0382897244406848E-4</text:p>
          </table:table-cell>
        </table:table-row>
        <table:table-row table:style-name="ro1">
          <table:table-cell office:value-type="string">
            <text:p>6.5069560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04982286E14</text:p>
          </table:table-cell>
          <table:table-cell office:value-type="string">
            <text:p>8.626046405670791E-5</text:p>
          </table:table-cell>
        </table:table-row>
        <table:table-row table:style-name="ro1">
          <table:table-cell office:value-type="string">
            <text:p>1.0000069383758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00589164E9</text:p>
          </table:table-cell>
          <table:table-cell office:value-type="string">
            <text:p>8.014895703465753E-5</text:p>
          </table:table-cell>
        </table:table-row>
        <table:table-row table:style-name="ro1">
          <table:table-cell office:value-type="string">
            <text:p>1.032270686E9</text:p>
          </table:table-cell>
          <table:table-cell office:value-type="string">
            <text:p>1.3958061784953059E-4</text:p>
          </table:table-cell>
        </table:table-row>
        <table:table-row table:style-name="ro1">
          <table:table-cell office:value-type="string">
            <text:p>1.000001338609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9223195E9</text:p>
          </table:table-cell>
          <table:table-cell office:value-type="string">
            <text:p>7.752698604989664E-5</text:p>
          </table:table-cell>
        </table:table-row>
        <table:table-row table:style-name="ro1">
          <table:table-cell office:value-type="string">
            <text:p>1.00000058680229E14</text:p>
          </table:table-cell>
          <table:table-cell office:value-type="string">
            <text:p>7.980723521538688E-5</text:p>
          </table:table-cell>
        </table:table-row>
        <table:table-row table:style-name="ro1">
          <table:table-cell office:value-type="string">
            <text:p>1.000001560673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4701428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63031095E14</text:p>
          </table:table-cell>
          <table:table-cell office:value-type="string">
            <text:p>6.971203193082891E-5</text:p>
          </table:table-cell>
        </table:table-row>
        <table:table-row table:style-name="ro1">
          <table:table-cell office:value-type="string">
            <text:p>1.30669817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262770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057750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82834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7971587E8</text:p>
          </table:table-cell>
          <table:table-cell office:value-type="string">
            <text:p>9.518871404623449E-5</text:p>
          </table:table-cell>
        </table:table-row>
        <table:table-row table:style-name="ro1">
          <table:table-cell office:value-type="string">
            <text:p>1.00002512841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5906940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579820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3988652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96438205E14</text:p>
          </table:table-cell>
          <table:table-cell office:value-type="string">
            <text:p>7.3241432896293E-5</text:p>
          </table:table-cell>
        </table:table-row>
        <table:table-row table:style-name="ro1">
          <table:table-cell office:value-type="string">
            <text:p>1.217161278E9</text:p>
          </table:table-cell>
          <table:table-cell office:value-type="string">
            <text:p>0.0012078028121901023</text:p>
          </table:table-cell>
        </table:table-row>
        <table:table-row table:style-name="ro1">
          <table:table-cell office:value-type="string">
            <text:p>7.3366390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5120503E8</text:p>
          </table:table-cell>
          <table:table-cell office:value-type="string">
            <text:p>1.2677818458807014E-4</text:p>
          </table:table-cell>
        </table:table-row>
        <table:table-row table:style-name="ro1">
          <table:table-cell office:value-type="string">
            <text:p>6.73204708E8</text:p>
          </table:table-cell>
          <table:table-cell office:value-type="string">
            <text:p>8.271854193232137E-5</text:p>
          </table:table-cell>
        </table:table-row>
        <table:table-row table:style-name="ro1">
          <table:table-cell office:value-type="string">
            <text:p>9.0400998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34376335E9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1.00000048978342E14</text:p>
          </table:table-cell>
          <table:table-cell office:value-type="string">
            <text:p>8.209847613006783E-5</text:p>
          </table:table-cell>
        </table:table-row>
        <table:table-row table:style-name="ro1">
          <table:table-cell office:value-type="string">
            <text:p>6.20448771E8</text:p>
          </table:table-cell>
          <table:table-cell office:value-type="string">
            <text:p>8.03492407114786E-5</text:p>
          </table:table-cell>
        </table:table-row>
        <table:table-row table:style-name="ro1">
          <table:table-cell office:value-type="string">
            <text:p>1.055756498E9</text:p>
          </table:table-cell>
          <table:table-cell office:value-type="string">
            <text:p>7.861393476554309E-5</text:p>
          </table:table-cell>
        </table:table-row>
        <table:table-row table:style-name="ro1">
          <table:table-cell office:value-type="string">
            <text:p>1.22301203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62400939E14</text:p>
          </table:table-cell>
          <table:table-cell office:value-type="string">
            <text:p>6.924922647015852E-5</text:p>
          </table:table-cell>
        </table:table-row>
        <table:table-row table:style-name="ro1">
          <table:table-cell office:value-type="string">
            <text:p>1.000009025276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3889020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30041342E14</text:p>
          </table:table-cell>
          <table:table-cell office:value-type="string">
            <text:p>8.000081419953161E-5</text:p>
          </table:table-cell>
        </table:table-row>
        <table:table-row table:style-name="ro1">
          <table:table-cell office:value-type="string">
            <text:p>1.06288160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510958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55541165E9</text:p>
          </table:table-cell>
          <table:table-cell office:value-type="string">
            <text:p>1.0011601669948124E-4</text:p>
          </table:table-cell>
        </table:table-row>
        <table:table-row table:style-name="ro1">
          <table:table-cell office:value-type="string">
            <text:p>1.00000098790389E14</text:p>
          </table:table-cell>
          <table:table-cell office:value-type="string">
            <text:p>8.52694501322239E-5</text:p>
          </table:table-cell>
        </table:table-row>
        <table:table-row table:style-name="ro1">
          <table:table-cell office:value-type="string">
            <text:p>1.075147337E9</text:p>
          </table:table-cell>
          <table:table-cell office:value-type="string">
            <text:p>7.3402073328215E-5</text:p>
          </table:table-cell>
        </table:table-row>
        <table:table-row table:style-name="ro1">
          <table:table-cell office:value-type="string">
            <text:p>1.000005854745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14497253E9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1.00000662525824E14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5.53392036E8</text:p>
          </table:table-cell>
          <table:table-cell office:value-type="string">
            <text:p>8.339865842346872E-5</text:p>
          </table:table-cell>
        </table:table-row>
        <table:table-row table:style-name="ro1">
          <table:table-cell office:value-type="string">
            <text:p>1.451534394E9</text:p>
          </table:table-cell>
          <table:table-cell office:value-type="string">
            <text:p>9.642194688997244E-5</text:p>
          </table:table-cell>
        </table:table-row>
        <table:table-row table:style-name="ro1">
          <table:table-cell office:value-type="string">
            <text:p>1.0000221630352E14</text:p>
          </table:table-cell>
          <table:table-cell office:value-type="string">
            <text:p>7.038576289284952E-5</text:p>
          </table:table-cell>
        </table:table-row>
        <table:table-row table:style-name="ro1">
          <table:table-cell office:value-type="string">
            <text:p>1.0000160177713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6.10805782E8</text:p>
          </table:table-cell>
          <table:table-cell office:value-type="string">
            <text:p>6.87153013356455E-5</text:p>
          </table:table-cell>
        </table:table-row>
        <table:table-row table:style-name="ro1">
          <table:table-cell office:value-type="string">
            <text:p>1.000035397223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405052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16739069E14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1.00000934825582E14</text:p>
          </table:table-cell>
          <table:table-cell office:value-type="string">
            <text:p>6.857211891645659E-5</text:p>
          </table:table-cell>
        </table:table-row>
        <table:table-row table:style-name="ro1">
          <table:table-cell office:value-type="string">
            <text:p>7.1210035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9547838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16730116E14</text:p>
          </table:table-cell>
          <table:table-cell office:value-type="string">
            <text:p>2.5090906784306873E-4</text:p>
          </table:table-cell>
        </table:table-row>
        <table:table-row table:style-name="ro1">
          <table:table-cell office:value-type="string">
            <text:p>6.5137631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457121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2.0804322E7</text:p>
          </table:table-cell>
          <table:table-cell office:value-type="string">
            <text:p>1.0456472141404306E-4</text:p>
          </table:table-cell>
        </table:table-row>
        <table:table-row table:style-name="ro1">
          <table:table-cell office:value-type="string">
            <text:p>7.49420831E8</text:p>
          </table:table-cell>
          <table:table-cell office:value-type="string">
            <text:p>7.564515414326266E-5</text:p>
          </table:table-cell>
        </table:table-row>
        <table:table-row table:style-name="ro1">
          <table:table-cell office:value-type="string">
            <text:p>7.2541084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2.2330099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8731270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76114407E14</text:p>
          </table:table-cell>
          <table:table-cell office:value-type="string">
            <text:p>8.497455375344043E-5</text:p>
          </table:table-cell>
        </table:table-row>
        <table:table-row table:style-name="ro1">
          <table:table-cell office:value-type="string">
            <text:p>1.009272422E9</text:p>
          </table:table-cell>
          <table:table-cell office:value-type="string">
            <text:p>0.002565584298229058</text:p>
          </table:table-cell>
        </table:table-row>
        <table:table-row table:style-name="ro1">
          <table:table-cell office:value-type="string">
            <text:p>1.00002976691604E14</text:p>
          </table:table-cell>
          <table:table-cell office:value-type="string">
            <text:p>8.819358328536575E-5</text:p>
          </table:table-cell>
        </table:table-row>
        <table:table-row table:style-name="ro1">
          <table:table-cell office:value-type="string">
            <text:p>1.000001998743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4938263E8</text:p>
          </table:table-cell>
          <table:table-cell office:value-type="string">
            <text:p>8.381542604541685E-5</text:p>
          </table:table-cell>
        </table:table-row>
        <table:table-row table:style-name="ro1">
          <table:table-cell office:value-type="string">
            <text:p>1.00000240164895E14</text:p>
          </table:table-cell>
          <table:table-cell office:value-type="string">
            <text:p>6.948391334039963E-5</text:p>
          </table:table-cell>
        </table:table-row>
        <table:table-row table:style-name="ro1">
          <table:table-cell office:value-type="string">
            <text:p>1.721692842E9</text:p>
          </table:table-cell>
          <table:table-cell office:value-type="string">
            <text:p>1.518778866909401E-4</text:p>
          </table:table-cell>
        </table:table-row>
        <table:table-row table:style-name="ro1">
          <table:table-cell office:value-type="string">
            <text:p>5.54951712E8</text:p>
          </table:table-cell>
          <table:table-cell office:value-type="string">
            <text:p>1.0275894037222756E-4</text:p>
          </table:table-cell>
        </table:table-row>
        <table:table-row table:style-name="ro1">
          <table:table-cell office:value-type="string">
            <text:p>1.000001976878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127413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15993319E14</text:p>
          </table:table-cell>
          <table:table-cell office:value-type="string">
            <text:p>4.6975873339150293E-4</text:p>
          </table:table-cell>
        </table:table-row>
        <table:table-row table:style-name="ro1">
          <table:table-cell office:value-type="string">
            <text:p>8.1729339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70341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06468504E9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000000406960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931407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5971482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73945064E14</text:p>
          </table:table-cell>
          <table:table-cell office:value-type="string">
            <text:p>1.2207929838849423E-4</text:p>
          </table:table-cell>
        </table:table-row>
        <table:table-row table:style-name="ro1">
          <table:table-cell office:value-type="string">
            <text:p>1.00002066468182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000000609800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85764495E9</text:p>
          </table:table-cell>
          <table:table-cell office:value-type="string">
            <text:p>6.895300396411785E-5</text:p>
          </table:table-cell>
        </table:table-row>
        <table:table-row table:style-name="ro1">
          <table:table-cell office:value-type="string">
            <text:p>1.00003049047536E14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5.57365812E8</text:p>
          </table:table-cell>
          <table:table-cell office:value-type="string">
            <text:p>6.90547822327547E-5</text:p>
          </table:table-cell>
        </table:table-row>
        <table:table-row table:style-name="ro1">
          <table:table-cell office:value-type="string">
            <text:p>1.146097208E9</text:p>
          </table:table-cell>
          <table:table-cell office:value-type="string">
            <text:p>1.0705156241682454E-4</text:p>
          </table:table-cell>
        </table:table-row>
        <table:table-row table:style-name="ro1">
          <table:table-cell office:value-type="string">
            <text:p>1.44310410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532351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97174041E14</text:p>
          </table:table-cell>
          <table:table-cell office:value-type="string">
            <text:p>7.279952443647159E-5</text:p>
          </table:table-cell>
        </table:table-row>
        <table:table-row table:style-name="ro1">
          <table:table-cell office:value-type="string">
            <text:p>5006634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72030787E14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10287457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4223008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9424184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2082022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535235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1499625E8</text:p>
          </table:table-cell>
          <table:table-cell office:value-type="string">
            <text:p>1.4446830487727368E-4</text:p>
          </table:table-cell>
        </table:table-row>
        <table:table-row table:style-name="ro1">
          <table:table-cell office:value-type="string">
            <text:p>1.48684682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623661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45935851E14</text:p>
          </table:table-cell>
          <table:table-cell office:value-type="string">
            <text:p>7.529666801977283E-5</text:p>
          </table:table-cell>
        </table:table-row>
        <table:table-row table:style-name="ro1">
          <table:table-cell office:value-type="string">
            <text:p>6.80124818E8</text:p>
          </table:table-cell>
          <table:table-cell office:value-type="string">
            <text:p>1.6800940281599673E-4</text:p>
          </table:table-cell>
        </table:table-row>
        <table:table-row table:style-name="ro1">
          <table:table-cell office:value-type="string">
            <text:p>1.00000586623548E14</text:p>
          </table:table-cell>
          <table:table-cell office:value-type="string">
            <text:p>1.1104674312745025E-4</text:p>
          </table:table-cell>
        </table:table-row>
        <table:table-row table:style-name="ro1">
          <table:table-cell office:value-type="string">
            <text:p>5.03059706E8</text:p>
          </table:table-cell>
          <table:table-cell office:value-type="string">
            <text:p>6.857211891645659E-5</text:p>
          </table:table-cell>
        </table:table-row>
        <table:table-row table:style-name="ro1">
          <table:table-cell office:value-type="string">
            <text:p>1.00001549663796E14</text:p>
          </table:table-cell>
          <table:table-cell office:value-type="string">
            <text:p>1.0715596527927762E-4</text:p>
          </table:table-cell>
        </table:table-row>
        <table:table-row table:style-name="ro1">
          <table:table-cell office:value-type="string">
            <text:p>1.00000507525322E14</text:p>
          </table:table-cell>
          <table:table-cell office:value-type="string">
            <text:p>2.8888975235892865E-4</text:p>
          </table:table-cell>
        </table:table-row>
        <table:table-row table:style-name="ro1">
          <table:table-cell office:value-type="string">
            <text:p>1.00006008592868E14</text:p>
          </table:table-cell>
          <table:table-cell office:value-type="string">
            <text:p>7.207892682117308E-5</text:p>
          </table:table-cell>
        </table:table-row>
        <table:table-row table:style-name="ro1">
          <table:table-cell office:value-type="string">
            <text:p>1.0000584778142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72332563E14</text:p>
          </table:table-cell>
          <table:table-cell office:value-type="string">
            <text:p>1.2509588222399097E-4</text:p>
          </table:table-cell>
        </table:table-row>
        <table:table-row table:style-name="ro1">
          <table:table-cell office:value-type="string">
            <text:p>1.000016818530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04506453E14</text:p>
          </table:table-cell>
          <table:table-cell office:value-type="string">
            <text:p>7.467111658213372E-5</text:p>
          </table:table-cell>
        </table:table-row>
        <table:table-row table:style-name="ro1">
          <table:table-cell office:value-type="string">
            <text:p>1.0000146398777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5.1695727E8</text:p>
          </table:table-cell>
          <table:table-cell office:value-type="string">
            <text:p>1.1708990043850957E-4</text:p>
          </table:table-cell>
        </table:table-row>
        <table:table-row table:style-name="ro1">
          <table:table-cell office:value-type="string">
            <text:p>1.17307120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85729145E9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5.24632024E8</text:p>
          </table:table-cell>
          <table:table-cell office:value-type="string">
            <text:p>1.1442266204571293E-4</text:p>
          </table:table-cell>
        </table:table-row>
        <table:table-row table:style-name="ro1">
          <table:table-cell office:value-type="string">
            <text:p>1.00001637324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01673778E14</text:p>
          </table:table-cell>
          <table:table-cell office:value-type="string">
            <text:p>8.025648204777167E-5</text:p>
          </table:table-cell>
        </table:table-row>
        <table:table-row table:style-name="ro1">
          <table:table-cell office:value-type="string">
            <text:p>1.0000031029052E14</text:p>
          </table:table-cell>
          <table:table-cell office:value-type="string">
            <text:p>8.355871688405878E-5</text:p>
          </table:table-cell>
        </table:table-row>
        <table:table-row table:style-name="ro1">
          <table:table-cell office:value-type="string">
            <text:p>1.683158483E9</text:p>
          </table:table-cell>
          <table:table-cell office:value-type="string">
            <text:p>1.1591120791943458E-4</text:p>
          </table:table-cell>
        </table:table-row>
        <table:table-row table:style-name="ro1">
          <table:table-cell office:value-type="string">
            <text:p>1.723648541E9</text:p>
          </table:table-cell>
          <table:table-cell office:value-type="string">
            <text:p>0.001346656543595267</text:p>
          </table:table-cell>
        </table:table-row>
        <table:table-row table:style-name="ro1">
          <table:table-cell office:value-type="string">
            <text:p>1.623252279E9</text:p>
          </table:table-cell>
          <table:table-cell office:value-type="string">
            <text:p>9.067048961973606E-5</text:p>
          </table:table-cell>
        </table:table-row>
        <table:table-row table:style-name="ro1">
          <table:table-cell office:value-type="string">
            <text:p>1.00003016223869E14</text:p>
          </table:table-cell>
          <table:table-cell office:value-type="string">
            <text:p>4.3932557293452097E-4</text:p>
          </table:table-cell>
        </table:table-row>
        <table:table-row table:style-name="ro1">
          <table:table-cell office:value-type="string">
            <text:p>1.078215981E9</text:p>
          </table:table-cell>
          <table:table-cell office:value-type="string">
            <text:p>7.53581276985753E-5</text:p>
          </table:table-cell>
        </table:table-row>
        <table:table-row table:style-name="ro1">
          <table:table-cell office:value-type="string">
            <text:p>1.23038340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7305968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60789683E14</text:p>
          </table:table-cell>
          <table:table-cell office:value-type="string">
            <text:p>2.4883349068329663E-4</text:p>
          </table:table-cell>
        </table:table-row>
        <table:table-row table:style-name="ro1">
          <table:table-cell office:value-type="string">
            <text:p>1.0000073853367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542109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815562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96758301E14</text:p>
          </table:table-cell>
          <table:table-cell office:value-type="string">
            <text:p>7.729274216698572E-5</text:p>
          </table:table-cell>
        </table:table-row>
        <table:table-row table:style-name="ro1">
          <table:table-cell office:value-type="string">
            <text:p>8.32073307E8</text:p>
          </table:table-cell>
          <table:table-cell office:value-type="string">
            <text:p>1.0636619046127145E-4</text:p>
          </table:table-cell>
        </table:table-row>
        <table:table-row table:style-name="ro1">
          <table:table-cell office:value-type="string">
            <text:p>1.00004258982509E14</text:p>
          </table:table-cell>
          <table:table-cell office:value-type="string">
            <text:p>7.036888774543489E-5</text:p>
          </table:table-cell>
        </table:table-row>
        <table:table-row table:style-name="ro1">
          <table:table-cell office:value-type="string">
            <text:p>1.00002174845735E14</text:p>
          </table:table-cell>
          <table:table-cell office:value-type="string">
            <text:p>2.3366285173099228E-4</text:p>
          </table:table-cell>
        </table:table-row>
        <table:table-row table:style-name="ro1">
          <table:table-cell office:value-type="string">
            <text:p>1.289383171E9</text:p>
          </table:table-cell>
          <table:table-cell office:value-type="string">
            <text:p>9.244587217517148E-5</text:p>
          </table:table-cell>
        </table:table-row>
        <table:table-row table:style-name="ro1">
          <table:table-cell office:value-type="string">
            <text:p>1.00000210978777E14</text:p>
          </table:table-cell>
          <table:table-cell office:value-type="string">
            <text:p>8.003218539159762E-5</text:p>
          </table:table-cell>
        </table:table-row>
        <table:table-row table:style-name="ro1">
          <table:table-cell office:value-type="string">
            <text:p>8.3469851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2361250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63611853E14</text:p>
          </table:table-cell>
          <table:table-cell office:value-type="string">
            <text:p>6.944683498966291E-5</text:p>
          </table:table-cell>
        </table:table-row>
        <table:table-row table:style-name="ro1">
          <table:table-cell office:value-type="string">
            <text:p>1.36214880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6174367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4502825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874990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46171561E14</text:p>
          </table:table-cell>
          <table:table-cell office:value-type="string">
            <text:p>7.49163693817265E-5</text:p>
          </table:table-cell>
        </table:table-row>
        <table:table-row table:style-name="ro1">
          <table:table-cell office:value-type="string">
            <text:p>1.00912601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874159E14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7.0049847E8</text:p>
          </table:table-cell>
          <table:table-cell office:value-type="string">
            <text:p>8.122472427687877E-5</text:p>
          </table:table-cell>
        </table:table-row>
        <table:table-row table:style-name="ro1">
          <table:table-cell office:value-type="string">
            <text:p>7.25263732E8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1.00001749116604E14</text:p>
          </table:table-cell>
          <table:table-cell office:value-type="string">
            <text:p>7.071085330981734E-5</text:p>
          </table:table-cell>
        </table:table-row>
        <table:table-row table:style-name="ro1">
          <table:table-cell office:value-type="string">
            <text:p>1.311266447E9</text:p>
          </table:table-cell>
          <table:table-cell office:value-type="string">
            <text:p>6.895696731040045E-5</text:p>
          </table:table-cell>
        </table:table-row>
        <table:table-row table:style-name="ro1">
          <table:table-cell office:value-type="string">
            <text:p>1.00000565577103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7.7959550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7774011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74762768E14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001969688E14</text:p>
          </table:table-cell>
          <table:table-cell office:value-type="string">
            <text:p>1.315392439372574E-4</text:p>
          </table:table-cell>
        </table:table-row>
        <table:table-row table:style-name="ro1">
          <table:table-cell office:value-type="string">
            <text:p>7.1733778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26707113E14</text:p>
          </table:table-cell>
          <table:table-cell office:value-type="string">
            <text:p>9.055538065695872E-5</text:p>
          </table:table-cell>
        </table:table-row>
        <table:table-row table:style-name="ro1">
          <table:table-cell office:value-type="string">
            <text:p>1.00001070065675E14</text:p>
          </table:table-cell>
          <table:table-cell office:value-type="string">
            <text:p>1.1840301918125432E-4</text:p>
          </table:table-cell>
        </table:table-row>
        <table:table-row table:style-name="ro1">
          <table:table-cell office:value-type="string">
            <text:p>1.000027680586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716966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7516492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497352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3671667E8</text:p>
          </table:table-cell>
          <table:table-cell office:value-type="string">
            <text:p>8.328578520343656E-5</text:p>
          </table:table-cell>
        </table:table-row>
        <table:table-row table:style-name="ro1">
          <table:table-cell office:value-type="string">
            <text:p>1.357118475E9</text:p>
          </table:table-cell>
          <table:table-cell office:value-type="string">
            <text:p>6.992493744324033E-5</text:p>
          </table:table-cell>
        </table:table-row>
        <table:table-row table:style-name="ro1">
          <table:table-cell office:value-type="string">
            <text:p>1.10333592E9</text:p>
          </table:table-cell>
          <table:table-cell office:value-type="string">
            <text:p>0.0016937522834645834</text:p>
          </table:table-cell>
        </table:table-row>
        <table:table-row table:style-name="ro1">
          <table:table-cell office:value-type="string">
            <text:p>7.3401677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255756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26879187E9</text:p>
          </table:table-cell>
          <table:table-cell office:value-type="string">
            <text:p>1.4248106953868156E-4</text:p>
          </table:table-cell>
        </table:table-row>
        <table:table-row table:style-name="ro1">
          <table:table-cell office:value-type="string">
            <text:p>1.298496493E9</text:p>
          </table:table-cell>
          <table:table-cell office:value-type="string">
            <text:p>1.8834809859007536E-4</text:p>
          </table:table-cell>
        </table:table-row>
        <table:table-row table:style-name="ro1">
          <table:table-cell office:value-type="string">
            <text:p>1.00003245289624E14</text:p>
          </table:table-cell>
          <table:table-cell office:value-type="string">
            <text:p>7.77265006521547E-5</text:p>
          </table:table-cell>
        </table:table-row>
        <table:table-row table:style-name="ro1">
          <table:table-cell office:value-type="string">
            <text:p>1.00000447533011E14</text:p>
          </table:table-cell>
          <table:table-cell office:value-type="string">
            <text:p>7.616934494956924E-5</text:p>
          </table:table-cell>
        </table:table-row>
        <table:table-row table:style-name="ro1">
          <table:table-cell office:value-type="string">
            <text:p>1.00000314439432E14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6.1201580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9615430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58345889E9</text:p>
          </table:table-cell>
          <table:table-cell office:value-type="string">
            <text:p>2.1459249089891762E-4</text:p>
          </table:table-cell>
        </table:table-row>
        <table:table-row table:style-name="ro1">
          <table:table-cell office:value-type="string">
            <text:p>7.1929763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92166463E9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1.000011575335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0120611E8</text:p>
          </table:table-cell>
          <table:table-cell office:value-type="string">
            <text:p>8.254272617066022E-5</text:p>
          </table:table-cell>
        </table:table-row>
        <table:table-row table:style-name="ro1">
          <table:table-cell office:value-type="string">
            <text:p>1.00002465290495E14</text:p>
          </table:table-cell>
          <table:table-cell office:value-type="string">
            <text:p>7.601791079579901E-5</text:p>
          </table:table-cell>
        </table:table-row>
        <table:table-row table:style-name="ro1">
          <table:table-cell office:value-type="string">
            <text:p>6.66128775E8</text:p>
          </table:table-cell>
          <table:table-cell office:value-type="string">
            <text:p>4.398353670121483E-4</text:p>
          </table:table-cell>
        </table:table-row>
        <table:table-row table:style-name="ro1">
          <table:table-cell office:value-type="string">
            <text:p>1.000012109742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663903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0558628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66540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7291122E8</text:p>
          </table:table-cell>
          <table:table-cell office:value-type="string">
            <text:p>8.019477855713681E-5</text:p>
          </table:table-cell>
        </table:table-row>
        <table:table-row table:style-name="ro1">
          <table:table-cell office:value-type="string">
            <text:p>1.089499956E9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00000199528614E14</text:p>
          </table:table-cell>
          <table:table-cell office:value-type="string">
            <text:p>1.63563253469775E-4</text:p>
          </table:table-cell>
        </table:table-row>
        <table:table-row table:style-name="ro1">
          <table:table-cell office:value-type="string">
            <text:p>6.82840639E8</text:p>
          </table:table-cell>
          <table:table-cell office:value-type="string">
            <text:p>1.8270445574729708E-4</text:p>
          </table:table-cell>
        </table:table-row>
        <table:table-row table:style-name="ro1">
          <table:table-cell office:value-type="string">
            <text:p>1.00002889110445E14</text:p>
          </table:table-cell>
          <table:table-cell office:value-type="string">
            <text:p>0.0023766627410776336</text:p>
          </table:table-cell>
        </table:table-row>
        <table:table-row table:style-name="ro1">
          <table:table-cell office:value-type="string">
            <text:p>7.655244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49383312E9</text:p>
          </table:table-cell>
          <table:table-cell office:value-type="string">
            <text:p>7.172160377284781E-5</text:p>
          </table:table-cell>
        </table:table-row>
        <table:table-row table:style-name="ro1">
          <table:table-cell office:value-type="string">
            <text:p>1.00000196731291E14</text:p>
          </table:table-cell>
          <table:table-cell office:value-type="string">
            <text:p>9.486644222454494E-4</text:p>
          </table:table-cell>
        </table:table-row>
        <table:table-row table:style-name="ro1">
          <table:table-cell office:value-type="string">
            <text:p>1.3450258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8163025E9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000010169388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0092829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88609081E9</text:p>
          </table:table-cell>
          <table:table-cell office:value-type="string">
            <text:p>1.942872453739952E-4</text:p>
          </table:table-cell>
        </table:table-row>
        <table:table-row table:style-name="ro1">
          <table:table-cell office:value-type="string">
            <text:p>1.03394349E9</text:p>
          </table:table-cell>
          <table:table-cell office:value-type="string">
            <text:p>7.312015334152343E-5</text:p>
          </table:table-cell>
        </table:table-row>
        <table:table-row table:style-name="ro1">
          <table:table-cell office:value-type="string">
            <text:p>1.00000174371542E14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000006237306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0076188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95914961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6.90785314E8</text:p>
          </table:table-cell>
          <table:table-cell office:value-type="string">
            <text:p>1.1005922487644465E-4</text:p>
          </table:table-cell>
        </table:table-row>
        <table:table-row table:style-name="ro1">
          <table:table-cell office:value-type="string">
            <text:p>1.7878380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2368865E9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00001305475273E14</text:p>
          </table:table-cell>
          <table:table-cell office:value-type="string">
            <text:p>7.681433041813004E-5</text:p>
          </table:table-cell>
        </table:table-row>
        <table:table-row table:style-name="ro1">
          <table:table-cell office:value-type="string">
            <text:p>1.41776198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263037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936541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755052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44084051E9</text:p>
          </table:table-cell>
          <table:table-cell office:value-type="string">
            <text:p>7.00692989749004E-5</text:p>
          </table:table-cell>
        </table:table-row>
        <table:table-row table:style-name="ro1">
          <table:table-cell office:value-type="string">
            <text:p>5.56632179E8</text:p>
          </table:table-cell>
          <table:table-cell office:value-type="string">
            <text:p>1.0563689958180266E-4</text:p>
          </table:table-cell>
        </table:table-row>
        <table:table-row table:style-name="ro1">
          <table:table-cell office:value-type="string">
            <text:p>5.54403761E8</text:p>
          </table:table-cell>
          <table:table-cell office:value-type="string">
            <text:p>8.030863833663769E-5</text:p>
          </table:table-cell>
        </table:table-row>
        <table:table-row table:style-name="ro1">
          <table:table-cell office:value-type="string">
            <text:p>1.000016863104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4334021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726641102E14</text:p>
          </table:table-cell>
          <table:table-cell office:value-type="string">
            <text:p>1.3005464971617658E-4</text:p>
          </table:table-cell>
        </table:table-row>
        <table:table-row table:style-name="ro1">
          <table:table-cell office:value-type="string">
            <text:p>1.328162408E9</text:p>
          </table:table-cell>
          <table:table-cell office:value-type="string">
            <text:p>2.4085083724550662E-4</text:p>
          </table:table-cell>
        </table:table-row>
        <table:table-row table:style-name="ro1">
          <table:table-cell office:value-type="string">
            <text:p>1.00001426662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2089566E8</text:p>
          </table:table-cell>
          <table:table-cell office:value-type="string">
            <text:p>7.525604009202939E-5</text:p>
          </table:table-cell>
        </table:table-row>
        <table:table-row table:style-name="ro1">
          <table:table-cell office:value-type="string">
            <text:p>1.00000394999692E14</text:p>
          </table:table-cell>
          <table:table-cell office:value-type="string">
            <text:p>7.146194326442188E-5</text:p>
          </table:table-cell>
        </table:table-row>
        <table:table-row table:style-name="ro1">
          <table:table-cell office:value-type="string">
            <text:p>1.00001057637526E14</text:p>
          </table:table-cell>
          <table:table-cell office:value-type="string">
            <text:p>7.793226639100622E-5</text:p>
          </table:table-cell>
        </table:table-row>
        <table:table-row table:style-name="ro1">
          <table:table-cell office:value-type="string">
            <text:p>1.27233136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23357164E14</text:p>
          </table:table-cell>
          <table:table-cell office:value-type="string">
            <text:p>7.763186032389691E-5</text:p>
          </table:table-cell>
        </table:table-row>
        <table:table-row table:style-name="ro1">
          <table:table-cell office:value-type="string">
            <text:p>6.0976665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32640398E9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1420191876E14</text:p>
          </table:table-cell>
          <table:table-cell office:value-type="string">
            <text:p>0.0014205836050841987</text:p>
          </table:table-cell>
        </table:table-row>
        <table:table-row table:style-name="ro1">
          <table:table-cell office:value-type="string">
            <text:p>1.0000201208122E14</text:p>
          </table:table-cell>
          <table:table-cell office:value-type="string">
            <text:p>7.101207116190875E-5</text:p>
          </table:table-cell>
        </table:table-row>
        <table:table-row table:style-name="ro1">
          <table:table-cell office:value-type="string">
            <text:p>1.00001203015367E14</text:p>
          </table:table-cell>
          <table:table-cell office:value-type="string">
            <text:p>1.2665499566063166E-4</text:p>
          </table:table-cell>
        </table:table-row>
        <table:table-row table:style-name="ro1">
          <table:table-cell office:value-type="string">
            <text:p>1.000021259351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194173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3148081E8</text:p>
          </table:table-cell>
          <table:table-cell office:value-type="string">
            <text:p>7.853885550360207E-5</text:p>
          </table:table-cell>
        </table:table-row>
        <table:table-row table:style-name="ro1">
          <table:table-cell office:value-type="string">
            <text:p>1.00004383303081E14</text:p>
          </table:table-cell>
          <table:table-cell office:value-type="string">
            <text:p>6.925223540760394E-5</text:p>
          </table:table-cell>
        </table:table-row>
        <table:table-row table:style-name="ro1">
          <table:table-cell office:value-type="string">
            <text:p>1.0000433530108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96592775E9</text:p>
          </table:table-cell>
          <table:table-cell office:value-type="string">
            <text:p>2.2670459292757476E-4</text:p>
          </table:table-cell>
        </table:table-row>
        <table:table-row table:style-name="ro1">
          <table:table-cell office:value-type="string">
            <text:p>1.000002859072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4142117E14</text:p>
          </table:table-cell>
          <table:table-cell office:value-type="string">
            <text:p>7.417912358429499E-5</text:p>
          </table:table-cell>
        </table:table-row>
        <table:table-row table:style-name="ro1">
          <table:table-cell office:value-type="string">
            <text:p>5.7671826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44656299E14</text:p>
          </table:table-cell>
          <table:table-cell office:value-type="string">
            <text:p>8.547300264700317E-5</text:p>
          </table:table-cell>
        </table:table-row>
        <table:table-row table:style-name="ro1">
          <table:table-cell office:value-type="string">
            <text:p>1.00006252343331E14</text:p>
          </table:table-cell>
          <table:table-cell office:value-type="string">
            <text:p>6.924922647015852E-5</text:p>
          </table:table-cell>
        </table:table-row>
        <table:table-row table:style-name="ro1">
          <table:table-cell office:value-type="string">
            <text:p>1.075517228E9</text:p>
          </table:table-cell>
          <table:table-cell office:value-type="string">
            <text:p>6.909715513214952E-5</text:p>
          </table:table-cell>
        </table:table-row>
        <table:table-row table:style-name="ro1">
          <table:table-cell office:value-type="string">
            <text:p>5.8283374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19336044E9</text:p>
          </table:table-cell>
          <table:table-cell office:value-type="string">
            <text:p>6.895300396411785E-5</text:p>
          </table:table-cell>
        </table:table-row>
        <table:table-row table:style-name="ro1">
          <table:table-cell office:value-type="string">
            <text:p>1.635400913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2410728393E14</text:p>
          </table:table-cell>
          <table:table-cell office:value-type="string">
            <text:p>1.0801196848589594E-4</text:p>
          </table:table-cell>
        </table:table-row>
        <table:table-row table:style-name="ro1">
          <table:table-cell office:value-type="string">
            <text:p>1.39502129E9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355505862E9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6.0197141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01931527E14</text:p>
          </table:table-cell>
          <table:table-cell office:value-type="string">
            <text:p>9.403585664640232E-5</text:p>
          </table:table-cell>
        </table:table-row>
        <table:table-row table:style-name="ro1">
          <table:table-cell office:value-type="string">
            <text:p>1.0000161059317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37629968E14</text:p>
          </table:table-cell>
          <table:table-cell office:value-type="string">
            <text:p>1.9945657373196738E-4</text:p>
          </table:table-cell>
        </table:table-row>
        <table:table-row table:style-name="ro1">
          <table:table-cell office:value-type="string">
            <text:p>1.00001798957283E14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154516121E9</text:p>
          </table:table-cell>
          <table:table-cell office:value-type="string">
            <text:p>1.0757253850283101E-4</text:p>
          </table:table-cell>
        </table:table-row>
        <table:table-row table:style-name="ro1">
          <table:table-cell office:value-type="string">
            <text:p>1.000001614891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49228E9</text:p>
          </table:table-cell>
          <table:table-cell office:value-type="string">
            <text:p>5.759340045137272E-4</text:p>
          </table:table-cell>
        </table:table-row>
        <table:table-row table:style-name="ro1">
          <table:table-cell office:value-type="string">
            <text:p>1.00001772415287E14</text:p>
          </table:table-cell>
          <table:table-cell office:value-type="string">
            <text:p>6.924922647015852E-5</text:p>
          </table:table-cell>
        </table:table-row>
        <table:table-row table:style-name="ro1">
          <table:table-cell office:value-type="string">
            <text:p>1.38442597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088869E14</text:p>
          </table:table-cell>
          <table:table-cell office:value-type="string">
            <text:p>6.97435441637717E-5</text:p>
          </table:table-cell>
        </table:table-row>
        <table:table-row table:style-name="ro1">
          <table:table-cell office:value-type="string">
            <text:p>1.000006941535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74697267E9</text:p>
          </table:table-cell>
          <table:table-cell office:value-type="string">
            <text:p>8.119388749602443E-5</text:p>
          </table:table-cell>
        </table:table-row>
        <table:table-row table:style-name="ro1">
          <table:table-cell office:value-type="string">
            <text:p>6.2621769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268048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30402137E9</text:p>
          </table:table-cell>
          <table:table-cell office:value-type="string">
            <text:p>9.652550751728363E-5</text:p>
          </table:table-cell>
        </table:table-row>
        <table:table-row table:style-name="ro1">
          <table:table-cell office:value-type="string">
            <text:p>6.2882925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536584814E14</text:p>
          </table:table-cell>
          <table:table-cell office:value-type="string">
            <text:p>6.819688223168565E-5</text:p>
          </table:table-cell>
        </table:table-row>
        <table:table-row table:style-name="ro1">
          <table:table-cell office:value-type="string">
            <text:p>5.5300335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7206943E8</text:p>
          </table:table-cell>
          <table:table-cell office:value-type="string">
            <text:p>6.980869435490632E-5</text:p>
          </table:table-cell>
        </table:table-row>
        <table:table-row table:style-name="ro1">
          <table:table-cell office:value-type="string">
            <text:p>6.38901568E8</text:p>
          </table:table-cell>
          <table:table-cell office:value-type="string">
            <text:p>2.0174407358083024E-4</text:p>
          </table:table-cell>
        </table:table-row>
        <table:table-row table:style-name="ro1">
          <table:table-cell office:value-type="string">
            <text:p>1.08864782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779573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68205785E9</text:p>
          </table:table-cell>
          <table:table-cell office:value-type="string">
            <text:p>8.23103083807916E-5</text:p>
          </table:table-cell>
        </table:table-row>
        <table:table-row table:style-name="ro1">
          <table:table-cell office:value-type="string">
            <text:p>1.0000033452607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55005043E14</text:p>
          </table:table-cell>
          <table:table-cell office:value-type="string">
            <text:p>8.004203532476226E-5</text:p>
          </table:table-cell>
        </table:table-row>
        <table:table-row table:style-name="ro1">
          <table:table-cell office:value-type="string">
            <text:p>1.0000125591524E14</text:p>
          </table:table-cell>
          <table:table-cell office:value-type="string">
            <text:p>9.895360511958224E-5</text:p>
          </table:table-cell>
        </table:table-row>
        <table:table-row table:style-name="ro1">
          <table:table-cell office:value-type="string">
            <text:p>5.4245904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487887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4.1200164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2293264E8</text:p>
          </table:table-cell>
          <table:table-cell office:value-type="string">
            <text:p>1.2097738604446704E-4</text:p>
          </table:table-cell>
        </table:table-row>
        <table:table-row table:style-name="ro1">
          <table:table-cell office:value-type="string">
            <text:p>1.000004997064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049574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097662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8488974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2778359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5497232E9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55325951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349053E9</text:p>
          </table:table-cell>
          <table:table-cell office:value-type="string">
            <text:p>1.1631782972821782E-4</text:p>
          </table:table-cell>
        </table:table-row>
        <table:table-row table:style-name="ro1">
          <table:table-cell office:value-type="string">
            <text:p>1.66313744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0732038294E14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00003261034424E14</text:p>
          </table:table-cell>
          <table:table-cell office:value-type="string">
            <text:p>2.617472947383649E-4</text:p>
          </table:table-cell>
        </table:table-row>
        <table:table-row table:style-name="ro1">
          <table:table-cell office:value-type="string">
            <text:p>1.444268516E9</text:p>
          </table:table-cell>
          <table:table-cell office:value-type="string">
            <text:p>2.4567331315137865E-4</text:p>
          </table:table-cell>
        </table:table-row>
        <table:table-row table:style-name="ro1">
          <table:table-cell office:value-type="string">
            <text:p>1.0000032532714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292192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145965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13957167E9</text:p>
          </table:table-cell>
          <table:table-cell office:value-type="string">
            <text:p>8.413034314776568E-5</text:p>
          </table:table-cell>
        </table:table-row>
        <table:table-row table:style-name="ro1">
          <table:table-cell office:value-type="string">
            <text:p>1.000000193092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4953366E8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742370411E9</text:p>
          </table:table-cell>
          <table:table-cell office:value-type="string">
            <text:p>1.357676282418143E-4</text:p>
          </table:table-cell>
        </table:table-row>
        <table:table-row table:style-name="ro1">
          <table:table-cell office:value-type="string">
            <text:p>6.7019327E8</text:p>
          </table:table-cell>
          <table:table-cell office:value-type="string">
            <text:p>1.3203311355827264E-4</text:p>
          </table:table-cell>
        </table:table-row>
        <table:table-row table:style-name="ro1">
          <table:table-cell office:value-type="string">
            <text:p>1.5579848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6672780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768160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6201473E9</text:p>
          </table:table-cell>
          <table:table-cell office:value-type="string">
            <text:p>6.892792250929027E-5</text:p>
          </table:table-cell>
        </table:table-row>
        <table:table-row table:style-name="ro1">
          <table:table-cell office:value-type="string">
            <text:p>5.42943229E8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5.89720868E8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00003858257872E14</text:p>
          </table:table-cell>
          <table:table-cell office:value-type="string">
            <text:p>7.460207255628746E-5</text:p>
          </table:table-cell>
        </table:table-row>
        <table:table-row table:style-name="ro1">
          <table:table-cell office:value-type="string">
            <text:p>1.069916614E9</text:p>
          </table:table-cell>
          <table:table-cell office:value-type="string">
            <text:p>8.830968719881602E-5</text:p>
          </table:table-cell>
        </table:table-row>
        <table:table-row table:style-name="ro1">
          <table:table-cell office:value-type="string">
            <text:p>7.93570556E8</text:p>
          </table:table-cell>
          <table:table-cell office:value-type="string">
            <text:p>7.559857373726445E-5</text:p>
          </table:table-cell>
        </table:table-row>
        <table:table-row table:style-name="ro1">
          <table:table-cell office:value-type="string">
            <text:p>1.072823501E9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00000404525864E14</text:p>
          </table:table-cell>
          <table:table-cell office:value-type="string">
            <text:p>7.332545575533125E-5</text:p>
          </table:table-cell>
        </table:table-row>
        <table:table-row table:style-name="ro1">
          <table:table-cell office:value-type="string">
            <text:p>1.536757446E9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00001375770789E14</text:p>
          </table:table-cell>
          <table:table-cell office:value-type="string">
            <text:p>1.0761218943078794E-4</text:p>
          </table:table-cell>
        </table:table-row>
        <table:table-row table:style-name="ro1">
          <table:table-cell office:value-type="string">
            <text:p>1.51112692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65089638E9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4982966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03386349E9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172735014E14</text:p>
          </table:table-cell>
          <table:table-cell office:value-type="string">
            <text:p>7.013581849124469E-5</text:p>
          </table:table-cell>
        </table:table-row>
        <table:table-row table:style-name="ro1">
          <table:table-cell office:value-type="string">
            <text:p>1.0000046999471E14</text:p>
          </table:table-cell>
          <table:table-cell office:value-type="string">
            <text:p>7.79237206697326E-5</text:p>
          </table:table-cell>
        </table:table-row>
        <table:table-row table:style-name="ro1">
          <table:table-cell office:value-type="string">
            <text:p>1.386484992E9</text:p>
          </table:table-cell>
          <table:table-cell office:value-type="string">
            <text:p>1.4377487696250933E-4</text:p>
          </table:table-cell>
        </table:table-row>
        <table:table-row table:style-name="ro1">
          <table:table-cell office:value-type="string">
            <text:p>1.00000793534048E14</text:p>
          </table:table-cell>
          <table:table-cell office:value-type="string">
            <text:p>7.475341254732556E-5</text:p>
          </table:table-cell>
        </table:table-row>
        <table:table-row table:style-name="ro1">
          <table:table-cell office:value-type="string">
            <text:p>1.0000006388249E14</text:p>
          </table:table-cell>
          <table:table-cell office:value-type="string">
            <text:p>7.299070520993463E-5</text:p>
          </table:table-cell>
        </table:table-row>
        <table:table-row table:style-name="ro1">
          <table:table-cell office:value-type="string">
            <text:p>1.31126619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6095316E14</text:p>
          </table:table-cell>
          <table:table-cell office:value-type="string">
            <text:p>1.487815955285431E-4</text:p>
          </table:table-cell>
        </table:table-row>
        <table:table-row table:style-name="ro1">
          <table:table-cell office:value-type="string">
            <text:p>1.216113258E9</text:p>
          </table:table-cell>
          <table:table-cell office:value-type="string">
            <text:p>1.541296688526478E-4</text:p>
          </table:table-cell>
        </table:table-row>
        <table:table-row table:style-name="ro1">
          <table:table-cell office:value-type="string">
            <text:p>1.2101046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7302106E8</text:p>
          </table:table-cell>
          <table:table-cell office:value-type="string">
            <text:p>6.878360091868521E-5</text:p>
          </table:table-cell>
        </table:table-row>
        <table:table-row table:style-name="ro1">
          <table:table-cell office:value-type="string">
            <text:p>5.03696874E8</text:p>
          </table:table-cell>
          <table:table-cell office:value-type="string">
            <text:p>7.418470856813058E-5</text:p>
          </table:table-cell>
        </table:table-row>
        <table:table-row table:style-name="ro1">
          <table:table-cell office:value-type="string">
            <text:p>1.74721769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1020487E9</text:p>
          </table:table-cell>
          <table:table-cell office:value-type="string">
            <text:p>6.909715513214952E-5</text:p>
          </table:table-cell>
        </table:table-row>
        <table:table-row table:style-name="ro1">
          <table:table-cell office:value-type="string">
            <text:p>1.2060387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6030072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720050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567911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99086622E9</text:p>
          </table:table-cell>
          <table:table-cell office:value-type="string">
            <text:p>6.87153013356455E-5</text:p>
          </table:table-cell>
        </table:table-row>
        <table:table-row table:style-name="ro1">
          <table:table-cell office:value-type="string">
            <text:p>1.00001257611449E14</text:p>
          </table:table-cell>
          <table:table-cell office:value-type="string">
            <text:p>6.937656025365831E-5</text:p>
          </table:table-cell>
        </table:table-row>
        <table:table-row table:style-name="ro1">
          <table:table-cell office:value-type="string">
            <text:p>6.6267353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96792694E9</text:p>
          </table:table-cell>
          <table:table-cell office:value-type="string">
            <text:p>7.177163064962509E-5</text:p>
          </table:table-cell>
        </table:table-row>
        <table:table-row table:style-name="ro1">
          <table:table-cell office:value-type="string">
            <text:p>1.22249833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558200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892232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080747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197436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5378283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308089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8565638E9</text:p>
          </table:table-cell>
          <table:table-cell office:value-type="string">
            <text:p>9.405936147887552E-5</text:p>
          </table:table-cell>
        </table:table-row>
        <table:table-row table:style-name="ro1">
          <table:table-cell office:value-type="string">
            <text:p>1.00000158292695E14</text:p>
          </table:table-cell>
          <table:table-cell office:value-type="string">
            <text:p>7.681433041813004E-5</text:p>
          </table:table-cell>
        </table:table-row>
        <table:table-row table:style-name="ro1">
          <table:table-cell office:value-type="string">
            <text:p>5.6943427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71715362E14</text:p>
          </table:table-cell>
          <table:table-cell office:value-type="string">
            <text:p>6.969800739984915E-5</text:p>
          </table:table-cell>
        </table:table-row>
        <table:table-row table:style-name="ro1">
          <table:table-cell office:value-type="string">
            <text:p>1.00003039674981E14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842474426E9</text:p>
          </table:table-cell>
          <table:table-cell office:value-type="string">
            <text:p>7.532332049972772E-5</text:p>
          </table:table-cell>
        </table:table-row>
        <table:table-row table:style-name="ro1">
          <table:table-cell office:value-type="string">
            <text:p>5.22647441E8</text:p>
          </table:table-cell>
          <table:table-cell office:value-type="string">
            <text:p>2.828425418656297E-4</text:p>
          </table:table-cell>
        </table:table-row>
        <table:table-row table:style-name="ro1">
          <table:table-cell office:value-type="string">
            <text:p>1.5926371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23028772E14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5.6680107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0131429E8</text:p>
          </table:table-cell>
          <table:table-cell office:value-type="string">
            <text:p>3.0670237296693154E-4</text:p>
          </table:table-cell>
        </table:table-row>
        <table:table-row table:style-name="ro1">
          <table:table-cell office:value-type="string">
            <text:p>7.697095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373598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128524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26183442E9</text:p>
          </table:table-cell>
          <table:table-cell office:value-type="string">
            <text:p>1.446533424671255E-4</text:p>
          </table:table-cell>
        </table:table-row>
        <table:table-row table:style-name="ro1">
          <table:table-cell office:value-type="string">
            <text:p>1.00000112171648E14</text:p>
          </table:table-cell>
          <table:table-cell office:value-type="string">
            <text:p>7.156157674798685E-5</text:p>
          </table:table-cell>
        </table:table-row>
        <table:table-row table:style-name="ro1">
          <table:table-cell office:value-type="string">
            <text:p>1.00000756932874E14</text:p>
          </table:table-cell>
          <table:table-cell office:value-type="string">
            <text:p>8.923669988165053E-5</text:p>
          </table:table-cell>
        </table:table-row>
        <table:table-row table:style-name="ro1">
          <table:table-cell office:value-type="string">
            <text:p>1.255605566E9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150505924E9</text:p>
          </table:table-cell>
          <table:table-cell office:value-type="string">
            <text:p>1.544724300015412E-4</text:p>
          </table:table-cell>
        </table:table-row>
        <table:table-row table:style-name="ro1">
          <table:table-cell office:value-type="string">
            <text:p>5.096579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26844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284570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92016561E9</text:p>
          </table:table-cell>
          <table:table-cell office:value-type="string">
            <text:p>1.0340358755695147E-4</text:p>
          </table:table-cell>
        </table:table-row>
        <table:table-row table:style-name="ro1">
          <table:table-cell office:value-type="string">
            <text:p>1.00004570754579E14</text:p>
          </table:table-cell>
          <table:table-cell office:value-type="string">
            <text:p>7.714360278723273E-5</text:p>
          </table:table-cell>
        </table:table-row>
        <table:table-row table:style-name="ro1">
          <table:table-cell office:value-type="string">
            <text:p>5.6094540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027481E8</text:p>
          </table:table-cell>
          <table:table-cell office:value-type="string">
            <text:p>0.0010457258045319065</text:p>
          </table:table-cell>
        </table:table-row>
        <table:table-row table:style-name="ro1">
          <table:table-cell office:value-type="string">
            <text:p>1.735227872E9</text:p>
          </table:table-cell>
          <table:table-cell office:value-type="string">
            <text:p>1.5844652053444047E-4</text:p>
          </table:table-cell>
        </table:table-row>
        <table:table-row table:style-name="ro1">
          <table:table-cell office:value-type="string">
            <text:p>1.00002273858886E14</text:p>
          </table:table-cell>
          <table:table-cell office:value-type="string">
            <text:p>1.0428031863980417E-4</text:p>
          </table:table-cell>
        </table:table-row>
        <table:table-row table:style-name="ro1">
          <table:table-cell office:value-type="string">
            <text:p>7.28456424E8</text:p>
          </table:table-cell>
          <table:table-cell office:value-type="string">
            <text:p>1.2400153437191965E-4</text:p>
          </table:table-cell>
        </table:table-row>
        <table:table-row table:style-name="ro1">
          <table:table-cell office:value-type="string">
            <text:p>1.0503087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738166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7173629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40247191E14</text:p>
          </table:table-cell>
          <table:table-cell office:value-type="string">
            <text:p>0.0015040279379429401</text:p>
          </table:table-cell>
        </table:table-row>
        <table:table-row table:style-name="ro1">
          <table:table-cell office:value-type="string">
            <text:p>1.01376028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7955199E9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000020859120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9665257E8</text:p>
          </table:table-cell>
          <table:table-cell office:value-type="string">
            <text:p>9.609113477275613E-5</text:p>
          </table:table-cell>
        </table:table-row>
        <table:table-row table:style-name="ro1">
          <table:table-cell office:value-type="string">
            <text:p>1.0000007396284E14</text:p>
          </table:table-cell>
          <table:table-cell office:value-type="string">
            <text:p>6.840893632995851E-5</text:p>
          </table:table-cell>
        </table:table-row>
        <table:table-row table:style-name="ro1">
          <table:table-cell office:value-type="string">
            <text:p>1.00000092752159E14</text:p>
          </table:table-cell>
          <table:table-cell office:value-type="string">
            <text:p>7.118428713837935E-5</text:p>
          </table:table-cell>
        </table:table-row>
        <table:table-row table:style-name="ro1">
          <table:table-cell office:value-type="string">
            <text:p>1.80762279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82157595E9</text:p>
          </table:table-cell>
          <table:table-cell office:value-type="string">
            <text:p>8.248123533696679E-5</text:p>
          </table:table-cell>
        </table:table-row>
        <table:table-row table:style-name="ro1">
          <table:table-cell office:value-type="string">
            <text:p>1.0000382783136E14</text:p>
          </table:table-cell>
          <table:table-cell office:value-type="string">
            <text:p>7.507779529876958E-5</text:p>
          </table:table-cell>
        </table:table-row>
        <table:table-row table:style-name="ro1">
          <table:table-cell office:value-type="string">
            <text:p>6.7324921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4908056E9</text:p>
          </table:table-cell>
          <table:table-cell office:value-type="string">
            <text:p>9.549737827065071E-5</text:p>
          </table:table-cell>
        </table:table-row>
        <table:table-row table:style-name="ro1">
          <table:table-cell office:value-type="string">
            <text:p>1.000020611842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1669428E8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29676238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77508422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053218663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692330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498873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0244314E8</text:p>
          </table:table-cell>
          <table:table-cell office:value-type="string">
            <text:p>1.904422769763665E-4</text:p>
          </table:table-cell>
        </table:table-row>
        <table:table-row table:style-name="ro1">
          <table:table-cell office:value-type="string">
            <text:p>1.00000124251785E14</text:p>
          </table:table-cell>
          <table:table-cell office:value-type="string">
            <text:p>7.213999309916242E-5</text:p>
          </table:table-cell>
        </table:table-row>
        <table:table-row table:style-name="ro1">
          <table:table-cell office:value-type="string">
            <text:p>1.63811267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716210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625424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37255758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95705083E9</text:p>
          </table:table-cell>
          <table:table-cell office:value-type="string">
            <text:p>7.010037704251757E-5</text:p>
          </table:table-cell>
        </table:table-row>
        <table:table-row table:style-name="ro1">
          <table:table-cell office:value-type="string">
            <text:p>1.00001533672992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33345111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0783040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132124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9455274E14</text:p>
          </table:table-cell>
          <table:table-cell office:value-type="string">
            <text:p>1.1055445252138398E-4</text:p>
          </table:table-cell>
        </table:table-row>
        <table:table-row table:style-name="ro1">
          <table:table-cell office:value-type="string">
            <text:p>1.000021534463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739789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4934469E8</text:p>
          </table:table-cell>
          <table:table-cell office:value-type="string">
            <text:p>8.679335305297278E-5</text:p>
          </table:table-cell>
        </table:table-row>
        <table:table-row table:style-name="ro1">
          <table:table-cell office:value-type="string">
            <text:p>1.00000129272748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292701681E9</text:p>
          </table:table-cell>
          <table:table-cell office:value-type="string">
            <text:p>9.292983996002449E-5</text:p>
          </table:table-cell>
        </table:table-row>
        <table:table-row table:style-name="ro1">
          <table:table-cell office:value-type="string">
            <text:p>1.0000122355474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492090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200786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834610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03802445E14</text:p>
          </table:table-cell>
          <table:table-cell office:value-type="string">
            <text:p>9.551960847991758E-5</text:p>
          </table:table-cell>
        </table:table-row>
        <table:table-row table:style-name="ro1">
          <table:table-cell office:value-type="string">
            <text:p>1.102536344E9</text:p>
          </table:table-cell>
          <table:table-cell office:value-type="string">
            <text:p>9.960048184401382E-5</text:p>
          </table:table-cell>
        </table:table-row>
        <table:table-row table:style-name="ro1">
          <table:table-cell office:value-type="string">
            <text:p>1.000012412440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823081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707153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1377089E8</text:p>
          </table:table-cell>
          <table:table-cell office:value-type="string">
            <text:p>7.20499320565477E-5</text:p>
          </table:table-cell>
        </table:table-row>
        <table:table-row table:style-name="ro1">
          <table:table-cell office:value-type="string">
            <text:p>1.00003085956242E14</text:p>
          </table:table-cell>
          <table:table-cell office:value-type="string">
            <text:p>7.115317509724291E-5</text:p>
          </table:table-cell>
        </table:table-row>
        <table:table-row table:style-name="ro1">
          <table:table-cell office:value-type="string">
            <text:p>1.00000185649833E14</text:p>
          </table:table-cell>
          <table:table-cell office:value-type="string">
            <text:p>1.0529840943841322E-4</text:p>
          </table:table-cell>
        </table:table-row>
        <table:table-row table:style-name="ro1">
          <table:table-cell office:value-type="string">
            <text:p>1.38251664E9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5.48843662E8</text:p>
          </table:table-cell>
          <table:table-cell office:value-type="string">
            <text:p>1.0274099999291623E-4</text:p>
          </table:table-cell>
        </table:table-row>
        <table:table-row table:style-name="ro1">
          <table:table-cell office:value-type="string">
            <text:p>5.2415768E8</text:p>
          </table:table-cell>
          <table:table-cell office:value-type="string">
            <text:p>8.252062560612775E-5</text:p>
          </table:table-cell>
        </table:table-row>
        <table:table-row table:style-name="ro1">
          <table:table-cell office:value-type="string">
            <text:p>1.000013351234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5495948E8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47404168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6809811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061337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34708407E14</text:p>
          </table:table-cell>
          <table:table-cell office:value-type="string">
            <text:p>1.0011683272481704E-4</text:p>
          </table:table-cell>
        </table:table-row>
        <table:table-row table:style-name="ro1">
          <table:table-cell office:value-type="string">
            <text:p>5.5149163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37358024E14</text:p>
          </table:table-cell>
          <table:table-cell office:value-type="string">
            <text:p>7.055396691568107E-5</text:p>
          </table:table-cell>
        </table:table-row>
        <table:table-row table:style-name="ro1">
          <table:table-cell office:value-type="string">
            <text:p>1.445470703E9</text:p>
          </table:table-cell>
          <table:table-cell office:value-type="string">
            <text:p>2.280853962725106E-4</text:p>
          </table:table-cell>
        </table:table-row>
        <table:table-row table:style-name="ro1">
          <table:table-cell office:value-type="string">
            <text:p>1.1220143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06678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93697883E14</text:p>
          </table:table-cell>
          <table:table-cell office:value-type="string">
            <text:p>1.0279811690377228E-4</text:p>
          </table:table-cell>
        </table:table-row>
        <table:table-row table:style-name="ro1">
          <table:table-cell office:value-type="string">
            <text:p>1.635081261E9</text:p>
          </table:table-cell>
          <table:table-cell office:value-type="string">
            <text:p>3.382835011083491E-4</text:p>
          </table:table-cell>
        </table:table-row>
        <table:table-row table:style-name="ro1">
          <table:table-cell office:value-type="string">
            <text:p>1.000002505117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009501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9605788E8</text:p>
          </table:table-cell>
          <table:table-cell office:value-type="string">
            <text:p>1.7263690149637673E-4</text:p>
          </table:table-cell>
        </table:table-row>
        <table:table-row table:style-name="ro1">
          <table:table-cell office:value-type="string">
            <text:p>6.6246026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976553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6413320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721540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79659135E14</text:p>
          </table:table-cell>
          <table:table-cell office:value-type="string">
            <text:p>7.38010075996369E-5</text:p>
          </table:table-cell>
        </table:table-row>
        <table:table-row table:style-name="ro1">
          <table:table-cell office:value-type="string">
            <text:p>1.931064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6108711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9068744E8</text:p>
          </table:table-cell>
          <table:table-cell office:value-type="string">
            <text:p>7.022114320739201E-5</text:p>
          </table:table-cell>
        </table:table-row>
        <table:table-row table:style-name="ro1">
          <table:table-cell office:value-type="string">
            <text:p>1.00001002148426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4720900726E14</text:p>
          </table:table-cell>
          <table:table-cell office:value-type="string">
            <text:p>3.455870289326152E-4</text:p>
          </table:table-cell>
        </table:table-row>
        <table:table-row table:style-name="ro1">
          <table:table-cell office:value-type="string">
            <text:p>1.84227389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9765305E8</text:p>
          </table:table-cell>
          <table:table-cell office:value-type="string">
            <text:p>7.041523321542516E-5</text:p>
          </table:table-cell>
        </table:table-row>
        <table:table-row table:style-name="ro1">
          <table:table-cell office:value-type="string">
            <text:p>1.000004890833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34413553E14</text:p>
          </table:table-cell>
          <table:table-cell office:value-type="string">
            <text:p>2.3839368434252603E-4</text:p>
          </table:table-cell>
        </table:table-row>
        <table:table-row table:style-name="ro1">
          <table:table-cell office:value-type="string">
            <text:p>5.4008589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26024345E9</text:p>
          </table:table-cell>
          <table:table-cell office:value-type="string">
            <text:p>1.272147696711104E-4</text:p>
          </table:table-cell>
        </table:table-row>
        <table:table-row table:style-name="ro1">
          <table:table-cell office:value-type="string">
            <text:p>7.8135967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9243512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204086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39964824E9</text:p>
          </table:table-cell>
          <table:table-cell office:value-type="string">
            <text:p>7.899490187669984E-5</text:p>
          </table:table-cell>
        </table:table-row>
        <table:table-row table:style-name="ro1">
          <table:table-cell office:value-type="string">
            <text:p>1.00002498083548E14</text:p>
          </table:table-cell>
          <table:table-cell office:value-type="string">
            <text:p>1.0383607022473426E-4</text:p>
          </table:table-cell>
        </table:table-row>
        <table:table-row table:style-name="ro1">
          <table:table-cell office:value-type="string">
            <text:p>6.94805542E8</text:p>
          </table:table-cell>
          <table:table-cell office:value-type="string">
            <text:p>3.0476173093729844E-4</text:p>
          </table:table-cell>
        </table:table-row>
        <table:table-row table:style-name="ro1">
          <table:table-cell office:value-type="string">
            <text:p>1.0000236140656E14</text:p>
          </table:table-cell>
          <table:table-cell office:value-type="string">
            <text:p>6.944683498966291E-5</text:p>
          </table:table-cell>
        </table:table-row>
        <table:table-row table:style-name="ro1">
          <table:table-cell office:value-type="string">
            <text:p>5.5568721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377610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3176732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3953297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86580786E14</text:p>
          </table:table-cell>
          <table:table-cell office:value-type="string">
            <text:p>6.821665041713095E-5</text:p>
          </table:table-cell>
        </table:table-row>
        <table:table-row table:style-name="ro1">
          <table:table-cell office:value-type="string">
            <text:p>8.14508134E8</text:p>
          </table:table-cell>
          <table:table-cell office:value-type="string">
            <text:p>8.515754963193835E-5</text:p>
          </table:table-cell>
        </table:table-row>
        <table:table-row table:style-name="ro1">
          <table:table-cell office:value-type="string">
            <text:p>1.00000457794595E14</text:p>
          </table:table-cell>
          <table:table-cell office:value-type="string">
            <text:p>7.353839462120102E-5</text:p>
          </table:table-cell>
        </table:table-row>
        <table:table-row table:style-name="ro1">
          <table:table-cell office:value-type="string">
            <text:p>1.00001919360139E14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32521620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557159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21768022E14</text:p>
          </table:table-cell>
          <table:table-cell office:value-type="string">
            <text:p>6.840893632995851E-5</text:p>
          </table:table-cell>
        </table:table-row>
        <table:table-row table:style-name="ro1">
          <table:table-cell office:value-type="string">
            <text:p>1.000026614159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9078503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4093453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85535144E14</text:p>
          </table:table-cell>
          <table:table-cell office:value-type="string">
            <text:p>7.3402073328215E-5</text:p>
          </table:table-cell>
        </table:table-row>
        <table:table-row table:style-name="ro1">
          <table:table-cell office:value-type="string">
            <text:p>1.54912295E9</text:p>
          </table:table-cell>
          <table:table-cell office:value-type="string">
            <text:p>7.80747322739396E-5</text:p>
          </table:table-cell>
        </table:table-row>
        <table:table-row table:style-name="ro1">
          <table:table-cell office:value-type="string">
            <text:p>1.00000208636348E14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0000043047927E14</text:p>
          </table:table-cell>
          <table:table-cell office:value-type="string">
            <text:p>6.870619500734659E-5</text:p>
          </table:table-cell>
        </table:table-row>
        <table:table-row table:style-name="ro1">
          <table:table-cell office:value-type="string">
            <text:p>1.000006576639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70986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77555016E14</text:p>
          </table:table-cell>
          <table:table-cell office:value-type="string">
            <text:p>1.0212453247972562E-4</text:p>
          </table:table-cell>
        </table:table-row>
        <table:table-row table:style-name="ro1">
          <table:table-cell office:value-type="string">
            <text:p>1.000013117766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95826122E14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44210022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58745366E14</text:p>
          </table:table-cell>
          <table:table-cell office:value-type="string">
            <text:p>8.688689844910128E-5</text:p>
          </table:table-cell>
        </table:table-row>
        <table:table-row table:style-name="ro1">
          <table:table-cell office:value-type="string">
            <text:p>1.42294155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738648421E14</text:p>
          </table:table-cell>
          <table:table-cell office:value-type="string">
            <text:p>8.576745415657177E-5</text:p>
          </table:table-cell>
        </table:table-row>
        <table:table-row table:style-name="ro1">
          <table:table-cell office:value-type="string">
            <text:p>6.12265302E8</text:p>
          </table:table-cell>
          <table:table-cell office:value-type="string">
            <text:p>7.696022230727385E-5</text:p>
          </table:table-cell>
        </table:table-row>
        <table:table-row table:style-name="ro1">
          <table:table-cell office:value-type="string">
            <text:p>1.00003287901145E14</text:p>
          </table:table-cell>
          <table:table-cell office:value-type="string">
            <text:p>1.465707480518874E-4</text:p>
          </table:table-cell>
        </table:table-row>
        <table:table-row table:style-name="ro1">
          <table:table-cell office:value-type="string">
            <text:p>1.00000926448355E14</text:p>
          </table:table-cell>
          <table:table-cell office:value-type="string">
            <text:p>6.829127388677074E-5</text:p>
          </table:table-cell>
        </table:table-row>
        <table:table-row table:style-name="ro1">
          <table:table-cell office:value-type="string">
            <text:p>1.10133773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3816837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18685046E9</text:p>
          </table:table-cell>
          <table:table-cell office:value-type="string">
            <text:p>2.1646048644047107E-4</text:p>
          </table:table-cell>
        </table:table-row>
        <table:table-row table:style-name="ro1">
          <table:table-cell office:value-type="string">
            <text:p>1.00000184701303E14</text:p>
          </table:table-cell>
          <table:table-cell office:value-type="string">
            <text:p>1.0107585849845908E-4</text:p>
          </table:table-cell>
        </table:table-row>
        <table:table-row table:style-name="ro1">
          <table:table-cell office:value-type="string">
            <text:p>1.00000428610768E14</text:p>
          </table:table-cell>
          <table:table-cell office:value-type="string">
            <text:p>1.0145252240221201E-4</text:p>
          </table:table-cell>
        </table:table-row>
        <table:table-row table:style-name="ro1">
          <table:table-cell office:value-type="string">
            <text:p>1.501722686E9</text:p>
          </table:table-cell>
          <table:table-cell office:value-type="string">
            <text:p>7.209963099280995E-5</text:p>
          </table:table-cell>
        </table:table-row>
        <table:table-row table:style-name="ro1">
          <table:table-cell office:value-type="string">
            <text:p>7.15396545E8</text:p>
          </table:table-cell>
          <table:table-cell office:value-type="string">
            <text:p>7.838249347179229E-5</text:p>
          </table:table-cell>
        </table:table-row>
        <table:table-row table:style-name="ro1">
          <table:table-cell office:value-type="string">
            <text:p>1.25128699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50634273E14</text:p>
          </table:table-cell>
          <table:table-cell office:value-type="string">
            <text:p>1.4623203717702987E-4</text:p>
          </table:table-cell>
        </table:table-row>
        <table:table-row table:style-name="ro1">
          <table:table-cell office:value-type="string">
            <text:p>1.161745161E9</text:p>
          </table:table-cell>
          <table:table-cell office:value-type="string">
            <text:p>7.460033864660445E-5</text:p>
          </table:table-cell>
        </table:table-row>
        <table:table-row table:style-name="ro1">
          <table:table-cell office:value-type="string">
            <text:p>1.00001445152921E14</text:p>
          </table:table-cell>
          <table:table-cell office:value-type="string">
            <text:p>9.886970515268274E-5</text:p>
          </table:table-cell>
        </table:table-row>
        <table:table-row table:style-name="ro1">
          <table:table-cell office:value-type="string">
            <text:p>7.4113580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43918437E14</text:p>
          </table:table-cell>
          <table:table-cell office:value-type="string">
            <text:p>7.243249115602033E-5</text:p>
          </table:table-cell>
        </table:table-row>
        <table:table-row table:style-name="ro1">
          <table:table-cell office:value-type="string">
            <text:p>1.00001521033757E14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00001722306112E14</text:p>
          </table:table-cell>
          <table:table-cell office:value-type="string">
            <text:p>1.9488341255883347E-4</text:p>
          </table:table-cell>
        </table:table-row>
        <table:table-row table:style-name="ro1">
          <table:table-cell office:value-type="string">
            <text:p>1.00002057802256E14</text:p>
          </table:table-cell>
          <table:table-cell office:value-type="string">
            <text:p>1.0530433018450365E-4</text:p>
          </table:table-cell>
        </table:table-row>
        <table:table-row table:style-name="ro1">
          <table:table-cell office:value-type="string">
            <text:p>1.53270194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552007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9989934E8</text:p>
          </table:table-cell>
          <table:table-cell office:value-type="string">
            <text:p>6.925223540760394E-5</text:p>
          </table:table-cell>
        </table:table-row>
        <table:table-row table:style-name="ro1">
          <table:table-cell office:value-type="string">
            <text:p>9.05620552E8</text:p>
          </table:table-cell>
          <table:table-cell office:value-type="string">
            <text:p>9.539990274960112E-5</text:p>
          </table:table-cell>
        </table:table-row>
        <table:table-row table:style-name="ro1">
          <table:table-cell office:value-type="string">
            <text:p>1.08121338E9</text:p>
          </table:table-cell>
          <table:table-cell office:value-type="string">
            <text:p>8.792568931944241E-5</text:p>
          </table:table-cell>
        </table:table-row>
        <table:table-row table:style-name="ro1">
          <table:table-cell office:value-type="string">
            <text:p>5.6675389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4554245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843539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250629E8</text:p>
          </table:table-cell>
          <table:table-cell office:value-type="string">
            <text:p>0.006557711018598054</text:p>
          </table:table-cell>
        </table:table-row>
        <table:table-row table:style-name="ro1">
          <table:table-cell office:value-type="string">
            <text:p>1.412081118E9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1.0000515008103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05056659E14</text:p>
          </table:table-cell>
          <table:table-cell office:value-type="string">
            <text:p>7.475341254732556E-5</text:p>
          </table:table-cell>
        </table:table-row>
        <table:table-row table:style-name="ro1">
          <table:table-cell office:value-type="string">
            <text:p>1.00001665504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748619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4022445E9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6.9203521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2254602E8</text:p>
          </table:table-cell>
          <table:table-cell office:value-type="string">
            <text:p>5.081540244359922E-4</text:p>
          </table:table-cell>
        </table:table-row>
        <table:table-row table:style-name="ro1">
          <table:table-cell office:value-type="string">
            <text:p>1.66704147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88430333E14</text:p>
          </table:table-cell>
          <table:table-cell office:value-type="string">
            <text:p>1.1334572790701409E-4</text:p>
          </table:table-cell>
        </table:table-row>
        <table:table-row table:style-name="ro1">
          <table:table-cell office:value-type="string">
            <text:p>1.0124236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239044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140399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589417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84056671E14</text:p>
          </table:table-cell>
          <table:table-cell office:value-type="string">
            <text:p>1.1195551571566026E-4</text:p>
          </table:table-cell>
        </table:table-row>
        <table:table-row table:style-name="ro1">
          <table:table-cell office:value-type="string">
            <text:p>1.600752743E9</text:p>
          </table:table-cell>
          <table:table-cell office:value-type="string">
            <text:p>9.623530455968988E-5</text:p>
          </table:table-cell>
        </table:table-row>
        <table:table-row table:style-name="ro1">
          <table:table-cell office:value-type="string">
            <text:p>5.3817484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9847589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4449617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7777111E9</text:p>
          </table:table-cell>
          <table:table-cell office:value-type="string">
            <text:p>2.1003634907510436E-4</text:p>
          </table:table-cell>
        </table:table-row>
        <table:table-row table:style-name="ro1">
          <table:table-cell office:value-type="string">
            <text:p>5.8138396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1631943E8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37480385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36099345E14</text:p>
          </table:table-cell>
          <table:table-cell office:value-type="string">
            <text:p>7.16323511925647E-4</text:p>
          </table:table-cell>
        </table:table-row>
        <table:table-row table:style-name="ro1">
          <table:table-cell office:value-type="string">
            <text:p>1.00003118397431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02861762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7917444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4833981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9871526E8</text:p>
          </table:table-cell>
          <table:table-cell office:value-type="string">
            <text:p>1.953920165772108E-4</text:p>
          </table:table-cell>
        </table:table-row>
        <table:table-row table:style-name="ro1">
          <table:table-cell office:value-type="string">
            <text:p>1.440159898E9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00000307312959E14</text:p>
          </table:table-cell>
          <table:table-cell office:value-type="string">
            <text:p>1.697067397454392E-4</text:p>
          </table:table-cell>
        </table:table-row>
        <table:table-row table:style-name="ro1">
          <table:table-cell office:value-type="string">
            <text:p>6.22673279E8</text:p>
          </table:table-cell>
          <table:table-cell office:value-type="string">
            <text:p>1.0479735266067611E-4</text:p>
          </table:table-cell>
        </table:table-row>
        <table:table-row table:style-name="ro1">
          <table:table-cell office:value-type="string">
            <text:p>1.0758972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04523017E8</text:p>
          </table:table-cell>
          <table:table-cell office:value-type="string">
            <text:p>2.244636652042653E-4</text:p>
          </table:table-cell>
        </table:table-row>
        <table:table-row table:style-name="ro1">
          <table:table-cell office:value-type="string">
            <text:p>7.0000928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3250107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9458844E8</text:p>
          </table:table-cell>
          <table:table-cell office:value-type="string">
            <text:p>1.931358190683032E-4</text:p>
          </table:table-cell>
        </table:table-row>
        <table:table-row table:style-name="ro1">
          <table:table-cell office:value-type="string">
            <text:p>1.8813459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04841146E14</text:p>
          </table:table-cell>
          <table:table-cell office:value-type="string">
            <text:p>2.7121771705270994E-4</text:p>
          </table:table-cell>
        </table:table-row>
        <table:table-row table:style-name="ro1">
          <table:table-cell office:value-type="string">
            <text:p>1.00004781560318E14</text:p>
          </table:table-cell>
          <table:table-cell office:value-type="string">
            <text:p>8.690266889266298E-5</text:p>
          </table:table-cell>
        </table:table-row>
        <table:table-row table:style-name="ro1">
          <table:table-cell office:value-type="string">
            <text:p>1.0000498033260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2671865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3425233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197172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921398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8815775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1146454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4930866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78813756E14</text:p>
          </table:table-cell>
          <table:table-cell office:value-type="string">
            <text:p>7.05724615374782E-5</text:p>
          </table:table-cell>
        </table:table-row>
        <table:table-row table:style-name="ro1">
          <table:table-cell office:value-type="string">
            <text:p>1.00000623617199E14</text:p>
          </table:table-cell>
          <table:table-cell office:value-type="string">
            <text:p>6.99862987841971E-4</text:p>
          </table:table-cell>
        </table:table-row>
        <table:table-row table:style-name="ro1">
          <table:table-cell office:value-type="string">
            <text:p>1.000007381202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26411549E9</text:p>
          </table:table-cell>
          <table:table-cell office:value-type="string">
            <text:p>6.895300396411785E-5</text:p>
          </table:table-cell>
        </table:table-row>
        <table:table-row table:style-name="ro1">
          <table:table-cell office:value-type="string">
            <text:p>1.00000111817435E14</text:p>
          </table:table-cell>
          <table:table-cell office:value-type="string">
            <text:p>7.341387275402078E-5</text:p>
          </table:table-cell>
        </table:table-row>
        <table:table-row table:style-name="ro1">
          <table:table-cell office:value-type="string">
            <text:p>1.72672587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04653853E14</text:p>
          </table:table-cell>
          <table:table-cell office:value-type="string">
            <text:p>9.674796199975102E-5</text:p>
          </table:table-cell>
        </table:table-row>
        <table:table-row table:style-name="ro1">
          <table:table-cell office:value-type="string">
            <text:p>1.00000465334286E14</text:p>
          </table:table-cell>
          <table:table-cell office:value-type="string">
            <text:p>7.523889360517561E-5</text:p>
          </table:table-cell>
        </table:table-row>
        <table:table-row table:style-name="ro1">
          <table:table-cell office:value-type="string">
            <text:p>5.9805645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004151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2823017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7017219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982509E9</text:p>
          </table:table-cell>
          <table:table-cell office:value-type="string">
            <text:p>3.8130549859927533E-4</text:p>
          </table:table-cell>
        </table:table-row>
        <table:table-row table:style-name="ro1">
          <table:table-cell office:value-type="string">
            <text:p>1.0000028477451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50414136E9</text:p>
          </table:table-cell>
          <table:table-cell office:value-type="string">
            <text:p>6.918978661220786E-5</text:p>
          </table:table-cell>
        </table:table-row>
        <table:table-row table:style-name="ro1">
          <table:table-cell office:value-type="string">
            <text:p>5.2219100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9298352E8</text:p>
          </table:table-cell>
          <table:table-cell office:value-type="string">
            <text:p>7.082566969188807E-5</text:p>
          </table:table-cell>
        </table:table-row>
        <table:table-row table:style-name="ro1">
          <table:table-cell office:value-type="string">
            <text:p>1.5401799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0184738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8221718E8</text:p>
          </table:table-cell>
          <table:table-cell office:value-type="string">
            <text:p>7.312015334152343E-5</text:p>
          </table:table-cell>
        </table:table-row>
        <table:table-row table:style-name="ro1">
          <table:table-cell office:value-type="string">
            <text:p>7.0517954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363700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1220230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674329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2475917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41785322E14</text:p>
          </table:table-cell>
          <table:table-cell office:value-type="string">
            <text:p>9.299386380236493E-5</text:p>
          </table:table-cell>
        </table:table-row>
        <table:table-row table:style-name="ro1">
          <table:table-cell office:value-type="string">
            <text:p>6.84107737E8</text:p>
          </table:table-cell>
          <table:table-cell office:value-type="string">
            <text:p>2.1096809614962666E-4</text:p>
          </table:table-cell>
        </table:table-row>
        <table:table-row table:style-name="ro1">
          <table:table-cell office:value-type="string">
            <text:p>1.599275414E9</text:p>
          </table:table-cell>
          <table:table-cell office:value-type="string">
            <text:p>8.01853717847244E-5</text:p>
          </table:table-cell>
        </table:table-row>
        <table:table-row table:style-name="ro1">
          <table:table-cell office:value-type="string">
            <text:p>1.0000331286232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81425263E9</text:p>
          </table:table-cell>
          <table:table-cell office:value-type="string">
            <text:p>1.8325977617054113E-4</text:p>
          </table:table-cell>
        </table:table-row>
        <table:table-row table:style-name="ro1">
          <table:table-cell office:value-type="string">
            <text:p>1.2658926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2711654E9</text:p>
          </table:table-cell>
          <table:table-cell office:value-type="string">
            <text:p>8.389814609868335E-5</text:p>
          </table:table-cell>
        </table:table-row>
        <table:table-row table:style-name="ro1">
          <table:table-cell office:value-type="string">
            <text:p>1.475341518E9</text:p>
          </table:table-cell>
          <table:table-cell office:value-type="string">
            <text:p>1.1187063412567517E-4</text:p>
          </table:table-cell>
        </table:table-row>
        <table:table-row table:style-name="ro1">
          <table:table-cell office:value-type="string">
            <text:p>1.172625647E9</text:p>
          </table:table-cell>
          <table:table-cell office:value-type="string">
            <text:p>7.704213062183278E-5</text:p>
          </table:table-cell>
        </table:table-row>
        <table:table-row table:style-name="ro1">
          <table:table-cell office:value-type="string">
            <text:p>7.10555343E8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809925606E9</text:p>
          </table:table-cell>
          <table:table-cell office:value-type="string">
            <text:p>0.0010611609123941507</text:p>
          </table:table-cell>
        </table:table-row>
        <table:table-row table:style-name="ro1">
          <table:table-cell office:value-type="string">
            <text:p>1.179069596E9</text:p>
          </table:table-cell>
          <table:table-cell office:value-type="string">
            <text:p>6.811022944783407E-5</text:p>
          </table:table-cell>
        </table:table-row>
        <table:table-row table:style-name="ro1">
          <table:table-cell office:value-type="string">
            <text:p>5.8437842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257694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53636217E9</text:p>
          </table:table-cell>
          <table:table-cell office:value-type="string">
            <text:p>6.938628400191807E-5</text:p>
          </table:table-cell>
        </table:table-row>
        <table:table-row table:style-name="ro1">
          <table:table-cell office:value-type="string">
            <text:p>1.00003208311402E14</text:p>
          </table:table-cell>
          <table:table-cell office:value-type="string">
            <text:p>6.949707734441698E-5</text:p>
          </table:table-cell>
        </table:table-row>
        <table:table-row table:style-name="ro1">
          <table:table-cell office:value-type="string">
            <text:p>1.48652426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118367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21901539E14</text:p>
          </table:table-cell>
          <table:table-cell office:value-type="string">
            <text:p>1.6800940281599673E-4</text:p>
          </table:table-cell>
        </table:table-row>
        <table:table-row table:style-name="ro1">
          <table:table-cell office:value-type="string">
            <text:p>1.0000022903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587600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099719E8</text:p>
          </table:table-cell>
          <table:table-cell office:value-type="string">
            <text:p>8.122554169344488E-5</text:p>
          </table:table-cell>
        </table:table-row>
        <table:table-row table:style-name="ro1">
          <table:table-cell office:value-type="string">
            <text:p>6.12360627E8</text:p>
          </table:table-cell>
          <table:table-cell office:value-type="string">
            <text:p>9.88470774646015E-5</text:p>
          </table:table-cell>
        </table:table-row>
        <table:table-row table:style-name="ro1">
          <table:table-cell office:value-type="string">
            <text:p>1.0000124234487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26966803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5.68571067E8</text:p>
          </table:table-cell>
          <table:table-cell office:value-type="string">
            <text:p>2.0560086006355427E-4</text:p>
          </table:table-cell>
        </table:table-row>
        <table:table-row table:style-name="ro1">
          <table:table-cell office:value-type="string">
            <text:p>1.201146005E9</text:p>
          </table:table-cell>
          <table:table-cell office:value-type="string">
            <text:p>1.956949074871945E-4</text:p>
          </table:table-cell>
        </table:table-row>
        <table:table-row table:style-name="ro1">
          <table:table-cell office:value-type="string">
            <text:p>1.00000928773346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7.94557845E8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1.000002726626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43675508E14</text:p>
          </table:table-cell>
          <table:table-cell office:value-type="string">
            <text:p>8.963393542381461E-5</text:p>
          </table:table-cell>
        </table:table-row>
        <table:table-row table:style-name="ro1">
          <table:table-cell office:value-type="string">
            <text:p>1.053225107E9</text:p>
          </table:table-cell>
          <table:table-cell office:value-type="string">
            <text:p>1.4819031555155795E-4</text:p>
          </table:table-cell>
        </table:table-row>
        <table:table-row table:style-name="ro1">
          <table:table-cell office:value-type="string">
            <text:p>6.0030198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8905406E14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166955385E9</text:p>
          </table:table-cell>
          <table:table-cell office:value-type="string">
            <text:p>9.306277365001535E-5</text:p>
          </table:table-cell>
        </table:table-row>
        <table:table-row table:style-name="ro1">
          <table:table-cell office:value-type="string">
            <text:p>1.0000116022891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791257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0729219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879514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5971006E8</text:p>
          </table:table-cell>
          <table:table-cell office:value-type="string">
            <text:p>1.1591120791943458E-4</text:p>
          </table:table-cell>
        </table:table-row>
        <table:table-row table:style-name="ro1">
          <table:table-cell office:value-type="string">
            <text:p>7.23542325E8</text:p>
          </table:table-cell>
          <table:table-cell office:value-type="string">
            <text:p>7.182724270867862E-5</text:p>
          </table:table-cell>
        </table:table-row>
        <table:table-row table:style-name="ro1">
          <table:table-cell office:value-type="string">
            <text:p>1.00000422847016E14</text:p>
          </table:table-cell>
          <table:table-cell office:value-type="string">
            <text:p>7.763529460271357E-5</text:p>
          </table:table-cell>
        </table:table-row>
        <table:table-row table:style-name="ro1">
          <table:table-cell office:value-type="string">
            <text:p>1.00001499108726E14</text:p>
          </table:table-cell>
          <table:table-cell office:value-type="string">
            <text:p>9.967949862496638E-5</text:p>
          </table:table-cell>
        </table:table-row>
        <table:table-row table:style-name="ro1">
          <table:table-cell office:value-type="string">
            <text:p>1.000007500640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411277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7779703E9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5.0328498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775175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761702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7201981E9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78598450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234044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36542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22759029E14</text:p>
          </table:table-cell>
          <table:table-cell office:value-type="string">
            <text:p>7.349001020455353E-5</text:p>
          </table:table-cell>
        </table:table-row>
        <table:table-row table:style-name="ro1">
          <table:table-cell office:value-type="string">
            <text:p>5.68205257E8</text:p>
          </table:table-cell>
          <table:table-cell office:value-type="string">
            <text:p>5.569752385279692E-4</text:p>
          </table:table-cell>
        </table:table-row>
        <table:table-row table:style-name="ro1">
          <table:table-cell office:value-type="string">
            <text:p>1.00000295847172E14</text:p>
          </table:table-cell>
          <table:table-cell office:value-type="string">
            <text:p>4.894809192945264E-4</text:p>
          </table:table-cell>
        </table:table-row>
        <table:table-row table:style-name="ro1">
          <table:table-cell office:value-type="string">
            <text:p>1.00000604628994E14</text:p>
          </table:table-cell>
          <table:table-cell office:value-type="string">
            <text:p>8.487269338510939E-5</text:p>
          </table:table-cell>
        </table:table-row>
        <table:table-row table:style-name="ro1">
          <table:table-cell office:value-type="string">
            <text:p>1.51387545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064213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7737462E8</text:p>
          </table:table-cell>
          <table:table-cell office:value-type="string">
            <text:p>1.9510263204380385E-4</text:p>
          </table:table-cell>
        </table:table-row>
        <table:table-row table:style-name="ro1">
          <table:table-cell office:value-type="string">
            <text:p>7.81471981E8</text:p>
          </table:table-cell>
          <table:table-cell office:value-type="string">
            <text:p>7.523889360517561E-5</text:p>
          </table:table-cell>
        </table:table-row>
        <table:table-row table:style-name="ro1">
          <table:table-cell office:value-type="string">
            <text:p>1.239167225E9</text:p>
          </table:table-cell>
          <table:table-cell office:value-type="string">
            <text:p>7.574657601517283E-5</text:p>
          </table:table-cell>
        </table:table-row>
        <table:table-row table:style-name="ro1">
          <table:table-cell office:value-type="string">
            <text:p>5.8883034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410312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17466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280260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37541155E14</text:p>
          </table:table-cell>
          <table:table-cell office:value-type="string">
            <text:p>2.993694963215519E-4</text:p>
          </table:table-cell>
        </table:table-row>
        <table:table-row table:style-name="ro1">
          <table:table-cell office:value-type="string">
            <text:p>1.00001820552521E14</text:p>
          </table:table-cell>
          <table:table-cell office:value-type="string">
            <text:p>3.061477944501833E-4</text:p>
          </table:table-cell>
        </table:table-row>
        <table:table-row table:style-name="ro1">
          <table:table-cell office:value-type="string">
            <text:p>1.000020494804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0861698E9</text:p>
          </table:table-cell>
          <table:table-cell office:value-type="string">
            <text:p>7.262454225009181E-5</text:p>
          </table:table-cell>
        </table:table-row>
        <table:table-row table:style-name="ro1">
          <table:table-cell office:value-type="string">
            <text:p>7.97368839E8</text:p>
          </table:table-cell>
          <table:table-cell office:value-type="string">
            <text:p>2.8560847635147163E-4</text:p>
          </table:table-cell>
        </table:table-row>
        <table:table-row table:style-name="ro1">
          <table:table-cell office:value-type="string">
            <text:p>1.448586407E9</text:p>
          </table:table-cell>
          <table:table-cell office:value-type="string">
            <text:p>8.543977573644778E-5</text:p>
          </table:table-cell>
        </table:table-row>
        <table:table-row table:style-name="ro1">
          <table:table-cell office:value-type="string">
            <text:p>6.7195394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90639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69625706E9</text:p>
          </table:table-cell>
          <table:table-cell office:value-type="string">
            <text:p>9.14400107232427E-5</text:p>
          </table:table-cell>
        </table:table-row>
        <table:table-row table:style-name="ro1">
          <table:table-cell office:value-type="string">
            <text:p>7.558297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29004378E14</text:p>
          </table:table-cell>
          <table:table-cell office:value-type="string">
            <text:p>8.609382209767363E-5</text:p>
          </table:table-cell>
        </table:table-row>
        <table:table-row table:style-name="ro1">
          <table:table-cell office:value-type="string">
            <text:p>1.40537441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4178806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409101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634363E9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6.90144768E8</text:p>
          </table:table-cell>
          <table:table-cell office:value-type="string">
            <text:p>6.878360091868521E-5</text:p>
          </table:table-cell>
        </table:table-row>
        <table:table-row table:style-name="ro1">
          <table:table-cell office:value-type="string">
            <text:p>1.00003869959189E14</text:p>
          </table:table-cell>
          <table:table-cell office:value-type="string">
            <text:p>7.547921694734262E-5</text:p>
          </table:table-cell>
        </table:table-row>
        <table:table-row table:style-name="ro1">
          <table:table-cell office:value-type="string">
            <text:p>1.3443715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5389914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23735514E14</text:p>
          </table:table-cell>
          <table:table-cell office:value-type="string">
            <text:p>6.906726761052401E-5</text:p>
          </table:table-cell>
        </table:table-row>
        <table:table-row table:style-name="ro1">
          <table:table-cell office:value-type="string">
            <text:p>1.44169742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3510121E8</text:p>
          </table:table-cell>
          <table:table-cell office:value-type="string">
            <text:p>7.034395469019543E-5</text:p>
          </table:table-cell>
        </table:table-row>
        <table:table-row table:style-name="ro1">
          <table:table-cell office:value-type="string">
            <text:p>7.8754064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23092945E14</text:p>
          </table:table-cell>
          <table:table-cell office:value-type="string">
            <text:p>8.303266206725729E-5</text:p>
          </table:table-cell>
        </table:table-row>
        <table:table-row table:style-name="ro1">
          <table:table-cell office:value-type="string">
            <text:p>1.00000593455328E14</text:p>
          </table:table-cell>
          <table:table-cell office:value-type="string">
            <text:p>9.091298953693892E-5</text:p>
          </table:table-cell>
        </table:table-row>
        <table:table-row table:style-name="ro1">
          <table:table-cell office:value-type="string">
            <text:p>1.00001227183508E14</text:p>
          </table:table-cell>
          <table:table-cell office:value-type="string">
            <text:p>7.426775929477802E-5</text:p>
          </table:table-cell>
        </table:table-row>
        <table:table-row table:style-name="ro1">
          <table:table-cell office:value-type="string">
            <text:p>1.00002346950962E14</text:p>
          </table:table-cell>
          <table:table-cell office:value-type="string">
            <text:p>7.848720513159946E-5</text:p>
          </table:table-cell>
        </table:table-row>
        <table:table-row table:style-name="ro1">
          <table:table-cell office:value-type="string">
            <text:p>7.53104201E8</text:p>
          </table:table-cell>
          <table:table-cell office:value-type="string">
            <text:p>7.05724615374782E-5</text:p>
          </table:table-cell>
        </table:table-row>
        <table:table-row table:style-name="ro1">
          <table:table-cell office:value-type="string">
            <text:p>1.0000125323424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6189172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5272437E9</text:p>
          </table:table-cell>
          <table:table-cell office:value-type="string">
            <text:p>0.0014716317497851465</text:p>
          </table:table-cell>
        </table:table-row>
        <table:table-row table:style-name="ro1">
          <table:table-cell office:value-type="string">
            <text:p>5.77764322E8</text:p>
          </table:table-cell>
          <table:table-cell office:value-type="string">
            <text:p>9.508629489858802E-5</text:p>
          </table:table-cell>
        </table:table-row>
        <table:table-row table:style-name="ro1">
          <table:table-cell office:value-type="string">
            <text:p>5.6838241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3728871E9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6.25385873E8</text:p>
          </table:table-cell>
          <table:table-cell office:value-type="string">
            <text:p>6.894309154799151E-5</text:p>
          </table:table-cell>
        </table:table-row>
        <table:table-row table:style-name="ro1">
          <table:table-cell office:value-type="string">
            <text:p>1.582547332E9</text:p>
          </table:table-cell>
          <table:table-cell office:value-type="string">
            <text:p>7.312015334152343E-5</text:p>
          </table:table-cell>
        </table:table-row>
        <table:table-row table:style-name="ro1">
          <table:table-cell office:value-type="string">
            <text:p>1.000006351196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53662185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4404821464E14</text:p>
          </table:table-cell>
          <table:table-cell office:value-type="string">
            <text:p>8.254112849510653E-5</text:p>
          </table:table-cell>
        </table:table-row>
        <table:table-row table:style-name="ro1">
          <table:table-cell office:value-type="string">
            <text:p>1.486455238E9</text:p>
          </table:table-cell>
          <table:table-cell office:value-type="string">
            <text:p>7.79437273187884E-5</text:p>
          </table:table-cell>
        </table:table-row>
        <table:table-row table:style-name="ro1">
          <table:table-cell office:value-type="string">
            <text:p>6.32035088E8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6.97617224E8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17353974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65401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17622587E9</text:p>
          </table:table-cell>
          <table:table-cell office:value-type="string">
            <text:p>6.841623243814584E-5</text:p>
          </table:table-cell>
        </table:table-row>
        <table:table-row table:style-name="ro1">
          <table:table-cell office:value-type="string">
            <text:p>1.253954152E9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29116111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553302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65012849E14</text:p>
          </table:table-cell>
          <table:table-cell office:value-type="string">
            <text:p>0.00326040180661642</text:p>
          </table:table-cell>
        </table:table-row>
        <table:table-row table:style-name="ro1">
          <table:table-cell office:value-type="string">
            <text:p>1.014412149E9</text:p>
          </table:table-cell>
          <table:table-cell office:value-type="string">
            <text:p>3.1354811640017625E-4</text:p>
          </table:table-cell>
        </table:table-row>
        <table:table-row table:style-name="ro1">
          <table:table-cell office:value-type="string">
            <text:p>1.577373559E9</text:p>
          </table:table-cell>
          <table:table-cell office:value-type="string">
            <text:p>7.3402073328215E-5</text:p>
          </table:table-cell>
        </table:table-row>
        <table:table-row table:style-name="ro1">
          <table:table-cell office:value-type="string">
            <text:p>1.00000798781197E14</text:p>
          </table:table-cell>
          <table:table-cell office:value-type="string">
            <text:p>9.051554195869813E-5</text:p>
          </table:table-cell>
        </table:table-row>
        <table:table-row table:style-name="ro1">
          <table:table-cell office:value-type="string">
            <text:p>1.256581715E9</text:p>
          </table:table-cell>
          <table:table-cell office:value-type="string">
            <text:p>7.82212877944773E-5</text:p>
          </table:table-cell>
        </table:table-row>
        <table:table-row table:style-name="ro1">
          <table:table-cell office:value-type="string">
            <text:p>1.162857923E9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313152186E9</text:p>
          </table:table-cell>
          <table:table-cell office:value-type="string">
            <text:p>1.4819031555155795E-4</text:p>
          </table:table-cell>
        </table:table-row>
        <table:table-row table:style-name="ro1">
          <table:table-cell office:value-type="string">
            <text:p>1.00002051009124E14</text:p>
          </table:table-cell>
          <table:table-cell office:value-type="string">
            <text:p>8.623163623946137E-5</text:p>
          </table:table-cell>
        </table:table-row>
        <table:table-row table:style-name="ro1">
          <table:table-cell office:value-type="string">
            <text:p>1.0000201133209E14</text:p>
          </table:table-cell>
          <table:table-cell office:value-type="string">
            <text:p>7.443768844105649E-5</text:p>
          </table:table-cell>
        </table:table-row>
        <table:table-row table:style-name="ro1">
          <table:table-cell office:value-type="string">
            <text:p>1.00001434358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320614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68550947E9</text:p>
          </table:table-cell>
          <table:table-cell office:value-type="string">
            <text:p>7.262454225009181E-5</text:p>
          </table:table-cell>
        </table:table-row>
        <table:table-row table:style-name="ro1">
          <table:table-cell office:value-type="string">
            <text:p>1.000004357721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98611487E14</text:p>
          </table:table-cell>
          <table:table-cell office:value-type="string">
            <text:p>8.617936959860095E-5</text:p>
          </table:table-cell>
        </table:table-row>
        <table:table-row table:style-name="ro1">
          <table:table-cell office:value-type="string">
            <text:p>1.0000048743466E14</text:p>
          </table:table-cell>
          <table:table-cell office:value-type="string">
            <text:p>2.3595292512331708E-4</text:p>
          </table:table-cell>
        </table:table-row>
        <table:table-row table:style-name="ro1">
          <table:table-cell office:value-type="string">
            <text:p>1.314798361E9</text:p>
          </table:table-cell>
          <table:table-cell office:value-type="string">
            <text:p>6.994027595184987E-5</text:p>
          </table:table-cell>
        </table:table-row>
        <table:table-row table:style-name="ro1">
          <table:table-cell office:value-type="string">
            <text:p>1.4121379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22979959E14</text:p>
          </table:table-cell>
          <table:table-cell office:value-type="string">
            <text:p>7.574657601517283E-5</text:p>
          </table:table-cell>
        </table:table-row>
        <table:table-row table:style-name="ro1">
          <table:table-cell office:value-type="string">
            <text:p>1.43479466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86618823E14</text:p>
          </table:table-cell>
          <table:table-cell office:value-type="string">
            <text:p>8.409808842549809E-5</text:p>
          </table:table-cell>
        </table:table-row>
        <table:table-row table:style-name="ro1">
          <table:table-cell office:value-type="string">
            <text:p>1.000009252050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7549317E14</text:p>
          </table:table-cell>
          <table:table-cell office:value-type="string">
            <text:p>1.0393663547813485E-4</text:p>
          </table:table-cell>
        </table:table-row>
        <table:table-row table:style-name="ro1">
          <table:table-cell office:value-type="string">
            <text:p>1.000000498612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476474E8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0014895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269217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1693542E9</text:p>
          </table:table-cell>
          <table:table-cell office:value-type="string">
            <text:p>8.236172993424099E-5</text:p>
          </table:table-cell>
        </table:table-row>
        <table:table-row table:style-name="ro1">
          <table:table-cell office:value-type="string">
            <text:p>6.42803631E8</text:p>
          </table:table-cell>
          <table:table-cell office:value-type="string">
            <text:p>1.9486459127190226E-4</text:p>
          </table:table-cell>
        </table:table-row>
        <table:table-row table:style-name="ro1">
          <table:table-cell office:value-type="string">
            <text:p>1.17502051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27620252E9</text:p>
          </table:table-cell>
          <table:table-cell office:value-type="string">
            <text:p>1.3179537168377873E-4</text:p>
          </table:table-cell>
        </table:table-row>
        <table:table-row table:style-name="ro1">
          <table:table-cell office:value-type="string">
            <text:p>6.47394817E8</text:p>
          </table:table-cell>
          <table:table-cell office:value-type="string">
            <text:p>7.190312347914898E-5</text:p>
          </table:table-cell>
        </table:table-row>
        <table:table-row table:style-name="ro1">
          <table:table-cell office:value-type="string">
            <text:p>1.63080350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3748394E9</text:p>
          </table:table-cell>
          <table:table-cell office:value-type="string">
            <text:p>1.993354986939669E-4</text:p>
          </table:table-cell>
        </table:table-row>
        <table:table-row table:style-name="ro1">
          <table:table-cell office:value-type="string">
            <text:p>1.00001816602319E14</text:p>
          </table:table-cell>
          <table:table-cell office:value-type="string">
            <text:p>1.2755217860358292E-4</text:p>
          </table:table-cell>
        </table:table-row>
        <table:table-row table:style-name="ro1">
          <table:table-cell office:value-type="string">
            <text:p>5.0659309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14741128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6.8380501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320661E14</text:p>
          </table:table-cell>
          <table:table-cell office:value-type="string">
            <text:p>7.436819054091572E-5</text:p>
          </table:table-cell>
        </table:table-row>
        <table:table-row table:style-name="ro1">
          <table:table-cell office:value-type="string">
            <text:p>1.00000161633131E14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444286735E9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25388906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7716133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764666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7860873E9</text:p>
          </table:table-cell>
          <table:table-cell office:value-type="string">
            <text:p>6.894309154799151E-5</text:p>
          </table:table-cell>
        </table:table-row>
        <table:table-row table:style-name="ro1">
          <table:table-cell office:value-type="string">
            <text:p>1.000002865685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07205622E14</text:p>
          </table:table-cell>
          <table:table-cell office:value-type="string">
            <text:p>6.948391334039963E-5</text:p>
          </table:table-cell>
        </table:table-row>
        <table:table-row table:style-name="ro1">
          <table:table-cell office:value-type="string">
            <text:p>1.00000875933296E14</text:p>
          </table:table-cell>
          <table:table-cell office:value-type="string">
            <text:p>1.4107460388992896E-4</text:p>
          </table:table-cell>
        </table:table-row>
        <table:table-row table:style-name="ro1">
          <table:table-cell office:value-type="string">
            <text:p>1.000026639980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159634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037570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5393048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9347554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041228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5992517E8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42229349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34776481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6891384E8</text:p>
          </table:table-cell>
          <table:table-cell office:value-type="string">
            <text:p>9.937311083400708E-5</text:p>
          </table:table-cell>
        </table:table-row>
        <table:table-row table:style-name="ro1">
          <table:table-cell office:value-type="string">
            <text:p>1.00005211990685E14</text:p>
          </table:table-cell>
          <table:table-cell office:value-type="string">
            <text:p>6.918978661220786E-5</text:p>
          </table:table-cell>
        </table:table-row>
        <table:table-row table:style-name="ro1">
          <table:table-cell office:value-type="string">
            <text:p>1.000010442412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907051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9693418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01822043E9</text:p>
          </table:table-cell>
          <table:table-cell office:value-type="string">
            <text:p>7.508117398960513E-5</text:p>
          </table:table-cell>
        </table:table-row>
        <table:table-row table:style-name="ro1">
          <table:table-cell office:value-type="string">
            <text:p>1.00002168545604E14</text:p>
          </table:table-cell>
          <table:table-cell office:value-type="string">
            <text:p>0.0010977780476271984</text:p>
          </table:table-cell>
        </table:table-row>
        <table:table-row table:style-name="ro1">
          <table:table-cell office:value-type="string">
            <text:p>1.00000349276611E14</text:p>
          </table:table-cell>
          <table:table-cell office:value-type="string">
            <text:p>1.2242999726054814E-4</text:p>
          </table:table-cell>
        </table:table-row>
        <table:table-row table:style-name="ro1">
          <table:table-cell office:value-type="string">
            <text:p>1.0000062727152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178334E9</text:p>
          </table:table-cell>
          <table:table-cell office:value-type="string">
            <text:p>7.00692989749004E-5</text:p>
          </table:table-cell>
        </table:table-row>
        <table:table-row table:style-name="ro1">
          <table:table-cell office:value-type="string">
            <text:p>1.0000190602634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3836966E8</text:p>
          </table:table-cell>
          <table:table-cell office:value-type="string">
            <text:p>3.0436023557904964E-4</text:p>
          </table:table-cell>
        </table:table-row>
        <table:table-row table:style-name="ro1">
          <table:table-cell office:value-type="string">
            <text:p>1.000031752685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31816597E14</text:p>
          </table:table-cell>
          <table:table-cell office:value-type="string">
            <text:p>8.050233990863192E-5</text:p>
          </table:table-cell>
        </table:table-row>
        <table:table-row table:style-name="ro1">
          <table:table-cell office:value-type="string">
            <text:p>6.89948026E8</text:p>
          </table:table-cell>
          <table:table-cell office:value-type="string">
            <text:p>1.3693538719199513E-4</text:p>
          </table:table-cell>
        </table:table-row>
        <table:table-row table:style-name="ro1">
          <table:table-cell office:value-type="string">
            <text:p>1.000024442491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906986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298336611E14</text:p>
          </table:table-cell>
          <table:table-cell office:value-type="string">
            <text:p>6.895696731040045E-5</text:p>
          </table:table-cell>
        </table:table-row>
        <table:table-row table:style-name="ro1">
          <table:table-cell office:value-type="string">
            <text:p>1.54509947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70624769E9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00000063980231E14</text:p>
          </table:table-cell>
          <table:table-cell office:value-type="string">
            <text:p>8.835953392164064E-5</text:p>
          </table:table-cell>
        </table:table-row>
        <table:table-row table:style-name="ro1">
          <table:table-cell office:value-type="string">
            <text:p>1.000006300165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3086137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9373188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5367962E9</text:p>
          </table:table-cell>
          <table:table-cell office:value-type="string">
            <text:p>6.995412632051174E-5</text:p>
          </table:table-cell>
        </table:table-row>
        <table:table-row table:style-name="ro1">
          <table:table-cell office:value-type="string">
            <text:p>1.140843854E9</text:p>
          </table:table-cell>
          <table:table-cell office:value-type="string">
            <text:p>8.529391463409887E-5</text:p>
          </table:table-cell>
        </table:table-row>
        <table:table-row table:style-name="ro1">
          <table:table-cell office:value-type="string">
            <text:p>1.390802381E9</text:p>
          </table:table-cell>
          <table:table-cell office:value-type="string">
            <text:p>8.866125975463457E-5</text:p>
          </table:table-cell>
        </table:table-row>
        <table:table-row table:style-name="ro1">
          <table:table-cell office:value-type="string">
            <text:p>1.0000137160312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18027262E9</text:p>
          </table:table-cell>
          <table:table-cell office:value-type="string">
            <text:p>6.920052984859333E-5</text:p>
          </table:table-cell>
        </table:table-row>
        <table:table-row table:style-name="ro1">
          <table:table-cell office:value-type="string">
            <text:p>6.31518691E8</text:p>
          </table:table-cell>
          <table:table-cell office:value-type="string">
            <text:p>1.183562823850998E-4</text:p>
          </table:table-cell>
        </table:table-row>
        <table:table-row table:style-name="ro1">
          <table:table-cell office:value-type="string">
            <text:p>1.0000317624011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5052475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10191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9579804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495475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327647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77659874E14</text:p>
          </table:table-cell>
          <table:table-cell office:value-type="string">
            <text:p>1.0346760615112143E-4</text:p>
          </table:table-cell>
        </table:table-row>
        <table:table-row table:style-name="ro1">
          <table:table-cell office:value-type="string">
            <text:p>1.461930302E9</text:p>
          </table:table-cell>
          <table:table-cell office:value-type="string">
            <text:p>7.087432548015875E-5</text:p>
          </table:table-cell>
        </table:table-row>
        <table:table-row table:style-name="ro1">
          <table:table-cell office:value-type="string">
            <text:p>1.000005298571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453961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984452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6264280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039454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70210485E8</text:p>
          </table:table-cell>
          <table:table-cell office:value-type="string">
            <text:p>9.330520100461062E-5</text:p>
          </table:table-cell>
        </table:table-row>
        <table:table-row table:style-name="ro1">
          <table:table-cell office:value-type="string">
            <text:p>1.747692199E9</text:p>
          </table:table-cell>
          <table:table-cell office:value-type="string">
            <text:p>1.2591870055587973E-4</text:p>
          </table:table-cell>
        </table:table-row>
        <table:table-row table:style-name="ro1">
          <table:table-cell office:value-type="string">
            <text:p>1.07501214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7179449E14</text:p>
          </table:table-cell>
          <table:table-cell office:value-type="string">
            <text:p>7.332545575533125E-5</text:p>
          </table:table-cell>
        </table:table-row>
        <table:table-row table:style-name="ro1">
          <table:table-cell office:value-type="string">
            <text:p>1.00001206311346E14</text:p>
          </table:table-cell>
          <table:table-cell office:value-type="string">
            <text:p>9.083116673582199E-5</text:p>
          </table:table-cell>
        </table:table-row>
        <table:table-row table:style-name="ro1">
          <table:table-cell office:value-type="string">
            <text:p>1.14063070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7313216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533004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8047430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75935615E14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325755394E9</text:p>
          </table:table-cell>
          <table:table-cell office:value-type="string">
            <text:p>1.2387279652324043E-4</text:p>
          </table:table-cell>
        </table:table-row>
        <table:table-row table:style-name="ro1">
          <table:table-cell office:value-type="string">
            <text:p>1.03365688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650041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665767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12499665E14</text:p>
          </table:table-cell>
          <table:table-cell office:value-type="string">
            <text:p>7.198415781012623E-5</text:p>
          </table:table-cell>
        </table:table-row>
        <table:table-row table:style-name="ro1">
          <table:table-cell office:value-type="string">
            <text:p>1.038487301E9</text:p>
          </table:table-cell>
          <table:table-cell office:value-type="string">
            <text:p>7.539150823750186E-5</text:p>
          </table:table-cell>
        </table:table-row>
        <table:table-row table:style-name="ro1">
          <table:table-cell office:value-type="string">
            <text:p>1.43476749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6645558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57270162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1066960982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6.4850543E8</text:p>
          </table:table-cell>
          <table:table-cell office:value-type="string">
            <text:p>7.038576289284952E-5</text:p>
          </table:table-cell>
        </table:table-row>
        <table:table-row table:style-name="ro1">
          <table:table-cell office:value-type="string">
            <text:p>5.87822255E8</text:p>
          </table:table-cell>
          <table:table-cell office:value-type="string">
            <text:p>7.6472028831952E-5</text:p>
          </table:table-cell>
        </table:table-row>
        <table:table-row table:style-name="ro1">
          <table:table-cell office:value-type="string">
            <text:p>1.0000243325124E14</text:p>
          </table:table-cell>
          <table:table-cell office:value-type="string">
            <text:p>6.128783959516237E-4</text:p>
          </table:table-cell>
        </table:table-row>
        <table:table-row table:style-name="ro1">
          <table:table-cell office:value-type="string">
            <text:p>1.00001592182451E14</text:p>
          </table:table-cell>
          <table:table-cell office:value-type="string">
            <text:p>7.180679362359482E-5</text:p>
          </table:table-cell>
        </table:table-row>
        <table:table-row table:style-name="ro1">
          <table:table-cell office:value-type="string">
            <text:p>1.32212448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77867834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079828050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715910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4078622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31916434E9</text:p>
          </table:table-cell>
          <table:table-cell office:value-type="string">
            <text:p>8.587607683928942E-5</text:p>
          </table:table-cell>
        </table:table-row>
        <table:table-row table:style-name="ro1">
          <table:table-cell office:value-type="string">
            <text:p>5.35664196E8</text:p>
          </table:table-cell>
          <table:table-cell office:value-type="string">
            <text:p>9.826290002803764E-5</text:p>
          </table:table-cell>
        </table:table-row>
        <table:table-row table:style-name="ro1">
          <table:table-cell office:value-type="string">
            <text:p>6.03849264E8</text:p>
          </table:table-cell>
          <table:table-cell office:value-type="string">
            <text:p>1.6719938073362633E-4</text:p>
          </table:table-cell>
        </table:table-row>
        <table:table-row table:style-name="ro1">
          <table:table-cell office:value-type="string">
            <text:p>1.493880647E9</text:p>
          </table:table-cell>
          <table:table-cell office:value-type="string">
            <text:p>7.055396691568107E-5</text:p>
          </table:table-cell>
        </table:table-row>
        <table:table-row table:style-name="ro1">
          <table:table-cell office:value-type="string">
            <text:p>1.113771734E9</text:p>
          </table:table-cell>
          <table:table-cell office:value-type="string">
            <text:p>6.969800739984915E-5</text:p>
          </table:table-cell>
        </table:table-row>
        <table:table-row table:style-name="ro1">
          <table:table-cell office:value-type="string">
            <text:p>1.376319442E9</text:p>
          </table:table-cell>
          <table:table-cell office:value-type="string">
            <text:p>7.559494069059303E-5</text:p>
          </table:table-cell>
        </table:table-row>
        <table:table-row table:style-name="ro1">
          <table:table-cell office:value-type="string">
            <text:p>1.00000517834315E14</text:p>
          </table:table-cell>
          <table:table-cell office:value-type="string">
            <text:p>2.2346157539806114E-4</text:p>
          </table:table-cell>
        </table:table-row>
        <table:table-row table:style-name="ro1">
          <table:table-cell office:value-type="string">
            <text:p>1.000002018747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3993597E8</text:p>
          </table:table-cell>
          <table:table-cell office:value-type="string">
            <text:p>7.157278107096914E-5</text:p>
          </table:table-cell>
        </table:table-row>
        <table:table-row table:style-name="ro1">
          <table:table-cell office:value-type="string">
            <text:p>1.067845534E9</text:p>
          </table:table-cell>
          <table:table-cell office:value-type="string">
            <text:p>1.4819031555155795E-4</text:p>
          </table:table-cell>
        </table:table-row>
        <table:table-row table:style-name="ro1">
          <table:table-cell office:value-type="string">
            <text:p>1.00002394051517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6.896315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638013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05047521E14</text:p>
          </table:table-cell>
          <table:table-cell office:value-type="string">
            <text:p>8.116241626483394E-5</text:p>
          </table:table-cell>
        </table:table-row>
        <table:table-row table:style-name="ro1">
          <table:table-cell office:value-type="string">
            <text:p>1.5732368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7436303E9</text:p>
          </table:table-cell>
          <table:table-cell office:value-type="string">
            <text:p>1.952244983300781E-4</text:p>
          </table:table-cell>
        </table:table-row>
        <table:table-row table:style-name="ro1">
          <table:table-cell office:value-type="string">
            <text:p>1.00001793518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1276175E8</text:p>
          </table:table-cell>
          <table:table-cell office:value-type="string">
            <text:p>7.398468908007398E-5</text:p>
          </table:table-cell>
        </table:table-row>
        <table:table-row table:style-name="ro1">
          <table:table-cell office:value-type="string">
            <text:p>6.1639687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41873555E14</text:p>
          </table:table-cell>
          <table:table-cell office:value-type="string">
            <text:p>7.712618982301476E-5</text:p>
          </table:table-cell>
        </table:table-row>
        <table:table-row table:style-name="ro1">
          <table:table-cell office:value-type="string">
            <text:p>1.51048963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23959275E9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5.0872436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58847881E9</text:p>
          </table:table-cell>
          <table:table-cell office:value-type="string">
            <text:p>9.439577512393308E-5</text:p>
          </table:table-cell>
        </table:table-row>
        <table:table-row table:style-name="ro1">
          <table:table-cell office:value-type="string">
            <text:p>8.0187850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30107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79075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1942956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82320766E9</text:p>
          </table:table-cell>
          <table:table-cell office:value-type="string">
            <text:p>9.680852702432177E-5</text:p>
          </table:table-cell>
        </table:table-row>
        <table:table-row table:style-name="ro1">
          <table:table-cell office:value-type="string">
            <text:p>1.00001917945538E14</text:p>
          </table:table-cell>
          <table:table-cell office:value-type="string">
            <text:p>9.697456208970606E-5</text:p>
          </table:table-cell>
        </table:table-row>
        <table:table-row table:style-name="ro1">
          <table:table-cell office:value-type="string">
            <text:p>1.000049293654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29608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7294988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84858138E9</text:p>
          </table:table-cell>
          <table:table-cell office:value-type="string">
            <text:p>1.7694214150634985E-4</text:p>
          </table:table-cell>
        </table:table-row>
        <table:table-row table:style-name="ro1">
          <table:table-cell office:value-type="string">
            <text:p>1.00001449303497E14</text:p>
          </table:table-cell>
          <table:table-cell office:value-type="string">
            <text:p>7.467111658213372E-5</text:p>
          </table:table-cell>
        </table:table-row>
        <table:table-row table:style-name="ro1">
          <table:table-cell office:value-type="string">
            <text:p>6.5079465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442279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072947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10206427E14</text:p>
          </table:table-cell>
          <table:table-cell office:value-type="string">
            <text:p>6.90547822327547E-5</text:p>
          </table:table-cell>
        </table:table-row>
        <table:table-row table:style-name="ro1">
          <table:table-cell office:value-type="string">
            <text:p>7.30344461E8</text:p>
          </table:table-cell>
          <table:table-cell office:value-type="string">
            <text:p>0.004176793515486833</text:p>
          </table:table-cell>
        </table:table-row>
        <table:table-row table:style-name="ro1">
          <table:table-cell office:value-type="string">
            <text:p>1.0000042314863E14</text:p>
          </table:table-cell>
          <table:table-cell office:value-type="string">
            <text:p>6.864247281277642E-5</text:p>
          </table:table-cell>
        </table:table-row>
        <table:table-row table:style-name="ro1">
          <table:table-cell office:value-type="string">
            <text:p>1.000001543162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36460098E8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1.0000042341164E14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00002434150102E14</text:p>
          </table:table-cell>
          <table:table-cell office:value-type="string">
            <text:p>7.250482831370923E-5</text:p>
          </table:table-cell>
        </table:table-row>
        <table:table-row table:style-name="ro1">
          <table:table-cell office:value-type="string">
            <text:p>1.00001143724019E14</text:p>
          </table:table-cell>
          <table:table-cell office:value-type="string">
            <text:p>2.1784637699515574E-4</text:p>
          </table:table-cell>
        </table:table-row>
        <table:table-row table:style-name="ro1">
          <table:table-cell office:value-type="string">
            <text:p>1.00000403199124E14</text:p>
          </table:table-cell>
          <table:table-cell office:value-type="string">
            <text:p>1.933781066297457E-4</text:p>
          </table:table-cell>
        </table:table-row>
        <table:table-row table:style-name="ro1">
          <table:table-cell office:value-type="string">
            <text:p>1.513066504E9</text:p>
          </table:table-cell>
          <table:table-cell office:value-type="string">
            <text:p>9.101947354771142E-5</text:p>
          </table:table-cell>
        </table:table-row>
        <table:table-row table:style-name="ro1">
          <table:table-cell office:value-type="string">
            <text:p>1.00000741493224E14</text:p>
          </table:table-cell>
          <table:table-cell office:value-type="string">
            <text:p>1.226116493348003E-4</text:p>
          </table:table-cell>
        </table:table-row>
        <table:table-row table:style-name="ro1">
          <table:table-cell office:value-type="string">
            <text:p>1.00000251535921E14</text:p>
          </table:table-cell>
          <table:table-cell office:value-type="string">
            <text:p>6.91803261287333E-5</text:p>
          </table:table-cell>
        </table:table-row>
        <table:table-row table:style-name="ro1">
          <table:table-cell office:value-type="string">
            <text:p>1.000025849918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21625932E14</text:p>
          </table:table-cell>
          <table:table-cell office:value-type="string">
            <text:p>7.833891790791398E-5</text:p>
          </table:table-cell>
        </table:table-row>
        <table:table-row table:style-name="ro1">
          <table:table-cell office:value-type="string">
            <text:p>1.26215873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3440317E8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342094041E9</text:p>
          </table:table-cell>
          <table:table-cell office:value-type="string">
            <text:p>7.167209202704087E-5</text:p>
          </table:table-cell>
        </table:table-row>
        <table:table-row table:style-name="ro1">
          <table:table-cell office:value-type="string">
            <text:p>6.1222147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8103636E9</text:p>
          </table:table-cell>
          <table:table-cell office:value-type="string">
            <text:p>8.650941491327761E-4</text:p>
          </table:table-cell>
        </table:table-row>
        <table:table-row table:style-name="ro1">
          <table:table-cell office:value-type="string">
            <text:p>6.0242394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0825778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7451747E8</text:p>
          </table:table-cell>
          <table:table-cell office:value-type="string">
            <text:p>0.003455346606323158</text:p>
          </table:table-cell>
        </table:table-row>
        <table:table-row table:style-name="ro1">
          <table:table-cell office:value-type="string">
            <text:p>1.000002242703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177437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90198167E9</text:p>
          </table:table-cell>
          <table:table-cell office:value-type="string">
            <text:p>8.448531980890434E-5</text:p>
          </table:table-cell>
        </table:table-row>
        <table:table-row table:style-name="ro1">
          <table:table-cell office:value-type="string">
            <text:p>1.6380712E9</text:p>
          </table:table-cell>
          <table:table-cell office:value-type="string">
            <text:p>8.067230463264668E-5</text:p>
          </table:table-cell>
        </table:table-row>
        <table:table-row table:style-name="ro1">
          <table:table-cell office:value-type="string">
            <text:p>1.00001228983373E14</text:p>
          </table:table-cell>
          <table:table-cell office:value-type="string">
            <text:p>1.0027293454218305E-4</text:p>
          </table:table-cell>
        </table:table-row>
        <table:table-row table:style-name="ro1">
          <table:table-cell office:value-type="string">
            <text:p>1.545849544E9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229249124E14</text:p>
          </table:table-cell>
          <table:table-cell office:value-type="string">
            <text:p>1.6448013756188294E-4</text:p>
          </table:table-cell>
        </table:table-row>
        <table:table-row table:style-name="ro1">
          <table:table-cell office:value-type="string">
            <text:p>1.0000277393190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894130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121655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648598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9947963E9</text:p>
          </table:table-cell>
          <table:table-cell office:value-type="string">
            <text:p>4.659480353366856E-4</text:p>
          </table:table-cell>
        </table:table-row>
        <table:table-row table:style-name="ro1">
          <table:table-cell office:value-type="string">
            <text:p>1.72271126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4197363E8</text:p>
          </table:table-cell>
          <table:table-cell office:value-type="string">
            <text:p>2.0828354601856372E-4</text:p>
          </table:table-cell>
        </table:table-row>
        <table:table-row table:style-name="ro1">
          <table:table-cell office:value-type="string">
            <text:p>1.20874114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75704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0168972E8</text:p>
          </table:table-cell>
          <table:table-cell office:value-type="string">
            <text:p>3.335614595953637E-4</text:p>
          </table:table-cell>
        </table:table-row>
        <table:table-row table:style-name="ro1">
          <table:table-cell office:value-type="string">
            <text:p>1.00000539371207E14</text:p>
          </table:table-cell>
          <table:table-cell office:value-type="string">
            <text:p>2.1261287535232043E-4</text:p>
          </table:table-cell>
        </table:table-row>
        <table:table-row table:style-name="ro1">
          <table:table-cell office:value-type="string">
            <text:p>6.35853963E8</text:p>
          </table:table-cell>
          <table:table-cell office:value-type="string">
            <text:p>7.437426402797847E-5</text:p>
          </table:table-cell>
        </table:table-row>
        <table:table-row table:style-name="ro1">
          <table:table-cell office:value-type="string">
            <text:p>6.4944929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3598311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45784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289481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690346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57347576E14</text:p>
          </table:table-cell>
          <table:table-cell office:value-type="string">
            <text:p>7.365348553728737E-5</text:p>
          </table:table-cell>
        </table:table-row>
        <table:table-row table:style-name="ro1">
          <table:table-cell office:value-type="string">
            <text:p>1.00001832353208E14</text:p>
          </table:table-cell>
          <table:table-cell office:value-type="string">
            <text:p>6.906726761052401E-5</text:p>
          </table:table-cell>
        </table:table-row>
        <table:table-row table:style-name="ro1">
          <table:table-cell office:value-type="string">
            <text:p>1.0000014363005E14</text:p>
          </table:table-cell>
          <table:table-cell office:value-type="string">
            <text:p>7.128039707391732E-5</text:p>
          </table:table-cell>
        </table:table-row>
        <table:table-row table:style-name="ro1">
          <table:table-cell office:value-type="string">
            <text:p>1.275275108E9</text:p>
          </table:table-cell>
          <table:table-cell office:value-type="string">
            <text:p>3.922013460770121E-4</text:p>
          </table:table-cell>
        </table:table-row>
        <table:table-row table:style-name="ro1">
          <table:table-cell office:value-type="string">
            <text:p>1.0000018838548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91473E8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1124107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98217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957686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2079579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3233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58139882E9</text:p>
          </table:table-cell>
          <table:table-cell office:value-type="string">
            <text:p>1.1828074536685422E-4</text:p>
          </table:table-cell>
        </table:table-row>
        <table:table-row table:style-name="ro1">
          <table:table-cell office:value-type="string">
            <text:p>1.556979428E9</text:p>
          </table:table-cell>
          <table:table-cell office:value-type="string">
            <text:p>1.440344927518467E-4</text:p>
          </table:table-cell>
        </table:table-row>
        <table:table-row table:style-name="ro1">
          <table:table-cell office:value-type="string">
            <text:p>1.563945767E9</text:p>
          </table:table-cell>
          <table:table-cell office:value-type="string">
            <text:p>7.537229755642919E-5</text:p>
          </table:table-cell>
        </table:table-row>
        <table:table-row table:style-name="ro1">
          <table:table-cell office:value-type="string">
            <text:p>1.000026655200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2357078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43210334E14</text:p>
          </table:table-cell>
          <table:table-cell office:value-type="string">
            <text:p>8.306688662346674E-5</text:p>
          </table:table-cell>
        </table:table-row>
        <table:table-row table:style-name="ro1">
          <table:table-cell office:value-type="string">
            <text:p>1.003849657E9</text:p>
          </table:table-cell>
          <table:table-cell office:value-type="string">
            <text:p>1.7827021237298526E-4</text:p>
          </table:table-cell>
        </table:table-row>
        <table:table-row table:style-name="ro1">
          <table:table-cell office:value-type="string">
            <text:p>1.00002064446502E14</text:p>
          </table:table-cell>
          <table:table-cell office:value-type="string">
            <text:p>7.555142522390511E-5</text:p>
          </table:table-cell>
        </table:table-row>
        <table:table-row table:style-name="ro1">
          <table:table-cell office:value-type="string">
            <text:p>1.00001551394217E14</text:p>
          </table:table-cell>
          <table:table-cell office:value-type="string">
            <text:p>2.5841628620486886E-4</text:p>
          </table:table-cell>
        </table:table-row>
        <table:table-row table:style-name="ro1">
          <table:table-cell office:value-type="string">
            <text:p>1.26304508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4818200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89353235E14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039993854E9</text:p>
          </table:table-cell>
          <table:table-cell office:value-type="string">
            <text:p>1.9277176103509231E-4</text:p>
          </table:table-cell>
        </table:table-row>
        <table:table-row table:style-name="ro1">
          <table:table-cell office:value-type="string">
            <text:p>5.38753095E8</text:p>
          </table:table-cell>
          <table:table-cell office:value-type="string">
            <text:p>8.008503791126162E-5</text:p>
          </table:table-cell>
        </table:table-row>
        <table:table-row table:style-name="ro1">
          <table:table-cell office:value-type="string">
            <text:p>1.4455145E9</text:p>
          </table:table-cell>
          <table:table-cell office:value-type="string">
            <text:p>1.1394245587641095E-4</text:p>
          </table:table-cell>
        </table:table-row>
        <table:table-row table:style-name="ro1">
          <table:table-cell office:value-type="string">
            <text:p>1.000008888947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81619061E9</text:p>
          </table:table-cell>
          <table:table-cell office:value-type="string">
            <text:p>7.011142920207417E-5</text:p>
          </table:table-cell>
        </table:table-row>
        <table:table-row table:style-name="ro1">
          <table:table-cell office:value-type="string">
            <text:p>5.5904682E8</text:p>
          </table:table-cell>
          <table:table-cell office:value-type="string">
            <text:p>8.485490785157245E-5</text:p>
          </table:table-cell>
        </table:table-row>
        <table:table-row table:style-name="ro1">
          <table:table-cell office:value-type="string">
            <text:p>1.270330885E9</text:p>
          </table:table-cell>
          <table:table-cell office:value-type="string">
            <text:p>8.963124853525005E-5</text:p>
          </table:table-cell>
        </table:table-row>
        <table:table-row table:style-name="ro1">
          <table:table-cell office:value-type="string">
            <text:p>5.7552106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12672372E14</text:p>
          </table:table-cell>
          <table:table-cell office:value-type="string">
            <text:p>7.011142920207417E-5</text:p>
          </table:table-cell>
        </table:table-row>
        <table:table-row table:style-name="ro1">
          <table:table-cell office:value-type="string">
            <text:p>1.28387051E9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7.0343890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85935625E14</text:p>
          </table:table-cell>
          <table:table-cell office:value-type="string">
            <text:p>1.0999017542187118E-4</text:p>
          </table:table-cell>
        </table:table-row>
        <table:table-row table:style-name="ro1">
          <table:table-cell office:value-type="string">
            <text:p>1.000032977989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3523398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86427043E14</text:p>
          </table:table-cell>
          <table:table-cell office:value-type="string">
            <text:p>2.1870104415439476E-4</text:p>
          </table:table-cell>
        </table:table-row>
        <table:table-row table:style-name="ro1">
          <table:table-cell office:value-type="string">
            <text:p>1.00000439473148E14</text:p>
          </table:table-cell>
          <table:table-cell office:value-type="string">
            <text:p>1.2672279996382336E-4</text:p>
          </table:table-cell>
        </table:table-row>
        <table:table-row table:style-name="ro1">
          <table:table-cell office:value-type="string">
            <text:p>6.1310172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1256847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954159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39770829E8</text:p>
          </table:table-cell>
          <table:table-cell office:value-type="string">
            <text:p>7.65294545867403E-5</text:p>
          </table:table-cell>
        </table:table-row>
        <table:table-row table:style-name="ro1">
          <table:table-cell office:value-type="string">
            <text:p>1.00000984459073E14</text:p>
          </table:table-cell>
          <table:table-cell office:value-type="string">
            <text:p>7.15133989530821E-5</text:p>
          </table:table-cell>
        </table:table-row>
        <table:table-row table:style-name="ro1">
          <table:table-cell office:value-type="string">
            <text:p>7.185553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925192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619016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22813493E9</text:p>
          </table:table-cell>
          <table:table-cell office:value-type="string">
            <text:p>7.181762109673891E-5</text:p>
          </table:table-cell>
        </table:table-row>
        <table:table-row table:style-name="ro1">
          <table:table-cell office:value-type="string">
            <text:p>1.00000134428711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8.55759678E8</text:p>
          </table:table-cell>
          <table:table-cell office:value-type="string">
            <text:p>7.016861025797799E-5</text:p>
          </table:table-cell>
        </table:table-row>
        <table:table-row table:style-name="ro1">
          <table:table-cell office:value-type="string">
            <text:p>1.50852805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0211360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14954577E8</text:p>
          </table:table-cell>
          <table:table-cell office:value-type="string">
            <text:p>7.899242106393131E-5</text:p>
          </table:table-cell>
        </table:table-row>
        <table:table-row table:style-name="ro1">
          <table:table-cell office:value-type="string">
            <text:p>1.660236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90342009E9</text:p>
          </table:table-cell>
          <table:table-cell office:value-type="string">
            <text:p>6.894309154799151E-5</text:p>
          </table:table-cell>
        </table:table-row>
        <table:table-row table:style-name="ro1">
          <table:table-cell office:value-type="string">
            <text:p>6.4052058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27320567E14</text:p>
          </table:table-cell>
          <table:table-cell office:value-type="string">
            <text:p>6.841623243814584E-5</text:p>
          </table:table-cell>
        </table:table-row>
        <table:table-row table:style-name="ro1">
          <table:table-cell office:value-type="string">
            <text:p>1.00000581222609E14</text:p>
          </table:table-cell>
          <table:table-cell office:value-type="string">
            <text:p>1.9327188037142465E-4</text:p>
          </table:table-cell>
        </table:table-row>
        <table:table-row table:style-name="ro1">
          <table:table-cell office:value-type="string">
            <text:p>1.000005986687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667614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8543743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459080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40171852E9</text:p>
          </table:table-cell>
          <table:table-cell office:value-type="string">
            <text:p>8.131427982123742E-5</text:p>
          </table:table-cell>
        </table:table-row>
        <table:table-row table:style-name="ro1">
          <table:table-cell office:value-type="string">
            <text:p>1.841315094E9</text:p>
          </table:table-cell>
          <table:table-cell office:value-type="string">
            <text:p>7.312015334152343E-5</text:p>
          </table:table-cell>
        </table:table-row>
        <table:table-row table:style-name="ro1">
          <table:table-cell office:value-type="string">
            <text:p>1.00000404473849E14</text:p>
          </table:table-cell>
          <table:table-cell office:value-type="string">
            <text:p>1.2794274369911748E-4</text:p>
          </table:table-cell>
        </table:table-row>
        <table:table-row table:style-name="ro1">
          <table:table-cell office:value-type="string">
            <text:p>1.724049317E9</text:p>
          </table:table-cell>
          <table:table-cell office:value-type="string">
            <text:p>1.5768363805591042E-4</text:p>
          </table:table-cell>
        </table:table-row>
        <table:table-row table:style-name="ro1">
          <table:table-cell office:value-type="string">
            <text:p>1.00002738712504E14</text:p>
          </table:table-cell>
          <table:table-cell office:value-type="string">
            <text:p>6.478354688417345E-4</text:p>
          </table:table-cell>
        </table:table-row>
        <table:table-row table:style-name="ro1">
          <table:table-cell office:value-type="string">
            <text:p>1.0000059161286E14</text:p>
          </table:table-cell>
          <table:table-cell office:value-type="string">
            <text:p>6.895696731040045E-5</text:p>
          </table:table-cell>
        </table:table-row>
        <table:table-row table:style-name="ro1">
          <table:table-cell office:value-type="string">
            <text:p>1.00000424925067E14</text:p>
          </table:table-cell>
          <table:table-cell office:value-type="string">
            <text:p>9.253875531111938E-5</text:p>
          </table:table-cell>
        </table:table-row>
        <table:table-row table:style-name="ro1">
          <table:table-cell office:value-type="string">
            <text:p>1.33656906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4012004E8</text:p>
          </table:table-cell>
          <table:table-cell office:value-type="string">
            <text:p>0.003233703800387435</text:p>
          </table:table-cell>
        </table:table-row>
        <table:table-row table:style-name="ro1">
          <table:table-cell office:value-type="string">
            <text:p>1.000009259722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2808602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95635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70585801E14</text:p>
          </table:table-cell>
          <table:table-cell office:value-type="string">
            <text:p>7.98122444740173E-5</text:p>
          </table:table-cell>
        </table:table-row>
        <table:table-row table:style-name="ro1">
          <table:table-cell office:value-type="string">
            <text:p>1.00001069533799E14</text:p>
          </table:table-cell>
          <table:table-cell office:value-type="string">
            <text:p>7.202437806745202E-5</text:p>
          </table:table-cell>
        </table:table-row>
        <table:table-row table:style-name="ro1">
          <table:table-cell office:value-type="string">
            <text:p>1.50240416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43833668E14</text:p>
          </table:table-cell>
          <table:table-cell office:value-type="string">
            <text:p>2.255935763569081E-4</text:p>
          </table:table-cell>
        </table:table-row>
        <table:table-row table:style-name="ro1">
          <table:table-cell office:value-type="string">
            <text:p>1.000007549563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147031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47886374E14</text:p>
          </table:table-cell>
          <table:table-cell office:value-type="string">
            <text:p>1.0278208593864454E-4</text:p>
          </table:table-cell>
        </table:table-row>
        <table:table-row table:style-name="ro1">
          <table:table-cell office:value-type="string">
            <text:p>1.0000425067352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15730837E9</text:p>
          </table:table-cell>
          <table:table-cell office:value-type="string">
            <text:p>1.251573438709666E-4</text:p>
          </table:table-cell>
        </table:table-row>
        <table:table-row table:style-name="ro1">
          <table:table-cell office:value-type="string">
            <text:p>1.000029471650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4727227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8720096E8</text:p>
          </table:table-cell>
          <table:table-cell office:value-type="string">
            <text:p>1.1781742248047054E-4</text:p>
          </table:table-cell>
        </table:table-row>
        <table:table-row table:style-name="ro1">
          <table:table-cell office:value-type="string">
            <text:p>1.00000110324558E14</text:p>
          </table:table-cell>
          <table:table-cell office:value-type="string">
            <text:p>8.140493894847314E-5</text:p>
          </table:table-cell>
        </table:table-row>
        <table:table-row table:style-name="ro1">
          <table:table-cell office:value-type="string">
            <text:p>1.00001313564389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5.83841767E8</text:p>
          </table:table-cell>
          <table:table-cell office:value-type="string">
            <text:p>1.0399680391285173E-4</text:p>
          </table:table-cell>
        </table:table-row>
        <table:table-row table:style-name="ro1">
          <table:table-cell office:value-type="string">
            <text:p>6.8482023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56093253E9</text:p>
          </table:table-cell>
          <table:table-cell office:value-type="string">
            <text:p>7.648179016153531E-5</text:p>
          </table:table-cell>
        </table:table-row>
        <table:table-row table:style-name="ro1">
          <table:table-cell office:value-type="string">
            <text:p>8.9900123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0603402E14</text:p>
          </table:table-cell>
          <table:table-cell office:value-type="string">
            <text:p>6.831053565063069E-5</text:p>
          </table:table-cell>
        </table:table-row>
        <table:table-row table:style-name="ro1">
          <table:table-cell office:value-type="string">
            <text:p>5.5774857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62939157E8</text:p>
          </table:table-cell>
          <table:table-cell office:value-type="string">
            <text:p>6.932780390662032E-5</text:p>
          </table:table-cell>
        </table:table-row>
        <table:table-row table:style-name="ro1">
          <table:table-cell office:value-type="string">
            <text:p>1.102433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2353509E8</text:p>
          </table:table-cell>
          <table:table-cell office:value-type="string">
            <text:p>1.8104589296889854E-4</text:p>
          </table:table-cell>
        </table:table-row>
        <table:table-row table:style-name="ro1">
          <table:table-cell office:value-type="string">
            <text:p>6.4598014E8</text:p>
          </table:table-cell>
          <table:table-cell office:value-type="string">
            <text:p>6.82719332490594E-5</text:p>
          </table:table-cell>
        </table:table-row>
        <table:table-row table:style-name="ro1">
          <table:table-cell office:value-type="string">
            <text:p>1.000037632737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9819272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206895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1871940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472258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16532918E14</text:p>
          </table:table-cell>
          <table:table-cell office:value-type="string">
            <text:p>6.064597152319427E-4</text:p>
          </table:table-cell>
        </table:table-row>
        <table:table-row table:style-name="ro1">
          <table:table-cell office:value-type="string">
            <text:p>1.00000918139056E14</text:p>
          </table:table-cell>
          <table:table-cell office:value-type="string">
            <text:p>7.137552007153561E-5</text:p>
          </table:table-cell>
        </table:table-row>
        <table:table-row table:style-name="ro1">
          <table:table-cell office:value-type="string">
            <text:p>1.640531946E9</text:p>
          </table:table-cell>
          <table:table-cell office:value-type="string">
            <text:p>7.94619068279127E-5</text:p>
          </table:table-cell>
        </table:table-row>
        <table:table-row table:style-name="ro1">
          <table:table-cell office:value-type="string">
            <text:p>1.00001606845173E14</text:p>
          </table:table-cell>
          <table:table-cell office:value-type="string">
            <text:p>1.2216717470632516E-4</text:p>
          </table:table-cell>
        </table:table-row>
        <table:table-row table:style-name="ro1">
          <table:table-cell office:value-type="string">
            <text:p>1.0000242491984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69324186E9</text:p>
          </table:table-cell>
          <table:table-cell office:value-type="string">
            <text:p>1.7898824539754467E-4</text:p>
          </table:table-cell>
        </table:table-row>
        <table:table-row table:style-name="ro1">
          <table:table-cell office:value-type="string">
            <text:p>1.724059887E9</text:p>
          </table:table-cell>
          <table:table-cell office:value-type="string">
            <text:p>6.940918536709948E-5</text:p>
          </table:table-cell>
        </table:table-row>
        <table:table-row table:style-name="ro1">
          <table:table-cell office:value-type="string">
            <text:p>1.00000685939405E14</text:p>
          </table:table-cell>
          <table:table-cell office:value-type="string">
            <text:p>4.481374360927807E-4</text:p>
          </table:table-cell>
        </table:table-row>
        <table:table-row table:style-name="ro1">
          <table:table-cell office:value-type="string">
            <text:p>1.82086111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839669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664284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9925418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92397596E14</text:p>
          </table:table-cell>
          <table:table-cell office:value-type="string">
            <text:p>8.870741056684006E-5</text:p>
          </table:table-cell>
        </table:table-row>
        <table:table-row table:style-name="ro1">
          <table:table-cell office:value-type="string">
            <text:p>1.2188615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59285227E9</text:p>
          </table:table-cell>
          <table:table-cell office:value-type="string">
            <text:p>9.551648197226814E-5</text:p>
          </table:table-cell>
        </table:table-row>
        <table:table-row table:style-name="ro1">
          <table:table-cell office:value-type="string">
            <text:p>1.0000155398968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9760238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924080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045249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09238465E14</text:p>
          </table:table-cell>
          <table:table-cell office:value-type="string">
            <text:p>9.550662204247808E-5</text:p>
          </table:table-cell>
        </table:table-row>
        <table:table-row table:style-name="ro1">
          <table:table-cell office:value-type="string">
            <text:p>1.00004434785631E14</text:p>
          </table:table-cell>
          <table:table-cell office:value-type="string">
            <text:p>8.710551747323986E-5</text:p>
          </table:table-cell>
        </table:table-row>
        <table:table-row table:style-name="ro1">
          <table:table-cell office:value-type="string">
            <text:p>5.81057504E8</text:p>
          </table:table-cell>
          <table:table-cell office:value-type="string">
            <text:p>1.0827849059349906E-4</text:p>
          </table:table-cell>
        </table:table-row>
        <table:table-row table:style-name="ro1">
          <table:table-cell office:value-type="string">
            <text:p>1.51933810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4737418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87294579E14</text:p>
          </table:table-cell>
          <table:table-cell office:value-type="string">
            <text:p>2.416444432419572E-4</text:p>
          </table:table-cell>
        </table:table-row>
        <table:table-row table:style-name="ro1">
          <table:table-cell office:value-type="string">
            <text:p>1.0000056522007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38475063E9</text:p>
          </table:table-cell>
          <table:table-cell office:value-type="string">
            <text:p>1.0279811690377228E-4</text:p>
          </table:table-cell>
        </table:table-row>
        <table:table-row table:style-name="ro1">
          <table:table-cell office:value-type="string">
            <text:p>1.000007591269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398802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918247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75178509E14</text:p>
          </table:table-cell>
          <table:table-cell office:value-type="string">
            <text:p>7.032035855157372E-5</text:p>
          </table:table-cell>
        </table:table-row>
        <table:table-row table:style-name="ro1">
          <table:table-cell office:value-type="string">
            <text:p>5.13005558E8</text:p>
          </table:table-cell>
          <table:table-cell office:value-type="string">
            <text:p>7.956023309471156E-5</text:p>
          </table:table-cell>
        </table:table-row>
        <table:table-row table:style-name="ro1">
          <table:table-cell office:value-type="string">
            <text:p>1.0000573004384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5466900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50340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2526575E14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1.68390938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799634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0269887E9</text:p>
          </table:table-cell>
          <table:table-cell office:value-type="string">
            <text:p>2.1028633631842977E-4</text:p>
          </table:table-cell>
        </table:table-row>
        <table:table-row table:style-name="ro1">
          <table:table-cell office:value-type="string">
            <text:p>1.0082879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01736998E9</text:p>
          </table:table-cell>
          <table:table-cell office:value-type="string">
            <text:p>8.975928330031885E-5</text:p>
          </table:table-cell>
        </table:table-row>
        <table:table-row table:style-name="ro1">
          <table:table-cell office:value-type="string">
            <text:p>7.16375133E8</text:p>
          </table:table-cell>
          <table:table-cell office:value-type="string">
            <text:p>6.969800739984915E-5</text:p>
          </table:table-cell>
        </table:table-row>
        <table:table-row table:style-name="ro1">
          <table:table-cell office:value-type="string">
            <text:p>1.0000004455181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8514310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319653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8266115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084541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4081851E8</text:p>
          </table:table-cell>
          <table:table-cell office:value-type="string">
            <text:p>1.5536572690718473E-4</text:p>
          </table:table-cell>
        </table:table-row>
        <table:table-row table:style-name="ro1">
          <table:table-cell office:value-type="string">
            <text:p>1.000007359477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4033581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2410682E9</text:p>
          </table:table-cell>
          <table:table-cell office:value-type="string">
            <text:p>0.03400638468835642</text:p>
          </table:table-cell>
        </table:table-row>
        <table:table-row table:style-name="ro1">
          <table:table-cell office:value-type="string">
            <text:p>1.83435973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7637236E9</text:p>
          </table:table-cell>
          <table:table-cell office:value-type="string">
            <text:p>1.183562823850998E-4</text:p>
          </table:table-cell>
        </table:table-row>
        <table:table-row table:style-name="ro1">
          <table:table-cell office:value-type="string">
            <text:p>1.00005069260075E14</text:p>
          </table:table-cell>
          <table:table-cell office:value-type="string">
            <text:p>2.677632246773991E-4</text:p>
          </table:table-cell>
        </table:table-row>
        <table:table-row table:style-name="ro1">
          <table:table-cell office:value-type="string">
            <text:p>1.0000056073788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905309E7</text:p>
          </table:table-cell>
          <table:table-cell office:value-type="string">
            <text:p>7.43374949142005E-5</text:p>
          </table:table-cell>
        </table:table-row>
        <table:table-row table:style-name="ro1">
          <table:table-cell office:value-type="string">
            <text:p>1.652096327E9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5.4919178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892457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91436564E9</text:p>
          </table:table-cell>
          <table:table-cell office:value-type="string">
            <text:p>7.987683926616192E-5</text:p>
          </table:table-cell>
        </table:table-row>
        <table:table-row table:style-name="ro1">
          <table:table-cell office:value-type="string">
            <text:p>1.00001241238541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422024902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48475299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8038309E8</text:p>
          </table:table-cell>
          <table:table-cell office:value-type="string">
            <text:p>7.029486686997668E-5</text:p>
          </table:table-cell>
        </table:table-row>
        <table:table-row table:style-name="ro1">
          <table:table-cell office:value-type="string">
            <text:p>1.00000232568822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0435884714E14</text:p>
          </table:table-cell>
          <table:table-cell office:value-type="string">
            <text:p>1.9979751977083248E-4</text:p>
          </table:table-cell>
        </table:table-row>
        <table:table-row table:style-name="ro1">
          <table:table-cell office:value-type="string">
            <text:p>6.13129779E8</text:p>
          </table:table-cell>
          <table:table-cell office:value-type="string">
            <text:p>8.89302077915983E-5</text:p>
          </table:table-cell>
        </table:table-row>
        <table:table-row table:style-name="ro1">
          <table:table-cell office:value-type="string">
            <text:p>1.00004072794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62423742E9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12390858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378695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64810203E8</text:p>
          </table:table-cell>
          <table:table-cell office:value-type="string">
            <text:p>9.551648197226814E-5</text:p>
          </table:table-cell>
        </table:table-row>
        <table:table-row table:style-name="ro1">
          <table:table-cell office:value-type="string">
            <text:p>7.8844435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2351547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994995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256362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999566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659153E9</text:p>
          </table:table-cell>
          <table:table-cell office:value-type="string">
            <text:p>9.606874105402187E-5</text:p>
          </table:table-cell>
        </table:table-row>
        <table:table-row table:style-name="ro1">
          <table:table-cell office:value-type="string">
            <text:p>1.000000225557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358990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1319761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20723925E14</text:p>
          </table:table-cell>
          <table:table-cell office:value-type="string">
            <text:p>7.649547603832317E-5</text:p>
          </table:table-cell>
        </table:table-row>
        <table:table-row table:style-name="ro1">
          <table:table-cell office:value-type="string">
            <text:p>1.00001992739612E14</text:p>
          </table:table-cell>
          <table:table-cell office:value-type="string">
            <text:p>7.597328724730319E-5</text:p>
          </table:table-cell>
        </table:table-row>
        <table:table-row table:style-name="ro1">
          <table:table-cell office:value-type="string">
            <text:p>1.156750132E9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14946618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8203635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4462054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18011559E14</text:p>
          </table:table-cell>
          <table:table-cell office:value-type="string">
            <text:p>8.489843725009835E-5</text:p>
          </table:table-cell>
        </table:table-row>
        <table:table-row table:style-name="ro1">
          <table:table-cell office:value-type="string">
            <text:p>1.000030734632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6770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505448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94437703E14</text:p>
          </table:table-cell>
          <table:table-cell office:value-type="string">
            <text:p>7.252361554264142E-5</text:p>
          </table:table-cell>
        </table:table-row>
        <table:table-row table:style-name="ro1">
          <table:table-cell office:value-type="string">
            <text:p>2.0001666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97105486E14</text:p>
          </table:table-cell>
          <table:table-cell office:value-type="string">
            <text:p>2.3260053689775565E-4</text:p>
          </table:table-cell>
        </table:table-row>
        <table:table-row table:style-name="ro1">
          <table:table-cell office:value-type="string">
            <text:p>5.59014751E8</text:p>
          </table:table-cell>
          <table:table-cell office:value-type="string">
            <text:p>9.706882361440403E-5</text:p>
          </table:table-cell>
        </table:table-row>
        <table:table-row table:style-name="ro1">
          <table:table-cell office:value-type="string">
            <text:p>1.00000067690477E14</text:p>
          </table:table-cell>
          <table:table-cell office:value-type="string">
            <text:p>6.221396280681572E-4</text:p>
          </table:table-cell>
        </table:table-row>
        <table:table-row table:style-name="ro1">
          <table:table-cell office:value-type="string">
            <text:p>1.000025710032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86402124E14</text:p>
          </table:table-cell>
          <table:table-cell office:value-type="string">
            <text:p>9.764688436816309E-5</text:p>
          </table:table-cell>
        </table:table-row>
        <table:table-row table:style-name="ro1">
          <table:table-cell office:value-type="string">
            <text:p>1.000014829500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2355583E8</text:p>
          </table:table-cell>
          <table:table-cell office:value-type="string">
            <text:p>2.069703723371318E-4</text:p>
          </table:table-cell>
        </table:table-row>
        <table:table-row table:style-name="ro1">
          <table:table-cell office:value-type="string">
            <text:p>1.5530743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46793969E14</text:p>
          </table:table-cell>
          <table:table-cell office:value-type="string">
            <text:p>7.226128229103798E-5</text:p>
          </table:table-cell>
        </table:table-row>
        <table:table-row table:style-name="ro1">
          <table:table-cell office:value-type="string">
            <text:p>1.000007966385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14209634E14</text:p>
          </table:table-cell>
          <table:table-cell office:value-type="string">
            <text:p>9.82541021850262E-5</text:p>
          </table:table-cell>
        </table:table-row>
        <table:table-row table:style-name="ro1">
          <table:table-cell office:value-type="string">
            <text:p>1.771791835E9</text:p>
          </table:table-cell>
          <table:table-cell office:value-type="string">
            <text:p>9.900626300054362E-5</text:p>
          </table:table-cell>
        </table:table-row>
        <table:table-row table:style-name="ro1">
          <table:table-cell office:value-type="string">
            <text:p>1.00000901953193E14</text:p>
          </table:table-cell>
          <table:table-cell office:value-type="string">
            <text:p>7.418470856813058E-5</text:p>
          </table:table-cell>
        </table:table-row>
        <table:table-row table:style-name="ro1">
          <table:table-cell office:value-type="string">
            <text:p>1.0000033326549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76932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988653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226781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472471E9</text:p>
          </table:table-cell>
          <table:table-cell office:value-type="string">
            <text:p>1.0885461513966551E-4</text:p>
          </table:table-cell>
        </table:table-row>
        <table:table-row table:style-name="ro1">
          <table:table-cell office:value-type="string">
            <text:p>1.82037935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1841767E14</text:p>
          </table:table-cell>
          <table:table-cell office:value-type="string">
            <text:p>7.179051581841815E-5</text:p>
          </table:table-cell>
        </table:table-row>
        <table:table-row table:style-name="ro1">
          <table:table-cell office:value-type="string">
            <text:p>1.17312059E9</text:p>
          </table:table-cell>
          <table:table-cell office:value-type="string">
            <text:p>1.0873623411456188E-4</text:p>
          </table:table-cell>
        </table:table-row>
        <table:table-row table:style-name="ro1">
          <table:table-cell office:value-type="string">
            <text:p>5.5553405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9613108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224361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27512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4739396E8</text:p>
          </table:table-cell>
          <table:table-cell office:value-type="string">
            <text:p>9.027534264093412E-5</text:p>
          </table:table-cell>
        </table:table-row>
        <table:table-row table:style-name="ro1">
          <table:table-cell office:value-type="string">
            <text:p>1.000000170805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515691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737010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1956148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399781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01428632E14</text:p>
          </table:table-cell>
          <table:table-cell office:value-type="string">
            <text:p>9.37734863573861E-5</text:p>
          </table:table-cell>
        </table:table-row>
        <table:table-row table:style-name="ro1">
          <table:table-cell office:value-type="string">
            <text:p>1.655437716E9</text:p>
          </table:table-cell>
          <table:table-cell office:value-type="string">
            <text:p>7.834522092306018E-5</text:p>
          </table:table-cell>
        </table:table-row>
        <table:table-row table:style-name="ro1">
          <table:table-cell office:value-type="string">
            <text:p>1.0000046480613E14</text:p>
          </table:table-cell>
          <table:table-cell office:value-type="string">
            <text:p>6.994027595184987E-5</text:p>
          </table:table-cell>
        </table:table-row>
        <table:table-row table:style-name="ro1">
          <table:table-cell office:value-type="string">
            <text:p>1.000002800772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44705949E14</text:p>
          </table:table-cell>
          <table:table-cell office:value-type="string">
            <text:p>7.756864414465537E-5</text:p>
          </table:table-cell>
        </table:table-row>
        <table:table-row table:style-name="ro1">
          <table:table-cell office:value-type="string">
            <text:p>1.000013294818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484229061E14</text:p>
          </table:table-cell>
          <table:table-cell office:value-type="string">
            <text:p>6.875728919484715E-5</text:p>
          </table:table-cell>
        </table:table-row>
        <table:table-row table:style-name="ro1">
          <table:table-cell office:value-type="string">
            <text:p>1.0000034601197E14</text:p>
          </table:table-cell>
          <table:table-cell office:value-type="string">
            <text:p>1.740573522319182E-4</text:p>
          </table:table-cell>
        </table:table-row>
        <table:table-row table:style-name="ro1">
          <table:table-cell office:value-type="string">
            <text:p>1225180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454645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843007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13158433E14</text:p>
          </table:table-cell>
          <table:table-cell office:value-type="string">
            <text:p>7.786337133431472E-5</text:p>
          </table:table-cell>
        </table:table-row>
        <table:table-row table:style-name="ro1">
          <table:table-cell office:value-type="string">
            <text:p>1.339927635E9</text:p>
          </table:table-cell>
          <table:table-cell office:value-type="string">
            <text:p>7.710753996614544E-5</text:p>
          </table:table-cell>
        </table:table-row>
        <table:table-row table:style-name="ro1">
          <table:table-cell office:value-type="string">
            <text:p>8.42058577E8</text:p>
          </table:table-cell>
          <table:table-cell office:value-type="string">
            <text:p>1.2688467070069945E-4</text:p>
          </table:table-cell>
        </table:table-row>
        <table:table-row table:style-name="ro1">
          <table:table-cell office:value-type="string">
            <text:p>7.1569232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39377385E14</text:p>
          </table:table-cell>
          <table:table-cell office:value-type="string">
            <text:p>8.271656722840604E-5</text:p>
          </table:table-cell>
        </table:table-row>
        <table:table-row table:style-name="ro1">
          <table:table-cell office:value-type="string">
            <text:p>5.5032624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846214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67787068E9</text:p>
          </table:table-cell>
          <table:table-cell office:value-type="string">
            <text:p>7.05724615374782E-5</text:p>
          </table:table-cell>
        </table:table-row>
        <table:table-row table:style-name="ro1">
          <table:table-cell office:value-type="string">
            <text:p>7.08356639E8</text:p>
          </table:table-cell>
          <table:table-cell office:value-type="string">
            <text:p>8.473737618626238E-5</text:p>
          </table:table-cell>
        </table:table-row>
        <table:table-row table:style-name="ro1">
          <table:table-cell office:value-type="string">
            <text:p>1.00000705343682E14</text:p>
          </table:table-cell>
          <table:table-cell office:value-type="string">
            <text:p>1.43841700755882E-4</text:p>
          </table:table-cell>
        </table:table-row>
        <table:table-row table:style-name="ro1">
          <table:table-cell office:value-type="string">
            <text:p>1.097264159E9</text:p>
          </table:table-cell>
          <table:table-cell office:value-type="string">
            <text:p>9.949816266669956E-5</text:p>
          </table:table-cell>
        </table:table-row>
        <table:table-row table:style-name="ro1">
          <table:table-cell office:value-type="string">
            <text:p>8.54495611E8</text:p>
          </table:table-cell>
          <table:table-cell office:value-type="string">
            <text:p>2.4365144817665134E-4</text:p>
          </table:table-cell>
        </table:table-row>
        <table:table-row table:style-name="ro1">
          <table:table-cell office:value-type="string">
            <text:p>1.1680567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09321009E14</text:p>
          </table:table-cell>
          <table:table-cell office:value-type="string">
            <text:p>7.305936275762894E-5</text:p>
          </table:table-cell>
        </table:table-row>
        <table:table-row table:style-name="ro1">
          <table:table-cell office:value-type="string">
            <text:p>1.00000355225665E14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00002173244596E14</text:p>
          </table:table-cell>
          <table:table-cell office:value-type="string">
            <text:p>8.157391189141E-5</text:p>
          </table:table-cell>
        </table:table-row>
        <table:table-row table:style-name="ro1">
          <table:table-cell office:value-type="string">
            <text:p>1.38493229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7094718E9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500777069E9</text:p>
          </table:table-cell>
          <table:table-cell office:value-type="string">
            <text:p>6.857580119434786E-5</text:p>
          </table:table-cell>
        </table:table-row>
        <table:table-row table:style-name="ro1">
          <table:table-cell office:value-type="string">
            <text:p>5.9371639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75373923E8</text:p>
          </table:table-cell>
          <table:table-cell office:value-type="string">
            <text:p>6.881028085143862E-5</text:p>
          </table:table-cell>
        </table:table-row>
        <table:table-row table:style-name="ro1">
          <table:table-cell office:value-type="string">
            <text:p>1.00000588992495E14</text:p>
          </table:table-cell>
          <table:table-cell office:value-type="string">
            <text:p>7.022114320739201E-5</text:p>
          </table:table-cell>
        </table:table-row>
        <table:table-row table:style-name="ro1">
          <table:table-cell office:value-type="string">
            <text:p>1.00000740444572E14</text:p>
          </table:table-cell>
          <table:table-cell office:value-type="string">
            <text:p>8.875529368295457E-5</text:p>
          </table:table-cell>
        </table:table-row>
        <table:table-row table:style-name="ro1">
          <table:table-cell office:value-type="string">
            <text:p>1.0000399140704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510268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397910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764488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2787363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11669077E14</text:p>
          </table:table-cell>
          <table:table-cell office:value-type="string">
            <text:p>0.0013325490601738814</text:p>
          </table:table-cell>
        </table:table-row>
        <table:table-row table:style-name="ro1">
          <table:table-cell office:value-type="string">
            <text:p>7.19006208E8</text:p>
          </table:table-cell>
          <table:table-cell office:value-type="string">
            <text:p>7.733138142951924E-5</text:p>
          </table:table-cell>
        </table:table-row>
        <table:table-row table:style-name="ro1">
          <table:table-cell office:value-type="string">
            <text:p>6.1517768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3921117E9</text:p>
          </table:table-cell>
          <table:table-cell office:value-type="string">
            <text:p>7.433845185320461E-5</text:p>
          </table:table-cell>
        </table:table-row>
        <table:table-row table:style-name="ro1">
          <table:table-cell office:value-type="string">
            <text:p>1.000003591420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1270308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40256611E9</text:p>
          </table:table-cell>
          <table:table-cell office:value-type="string">
            <text:p>7.063518202604015E-5</text:p>
          </table:table-cell>
        </table:table-row>
        <table:table-row table:style-name="ro1">
          <table:table-cell office:value-type="string">
            <text:p>1.00001280565658E14</text:p>
          </table:table-cell>
          <table:table-cell office:value-type="string">
            <text:p>2.2666079035260885E-4</text:p>
          </table:table-cell>
        </table:table-row>
        <table:table-row table:style-name="ro1">
          <table:table-cell office:value-type="string">
            <text:p>6.1377235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70397873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74286616E9</text:p>
          </table:table-cell>
          <table:table-cell office:value-type="string">
            <text:p>8.933979581171979E-5</text:p>
          </table:table-cell>
        </table:table-row>
        <table:table-row table:style-name="ro1">
          <table:table-cell office:value-type="string">
            <text:p>1.493142147E9</text:p>
          </table:table-cell>
          <table:table-cell office:value-type="string">
            <text:p>8.050233990863192E-5</text:p>
          </table:table-cell>
        </table:table-row>
        <table:table-row table:style-name="ro1">
          <table:table-cell office:value-type="string">
            <text:p>1.00000248702303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6.05443537E8</text:p>
          </table:table-cell>
          <table:table-cell office:value-type="string">
            <text:p>8.592160828063347E-5</text:p>
          </table:table-cell>
        </table:table-row>
        <table:table-row table:style-name="ro1">
          <table:table-cell office:value-type="string">
            <text:p>1.822230748E9</text:p>
          </table:table-cell>
          <table:table-cell office:value-type="string">
            <text:p>8.39419618071579E-5</text:p>
          </table:table-cell>
        </table:table-row>
        <table:table-row table:style-name="ro1">
          <table:table-cell office:value-type="string">
            <text:p>1.674897556E9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01091386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5412671E14</text:p>
          </table:table-cell>
          <table:table-cell office:value-type="string">
            <text:p>2.4246286162168428E-4</text:p>
          </table:table-cell>
        </table:table-row>
        <table:table-row table:style-name="ro1">
          <table:table-cell office:value-type="string">
            <text:p>1.00001874264099E14</text:p>
          </table:table-cell>
          <table:table-cell office:value-type="string">
            <text:p>6.932780390662032E-5</text:p>
          </table:table-cell>
        </table:table-row>
        <table:table-row table:style-name="ro1">
          <table:table-cell office:value-type="string">
            <text:p>7.42417359E8</text:p>
          </table:table-cell>
          <table:table-cell office:value-type="string">
            <text:p>7.152157000998214E-5</text:p>
          </table:table-cell>
        </table:table-row>
        <table:table-row table:style-name="ro1">
          <table:table-cell office:value-type="string">
            <text:p>1.00000738620244E14</text:p>
          </table:table-cell>
          <table:table-cell office:value-type="string">
            <text:p>5.535484781886054E-4</text:p>
          </table:table-cell>
        </table:table-row>
        <table:table-row table:style-name="ro1">
          <table:table-cell office:value-type="string">
            <text:p>1.0000150258684E14</text:p>
          </table:table-cell>
          <table:table-cell office:value-type="string">
            <text:p>0.0019906149581810613</text:p>
          </table:table-cell>
        </table:table-row>
        <table:table-row table:style-name="ro1">
          <table:table-cell office:value-type="string">
            <text:p>1.000042926137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58491721E9</text:p>
          </table:table-cell>
          <table:table-cell office:value-type="string">
            <text:p>7.105429527242415E-5</text:p>
          </table:table-cell>
        </table:table-row>
        <table:table-row table:style-name="ro1">
          <table:table-cell office:value-type="string">
            <text:p>1.000036320149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85949736E9</text:p>
          </table:table-cell>
          <table:table-cell office:value-type="string">
            <text:p>7.180679362359482E-5</text:p>
          </table:table-cell>
        </table:table-row>
        <table:table-row table:style-name="ro1">
          <table:table-cell office:value-type="string">
            <text:p>1.000001111022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2505016E8</text:p>
          </table:table-cell>
          <table:table-cell office:value-type="string">
            <text:p>7.791531848131553E-5</text:p>
          </table:table-cell>
        </table:table-row>
        <table:table-row table:style-name="ro1">
          <table:table-cell office:value-type="string">
            <text:p>1.00000261401245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152560505E14</text:p>
          </table:table-cell>
          <table:table-cell office:value-type="string">
            <text:p>1.345060393226698E-4</text:p>
          </table:table-cell>
        </table:table-row>
        <table:table-row table:style-name="ro1">
          <table:table-cell office:value-type="string">
            <text:p>1.000001253825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55601806E14</text:p>
          </table:table-cell>
          <table:table-cell office:value-type="string">
            <text:p>7.010037704251757E-5</text:p>
          </table:table-cell>
        </table:table-row>
        <table:table-row table:style-name="ro1">
          <table:table-cell office:value-type="string">
            <text:p>1.000059352444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063544169E14</text:p>
          </table:table-cell>
          <table:table-cell office:value-type="string">
            <text:p>7.718911184598902E-5</text:p>
          </table:table-cell>
        </table:table-row>
        <table:table-row table:style-name="ro1">
          <table:table-cell office:value-type="string">
            <text:p>1.0000128239476E14</text:p>
          </table:table-cell>
          <table:table-cell office:value-type="string">
            <text:p>8.584473256231935E-5</text:p>
          </table:table-cell>
        </table:table-row>
        <table:table-row table:style-name="ro1">
          <table:table-cell office:value-type="string">
            <text:p>1.000000207950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2227033E8</text:p>
          </table:table-cell>
          <table:table-cell office:value-type="string">
            <text:p>9.339637084333469E-5</text:p>
          </table:table-cell>
        </table:table-row>
        <table:table-row table:style-name="ro1">
          <table:table-cell office:value-type="string">
            <text:p>1.039638825E9</text:p>
          </table:table-cell>
          <table:table-cell office:value-type="string">
            <text:p>8.876813959670041E-5</text:p>
          </table:table-cell>
        </table:table-row>
        <table:table-row table:style-name="ro1">
          <table:table-cell office:value-type="string">
            <text:p>1.000000508208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652377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67749246E14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000005443411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391422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5409973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063115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447277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98388348E9</text:p>
          </table:table-cell>
          <table:table-cell office:value-type="string">
            <text:p>8.490673251616469E-5</text:p>
          </table:table-cell>
        </table:table-row>
        <table:table-row table:style-name="ro1">
          <table:table-cell office:value-type="string">
            <text:p>1.00001920748025E14</text:p>
          </table:table-cell>
          <table:table-cell office:value-type="string">
            <text:p>7.671753206527457E-5</text:p>
          </table:table-cell>
        </table:table-row>
        <table:table-row table:style-name="ro1">
          <table:table-cell office:value-type="string">
            <text:p>7.2378655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836144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9123244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1148149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3297355E8</text:p>
          </table:table-cell>
          <table:table-cell office:value-type="string">
            <text:p>6.994027595184987E-5</text:p>
          </table:table-cell>
        </table:table-row>
        <table:table-row table:style-name="ro1">
          <table:table-cell office:value-type="string">
            <text:p>1.0000242149317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4955348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9412058E9</text:p>
          </table:table-cell>
          <table:table-cell office:value-type="string">
            <text:p>9.072622543924408E-5</text:p>
          </table:table-cell>
        </table:table-row>
        <table:table-row table:style-name="ro1">
          <table:table-cell office:value-type="string">
            <text:p>5.0947338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8843599E8</text:p>
          </table:table-cell>
          <table:table-cell office:value-type="string">
            <text:p>7.648179016153531E-5</text:p>
          </table:table-cell>
        </table:table-row>
        <table:table-row table:style-name="ro1">
          <table:table-cell office:value-type="string">
            <text:p>1.0000221436096E14</text:p>
          </table:table-cell>
          <table:table-cell office:value-type="string">
            <text:p>7.77265006521547E-5</text:p>
          </table:table-cell>
        </table:table-row>
        <table:table-row table:style-name="ro1">
          <table:table-cell office:value-type="string">
            <text:p>1.082018709E9</text:p>
          </table:table-cell>
          <table:table-cell office:value-type="string">
            <text:p>7.659476915972401E-5</text:p>
          </table:table-cell>
        </table:table-row>
        <table:table-row table:style-name="ro1">
          <table:table-cell office:value-type="string">
            <text:p>1.00002842211997E14</text:p>
          </table:table-cell>
          <table:table-cell office:value-type="string">
            <text:p>1.1788888310897343E-4</text:p>
          </table:table-cell>
        </table:table-row>
        <table:table-row table:style-name="ro1">
          <table:table-cell office:value-type="string">
            <text:p>1.65743332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959962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041176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12811091E14</text:p>
          </table:table-cell>
          <table:table-cell office:value-type="string">
            <text:p>2.1481000505579529E-4</text:p>
          </table:table-cell>
        </table:table-row>
        <table:table-row table:style-name="ro1">
          <table:table-cell office:value-type="string">
            <text:p>1.588733234E9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04530662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0923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17737053E9</text:p>
          </table:table-cell>
          <table:table-cell office:value-type="string">
            <text:p>7.157278107096914E-5</text:p>
          </table:table-cell>
        </table:table-row>
        <table:table-row table:style-name="ro1">
          <table:table-cell office:value-type="string">
            <text:p>1.000046612899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42604971E14</text:p>
          </table:table-cell>
          <table:table-cell office:value-type="string">
            <text:p>1.3586834584656778E-4</text:p>
          </table:table-cell>
        </table:table-row>
        <table:table-row table:style-name="ro1">
          <table:table-cell office:value-type="string">
            <text:p>1.0000268074850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316929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12750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983627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455097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2633749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966255886E14</text:p>
          </table:table-cell>
          <table:table-cell office:value-type="string">
            <text:p>1.0239242273692785E-4</text:p>
          </table:table-cell>
        </table:table-row>
        <table:table-row table:style-name="ro1">
          <table:table-cell office:value-type="string">
            <text:p>1.00001662308073E14</text:p>
          </table:table-cell>
          <table:table-cell office:value-type="string">
            <text:p>7.475341254732556E-5</text:p>
          </table:table-cell>
        </table:table-row>
        <table:table-row table:style-name="ro1">
          <table:table-cell office:value-type="string">
            <text:p>1.0000163427442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2797998E8</text:p>
          </table:table-cell>
          <table:table-cell office:value-type="string">
            <text:p>1.1858429584382334E-4</text:p>
          </table:table-cell>
        </table:table-row>
        <table:table-row table:style-name="ro1">
          <table:table-cell office:value-type="string">
            <text:p>1.0000107119668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98942301E14</text:p>
          </table:table-cell>
          <table:table-cell office:value-type="string">
            <text:p>1.494470319599567E-4</text:p>
          </table:table-cell>
        </table:table-row>
        <table:table-row table:style-name="ro1">
          <table:table-cell office:value-type="string">
            <text:p>1.000049358193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27708661E9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6.9762546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2109141E9</text:p>
          </table:table-cell>
          <table:table-cell office:value-type="string">
            <text:p>7.77265006521547E-5</text:p>
          </table:table-cell>
        </table:table-row>
        <table:table-row table:style-name="ro1">
          <table:table-cell office:value-type="string">
            <text:p>1.26800766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902651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160000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59664064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0019428232E14</text:p>
          </table:table-cell>
          <table:table-cell office:value-type="string">
            <text:p>1.153792753043906E-4</text:p>
          </table:table-cell>
        </table:table-row>
        <table:table-row table:style-name="ro1">
          <table:table-cell office:value-type="string">
            <text:p>1.000004749986E14</text:p>
          </table:table-cell>
          <table:table-cell office:value-type="string">
            <text:p>1.4819031555155795E-4</text:p>
          </table:table-cell>
        </table:table-row>
        <table:table-row table:style-name="ro1">
          <table:table-cell office:value-type="string">
            <text:p>1.55139870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86272573E9</text:p>
          </table:table-cell>
          <table:table-cell office:value-type="string">
            <text:p>7.475341254732556E-5</text:p>
          </table:table-cell>
        </table:table-row>
        <table:table-row table:style-name="ro1">
          <table:table-cell office:value-type="string">
            <text:p>1.07906563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464322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191027E14</text:p>
          </table:table-cell>
          <table:table-cell office:value-type="string">
            <text:p>6.972082523446593E-5</text:p>
          </table:table-cell>
        </table:table-row>
        <table:table-row table:style-name="ro1">
          <table:table-cell office:value-type="string">
            <text:p>1.00001318294675E14</text:p>
          </table:table-cell>
          <table:table-cell office:value-type="string">
            <text:p>7.93294266934223E-5</text:p>
          </table:table-cell>
        </table:table-row>
        <table:table-row table:style-name="ro1">
          <table:table-cell office:value-type="string">
            <text:p>1.38004695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37152546E14</text:p>
          </table:table-cell>
          <table:table-cell office:value-type="string">
            <text:p>7.305936275762894E-5</text:p>
          </table:table-cell>
        </table:table-row>
        <table:table-row table:style-name="ro1">
          <table:table-cell office:value-type="string">
            <text:p>6.22797662E8</text:p>
          </table:table-cell>
          <table:table-cell office:value-type="string">
            <text:p>7.939488105512444E-5</text:p>
          </table:table-cell>
        </table:table-row>
        <table:table-row table:style-name="ro1">
          <table:table-cell office:value-type="string">
            <text:p>1.000002023318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140200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01393558E14</text:p>
          </table:table-cell>
          <table:table-cell office:value-type="string">
            <text:p>7.10354098661752E-5</text:p>
          </table:table-cell>
        </table:table-row>
        <table:table-row table:style-name="ro1">
          <table:table-cell office:value-type="string">
            <text:p>1.728325806E9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7.9735164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4084838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2802498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3048425E9</text:p>
          </table:table-cell>
          <table:table-cell office:value-type="string">
            <text:p>9.056738808738772E-5</text:p>
          </table:table-cell>
        </table:table-row>
        <table:table-row table:style-name="ro1">
          <table:table-cell office:value-type="string">
            <text:p>1.226424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20029472E14</text:p>
          </table:table-cell>
          <table:table-cell office:value-type="string">
            <text:p>6.878360091868521E-5</text:p>
          </table:table-cell>
        </table:table-row>
        <table:table-row table:style-name="ro1">
          <table:table-cell office:value-type="string">
            <text:p>1.155456001E9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0910269503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1865138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8848793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714899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848650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0705582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28225403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31190694E9</text:p>
          </table:table-cell>
          <table:table-cell office:value-type="string">
            <text:p>7.180679362359482E-5</text:p>
          </table:table-cell>
        </table:table-row>
        <table:table-row table:style-name="ro1">
          <table:table-cell office:value-type="string">
            <text:p>1.33893152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023809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326879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7299347E9</text:p>
          </table:table-cell>
          <table:table-cell office:value-type="string">
            <text:p>7.678124168855792E-5</text:p>
          </table:table-cell>
        </table:table-row>
        <table:table-row table:style-name="ro1">
          <table:table-cell office:value-type="string">
            <text:p>1.320085782E9</text:p>
          </table:table-cell>
          <table:table-cell office:value-type="string">
            <text:p>8.288309779536649E-5</text:p>
          </table:table-cell>
        </table:table-row>
        <table:table-row table:style-name="ro1">
          <table:table-cell office:value-type="string">
            <text:p>1.437394496E9</text:p>
          </table:table-cell>
          <table:table-cell office:value-type="string">
            <text:p>1.0335810473506912E-4</text:p>
          </table:table-cell>
        </table:table-row>
        <table:table-row table:style-name="ro1">
          <table:table-cell office:value-type="string">
            <text:p>1.00001115421727E14</text:p>
          </table:table-cell>
          <table:table-cell office:value-type="string">
            <text:p>7.010037704251757E-5</text:p>
          </table:table-cell>
        </table:table-row>
        <table:table-row table:style-name="ro1">
          <table:table-cell office:value-type="string">
            <text:p>1.00002121291059E14</text:p>
          </table:table-cell>
          <table:table-cell office:value-type="string">
            <text:p>6.895696731040045E-5</text:p>
          </table:table-cell>
        </table:table-row>
        <table:table-row table:style-name="ro1">
          <table:table-cell office:value-type="string">
            <text:p>1.579386196E9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4745230477E14</text:p>
          </table:table-cell>
          <table:table-cell office:value-type="string">
            <text:p>7.875325669302595E-5</text:p>
          </table:table-cell>
        </table:table-row>
        <table:table-row table:style-name="ro1">
          <table:table-cell office:value-type="string">
            <text:p>7.27043057E8</text:p>
          </table:table-cell>
          <table:table-cell office:value-type="string">
            <text:p>7.544587855462206E-5</text:p>
          </table:table-cell>
        </table:table-row>
        <table:table-row table:style-name="ro1">
          <table:table-cell office:value-type="string">
            <text:p>1.176352873E9</text:p>
          </table:table-cell>
          <table:table-cell office:value-type="string">
            <text:p>8.1993755192886E-5</text:p>
          </table:table-cell>
        </table:table-row>
        <table:table-row table:style-name="ro1">
          <table:table-cell office:value-type="string">
            <text:p>1.000038713429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22719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42547323E14</text:p>
          </table:table-cell>
          <table:table-cell office:value-type="string">
            <text:p>1.894776498026222E-4</text:p>
          </table:table-cell>
        </table:table-row>
        <table:table-row table:style-name="ro1">
          <table:table-cell office:value-type="string">
            <text:p>5.2644351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6754087E14</text:p>
          </table:table-cell>
          <table:table-cell office:value-type="string">
            <text:p>7.115317509724291E-5</text:p>
          </table:table-cell>
        </table:table-row>
        <table:table-row table:style-name="ro1">
          <table:table-cell office:value-type="string">
            <text:p>1.397586232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6.49240625E8</text:p>
          </table:table-cell>
          <table:table-cell office:value-type="string">
            <text:p>9.033584663317163E-5</text:p>
          </table:table-cell>
        </table:table-row>
        <table:table-row table:style-name="ro1">
          <table:table-cell office:value-type="string">
            <text:p>6.50483223E8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416604353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667343974E9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00003822344866E14</text:p>
          </table:table-cell>
          <table:table-cell office:value-type="string">
            <text:p>9.828432051294878E-5</text:p>
          </table:table-cell>
        </table:table-row>
        <table:table-row table:style-name="ro1">
          <table:table-cell office:value-type="string">
            <text:p>1.40815644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83022273E14</text:p>
          </table:table-cell>
          <table:table-cell office:value-type="string">
            <text:p>2.0081561056944154E-4</text:p>
          </table:table-cell>
        </table:table-row>
        <table:table-row table:style-name="ro1">
          <table:table-cell office:value-type="string">
            <text:p>1.000013932204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2786449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55255379E14</text:p>
          </table:table-cell>
          <table:table-cell office:value-type="string">
            <text:p>1.5698936854285195E-4</text:p>
          </table:table-cell>
        </table:table-row>
        <table:table-row table:style-name="ro1">
          <table:table-cell office:value-type="string">
            <text:p>1.000014951793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0394537E8</text:p>
          </table:table-cell>
          <table:table-cell office:value-type="string">
            <text:p>7.246496638434283E-5</text:p>
          </table:table-cell>
        </table:table-row>
        <table:table-row table:style-name="ro1">
          <table:table-cell office:value-type="string">
            <text:p>1.285853353E9</text:p>
          </table:table-cell>
          <table:table-cell office:value-type="string">
            <text:p>7.103871495302299E-5</text:p>
          </table:table-cell>
        </table:table-row>
        <table:table-row table:style-name="ro1">
          <table:table-cell office:value-type="string">
            <text:p>7.3224071E8</text:p>
          </table:table-cell>
          <table:table-cell office:value-type="string">
            <text:p>7.05724615374782E-5</text:p>
          </table:table-cell>
        </table:table-row>
        <table:table-row table:style-name="ro1">
          <table:table-cell office:value-type="string">
            <text:p>1.44929421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86772509E14</text:p>
          </table:table-cell>
          <table:table-cell office:value-type="string">
            <text:p>1.2653814010681353E-4</text:p>
          </table:table-cell>
        </table:table-row>
        <table:table-row table:style-name="ro1">
          <table:table-cell office:value-type="string">
            <text:p>6.5932870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46596703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2134808934E14</text:p>
          </table:table-cell>
          <table:table-cell office:value-type="string">
            <text:p>6.829127388677074E-5</text:p>
          </table:table-cell>
        </table:table-row>
        <table:table-row table:style-name="ro1">
          <table:table-cell office:value-type="string">
            <text:p>1.0000246944521E14</text:p>
          </table:table-cell>
          <table:table-cell office:value-type="string">
            <text:p>7.716295025225596E-5</text:p>
          </table:table-cell>
        </table:table-row>
        <table:table-row table:style-name="ro1">
          <table:table-cell office:value-type="string">
            <text:p>1.57965261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2959492E8</text:p>
          </table:table-cell>
          <table:table-cell office:value-type="string">
            <text:p>7.236855126539444E-5</text:p>
          </table:table-cell>
        </table:table-row>
        <table:table-row table:style-name="ro1">
          <table:table-cell office:value-type="string">
            <text:p>1.007097682E9</text:p>
          </table:table-cell>
          <table:table-cell office:value-type="string">
            <text:p>5.16752151113889E-4</text:p>
          </table:table-cell>
        </table:table-row>
        <table:table-row table:style-name="ro1">
          <table:table-cell office:value-type="string">
            <text:p>1.00003759628183E14</text:p>
          </table:table-cell>
          <table:table-cell office:value-type="string">
            <text:p>2.2841789550943212E-4</text:p>
          </table:table-cell>
        </table:table-row>
        <table:table-row table:style-name="ro1">
          <table:table-cell office:value-type="string">
            <text:p>1.00000717667143E14</text:p>
          </table:table-cell>
          <table:table-cell office:value-type="string">
            <text:p>7.041523321542516E-5</text:p>
          </table:table-cell>
        </table:table-row>
        <table:table-row table:style-name="ro1">
          <table:table-cell office:value-type="string">
            <text:p>1.000012345073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0511816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7.3255534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25647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2714905E8</text:p>
          </table:table-cell>
          <table:table-cell office:value-type="string">
            <text:p>7.234134422540441E-5</text:p>
          </table:table-cell>
        </table:table-row>
        <table:table-row table:style-name="ro1">
          <table:table-cell office:value-type="string">
            <text:p>1.00000307269056E14</text:p>
          </table:table-cell>
          <table:table-cell office:value-type="string">
            <text:p>7.036452635219025E-5</text:p>
          </table:table-cell>
        </table:table-row>
        <table:table-row table:style-name="ro1">
          <table:table-cell office:value-type="string">
            <text:p>1.821151078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18478543E9</text:p>
          </table:table-cell>
          <table:table-cell office:value-type="string">
            <text:p>1.9678942805578058E-4</text:p>
          </table:table-cell>
        </table:table-row>
        <table:table-row table:style-name="ro1">
          <table:table-cell office:value-type="string">
            <text:p>1.00000017719445E14</text:p>
          </table:table-cell>
          <table:table-cell office:value-type="string">
            <text:p>1.10660409400973E-4</text:p>
          </table:table-cell>
        </table:table-row>
        <table:table-row table:style-name="ro1">
          <table:table-cell office:value-type="string">
            <text:p>7.14873691E8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0741452323E14</text:p>
          </table:table-cell>
          <table:table-cell office:value-type="string">
            <text:p>1.4851216685714437E-4</text:p>
          </table:table-cell>
        </table:table-row>
        <table:table-row table:style-name="ro1">
          <table:table-cell office:value-type="string">
            <text:p>6.94959084E8</text:p>
          </table:table-cell>
          <table:table-cell office:value-type="string">
            <text:p>1.539934343524901E-4</text:p>
          </table:table-cell>
        </table:table-row>
        <table:table-row table:style-name="ro1">
          <table:table-cell office:value-type="string">
            <text:p>7.0813547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806903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4333633E14</text:p>
          </table:table-cell>
          <table:table-cell office:value-type="string">
            <text:p>6.870619500734659E-5</text:p>
          </table:table-cell>
        </table:table-row>
        <table:table-row table:style-name="ro1">
          <table:table-cell office:value-type="string">
            <text:p>1.0000098801226E14</text:p>
          </table:table-cell>
          <table:table-cell office:value-type="string">
            <text:p>3.8864379627393707E-4</text:p>
          </table:table-cell>
        </table:table-row>
        <table:table-row table:style-name="ro1">
          <table:table-cell office:value-type="string">
            <text:p>1.095601329E9</text:p>
          </table:table-cell>
          <table:table-cell office:value-type="string">
            <text:p>2.7509792492473703E-4</text:p>
          </table:table-cell>
        </table:table-row>
        <table:table-row table:style-name="ro1">
          <table:table-cell office:value-type="string">
            <text:p>6.4743309E8</text:p>
          </table:table-cell>
          <table:table-cell office:value-type="string">
            <text:p>8.04496569335182E-5</text:p>
          </table:table-cell>
        </table:table-row>
        <table:table-row table:style-name="ro1">
          <table:table-cell office:value-type="string">
            <text:p>1.00003807537324E14</text:p>
          </table:table-cell>
          <table:table-cell office:value-type="string">
            <text:p>7.863088855176962E-5</text:p>
          </table:table-cell>
        </table:table-row>
        <table:table-row table:style-name="ro1">
          <table:table-cell office:value-type="string">
            <text:p>5.965108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823257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999980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3755998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704795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724823872E14</text:p>
          </table:table-cell>
          <table:table-cell office:value-type="string">
            <text:p>6.969800739984915E-5</text:p>
          </table:table-cell>
        </table:table-row>
        <table:table-row table:style-name="ro1">
          <table:table-cell office:value-type="string">
            <text:p>1.000025740434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710801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29501448E14</text:p>
          </table:table-cell>
          <table:table-cell office:value-type="string">
            <text:p>7.101207116190875E-5</text:p>
          </table:table-cell>
        </table:table-row>
        <table:table-row table:style-name="ro1">
          <table:table-cell office:value-type="string">
            <text:p>7.38165081E8</text:p>
          </table:table-cell>
          <table:table-cell office:value-type="string">
            <text:p>7.93294266934223E-5</text:p>
          </table:table-cell>
        </table:table-row>
        <table:table-row table:style-name="ro1">
          <table:table-cell office:value-type="string">
            <text:p>1.00000198100511E14</text:p>
          </table:table-cell>
          <table:table-cell office:value-type="string">
            <text:p>7.149670266748703E-5</text:p>
          </table:table-cell>
        </table:table-row>
        <table:table-row table:style-name="ro1">
          <table:table-cell office:value-type="string">
            <text:p>7.4383007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28610723E8</text:p>
          </table:table-cell>
          <table:table-cell office:value-type="string">
            <text:p>8.898353770397553E-5</text:p>
          </table:table-cell>
        </table:table-row>
        <table:table-row table:style-name="ro1">
          <table:table-cell office:value-type="string">
            <text:p>6.1528282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010925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458829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1838843E9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2272939308E14</text:p>
          </table:table-cell>
          <table:table-cell office:value-type="string">
            <text:p>1.7044891284100796E-4</text:p>
          </table:table-cell>
        </table:table-row>
        <table:table-row table:style-name="ro1">
          <table:table-cell office:value-type="string">
            <text:p>7.22577394E8</text:p>
          </table:table-cell>
          <table:table-cell office:value-type="string">
            <text:p>8.140493894847314E-5</text:p>
          </table:table-cell>
        </table:table-row>
        <table:table-row table:style-name="ro1">
          <table:table-cell office:value-type="string">
            <text:p>1.00000958029126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5.06444237E8</text:p>
          </table:table-cell>
          <table:table-cell office:value-type="string">
            <text:p>6.940918536709948E-5</text:p>
          </table:table-cell>
        </table:table-row>
        <table:table-row table:style-name="ro1">
          <table:table-cell office:value-type="string">
            <text:p>1.84481757E9</text:p>
          </table:table-cell>
          <table:table-cell office:value-type="string">
            <text:p>2.5652107282678367E-4</text:p>
          </table:table-cell>
        </table:table-row>
        <table:table-row table:style-name="ro1">
          <table:table-cell office:value-type="string">
            <text:p>1.000008448128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9137317E9</text:p>
          </table:table-cell>
          <table:table-cell office:value-type="string">
            <text:p>8.751015609579305E-5</text:p>
          </table:table-cell>
        </table:table-row>
        <table:table-row table:style-name="ro1">
          <table:table-cell office:value-type="string">
            <text:p>1.00001952468177E14</text:p>
          </table:table-cell>
          <table:table-cell office:value-type="string">
            <text:p>6.841623243814584E-5</text:p>
          </table:table-cell>
        </table:table-row>
        <table:table-row table:style-name="ro1">
          <table:table-cell office:value-type="string">
            <text:p>1.00001515290788E14</text:p>
          </table:table-cell>
          <table:table-cell office:value-type="string">
            <text:p>7.824986965375545E-5</text:p>
          </table:table-cell>
        </table:table-row>
        <table:table-row table:style-name="ro1">
          <table:table-cell office:value-type="string">
            <text:p>7.2152355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14756492E9</text:p>
          </table:table-cell>
          <table:table-cell office:value-type="string">
            <text:p>6.875728919484715E-5</text:p>
          </table:table-cell>
        </table:table-row>
        <table:table-row table:style-name="ro1">
          <table:table-cell office:value-type="string">
            <text:p>7.10950005E8</text:p>
          </table:table-cell>
          <table:table-cell office:value-type="string">
            <text:p>7.030659834290463E-5</text:p>
          </table:table-cell>
        </table:table-row>
        <table:table-row table:style-name="ro1">
          <table:table-cell office:value-type="string">
            <text:p>1.60216732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7384716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8396751E8</text:p>
          </table:table-cell>
          <table:table-cell office:value-type="string">
            <text:p>7.521781431003575E-5</text:p>
          </table:table-cell>
        </table:table-row>
        <table:table-row table:style-name="ro1">
          <table:table-cell office:value-type="string">
            <text:p>1.000007431057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33923248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0249259E9</text:p>
          </table:table-cell>
          <table:table-cell office:value-type="string">
            <text:p>8.141797100928632E-5</text:p>
          </table:table-cell>
        </table:table-row>
        <table:table-row table:style-name="ro1">
          <table:table-cell office:value-type="string">
            <text:p>1.077160715E9</text:p>
          </table:table-cell>
          <table:table-cell office:value-type="string">
            <text:p>8.726662751809639E-5</text:p>
          </table:table-cell>
        </table:table-row>
        <table:table-row table:style-name="ro1">
          <table:table-cell office:value-type="string">
            <text:p>1.00000022770756E14</text:p>
          </table:table-cell>
          <table:table-cell office:value-type="string">
            <text:p>5.772125656768259E-4</text:p>
          </table:table-cell>
        </table:table-row>
        <table:table-row table:style-name="ro1">
          <table:table-cell office:value-type="string">
            <text:p>1.823633064E9</text:p>
          </table:table-cell>
          <table:table-cell office:value-type="string">
            <text:p>2.2598053601709104E-4</text:p>
          </table:table-cell>
        </table:table-row>
        <table:table-row table:style-name="ro1">
          <table:table-cell office:value-type="string">
            <text:p>5.92456968E8</text:p>
          </table:table-cell>
          <table:table-cell office:value-type="string">
            <text:p>7.35817188107083E-5</text:p>
          </table:table-cell>
        </table:table-row>
        <table:table-row table:style-name="ro1">
          <table:table-cell office:value-type="string">
            <text:p>1.00001152369511E14</text:p>
          </table:table-cell>
          <table:table-cell office:value-type="string">
            <text:p>1.251840299709819E-4</text:p>
          </table:table-cell>
        </table:table-row>
        <table:table-row table:style-name="ro1">
          <table:table-cell office:value-type="string">
            <text:p>1.0000197096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047512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48657079E9</text:p>
          </table:table-cell>
          <table:table-cell office:value-type="string">
            <text:p>7.22334278243642E-5</text:p>
          </table:table-cell>
        </table:table-row>
        <table:table-row table:style-name="ro1">
          <table:table-cell office:value-type="string">
            <text:p>8.22455526E8</text:p>
          </table:table-cell>
          <table:table-cell office:value-type="string">
            <text:p>1.556107410696101E-4</text:p>
          </table:table-cell>
        </table:table-row>
        <table:table-row table:style-name="ro1">
          <table:table-cell office:value-type="string">
            <text:p>1.000024212835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695942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80900607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49101385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4829492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629133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0324975E8</text:p>
          </table:table-cell>
          <table:table-cell office:value-type="string">
            <text:p>6.927819835608821E-5</text:p>
          </table:table-cell>
        </table:table-row>
        <table:table-row table:style-name="ro1">
          <table:table-cell office:value-type="string">
            <text:p>1.000042695833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1178366E9</text:p>
          </table:table-cell>
          <table:table-cell office:value-type="string">
            <text:p>7.088226734545987E-5</text:p>
          </table:table-cell>
        </table:table-row>
        <table:table-row table:style-name="ro1">
          <table:table-cell office:value-type="string">
            <text:p>1.23184291E9</text:p>
          </table:table-cell>
          <table:table-cell office:value-type="string">
            <text:p>7.038576289284952E-5</text:p>
          </table:table-cell>
        </table:table-row>
        <table:table-row table:style-name="ro1">
          <table:table-cell office:value-type="string">
            <text:p>1.00001698666034E14</text:p>
          </table:table-cell>
          <table:table-cell office:value-type="string">
            <text:p>2.535227780435764E-4</text:p>
          </table:table-cell>
        </table:table-row>
        <table:table-row table:style-name="ro1">
          <table:table-cell office:value-type="string">
            <text:p>5.0040840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57587549E14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1.00001463155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015624E8</text:p>
          </table:table-cell>
          <table:table-cell office:value-type="string">
            <text:p>6.889638089936939E-5</text:p>
          </table:table-cell>
        </table:table-row>
        <table:table-row table:style-name="ro1">
          <table:table-cell office:value-type="string">
            <text:p>6.9355094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55571977E9</text:p>
          </table:table-cell>
          <table:table-cell office:value-type="string">
            <text:p>1.2493413305679984E-4</text:p>
          </table:table-cell>
        </table:table-row>
        <table:table-row table:style-name="ro1">
          <table:table-cell office:value-type="string">
            <text:p>6.90596402E8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13995696E9</text:p>
          </table:table-cell>
          <table:table-cell office:value-type="string">
            <text:p>6.995412632051174E-5</text:p>
          </table:table-cell>
        </table:table-row>
        <table:table-row table:style-name="ro1">
          <table:table-cell office:value-type="string">
            <text:p>1.0000197501577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51349917E14</text:p>
          </table:table-cell>
          <table:table-cell office:value-type="string">
            <text:p>1.1288332397691345E-4</text:p>
          </table:table-cell>
        </table:table-row>
        <table:table-row table:style-name="ro1">
          <table:table-cell office:value-type="string">
            <text:p>1.080894483E9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6.34274117E8</text:p>
          </table:table-cell>
          <table:table-cell office:value-type="string">
            <text:p>8.030863833663769E-5</text:p>
          </table:table-cell>
        </table:table-row>
        <table:table-row table:style-name="ro1">
          <table:table-cell office:value-type="string">
            <text:p>1.0000045658686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2766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76471423E14</text:p>
          </table:table-cell>
          <table:table-cell office:value-type="string">
            <text:p>8.531953909301835E-5</text:p>
          </table:table-cell>
        </table:table-row>
        <table:table-row table:style-name="ro1">
          <table:table-cell office:value-type="string">
            <text:p>1.0000080267055E14</text:p>
          </table:table-cell>
          <table:table-cell office:value-type="string">
            <text:p>1.6624874507754168E-4</text:p>
          </table:table-cell>
        </table:table-row>
        <table:table-row table:style-name="ro1">
          <table:table-cell office:value-type="string">
            <text:p>1.285925897E9</text:p>
          </table:table-cell>
          <table:table-cell office:value-type="string">
            <text:p>8.277462374468617E-5</text:p>
          </table:table-cell>
        </table:table-row>
        <table:table-row table:style-name="ro1">
          <table:table-cell office:value-type="string">
            <text:p>1.00000908787319E14</text:p>
          </table:table-cell>
          <table:table-cell office:value-type="string">
            <text:p>1.048794963562367E-4</text:p>
          </table:table-cell>
        </table:table-row>
        <table:table-row table:style-name="ro1">
          <table:table-cell office:value-type="string">
            <text:p>1.00000090425636E14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38584017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658709E9</text:p>
          </table:table-cell>
          <table:table-cell office:value-type="string">
            <text:p>9.14751213681524E-5</text:p>
          </table:table-cell>
        </table:table-row>
        <table:table-row table:style-name="ro1">
          <table:table-cell office:value-type="string">
            <text:p>6.4468104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66927454E9</text:p>
          </table:table-cell>
          <table:table-cell office:value-type="string">
            <text:p>6.87153013356455E-5</text:p>
          </table:table-cell>
        </table:table-row>
        <table:table-row table:style-name="ro1">
          <table:table-cell office:value-type="string">
            <text:p>1.000026712322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12757119E14</text:p>
          </table:table-cell>
          <table:table-cell office:value-type="string">
            <text:p>1.0015770791124586E-4</text:p>
          </table:table-cell>
        </table:table-row>
        <table:table-row table:style-name="ro1">
          <table:table-cell office:value-type="string">
            <text:p>1.00000874694913E14</text:p>
          </table:table-cell>
          <table:table-cell office:value-type="string">
            <text:p>1.8641090232351682E-4</text:p>
          </table:table-cell>
        </table:table-row>
        <table:table-row table:style-name="ro1">
          <table:table-cell office:value-type="string">
            <text:p>1.00001077354797E14</text:p>
          </table:table-cell>
          <table:table-cell office:value-type="string">
            <text:p>8.140463500021771E-5</text:p>
          </table:table-cell>
        </table:table-row>
        <table:table-row table:style-name="ro1">
          <table:table-cell office:value-type="string">
            <text:p>1.01529636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1058192E8</text:p>
          </table:table-cell>
          <table:table-cell office:value-type="string">
            <text:p>6.881028085143862E-5</text:p>
          </table:table-cell>
        </table:table-row>
        <table:table-row table:style-name="ro1">
          <table:table-cell office:value-type="string">
            <text:p>6.72987162E8</text:p>
          </table:table-cell>
          <table:table-cell office:value-type="string">
            <text:p>1.0279811690377228E-4</text:p>
          </table:table-cell>
        </table:table-row>
        <table:table-row table:style-name="ro1">
          <table:table-cell office:value-type="string">
            <text:p>1.000018864131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201202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43566994E9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505849248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83209274E9</text:p>
          </table:table-cell>
          <table:table-cell office:value-type="string">
            <text:p>9.200095942184274E-5</text:p>
          </table:table-cell>
        </table:table-row>
        <table:table-row table:style-name="ro1">
          <table:table-cell office:value-type="string">
            <text:p>5.42664568E8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18549868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421712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09725263E9</text:p>
          </table:table-cell>
          <table:table-cell office:value-type="string">
            <text:p>8.045740375902843E-5</text:p>
          </table:table-cell>
        </table:table-row>
        <table:table-row table:style-name="ro1">
          <table:table-cell office:value-type="string">
            <text:p>1.00001384785549E14</text:p>
          </table:table-cell>
          <table:table-cell office:value-type="string">
            <text:p>8.234610646189872E-5</text:p>
          </table:table-cell>
        </table:table-row>
        <table:table-row table:style-name="ro1">
          <table:table-cell office:value-type="string">
            <text:p>1.00000586463039E14</text:p>
          </table:table-cell>
          <table:table-cell office:value-type="string">
            <text:p>9.399268447879801E-5</text:p>
          </table:table-cell>
        </table:table-row>
        <table:table-row table:style-name="ro1">
          <table:table-cell office:value-type="string">
            <text:p>1.0000199069665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03394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9140227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467484E8</text:p>
          </table:table-cell>
          <table:table-cell office:value-type="string">
            <text:p>8.537756324822246E-5</text:p>
          </table:table-cell>
        </table:table-row>
        <table:table-row table:style-name="ro1">
          <table:table-cell office:value-type="string">
            <text:p>5.895796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94184258E14</text:p>
          </table:table-cell>
          <table:table-cell office:value-type="string">
            <text:p>8.572294513049034E-5</text:p>
          </table:table-cell>
        </table:table-row>
        <table:table-row table:style-name="ro1">
          <table:table-cell office:value-type="string">
            <text:p>1.00000250447382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39937805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1536265E9</text:p>
          </table:table-cell>
          <table:table-cell office:value-type="string">
            <text:p>7.021871673712912E-5</text:p>
          </table:table-cell>
        </table:table-row>
        <table:table-row table:style-name="ro1">
          <table:table-cell office:value-type="string">
            <text:p>1.0767997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5090603E9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1.00000212286292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1207456294E14</text:p>
          </table:table-cell>
          <table:table-cell office:value-type="string">
            <text:p>7.714360278723273E-5</text:p>
          </table:table-cell>
        </table:table-row>
        <table:table-row table:style-name="ro1">
          <table:table-cell office:value-type="string">
            <text:p>1.00000504565195E14</text:p>
          </table:table-cell>
          <table:table-cell office:value-type="string">
            <text:p>7.557119648864737E-5</text:p>
          </table:table-cell>
        </table:table-row>
        <table:table-row table:style-name="ro1">
          <table:table-cell office:value-type="string">
            <text:p>1.0387718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114046E8</text:p>
          </table:table-cell>
          <table:table-cell office:value-type="string">
            <text:p>7.971723093804613E-5</text:p>
          </table:table-cell>
        </table:table-row>
        <table:table-row table:style-name="ro1">
          <table:table-cell office:value-type="string">
            <text:p>1.107137643E9</text:p>
          </table:table-cell>
          <table:table-cell office:value-type="string">
            <text:p>2.3235041077421118E-4</text:p>
          </table:table-cell>
        </table:table-row>
        <table:table-row table:style-name="ro1">
          <table:table-cell office:value-type="string">
            <text:p>7.2943486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80698938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4615058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9862822E9</text:p>
          </table:table-cell>
          <table:table-cell office:value-type="string">
            <text:p>7.905114362568872E-5</text:p>
          </table:table-cell>
        </table:table-row>
        <table:table-row table:style-name="ro1">
          <table:table-cell office:value-type="string">
            <text:p>1.00000918668677E14</text:p>
          </table:table-cell>
          <table:table-cell office:value-type="string">
            <text:p>2.1147138729932916E-4</text:p>
          </table:table-cell>
        </table:table-row>
        <table:table-row table:style-name="ro1">
          <table:table-cell office:value-type="string">
            <text:p>1.00000288183636E14</text:p>
          </table:table-cell>
          <table:table-cell office:value-type="string">
            <text:p>7.881026662430725E-5</text:p>
          </table:table-cell>
        </table:table-row>
        <table:table-row table:style-name="ro1">
          <table:table-cell office:value-type="string">
            <text:p>1.00001503540376E14</text:p>
          </table:table-cell>
          <table:table-cell office:value-type="string">
            <text:p>9.513740161757205E-5</text:p>
          </table:table-cell>
        </table:table-row>
        <table:table-row table:style-name="ro1">
          <table:table-cell office:value-type="string">
            <text:p>1.21996392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2327314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6918519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989176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0905479E8</text:p>
          </table:table-cell>
          <table:table-cell office:value-type="string">
            <text:p>6.857580119434786E-5</text:p>
          </table:table-cell>
        </table:table-row>
        <table:table-row table:style-name="ro1">
          <table:table-cell office:value-type="string">
            <text:p>6.7870314E8</text:p>
          </table:table-cell>
          <table:table-cell office:value-type="string">
            <text:p>1.6110004755328955E-4</text:p>
          </table:table-cell>
        </table:table-row>
        <table:table-row table:style-name="ro1">
          <table:table-cell office:value-type="string">
            <text:p>7.1724656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307127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3420454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506936E8</text:p>
          </table:table-cell>
          <table:table-cell office:value-type="string">
            <text:p>8.829569322537675E-5</text:p>
          </table:table-cell>
        </table:table-row>
        <table:table-row table:style-name="ro1">
          <table:table-cell office:value-type="string">
            <text:p>1.00001630518602E14</text:p>
          </table:table-cell>
          <table:table-cell office:value-type="string">
            <text:p>6.919652231560057E-5</text:p>
          </table:table-cell>
        </table:table-row>
        <table:table-row table:style-name="ro1">
          <table:table-cell office:value-type="string">
            <text:p>1.00003774011358E14</text:p>
          </table:table-cell>
          <table:table-cell office:value-type="string">
            <text:p>2.4163472262865904E-4</text:p>
          </table:table-cell>
        </table:table-row>
        <table:table-row table:style-name="ro1">
          <table:table-cell office:value-type="string">
            <text:p>6.01550793E8</text:p>
          </table:table-cell>
          <table:table-cell office:value-type="string">
            <text:p>7.101207116190875E-5</text:p>
          </table:table-cell>
        </table:table-row>
        <table:table-row table:style-name="ro1">
          <table:table-cell office:value-type="string">
            <text:p>1.00000062662981E14</text:p>
          </table:table-cell>
          <table:table-cell office:value-type="string">
            <text:p>7.158505846757796E-5</text:p>
          </table:table-cell>
        </table:table-row>
        <table:table-row table:style-name="ro1">
          <table:table-cell office:value-type="string">
            <text:p>5.28385057E8</text:p>
          </table:table-cell>
          <table:table-cell office:value-type="string">
            <text:p>2.6145591244164227E-4</text:p>
          </table:table-cell>
        </table:table-row>
        <table:table-row table:style-name="ro1">
          <table:table-cell office:value-type="string">
            <text:p>1.00000128292731E14</text:p>
          </table:table-cell>
          <table:table-cell office:value-type="string">
            <text:p>1.5996912224802175E-4</text:p>
          </table:table-cell>
        </table:table-row>
        <table:table-row table:style-name="ro1">
          <table:table-cell office:value-type="string">
            <text:p>1.0000193161779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774993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59525072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60479228E14</text:p>
          </table:table-cell>
          <table:table-cell office:value-type="string">
            <text:p>7.793226639100622E-5</text:p>
          </table:table-cell>
        </table:table-row>
        <table:table-row table:style-name="ro1">
          <table:table-cell office:value-type="string">
            <text:p>5.65720027E8</text:p>
          </table:table-cell>
          <table:table-cell office:value-type="string">
            <text:p>1.2358431229475894E-4</text:p>
          </table:table-cell>
        </table:table-row>
        <table:table-row table:style-name="ro1">
          <table:table-cell office:value-type="string">
            <text:p>1.000015090816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41074586E9</text:p>
          </table:table-cell>
          <table:table-cell office:value-type="string">
            <text:p>2.1336466097206824E-4</text:p>
          </table:table-cell>
        </table:table-row>
        <table:table-row table:style-name="ro1">
          <table:table-cell office:value-type="string">
            <text:p>1.00000021301322E14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1.78247631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63242265E14</text:p>
          </table:table-cell>
          <table:table-cell office:value-type="string">
            <text:p>1.0675929324930803E-4</text:p>
          </table:table-cell>
        </table:table-row>
        <table:table-row table:style-name="ro1">
          <table:table-cell office:value-type="string">
            <text:p>5.92868083E8</text:p>
          </table:table-cell>
          <table:table-cell office:value-type="string">
            <text:p>8.011013147908474E-5</text:p>
          </table:table-cell>
        </table:table-row>
        <table:table-row table:style-name="ro1">
          <table:table-cell office:value-type="string">
            <text:p>5.8786601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6514069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295182291E9</text:p>
          </table:table-cell>
          <table:table-cell office:value-type="string">
            <text:p>7.05724615374782E-5</text:p>
          </table:table-cell>
        </table:table-row>
        <table:table-row table:style-name="ro1">
          <table:table-cell office:value-type="string">
            <text:p>1.000008733241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48643491E14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152922755E9</text:p>
          </table:table-cell>
          <table:table-cell office:value-type="string">
            <text:p>6.875728919484715E-5</text:p>
          </table:table-cell>
        </table:table-row>
        <table:table-row table:style-name="ro1">
          <table:table-cell office:value-type="string">
            <text:p>1.0000079744601E14</text:p>
          </table:table-cell>
          <table:table-cell office:value-type="string">
            <text:p>7.246496638434283E-5</text:p>
          </table:table-cell>
        </table:table-row>
        <table:table-row table:style-name="ro1">
          <table:table-cell office:value-type="string">
            <text:p>1.00000521150038E14</text:p>
          </table:table-cell>
          <table:table-cell office:value-type="string">
            <text:p>1.2950227331170425E-4</text:p>
          </table:table-cell>
        </table:table-row>
        <table:table-row table:style-name="ro1">
          <table:table-cell office:value-type="string">
            <text:p>1.0000038878515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917423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69756211E14</text:p>
          </table:table-cell>
          <table:table-cell office:value-type="string">
            <text:p>1.472293884458522E-4</text:p>
          </table:table-cell>
        </table:table-row>
        <table:table-row table:style-name="ro1">
          <table:table-cell office:value-type="string">
            <text:p>1.00000911860746E14</text:p>
          </table:table-cell>
          <table:table-cell office:value-type="string">
            <text:p>1.1833952346650146E-4</text:p>
          </table:table-cell>
        </table:table-row>
        <table:table-row table:style-name="ro1">
          <table:table-cell office:value-type="string">
            <text:p>7.20504565E8</text:p>
          </table:table-cell>
          <table:table-cell office:value-type="string">
            <text:p>7.29578352364187E-5</text:p>
          </table:table-cell>
        </table:table-row>
        <table:table-row table:style-name="ro1">
          <table:table-cell office:value-type="string">
            <text:p>1.00001273165552E14</text:p>
          </table:table-cell>
          <table:table-cell office:value-type="string">
            <text:p>1.463279075692491E-4</text:p>
          </table:table-cell>
        </table:table-row>
        <table:table-row table:style-name="ro1">
          <table:table-cell office:value-type="string">
            <text:p>7.5522449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286411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1285487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507254897E9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27327322E9</text:p>
          </table:table-cell>
          <table:table-cell office:value-type="string">
            <text:p>1.4353498019767887E-4</text:p>
          </table:table-cell>
        </table:table-row>
        <table:table-row table:style-name="ro1">
          <table:table-cell office:value-type="string">
            <text:p>1.00004002989006E14</text:p>
          </table:table-cell>
          <table:table-cell office:value-type="string">
            <text:p>7.312015334152343E-5</text:p>
          </table:table-cell>
        </table:table-row>
        <table:table-row table:style-name="ro1">
          <table:table-cell office:value-type="string">
            <text:p>1.0000032219172E14</text:p>
          </table:table-cell>
          <table:table-cell office:value-type="string">
            <text:p>7.790005203912569E-5</text:p>
          </table:table-cell>
        </table:table-row>
        <table:table-row table:style-name="ro1">
          <table:table-cell office:value-type="string">
            <text:p>1.34602913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20959416E14</text:p>
          </table:table-cell>
          <table:table-cell office:value-type="string">
            <text:p>7.939607585808083E-5</text:p>
          </table:table-cell>
        </table:table-row>
        <table:table-row table:style-name="ro1">
          <table:table-cell office:value-type="string">
            <text:p>1.83886817E9</text:p>
          </table:table-cell>
          <table:table-cell office:value-type="string">
            <text:p>7.773828129319378E-5</text:p>
          </table:table-cell>
        </table:table-row>
        <table:table-row table:style-name="ro1">
          <table:table-cell office:value-type="string">
            <text:p>1.00003790339937E14</text:p>
          </table:table-cell>
          <table:table-cell office:value-type="string">
            <text:p>7.729752829077942E-5</text:p>
          </table:table-cell>
        </table:table-row>
        <table:table-row table:style-name="ro1">
          <table:table-cell office:value-type="string">
            <text:p>6.4475174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79554200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011663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948128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525492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9776434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30108448E9</text:p>
          </table:table-cell>
          <table:table-cell office:value-type="string">
            <text:p>8.18120216237957E-5</text:p>
          </table:table-cell>
        </table:table-row>
        <table:table-row table:style-name="ro1">
          <table:table-cell office:value-type="string">
            <text:p>1.79947407E9</text:p>
          </table:table-cell>
          <table:table-cell office:value-type="string">
            <text:p>0.003787082449869424</text:p>
          </table:table-cell>
        </table:table-row>
        <table:table-row table:style-name="ro1">
          <table:table-cell office:value-type="string">
            <text:p>6.0218128E8</text:p>
          </table:table-cell>
          <table:table-cell office:value-type="string">
            <text:p>7.138641058684878E-5</text:p>
          </table:table-cell>
        </table:table-row>
        <table:table-row table:style-name="ro1">
          <table:table-cell office:value-type="string">
            <text:p>1.000009890183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297515E8</text:p>
          </table:table-cell>
          <table:table-cell office:value-type="string">
            <text:p>7.715410459196875E-5</text:p>
          </table:table-cell>
        </table:table-row>
        <table:table-row table:style-name="ro1">
          <table:table-cell office:value-type="string">
            <text:p>1.00002591875658E14</text:p>
          </table:table-cell>
          <table:table-cell office:value-type="string">
            <text:p>1.4870980747012957E-4</text:p>
          </table:table-cell>
        </table:table-row>
        <table:table-row table:style-name="ro1">
          <table:table-cell office:value-type="string">
            <text:p>1.00000698349214E14</text:p>
          </table:table-cell>
          <table:table-cell office:value-type="string">
            <text:p>9.32976287798147E-5</text:p>
          </table:table-cell>
        </table:table-row>
        <table:table-row table:style-name="ro1">
          <table:table-cell office:value-type="string">
            <text:p>1.244979977E9</text:p>
          </table:table-cell>
          <table:table-cell office:value-type="string">
            <text:p>0.003443900830050576</text:p>
          </table:table-cell>
        </table:table-row>
        <table:table-row table:style-name="ro1">
          <table:table-cell office:value-type="string">
            <text:p>1.000035980829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125007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243345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64353976E14</text:p>
          </table:table-cell>
          <table:table-cell office:value-type="string">
            <text:p>7.703986138223718E-5</text:p>
          </table:table-cell>
        </table:table-row>
        <table:table-row table:style-name="ro1">
          <table:table-cell office:value-type="string">
            <text:p>1.534535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7991237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286316E9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1.00002580707702E14</text:p>
          </table:table-cell>
          <table:table-cell office:value-type="string">
            <text:p>7.858889848658685E-5</text:p>
          </table:table-cell>
        </table:table-row>
        <table:table-row table:style-name="ro1">
          <table:table-cell office:value-type="string">
            <text:p>1.46699039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6608504E9</text:p>
          </table:table-cell>
          <table:table-cell office:value-type="string">
            <text:p>1.362561553406711E-4</text:p>
          </table:table-cell>
        </table:table-row>
        <table:table-row table:style-name="ro1">
          <table:table-cell office:value-type="string">
            <text:p>1.80154662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508671E8</text:p>
          </table:table-cell>
          <table:table-cell office:value-type="string">
            <text:p>8.299620996818965E-5</text:p>
          </table:table-cell>
        </table:table-row>
        <table:table-row table:style-name="ro1">
          <table:table-cell office:value-type="string">
            <text:p>1.000019660949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385245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802882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4895328E9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0633984432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4280767852E14</text:p>
          </table:table-cell>
          <table:table-cell office:value-type="string">
            <text:p>7.022114320739201E-5</text:p>
          </table:table-cell>
        </table:table-row>
        <table:table-row table:style-name="ro1">
          <table:table-cell office:value-type="string">
            <text:p>6.7046059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5687789E8</text:p>
          </table:table-cell>
          <table:table-cell office:value-type="string">
            <text:p>7.042789369358105E-5</text:p>
          </table:table-cell>
        </table:table-row>
        <table:table-row table:style-name="ro1">
          <table:table-cell office:value-type="string">
            <text:p>7.1464753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3829995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6382925E14</text:p>
          </table:table-cell>
          <table:table-cell office:value-type="string">
            <text:p>5.586274624183199E-4</text:p>
          </table:table-cell>
        </table:table-row>
        <table:table-row table:style-name="ro1">
          <table:table-cell office:value-type="string">
            <text:p>1.673951592E9</text:p>
          </table:table-cell>
          <table:table-cell office:value-type="string">
            <text:p>6.875728919484715E-5</text:p>
          </table:table-cell>
        </table:table-row>
        <table:table-row table:style-name="ro1">
          <table:table-cell office:value-type="string">
            <text:p>1.442144025E9</text:p>
          </table:table-cell>
          <table:table-cell office:value-type="string">
            <text:p>7.038576289284952E-5</text:p>
          </table:table-cell>
        </table:table-row>
        <table:table-row table:style-name="ro1">
          <table:table-cell office:value-type="string">
            <text:p>1.132496094E9</text:p>
          </table:table-cell>
          <table:table-cell office:value-type="string">
            <text:p>1.1644527306285502E-4</text:p>
          </table:table-cell>
        </table:table-row>
        <table:table-row table:style-name="ro1">
          <table:table-cell office:value-type="string">
            <text:p>7.45490675E8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00002563517926E14</text:p>
          </table:table-cell>
          <table:table-cell office:value-type="string">
            <text:p>6.924922647015852E-5</text:p>
          </table:table-cell>
        </table:table-row>
        <table:table-row table:style-name="ro1">
          <table:table-cell office:value-type="string">
            <text:p>7.56072217E8</text:p>
          </table:table-cell>
          <table:table-cell office:value-type="string">
            <text:p>4.920358645287644E-4</text:p>
          </table:table-cell>
        </table:table-row>
        <table:table-row table:style-name="ro1">
          <table:table-cell office:value-type="string">
            <text:p>7.149217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661820139E14</text:p>
          </table:table-cell>
          <table:table-cell office:value-type="string">
            <text:p>7.117070020521312E-5</text:p>
          </table:table-cell>
        </table:table-row>
        <table:table-row table:style-name="ro1">
          <table:table-cell office:value-type="string">
            <text:p>1.00000441637205E14</text:p>
          </table:table-cell>
          <table:table-cell office:value-type="string">
            <text:p>1.1008623438831957E-4</text:p>
          </table:table-cell>
        </table:table-row>
        <table:table-row table:style-name="ro1">
          <table:table-cell office:value-type="string">
            <text:p>1.00909781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9535478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235440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96658991E14</text:p>
          </table:table-cell>
          <table:table-cell office:value-type="string">
            <text:p>7.844345608346206E-5</text:p>
          </table:table-cell>
        </table:table-row>
        <table:table-row table:style-name="ro1">
          <table:table-cell office:value-type="string">
            <text:p>1.000019015671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900046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92984952E9</text:p>
          </table:table-cell>
          <table:table-cell office:value-type="string">
            <text:p>6.82719332490594E-5</text:p>
          </table:table-cell>
        </table:table-row>
        <table:table-row table:style-name="ro1">
          <table:table-cell office:value-type="string">
            <text:p>1.7759975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73894005E14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6.0023706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90787962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43195747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3191085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47147243E14</text:p>
          </table:table-cell>
          <table:table-cell office:value-type="string">
            <text:p>9.578907500757012E-5</text:p>
          </table:table-cell>
        </table:table-row>
        <table:table-row table:style-name="ro1">
          <table:table-cell office:value-type="string">
            <text:p>1.5915440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935327E9</text:p>
          </table:table-cell>
          <table:table-cell office:value-type="string">
            <text:p>1.6135591335658894E-4</text:p>
          </table:table-cell>
        </table:table-row>
        <table:table-row table:style-name="ro1">
          <table:table-cell office:value-type="string">
            <text:p>1.00000129144195E14</text:p>
          </table:table-cell>
          <table:table-cell office:value-type="string">
            <text:p>7.001104781763716E-5</text:p>
          </table:table-cell>
        </table:table-row>
        <table:table-row table:style-name="ro1">
          <table:table-cell office:value-type="string">
            <text:p>1.1277524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9240170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0024122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72499116E14</text:p>
          </table:table-cell>
          <table:table-cell office:value-type="string">
            <text:p>7.410663079670407E-5</text:p>
          </table:table-cell>
        </table:table-row>
        <table:table-row table:style-name="ro1">
          <table:table-cell office:value-type="string">
            <text:p>7.15519067E8</text:p>
          </table:table-cell>
          <table:table-cell office:value-type="string">
            <text:p>8.122535337604741E-5</text:p>
          </table:table-cell>
        </table:table-row>
        <table:table-row table:style-name="ro1">
          <table:table-cell office:value-type="string">
            <text:p>1.658676765E9</text:p>
          </table:table-cell>
          <table:table-cell office:value-type="string">
            <text:p>7.582550393674415E-5</text:p>
          </table:table-cell>
        </table:table-row>
        <table:table-row table:style-name="ro1">
          <table:table-cell office:value-type="string">
            <text:p>1.00000537195651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5.98698594E8</text:p>
          </table:table-cell>
          <table:table-cell office:value-type="string">
            <text:p>7.022114320739201E-5</text:p>
          </table:table-cell>
        </table:table-row>
        <table:table-row table:style-name="ro1">
          <table:table-cell office:value-type="string">
            <text:p>1.27499861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143786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5884107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05561092E14</text:p>
          </table:table-cell>
          <table:table-cell office:value-type="string">
            <text:p>1.1724863772244741E-4</text:p>
          </table:table-cell>
        </table:table-row>
        <table:table-row table:style-name="ro1">
          <table:table-cell office:value-type="string">
            <text:p>1.45658793E9</text:p>
          </table:table-cell>
          <table:table-cell office:value-type="string">
            <text:p>1.1171510518784368E-4</text:p>
          </table:table-cell>
        </table:table-row>
        <table:table-row table:style-name="ro1">
          <table:table-cell office:value-type="string">
            <text:p>1.000056518837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2073872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14780311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06582266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0471726E9</text:p>
          </table:table-cell>
          <table:table-cell office:value-type="string">
            <text:p>4.032892572003658E-4</text:p>
          </table:table-cell>
        </table:table-row>
        <table:table-row table:style-name="ro1">
          <table:table-cell office:value-type="string">
            <text:p>7.85154021E8</text:p>
          </table:table-cell>
          <table:table-cell office:value-type="string">
            <text:p>7.316745875571495E-5</text:p>
          </table:table-cell>
        </table:table-row>
        <table:table-row table:style-name="ro1">
          <table:table-cell office:value-type="string">
            <text:p>1.00000798974662E14</text:p>
          </table:table-cell>
          <table:table-cell office:value-type="string">
            <text:p>8.195674030159253E-5</text:p>
          </table:table-cell>
        </table:table-row>
        <table:table-row table:style-name="ro1">
          <table:table-cell office:value-type="string">
            <text:p>1.00001531435141E14</text:p>
          </table:table-cell>
          <table:table-cell office:value-type="string">
            <text:p>0.0030251385103682027</text:p>
          </table:table-cell>
        </table:table-row>
        <table:table-row table:style-name="ro1">
          <table:table-cell office:value-type="string">
            <text:p>1.1689752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5021429E8</text:p>
          </table:table-cell>
          <table:table-cell office:value-type="string">
            <text:p>2.4772391020270307E-4</text:p>
          </table:table-cell>
        </table:table-row>
        <table:table-row table:style-name="ro1">
          <table:table-cell office:value-type="string">
            <text:p>1.348013402E9</text:p>
          </table:table-cell>
          <table:table-cell office:value-type="string">
            <text:p>3.3742660031968805E-4</text:p>
          </table:table-cell>
        </table:table-row>
        <table:table-row table:style-name="ro1">
          <table:table-cell office:value-type="string">
            <text:p>1.000005827251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8822203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88833532E14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12222564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6788440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456261924E14</text:p>
          </table:table-cell>
          <table:table-cell office:value-type="string">
            <text:p>8.098757060162235E-5</text:p>
          </table:table-cell>
        </table:table-row>
        <table:table-row table:style-name="ro1">
          <table:table-cell office:value-type="string">
            <text:p>1.65407135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241112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5891499E8</text:p>
          </table:table-cell>
          <table:table-cell office:value-type="string">
            <text:p>8.93842843602365E-5</text:p>
          </table:table-cell>
        </table:table-row>
        <table:table-row table:style-name="ro1">
          <table:table-cell office:value-type="string">
            <text:p>1.772447867E9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1296618703E14</text:p>
          </table:table-cell>
          <table:table-cell office:value-type="string">
            <text:p>7.811449854991476E-5</text:p>
          </table:table-cell>
        </table:table-row>
        <table:table-row table:style-name="ro1">
          <table:table-cell office:value-type="string">
            <text:p>5.16147603E8</text:p>
          </table:table-cell>
          <table:table-cell office:value-type="string">
            <text:p>1.0791657152985811E-4</text:p>
          </table:table-cell>
        </table:table-row>
        <table:table-row table:style-name="ro1">
          <table:table-cell office:value-type="string">
            <text:p>1.000009947467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9061515E8</text:p>
          </table:table-cell>
          <table:table-cell office:value-type="string">
            <text:p>1.620382589334663E-4</text:p>
          </table:table-cell>
        </table:table-row>
        <table:table-row table:style-name="ro1">
          <table:table-cell office:value-type="string">
            <text:p>1.550782695E9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588294386E9</text:p>
          </table:table-cell>
          <table:table-cell office:value-type="string">
            <text:p>5.952260502883836E-4</text:p>
          </table:table-cell>
        </table:table-row>
        <table:table-row table:style-name="ro1">
          <table:table-cell office:value-type="string">
            <text:p>1.00000499636109E14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184984002E9</text:p>
          </table:table-cell>
          <table:table-cell office:value-type="string">
            <text:p>1.5172651781803176E-4</text:p>
          </table:table-cell>
        </table:table-row>
        <table:table-row table:style-name="ro1">
          <table:table-cell office:value-type="string">
            <text:p>6.05326456E8</text:p>
          </table:table-cell>
          <table:table-cell office:value-type="string">
            <text:p>8.300572069262343E-5</text:p>
          </table:table-cell>
        </table:table-row>
        <table:table-row table:style-name="ro1">
          <table:table-cell office:value-type="string">
            <text:p>7.268681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0535743E8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171586779E9</text:p>
          </table:table-cell>
          <table:table-cell office:value-type="string">
            <text:p>9.900377372049017E-5</text:p>
          </table:table-cell>
        </table:table-row>
        <table:table-row table:style-name="ro1">
          <table:table-cell office:value-type="string">
            <text:p>1.278602011E9</text:p>
          </table:table-cell>
          <table:table-cell office:value-type="string">
            <text:p>7.52686101539438E-5</text:p>
          </table:table-cell>
        </table:table-row>
        <table:table-row table:style-name="ro1">
          <table:table-cell office:value-type="string">
            <text:p>1.00004578583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46693049E14</text:p>
          </table:table-cell>
          <table:table-cell office:value-type="string">
            <text:p>8.347896862969482E-5</text:p>
          </table:table-cell>
        </table:table-row>
        <table:table-row table:style-name="ro1">
          <table:table-cell office:value-type="string">
            <text:p>1.0000431713445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70718269E14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52838630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3591780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52364499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5.36739188E8</text:p>
          </table:table-cell>
          <table:table-cell office:value-type="string">
            <text:p>1.6213335168089753E-4</text:p>
          </table:table-cell>
        </table:table-row>
        <table:table-row table:style-name="ro1">
          <table:table-cell office:value-type="string">
            <text:p>6.37844717E8</text:p>
          </table:table-cell>
          <table:table-cell office:value-type="string">
            <text:p>3.531392747131032E-4</text:p>
          </table:table-cell>
        </table:table-row>
        <table:table-row table:style-name="ro1">
          <table:table-cell office:value-type="string">
            <text:p>6.0315103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10021317E14</text:p>
          </table:table-cell>
          <table:table-cell office:value-type="string">
            <text:p>8.452749533026574E-5</text:p>
          </table:table-cell>
        </table:table-row>
        <table:table-row table:style-name="ro1">
          <table:table-cell office:value-type="string">
            <text:p>1.000021031899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2731548E9</text:p>
          </table:table-cell>
          <table:table-cell office:value-type="string">
            <text:p>6.992959858848369E-5</text:p>
          </table:table-cell>
        </table:table-row>
        <table:table-row table:style-name="ro1">
          <table:table-cell office:value-type="string">
            <text:p>1.00002195573214E14</text:p>
          </table:table-cell>
          <table:table-cell office:value-type="string">
            <text:p>9.800751559692933E-5</text:p>
          </table:table-cell>
        </table:table-row>
        <table:table-row table:style-name="ro1">
          <table:table-cell office:value-type="string">
            <text:p>5.0985571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9622734E9</text:p>
          </table:table-cell>
          <table:table-cell office:value-type="string">
            <text:p>3.0343608305487876E-4</text:p>
          </table:table-cell>
        </table:table-row>
        <table:table-row table:style-name="ro1">
          <table:table-cell office:value-type="string">
            <text:p>5.5822725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29760307E14</text:p>
          </table:table-cell>
          <table:table-cell office:value-type="string">
            <text:p>1.3405244893036525E-4</text:p>
          </table:table-cell>
        </table:table-row>
        <table:table-row table:style-name="ro1">
          <table:table-cell office:value-type="string">
            <text:p>1.00002000088337E14</text:p>
          </table:table-cell>
          <table:table-cell office:value-type="string">
            <text:p>6.971203193082891E-5</text:p>
          </table:table-cell>
        </table:table-row>
        <table:table-row table:style-name="ro1">
          <table:table-cell office:value-type="string">
            <text:p>1.00001991647594E14</text:p>
          </table:table-cell>
          <table:table-cell office:value-type="string">
            <text:p>4.572253607183573E-4</text:p>
          </table:table-cell>
        </table:table-row>
        <table:table-row table:style-name="ro1">
          <table:table-cell office:value-type="string">
            <text:p>1.00000182539267E14</text:p>
          </table:table-cell>
          <table:table-cell office:value-type="string">
            <text:p>8.302358176488896E-5</text:p>
          </table:table-cell>
        </table:table-row>
        <table:table-row table:style-name="ro1">
          <table:table-cell office:value-type="string">
            <text:p>6.5447056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57064737E9</text:p>
          </table:table-cell>
          <table:table-cell office:value-type="string">
            <text:p>9.181165458303032E-5</text:p>
          </table:table-cell>
        </table:table-row>
        <table:table-row table:style-name="ro1">
          <table:table-cell office:value-type="string">
            <text:p>6.62155249E8</text:p>
          </table:table-cell>
          <table:table-cell office:value-type="string">
            <text:p>1.233913426543621E-4</text:p>
          </table:table-cell>
        </table:table-row>
        <table:table-row table:style-name="ro1">
          <table:table-cell office:value-type="string">
            <text:p>1.000014260280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069595077E14</text:p>
          </table:table-cell>
          <table:table-cell office:value-type="string">
            <text:p>6.9213085688402E-5</text:p>
          </table:table-cell>
        </table:table-row>
        <table:table-row table:style-name="ro1">
          <table:table-cell office:value-type="string">
            <text:p>1.005860042E9</text:p>
          </table:table-cell>
          <table:table-cell office:value-type="string">
            <text:p>9.954744014267468E-5</text:p>
          </table:table-cell>
        </table:table-row>
        <table:table-row table:style-name="ro1">
          <table:table-cell office:value-type="string">
            <text:p>1.000003202404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894087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82467852E14</text:p>
          </table:table-cell>
          <table:table-cell office:value-type="string">
            <text:p>1.6809838070668912E-4</text:p>
          </table:table-cell>
        </table:table-row>
        <table:table-row table:style-name="ro1">
          <table:table-cell office:value-type="string">
            <text:p>5.0440029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674503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48475727E14</text:p>
          </table:table-cell>
          <table:table-cell office:value-type="string">
            <text:p>1.1833534059619805E-4</text:p>
          </table:table-cell>
        </table:table-row>
        <table:table-row table:style-name="ro1">
          <table:table-cell office:value-type="string">
            <text:p>1.000000073213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7863001E8</text:p>
          </table:table-cell>
          <table:table-cell office:value-type="string">
            <text:p>3.4194747117485445E-4</text:p>
          </table:table-cell>
        </table:table-row>
        <table:table-row table:style-name="ro1">
          <table:table-cell office:value-type="string">
            <text:p>5.45755901E8</text:p>
          </table:table-cell>
          <table:table-cell office:value-type="string">
            <text:p>2.0411248258579877E-4</text:p>
          </table:table-cell>
        </table:table-row>
        <table:table-row table:style-name="ro1">
          <table:table-cell office:value-type="string">
            <text:p>1.000009161199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274908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9972620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0180376E8</text:p>
          </table:table-cell>
          <table:table-cell office:value-type="string">
            <text:p>7.438789842551559E-5</text:p>
          </table:table-cell>
        </table:table-row>
        <table:table-row table:style-name="ro1">
          <table:table-cell office:value-type="string">
            <text:p>1.648283994E9</text:p>
          </table:table-cell>
          <table:table-cell office:value-type="string">
            <text:p>7.02051516147784E-5</text:p>
          </table:table-cell>
        </table:table-row>
        <table:table-row table:style-name="ro1">
          <table:table-cell office:value-type="string">
            <text:p>1.000008099201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076575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5922571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356968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013219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0435063E9</text:p>
          </table:table-cell>
          <table:table-cell office:value-type="string">
            <text:p>9.074407587865698E-5</text:p>
          </table:table-cell>
        </table:table-row>
        <table:table-row table:style-name="ro1">
          <table:table-cell office:value-type="string">
            <text:p>1.000000199643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53775161E9</text:p>
          </table:table-cell>
          <table:table-cell office:value-type="string">
            <text:p>6.906726761052401E-5</text:p>
          </table:table-cell>
        </table:table-row>
        <table:table-row table:style-name="ro1">
          <table:table-cell office:value-type="string">
            <text:p>7.43878671E8</text:p>
          </table:table-cell>
          <table:table-cell office:value-type="string">
            <text:p>8.290835434995674E-5</text:p>
          </table:table-cell>
        </table:table-row>
        <table:table-row table:style-name="ro1">
          <table:table-cell office:value-type="string">
            <text:p>6.0694847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4952396E8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485688865E14</text:p>
          </table:table-cell>
          <table:table-cell office:value-type="string">
            <text:p>7.757186720066214E-5</text:p>
          </table:table-cell>
        </table:table-row>
        <table:table-row table:style-name="ro1">
          <table:table-cell office:value-type="string">
            <text:p>1.2704843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411527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5105276E9</text:p>
          </table:table-cell>
          <table:table-cell office:value-type="string">
            <text:p>3.0077565122042354E-4</text:p>
          </table:table-cell>
        </table:table-row>
        <table:table-row table:style-name="ro1">
          <table:table-cell office:value-type="string">
            <text:p>1.000008579590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1998023E8</text:p>
          </table:table-cell>
          <table:table-cell office:value-type="string">
            <text:p>7.714360278723273E-5</text:p>
          </table:table-cell>
        </table:table-row>
        <table:table-row table:style-name="ro1">
          <table:table-cell office:value-type="string">
            <text:p>1.00003926570713E14</text:p>
          </table:table-cell>
          <table:table-cell office:value-type="string">
            <text:p>2.0706215519701533E-4</text:p>
          </table:table-cell>
        </table:table-row>
        <table:table-row table:style-name="ro1">
          <table:table-cell office:value-type="string">
            <text:p>5.6244061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16215171E14</text:p>
          </table:table-cell>
          <table:table-cell office:value-type="string">
            <text:p>2.1107458078779986E-4</text:p>
          </table:table-cell>
        </table:table-row>
        <table:table-row table:style-name="ro1">
          <table:table-cell office:value-type="string">
            <text:p>1.35088627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11385746E14</text:p>
          </table:table-cell>
          <table:table-cell office:value-type="string">
            <text:p>8.022512870281272E-5</text:p>
          </table:table-cell>
        </table:table-row>
        <table:table-row table:style-name="ro1">
          <table:table-cell office:value-type="string">
            <text:p>1.648535409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1660041163E14</text:p>
          </table:table-cell>
          <table:table-cell office:value-type="string">
            <text:p>0.0032363110658380208</text:p>
          </table:table-cell>
        </table:table-row>
        <table:table-row table:style-name="ro1">
          <table:table-cell office:value-type="string">
            <text:p>1.0000306096351E14</text:p>
          </table:table-cell>
          <table:table-cell office:value-type="string">
            <text:p>1.1880901943405591E-4</text:p>
          </table:table-cell>
        </table:table-row>
        <table:table-row table:style-name="ro1">
          <table:table-cell office:value-type="string">
            <text:p>1.0000037862002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95022856E14</text:p>
          </table:table-cell>
          <table:table-cell office:value-type="string">
            <text:p>7.202437806745202E-5</text:p>
          </table:table-cell>
        </table:table-row>
        <table:table-row table:style-name="ro1">
          <table:table-cell office:value-type="string">
            <text:p>1.00000415247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1749618E9</text:p>
          </table:table-cell>
          <table:table-cell office:value-type="string">
            <text:p>1.1434360605650209E-4</text:p>
          </table:table-cell>
        </table:table-row>
        <table:table-row table:style-name="ro1">
          <table:table-cell office:value-type="string">
            <text:p>1.554155492E9</text:p>
          </table:table-cell>
          <table:table-cell office:value-type="string">
            <text:p>7.337802720307798E-5</text:p>
          </table:table-cell>
        </table:table-row>
        <table:table-row table:style-name="ro1">
          <table:table-cell office:value-type="string">
            <text:p>1.000001296186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38526835E14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10573485E9</text:p>
          </table:table-cell>
          <table:table-cell office:value-type="string">
            <text:p>7.537229755642919E-5</text:p>
          </table:table-cell>
        </table:table-row>
        <table:table-row table:style-name="ro1">
          <table:table-cell office:value-type="string">
            <text:p>1.0000010196066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463574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12031544E9</text:p>
          </table:table-cell>
          <table:table-cell office:value-type="string">
            <text:p>2.530085363425268E-4</text:p>
          </table:table-cell>
        </table:table-row>
        <table:table-row table:style-name="ro1">
          <table:table-cell office:value-type="string">
            <text:p>1.39818033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5273258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6507474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70313489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1927704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102816E8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5.24364436E8</text:p>
          </table:table-cell>
          <table:table-cell office:value-type="string">
            <text:p>1.1227242472570908E-4</text:p>
          </table:table-cell>
        </table:table-row>
        <table:table-row table:style-name="ro1">
          <table:table-cell office:value-type="string">
            <text:p>6.49027833E8</text:p>
          </table:table-cell>
          <table:table-cell office:value-type="string">
            <text:p>7.01665441520616E-5</text:p>
          </table:table-cell>
        </table:table-row>
        <table:table-row table:style-name="ro1">
          <table:table-cell office:value-type="string">
            <text:p>1.0000091473244E14</text:p>
          </table:table-cell>
          <table:table-cell office:value-type="string">
            <text:p>7.594123846569475E-5</text:p>
          </table:table-cell>
        </table:table-row>
        <table:table-row table:style-name="ro1">
          <table:table-cell office:value-type="string">
            <text:p>1.00000419098104E14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1408325586E14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75410453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56610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11339728E14</text:p>
          </table:table-cell>
          <table:table-cell office:value-type="string">
            <text:p>1.2152203311415198E-4</text:p>
          </table:table-cell>
        </table:table-row>
        <table:table-row table:style-name="ro1">
          <table:table-cell office:value-type="string">
            <text:p>1.758570474E9</text:p>
          </table:table-cell>
          <table:table-cell office:value-type="string">
            <text:p>8.322576142459748E-5</text:p>
          </table:table-cell>
        </table:table-row>
        <table:table-row table:style-name="ro1">
          <table:table-cell office:value-type="string">
            <text:p>1.000015519183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7834650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05653373E14</text:p>
          </table:table-cell>
          <table:table-cell office:value-type="string">
            <text:p>9.612508884164305E-5</text:p>
          </table:table-cell>
        </table:table-row>
        <table:table-row table:style-name="ro1">
          <table:table-cell office:value-type="string">
            <text:p>1.0000084193431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79441479E9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1862084622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203929042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30548355E14</text:p>
          </table:table-cell>
          <table:table-cell office:value-type="string">
            <text:p>7.445986390313909E-5</text:p>
          </table:table-cell>
        </table:table-row>
        <table:table-row table:style-name="ro1">
          <table:table-cell office:value-type="string">
            <text:p>1.766452852E9</text:p>
          </table:table-cell>
          <table:table-cell office:value-type="string">
            <text:p>1.0959742395784808E-4</text:p>
          </table:table-cell>
        </table:table-row>
        <table:table-row table:style-name="ro1">
          <table:table-cell office:value-type="string">
            <text:p>8.6817062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5049566E8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1.00003923201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35875251E14</text:p>
          </table:table-cell>
          <table:table-cell office:value-type="string">
            <text:p>8.011013147908474E-5</text:p>
          </table:table-cell>
        </table:table-row>
        <table:table-row table:style-name="ro1">
          <table:table-cell office:value-type="string">
            <text:p>7.65988321E8</text:p>
          </table:table-cell>
          <table:table-cell office:value-type="string">
            <text:p>1.5746980179997093E-4</text:p>
          </table:table-cell>
        </table:table-row>
        <table:table-row table:style-name="ro1">
          <table:table-cell office:value-type="string">
            <text:p>6.55766594E8</text:p>
          </table:table-cell>
          <table:table-cell office:value-type="string">
            <text:p>6.921541784042833E-5</text:p>
          </table:table-cell>
        </table:table-row>
        <table:table-row table:style-name="ro1">
          <table:table-cell office:value-type="string">
            <text:p>1.000018493466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0582019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242460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603946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746727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070861811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0594878277E14</text:p>
          </table:table-cell>
          <table:table-cell office:value-type="string">
            <text:p>7.305936275762894E-5</text:p>
          </table:table-cell>
        </table:table-row>
        <table:table-row table:style-name="ro1">
          <table:table-cell office:value-type="string">
            <text:p>1.17585265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09795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4662293E8</text:p>
          </table:table-cell>
          <table:table-cell office:value-type="string">
            <text:p>7.395506580186863E-5</text:p>
          </table:table-cell>
        </table:table-row>
        <table:table-row table:style-name="ro1">
          <table:table-cell office:value-type="string">
            <text:p>1.139397357E9</text:p>
          </table:table-cell>
          <table:table-cell office:value-type="string">
            <text:p>8.212756163933378E-5</text:p>
          </table:table-cell>
        </table:table-row>
        <table:table-row table:style-name="ro1">
          <table:table-cell office:value-type="string">
            <text:p>1.59748272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003787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72565938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21585455E14</text:p>
          </table:table-cell>
          <table:table-cell office:value-type="string">
            <text:p>7.064172071209851E-5</text:p>
          </table:table-cell>
        </table:table-row>
        <table:table-row table:style-name="ro1">
          <table:table-cell office:value-type="string">
            <text:p>1.000035393746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442219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022996781E14</text:p>
          </table:table-cell>
          <table:table-cell office:value-type="string">
            <text:p>7.475341254732556E-5</text:p>
          </table:table-cell>
        </table:table-row>
        <table:table-row table:style-name="ro1">
          <table:table-cell office:value-type="string">
            <text:p>1.0000071956968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369025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24513964E8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18504399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103812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78811457E9</text:p>
          </table:table-cell>
          <table:table-cell office:value-type="string">
            <text:p>6.821665041713095E-5</text:p>
          </table:table-cell>
        </table:table-row>
        <table:table-row table:style-name="ro1">
          <table:table-cell office:value-type="string">
            <text:p>1.00001441454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17116688E14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0000234057725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05657728E14</text:p>
          </table:table-cell>
          <table:table-cell office:value-type="string">
            <text:p>1.1744435158771796E-4</text:p>
          </table:table-cell>
        </table:table-row>
        <table:table-row table:style-name="ro1">
          <table:table-cell office:value-type="string">
            <text:p>1.000026317990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2090064E9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013874093E14</text:p>
          </table:table-cell>
          <table:table-cell office:value-type="string">
            <text:p>0.0018790626061558292</text:p>
          </table:table-cell>
        </table:table-row>
        <table:table-row table:style-name="ro1">
          <table:table-cell office:value-type="string">
            <text:p>5.10264966E8</text:p>
          </table:table-cell>
          <table:table-cell office:value-type="string">
            <text:p>6.87153013356455E-5</text:p>
          </table:table-cell>
        </table:table-row>
        <table:table-row table:style-name="ro1">
          <table:table-cell office:value-type="string">
            <text:p>1.00001675572045E14</text:p>
          </table:table-cell>
          <table:table-cell office:value-type="string">
            <text:p>9.725022562574205E-4</text:p>
          </table:table-cell>
        </table:table-row>
        <table:table-row table:style-name="ro1">
          <table:table-cell office:value-type="string">
            <text:p>1.000011612808E14</text:p>
          </table:table-cell>
          <table:table-cell office:value-type="string">
            <text:p>7.305582674544314E-5</text:p>
          </table:table-cell>
        </table:table-row>
        <table:table-row table:style-name="ro1">
          <table:table-cell office:value-type="string">
            <text:p>1.616981731E9</text:p>
          </table:table-cell>
          <table:table-cell office:value-type="string">
            <text:p>6.959229365317761E-5</text:p>
          </table:table-cell>
        </table:table-row>
        <table:table-row table:style-name="ro1">
          <table:table-cell office:value-type="string">
            <text:p>1.000031508982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20828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859467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296990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499915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018380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253670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3.2502177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95660818E14</text:p>
          </table:table-cell>
          <table:table-cell office:value-type="string">
            <text:p>9.937311083400708E-5</text:p>
          </table:table-cell>
        </table:table-row>
        <table:table-row table:style-name="ro1">
          <table:table-cell office:value-type="string">
            <text:p>5.3484371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3821032E8</text:p>
          </table:table-cell>
          <table:table-cell office:value-type="string">
            <text:p>0.0015984692496712818</text:p>
          </table:table-cell>
        </table:table-row>
        <table:table-row table:style-name="ro1">
          <table:table-cell office:value-type="string">
            <text:p>1.00001437582818E14</text:p>
          </table:table-cell>
          <table:table-cell office:value-type="string">
            <text:p>8.604994012430345E-5</text:p>
          </table:table-cell>
        </table:table-row>
        <table:table-row table:style-name="ro1">
          <table:table-cell office:value-type="string">
            <text:p>1.8335942E9</text:p>
          </table:table-cell>
          <table:table-cell office:value-type="string">
            <text:p>9.559672613533167E-5</text:p>
          </table:table-cell>
        </table:table-row>
        <table:table-row table:style-name="ro1">
          <table:table-cell office:value-type="string">
            <text:p>1.000029543309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235464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8672102E14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000009672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50185767E14</text:p>
          </table:table-cell>
          <table:table-cell office:value-type="string">
            <text:p>1.0278093980263349E-4</text:p>
          </table:table-cell>
        </table:table-row>
        <table:table-row table:style-name="ro1">
          <table:table-cell office:value-type="string">
            <text:p>1.000041195170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5306011E8</text:p>
          </table:table-cell>
          <table:table-cell office:value-type="string">
            <text:p>9.457419389183284E-5</text:p>
          </table:table-cell>
        </table:table-row>
        <table:table-row table:style-name="ro1">
          <table:table-cell office:value-type="string">
            <text:p>1.45194246E9</text:p>
          </table:table-cell>
          <table:table-cell office:value-type="string">
            <text:p>8.298449657227438E-5</text:p>
          </table:table-cell>
        </table:table-row>
        <table:table-row table:style-name="ro1">
          <table:table-cell office:value-type="string">
            <text:p>5.2812925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706802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37264389E14</text:p>
          </table:table-cell>
          <table:table-cell office:value-type="string">
            <text:p>7.11386363738654E-4</text:p>
          </table:table-cell>
        </table:table-row>
        <table:table-row table:style-name="ro1">
          <table:table-cell office:value-type="string">
            <text:p>1.238371087E9</text:p>
          </table:table-cell>
          <table:table-cell office:value-type="string">
            <text:p>9.032084592765157E-5</text:p>
          </table:table-cell>
        </table:table-row>
        <table:table-row table:style-name="ro1">
          <table:table-cell office:value-type="string">
            <text:p>1.00000616810408E14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12576512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29666295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252207545E9</text:p>
          </table:table-cell>
          <table:table-cell office:value-type="string">
            <text:p>7.055396691568107E-5</text:p>
          </table:table-cell>
        </table:table-row>
        <table:table-row table:style-name="ro1">
          <table:table-cell office:value-type="string">
            <text:p>1.000021780636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559054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910343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1286108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797431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4226529E8</text:p>
          </table:table-cell>
          <table:table-cell office:value-type="string">
            <text:p>2.710046207525917E-4</text:p>
          </table:table-cell>
        </table:table-row>
        <table:table-row table:style-name="ro1">
          <table:table-cell office:value-type="string">
            <text:p>1.000012409954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52184995E14</text:p>
          </table:table-cell>
          <table:table-cell office:value-type="string">
            <text:p>1.5357781227133899E-4</text:p>
          </table:table-cell>
        </table:table-row>
        <table:table-row table:style-name="ro1">
          <table:table-cell office:value-type="string">
            <text:p>6.96087161E8</text:p>
          </table:table-cell>
          <table:table-cell office:value-type="string">
            <text:p>1.220344867889311E-4</text:p>
          </table:table-cell>
        </table:table-row>
        <table:table-row table:style-name="ro1">
          <table:table-cell office:value-type="string">
            <text:p>6.69623692E8</text:p>
          </table:table-cell>
          <table:table-cell office:value-type="string">
            <text:p>8.341743798579752E-5</text:p>
          </table:table-cell>
        </table:table-row>
        <table:table-row table:style-name="ro1">
          <table:table-cell office:value-type="string">
            <text:p>1.138943479E9</text:p>
          </table:table-cell>
          <table:table-cell office:value-type="string">
            <text:p>1.0279811690377228E-4</text:p>
          </table:table-cell>
        </table:table-row>
        <table:table-row table:style-name="ro1">
          <table:table-cell office:value-type="string">
            <text:p>1.08822001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1789332E8</text:p>
          </table:table-cell>
          <table:table-cell office:value-type="string">
            <text:p>7.056901953377523E-5</text:p>
          </table:table-cell>
        </table:table-row>
        <table:table-row table:style-name="ro1">
          <table:table-cell office:value-type="string">
            <text:p>1.0000373035854E14</text:p>
          </table:table-cell>
          <table:table-cell office:value-type="string">
            <text:p>8.106358294469954E-4</text:p>
          </table:table-cell>
        </table:table-row>
        <table:table-row table:style-name="ro1">
          <table:table-cell office:value-type="string">
            <text:p>6.55702654E8</text:p>
          </table:table-cell>
          <table:table-cell office:value-type="string">
            <text:p>8.820754979867687E-5</text:p>
          </table:table-cell>
        </table:table-row>
        <table:table-row table:style-name="ro1">
          <table:table-cell office:value-type="string">
            <text:p>6.85471521E8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00634278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5452338E8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8.02729907E8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6.7353992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3573368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43441459E9</text:p>
          </table:table-cell>
          <table:table-cell office:value-type="string">
            <text:p>3.5411149866145604E-4</text:p>
          </table:table-cell>
        </table:table-row>
        <table:table-row table:style-name="ro1">
          <table:table-cell office:value-type="string">
            <text:p>1.212202746E9</text:p>
          </table:table-cell>
          <table:table-cell office:value-type="string">
            <text:p>0.0034538586848216245</text:p>
          </table:table-cell>
        </table:table-row>
        <table:table-row table:style-name="ro1">
          <table:table-cell office:value-type="string">
            <text:p>5.94380278E8</text:p>
          </table:table-cell>
          <table:table-cell office:value-type="string">
            <text:p>1.0054867214396501E-4</text:p>
          </table:table-cell>
        </table:table-row>
        <table:table-row table:style-name="ro1">
          <table:table-cell office:value-type="string">
            <text:p>1.00000853119608E14</text:p>
          </table:table-cell>
          <table:table-cell office:value-type="string">
            <text:p>2.4794770469240826E-4</text:p>
          </table:table-cell>
        </table:table-row>
        <table:table-row table:style-name="ro1">
          <table:table-cell office:value-type="string">
            <text:p>1.000012065289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13306785E14</text:p>
          </table:table-cell>
          <table:table-cell office:value-type="string">
            <text:p>7.089284003675752E-5</text:p>
          </table:table-cell>
        </table:table-row>
        <table:table-row table:style-name="ro1">
          <table:table-cell office:value-type="string">
            <text:p>1.226825039E9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0515269174E14</text:p>
          </table:table-cell>
          <table:table-cell office:value-type="string">
            <text:p>6.82719332490594E-5</text:p>
          </table:table-cell>
        </table:table-row>
        <table:table-row table:style-name="ro1">
          <table:table-cell office:value-type="string">
            <text:p>1.479108247E9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11838994E9</text:p>
          </table:table-cell>
          <table:table-cell office:value-type="string">
            <text:p>2.9529539430720337E-4</text:p>
          </table:table-cell>
        </table:table-row>
        <table:table-row table:style-name="ro1">
          <table:table-cell office:value-type="string">
            <text:p>1.49518809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39678421E14</text:p>
          </table:table-cell>
          <table:table-cell office:value-type="string">
            <text:p>1.5119714635452515E-4</text:p>
          </table:table-cell>
        </table:table-row>
        <table:table-row table:style-name="ro1">
          <table:table-cell office:value-type="string">
            <text:p>5.8848774E8</text:p>
          </table:table-cell>
          <table:table-cell office:value-type="string">
            <text:p>1.2400153437191965E-4</text:p>
          </table:table-cell>
        </table:table-row>
        <table:table-row table:style-name="ro1">
          <table:table-cell office:value-type="string">
            <text:p>1.00003567306721E14</text:p>
          </table:table-cell>
          <table:table-cell office:value-type="string">
            <text:p>3.1539485789964974E-4</text:p>
          </table:table-cell>
        </table:table-row>
        <table:table-row table:style-name="ro1">
          <table:table-cell office:value-type="string">
            <text:p>1.00003145220709E14</text:p>
          </table:table-cell>
          <table:table-cell office:value-type="string">
            <text:p>1.0422781493785592E-4</text:p>
          </table:table-cell>
        </table:table-row>
        <table:table-row table:style-name="ro1">
          <table:table-cell office:value-type="string">
            <text:p>1.00004276117293E14</text:p>
          </table:table-cell>
          <table:table-cell office:value-type="string">
            <text:p>7.05724615374782E-5</text:p>
          </table:table-cell>
        </table:table-row>
        <table:table-row table:style-name="ro1">
          <table:table-cell office:value-type="string">
            <text:p>1.675102629E9</text:p>
          </table:table-cell>
          <table:table-cell office:value-type="string">
            <text:p>9.964261692768056E-5</text:p>
          </table:table-cell>
        </table:table-row>
        <table:table-row table:style-name="ro1">
          <table:table-cell office:value-type="string">
            <text:p>1.00003376484536E14</text:p>
          </table:table-cell>
          <table:table-cell office:value-type="string">
            <text:p>8.118912695355989E-5</text:p>
          </table:table-cell>
        </table:table-row>
        <table:table-row table:style-name="ro1">
          <table:table-cell office:value-type="string">
            <text:p>1.0000330955858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312550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21325493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27795183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567911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230363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42720801E9</text:p>
          </table:table-cell>
          <table:table-cell office:value-type="string">
            <text:p>6.921541784042833E-5</text:p>
          </table:table-cell>
        </table:table-row>
        <table:table-row table:style-name="ro1">
          <table:table-cell office:value-type="string">
            <text:p>1.00001509887661E14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5.6885300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76727684E14</text:p>
          </table:table-cell>
          <table:table-cell office:value-type="string">
            <text:p>7.022114320739201E-5</text:p>
          </table:table-cell>
        </table:table-row>
        <table:table-row table:style-name="ro1">
          <table:table-cell office:value-type="string">
            <text:p>1.044304992E9</text:p>
          </table:table-cell>
          <table:table-cell office:value-type="string">
            <text:p>0.0011757929422175546</text:p>
          </table:table-cell>
        </table:table-row>
        <table:table-row table:style-name="ro1">
          <table:table-cell office:value-type="string">
            <text:p>1.00000010700329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25049213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57357244E14</text:p>
          </table:table-cell>
          <table:table-cell office:value-type="string">
            <text:p>1.3650724408620062E-4</text:p>
          </table:table-cell>
        </table:table-row>
        <table:table-row table:style-name="ro1">
          <table:table-cell office:value-type="string">
            <text:p>1.41967878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182375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80178874E14</text:p>
          </table:table-cell>
          <table:table-cell office:value-type="string">
            <text:p>7.219288011071943E-5</text:p>
          </table:table-cell>
        </table:table-row>
        <table:table-row table:style-name="ro1">
          <table:table-cell office:value-type="string">
            <text:p>5.4904716E7</text:p>
          </table:table-cell>
          <table:table-cell office:value-type="string">
            <text:p>1.1700671884583301E-4</text:p>
          </table:table-cell>
        </table:table-row>
        <table:table-row table:style-name="ro1">
          <table:table-cell office:value-type="string">
            <text:p>5.6810012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0914485E8</text:p>
          </table:table-cell>
          <table:table-cell office:value-type="string">
            <text:p>7.678643212454618E-5</text:p>
          </table:table-cell>
        </table:table-row>
        <table:table-row table:style-name="ro1">
          <table:table-cell office:value-type="string">
            <text:p>1.0000132132896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6.4127715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67122019E14</text:p>
          </table:table-cell>
          <table:table-cell office:value-type="string">
            <text:p>7.05724615374782E-5</text:p>
          </table:table-cell>
        </table:table-row>
        <table:table-row table:style-name="ro1">
          <table:table-cell office:value-type="string">
            <text:p>1.135946864E9</text:p>
          </table:table-cell>
          <table:table-cell office:value-type="string">
            <text:p>2.4337077201939285E-4</text:p>
          </table:table-cell>
        </table:table-row>
        <table:table-row table:style-name="ro1">
          <table:table-cell office:value-type="string">
            <text:p>1.000019795187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972716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4628308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9616951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75132859E14</text:p>
          </table:table-cell>
          <table:table-cell office:value-type="string">
            <text:p>9.101947354771142E-5</text:p>
          </table:table-cell>
        </table:table-row>
        <table:table-row table:style-name="ro1">
          <table:table-cell office:value-type="string">
            <text:p>1.000037854823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159749527E14</text:p>
          </table:table-cell>
          <table:table-cell office:value-type="string">
            <text:p>1.0041480301240511E-4</text:p>
          </table:table-cell>
        </table:table-row>
        <table:table-row table:style-name="ro1">
          <table:table-cell office:value-type="string">
            <text:p>1.049709675E9</text:p>
          </table:table-cell>
          <table:table-cell office:value-type="string">
            <text:p>8.11271084734759E-5</text:p>
          </table:table-cell>
        </table:table-row>
        <table:table-row table:style-name="ro1">
          <table:table-cell office:value-type="string">
            <text:p>1.16457426E9</text:p>
          </table:table-cell>
          <table:table-cell office:value-type="string">
            <text:p>1.1815242018811645E-4</text:p>
          </table:table-cell>
        </table:table-row>
        <table:table-row table:style-name="ro1">
          <table:table-cell office:value-type="string">
            <text:p>1.00001770011238E14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60477271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034498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2395466E14</text:p>
          </table:table-cell>
          <table:table-cell office:value-type="string">
            <text:p>7.452325937707633E-5</text:p>
          </table:table-cell>
        </table:table-row>
        <table:table-row table:style-name="ro1">
          <table:table-cell office:value-type="string">
            <text:p>1.000029456159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12826155E14</text:p>
          </table:table-cell>
          <table:table-cell office:value-type="string">
            <text:p>4.108178139068548E-4</text:p>
          </table:table-cell>
        </table:table-row>
        <table:table-row table:style-name="ro1">
          <table:table-cell office:value-type="string">
            <text:p>1.053701387E9</text:p>
          </table:table-cell>
          <table:table-cell office:value-type="string">
            <text:p>7.389555326295735E-5</text:p>
          </table:table-cell>
        </table:table-row>
        <table:table-row table:style-name="ro1">
          <table:table-cell office:value-type="string">
            <text:p>1.00000191700442E14</text:p>
          </table:table-cell>
          <table:table-cell office:value-type="string">
            <text:p>1.1979869797887139E-4</text:p>
          </table:table-cell>
        </table:table-row>
        <table:table-row table:style-name="ro1">
          <table:table-cell office:value-type="string">
            <text:p>7.1907501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0648599E8</text:p>
          </table:table-cell>
          <table:table-cell office:value-type="string">
            <text:p>1.5535345896978357E-4</text:p>
          </table:table-cell>
        </table:table-row>
        <table:table-row table:style-name="ro1">
          <table:table-cell office:value-type="string">
            <text:p>1.08560462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0790031E8</text:p>
          </table:table-cell>
          <table:table-cell office:value-type="string">
            <text:p>1.2958994262457526E-4</text:p>
          </table:table-cell>
        </table:table-row>
        <table:table-row table:style-name="ro1">
          <table:table-cell office:value-type="string">
            <text:p>1.000005305656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0318205718E14</text:p>
          </table:table-cell>
          <table:table-cell office:value-type="string">
            <text:p>7.318690770940611E-5</text:p>
          </table:table-cell>
        </table:table-row>
        <table:table-row table:style-name="ro1">
          <table:table-cell office:value-type="string">
            <text:p>4.180513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0128576E8</text:p>
          </table:table-cell>
          <table:table-cell office:value-type="string">
            <text:p>1.2082754735345243E-4</text:p>
          </table:table-cell>
        </table:table-row>
        <table:table-row table:style-name="ro1">
          <table:table-cell office:value-type="string">
            <text:p>6.84466701E8</text:p>
          </table:table-cell>
          <table:table-cell office:value-type="string">
            <text:p>7.6472028831952E-5</text:p>
          </table:table-cell>
        </table:table-row>
        <table:table-row table:style-name="ro1">
          <table:table-cell office:value-type="string">
            <text:p>1.00000726377608E14</text:p>
          </table:table-cell>
          <table:table-cell office:value-type="string">
            <text:p>6.99032454031432E-5</text:p>
          </table:table-cell>
        </table:table-row>
        <table:table-row table:style-name="ro1">
          <table:table-cell office:value-type="string">
            <text:p>1.300411665E9</text:p>
          </table:table-cell>
          <table:table-cell office:value-type="string">
            <text:p>9.14400107232427E-5</text:p>
          </table:table-cell>
        </table:table-row>
        <table:table-row table:style-name="ro1">
          <table:table-cell office:value-type="string">
            <text:p>1.000040607936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33554097E14</text:p>
          </table:table-cell>
          <table:table-cell office:value-type="string">
            <text:p>6.972082523446593E-5</text:p>
          </table:table-cell>
        </table:table-row>
        <table:table-row table:style-name="ro1">
          <table:table-cell office:value-type="string">
            <text:p>7.06195233E8</text:p>
          </table:table-cell>
          <table:table-cell office:value-type="string">
            <text:p>1.0393817645611854E-4</text:p>
          </table:table-cell>
        </table:table-row>
        <table:table-row table:style-name="ro1">
          <table:table-cell office:value-type="string">
            <text:p>1.00005399611004E14</text:p>
          </table:table-cell>
          <table:table-cell office:value-type="string">
            <text:p>9.656033652545656E-5</text:p>
          </table:table-cell>
        </table:table-row>
        <table:table-row table:style-name="ro1">
          <table:table-cell office:value-type="string">
            <text:p>1.0000055437886E14</text:p>
          </table:table-cell>
          <table:table-cell office:value-type="string">
            <text:p>0.0012105144874623415</text:p>
          </table:table-cell>
        </table:table-row>
        <table:table-row table:style-name="ro1">
          <table:table-cell office:value-type="string">
            <text:p>1.000029349583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9534577E8</text:p>
          </table:table-cell>
          <table:table-cell office:value-type="string">
            <text:p>7.305787882058365E-5</text:p>
          </table:table-cell>
        </table:table-row>
        <table:table-row table:style-name="ro1">
          <table:table-cell office:value-type="string">
            <text:p>1.000015189178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67067317E9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9093760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147230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22487983E14</text:p>
          </table:table-cell>
          <table:table-cell office:value-type="string">
            <text:p>7.659476915972401E-5</text:p>
          </table:table-cell>
        </table:table-row>
        <table:table-row table:style-name="ro1">
          <table:table-cell office:value-type="string">
            <text:p>1.33934024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8989493E14</text:p>
          </table:table-cell>
          <table:table-cell office:value-type="string">
            <text:p>1.1571707910875732E-4</text:p>
          </table:table-cell>
        </table:table-row>
        <table:table-row table:style-name="ro1">
          <table:table-cell office:value-type="string">
            <text:p>6.9419174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0240112E9</text:p>
          </table:table-cell>
          <table:table-cell office:value-type="string">
            <text:p>9.338474219383497E-5</text:p>
          </table:table-cell>
        </table:table-row>
        <table:table-row table:style-name="ro1">
          <table:table-cell office:value-type="string">
            <text:p>1.587301315E9</text:p>
          </table:table-cell>
          <table:table-cell office:value-type="string">
            <text:p>7.10532142668422E-5</text:p>
          </table:table-cell>
        </table:table-row>
        <table:table-row table:style-name="ro1">
          <table:table-cell office:value-type="string">
            <text:p>1.000005227644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999145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35682108E14</text:p>
          </table:table-cell>
          <table:table-cell office:value-type="string">
            <text:p>7.963988013992607E-5</text:p>
          </table:table-cell>
        </table:table-row>
        <table:table-row table:style-name="ro1">
          <table:table-cell office:value-type="string">
            <text:p>1.00000725165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1083736E8</text:p>
          </table:table-cell>
          <table:table-cell office:value-type="string">
            <text:p>9.678993522672184E-5</text:p>
          </table:table-cell>
        </table:table-row>
        <table:table-row table:style-name="ro1">
          <table:table-cell office:value-type="string">
            <text:p>1.00002711010665E14</text:p>
          </table:table-cell>
          <table:table-cell office:value-type="string">
            <text:p>6.994027595184987E-5</text:p>
          </table:table-cell>
        </table:table-row>
        <table:table-row table:style-name="ro1">
          <table:table-cell office:value-type="string">
            <text:p>1.12710515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7623693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6228249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86650787E14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109037371E9</text:p>
          </table:table-cell>
          <table:table-cell office:value-type="string">
            <text:p>1.0369023441841016E-4</text:p>
          </table:table-cell>
        </table:table-row>
        <table:table-row table:style-name="ro1">
          <table:table-cell office:value-type="string">
            <text:p>1.67363470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002248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67323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763233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2060396E8</text:p>
          </table:table-cell>
          <table:table-cell office:value-type="string">
            <text:p>1.5773248068985982E-4</text:p>
          </table:table-cell>
        </table:table-row>
        <table:table-row table:style-name="ro1">
          <table:table-cell office:value-type="string">
            <text:p>1.44231465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59511804E9</text:p>
          </table:table-cell>
          <table:table-cell office:value-type="string">
            <text:p>7.824420788622111E-5</text:p>
          </table:table-cell>
        </table:table-row>
        <table:table-row table:style-name="ro1">
          <table:table-cell office:value-type="string">
            <text:p>1.00001127376138E14</text:p>
          </table:table-cell>
          <table:table-cell office:value-type="string">
            <text:p>9.50237607695077E-5</text:p>
          </table:table-cell>
        </table:table-row>
        <table:table-row table:style-name="ro1">
          <table:table-cell office:value-type="string">
            <text:p>6.53490808E8</text:p>
          </table:table-cell>
          <table:table-cell office:value-type="string">
            <text:p>9.361710287349283E-5</text:p>
          </table:table-cell>
        </table:table-row>
        <table:table-row table:style-name="ro1">
          <table:table-cell office:value-type="string">
            <text:p>1.00000196960785E14</text:p>
          </table:table-cell>
          <table:table-cell office:value-type="string">
            <text:p>1.0458419165621771E-4</text:p>
          </table:table-cell>
        </table:table-row>
        <table:table-row table:style-name="ro1">
          <table:table-cell office:value-type="string">
            <text:p>1.080047767E9</text:p>
          </table:table-cell>
          <table:table-cell office:value-type="string">
            <text:p>6.881028085143862E-5</text:p>
          </table:table-cell>
        </table:table-row>
        <table:table-row table:style-name="ro1">
          <table:table-cell office:value-type="string">
            <text:p>1.166521898E9</text:p>
          </table:table-cell>
          <table:table-cell office:value-type="string">
            <text:p>7.260931620222841E-4</text:p>
          </table:table-cell>
        </table:table-row>
        <table:table-row table:style-name="ro1">
          <table:table-cell office:value-type="string">
            <text:p>1.00001057085162E14</text:p>
          </table:table-cell>
          <table:table-cell office:value-type="string">
            <text:p>5.658665436059385E-4</text:p>
          </table:table-cell>
        </table:table-row>
        <table:table-row table:style-name="ro1">
          <table:table-cell office:value-type="string">
            <text:p>1.0000038058323E14</text:p>
          </table:table-cell>
          <table:table-cell office:value-type="string">
            <text:p>6.921541784042833E-5</text:p>
          </table:table-cell>
        </table:table-row>
        <table:table-row table:style-name="ro1">
          <table:table-cell office:value-type="string">
            <text:p>1.47922465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20151018E14</text:p>
          </table:table-cell>
          <table:table-cell office:value-type="string">
            <text:p>7.442162720301203E-5</text:p>
          </table:table-cell>
        </table:table-row>
        <table:table-row table:style-name="ro1">
          <table:table-cell office:value-type="string">
            <text:p>7.39812138E8</text:p>
          </table:table-cell>
          <table:table-cell office:value-type="string">
            <text:p>2.14600873746497E-4</text:p>
          </table:table-cell>
        </table:table-row>
        <table:table-row table:style-name="ro1">
          <table:table-cell office:value-type="string">
            <text:p>5.77624081E8</text:p>
          </table:table-cell>
          <table:table-cell office:value-type="string">
            <text:p>9.496903693673884E-5</text:p>
          </table:table-cell>
        </table:table-row>
        <table:table-row table:style-name="ro1">
          <table:table-cell office:value-type="string">
            <text:p>1.00002440519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779097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395995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41087595E14</text:p>
          </table:table-cell>
          <table:table-cell office:value-type="string">
            <text:p>7.368384836739148E-5</text:p>
          </table:table-cell>
        </table:table-row>
        <table:table-row table:style-name="ro1">
          <table:table-cell office:value-type="string">
            <text:p>1.00001540984014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0474233871E14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1.551883849E9</text:p>
          </table:table-cell>
          <table:table-cell office:value-type="string">
            <text:p>1.6128048516978415E-4</text:p>
          </table:table-cell>
        </table:table-row>
        <table:table-row table:style-name="ro1">
          <table:table-cell office:value-type="string">
            <text:p>1.000018934126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483410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967882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3186224E14</text:p>
          </table:table-cell>
          <table:table-cell office:value-type="string">
            <text:p>7.701120676252753E-5</text:p>
          </table:table-cell>
        </table:table-row>
        <table:table-row table:style-name="ro1">
          <table:table-cell office:value-type="string">
            <text:p>1.0000140314210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35224004E9</text:p>
          </table:table-cell>
          <table:table-cell office:value-type="string">
            <text:p>8.386487571884745E-5</text:p>
          </table:table-cell>
        </table:table-row>
        <table:table-row table:style-name="ro1">
          <table:table-cell office:value-type="string">
            <text:p>1.00000492709584E14</text:p>
          </table:table-cell>
          <table:table-cell office:value-type="string">
            <text:p>7.233469323759889E-5</text:p>
          </table:table-cell>
        </table:table-row>
        <table:table-row table:style-name="ro1">
          <table:table-cell office:value-type="string">
            <text:p>1.0000014266161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93888441E9</text:p>
          </table:table-cell>
          <table:table-cell office:value-type="string">
            <text:p>7.517709637856062E-5</text:p>
          </table:table-cell>
        </table:table-row>
        <table:table-row table:style-name="ro1">
          <table:table-cell office:value-type="string">
            <text:p>1.00002876018825E14</text:p>
          </table:table-cell>
          <table:table-cell office:value-type="string">
            <text:p>7.325528941820112E-5</text:p>
          </table:table-cell>
        </table:table-row>
        <table:table-row table:style-name="ro1">
          <table:table-cell office:value-type="string">
            <text:p>1.0000044262168E14</text:p>
          </table:table-cell>
          <table:table-cell office:value-type="string">
            <text:p>8.10891870344114E-4</text:p>
          </table:table-cell>
        </table:table-row>
        <table:table-row table:style-name="ro1">
          <table:table-cell office:value-type="string">
            <text:p>1.00000170432509E14</text:p>
          </table:table-cell>
          <table:table-cell office:value-type="string">
            <text:p>6.857580119434786E-5</text:p>
          </table:table-cell>
        </table:table-row>
        <table:table-row table:style-name="ro1">
          <table:table-cell office:value-type="string">
            <text:p>1.078062153E9</text:p>
          </table:table-cell>
          <table:table-cell office:value-type="string">
            <text:p>8.884687330255163E-5</text:p>
          </table:table-cell>
        </table:table-row>
        <table:table-row table:style-name="ro1">
          <table:table-cell office:value-type="string">
            <text:p>7.5065084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6797235E9</text:p>
          </table:table-cell>
          <table:table-cell office:value-type="string">
            <text:p>6.949707734441698E-5</text:p>
          </table:table-cell>
        </table:table-row>
        <table:table-row table:style-name="ro1">
          <table:table-cell office:value-type="string">
            <text:p>1.00000432555421E14</text:p>
          </table:table-cell>
          <table:table-cell office:value-type="string">
            <text:p>8.73735287066619E-5</text:p>
          </table:table-cell>
        </table:table-row>
        <table:table-row table:style-name="ro1">
          <table:table-cell office:value-type="string">
            <text:p>1.000031268106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21412179E14</text:p>
          </table:table-cell>
          <table:table-cell office:value-type="string">
            <text:p>3.4531168880389126E-4</text:p>
          </table:table-cell>
        </table:table-row>
        <table:table-row table:style-name="ro1">
          <table:table-cell office:value-type="string">
            <text:p>1.00001532465514E14</text:p>
          </table:table-cell>
          <table:table-cell office:value-type="string">
            <text:p>7.14877995708404E-5</text:p>
          </table:table-cell>
        </table:table-row>
        <table:table-row table:style-name="ro1">
          <table:table-cell office:value-type="string">
            <text:p>1.076900618E9</text:p>
          </table:table-cell>
          <table:table-cell office:value-type="string">
            <text:p>7.644285577957524E-5</text:p>
          </table:table-cell>
        </table:table-row>
        <table:table-row table:style-name="ro1">
          <table:table-cell office:value-type="string">
            <text:p>5.1286903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1914089E8</text:p>
          </table:table-cell>
          <table:table-cell office:value-type="string">
            <text:p>8.575683910670912E-5</text:p>
          </table:table-cell>
        </table:table-row>
        <table:table-row table:style-name="ro1">
          <table:table-cell office:value-type="string">
            <text:p>5.1660322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742477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95089762E14</text:p>
          </table:table-cell>
          <table:table-cell office:value-type="string">
            <text:p>8.301180636919461E-5</text:p>
          </table:table-cell>
        </table:table-row>
        <table:table-row table:style-name="ro1">
          <table:table-cell office:value-type="string">
            <text:p>1.000037629753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412150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5403688E8</text:p>
          </table:table-cell>
          <table:table-cell office:value-type="string">
            <text:p>7.034395469019543E-5</text:p>
          </table:table-cell>
        </table:table-row>
        <table:table-row table:style-name="ro1">
          <table:table-cell office:value-type="string">
            <text:p>1.0000229955237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92083282E9</text:p>
          </table:table-cell>
          <table:table-cell office:value-type="string">
            <text:p>7.022114320739201E-5</text:p>
          </table:table-cell>
        </table:table-row>
        <table:table-row table:style-name="ro1">
          <table:table-cell office:value-type="string">
            <text:p>6015530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71973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2323908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5124472E8</text:p>
          </table:table-cell>
          <table:table-cell office:value-type="string">
            <text:p>7.556083960577723E-5</text:p>
          </table:table-cell>
        </table:table-row>
        <table:table-row table:style-name="ro1">
          <table:table-cell office:value-type="string">
            <text:p>1.0000098058075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0095485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43083019E14</text:p>
          </table:table-cell>
          <table:table-cell office:value-type="string">
            <text:p>8.03041283887483E-5</text:p>
          </table:table-cell>
        </table:table-row>
        <table:table-row table:style-name="ro1">
          <table:table-cell office:value-type="string">
            <text:p>1.00000399061245E14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599293964E9</text:p>
          </table:table-cell>
          <table:table-cell office:value-type="string">
            <text:p>9.909179382250875E-5</text:p>
          </table:table-cell>
        </table:table-row>
        <table:table-row table:style-name="ro1">
          <table:table-cell office:value-type="string">
            <text:p>1.5478935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336473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0059973E8</text:p>
          </table:table-cell>
          <table:table-cell office:value-type="string">
            <text:p>7.704230424820634E-5</text:p>
          </table:table-cell>
        </table:table-row>
        <table:table-row table:style-name="ro1">
          <table:table-cell office:value-type="string">
            <text:p>1.42757031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01862774E9</text:p>
          </table:table-cell>
          <table:table-cell office:value-type="string">
            <text:p>8.12357128432529E-5</text:p>
          </table:table-cell>
        </table:table-row>
        <table:table-row table:style-name="ro1">
          <table:table-cell office:value-type="string">
            <text:p>7.15028412E8</text:p>
          </table:table-cell>
          <table:table-cell office:value-type="string">
            <text:p>3.273462301499872E-4</text:p>
          </table:table-cell>
        </table:table-row>
        <table:table-row table:style-name="ro1">
          <table:table-cell office:value-type="string">
            <text:p>1.03286097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3019078E8</text:p>
          </table:table-cell>
          <table:table-cell office:value-type="string">
            <text:p>1.2260426741775524E-4</text:p>
          </table:table-cell>
        </table:table-row>
        <table:table-row table:style-name="ro1">
          <table:table-cell office:value-type="string">
            <text:p>1.000033752220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962577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189116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2874879E8</text:p>
          </table:table-cell>
          <table:table-cell office:value-type="string">
            <text:p>1.5393606305453596E-4</text:p>
          </table:table-cell>
        </table:table-row>
        <table:table-row table:style-name="ro1">
          <table:table-cell office:value-type="string">
            <text:p>5.303699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960216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33895637E14</text:p>
          </table:table-cell>
          <table:table-cell office:value-type="string">
            <text:p>6.918978661220786E-5</text:p>
          </table:table-cell>
        </table:table-row>
        <table:table-row table:style-name="ro1">
          <table:table-cell office:value-type="string">
            <text:p>1.539186389E9</text:p>
          </table:table-cell>
          <table:table-cell office:value-type="string">
            <text:p>1.7560261356087755E-4</text:p>
          </table:table-cell>
        </table:table-row>
        <table:table-row table:style-name="ro1">
          <table:table-cell office:value-type="string">
            <text:p>1.66504880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715128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5885886E8</text:p>
          </table:table-cell>
          <table:table-cell office:value-type="string">
            <text:p>7.595136920733517E-5</text:p>
          </table:table-cell>
        </table:table-row>
        <table:table-row table:style-name="ro1">
          <table:table-cell office:value-type="string">
            <text:p>1.150252813E9</text:p>
          </table:table-cell>
          <table:table-cell office:value-type="string">
            <text:p>7.754654346457768E-5</text:p>
          </table:table-cell>
        </table:table-row>
        <table:table-row table:style-name="ro1">
          <table:table-cell office:value-type="string">
            <text:p>1.000005539307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39431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3560680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838280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6304319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2.23411256E8</text:p>
          </table:table-cell>
          <table:table-cell office:value-type="string">
            <text:p>6.90547822327547E-5</text:p>
          </table:table-cell>
        </table:table-row>
        <table:table-row table:style-name="ro1">
          <table:table-cell office:value-type="string">
            <text:p>1.39761836E9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491271636E9</text:p>
          </table:table-cell>
          <table:table-cell office:value-type="string">
            <text:p>9.34750741183747E-5</text:p>
          </table:table-cell>
        </table:table-row>
        <table:table-row table:style-name="ro1">
          <table:table-cell office:value-type="string">
            <text:p>1.00001793534713E14</text:p>
          </table:table-cell>
          <table:table-cell office:value-type="string">
            <text:p>1.5072460168160504E-4</text:p>
          </table:table-cell>
        </table:table-row>
        <table:table-row table:style-name="ro1">
          <table:table-cell office:value-type="string">
            <text:p>1.468230895E9</text:p>
          </table:table-cell>
          <table:table-cell office:value-type="string">
            <text:p>7.8618711546063E-5</text:p>
          </table:table-cell>
        </table:table-row>
        <table:table-row table:style-name="ro1">
          <table:table-cell office:value-type="string">
            <text:p>1.684239573E9</text:p>
          </table:table-cell>
          <table:table-cell office:value-type="string">
            <text:p>7.8307964451798E-5</text:p>
          </table:table-cell>
        </table:table-row>
        <table:table-row table:style-name="ro1">
          <table:table-cell office:value-type="string">
            <text:p>1.00001494229878E14</text:p>
          </table:table-cell>
          <table:table-cell office:value-type="string">
            <text:p>2.2361779587994827E-4</text:p>
          </table:table-cell>
        </table:table-row>
        <table:table-row table:style-name="ro1">
          <table:table-cell office:value-type="string">
            <text:p>1.00000469323139E14</text:p>
          </table:table-cell>
          <table:table-cell office:value-type="string">
            <text:p>1.54275453101853E-4</text:p>
          </table:table-cell>
        </table:table-row>
        <table:table-row table:style-name="ro1">
          <table:table-cell office:value-type="string">
            <text:p>6.68048543E8</text:p>
          </table:table-cell>
          <table:table-cell office:value-type="string">
            <text:p>2.2977120344659728E-4</text:p>
          </table:table-cell>
        </table:table-row>
        <table:table-row table:style-name="ro1">
          <table:table-cell office:value-type="string">
            <text:p>1.0989196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76895201E14</text:p>
          </table:table-cell>
          <table:table-cell office:value-type="string">
            <text:p>7.681433041813004E-5</text:p>
          </table:table-cell>
        </table:table-row>
        <table:table-row table:style-name="ro1">
          <table:table-cell office:value-type="string">
            <text:p>1.0000025032312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8113948E8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5.69240506E8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1.668099347E9</text:p>
          </table:table-cell>
          <table:table-cell office:value-type="string">
            <text:p>6.811022944783407E-5</text:p>
          </table:table-cell>
        </table:table-row>
        <table:table-row table:style-name="ro1">
          <table:table-cell office:value-type="string">
            <text:p>1.00000149149805E14</text:p>
          </table:table-cell>
          <table:table-cell office:value-type="string">
            <text:p>7.525604009202939E-5</text:p>
          </table:table-cell>
        </table:table-row>
        <table:table-row table:style-name="ro1">
          <table:table-cell office:value-type="string">
            <text:p>1.321059438E9</text:p>
          </table:table-cell>
          <table:table-cell office:value-type="string">
            <text:p>7.515392430407037E-5</text:p>
          </table:table-cell>
        </table:table-row>
        <table:table-row table:style-name="ro1">
          <table:table-cell office:value-type="string">
            <text:p>7.4273151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40373278E9</text:p>
          </table:table-cell>
          <table:table-cell office:value-type="string">
            <text:p>6.980869435490632E-5</text:p>
          </table:table-cell>
        </table:table-row>
        <table:table-row table:style-name="ro1">
          <table:table-cell office:value-type="string">
            <text:p>5.0349937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002257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65792815E9</text:p>
          </table:table-cell>
          <table:table-cell office:value-type="string">
            <text:p>7.477516630572329E-5</text:p>
          </table:table-cell>
        </table:table-row>
        <table:table-row table:style-name="ro1">
          <table:table-cell office:value-type="string">
            <text:p>1.00835168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743687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408839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00532065E14</text:p>
          </table:table-cell>
          <table:table-cell office:value-type="string">
            <text:p>7.15133989530821E-5</text:p>
          </table:table-cell>
        </table:table-row>
        <table:table-row table:style-name="ro1">
          <table:table-cell office:value-type="string">
            <text:p>1.119560364E9</text:p>
          </table:table-cell>
          <table:table-cell office:value-type="string">
            <text:p>6.969800739984915E-5</text:p>
          </table:table-cell>
        </table:table-row>
        <table:table-row table:style-name="ro1">
          <table:table-cell office:value-type="string">
            <text:p>1.069781573E9</text:p>
          </table:table-cell>
          <table:table-cell office:value-type="string">
            <text:p>6.94389488331553E-5</text:p>
          </table:table-cell>
        </table:table-row>
        <table:table-row table:style-name="ro1">
          <table:table-cell office:value-type="string">
            <text:p>1.000003330493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54569029E9</text:p>
          </table:table-cell>
          <table:table-cell office:value-type="string">
            <text:p>2.29783415568471E-4</text:p>
          </table:table-cell>
        </table:table-row>
        <table:table-row table:style-name="ro1">
          <table:table-cell office:value-type="string">
            <text:p>1.099624876E9</text:p>
          </table:table-cell>
          <table:table-cell office:value-type="string">
            <text:p>9.988152751570455E-5</text:p>
          </table:table-cell>
        </table:table-row>
        <table:table-row table:style-name="ro1">
          <table:table-cell office:value-type="string">
            <text:p>315138.0</text:p>
          </table:table-cell>
          <table:table-cell office:value-type="string">
            <text:p>2.013802177728303E-4</text:p>
          </table:table-cell>
        </table:table-row>
        <table:table-row table:style-name="ro1">
          <table:table-cell office:value-type="string">
            <text:p>1.00000129596295E14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00000733538139E14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1.0910518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86165255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27257918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0065721E9</text:p>
          </table:table-cell>
          <table:table-cell office:value-type="string">
            <text:p>0.006323189727342827</text:p>
          </table:table-cell>
        </table:table-row>
        <table:table-row table:style-name="ro1">
          <table:table-cell office:value-type="string">
            <text:p>1.000035309821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5381044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65475684E14</text:p>
          </table:table-cell>
          <table:table-cell office:value-type="string">
            <text:p>1.2974103453938308E-4</text:p>
          </table:table-cell>
        </table:table-row>
        <table:table-row table:style-name="ro1">
          <table:table-cell office:value-type="string">
            <text:p>1.0000302531850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0135707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3626793E9</text:p>
          </table:table-cell>
          <table:table-cell office:value-type="string">
            <text:p>2.2681708592765183E-4</text:p>
          </table:table-cell>
        </table:table-row>
        <table:table-row table:style-name="ro1">
          <table:table-cell office:value-type="string">
            <text:p>1.107842957E9</text:p>
          </table:table-cell>
          <table:table-cell office:value-type="string">
            <text:p>9.856597575883737E-5</text:p>
          </table:table-cell>
        </table:table-row>
        <table:table-row table:style-name="ro1">
          <table:table-cell office:value-type="string">
            <text:p>7.5824490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29080535E14</text:p>
          </table:table-cell>
          <table:table-cell office:value-type="string">
            <text:p>7.056901953377523E-5</text:p>
          </table:table-cell>
        </table:table-row>
        <table:table-row table:style-name="ro1">
          <table:table-cell office:value-type="string">
            <text:p>1.00005184424305E14</text:p>
          </table:table-cell>
          <table:table-cell office:value-type="string">
            <text:p>6.924922647015852E-5</text:p>
          </table:table-cell>
        </table:table-row>
        <table:table-row table:style-name="ro1">
          <table:table-cell office:value-type="string">
            <text:p>1.00000719185662E14</text:p>
          </table:table-cell>
          <table:table-cell office:value-type="string">
            <text:p>1.029396643959103E-4</text:p>
          </table:table-cell>
        </table:table-row>
        <table:table-row table:style-name="ro1">
          <table:table-cell office:value-type="string">
            <text:p>1.00000612983341E14</text:p>
          </table:table-cell>
          <table:table-cell office:value-type="string">
            <text:p>1.0876757832745577E-4</text:p>
          </table:table-cell>
        </table:table-row>
        <table:table-row table:style-name="ro1">
          <table:table-cell office:value-type="string">
            <text:p>1.000013674974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050291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57419702E9</text:p>
          </table:table-cell>
          <table:table-cell office:value-type="string">
            <text:p>6.881028085143862E-5</text:p>
          </table:table-cell>
        </table:table-row>
        <table:table-row table:style-name="ro1">
          <table:table-cell office:value-type="string">
            <text:p>1.00000079260877E14</text:p>
          </table:table-cell>
          <table:table-cell office:value-type="string">
            <text:p>8.375313558323233E-5</text:p>
          </table:table-cell>
        </table:table-row>
        <table:table-row table:style-name="ro1">
          <table:table-cell office:value-type="string">
            <text:p>1.00002073955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49527875E9</text:p>
          </table:table-cell>
          <table:table-cell office:value-type="string">
            <text:p>7.462581734464299E-5</text:p>
          </table:table-cell>
        </table:table-row>
        <table:table-row table:style-name="ro1">
          <table:table-cell office:value-type="string">
            <text:p>1.00001283682922E14</text:p>
          </table:table-cell>
          <table:table-cell office:value-type="string">
            <text:p>1.2264795595555184E-4</text:p>
          </table:table-cell>
        </table:table-row>
        <table:table-row table:style-name="ro1">
          <table:table-cell office:value-type="string">
            <text:p>1.000011456459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2572272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717992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202543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25474753E14</text:p>
          </table:table-cell>
          <table:table-cell office:value-type="string">
            <text:p>2.0553509174487034E-4</text:p>
          </table:table-cell>
        </table:table-row>
        <table:table-row table:style-name="ro1">
          <table:table-cell office:value-type="string">
            <text:p>5.52260909E8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462666588E9</text:p>
          </table:table-cell>
          <table:table-cell office:value-type="string">
            <text:p>7.299457932093795E-5</text:p>
          </table:table-cell>
        </table:table-row>
        <table:table-row table:style-name="ro1">
          <table:table-cell office:value-type="string">
            <text:p>1.00000586012153E14</text:p>
          </table:table-cell>
          <table:table-cell office:value-type="string">
            <text:p>8.830108396963513E-5</text:p>
          </table:table-cell>
        </table:table-row>
        <table:table-row table:style-name="ro1">
          <table:table-cell office:value-type="string">
            <text:p>1.000001558902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524253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684228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68491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945283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4694458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75414318E14</text:p>
          </table:table-cell>
          <table:table-cell office:value-type="string">
            <text:p>6.949707734441698E-5</text:p>
          </table:table-cell>
        </table:table-row>
        <table:table-row table:style-name="ro1">
          <table:table-cell office:value-type="string">
            <text:p>1.115493473E9</text:p>
          </table:table-cell>
          <table:table-cell office:value-type="string">
            <text:p>7.15133989530821E-5</text:p>
          </table:table-cell>
        </table:table-row>
        <table:table-row table:style-name="ro1">
          <table:table-cell office:value-type="string">
            <text:p>1.00002506107371E14</text:p>
          </table:table-cell>
          <table:table-cell office:value-type="string">
            <text:p>9.704358711438932E-5</text:p>
          </table:table-cell>
        </table:table-row>
        <table:table-row table:style-name="ro1">
          <table:table-cell office:value-type="string">
            <text:p>1.000041917902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6153462E8</text:p>
          </table:table-cell>
          <table:table-cell office:value-type="string">
            <text:p>7.010037704251757E-5</text:p>
          </table:table-cell>
        </table:table-row>
        <table:table-row table:style-name="ro1">
          <table:table-cell office:value-type="string">
            <text:p>1.00000276954134E14</text:p>
          </table:table-cell>
          <table:table-cell office:value-type="string">
            <text:p>0.0018091645622310688</text:p>
          </table:table-cell>
        </table:table-row>
        <table:table-row table:style-name="ro1">
          <table:table-cell office:value-type="string">
            <text:p>1.323686847E9</text:p>
          </table:table-cell>
          <table:table-cell office:value-type="string">
            <text:p>1.204258028466999E-4</text:p>
          </table:table-cell>
        </table:table-row>
        <table:table-row table:style-name="ro1">
          <table:table-cell office:value-type="string">
            <text:p>1.00004177627121E14</text:p>
          </table:table-cell>
          <table:table-cell office:value-type="string">
            <text:p>8.656797415728888E-5</text:p>
          </table:table-cell>
        </table:table-row>
        <table:table-row table:style-name="ro1">
          <table:table-cell office:value-type="string">
            <text:p>1.36930093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7110592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2316653E8</text:p>
          </table:table-cell>
          <table:table-cell office:value-type="string">
            <text:p>1.4644829176967407E-4</text:p>
          </table:table-cell>
        </table:table-row>
        <table:table-row table:style-name="ro1">
          <table:table-cell office:value-type="string">
            <text:p>5.9924482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507918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64139843E9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7.49304972E8</text:p>
          </table:table-cell>
          <table:table-cell office:value-type="string">
            <text:p>3.222938865368519E-4</text:p>
          </table:table-cell>
        </table:table-row>
        <table:table-row table:style-name="ro1">
          <table:table-cell office:value-type="string">
            <text:p>6.6653550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089721E8</text:p>
          </table:table-cell>
          <table:table-cell office:value-type="string">
            <text:p>7.571367225506566E-5</text:p>
          </table:table-cell>
        </table:table-row>
        <table:table-row table:style-name="ro1">
          <table:table-cell office:value-type="string">
            <text:p>1.000001393544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95531002E14</text:p>
          </table:table-cell>
          <table:table-cell office:value-type="string">
            <text:p>2.991880838112768E-4</text:p>
          </table:table-cell>
        </table:table-row>
        <table:table-row table:style-name="ro1">
          <table:table-cell office:value-type="string">
            <text:p>5.0556559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04240335E14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6517794.0</text:p>
          </table:table-cell>
          <table:table-cell office:value-type="string">
            <text:p>7.157278107096914E-5</text:p>
          </table:table-cell>
        </table:table-row>
        <table:table-row table:style-name="ro1">
          <table:table-cell office:value-type="string">
            <text:p>1.000000029408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91664324E8</text:p>
          </table:table-cell>
          <table:table-cell office:value-type="string">
            <text:p>1.9668971861600034E-4</text:p>
          </table:table-cell>
        </table:table-row>
        <table:table-row table:style-name="ro1">
          <table:table-cell office:value-type="string">
            <text:p>1.290235286E9</text:p>
          </table:table-cell>
          <table:table-cell office:value-type="string">
            <text:p>1.0339195063516252E-4</text:p>
          </table:table-cell>
        </table:table-row>
        <table:table-row table:style-name="ro1">
          <table:table-cell office:value-type="string">
            <text:p>1.348598535E9</text:p>
          </table:table-cell>
          <table:table-cell office:value-type="string">
            <text:p>7.574657601517283E-5</text:p>
          </table:table-cell>
        </table:table-row>
        <table:table-row table:style-name="ro1">
          <table:table-cell office:value-type="string">
            <text:p>1.000016298117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37118062E9</text:p>
          </table:table-cell>
          <table:table-cell office:value-type="string">
            <text:p>2.2438773286832472E-4</text:p>
          </table:table-cell>
        </table:table-row>
        <table:table-row table:style-name="ro1">
          <table:table-cell office:value-type="string">
            <text:p>419653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822441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47302548E14</text:p>
          </table:table-cell>
          <table:table-cell office:value-type="string">
            <text:p>7.684677057089668E-5</text:p>
          </table:table-cell>
        </table:table-row>
        <table:table-row table:style-name="ro1">
          <table:table-cell office:value-type="string">
            <text:p>1.00002877680799E14</text:p>
          </table:table-cell>
          <table:table-cell office:value-type="string">
            <text:p>3.648154317879267E-4</text:p>
          </table:table-cell>
        </table:table-row>
        <table:table-row table:style-name="ro1">
          <table:table-cell office:value-type="string">
            <text:p>6.33286364E8</text:p>
          </table:table-cell>
          <table:table-cell office:value-type="string">
            <text:p>1.568748017737788E-4</text:p>
          </table:table-cell>
        </table:table-row>
        <table:table-row table:style-name="ro1">
          <table:table-cell office:value-type="string">
            <text:p>1.4659093E9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7.47599047E8</text:p>
          </table:table-cell>
          <table:table-cell office:value-type="string">
            <text:p>7.105623584354821E-5</text:p>
          </table:table-cell>
        </table:table-row>
        <table:table-row table:style-name="ro1">
          <table:table-cell office:value-type="string">
            <text:p>1.000015754303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0218052E8</text:p>
          </table:table-cell>
          <table:table-cell office:value-type="string">
            <text:p>5.347677161361626E-4</text:p>
          </table:table-cell>
        </table:table-row>
        <table:table-row table:style-name="ro1">
          <table:table-cell office:value-type="string">
            <text:p>1.000028313886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918202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920705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51981933E14</text:p>
          </table:table-cell>
          <table:table-cell office:value-type="string">
            <text:p>7.034395469019543E-5</text:p>
          </table:table-cell>
        </table:table-row>
        <table:table-row table:style-name="ro1">
          <table:table-cell office:value-type="string">
            <text:p>1.000019341582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89996599E14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1.465626412E9</text:p>
          </table:table-cell>
          <table:table-cell office:value-type="string">
            <text:p>9.104210371881533E-5</text:p>
          </table:table-cell>
        </table:table-row>
        <table:table-row table:style-name="ro1">
          <table:table-cell office:value-type="string">
            <text:p>1.000025429779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6992862E8</text:p>
          </table:table-cell>
          <table:table-cell office:value-type="string">
            <text:p>9.085005537572047E-5</text:p>
          </table:table-cell>
        </table:table-row>
        <table:table-row table:style-name="ro1">
          <table:table-cell office:value-type="string">
            <text:p>1.00002532988719E14</text:p>
          </table:table-cell>
          <table:table-cell office:value-type="string">
            <text:p>6.889638089936939E-5</text:p>
          </table:table-cell>
        </table:table-row>
        <table:table-row table:style-name="ro1">
          <table:table-cell office:value-type="string">
            <text:p>5.4888843E8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5281015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2258932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84742517E9</text:p>
          </table:table-cell>
          <table:table-cell office:value-type="string">
            <text:p>7.710753996614544E-5</text:p>
          </table:table-cell>
        </table:table-row>
        <table:table-row table:style-name="ro1">
          <table:table-cell office:value-type="string">
            <text:p>1.329178202E9</text:p>
          </table:table-cell>
          <table:table-cell office:value-type="string">
            <text:p>1.2260426741775524E-4</text:p>
          </table:table-cell>
        </table:table-row>
        <table:table-row table:style-name="ro1">
          <table:table-cell office:value-type="string">
            <text:p>1.400196741E9</text:p>
          </table:table-cell>
          <table:table-cell office:value-type="string">
            <text:p>6.980869435490632E-5</text:p>
          </table:table-cell>
        </table:table-row>
        <table:table-row table:style-name="ro1">
          <table:table-cell office:value-type="string">
            <text:p>6.984992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189244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87699708E14</text:p>
          </table:table-cell>
          <table:table-cell office:value-type="string">
            <text:p>6.959229365317761E-5</text:p>
          </table:table-cell>
        </table:table-row>
        <table:table-row table:style-name="ro1">
          <table:table-cell office:value-type="string">
            <text:p>7.0579390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1378200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6236628E9</text:p>
          </table:table-cell>
          <table:table-cell office:value-type="string">
            <text:p>1.1950724337045464E-4</text:p>
          </table:table-cell>
        </table:table-row>
        <table:table-row table:style-name="ro1">
          <table:table-cell office:value-type="string">
            <text:p>1.02002264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18028693E9</text:p>
          </table:table-cell>
          <table:table-cell office:value-type="string">
            <text:p>2.0195538623137794E-4</text:p>
          </table:table-cell>
        </table:table-row>
        <table:table-row table:style-name="ro1">
          <table:table-cell office:value-type="string">
            <text:p>1.544984639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572674545E9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5.92316666E8</text:p>
          </table:table-cell>
          <table:table-cell office:value-type="string">
            <text:p>8.264455385271559E-5</text:p>
          </table:table-cell>
        </table:table-row>
        <table:table-row table:style-name="ro1">
          <table:table-cell office:value-type="string">
            <text:p>1.377353071E9</text:p>
          </table:table-cell>
          <table:table-cell office:value-type="string">
            <text:p>7.27936646794311E-5</text:p>
          </table:table-cell>
        </table:table-row>
        <table:table-row table:style-name="ro1">
          <table:table-cell office:value-type="string">
            <text:p>5.9352454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20488047E9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0000612898270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44815284E9</text:p>
          </table:table-cell>
          <table:table-cell office:value-type="string">
            <text:p>6.875728919484715E-5</text:p>
          </table:table-cell>
        </table:table-row>
        <table:table-row table:style-name="ro1">
          <table:table-cell office:value-type="string">
            <text:p>1.00000625776685E14</text:p>
          </table:table-cell>
          <table:table-cell office:value-type="string">
            <text:p>1.3508482640179598E-4</text:p>
          </table:table-cell>
        </table:table-row>
        <table:table-row table:style-name="ro1">
          <table:table-cell office:value-type="string">
            <text:p>1.0000015381402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7304200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94609843E14</text:p>
          </table:table-cell>
          <table:table-cell office:value-type="string">
            <text:p>7.79437273187884E-5</text:p>
          </table:table-cell>
        </table:table-row>
        <table:table-row table:style-name="ro1">
          <table:table-cell office:value-type="string">
            <text:p>1.429764353E9</text:p>
          </table:table-cell>
          <table:table-cell office:value-type="string">
            <text:p>6.864247281277642E-5</text:p>
          </table:table-cell>
        </table:table-row>
        <table:table-row table:style-name="ro1">
          <table:table-cell office:value-type="string">
            <text:p>1.00001006123989E14</text:p>
          </table:table-cell>
          <table:table-cell office:value-type="string">
            <text:p>7.523889360517561E-5</text:p>
          </table:table-cell>
        </table:table-row>
        <table:table-row table:style-name="ro1">
          <table:table-cell office:value-type="string">
            <text:p>1.03873989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110754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41363005E14</text:p>
          </table:table-cell>
          <table:table-cell office:value-type="string">
            <text:p>1.44600356129261E-4</text:p>
          </table:table-cell>
        </table:table-row>
        <table:table-row table:style-name="ro1">
          <table:table-cell office:value-type="string">
            <text:p>1.84707234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090580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51992392E14</text:p>
          </table:table-cell>
          <table:table-cell office:value-type="string">
            <text:p>1.4510334565024237E-4</text:p>
          </table:table-cell>
        </table:table-row>
        <table:table-row table:style-name="ro1">
          <table:table-cell office:value-type="string">
            <text:p>1.0000235782286E14</text:p>
          </table:table-cell>
          <table:table-cell office:value-type="string">
            <text:p>7.10804585628343E-5</text:p>
          </table:table-cell>
        </table:table-row>
        <table:table-row table:style-name="ro1">
          <table:table-cell office:value-type="string">
            <text:p>7.0723834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8491494E9</text:p>
          </table:table-cell>
          <table:table-cell office:value-type="string">
            <text:p>0.0011157238003121177</text:p>
          </table:table-cell>
        </table:table-row>
        <table:table-row table:style-name="ro1">
          <table:table-cell office:value-type="string">
            <text:p>1.000016080409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36905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81087286E9</text:p>
          </table:table-cell>
          <table:table-cell office:value-type="string">
            <text:p>1.8296344138091672E-4</text:p>
          </table:table-cell>
        </table:table-row>
        <table:table-row table:style-name="ro1">
          <table:table-cell office:value-type="string">
            <text:p>1.00000387888786E14</text:p>
          </table:table-cell>
          <table:table-cell office:value-type="string">
            <text:p>9.901228007989837E-5</text:p>
          </table:table-cell>
        </table:table-row>
        <table:table-row table:style-name="ro1">
          <table:table-cell office:value-type="string">
            <text:p>7.10746083E8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0000013436131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8517907E8</text:p>
          </table:table-cell>
          <table:table-cell office:value-type="string">
            <text:p>7.579614031927785E-5</text:p>
          </table:table-cell>
        </table:table-row>
        <table:table-row table:style-name="ro1">
          <table:table-cell office:value-type="string">
            <text:p>7.44379331E8</text:p>
          </table:table-cell>
          <table:table-cell office:value-type="string">
            <text:p>9.645366776906814E-5</text:p>
          </table:table-cell>
        </table:table-row>
        <table:table-row table:style-name="ro1">
          <table:table-cell office:value-type="string">
            <text:p>1.000017990293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6791285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502573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1751851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13680733E9</text:p>
          </table:table-cell>
          <table:table-cell office:value-type="string">
            <text:p>2.2128412919328438E-4</text:p>
          </table:table-cell>
        </table:table-row>
        <table:table-row table:style-name="ro1">
          <table:table-cell office:value-type="string">
            <text:p>1.60819053E9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00002641896732E14</text:p>
          </table:table-cell>
          <table:table-cell office:value-type="string">
            <text:p>6.977862200540398E-5</text:p>
          </table:table-cell>
        </table:table-row>
        <table:table-row table:style-name="ro1">
          <table:table-cell office:value-type="string">
            <text:p>1.0000514236863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1855575E8</text:p>
          </table:table-cell>
          <table:table-cell office:value-type="string">
            <text:p>2.4763194568092143E-4</text:p>
          </table:table-cell>
        </table:table-row>
        <table:table-row table:style-name="ro1">
          <table:table-cell office:value-type="string">
            <text:p>1.51093616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880443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476621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6609715E9</text:p>
          </table:table-cell>
          <table:table-cell office:value-type="string">
            <text:p>6.90547822327547E-5</text:p>
          </table:table-cell>
        </table:table-row>
        <table:table-row table:style-name="ro1">
          <table:table-cell office:value-type="string">
            <text:p>2.27701351E8</text:p>
          </table:table-cell>
          <table:table-cell office:value-type="string">
            <text:p>7.331630377517511E-5</text:p>
          </table:table-cell>
        </table:table-row>
        <table:table-row table:style-name="ro1">
          <table:table-cell office:value-type="string">
            <text:p>1.0000214336524E14</text:p>
          </table:table-cell>
          <table:table-cell office:value-type="string">
            <text:p>6.949707734441698E-5</text:p>
          </table:table-cell>
        </table:table-row>
        <table:table-row table:style-name="ro1">
          <table:table-cell office:value-type="string">
            <text:p>6.06911355E8</text:p>
          </table:table-cell>
          <table:table-cell office:value-type="string">
            <text:p>7.038576289284952E-5</text:p>
          </table:table-cell>
        </table:table-row>
        <table:table-row table:style-name="ro1">
          <table:table-cell office:value-type="string">
            <text:p>1.54575701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076468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472666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44709177E9</text:p>
          </table:table-cell>
          <table:table-cell office:value-type="string">
            <text:p>9.676727147509635E-5</text:p>
          </table:table-cell>
        </table:table-row>
        <table:table-row table:style-name="ro1">
          <table:table-cell office:value-type="string">
            <text:p>1.00001744253424E14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1.6354933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3726151E9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000021161174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9533856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322423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8941273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39903987E9</text:p>
          </table:table-cell>
          <table:table-cell office:value-type="string">
            <text:p>2.0698254049096322E-4</text:p>
          </table:table-cell>
        </table:table-row>
        <table:table-row table:style-name="ro1">
          <table:table-cell office:value-type="string">
            <text:p>5.96874899E8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151190715E9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264143884E9</text:p>
          </table:table-cell>
          <table:table-cell office:value-type="string">
            <text:p>8.33360342776336E-5</text:p>
          </table:table-cell>
        </table:table-row>
        <table:table-row table:style-name="ro1">
          <table:table-cell office:value-type="string">
            <text:p>1.484389511E9</text:p>
          </table:table-cell>
          <table:table-cell office:value-type="string">
            <text:p>8.4350821511075E-5</text:p>
          </table:table-cell>
        </table:table-row>
        <table:table-row table:style-name="ro1">
          <table:table-cell office:value-type="string">
            <text:p>1.55785920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2254052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72965877E14</text:p>
          </table:table-cell>
          <table:table-cell office:value-type="string">
            <text:p>7.513838322659383E-5</text:p>
          </table:table-cell>
        </table:table-row>
        <table:table-row table:style-name="ro1">
          <table:table-cell office:value-type="string">
            <text:p>1.0000163896737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87393138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6.22964731E8</text:p>
          </table:table-cell>
          <table:table-cell office:value-type="string">
            <text:p>2.676889313928827E-4</text:p>
          </table:table-cell>
        </table:table-row>
        <table:table-row table:style-name="ro1">
          <table:table-cell office:value-type="string">
            <text:p>1.270995932E9</text:p>
          </table:table-cell>
          <table:table-cell office:value-type="string">
            <text:p>7.029486686997668E-5</text:p>
          </table:table-cell>
        </table:table-row>
        <table:table-row table:style-name="ro1">
          <table:table-cell office:value-type="string">
            <text:p>7.1266394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88359947E14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1.00000181151109E14</text:p>
          </table:table-cell>
          <table:table-cell office:value-type="string">
            <text:p>1.529065638187274E-4</text:p>
          </table:table-cell>
        </table:table-row>
        <table:table-row table:style-name="ro1">
          <table:table-cell office:value-type="string">
            <text:p>1.00001402704007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2355924769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7.11517415E8</text:p>
          </table:table-cell>
          <table:table-cell office:value-type="string">
            <text:p>7.695763958375391E-5</text:p>
          </table:table-cell>
        </table:table-row>
        <table:table-row table:style-name="ro1">
          <table:table-cell office:value-type="string">
            <text:p>1.46078582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1785465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50182426E9</text:p>
          </table:table-cell>
          <table:table-cell office:value-type="string">
            <text:p>6.811022944783407E-5</text:p>
          </table:table-cell>
        </table:table-row>
        <table:table-row table:style-name="ro1">
          <table:table-cell office:value-type="string">
            <text:p>7.1348502E8</text:p>
          </table:table-cell>
          <table:table-cell office:value-type="string">
            <text:p>1.0293308316910421E-4</text:p>
          </table:table-cell>
        </table:table-row>
        <table:table-row table:style-name="ro1">
          <table:table-cell office:value-type="string">
            <text:p>7.27975601E8</text:p>
          </table:table-cell>
          <table:table-cell office:value-type="string">
            <text:p>7.151076178918274E-5</text:p>
          </table:table-cell>
        </table:table-row>
        <table:table-row table:style-name="ro1">
          <table:table-cell office:value-type="string">
            <text:p>1.000004305986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36382531E9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0000468690443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7230549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1311994E9</text:p>
          </table:table-cell>
          <table:table-cell office:value-type="string">
            <text:p>6.87153013356455E-5</text:p>
          </table:table-cell>
        </table:table-row>
        <table:table-row table:style-name="ro1">
          <table:table-cell office:value-type="string">
            <text:p>1.00000675017272E14</text:p>
          </table:table-cell>
          <table:table-cell office:value-type="string">
            <text:p>1.0280619662521559E-4</text:p>
          </table:table-cell>
        </table:table-row>
        <table:table-row table:style-name="ro1">
          <table:table-cell office:value-type="string">
            <text:p>5.9475809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6127505E8</text:p>
          </table:table-cell>
          <table:table-cell office:value-type="string">
            <text:p>1.0411658433988558E-4</text:p>
          </table:table-cell>
        </table:table-row>
        <table:table-row table:style-name="ro1">
          <table:table-cell office:value-type="string">
            <text:p>1.290297987E9</text:p>
          </table:table-cell>
          <table:table-cell office:value-type="string">
            <text:p>7.332793489200733E-5</text:p>
          </table:table-cell>
        </table:table-row>
        <table:table-row table:style-name="ro1">
          <table:table-cell office:value-type="string">
            <text:p>1.00000565567371E14</text:p>
          </table:table-cell>
          <table:table-cell office:value-type="string">
            <text:p>1.1302197697097678E-4</text:p>
          </table:table-cell>
        </table:table-row>
        <table:table-row table:style-name="ro1">
          <table:table-cell office:value-type="string">
            <text:p>5.34314543E8</text:p>
          </table:table-cell>
          <table:table-cell office:value-type="string">
            <text:p>7.547045382525592E-5</text:p>
          </table:table-cell>
        </table:table-row>
        <table:table-row table:style-name="ro1">
          <table:table-cell office:value-type="string">
            <text:p>1.05724739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0862728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46776665E9</text:p>
          </table:table-cell>
          <table:table-cell office:value-type="string">
            <text:p>9.641783774666369E-5</text:p>
          </table:table-cell>
        </table:table-row>
        <table:table-row table:style-name="ro1">
          <table:table-cell office:value-type="string">
            <text:p>1.666032973E9</text:p>
          </table:table-cell>
          <table:table-cell office:value-type="string">
            <text:p>7.866135064268241E-5</text:p>
          </table:table-cell>
        </table:table-row>
        <table:table-row table:style-name="ro1">
          <table:table-cell office:value-type="string">
            <text:p>1.00000477065338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6.30466682E8</text:p>
          </table:table-cell>
          <table:table-cell office:value-type="string">
            <text:p>9.119085385900971E-5</text:p>
          </table:table-cell>
        </table:table-row>
        <table:table-row table:style-name="ro1">
          <table:table-cell office:value-type="string">
            <text:p>6.4068083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69174602E9</text:p>
          </table:table-cell>
          <table:table-cell office:value-type="string">
            <text:p>1.2282663010009017E-4</text:p>
          </table:table-cell>
        </table:table-row>
        <table:table-row table:style-name="ro1">
          <table:table-cell office:value-type="string">
            <text:p>1.000012046752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281877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9757933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006551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430665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240821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7534265E14</text:p>
          </table:table-cell>
          <table:table-cell office:value-type="string">
            <text:p>9.248136018328847E-5</text:p>
          </table:table-cell>
        </table:table-row>
        <table:table-row table:style-name="ro1">
          <table:table-cell office:value-type="string">
            <text:p>5.47387214E8</text:p>
          </table:table-cell>
          <table:table-cell office:value-type="string">
            <text:p>1.0014750900284016E-4</text:p>
          </table:table-cell>
        </table:table-row>
        <table:table-row table:style-name="ro1">
          <table:table-cell office:value-type="string">
            <text:p>1.0000016124628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94119705E14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1.00001143398866E14</text:p>
          </table:table-cell>
          <table:table-cell office:value-type="string">
            <text:p>1.5044423968328967E-4</text:p>
          </table:table-cell>
        </table:table-row>
        <table:table-row table:style-name="ro1">
          <table:table-cell office:value-type="string">
            <text:p>1.000008584966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01586485E9</text:p>
          </table:table-cell>
          <table:table-cell office:value-type="string">
            <text:p>8.242997501509654E-5</text:p>
          </table:table-cell>
        </table:table-row>
        <table:table-row table:style-name="ro1">
          <table:table-cell office:value-type="string">
            <text:p>3.2003094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52093831E9</text:p>
          </table:table-cell>
          <table:table-cell office:value-type="string">
            <text:p>6.959229365317761E-5</text:p>
          </table:table-cell>
        </table:table-row>
        <table:table-row table:style-name="ro1">
          <table:table-cell office:value-type="string">
            <text:p>8.3011478E8</text:p>
          </table:table-cell>
          <table:table-cell office:value-type="string">
            <text:p>2.363722684066394E-4</text:p>
          </table:table-cell>
        </table:table-row>
        <table:table-row table:style-name="ro1">
          <table:table-cell office:value-type="string">
            <text:p>1.00003231505757E14</text:p>
          </table:table-cell>
          <table:table-cell office:value-type="string">
            <text:p>7.063518202604015E-5</text:p>
          </table:table-cell>
        </table:table-row>
        <table:table-row table:style-name="ro1">
          <table:table-cell office:value-type="string">
            <text:p>1.00001640267627E14</text:p>
          </table:table-cell>
          <table:table-cell office:value-type="string">
            <text:p>7.791531848131553E-5</text:p>
          </table:table-cell>
        </table:table-row>
        <table:table-row table:style-name="ro1">
          <table:table-cell office:value-type="string">
            <text:p>1.254685093E9</text:p>
          </table:table-cell>
          <table:table-cell office:value-type="string">
            <text:p>8.550978596070946E-5</text:p>
          </table:table-cell>
        </table:table-row>
        <table:table-row table:style-name="ro1">
          <table:table-cell office:value-type="string">
            <text:p>5.5880968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1057563E8</text:p>
          </table:table-cell>
          <table:table-cell office:value-type="string">
            <text:p>1.1959939839839575E-4</text:p>
          </table:table-cell>
        </table:table-row>
        <table:table-row table:style-name="ro1">
          <table:table-cell office:value-type="string">
            <text:p>1.46447427E9</text:p>
          </table:table-cell>
          <table:table-cell office:value-type="string">
            <text:p>7.793226639100622E-5</text:p>
          </table:table-cell>
        </table:table-row>
        <table:table-row table:style-name="ro1">
          <table:table-cell office:value-type="string">
            <text:p>5.31035662E8</text:p>
          </table:table-cell>
          <table:table-cell office:value-type="string">
            <text:p>7.270733429656379E-5</text:p>
          </table:table-cell>
        </table:table-row>
        <table:table-row table:style-name="ro1">
          <table:table-cell office:value-type="string">
            <text:p>1.00001288852797E14</text:p>
          </table:table-cell>
          <table:table-cell office:value-type="string">
            <text:p>7.671753206527457E-5</text:p>
          </table:table-cell>
        </table:table-row>
        <table:table-row table:style-name="ro1">
          <table:table-cell office:value-type="string">
            <text:p>6.90220732E8</text:p>
          </table:table-cell>
          <table:table-cell office:value-type="string">
            <text:p>4.723135911313985E-4</text:p>
          </table:table-cell>
        </table:table-row>
        <table:table-row table:style-name="ro1">
          <table:table-cell office:value-type="string">
            <text:p>1.00001674183918E14</text:p>
          </table:table-cell>
          <table:table-cell office:value-type="string">
            <text:p>8.381542604541685E-5</text:p>
          </table:table-cell>
        </table:table-row>
        <table:table-row table:style-name="ro1">
          <table:table-cell office:value-type="string">
            <text:p>1.000012440041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6088799E8</text:p>
          </table:table-cell>
          <table:table-cell office:value-type="string">
            <text:p>2.329092770630987E-4</text:p>
          </table:table-cell>
        </table:table-row>
        <table:table-row table:style-name="ro1">
          <table:table-cell office:value-type="string">
            <text:p>1.00002639294963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540525273E9</text:p>
          </table:table-cell>
          <table:table-cell office:value-type="string">
            <text:p>9.457107596797253E-5</text:p>
          </table:table-cell>
        </table:table-row>
        <table:table-row table:style-name="ro1">
          <table:table-cell office:value-type="string">
            <text:p>1.018112424E9</text:p>
          </table:table-cell>
          <table:table-cell office:value-type="string">
            <text:p>8.975928330031885E-5</text:p>
          </table:table-cell>
        </table:table-row>
        <table:table-row table:style-name="ro1">
          <table:table-cell office:value-type="string">
            <text:p>1.00001716904938E14</text:p>
          </table:table-cell>
          <table:table-cell office:value-type="string">
            <text:p>8.72665947463165E-4</text:p>
          </table:table-cell>
        </table:table-row>
        <table:table-row table:style-name="ro1">
          <table:table-cell office:value-type="string">
            <text:p>7.1509486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53788203E14</text:p>
          </table:table-cell>
          <table:table-cell office:value-type="string">
            <text:p>1.6699974981120085E-4</text:p>
          </table:table-cell>
        </table:table-row>
        <table:table-row table:style-name="ro1">
          <table:table-cell office:value-type="string">
            <text:p>1.00000214324413E14</text:p>
          </table:table-cell>
          <table:table-cell office:value-type="string">
            <text:p>1.403445548507857E-4</text:p>
          </table:table-cell>
        </table:table-row>
        <table:table-row table:style-name="ro1">
          <table:table-cell office:value-type="string">
            <text:p>1.000028597090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0365589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6640733E8</text:p>
          </table:table-cell>
          <table:table-cell office:value-type="string">
            <text:p>7.375964812965186E-5</text:p>
          </table:table-cell>
        </table:table-row>
        <table:table-row table:style-name="ro1">
          <table:table-cell office:value-type="string">
            <text:p>1.00000962853157E14</text:p>
          </table:table-cell>
          <table:table-cell office:value-type="string">
            <text:p>7.056901953377523E-5</text:p>
          </table:table-cell>
        </table:table-row>
        <table:table-row table:style-name="ro1">
          <table:table-cell office:value-type="string">
            <text:p>7.29817491E8</text:p>
          </table:table-cell>
          <table:table-cell office:value-type="string">
            <text:p>6.889638089936939E-5</text:p>
          </table:table-cell>
        </table:table-row>
        <table:table-row table:style-name="ro1">
          <table:table-cell office:value-type="string">
            <text:p>1.00000135225006E14</text:p>
          </table:table-cell>
          <table:table-cell office:value-type="string">
            <text:p>7.869790480753807E-5</text:p>
          </table:table-cell>
        </table:table-row>
        <table:table-row table:style-name="ro1">
          <table:table-cell office:value-type="string">
            <text:p>1.000016058461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409640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785142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4093336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33965846E14</text:p>
          </table:table-cell>
          <table:table-cell office:value-type="string">
            <text:p>4.0257634015593925E-4</text:p>
          </table:table-cell>
        </table:table-row>
        <table:table-row table:style-name="ro1">
          <table:table-cell office:value-type="string">
            <text:p>1.00001910779803E14</text:p>
          </table:table-cell>
          <table:table-cell office:value-type="string">
            <text:p>1.9343357620720195E-4</text:p>
          </table:table-cell>
        </table:table-row>
        <table:table-row table:style-name="ro1">
          <table:table-cell office:value-type="string">
            <text:p>1.00001007843101E14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5.01101093E8</text:p>
          </table:table-cell>
          <table:table-cell office:value-type="string">
            <text:p>7.036452635219025E-5</text:p>
          </table:table-cell>
        </table:table-row>
        <table:table-row table:style-name="ro1">
          <table:table-cell office:value-type="string">
            <text:p>1.00000466377856E14</text:p>
          </table:table-cell>
          <table:table-cell office:value-type="string">
            <text:p>1.1719777546961461E-4</text:p>
          </table:table-cell>
        </table:table-row>
        <table:table-row table:style-name="ro1">
          <table:table-cell office:value-type="string">
            <text:p>5.18258926E8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1810086568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39508578E9</text:p>
          </table:table-cell>
          <table:table-cell office:value-type="string">
            <text:p>7.76678566182319E-5</text:p>
          </table:table-cell>
        </table:table-row>
        <table:table-row table:style-name="ro1">
          <table:table-cell office:value-type="string">
            <text:p>1.000013656927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7816986E8</text:p>
          </table:table-cell>
          <table:table-cell office:value-type="string">
            <text:p>0.0018739623251710013</text:p>
          </table:table-cell>
        </table:table-row>
        <table:table-row table:style-name="ro1">
          <table:table-cell office:value-type="string">
            <text:p>1.52666769E9</text:p>
          </table:table-cell>
          <table:table-cell office:value-type="string">
            <text:p>7.585661154442198E-5</text:p>
          </table:table-cell>
        </table:table-row>
        <table:table-row table:style-name="ro1">
          <table:table-cell office:value-type="string">
            <text:p>1.00000276265571E14</text:p>
          </table:table-cell>
          <table:table-cell office:value-type="string">
            <text:p>1.2192803869998125E-4</text:p>
          </table:table-cell>
        </table:table-row>
        <table:table-row table:style-name="ro1">
          <table:table-cell office:value-type="string">
            <text:p>1.019148393E9</text:p>
          </table:table-cell>
          <table:table-cell office:value-type="string">
            <text:p>8.931266867851748E-5</text:p>
          </table:table-cell>
        </table:table-row>
        <table:table-row table:style-name="ro1">
          <table:table-cell office:value-type="string">
            <text:p>1.595419087E9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0207002E9</text:p>
          </table:table-cell>
          <table:table-cell office:value-type="string">
            <text:p>7.038576289284952E-5</text:p>
          </table:table-cell>
        </table:table-row>
        <table:table-row table:style-name="ro1">
          <table:table-cell office:value-type="string">
            <text:p>1.300448775E9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0000133597918E14</text:p>
          </table:table-cell>
          <table:table-cell office:value-type="string">
            <text:p>8.161665933397846E-5</text:p>
          </table:table-cell>
        </table:table-row>
        <table:table-row table:style-name="ro1">
          <table:table-cell office:value-type="string">
            <text:p>8.50655436E8</text:p>
          </table:table-cell>
          <table:table-cell office:value-type="string">
            <text:p>7.317117598824586E-5</text:p>
          </table:table-cell>
        </table:table-row>
        <table:table-row table:style-name="ro1">
          <table:table-cell office:value-type="string">
            <text:p>7.2380526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1458792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3283605E9</text:p>
          </table:table-cell>
          <table:table-cell office:value-type="string">
            <text:p>6.878360091868521E-5</text:p>
          </table:table-cell>
        </table:table-row>
        <table:table-row table:style-name="ro1">
          <table:table-cell office:value-type="string">
            <text:p>1.0000142986491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7423244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5557792E8</text:p>
          </table:table-cell>
          <table:table-cell office:value-type="string">
            <text:p>7.533327697550962E-5</text:p>
          </table:table-cell>
        </table:table-row>
        <table:table-row table:style-name="ro1">
          <table:table-cell office:value-type="string">
            <text:p>1.000015389636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41566727E9</text:p>
          </table:table-cell>
          <table:table-cell office:value-type="string">
            <text:p>8.084602397866774E-5</text:p>
          </table:table-cell>
        </table:table-row>
        <table:table-row table:style-name="ro1">
          <table:table-cell office:value-type="string">
            <text:p>1.51935190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7230741E9</text:p>
          </table:table-cell>
          <table:table-cell office:value-type="string">
            <text:p>6.906726761052401E-5</text:p>
          </table:table-cell>
        </table:table-row>
        <table:table-row table:style-name="ro1">
          <table:table-cell office:value-type="string">
            <text:p>1.0000212735757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23639738E9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1.00000695157376E14</text:p>
          </table:table-cell>
          <table:table-cell office:value-type="string">
            <text:p>1.0276970080734766E-4</text:p>
          </table:table-cell>
        </table:table-row>
        <table:table-row table:style-name="ro1">
          <table:table-cell office:value-type="string">
            <text:p>1.000011907102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406940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34063098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0845351761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131919756E14</text:p>
          </table:table-cell>
          <table:table-cell office:value-type="string">
            <text:p>8.852182926478251E-5</text:p>
          </table:table-cell>
        </table:table-row>
        <table:table-row table:style-name="ro1">
          <table:table-cell office:value-type="string">
            <text:p>7.0268454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7199323E14</text:p>
          </table:table-cell>
          <table:table-cell office:value-type="string">
            <text:p>1.5639918483207826E-4</text:p>
          </table:table-cell>
        </table:table-row>
        <table:table-row table:style-name="ro1">
          <table:table-cell office:value-type="string">
            <text:p>1.7175504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8120479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3795554E9</text:p>
          </table:table-cell>
          <table:table-cell office:value-type="string">
            <text:p>0.0035249520647885873</text:p>
          </table:table-cell>
        </table:table-row>
        <table:table-row table:style-name="ro1">
          <table:table-cell office:value-type="string">
            <text:p>1.00000296101695E14</text:p>
          </table:table-cell>
          <table:table-cell office:value-type="string">
            <text:p>9.995906178869942E-5</text:p>
          </table:table-cell>
        </table:table-row>
        <table:table-row table:style-name="ro1">
          <table:table-cell office:value-type="string">
            <text:p>1.07851831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938186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70497799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55929136E9</text:p>
          </table:table-cell>
          <table:table-cell office:value-type="string">
            <text:p>7.939488105512444E-5</text:p>
          </table:table-cell>
        </table:table-row>
        <table:table-row table:style-name="ro1">
          <table:table-cell office:value-type="string">
            <text:p>1.000003300912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46177569E14</text:p>
          </table:table-cell>
          <table:table-cell office:value-type="string">
            <text:p>1.0245474403729157E-4</text:p>
          </table:table-cell>
        </table:table-row>
        <table:table-row table:style-name="ro1">
          <table:table-cell office:value-type="string">
            <text:p>7.488564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554186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7883687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307661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6088019E9</text:p>
          </table:table-cell>
          <table:table-cell office:value-type="string">
            <text:p>1.0827849059349906E-4</text:p>
          </table:table-cell>
        </table:table-row>
        <table:table-row table:style-name="ro1">
          <table:table-cell office:value-type="string">
            <text:p>6.17355291E8</text:p>
          </table:table-cell>
          <table:table-cell office:value-type="string">
            <text:p>8.19984185887536E-5</text:p>
          </table:table-cell>
        </table:table-row>
        <table:table-row table:style-name="ro1">
          <table:table-cell office:value-type="string">
            <text:p>1.631557994E9</text:p>
          </table:table-cell>
          <table:table-cell office:value-type="string">
            <text:p>6.87153013356455E-5</text:p>
          </table:table-cell>
        </table:table-row>
        <table:table-row table:style-name="ro1">
          <table:table-cell office:value-type="string">
            <text:p>1.78639334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73664814E14</text:p>
          </table:table-cell>
          <table:table-cell office:value-type="string">
            <text:p>1.9041640381697763E-4</text:p>
          </table:table-cell>
        </table:table-row>
        <table:table-row table:style-name="ro1">
          <table:table-cell office:value-type="string">
            <text:p>1.45848701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2901704E14</text:p>
          </table:table-cell>
          <table:table-cell office:value-type="string">
            <text:p>7.016789896853037E-5</text:p>
          </table:table-cell>
        </table:table-row>
        <table:table-row table:style-name="ro1">
          <table:table-cell office:value-type="string">
            <text:p>1.63524809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3507582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01622583E14</text:p>
          </table:table-cell>
          <table:table-cell office:value-type="string">
            <text:p>1.726528799308231E-4</text:p>
          </table:table-cell>
        </table:table-row>
        <table:table-row table:style-name="ro1">
          <table:table-cell office:value-type="string">
            <text:p>1.0872405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706712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4609173E14</text:p>
          </table:table-cell>
          <table:table-cell office:value-type="string">
            <text:p>7.332545575533125E-5</text:p>
          </table:table-cell>
        </table:table-row>
        <table:table-row table:style-name="ro1">
          <table:table-cell office:value-type="string">
            <text:p>1.00000142541043E14</text:p>
          </table:table-cell>
          <table:table-cell office:value-type="string">
            <text:p>7.464442057070988E-5</text:p>
          </table:table-cell>
        </table:table-row>
        <table:table-row table:style-name="ro1">
          <table:table-cell office:value-type="string">
            <text:p>6.0923261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326819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6638266E8</text:p>
          </table:table-cell>
          <table:table-cell office:value-type="string">
            <text:p>7.262454225009181E-5</text:p>
          </table:table-cell>
        </table:table-row>
        <table:table-row table:style-name="ro1">
          <table:table-cell office:value-type="string">
            <text:p>1.0000440034498E14</text:p>
          </table:table-cell>
          <table:table-cell office:value-type="string">
            <text:p>7.284161685478253E-5</text:p>
          </table:table-cell>
        </table:table-row>
        <table:table-row table:style-name="ro1">
          <table:table-cell office:value-type="string">
            <text:p>1.0000078894482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47963791E9</text:p>
          </table:table-cell>
          <table:table-cell office:value-type="string">
            <text:p>7.331630377517511E-5</text:p>
          </table:table-cell>
        </table:table-row>
        <table:table-row table:style-name="ro1">
          <table:table-cell office:value-type="string">
            <text:p>1.19741434E9</text:p>
          </table:table-cell>
          <table:table-cell office:value-type="string">
            <text:p>4.4353586046956756E-4</text:p>
          </table:table-cell>
        </table:table-row>
        <table:table-row table:style-name="ro1">
          <table:table-cell office:value-type="string">
            <text:p>1.00000880214877E14</text:p>
          </table:table-cell>
          <table:table-cell office:value-type="string">
            <text:p>1.2350583359187764E-4</text:p>
          </table:table-cell>
        </table:table-row>
        <table:table-row table:style-name="ro1">
          <table:table-cell office:value-type="string">
            <text:p>1.000005319030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7637097E9</text:p>
          </table:table-cell>
          <table:table-cell office:value-type="string">
            <text:p>1.7116850481431903E-4</text:p>
          </table:table-cell>
        </table:table-row>
        <table:table-row table:style-name="ro1">
          <table:table-cell office:value-type="string">
            <text:p>1.33039817E9</text:p>
          </table:table-cell>
          <table:table-cell office:value-type="string">
            <text:p>7.642288100161767E-5</text:p>
          </table:table-cell>
        </table:table-row>
        <table:table-row table:style-name="ro1">
          <table:table-cell office:value-type="string">
            <text:p>1.00000761927213E14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43960524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4923956.0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3794582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10558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0017055E8</text:p>
          </table:table-cell>
          <table:table-cell office:value-type="string">
            <text:p>6.937181151293157E-5</text:p>
          </table:table-cell>
        </table:table-row>
        <table:table-row table:style-name="ro1">
          <table:table-cell office:value-type="string">
            <text:p>1.257304551E9</text:p>
          </table:table-cell>
          <table:table-cell office:value-type="string">
            <text:p>8.710314589023928E-5</text:p>
          </table:table-cell>
        </table:table-row>
        <table:table-row table:style-name="ro1">
          <table:table-cell office:value-type="string">
            <text:p>1.0000031205044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3296739E8</text:p>
          </table:table-cell>
          <table:table-cell office:value-type="string">
            <text:p>7.05724615374782E-5</text:p>
          </table:table-cell>
        </table:table-row>
        <table:table-row table:style-name="ro1">
          <table:table-cell office:value-type="string">
            <text:p>6.9711143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4578740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0646713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65527511E9</text:p>
          </table:table-cell>
          <table:table-cell office:value-type="string">
            <text:p>8.278753131888699E-5</text:p>
          </table:table-cell>
        </table:table-row>
        <table:table-row table:style-name="ro1">
          <table:table-cell office:value-type="string">
            <text:p>1.62437703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6765079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6506932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443781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34852321E14</text:p>
          </table:table-cell>
          <table:table-cell office:value-type="string">
            <text:p>8.181233973918085E-5</text:p>
          </table:table-cell>
        </table:table-row>
        <table:table-row table:style-name="ro1">
          <table:table-cell office:value-type="string">
            <text:p>1.57383224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4468153E8</text:p>
          </table:table-cell>
          <table:table-cell office:value-type="string">
            <text:p>7.981424069474315E-5</text:p>
          </table:table-cell>
        </table:table-row>
        <table:table-row table:style-name="ro1">
          <table:table-cell office:value-type="string">
            <text:p>1.46570641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5388372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7325316E8</text:p>
          </table:table-cell>
          <table:table-cell office:value-type="string">
            <text:p>6.928026643120283E-5</text:p>
          </table:table-cell>
        </table:table-row>
        <table:table-row table:style-name="ro1">
          <table:table-cell office:value-type="string">
            <text:p>1.4660626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07716467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42793156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149705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7393661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49588253E14</text:p>
          </table:table-cell>
          <table:table-cell office:value-type="string">
            <text:p>2.3294956002876122E-4</text:p>
          </table:table-cell>
        </table:table-row>
        <table:table-row table:style-name="ro1">
          <table:table-cell office:value-type="string">
            <text:p>1.508057015E9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000001908270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66118223E14</text:p>
          </table:table-cell>
          <table:table-cell office:value-type="string">
            <text:p>7.068551086735588E-5</text:p>
          </table:table-cell>
        </table:table-row>
        <table:table-row table:style-name="ro1">
          <table:table-cell office:value-type="string">
            <text:p>5.53624509E8</text:p>
          </table:table-cell>
          <table:table-cell office:value-type="string">
            <text:p>2.4044841362207335E-4</text:p>
          </table:table-cell>
        </table:table-row>
        <table:table-row table:style-name="ro1">
          <table:table-cell office:value-type="string">
            <text:p>1.43583813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869926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106831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9797321E8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0393830947E14</text:p>
          </table:table-cell>
          <table:table-cell office:value-type="string">
            <text:p>6.994027595184987E-5</text:p>
          </table:table-cell>
        </table:table-row>
        <table:table-row table:style-name="ro1">
          <table:table-cell office:value-type="string">
            <text:p>8.4586527E8</text:p>
          </table:table-cell>
          <table:table-cell office:value-type="string">
            <text:p>6.901949909580594E-5</text:p>
          </table:table-cell>
        </table:table-row>
        <table:table-row table:style-name="ro1">
          <table:table-cell office:value-type="string">
            <text:p>7.56221801E8</text:p>
          </table:table-cell>
          <table:table-cell office:value-type="string">
            <text:p>0.001147888435662951</text:p>
          </table:table-cell>
        </table:table-row>
        <table:table-row table:style-name="ro1">
          <table:table-cell office:value-type="string">
            <text:p>1.655297779E9</text:p>
          </table:table-cell>
          <table:table-cell office:value-type="string">
            <text:p>7.098052180529358E-5</text:p>
          </table:table-cell>
        </table:table-row>
        <table:table-row table:style-name="ro1">
          <table:table-cell office:value-type="string">
            <text:p>1.0000351490214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04183247E14</text:p>
          </table:table-cell>
          <table:table-cell office:value-type="string">
            <text:p>7.926522645596876E-5</text:p>
          </table:table-cell>
        </table:table-row>
        <table:table-row table:style-name="ro1">
          <table:table-cell office:value-type="string">
            <text:p>5.01415032E8</text:p>
          </table:table-cell>
          <table:table-cell office:value-type="string">
            <text:p>7.653713612080745E-5</text:p>
          </table:table-cell>
        </table:table-row>
        <table:table-row table:style-name="ro1">
          <table:table-cell office:value-type="string">
            <text:p>1.0000327666537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4311132E14</text:p>
          </table:table-cell>
          <table:table-cell office:value-type="string">
            <text:p>8.73735287066619E-5</text:p>
          </table:table-cell>
        </table:table-row>
        <table:table-row table:style-name="ro1">
          <table:table-cell office:value-type="string">
            <text:p>5.15690916E8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00001970122515E14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1.206863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046445179E14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00001099224838E14</text:p>
          </table:table-cell>
          <table:table-cell office:value-type="string">
            <text:p>8.300375717202828E-4</text:p>
          </table:table-cell>
        </table:table-row>
        <table:table-row table:style-name="ro1">
          <table:table-cell office:value-type="string">
            <text:p>1.00000469283353E14</text:p>
          </table:table-cell>
          <table:table-cell office:value-type="string">
            <text:p>1.5829167253862718E-4</text:p>
          </table:table-cell>
        </table:table-row>
        <table:table-row table:style-name="ro1">
          <table:table-cell office:value-type="string">
            <text:p>1.00001112519068E14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22877366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26340523E14</text:p>
          </table:table-cell>
          <table:table-cell office:value-type="string">
            <text:p>1.5955312774057132E-4</text:p>
          </table:table-cell>
        </table:table-row>
        <table:table-row table:style-name="ro1">
          <table:table-cell office:value-type="string">
            <text:p>8.91670482E8</text:p>
          </table:table-cell>
          <table:table-cell office:value-type="string">
            <text:p>7.375964812965186E-5</text:p>
          </table:table-cell>
        </table:table-row>
        <table:table-row table:style-name="ro1">
          <table:table-cell office:value-type="string">
            <text:p>5.0479236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42159174E9</text:p>
          </table:table-cell>
          <table:table-cell office:value-type="string">
            <text:p>8.455130786160636E-5</text:p>
          </table:table-cell>
        </table:table-row>
        <table:table-row table:style-name="ro1">
          <table:table-cell office:value-type="string">
            <text:p>1.68033130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8434694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7673321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26632423E14</text:p>
          </table:table-cell>
          <table:table-cell office:value-type="string">
            <text:p>7.252077275602131E-5</text:p>
          </table:table-cell>
        </table:table-row>
        <table:table-row table:style-name="ro1">
          <table:table-cell office:value-type="string">
            <text:p>1.480841048E9</text:p>
          </table:table-cell>
          <table:table-cell office:value-type="string">
            <text:p>4.563738597132666E-4</text:p>
          </table:table-cell>
        </table:table-row>
        <table:table-row table:style-name="ro1">
          <table:table-cell office:value-type="string">
            <text:p>1.07053959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354030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20024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773045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48304681E9</text:p>
          </table:table-cell>
          <table:table-cell office:value-type="string">
            <text:p>8.384435041162107E-5</text:p>
          </table:table-cell>
        </table:table-row>
        <table:table-row table:style-name="ro1">
          <table:table-cell office:value-type="string">
            <text:p>1.10169918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81710819E14</text:p>
          </table:table-cell>
          <table:table-cell office:value-type="string">
            <text:p>6.850393098621553E-5</text:p>
          </table:table-cell>
        </table:table-row>
        <table:table-row table:style-name="ro1">
          <table:table-cell office:value-type="string">
            <text:p>1.00000199490931E14</text:p>
          </table:table-cell>
          <table:table-cell office:value-type="string">
            <text:p>2.4228742197350263E-4</text:p>
          </table:table-cell>
        </table:table-row>
        <table:table-row table:style-name="ro1">
          <table:table-cell office:value-type="string">
            <text:p>1.45504792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10465557E14</text:p>
          </table:table-cell>
          <table:table-cell office:value-type="string">
            <text:p>2.3873402216070466E-4</text:p>
          </table:table-cell>
        </table:table-row>
        <table:table-row table:style-name="ro1">
          <table:table-cell office:value-type="string">
            <text:p>7.2645916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92702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8923942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290873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90248731E14</text:p>
          </table:table-cell>
          <table:table-cell office:value-type="string">
            <text:p>1.0698872098668566E-4</text:p>
          </table:table-cell>
        </table:table-row>
        <table:table-row table:style-name="ro1">
          <table:table-cell office:value-type="string">
            <text:p>1.18431301E9</text:p>
          </table:table-cell>
          <table:table-cell office:value-type="string">
            <text:p>7.874675096314824E-5</text:p>
          </table:table-cell>
        </table:table-row>
        <table:table-row table:style-name="ro1">
          <table:table-cell office:value-type="string">
            <text:p>5.77135626E8</text:p>
          </table:table-cell>
          <table:table-cell office:value-type="string">
            <text:p>6.821665041713095E-5</text:p>
          </table:table-cell>
        </table:table-row>
        <table:table-row table:style-name="ro1">
          <table:table-cell office:value-type="string">
            <text:p>5.6923623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3928816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20735023E9</text:p>
          </table:table-cell>
          <table:table-cell office:value-type="string">
            <text:p>8.341012564030636E-5</text:p>
          </table:table-cell>
        </table:table-row>
        <table:table-row table:style-name="ro1">
          <table:table-cell office:value-type="string">
            <text:p>1.04114067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852991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0570001E8</text:p>
          </table:table-cell>
          <table:table-cell office:value-type="string">
            <text:p>1.3079005192401154E-4</text:p>
          </table:table-cell>
        </table:table-row>
        <table:table-row table:style-name="ro1">
          <table:table-cell office:value-type="string">
            <text:p>1.000007200141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001860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4370082E8</text:p>
          </table:table-cell>
          <table:table-cell office:value-type="string">
            <text:p>7.730529779605745E-5</text:p>
          </table:table-cell>
        </table:table-row>
        <table:table-row table:style-name="ro1">
          <table:table-cell office:value-type="string">
            <text:p>6.03584049E8</text:p>
          </table:table-cell>
          <table:table-cell office:value-type="string">
            <text:p>2.3854400489698135E-4</text:p>
          </table:table-cell>
        </table:table-row>
        <table:table-row table:style-name="ro1">
          <table:table-cell office:value-type="string">
            <text:p>1.00001304693133E14</text:p>
          </table:table-cell>
          <table:table-cell office:value-type="string">
            <text:p>2.547549957123628E-4</text:p>
          </table:table-cell>
        </table:table-row>
        <table:table-row table:style-name="ro1">
          <table:table-cell office:value-type="string">
            <text:p>1.00000058333145E14</text:p>
          </table:table-cell>
          <table:table-cell office:value-type="string">
            <text:p>8.045239008619664E-5</text:p>
          </table:table-cell>
        </table:table-row>
        <table:table-row table:style-name="ro1">
          <table:table-cell office:value-type="string">
            <text:p>1.00000724484129E14</text:p>
          </table:table-cell>
          <table:table-cell office:value-type="string">
            <text:p>9.557536718330411E-5</text:p>
          </table:table-cell>
        </table:table-row>
        <table:table-row table:style-name="ro1">
          <table:table-cell office:value-type="string">
            <text:p>6.7060978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3611075E8</text:p>
          </table:table-cell>
          <table:table-cell office:value-type="string">
            <text:p>1.1224411774349595E-4</text:p>
          </table:table-cell>
        </table:table-row>
        <table:table-row table:style-name="ro1">
          <table:table-cell office:value-type="string">
            <text:p>8.1118940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1590286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2647288E8</text:p>
          </table:table-cell>
          <table:table-cell office:value-type="string">
            <text:p>1.9625930492726967E-4</text:p>
          </table:table-cell>
        </table:table-row>
        <table:table-row table:style-name="ro1">
          <table:table-cell office:value-type="string">
            <text:p>1.00001426669979E14</text:p>
          </table:table-cell>
          <table:table-cell office:value-type="string">
            <text:p>7.259287128258698E-4</text:p>
          </table:table-cell>
        </table:table-row>
        <table:table-row table:style-name="ro1">
          <table:table-cell office:value-type="string">
            <text:p>1.0000301249622E14</text:p>
          </table:table-cell>
          <table:table-cell office:value-type="string">
            <text:p>9.767655153716532E-5</text:p>
          </table:table-cell>
        </table:table-row>
        <table:table-row table:style-name="ro1">
          <table:table-cell office:value-type="string">
            <text:p>1.00002661165436E14</text:p>
          </table:table-cell>
          <table:table-cell office:value-type="string">
            <text:p>2.6414239230696744E-4</text:p>
          </table:table-cell>
        </table:table-row>
        <table:table-row table:style-name="ro1">
          <table:table-cell office:value-type="string">
            <text:p>1.386606325E9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526203194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954260174E14</text:p>
          </table:table-cell>
          <table:table-cell office:value-type="string">
            <text:p>1.1604366686381424E-4</text:p>
          </table:table-cell>
        </table:table-row>
        <table:table-row table:style-name="ro1">
          <table:table-cell office:value-type="string">
            <text:p>1.544143089E9</text:p>
          </table:table-cell>
          <table:table-cell office:value-type="string">
            <text:p>1.038899391017416E-4</text:p>
          </table:table-cell>
        </table:table-row>
        <table:table-row table:style-name="ro1">
          <table:table-cell office:value-type="string">
            <text:p>5.8301757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02409097E9</text:p>
          </table:table-cell>
          <table:table-cell office:value-type="string">
            <text:p>8.413034314776568E-5</text:p>
          </table:table-cell>
        </table:table-row>
        <table:table-row table:style-name="ro1">
          <table:table-cell office:value-type="string">
            <text:p>1.00002278731757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0001353991995E14</text:p>
          </table:table-cell>
          <table:table-cell office:value-type="string">
            <text:p>8.135699253146637E-5</text:p>
          </table:table-cell>
        </table:table-row>
        <table:table-row table:style-name="ro1">
          <table:table-cell office:value-type="string">
            <text:p>5.3043240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18548321E9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1.00001496592788E14</text:p>
          </table:table-cell>
          <table:table-cell office:value-type="string">
            <text:p>7.52514526048812E-5</text:p>
          </table:table-cell>
        </table:table-row>
        <table:table-row table:style-name="ro1">
          <table:table-cell office:value-type="string">
            <text:p>1.00001309721942E14</text:p>
          </table:table-cell>
          <table:table-cell office:value-type="string">
            <text:p>3.4522625569102333E-4</text:p>
          </table:table-cell>
        </table:table-row>
        <table:table-row table:style-name="ro1">
          <table:table-cell office:value-type="string">
            <text:p>1.53390715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910167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9479678E9</text:p>
          </table:table-cell>
          <table:table-cell office:value-type="string">
            <text:p>7.535106250904655E-5</text:p>
          </table:table-cell>
        </table:table-row>
        <table:table-row table:style-name="ro1">
          <table:table-cell office:value-type="string">
            <text:p>1.000013131552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4241104E9</text:p>
          </table:table-cell>
          <table:table-cell office:value-type="string">
            <text:p>8.723392973659381E-5</text:p>
          </table:table-cell>
        </table:table-row>
        <table:table-row table:style-name="ro1">
          <table:table-cell office:value-type="string">
            <text:p>1.80649315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4941724E8</text:p>
          </table:table-cell>
          <table:table-cell office:value-type="string">
            <text:p>9.620731929949485E-5</text:p>
          </table:table-cell>
        </table:table-row>
        <table:table-row table:style-name="ro1">
          <table:table-cell office:value-type="string">
            <text:p>1.0000004825692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4755075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0689135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20718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00565831E14</text:p>
          </table:table-cell>
          <table:table-cell office:value-type="string">
            <text:p>8.624225638841136E-5</text:p>
          </table:table-cell>
        </table:table-row>
        <table:table-row table:style-name="ro1">
          <table:table-cell office:value-type="string">
            <text:p>1.475461888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798225643E9</text:p>
          </table:table-cell>
          <table:table-cell office:value-type="string">
            <text:p>4.770963034228965E-4</text:p>
          </table:table-cell>
        </table:table-row>
        <table:table-row table:style-name="ro1">
          <table:table-cell office:value-type="string">
            <text:p>6.8782958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16578682E14</text:p>
          </table:table-cell>
          <table:table-cell office:value-type="string">
            <text:p>7.01665441520616E-5</text:p>
          </table:table-cell>
        </table:table-row>
        <table:table-row table:style-name="ro1">
          <table:table-cell office:value-type="string">
            <text:p>1.00002561255243E14</text:p>
          </table:table-cell>
          <table:table-cell office:value-type="string">
            <text:p>1.3783056136199684E-4</text:p>
          </table:table-cell>
        </table:table-row>
        <table:table-row table:style-name="ro1">
          <table:table-cell office:value-type="string">
            <text:p>1.11676969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4568585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9664626E8</text:p>
          </table:table-cell>
          <table:table-cell office:value-type="string">
            <text:p>7.299070520993463E-5</text:p>
          </table:table-cell>
        </table:table-row>
        <table:table-row table:style-name="ro1">
          <table:table-cell office:value-type="string">
            <text:p>1.000000158777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749503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7353431E8</text:p>
          </table:table-cell>
          <table:table-cell office:value-type="string">
            <text:p>8.23085248302935E-5</text:p>
          </table:table-cell>
        </table:table-row>
        <table:table-row table:style-name="ro1">
          <table:table-cell office:value-type="string">
            <text:p>5.0224074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1708452E8</text:p>
          </table:table-cell>
          <table:table-cell office:value-type="string">
            <text:p>9.780884505605917E-5</text:p>
          </table:table-cell>
        </table:table-row>
        <table:table-row table:style-name="ro1">
          <table:table-cell office:value-type="string">
            <text:p>5.18689089E8</text:p>
          </table:table-cell>
          <table:table-cell office:value-type="string">
            <text:p>1.3685933454393628E-4</text:p>
          </table:table-cell>
        </table:table-row>
        <table:table-row table:style-name="ro1">
          <table:table-cell office:value-type="string">
            <text:p>5.6625969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0638628E14</text:p>
          </table:table-cell>
          <table:table-cell office:value-type="string">
            <text:p>6.82719332490594E-5</text:p>
          </table:table-cell>
        </table:table-row>
        <table:table-row table:style-name="ro1">
          <table:table-cell office:value-type="string">
            <text:p>1.106983255E9</text:p>
          </table:table-cell>
          <table:table-cell office:value-type="string">
            <text:p>2.5691157040651653E-4</text:p>
          </table:table-cell>
        </table:table-row>
        <table:table-row table:style-name="ro1">
          <table:table-cell office:value-type="string">
            <text:p>1.39718718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96506804E9</text:p>
          </table:table-cell>
          <table:table-cell office:value-type="string">
            <text:p>1.2260426741775524E-4</text:p>
          </table:table-cell>
        </table:table-row>
        <table:table-row table:style-name="ro1">
          <table:table-cell office:value-type="string">
            <text:p>1.14402408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308104E8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5.934760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6236042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0058247E9</text:p>
          </table:table-cell>
          <table:table-cell office:value-type="string">
            <text:p>0.0011363519035101142</text:p>
          </table:table-cell>
        </table:table-row>
        <table:table-row table:style-name="ro1">
          <table:table-cell office:value-type="string">
            <text:p>1.5859961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2756070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78586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9955199E9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0546097628E14</text:p>
          </table:table-cell>
          <table:table-cell office:value-type="string">
            <text:p>2.2445896025415E-4</text:p>
          </table:table-cell>
        </table:table-row>
        <table:table-row table:style-name="ro1">
          <table:table-cell office:value-type="string">
            <text:p>1.73922987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6082935E8</text:p>
          </table:table-cell>
          <table:table-cell office:value-type="string">
            <text:p>9.953580957596875E-5</text:p>
          </table:table-cell>
        </table:table-row>
        <table:table-row table:style-name="ro1">
          <table:table-cell office:value-type="string">
            <text:p>1.03398228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23428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1932455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871318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9409883E8</text:p>
          </table:table-cell>
          <table:table-cell office:value-type="string">
            <text:p>6.875728919484715E-5</text:p>
          </table:table-cell>
        </table:table-row>
        <table:table-row table:style-name="ro1">
          <table:table-cell office:value-type="string">
            <text:p>1.000046030889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37312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22191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32270723E8</text:p>
          </table:table-cell>
          <table:table-cell office:value-type="string">
            <text:p>1.1143384327702E-4</text:p>
          </table:table-cell>
        </table:table-row>
        <table:table-row table:style-name="ro1">
          <table:table-cell office:value-type="string">
            <text:p>1.65162823E9</text:p>
          </table:table-cell>
          <table:table-cell office:value-type="string">
            <text:p>1.2961434406076337E-4</text:p>
          </table:table-cell>
        </table:table-row>
        <table:table-row table:style-name="ro1">
          <table:table-cell office:value-type="string">
            <text:p>1.214005916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5.67984684E8</text:p>
          </table:table-cell>
          <table:table-cell office:value-type="string">
            <text:p>1.0134293297033427E-4</text:p>
          </table:table-cell>
        </table:table-row>
        <table:table-row table:style-name="ro1">
          <table:table-cell office:value-type="string">
            <text:p>5.3717715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1422187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28685545E9</text:p>
          </table:table-cell>
          <table:table-cell office:value-type="string">
            <text:p>7.55186336970551E-5</text:p>
          </table:table-cell>
        </table:table-row>
        <table:table-row table:style-name="ro1">
          <table:table-cell office:value-type="string">
            <text:p>1.000008689313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618442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405035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8381397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2956661E9</text:p>
          </table:table-cell>
          <table:table-cell office:value-type="string">
            <text:p>6.932780390662032E-5</text:p>
          </table:table-cell>
        </table:table-row>
        <table:table-row table:style-name="ro1">
          <table:table-cell office:value-type="string">
            <text:p>1.74478733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4729127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04014808E14</text:p>
          </table:table-cell>
          <table:table-cell office:value-type="string">
            <text:p>1.2260426741775524E-4</text:p>
          </table:table-cell>
        </table:table-row>
        <table:table-row table:style-name="ro1">
          <table:table-cell office:value-type="string">
            <text:p>1.00000914023752E14</text:p>
          </table:table-cell>
          <table:table-cell office:value-type="string">
            <text:p>8.250276915008233E-5</text:p>
          </table:table-cell>
        </table:table-row>
        <table:table-row table:style-name="ro1">
          <table:table-cell office:value-type="string">
            <text:p>1.55840051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7361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4582570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5382139E8</text:p>
          </table:table-cell>
          <table:table-cell office:value-type="string">
            <text:p>6.881028085143862E-5</text:p>
          </table:table-cell>
        </table:table-row>
        <table:table-row table:style-name="ro1">
          <table:table-cell office:value-type="string">
            <text:p>1.429198022E9</text:p>
          </table:table-cell>
          <table:table-cell office:value-type="string">
            <text:p>8.85464940664994E-5</text:p>
          </table:table-cell>
        </table:table-row>
        <table:table-row table:style-name="ro1">
          <table:table-cell office:value-type="string">
            <text:p>5.39792112E8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61039550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2097786E9</text:p>
          </table:table-cell>
          <table:table-cell office:value-type="string">
            <text:p>7.041523321542516E-5</text:p>
          </table:table-cell>
        </table:table-row>
        <table:table-row table:style-name="ro1">
          <table:table-cell office:value-type="string">
            <text:p>7.0389680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523259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537850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3016250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82885921E14</text:p>
          </table:table-cell>
          <table:table-cell office:value-type="string">
            <text:p>7.39659185758265E-5</text:p>
          </table:table-cell>
        </table:table-row>
        <table:table-row table:style-name="ro1">
          <table:table-cell office:value-type="string">
            <text:p>1.0000258691601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717546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97632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7203581E8</text:p>
          </table:table-cell>
          <table:table-cell office:value-type="string">
            <text:p>3.8817981373851374E-4</text:p>
          </table:table-cell>
        </table:table-row>
        <table:table-row table:style-name="ro1">
          <table:table-cell office:value-type="string">
            <text:p>1.000005165544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7124971E9</text:p>
          </table:table-cell>
          <table:table-cell office:value-type="string">
            <text:p>6.969345859457351E-5</text:p>
          </table:table-cell>
        </table:table-row>
        <table:table-row table:style-name="ro1">
          <table:table-cell office:value-type="string">
            <text:p>1.00000760722451E14</text:p>
          </table:table-cell>
          <table:table-cell office:value-type="string">
            <text:p>7.332545575533125E-5</text:p>
          </table:table-cell>
        </table:table-row>
        <table:table-row table:style-name="ro1">
          <table:table-cell office:value-type="string">
            <text:p>1.00000780675894E14</text:p>
          </table:table-cell>
          <table:table-cell office:value-type="string">
            <text:p>7.946016655134048E-5</text:p>
          </table:table-cell>
        </table:table-row>
        <table:table-row table:style-name="ro1">
          <table:table-cell office:value-type="string">
            <text:p>5.996442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4540090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990891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7875122E9</text:p>
          </table:table-cell>
          <table:table-cell office:value-type="string">
            <text:p>7.01479548401346E-5</text:p>
          </table:table-cell>
        </table:table-row>
        <table:table-row table:style-name="ro1">
          <table:table-cell office:value-type="string">
            <text:p>6.43947532E8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0831624245E14</text:p>
          </table:table-cell>
          <table:table-cell office:value-type="string">
            <text:p>6.896764336580684E-5</text:p>
          </table:table-cell>
        </table:table-row>
        <table:table-row table:style-name="ro1">
          <table:table-cell office:value-type="string">
            <text:p>1.00001390702244E14</text:p>
          </table:table-cell>
          <table:table-cell office:value-type="string">
            <text:p>8.201152361623719E-5</text:p>
          </table:table-cell>
        </table:table-row>
        <table:table-row table:style-name="ro1">
          <table:table-cell office:value-type="string">
            <text:p>1.00002282370751E14</text:p>
          </table:table-cell>
          <table:table-cell office:value-type="string">
            <text:p>7.05724615374782E-5</text:p>
          </table:table-cell>
        </table:table-row>
        <table:table-row table:style-name="ro1">
          <table:table-cell office:value-type="string">
            <text:p>1.000003227865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18321719E14</text:p>
          </table:table-cell>
          <table:table-cell office:value-type="string">
            <text:p>1.5069867922017752E-4</text:p>
          </table:table-cell>
        </table:table-row>
        <table:table-row table:style-name="ro1">
          <table:table-cell office:value-type="string">
            <text:p>1.000033406259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669145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749210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037204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557535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311562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19938904E8</text:p>
          </table:table-cell>
          <table:table-cell office:value-type="string">
            <text:p>7.182985781575421E-5</text:p>
          </table:table-cell>
        </table:table-row>
        <table:table-row table:style-name="ro1">
          <table:table-cell office:value-type="string">
            <text:p>1.00000698564596E14</text:p>
          </table:table-cell>
          <table:table-cell office:value-type="string">
            <text:p>1.1068985266189065E-4</text:p>
          </table:table-cell>
        </table:table-row>
        <table:table-row table:style-name="ro1">
          <table:table-cell office:value-type="string">
            <text:p>1.817589307E9</text:p>
          </table:table-cell>
          <table:table-cell office:value-type="string">
            <text:p>7.366119578009828E-5</text:p>
          </table:table-cell>
        </table:table-row>
        <table:table-row table:style-name="ro1">
          <table:table-cell office:value-type="string">
            <text:p>6.4382538E8</text:p>
          </table:table-cell>
          <table:table-cell office:value-type="string">
            <text:p>7.51004252526653E-5</text:p>
          </table:table-cell>
        </table:table-row>
        <table:table-row table:style-name="ro1">
          <table:table-cell office:value-type="string">
            <text:p>1.0000330035024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7305132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794446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2268020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2416485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6666500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9620058E8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5.77620577E8</text:p>
          </table:table-cell>
          <table:table-cell office:value-type="string">
            <text:p>8.286040793294997E-5</text:p>
          </table:table-cell>
        </table:table-row>
        <table:table-row table:style-name="ro1">
          <table:table-cell office:value-type="string">
            <text:p>1.16067463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1889040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899184744E14</text:p>
          </table:table-cell>
          <table:table-cell office:value-type="string">
            <text:p>2.744144797971261E-4</text:p>
          </table:table-cell>
        </table:table-row>
        <table:table-row table:style-name="ro1">
          <table:table-cell office:value-type="string">
            <text:p>1.000001752672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9857858E8</text:p>
          </table:table-cell>
          <table:table-cell office:value-type="string">
            <text:p>7.738195608594969E-5</text:p>
          </table:table-cell>
        </table:table-row>
        <table:table-row table:style-name="ro1">
          <table:table-cell office:value-type="string">
            <text:p>5.89179451E8</text:p>
          </table:table-cell>
          <table:table-cell office:value-type="string">
            <text:p>6.894309154799151E-5</text:p>
          </table:table-cell>
        </table:table-row>
        <table:table-row table:style-name="ro1">
          <table:table-cell office:value-type="string">
            <text:p>1.48590041E9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204230827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71776561E9</text:p>
          </table:table-cell>
          <table:table-cell office:value-type="string">
            <text:p>1.262269403885265E-4</text:p>
          </table:table-cell>
        </table:table-row>
        <table:table-row table:style-name="ro1">
          <table:table-cell office:value-type="string">
            <text:p>1.00000418249568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85170178E9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10226991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2727436E9</text:p>
          </table:table-cell>
          <table:table-cell office:value-type="string">
            <text:p>7.263784331091402E-5</text:p>
          </table:table-cell>
        </table:table-row>
        <table:table-row table:style-name="ro1">
          <table:table-cell office:value-type="string">
            <text:p>1.00000994969576E14</text:p>
          </table:table-cell>
          <table:table-cell office:value-type="string">
            <text:p>7.950975416065621E-5</text:p>
          </table:table-cell>
        </table:table-row>
        <table:table-row table:style-name="ro1">
          <table:table-cell office:value-type="string">
            <text:p>5.129689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761957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564841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40653816E9</text:p>
          </table:table-cell>
          <table:table-cell office:value-type="string">
            <text:p>7.02051516147784E-5</text:p>
          </table:table-cell>
        </table:table-row>
        <table:table-row table:style-name="ro1">
          <table:table-cell office:value-type="string">
            <text:p>1.24748403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9883314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5021065E8</text:p>
          </table:table-cell>
          <table:table-cell office:value-type="string">
            <text:p>8.109441194703198E-5</text:p>
          </table:table-cell>
        </table:table-row>
        <table:table-row table:style-name="ro1">
          <table:table-cell office:value-type="string">
            <text:p>1.027194325E9</text:p>
          </table:table-cell>
          <table:table-cell office:value-type="string">
            <text:p>1.8779697505286817E-4</text:p>
          </table:table-cell>
        </table:table-row>
        <table:table-row table:style-name="ro1">
          <table:table-cell office:value-type="string">
            <text:p>1.469926474E9</text:p>
          </table:table-cell>
          <table:table-cell office:value-type="string">
            <text:p>1.5381658021740405E-4</text:p>
          </table:table-cell>
        </table:table-row>
        <table:table-row table:style-name="ro1">
          <table:table-cell office:value-type="string">
            <text:p>7.7192534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6833621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18343412E14</text:p>
          </table:table-cell>
          <table:table-cell office:value-type="string">
            <text:p>8.015333351729198E-5</text:p>
          </table:table-cell>
        </table:table-row>
        <table:table-row table:style-name="ro1">
          <table:table-cell office:value-type="string">
            <text:p>1.04575295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7336622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3986637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94069651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4722572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9065555E9</text:p>
          </table:table-cell>
          <table:table-cell office:value-type="string">
            <text:p>9.383856392856966E-5</text:p>
          </table:table-cell>
        </table:table-row>
        <table:table-row table:style-name="ro1">
          <table:table-cell office:value-type="string">
            <text:p>1.00000271527341E14</text:p>
          </table:table-cell>
          <table:table-cell office:value-type="string">
            <text:p>8.108913544050351E-5</text:p>
          </table:table-cell>
        </table:table-row>
        <table:table-row table:style-name="ro1">
          <table:table-cell office:value-type="string">
            <text:p>1.00002251939409E14</text:p>
          </table:table-cell>
          <table:table-cell office:value-type="string">
            <text:p>7.497174343926968E-5</text:p>
          </table:table-cell>
        </table:table-row>
        <table:table-row table:style-name="ro1">
          <table:table-cell office:value-type="string">
            <text:p>1.00000018013733E14</text:p>
          </table:table-cell>
          <table:table-cell office:value-type="string">
            <text:p>1.0770221110763037E-4</text:p>
          </table:table-cell>
        </table:table-row>
        <table:table-row table:style-name="ro1">
          <table:table-cell office:value-type="string">
            <text:p>1.000047061955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1843822E9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01942145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04811603E14</text:p>
          </table:table-cell>
          <table:table-cell office:value-type="string">
            <text:p>9.475021556944478E-5</text:p>
          </table:table-cell>
        </table:table-row>
        <table:table-row table:style-name="ro1">
          <table:table-cell office:value-type="string">
            <text:p>1.00001274398647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5.3979905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385240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717986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53574465E9</text:p>
          </table:table-cell>
          <table:table-cell office:value-type="string">
            <text:p>0.002588638879562408</text:p>
          </table:table-cell>
        </table:table-row>
        <table:table-row table:style-name="ro1">
          <table:table-cell office:value-type="string">
            <text:p>1.00000478872693E14</text:p>
          </table:table-cell>
          <table:table-cell office:value-type="string">
            <text:p>1.0560387709956346E-4</text:p>
          </table:table-cell>
        </table:table-row>
        <table:table-row table:style-name="ro1">
          <table:table-cell office:value-type="string">
            <text:p>1.9890277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42449094E8</text:p>
          </table:table-cell>
          <table:table-cell office:value-type="string">
            <text:p>5.83139244617865E-4</text:p>
          </table:table-cell>
        </table:table-row>
        <table:table-row table:style-name="ro1">
          <table:table-cell office:value-type="string">
            <text:p>1.000007357358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32484242E14</text:p>
          </table:table-cell>
          <table:table-cell office:value-type="string">
            <text:p>1.2291191389698328E-4</text:p>
          </table:table-cell>
        </table:table-row>
        <table:table-row table:style-name="ro1">
          <table:table-cell office:value-type="string">
            <text:p>1.00002455212396E14</text:p>
          </table:table-cell>
          <table:table-cell office:value-type="string">
            <text:p>6.990902322240638E-5</text:p>
          </table:table-cell>
        </table:table-row>
        <table:table-row table:style-name="ro1">
          <table:table-cell office:value-type="string">
            <text:p>8.20445477E8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20702842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63467359E14</text:p>
          </table:table-cell>
          <table:table-cell office:value-type="string">
            <text:p>7.088984174577905E-5</text:p>
          </table:table-cell>
        </table:table-row>
        <table:table-row table:style-name="ro1">
          <table:table-cell office:value-type="string">
            <text:p>1.00005625420082E14</text:p>
          </table:table-cell>
          <table:table-cell office:value-type="string">
            <text:p>7.436819054091572E-5</text:p>
          </table:table-cell>
        </table:table-row>
        <table:table-row table:style-name="ro1">
          <table:table-cell office:value-type="string">
            <text:p>5.4998615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5610969E9</text:p>
          </table:table-cell>
          <table:table-cell office:value-type="string">
            <text:p>9.471407687029861E-5</text:p>
          </table:table-cell>
        </table:table-row>
        <table:table-row table:style-name="ro1">
          <table:table-cell office:value-type="string">
            <text:p>7.2055042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050328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7513274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89454594E14</text:p>
          </table:table-cell>
          <table:table-cell office:value-type="string">
            <text:p>4.0340100923082537E-4</text:p>
          </table:table-cell>
        </table:table-row>
        <table:table-row table:style-name="ro1">
          <table:table-cell office:value-type="string">
            <text:p>1.00001451166279E14</text:p>
          </table:table-cell>
          <table:table-cell office:value-type="string">
            <text:p>8.446512807129318E-5</text:p>
          </table:table-cell>
        </table:table-row>
        <table:table-row table:style-name="ro1">
          <table:table-cell office:value-type="string">
            <text:p>1.13285225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057177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08341398E14</text:p>
          </table:table-cell>
          <table:table-cell office:value-type="string">
            <text:p>8.22673054245083E-5</text:p>
          </table:table-cell>
        </table:table-row>
        <table:table-row table:style-name="ro1">
          <table:table-cell office:value-type="string">
            <text:p>1.00000186742439E14</text:p>
          </table:table-cell>
          <table:table-cell office:value-type="string">
            <text:p>8.822256401255282E-5</text:p>
          </table:table-cell>
        </table:table-row>
        <table:table-row table:style-name="ro1">
          <table:table-cell office:value-type="string">
            <text:p>1.566280265E9</text:p>
          </table:table-cell>
          <table:table-cell office:value-type="string">
            <text:p>1.2772274108727096E-4</text:p>
          </table:table-cell>
        </table:table-row>
        <table:table-row table:style-name="ro1">
          <table:table-cell office:value-type="string">
            <text:p>5.7993275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005379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343549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175623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7370375E9</text:p>
          </table:table-cell>
          <table:table-cell office:value-type="string">
            <text:p>8.73735287066619E-5</text:p>
          </table:table-cell>
        </table:table-row>
        <table:table-row table:style-name="ro1">
          <table:table-cell office:value-type="string">
            <text:p>5.6207458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41311946E9</text:p>
          </table:table-cell>
          <table:table-cell office:value-type="string">
            <text:p>9.429478883342911E-4</text:p>
          </table:table-cell>
        </table:table-row>
        <table:table-row table:style-name="ro1">
          <table:table-cell office:value-type="string">
            <text:p>1.000015693724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042193E8</text:p>
          </table:table-cell>
          <table:table-cell office:value-type="string">
            <text:p>1.2176890428515489E-4</text:p>
          </table:table-cell>
        </table:table-row>
        <table:table-row table:style-name="ro1">
          <table:table-cell office:value-type="string">
            <text:p>6.0404277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7325707E14</text:p>
          </table:table-cell>
          <table:table-cell office:value-type="string">
            <text:p>7.068825984438357E-5</text:p>
          </table:table-cell>
        </table:table-row>
        <table:table-row table:style-name="ro1">
          <table:table-cell office:value-type="string">
            <text:p>1.000012748716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10154128E14</text:p>
          </table:table-cell>
          <table:table-cell office:value-type="string">
            <text:p>1.65873643644631E-4</text:p>
          </table:table-cell>
        </table:table-row>
        <table:table-row table:style-name="ro1">
          <table:table-cell office:value-type="string">
            <text:p>1.591162161E9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5.96796803E8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00000520159914E14</text:p>
          </table:table-cell>
          <table:table-cell office:value-type="string">
            <text:p>7.243249115602033E-5</text:p>
          </table:table-cell>
        </table:table-row>
        <table:table-row table:style-name="ro1">
          <table:table-cell office:value-type="string">
            <text:p>1.000040196931E14</text:p>
          </table:table-cell>
          <table:table-cell office:value-type="string">
            <text:p>1.045328966902088E-4</text:p>
          </table:table-cell>
        </table:table-row>
        <table:table-row table:style-name="ro1">
          <table:table-cell office:value-type="string">
            <text:p>1.03528381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3502629E9</text:p>
          </table:table-cell>
          <table:table-cell office:value-type="string">
            <text:p>8.530532684588639E-5</text:p>
          </table:table-cell>
        </table:table-row>
        <table:table-row table:style-name="ro1">
          <table:table-cell office:value-type="string">
            <text:p>1.000001374539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8859188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21619089E8</text:p>
          </table:table-cell>
          <table:table-cell office:value-type="string">
            <text:p>1.9306527869068896E-4</text:p>
          </table:table-cell>
        </table:table-row>
        <table:table-row table:style-name="ro1">
          <table:table-cell office:value-type="string">
            <text:p>1.00000788951118E14</text:p>
          </table:table-cell>
          <table:table-cell office:value-type="string">
            <text:p>7.473481472977475E-5</text:p>
          </table:table-cell>
        </table:table-row>
        <table:table-row table:style-name="ro1">
          <table:table-cell office:value-type="string">
            <text:p>1.00000626256854E14</text:p>
          </table:table-cell>
          <table:table-cell office:value-type="string">
            <text:p>1.1145905790056862E-4</text:p>
          </table:table-cell>
        </table:table-row>
        <table:table-row table:style-name="ro1">
          <table:table-cell office:value-type="string">
            <text:p>7.24497586E8</text:p>
          </table:table-cell>
          <table:table-cell office:value-type="string">
            <text:p>1.0054867214396501E-4</text:p>
          </table:table-cell>
        </table:table-row>
        <table:table-row table:style-name="ro1">
          <table:table-cell office:value-type="string">
            <text:p>1.0000026714028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064309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811233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60474335E9</text:p>
          </table:table-cell>
          <table:table-cell office:value-type="string">
            <text:p>1.6002957324308474E-4</text:p>
          </table:table-cell>
        </table:table-row>
        <table:table-row table:style-name="ro1">
          <table:table-cell office:value-type="string">
            <text:p>1.00000438936196E14</text:p>
          </table:table-cell>
          <table:table-cell office:value-type="string">
            <text:p>7.81362446029062E-5</text:p>
          </table:table-cell>
        </table:table-row>
        <table:table-row table:style-name="ro1">
          <table:table-cell office:value-type="string">
            <text:p>1.00001682308814E14</text:p>
          </table:table-cell>
          <table:table-cell office:value-type="string">
            <text:p>8.652109026466234E-5</text:p>
          </table:table-cell>
        </table:table-row>
        <table:table-row table:style-name="ro1">
          <table:table-cell office:value-type="string">
            <text:p>1.000008054928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3481947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737919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4934440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20655623E9</text:p>
          </table:table-cell>
          <table:table-cell office:value-type="string">
            <text:p>7.021871673712912E-5</text:p>
          </table:table-cell>
        </table:table-row>
        <table:table-row table:style-name="ro1">
          <table:table-cell office:value-type="string">
            <text:p>1.81874200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6903642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48426342E14</text:p>
          </table:table-cell>
          <table:table-cell office:value-type="string">
            <text:p>8.691637738875415E-5</text:p>
          </table:table-cell>
        </table:table-row>
        <table:table-row table:style-name="ro1">
          <table:table-cell office:value-type="string">
            <text:p>5.5915537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11667416E14</text:p>
          </table:table-cell>
          <table:table-cell office:value-type="string">
            <text:p>7.828541809660653E-5</text:p>
          </table:table-cell>
        </table:table-row>
        <table:table-row table:style-name="ro1">
          <table:table-cell office:value-type="string">
            <text:p>1.3940650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16200958E9</text:p>
          </table:table-cell>
          <table:table-cell office:value-type="string">
            <text:p>7.735607029573795E-5</text:p>
          </table:table-cell>
        </table:table-row>
        <table:table-row table:style-name="ro1">
          <table:table-cell office:value-type="string">
            <text:p>1.34766781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5282253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51123337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6.71483876E8</text:p>
          </table:table-cell>
          <table:table-cell office:value-type="string">
            <text:p>9.096995551043468E-5</text:p>
          </table:table-cell>
        </table:table-row>
        <table:table-row table:style-name="ro1">
          <table:table-cell office:value-type="string">
            <text:p>1.00000159623107E14</text:p>
          </table:table-cell>
          <table:table-cell office:value-type="string">
            <text:p>9.126144466798232E-5</text:p>
          </table:table-cell>
        </table:table-row>
        <table:table-row table:style-name="ro1">
          <table:table-cell office:value-type="string">
            <text:p>1.000007528857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555440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82466039E14</text:p>
          </table:table-cell>
          <table:table-cell office:value-type="string">
            <text:p>7.703986138223718E-5</text:p>
          </table:table-cell>
        </table:table-row>
        <table:table-row table:style-name="ro1">
          <table:table-cell office:value-type="string">
            <text:p>1.000000356646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87648503E14</text:p>
          </table:table-cell>
          <table:table-cell office:value-type="string">
            <text:p>2.6299343004123835E-4</text:p>
          </table:table-cell>
        </table:table-row>
        <table:table-row table:style-name="ro1">
          <table:table-cell office:value-type="string">
            <text:p>5.7503161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1651913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1962921E8</text:p>
          </table:table-cell>
          <table:table-cell office:value-type="string">
            <text:p>1.062586041379222E-4</text:p>
          </table:table-cell>
        </table:table-row>
        <table:table-row table:style-name="ro1">
          <table:table-cell office:value-type="string">
            <text:p>1.000019996659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544350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5370336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0350203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28195973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446417615E9</text:p>
          </table:table-cell>
          <table:table-cell office:value-type="string">
            <text:p>7.719012730676518E-5</text:p>
          </table:table-cell>
        </table:table-row>
        <table:table-row table:style-name="ro1">
          <table:table-cell office:value-type="string">
            <text:p>7.01661995E8</text:p>
          </table:table-cell>
          <table:table-cell office:value-type="string">
            <text:p>8.286264108319012E-5</text:p>
          </table:table-cell>
        </table:table-row>
        <table:table-row table:style-name="ro1">
          <table:table-cell office:value-type="string">
            <text:p>1.0000118190385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759189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745535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52770525E8</text:p>
          </table:table-cell>
          <table:table-cell office:value-type="string">
            <text:p>8.984584693350588E-5</text:p>
          </table:table-cell>
        </table:table-row>
        <table:table-row table:style-name="ro1">
          <table:table-cell office:value-type="string">
            <text:p>1.261538821E9</text:p>
          </table:table-cell>
          <table:table-cell office:value-type="string">
            <text:p>7.75003312131977E-5</text:p>
          </table:table-cell>
        </table:table-row>
        <table:table-row table:style-name="ro1">
          <table:table-cell office:value-type="string">
            <text:p>1.231564337E9</text:p>
          </table:table-cell>
          <table:table-cell office:value-type="string">
            <text:p>1.0279811690377228E-4</text:p>
          </table:table-cell>
        </table:table-row>
        <table:table-row table:style-name="ro1">
          <table:table-cell office:value-type="string">
            <text:p>1.000004063735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2190407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747155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2549433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1955976E8</text:p>
          </table:table-cell>
          <table:table-cell office:value-type="string">
            <text:p>1.3672386523385505E-4</text:p>
          </table:table-cell>
        </table:table-row>
        <table:table-row table:style-name="ro1">
          <table:table-cell office:value-type="string">
            <text:p>2.1406156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96917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328843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68594414E8</text:p>
          </table:table-cell>
          <table:table-cell office:value-type="string">
            <text:p>7.022114320739201E-5</text:p>
          </table:table-cell>
        </table:table-row>
        <table:table-row table:style-name="ro1">
          <table:table-cell office:value-type="string">
            <text:p>1.26509095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912292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44298268E9</text:p>
          </table:table-cell>
          <table:table-cell office:value-type="string">
            <text:p>8.172397083174066E-5</text:p>
          </table:table-cell>
        </table:table-row>
        <table:table-row table:style-name="ro1">
          <table:table-cell office:value-type="string">
            <text:p>1.00000456107E14</text:p>
          </table:table-cell>
          <table:table-cell office:value-type="string">
            <text:p>7.118428713837935E-5</text:p>
          </table:table-cell>
        </table:table-row>
        <table:table-row table:style-name="ro1">
          <table:table-cell office:value-type="string">
            <text:p>7.0057428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6057669E9</text:p>
          </table:table-cell>
          <table:table-cell office:value-type="string">
            <text:p>7.12434106605344E-5</text:p>
          </table:table-cell>
        </table:table-row>
        <table:table-row table:style-name="ro1">
          <table:table-cell office:value-type="string">
            <text:p>1.147839842E9</text:p>
          </table:table-cell>
          <table:table-cell office:value-type="string">
            <text:p>1.5503749173350652E-4</text:p>
          </table:table-cell>
        </table:table-row>
        <table:table-row table:style-name="ro1">
          <table:table-cell office:value-type="string">
            <text:p>5.71511775E8</text:p>
          </table:table-cell>
          <table:table-cell office:value-type="string">
            <text:p>2.0562907146160487E-4</text:p>
          </table:table-cell>
        </table:table-row>
        <table:table-row table:style-name="ro1">
          <table:table-cell office:value-type="string">
            <text:p>1.00000552604641E14</text:p>
          </table:table-cell>
          <table:table-cell office:value-type="string">
            <text:p>6.971203193082891E-5</text:p>
          </table:table-cell>
        </table:table-row>
        <table:table-row table:style-name="ro1">
          <table:table-cell office:value-type="string">
            <text:p>1.00001526972757E14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6.5430712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513218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2081525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5472227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536830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443974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3758542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86406091E14</text:p>
          </table:table-cell>
          <table:table-cell office:value-type="string">
            <text:p>7.813218869278604E-5</text:p>
          </table:table-cell>
        </table:table-row>
        <table:table-row table:style-name="ro1">
          <table:table-cell office:value-type="string">
            <text:p>6.7232107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412154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21455851E14</text:p>
          </table:table-cell>
          <table:table-cell office:value-type="string">
            <text:p>8.364830818194433E-5</text:p>
          </table:table-cell>
        </table:table-row>
        <table:table-row table:style-name="ro1">
          <table:table-cell office:value-type="string">
            <text:p>1.00002159056788E14</text:p>
          </table:table-cell>
          <table:table-cell office:value-type="string">
            <text:p>5.69021922539526E-4</text:p>
          </table:table-cell>
        </table:table-row>
        <table:table-row table:style-name="ro1">
          <table:table-cell office:value-type="string">
            <text:p>1.023818654E9</text:p>
          </table:table-cell>
          <table:table-cell office:value-type="string">
            <text:p>6.90547822327547E-5</text:p>
          </table:table-cell>
        </table:table-row>
        <table:table-row table:style-name="ro1">
          <table:table-cell office:value-type="string">
            <text:p>1.578739881E9</text:p>
          </table:table-cell>
          <table:table-cell office:value-type="string">
            <text:p>9.297694979608812E-5</text:p>
          </table:table-cell>
        </table:table-row>
        <table:table-row table:style-name="ro1">
          <table:table-cell office:value-type="string">
            <text:p>1.434522804E9</text:p>
          </table:table-cell>
          <table:table-cell office:value-type="string">
            <text:p>6.397189718011055E-4</text:p>
          </table:table-cell>
        </table:table-row>
        <table:table-row table:style-name="ro1">
          <table:table-cell office:value-type="string">
            <text:p>1.635126839E9</text:p>
          </table:table-cell>
          <table:table-cell office:value-type="string">
            <text:p>2.2394305322001275E-4</text:p>
          </table:table-cell>
        </table:table-row>
        <table:table-row table:style-name="ro1">
          <table:table-cell office:value-type="string">
            <text:p>1.283982989E9</text:p>
          </table:table-cell>
          <table:table-cell office:value-type="string">
            <text:p>0.0017651937173362342</text:p>
          </table:table-cell>
        </table:table-row>
        <table:table-row table:style-name="ro1">
          <table:table-cell office:value-type="string">
            <text:p>1.0000072954412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963204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34112505E14</text:p>
          </table:table-cell>
          <table:table-cell office:value-type="string">
            <text:p>7.776989467939027E-5</text:p>
          </table:table-cell>
        </table:table-row>
        <table:table-row table:style-name="ro1">
          <table:table-cell office:value-type="string">
            <text:p>1.139137978E9</text:p>
          </table:table-cell>
          <table:table-cell office:value-type="string">
            <text:p>3.8455178264075446E-4</text:p>
          </table:table-cell>
        </table:table-row>
        <table:table-row table:style-name="ro1">
          <table:table-cell office:value-type="string">
            <text:p>1.59639015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4225612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85671209E9</text:p>
          </table:table-cell>
          <table:table-cell office:value-type="string">
            <text:p>7.20499320565477E-5</text:p>
          </table:table-cell>
        </table:table-row>
        <table:table-row table:style-name="ro1">
          <table:table-cell office:value-type="string">
            <text:p>1.00002179643719E14</text:p>
          </table:table-cell>
          <table:table-cell office:value-type="string">
            <text:p>7.79437273187884E-5</text:p>
          </table:table-cell>
        </table:table-row>
        <table:table-row table:style-name="ro1">
          <table:table-cell office:value-type="string">
            <text:p>1.000037187990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18322506E9</text:p>
          </table:table-cell>
          <table:table-cell office:value-type="string">
            <text:p>8.668799717851471E-5</text:p>
          </table:table-cell>
        </table:table-row>
        <table:table-row table:style-name="ro1">
          <table:table-cell office:value-type="string">
            <text:p>7.60624287E8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7.01758973E8</text:p>
          </table:table-cell>
          <table:table-cell office:value-type="string">
            <text:p>0.003773609629914294</text:p>
          </table:table-cell>
        </table:table-row>
        <table:table-row table:style-name="ro1">
          <table:table-cell office:value-type="string">
            <text:p>5.8832400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93736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2476804E9</text:p>
          </table:table-cell>
          <table:table-cell office:value-type="string">
            <text:p>2.080393668793641E-4</text:p>
          </table:table-cell>
        </table:table-row>
        <table:table-row table:style-name="ro1">
          <table:table-cell office:value-type="string">
            <text:p>1.00001574945332E14</text:p>
          </table:table-cell>
          <table:table-cell office:value-type="string">
            <text:p>7.642703345833233E-4</text:p>
          </table:table-cell>
        </table:table-row>
        <table:table-row table:style-name="ro1">
          <table:table-cell office:value-type="string">
            <text:p>1.000004071824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36173511E14</text:p>
          </table:table-cell>
          <table:table-cell office:value-type="string">
            <text:p>1.4068407624852255E-4</text:p>
          </table:table-cell>
        </table:table-row>
        <table:table-row table:style-name="ro1">
          <table:table-cell office:value-type="string">
            <text:p>1.00001226794237E14</text:p>
          </table:table-cell>
          <table:table-cell office:value-type="string">
            <text:p>7.276085221805462E-5</text:p>
          </table:table-cell>
        </table:table-row>
        <table:table-row table:style-name="ro1">
          <table:table-cell office:value-type="string">
            <text:p>7.8570666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94651287E9</text:p>
          </table:table-cell>
          <table:table-cell office:value-type="string">
            <text:p>2.2024376747607205E-4</text:p>
          </table:table-cell>
        </table:table-row>
        <table:table-row table:style-name="ro1">
          <table:table-cell office:value-type="string">
            <text:p>5.30000123E8</text:p>
          </table:table-cell>
          <table:table-cell office:value-type="string">
            <text:p>8.192104602342E-5</text:p>
          </table:table-cell>
        </table:table-row>
        <table:table-row table:style-name="ro1">
          <table:table-cell office:value-type="string">
            <text:p>1.132700174E9</text:p>
          </table:table-cell>
          <table:table-cell office:value-type="string">
            <text:p>8.850322875933252E-5</text:p>
          </table:table-cell>
        </table:table-row>
        <table:table-row table:style-name="ro1">
          <table:table-cell office:value-type="string">
            <text:p>1.0000002656182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548081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5285570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46569145E9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6.52088674E8</text:p>
          </table:table-cell>
          <table:table-cell office:value-type="string">
            <text:p>9.215711422332262E-5</text:p>
          </table:table-cell>
        </table:table-row>
        <table:table-row table:style-name="ro1">
          <table:table-cell office:value-type="string">
            <text:p>1.4692074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599099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70853132E14</text:p>
          </table:table-cell>
          <table:table-cell office:value-type="string">
            <text:p>2.1015718901848564E-4</text:p>
          </table:table-cell>
        </table:table-row>
        <table:table-row table:style-name="ro1">
          <table:table-cell office:value-type="string">
            <text:p>1.063253676E9</text:p>
          </table:table-cell>
          <table:table-cell office:value-type="string">
            <text:p>7.791531848131553E-5</text:p>
          </table:table-cell>
        </table:table-row>
        <table:table-row table:style-name="ro1">
          <table:table-cell office:value-type="string">
            <text:p>1.614698136E9</text:p>
          </table:table-cell>
          <table:table-cell office:value-type="string">
            <text:p>3.0781701240377424E-4</text:p>
          </table:table-cell>
        </table:table-row>
        <table:table-row table:style-name="ro1">
          <table:table-cell office:value-type="string">
            <text:p>1.000027953576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5241239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7468027E9</text:p>
          </table:table-cell>
          <table:table-cell office:value-type="string">
            <text:p>6.909715513214952E-5</text:p>
          </table:table-cell>
        </table:table-row>
        <table:table-row table:style-name="ro1">
          <table:table-cell office:value-type="string">
            <text:p>1.00001276521135E14</text:p>
          </table:table-cell>
          <table:table-cell office:value-type="string">
            <text:p>6.924922647015852E-5</text:p>
          </table:table-cell>
        </table:table-row>
        <table:table-row table:style-name="ro1">
          <table:table-cell office:value-type="string">
            <text:p>1.00000496104228E14</text:p>
          </table:table-cell>
          <table:table-cell office:value-type="string">
            <text:p>8.497894794535538E-5</text:p>
          </table:table-cell>
        </table:table-row>
        <table:table-row table:style-name="ro1">
          <table:table-cell office:value-type="string">
            <text:p>1.3270904E9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0000302987181E14</text:p>
          </table:table-cell>
          <table:table-cell office:value-type="string">
            <text:p>0.0010905498267889109</text:p>
          </table:table-cell>
        </table:table-row>
        <table:table-row table:style-name="ro1">
          <table:table-cell office:value-type="string">
            <text:p>1.000042519006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2329282E8</text:p>
          </table:table-cell>
          <table:table-cell office:value-type="string">
            <text:p>8.413034314776568E-5</text:p>
          </table:table-cell>
        </table:table-row>
        <table:table-row table:style-name="ro1">
          <table:table-cell office:value-type="string">
            <text:p>1.000001072710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3033169E9</text:p>
          </table:table-cell>
          <table:table-cell office:value-type="string">
            <text:p>4.3190269882983055E-4</text:p>
          </table:table-cell>
        </table:table-row>
        <table:table-row table:style-name="ro1">
          <table:table-cell office:value-type="string">
            <text:p>6.1878261E8</text:p>
          </table:table-cell>
          <table:table-cell office:value-type="string">
            <text:p>8.029709839269618E-5</text:p>
          </table:table-cell>
        </table:table-row>
        <table:table-row table:style-name="ro1">
          <table:table-cell office:value-type="string">
            <text:p>1.0000146442491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262761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739889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9749593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006787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372786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23167672E14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08793975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8214789E9</text:p>
          </table:table-cell>
          <table:table-cell office:value-type="string">
            <text:p>3.922783993362423E-4</text:p>
          </table:table-cell>
        </table:table-row>
        <table:table-row table:style-name="ro1">
          <table:table-cell office:value-type="string">
            <text:p>1.00000235159739E14</text:p>
          </table:table-cell>
          <table:table-cell office:value-type="string">
            <text:p>7.464730740088265E-5</text:p>
          </table:table-cell>
        </table:table-row>
        <table:table-row table:style-name="ro1">
          <table:table-cell office:value-type="string">
            <text:p>1.22055369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93321741E14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184015614E9</text:p>
          </table:table-cell>
          <table:table-cell office:value-type="string">
            <text:p>7.022114320739201E-5</text:p>
          </table:table-cell>
        </table:table-row>
        <table:table-row table:style-name="ro1">
          <table:table-cell office:value-type="string">
            <text:p>1.61590470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945826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708777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8059306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7179338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46857927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089589232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46951879E14</text:p>
          </table:table-cell>
          <table:table-cell office:value-type="string">
            <text:p>7.665000956321383E-5</text:p>
          </table:table-cell>
        </table:table-row>
        <table:table-row table:style-name="ro1">
          <table:table-cell office:value-type="string">
            <text:p>1.00002539736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56322133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06299801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3933403E8</text:p>
          </table:table-cell>
          <table:table-cell office:value-type="string">
            <text:p>1.754323750056682E-4</text:p>
          </table:table-cell>
        </table:table-row>
        <table:table-row table:style-name="ro1">
          <table:table-cell office:value-type="string">
            <text:p>1.000008382021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3462132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04063167E14</text:p>
          </table:table-cell>
          <table:table-cell office:value-type="string">
            <text:p>1.2648261766949116E-4</text:p>
          </table:table-cell>
        </table:table-row>
        <table:table-row table:style-name="ro1">
          <table:table-cell office:value-type="string">
            <text:p>1.00000411197302E14</text:p>
          </table:table-cell>
          <table:table-cell office:value-type="string">
            <text:p>7.303274868709081E-5</text:p>
          </table:table-cell>
        </table:table-row>
        <table:table-row table:style-name="ro1">
          <table:table-cell office:value-type="string">
            <text:p>6.92243586E8</text:p>
          </table:table-cell>
          <table:table-cell office:value-type="string">
            <text:p>8.303928012294127E-5</text:p>
          </table:table-cell>
        </table:table-row>
        <table:table-row table:style-name="ro1">
          <table:table-cell office:value-type="string">
            <text:p>1.0000063969270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843303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184039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15893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84693515E14</text:p>
          </table:table-cell>
          <table:table-cell office:value-type="string">
            <text:p>1.0966800794920319E-4</text:p>
          </table:table-cell>
        </table:table-row>
        <table:table-row table:style-name="ro1">
          <table:table-cell office:value-type="string">
            <text:p>1.526865819E9</text:p>
          </table:table-cell>
          <table:table-cell office:value-type="string">
            <text:p>1.0946941136784549E-4</text:p>
          </table:table-cell>
        </table:table-row>
        <table:table-row table:style-name="ro1">
          <table:table-cell office:value-type="string">
            <text:p>1.000003778068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42072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3250443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561903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405360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2172829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8617011E8</text:p>
          </table:table-cell>
          <table:table-cell office:value-type="string">
            <text:p>7.056372162382581E-5</text:p>
          </table:table-cell>
        </table:table-row>
        <table:table-row table:style-name="ro1">
          <table:table-cell office:value-type="string">
            <text:p>1.257197091E9</text:p>
          </table:table-cell>
          <table:table-cell office:value-type="string">
            <text:p>9.963270737821338E-5</text:p>
          </table:table-cell>
        </table:table-row>
        <table:table-row table:style-name="ro1">
          <table:table-cell office:value-type="string">
            <text:p>1.00000461809528E14</text:p>
          </table:table-cell>
          <table:table-cell office:value-type="string">
            <text:p>2.272490992922105E-4</text:p>
          </table:table-cell>
        </table:table-row>
        <table:table-row table:style-name="ro1">
          <table:table-cell office:value-type="string">
            <text:p>1.00001035292328E14</text:p>
          </table:table-cell>
          <table:table-cell office:value-type="string">
            <text:p>9.214375864399092E-5</text:p>
          </table:table-cell>
        </table:table-row>
        <table:table-row table:style-name="ro1">
          <table:table-cell office:value-type="string">
            <text:p>1.0000126236637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20112119E14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7.05828117E8</text:p>
          </table:table-cell>
          <table:table-cell office:value-type="string">
            <text:p>6.864247281277642E-5</text:p>
          </table:table-cell>
        </table:table-row>
        <table:table-row table:style-name="ro1">
          <table:table-cell office:value-type="string">
            <text:p>7.19834712E8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679311866E9</text:p>
          </table:table-cell>
          <table:table-cell office:value-type="string">
            <text:p>7.265402043421762E-5</text:p>
          </table:table-cell>
        </table:table-row>
        <table:table-row table:style-name="ro1">
          <table:table-cell office:value-type="string">
            <text:p>1.00001011890599E14</text:p>
          </table:table-cell>
          <table:table-cell office:value-type="string">
            <text:p>1.1200661196840623E-4</text:p>
          </table:table-cell>
        </table:table-row>
        <table:table-row table:style-name="ro1">
          <table:table-cell office:value-type="string">
            <text:p>1.134568005E9</text:p>
          </table:table-cell>
          <table:table-cell office:value-type="string">
            <text:p>2.2839332843425575E-4</text:p>
          </table:table-cell>
        </table:table-row>
        <table:table-row table:style-name="ro1">
          <table:table-cell office:value-type="string">
            <text:p>1.000030455268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54174203E9</text:p>
          </table:table-cell>
          <table:table-cell office:value-type="string">
            <text:p>1.014528958511066E-4</text:p>
          </table:table-cell>
        </table:table-row>
        <table:table-row table:style-name="ro1">
          <table:table-cell office:value-type="string">
            <text:p>5.03093632E8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7.7216471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0140259E9</text:p>
          </table:table-cell>
          <table:table-cell office:value-type="string">
            <text:p>1.6800940281599673E-4</text:p>
          </table:table-cell>
        </table:table-row>
        <table:table-row table:style-name="ro1">
          <table:table-cell office:value-type="string">
            <text:p>1.046377383E9</text:p>
          </table:table-cell>
          <table:table-cell office:value-type="string">
            <text:p>2.2567523039455348E-4</text:p>
          </table:table-cell>
        </table:table-row>
        <table:table-row table:style-name="ro1">
          <table:table-cell office:value-type="string">
            <text:p>1.000004293962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3492581E8</text:p>
          </table:table-cell>
          <table:table-cell office:value-type="string">
            <text:p>6.821665041713095E-5</text:p>
          </table:table-cell>
        </table:table-row>
        <table:table-row table:style-name="ro1">
          <table:table-cell office:value-type="string">
            <text:p>1.00003699111407E14</text:p>
          </table:table-cell>
          <table:table-cell office:value-type="string">
            <text:p>2.1481259273378853E-4</text:p>
          </table:table-cell>
        </table:table-row>
        <table:table-row table:style-name="ro1">
          <table:table-cell office:value-type="string">
            <text:p>6.85227356E8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00003307963639E14</text:p>
          </table:table-cell>
          <table:table-cell office:value-type="string">
            <text:p>8.93842843602365E-5</text:p>
          </table:table-cell>
        </table:table-row>
        <table:table-row table:style-name="ro1">
          <table:table-cell office:value-type="string">
            <text:p>1.0000024505860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3187253E14</text:p>
          </table:table-cell>
          <table:table-cell office:value-type="string">
            <text:p>7.722207939753397E-5</text:p>
          </table:table-cell>
        </table:table-row>
        <table:table-row table:style-name="ro1">
          <table:table-cell office:value-type="string">
            <text:p>1.77782426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3900442E7</text:p>
          </table:table-cell>
          <table:table-cell office:value-type="string">
            <text:p>7.116221942774184E-5</text:p>
          </table:table-cell>
        </table:table-row>
        <table:table-row table:style-name="ro1">
          <table:table-cell office:value-type="string">
            <text:p>1.00004159383177E14</text:p>
          </table:table-cell>
          <table:table-cell office:value-type="string">
            <text:p>9.426035131061998E-5</text:p>
          </table:table-cell>
        </table:table-row>
        <table:table-row table:style-name="ro1">
          <table:table-cell office:value-type="string">
            <text:p>1.025347589E9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376839521E9</text:p>
          </table:table-cell>
          <table:table-cell office:value-type="string">
            <text:p>6.875728919484715E-5</text:p>
          </table:table-cell>
        </table:table-row>
        <table:table-row table:style-name="ro1">
          <table:table-cell office:value-type="string">
            <text:p>1.000039380414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95947654E14</text:p>
          </table:table-cell>
          <table:table-cell office:value-type="string">
            <text:p>9.841278946185993E-5</text:p>
          </table:table-cell>
        </table:table-row>
        <table:table-row table:style-name="ro1">
          <table:table-cell office:value-type="string">
            <text:p>1.36849381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5700133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39101837E14</text:p>
          </table:table-cell>
          <table:table-cell office:value-type="string">
            <text:p>7.113331575166082E-5</text:p>
          </table:table-cell>
        </table:table-row>
        <table:table-row table:style-name="ro1">
          <table:table-cell office:value-type="string">
            <text:p>1.00001336280883E14</text:p>
          </table:table-cell>
          <table:table-cell office:value-type="string">
            <text:p>1.0427973281609776E-4</text:p>
          </table:table-cell>
        </table:table-row>
        <table:table-row table:style-name="ro1">
          <table:table-cell office:value-type="string">
            <text:p>1.240211903E9</text:p>
          </table:table-cell>
          <table:table-cell office:value-type="string">
            <text:p>1.0450810067483258E-4</text:p>
          </table:table-cell>
        </table:table-row>
        <table:table-row table:style-name="ro1">
          <table:table-cell office:value-type="string">
            <text:p>5.50914916E8</text:p>
          </table:table-cell>
          <table:table-cell office:value-type="string">
            <text:p>7.386806520765711E-5</text:p>
          </table:table-cell>
        </table:table-row>
        <table:table-row table:style-name="ro1">
          <table:table-cell office:value-type="string">
            <text:p>1.4306279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04924793E14</text:p>
          </table:table-cell>
          <table:table-cell office:value-type="string">
            <text:p>7.226595665065613E-5</text:p>
          </table:table-cell>
        </table:table-row>
        <table:table-row table:style-name="ro1">
          <table:table-cell office:value-type="string">
            <text:p>1.000014102457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20912652E14</text:p>
          </table:table-cell>
          <table:table-cell office:value-type="string">
            <text:p>1.1186281720354811E-4</text:p>
          </table:table-cell>
        </table:table-row>
        <table:table-row table:style-name="ro1">
          <table:table-cell office:value-type="string">
            <text:p>1.0000185846631E14</text:p>
          </table:table-cell>
          <table:table-cell office:value-type="string">
            <text:p>9.278201987049145E-5</text:p>
          </table:table-cell>
        </table:table-row>
        <table:table-row table:style-name="ro1">
          <table:table-cell office:value-type="string">
            <text:p>5.73715591E8</text:p>
          </table:table-cell>
          <table:table-cell office:value-type="string">
            <text:p>1.8741206297389875E-4</text:p>
          </table:table-cell>
        </table:table-row>
        <table:table-row table:style-name="ro1">
          <table:table-cell office:value-type="string">
            <text:p>1.603075485E9</text:p>
          </table:table-cell>
          <table:table-cell office:value-type="string">
            <text:p>2.8636221201858175E-4</text:p>
          </table:table-cell>
        </table:table-row>
        <table:table-row table:style-name="ro1">
          <table:table-cell office:value-type="string">
            <text:p>7.25331847E8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55759222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11880792E9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5.12540401E8</text:p>
          </table:table-cell>
          <table:table-cell office:value-type="string">
            <text:p>6.924858525255968E-5</text:p>
          </table:table-cell>
        </table:table-row>
        <table:table-row table:style-name="ro1">
          <table:table-cell office:value-type="string">
            <text:p>1.28852543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6756524E9</text:p>
          </table:table-cell>
          <table:table-cell office:value-type="string">
            <text:p>9.494453487708642E-5</text:p>
          </table:table-cell>
        </table:table-row>
        <table:table-row table:style-name="ro1">
          <table:table-cell office:value-type="string">
            <text:p>1.000030293171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1349703E9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196016949E9</text:p>
          </table:table-cell>
          <table:table-cell office:value-type="string">
            <text:p>7.878910152903204E-5</text:p>
          </table:table-cell>
        </table:table-row>
        <table:table-row table:style-name="ro1">
          <table:table-cell office:value-type="string">
            <text:p>1.000019212499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425211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1047451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6199087E8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3220242557E14</text:p>
          </table:table-cell>
          <table:table-cell office:value-type="string">
            <text:p>1.1708124147052675E-4</text:p>
          </table:table-cell>
        </table:table-row>
        <table:table-row table:style-name="ro1">
          <table:table-cell office:value-type="string">
            <text:p>1.0000200710936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761605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74850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877087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1984088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93545326E14</text:p>
          </table:table-cell>
          <table:table-cell office:value-type="string">
            <text:p>2.1305770741009378E-4</text:p>
          </table:table-cell>
        </table:table-row>
        <table:table-row table:style-name="ro1">
          <table:table-cell office:value-type="string">
            <text:p>1.1626093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9468344E8</text:p>
          </table:table-cell>
          <table:table-cell office:value-type="string">
            <text:p>1.1830797345770697E-4</text:p>
          </table:table-cell>
        </table:table-row>
        <table:table-row table:style-name="ro1">
          <table:table-cell office:value-type="string">
            <text:p>1.00001205709356E14</text:p>
          </table:table-cell>
          <table:table-cell office:value-type="string">
            <text:p>7.021871673712912E-5</text:p>
          </table:table-cell>
        </table:table-row>
        <table:table-row table:style-name="ro1">
          <table:table-cell office:value-type="string">
            <text:p>1.000037710657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788212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4597037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111629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94793605E14</text:p>
          </table:table-cell>
          <table:table-cell office:value-type="string">
            <text:p>2.683665245529964E-4</text:p>
          </table:table-cell>
        </table:table-row>
        <table:table-row table:style-name="ro1">
          <table:table-cell office:value-type="string">
            <text:p>1.784446626E9</text:p>
          </table:table-cell>
          <table:table-cell office:value-type="string">
            <text:p>7.010037704251757E-5</text:p>
          </table:table-cell>
        </table:table-row>
        <table:table-row table:style-name="ro1">
          <table:table-cell office:value-type="string">
            <text:p>5.63239213E8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09485490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6443499E8</text:p>
          </table:table-cell>
          <table:table-cell office:value-type="string">
            <text:p>1.9788292308840527E-4</text:p>
          </table:table-cell>
        </table:table-row>
        <table:table-row table:style-name="ro1">
          <table:table-cell office:value-type="string">
            <text:p>1.47630992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507958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239599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4220725E8</text:p>
          </table:table-cell>
          <table:table-cell office:value-type="string">
            <text:p>1.887341423527386E-4</text:p>
          </table:table-cell>
        </table:table-row>
        <table:table-row table:style-name="ro1">
          <table:table-cell office:value-type="string">
            <text:p>1.000007049732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2.8560165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6062702E9</text:p>
          </table:table-cell>
          <table:table-cell office:value-type="string">
            <text:p>1.0562114616219405E-4</text:p>
          </table:table-cell>
        </table:table-row>
        <table:table-row table:style-name="ro1">
          <table:table-cell office:value-type="string">
            <text:p>6.30263061E8</text:p>
          </table:table-cell>
          <table:table-cell office:value-type="string">
            <text:p>1.3755284081177528E-4</text:p>
          </table:table-cell>
        </table:table-row>
        <table:table-row table:style-name="ro1">
          <table:table-cell office:value-type="string">
            <text:p>1.54755376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9804541E9</text:p>
          </table:table-cell>
          <table:table-cell office:value-type="string">
            <text:p>8.638593312503066E-5</text:p>
          </table:table-cell>
        </table:table-row>
        <table:table-row table:style-name="ro1">
          <table:table-cell office:value-type="string">
            <text:p>1.408142326E9</text:p>
          </table:table-cell>
          <table:table-cell office:value-type="string">
            <text:p>1.7837694481436143E-4</text:p>
          </table:table-cell>
        </table:table-row>
        <table:table-row table:style-name="ro1">
          <table:table-cell office:value-type="string">
            <text:p>1.00000500243354E14</text:p>
          </table:table-cell>
          <table:table-cell office:value-type="string">
            <text:p>1.1403107095218473E-4</text:p>
          </table:table-cell>
        </table:table-row>
        <table:table-row table:style-name="ro1">
          <table:table-cell office:value-type="string">
            <text:p>1.0000072381697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57373636E14</text:p>
          </table:table-cell>
          <table:table-cell office:value-type="string">
            <text:p>8.42079779546359E-5</text:p>
          </table:table-cell>
        </table:table-row>
        <table:table-row table:style-name="ro1">
          <table:table-cell office:value-type="string">
            <text:p>1.12605933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79875582E14</text:p>
          </table:table-cell>
          <table:table-cell office:value-type="string">
            <text:p>5.562158226437102E-4</text:p>
          </table:table-cell>
        </table:table-row>
        <table:table-row table:style-name="ro1">
          <table:table-cell office:value-type="string">
            <text:p>5.76926981E8</text:p>
          </table:table-cell>
          <table:table-cell office:value-type="string">
            <text:p>6.924922647015852E-5</text:p>
          </table:table-cell>
        </table:table-row>
        <table:table-row table:style-name="ro1">
          <table:table-cell office:value-type="string">
            <text:p>1.00000529018947E14</text:p>
          </table:table-cell>
          <table:table-cell office:value-type="string">
            <text:p>4.6288263367930463E-4</text:p>
          </table:table-cell>
        </table:table-row>
        <table:table-row table:style-name="ro1">
          <table:table-cell office:value-type="string">
            <text:p>7.3299681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19060903E9</text:p>
          </table:table-cell>
          <table:table-cell office:value-type="string">
            <text:p>7.781290476283358E-5</text:p>
          </table:table-cell>
        </table:table-row>
        <table:table-row table:style-name="ro1">
          <table:table-cell office:value-type="string">
            <text:p>1.000010759349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28894985E14</text:p>
          </table:table-cell>
          <table:table-cell office:value-type="string">
            <text:p>6.994027595184987E-5</text:p>
          </table:table-cell>
        </table:table-row>
        <table:table-row table:style-name="ro1">
          <table:table-cell office:value-type="string">
            <text:p>1.00000558551813E14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0000017591183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574421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55804679E14</text:p>
          </table:table-cell>
          <table:table-cell office:value-type="string">
            <text:p>9.847451033290767E-5</text:p>
          </table:table-cell>
        </table:table-row>
        <table:table-row table:style-name="ro1">
          <table:table-cell office:value-type="string">
            <text:p>7.465414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516225E8</text:p>
          </table:table-cell>
          <table:table-cell office:value-type="string">
            <text:p>7.630108345257754E-5</text:p>
          </table:table-cell>
        </table:table-row>
        <table:table-row table:style-name="ro1">
          <table:table-cell office:value-type="string">
            <text:p>6.1244165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283746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8120804E8</text:p>
          </table:table-cell>
          <table:table-cell office:value-type="string">
            <text:p>7.148300658811114E-5</text:p>
          </table:table-cell>
        </table:table-row>
        <table:table-row table:style-name="ro1">
          <table:table-cell office:value-type="string">
            <text:p>1.0000008777712E14</text:p>
          </table:table-cell>
          <table:table-cell office:value-type="string">
            <text:p>8.629084215528555E-5</text:p>
          </table:table-cell>
        </table:table-row>
        <table:table-row table:style-name="ro1">
          <table:table-cell office:value-type="string">
            <text:p>5.8192282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4878581E9</text:p>
          </table:table-cell>
          <table:table-cell office:value-type="string">
            <text:p>7.82096448011462E-5</text:p>
          </table:table-cell>
        </table:table-row>
        <table:table-row table:style-name="ro1">
          <table:table-cell office:value-type="string">
            <text:p>1.00002276546549E14</text:p>
          </table:table-cell>
          <table:table-cell office:value-type="string">
            <text:p>2.829605754157385E-4</text:p>
          </table:table-cell>
        </table:table-row>
        <table:table-row table:style-name="ro1">
          <table:table-cell office:value-type="string">
            <text:p>1.00000062065893E14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00001773303709E14</text:p>
          </table:table-cell>
          <table:table-cell office:value-type="string">
            <text:p>8.384435041162107E-5</text:p>
          </table:table-cell>
        </table:table-row>
        <table:table-row table:style-name="ro1">
          <table:table-cell office:value-type="string">
            <text:p>1.619000057E9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1.00000507977652E14</text:p>
          </table:table-cell>
          <table:table-cell office:value-type="string">
            <text:p>7.036452635219025E-5</text:p>
          </table:table-cell>
        </table:table-row>
        <table:table-row table:style-name="ro1">
          <table:table-cell office:value-type="string">
            <text:p>1.000001014827E14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004007417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841091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591414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0096862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620383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15688152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6.9026759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659227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6047947E9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20203538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78099094E14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26113368E9</text:p>
          </table:table-cell>
          <table:table-cell office:value-type="string">
            <text:p>6.925223540760394E-5</text:p>
          </table:table-cell>
        </table:table-row>
        <table:table-row table:style-name="ro1">
          <table:table-cell office:value-type="string">
            <text:p>1.0000120352252E14</text:p>
          </table:table-cell>
          <table:table-cell office:value-type="string">
            <text:p>8.431033330653116E-5</text:p>
          </table:table-cell>
        </table:table-row>
        <table:table-row table:style-name="ro1">
          <table:table-cell office:value-type="string">
            <text:p>1.0000065919576E14</text:p>
          </table:table-cell>
          <table:table-cell office:value-type="string">
            <text:p>6.97422854923709E-5</text:p>
          </table:table-cell>
        </table:table-row>
        <table:table-row table:style-name="ro1">
          <table:table-cell office:value-type="string">
            <text:p>1.0962084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91831799E8</text:p>
          </table:table-cell>
          <table:table-cell office:value-type="string">
            <text:p>1.9575370162230104E-4</text:p>
          </table:table-cell>
        </table:table-row>
        <table:table-row table:style-name="ro1">
          <table:table-cell office:value-type="string">
            <text:p>1.4730079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258884E14</text:p>
          </table:table-cell>
          <table:table-cell office:value-type="string">
            <text:p>1.0358135570844067E-4</text:p>
          </table:table-cell>
        </table:table-row>
        <table:table-row table:style-name="ro1">
          <table:table-cell office:value-type="string">
            <text:p>1.000033581886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11693182E14</text:p>
          </table:table-cell>
          <table:table-cell office:value-type="string">
            <text:p>7.264971776244532E-5</text:p>
          </table:table-cell>
        </table:table-row>
        <table:table-row table:style-name="ro1">
          <table:table-cell office:value-type="string">
            <text:p>1.453063258E9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2428798114E14</text:p>
          </table:table-cell>
          <table:table-cell office:value-type="string">
            <text:p>7.475341254732556E-5</text:p>
          </table:table-cell>
        </table:table-row>
        <table:table-row table:style-name="ro1">
          <table:table-cell office:value-type="string">
            <text:p>1.41851017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5437911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814416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23067165E9</text:p>
          </table:table-cell>
          <table:table-cell office:value-type="string">
            <text:p>9.064974655216272E-5</text:p>
          </table:table-cell>
        </table:table-row>
        <table:table-row table:style-name="ro1">
          <table:table-cell office:value-type="string">
            <text:p>1.00000702703711E14</text:p>
          </table:table-cell>
          <table:table-cell office:value-type="string">
            <text:p>8.12357128432529E-5</text:p>
          </table:table-cell>
        </table:table-row>
        <table:table-row table:style-name="ro1">
          <table:table-cell office:value-type="string">
            <text:p>1.510877178E9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00000331216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403671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8809917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63211186E9</text:p>
          </table:table-cell>
          <table:table-cell office:value-type="string">
            <text:p>1.0886469442106821E-4</text:p>
          </table:table-cell>
        </table:table-row>
        <table:table-row table:style-name="ro1">
          <table:table-cell office:value-type="string">
            <text:p>5.25848714E8</text:p>
          </table:table-cell>
          <table:table-cell office:value-type="string">
            <text:p>9.568070010297287E-5</text:p>
          </table:table-cell>
        </table:table-row>
        <table:table-row table:style-name="ro1">
          <table:table-cell office:value-type="string">
            <text:p>1.0000097085771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17511591E14</text:p>
          </table:table-cell>
          <table:table-cell office:value-type="string">
            <text:p>8.083551658728015E-5</text:p>
          </table:table-cell>
        </table:table-row>
        <table:table-row table:style-name="ro1">
          <table:table-cell office:value-type="string">
            <text:p>1.00002371854558E14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158312912E9</text:p>
          </table:table-cell>
          <table:table-cell office:value-type="string">
            <text:p>7.177163064962509E-5</text:p>
          </table:table-cell>
        </table:table-row>
        <table:table-row table:style-name="ro1">
          <table:table-cell office:value-type="string">
            <text:p>1.65701712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486653E8</text:p>
          </table:table-cell>
          <table:table-cell office:value-type="string">
            <text:p>7.301945567220021E-5</text:p>
          </table:table-cell>
        </table:table-row>
        <table:table-row table:style-name="ro1">
          <table:table-cell office:value-type="string">
            <text:p>6.56900368E8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0734692469E14</text:p>
          </table:table-cell>
          <table:table-cell office:value-type="string">
            <text:p>1.404374264614698E-4</text:p>
          </table:table-cell>
        </table:table-row>
        <table:table-row table:style-name="ro1">
          <table:table-cell office:value-type="string">
            <text:p>1.539114597E9</text:p>
          </table:table-cell>
          <table:table-cell office:value-type="string">
            <text:p>8.172103774530527E-5</text:p>
          </table:table-cell>
        </table:table-row>
        <table:table-row table:style-name="ro1">
          <table:table-cell office:value-type="string">
            <text:p>1.00000001184668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5.84507395E8</text:p>
          </table:table-cell>
          <table:table-cell office:value-type="string">
            <text:p>7.022114320739201E-5</text:p>
          </table:table-cell>
        </table:table-row>
        <table:table-row table:style-name="ro1">
          <table:table-cell office:value-type="string">
            <text:p>1.000001978453E14</text:p>
          </table:table-cell>
          <table:table-cell office:value-type="string">
            <text:p>1.446686084029949E-4</text:p>
          </table:table-cell>
        </table:table-row>
        <table:table-row table:style-name="ro1">
          <table:table-cell office:value-type="string">
            <text:p>1.0000019704187E14</text:p>
          </table:table-cell>
          <table:table-cell office:value-type="string">
            <text:p>1.0660987240992064E-4</text:p>
          </table:table-cell>
        </table:table-row>
        <table:table-row table:style-name="ro1">
          <table:table-cell office:value-type="string">
            <text:p>1.00000381144144E14</text:p>
          </table:table-cell>
          <table:table-cell office:value-type="string">
            <text:p>1.3093061458556546E-4</text:p>
          </table:table-cell>
        </table:table-row>
        <table:table-row table:style-name="ro1">
          <table:table-cell office:value-type="string">
            <text:p>5.8552079E8</text:p>
          </table:table-cell>
          <table:table-cell office:value-type="string">
            <text:p>6.82606330850597E-5</text:p>
          </table:table-cell>
        </table:table-row>
        <table:table-row table:style-name="ro1">
          <table:table-cell office:value-type="string">
            <text:p>1.00000640242354E14</text:p>
          </table:table-cell>
          <table:table-cell office:value-type="string">
            <text:p>9.063607703518302E-5</text:p>
          </table:table-cell>
        </table:table-row>
        <table:table-row table:style-name="ro1">
          <table:table-cell office:value-type="string">
            <text:p>1.000004898844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7808638E8</text:p>
          </table:table-cell>
          <table:table-cell office:value-type="string">
            <text:p>7.234134422540441E-5</text:p>
          </table:table-cell>
        </table:table-row>
        <table:table-row table:style-name="ro1">
          <table:table-cell office:value-type="string">
            <text:p>1.301545141E9</text:p>
          </table:table-cell>
          <table:table-cell office:value-type="string">
            <text:p>3.0077565122042354E-4</text:p>
          </table:table-cell>
        </table:table-row>
        <table:table-row table:style-name="ro1">
          <table:table-cell office:value-type="string">
            <text:p>1.0000147923910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83944995E14</text:p>
          </table:table-cell>
          <table:table-cell office:value-type="string">
            <text:p>2.8860984077591097E-4</text:p>
          </table:table-cell>
        </table:table-row>
        <table:table-row table:style-name="ro1">
          <table:table-cell office:value-type="string">
            <text:p>1.000060317175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9537973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307426305E9</text:p>
          </table:table-cell>
          <table:table-cell office:value-type="string">
            <text:p>2.366822567053599E-4</text:p>
          </table:table-cell>
        </table:table-row>
        <table:table-row table:style-name="ro1">
          <table:table-cell office:value-type="string">
            <text:p>5.9142873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5277249E9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6.4788693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582239E14</text:p>
          </table:table-cell>
          <table:table-cell office:value-type="string">
            <text:p>1.079005446936781E-4</text:p>
          </table:table-cell>
        </table:table-row>
        <table:table-row table:style-name="ro1">
          <table:table-cell office:value-type="string">
            <text:p>1.000024909801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72288094E14</text:p>
          </table:table-cell>
          <table:table-cell office:value-type="string">
            <text:p>1.3620770738968164E-4</text:p>
          </table:table-cell>
        </table:table-row>
        <table:table-row table:style-name="ro1">
          <table:table-cell office:value-type="string">
            <text:p>1.12122856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9678910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3800585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350373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57519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1801162E8</text:p>
          </table:table-cell>
          <table:table-cell office:value-type="string">
            <text:p>9.826777647347017E-5</text:p>
          </table:table-cell>
        </table:table-row>
        <table:table-row table:style-name="ro1">
          <table:table-cell office:value-type="string">
            <text:p>1.355806405E9</text:p>
          </table:table-cell>
          <table:table-cell office:value-type="string">
            <text:p>6.921541784042833E-5</text:p>
          </table:table-cell>
        </table:table-row>
        <table:table-row table:style-name="ro1">
          <table:table-cell office:value-type="string">
            <text:p>1.378939552E9</text:p>
          </table:table-cell>
          <table:table-cell office:value-type="string">
            <text:p>9.248136018328847E-5</text:p>
          </table:table-cell>
        </table:table-row>
        <table:table-row table:style-name="ro1">
          <table:table-cell office:value-type="string">
            <text:p>5.35232617E8</text:p>
          </table:table-cell>
          <table:table-cell office:value-type="string">
            <text:p>8.231579879705445E-5</text:p>
          </table:table-cell>
        </table:table-row>
        <table:table-row table:style-name="ro1">
          <table:table-cell office:value-type="string">
            <text:p>1.2922642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80787404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7748912E8</text:p>
          </table:table-cell>
          <table:table-cell office:value-type="string">
            <text:p>2.3694281740178398E-4</text:p>
          </table:table-cell>
        </table:table-row>
        <table:table-row table:style-name="ro1">
          <table:table-cell office:value-type="string">
            <text:p>1.16072767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73689127E8</text:p>
          </table:table-cell>
          <table:table-cell office:value-type="string">
            <text:p>1.0321740281965441E-4</text:p>
          </table:table-cell>
        </table:table-row>
        <table:table-row table:style-name="ro1">
          <table:table-cell office:value-type="string">
            <text:p>7.7615215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753590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85614363E14</text:p>
          </table:table-cell>
          <table:table-cell office:value-type="string">
            <text:p>7.527093508253758E-5</text:p>
          </table:table-cell>
        </table:table-row>
        <table:table-row table:style-name="ro1">
          <table:table-cell office:value-type="string">
            <text:p>1.0000050877584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01999129E9</text:p>
          </table:table-cell>
          <table:table-cell office:value-type="string">
            <text:p>8.131427982123742E-5</text:p>
          </table:table-cell>
        </table:table-row>
        <table:table-row table:style-name="ro1">
          <table:table-cell office:value-type="string">
            <text:p>1.0000299829947E14</text:p>
          </table:table-cell>
          <table:table-cell office:value-type="string">
            <text:p>6.841623243814584E-5</text:p>
          </table:table-cell>
        </table:table-row>
        <table:table-row table:style-name="ro1">
          <table:table-cell office:value-type="string">
            <text:p>1.00000791330907E14</text:p>
          </table:table-cell>
          <table:table-cell office:value-type="string">
            <text:p>9.126144466798232E-5</text:p>
          </table:table-cell>
        </table:table-row>
        <table:table-row table:style-name="ro1">
          <table:table-cell office:value-type="string">
            <text:p>1.488721776E9</text:p>
          </table:table-cell>
          <table:table-cell office:value-type="string">
            <text:p>3.4927808190481487E-4</text:p>
          </table:table-cell>
        </table:table-row>
        <table:table-row table:style-name="ro1">
          <table:table-cell office:value-type="string">
            <text:p>1.091024853E9</text:p>
          </table:table-cell>
          <table:table-cell office:value-type="string">
            <text:p>1.96315521583581E-4</text:p>
          </table:table-cell>
        </table:table-row>
        <table:table-row table:style-name="ro1">
          <table:table-cell office:value-type="string">
            <text:p>6.46310057E8</text:p>
          </table:table-cell>
          <table:table-cell office:value-type="string">
            <text:p>7.038576289284952E-5</text:p>
          </table:table-cell>
        </table:table-row>
        <table:table-row table:style-name="ro1">
          <table:table-cell office:value-type="string">
            <text:p>1.665266487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1131431535E14</text:p>
          </table:table-cell>
          <table:table-cell office:value-type="string">
            <text:p>7.763276073374383E-5</text:p>
          </table:table-cell>
        </table:table-row>
        <table:table-row table:style-name="ro1">
          <table:table-cell office:value-type="string">
            <text:p>1.0000070296379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1203729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7125834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599407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05748106E9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5.23207549E8</text:p>
          </table:table-cell>
          <table:table-cell office:value-type="string">
            <text:p>8.975928330031885E-5</text:p>
          </table:table-cell>
        </table:table-row>
        <table:table-row table:style-name="ro1">
          <table:table-cell office:value-type="string">
            <text:p>1.54510117E9</text:p>
          </table:table-cell>
          <table:table-cell office:value-type="string">
            <text:p>1.0774106173215563E-4</text:p>
          </table:table-cell>
        </table:table-row>
        <table:table-row table:style-name="ro1">
          <table:table-cell office:value-type="string">
            <text:p>1.55987416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9520463E14</text:p>
          </table:table-cell>
          <table:table-cell office:value-type="string">
            <text:p>6.840893632995851E-5</text:p>
          </table:table-cell>
        </table:table-row>
        <table:table-row table:style-name="ro1">
          <table:table-cell office:value-type="string">
            <text:p>1.0000347348433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55354123E8</text:p>
          </table:table-cell>
          <table:table-cell office:value-type="string">
            <text:p>7.533327697550962E-5</text:p>
          </table:table-cell>
        </table:table-row>
        <table:table-row table:style-name="ro1">
          <table:table-cell office:value-type="string">
            <text:p>1.00000106016242E14</text:p>
          </table:table-cell>
          <table:table-cell office:value-type="string">
            <text:p>1.9588888738281162E-4</text:p>
          </table:table-cell>
        </table:table-row>
        <table:table-row table:style-name="ro1">
          <table:table-cell office:value-type="string">
            <text:p>1.538464357E9</text:p>
          </table:table-cell>
          <table:table-cell office:value-type="string">
            <text:p>8.688689844910128E-5</text:p>
          </table:table-cell>
        </table:table-row>
        <table:table-row table:style-name="ro1">
          <table:table-cell office:value-type="string">
            <text:p>5.7388266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44445513E14</text:p>
          </table:table-cell>
          <table:table-cell office:value-type="string">
            <text:p>7.093075921013381E-5</text:p>
          </table:table-cell>
        </table:table-row>
        <table:table-row table:style-name="ro1">
          <table:table-cell office:value-type="string">
            <text:p>5.3299308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0246940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19871833E9</text:p>
          </table:table-cell>
          <table:table-cell office:value-type="string">
            <text:p>3.067027523033355E-4</text:p>
          </table:table-cell>
        </table:table-row>
        <table:table-row table:style-name="ro1">
          <table:table-cell office:value-type="string">
            <text:p>7.7700973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700102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3034988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0055062E9</text:p>
          </table:table-cell>
          <table:table-cell office:value-type="string">
            <text:p>4.657568901489801E-4</text:p>
          </table:table-cell>
        </table:table-row>
        <table:table-row table:style-name="ro1">
          <table:table-cell office:value-type="string">
            <text:p>1.075212832E9</text:p>
          </table:table-cell>
          <table:table-cell office:value-type="string">
            <text:p>7.099502144585908E-5</text:p>
          </table:table-cell>
        </table:table-row>
        <table:table-row table:style-name="ro1">
          <table:table-cell office:value-type="string">
            <text:p>1.00001816996048E14</text:p>
          </table:table-cell>
          <table:table-cell office:value-type="string">
            <text:p>7.050746289248196E-5</text:p>
          </table:table-cell>
        </table:table-row>
        <table:table-row table:style-name="ro1">
          <table:table-cell office:value-type="string">
            <text:p>1.000035854254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51718626E14</text:p>
          </table:table-cell>
          <table:table-cell office:value-type="string">
            <text:p>8.218034548253806E-5</text:p>
          </table:table-cell>
        </table:table-row>
        <table:table-row table:style-name="ro1">
          <table:table-cell office:value-type="string">
            <text:p>6.9463551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912000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437667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59739147E14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644825364E9</text:p>
          </table:table-cell>
          <table:table-cell office:value-type="string">
            <text:p>7.273571891381345E-5</text:p>
          </table:table-cell>
        </table:table-row>
        <table:table-row table:style-name="ro1">
          <table:table-cell office:value-type="string">
            <text:p>8.78140036E8</text:p>
          </table:table-cell>
          <table:table-cell office:value-type="string">
            <text:p>6.901949909580594E-5</text:p>
          </table:table-cell>
        </table:table-row>
        <table:table-row table:style-name="ro1">
          <table:table-cell office:value-type="string">
            <text:p>5.677557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768200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630050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285074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533640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6820866E9</text:p>
          </table:table-cell>
          <table:table-cell office:value-type="string">
            <text:p>6.925223540760394E-5</text:p>
          </table:table-cell>
        </table:table-row>
        <table:table-row table:style-name="ro1">
          <table:table-cell office:value-type="string">
            <text:p>1.61240708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0452319E8</text:p>
          </table:table-cell>
          <table:table-cell office:value-type="string">
            <text:p>8.404832575233955E-5</text:p>
          </table:table-cell>
        </table:table-row>
        <table:table-row table:style-name="ro1">
          <table:table-cell office:value-type="string">
            <text:p>1.00001946856671E14</text:p>
          </table:table-cell>
          <table:table-cell office:value-type="string">
            <text:p>7.253555835419274E-5</text:p>
          </table:table-cell>
        </table:table-row>
        <table:table-row table:style-name="ro1">
          <table:table-cell office:value-type="string">
            <text:p>5.1042398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92907150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90026059E14</text:p>
          </table:table-cell>
          <table:table-cell office:value-type="string">
            <text:p>1.341646393304008E-4</text:p>
          </table:table-cell>
        </table:table-row>
        <table:table-row table:style-name="ro1">
          <table:table-cell office:value-type="string">
            <text:p>1.0000127691085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6753264E8</text:p>
          </table:table-cell>
          <table:table-cell office:value-type="string">
            <text:p>6.937181151293157E-5</text:p>
          </table:table-cell>
        </table:table-row>
        <table:table-row table:style-name="ro1">
          <table:table-cell office:value-type="string">
            <text:p>1.00000849400062E14</text:p>
          </table:table-cell>
          <table:table-cell office:value-type="string">
            <text:p>1.36144292172532E-4</text:p>
          </table:table-cell>
        </table:table-row>
        <table:table-row table:style-name="ro1">
          <table:table-cell office:value-type="string">
            <text:p>1.00000487205609E14</text:p>
          </table:table-cell>
          <table:table-cell office:value-type="string">
            <text:p>9.835850465130796E-5</text:p>
          </table:table-cell>
        </table:table-row>
        <table:table-row table:style-name="ro1">
          <table:table-cell office:value-type="string">
            <text:p>1.42416891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459502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89811439E14</text:p>
          </table:table-cell>
          <table:table-cell office:value-type="string">
            <text:p>8.738063359165894E-5</text:p>
          </table:table-cell>
        </table:table-row>
        <table:table-row table:style-name="ro1">
          <table:table-cell office:value-type="string">
            <text:p>1.0000382742752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8380987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014457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4041001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941133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48628681E14</text:p>
          </table:table-cell>
          <table:table-cell office:value-type="string">
            <text:p>1.1002486777343322E-4</text:p>
          </table:table-cell>
        </table:table-row>
        <table:table-row table:style-name="ro1">
          <table:table-cell office:value-type="string">
            <text:p>1.000008471180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87420062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000024611155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159763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4605477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57084249E8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12075166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08460904E9</text:p>
          </table:table-cell>
          <table:table-cell office:value-type="string">
            <text:p>7.257031716087993E-5</text:p>
          </table:table-cell>
        </table:table-row>
        <table:table-row table:style-name="ro1">
          <table:table-cell office:value-type="string">
            <text:p>1.517270909E9</text:p>
          </table:table-cell>
          <table:table-cell office:value-type="string">
            <text:p>1.0604913112985195E-4</text:p>
          </table:table-cell>
        </table:table-row>
        <table:table-row table:style-name="ro1">
          <table:table-cell office:value-type="string">
            <text:p>7.8968935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998508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5466083E8</text:p>
          </table:table-cell>
          <table:table-cell office:value-type="string">
            <text:p>1.9326270525127985E-4</text:p>
          </table:table-cell>
        </table:table-row>
        <table:table-row table:style-name="ro1">
          <table:table-cell office:value-type="string">
            <text:p>1.00001324460557E14</text:p>
          </table:table-cell>
          <table:table-cell office:value-type="string">
            <text:p>6.949707734441698E-5</text:p>
          </table:table-cell>
        </table:table-row>
        <table:table-row table:style-name="ro1">
          <table:table-cell office:value-type="string">
            <text:p>1.00000101836083E14</text:p>
          </table:table-cell>
          <table:table-cell office:value-type="string">
            <text:p>0.004765548653397631</text:p>
          </table:table-cell>
        </table:table-row>
        <table:table-row table:style-name="ro1">
          <table:table-cell office:value-type="string">
            <text:p>7.2438880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0151498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79399873E9</text:p>
          </table:table-cell>
          <table:table-cell office:value-type="string">
            <text:p>7.105623584354821E-5</text:p>
          </table:table-cell>
        </table:table-row>
        <table:table-row table:style-name="ro1">
          <table:table-cell office:value-type="string">
            <text:p>1.41573649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421051E8</text:p>
          </table:table-cell>
          <table:table-cell office:value-type="string">
            <text:p>9.911267672384645E-4</text:p>
          </table:table-cell>
        </table:table-row>
        <table:table-row table:style-name="ro1">
          <table:table-cell office:value-type="string">
            <text:p>1.148294476E9</text:p>
          </table:table-cell>
          <table:table-cell office:value-type="string">
            <text:p>7.86934368075362E-5</text:p>
          </table:table-cell>
        </table:table-row>
        <table:table-row table:style-name="ro1">
          <table:table-cell office:value-type="string">
            <text:p>1.0000258733250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64521581E9</text:p>
          </table:table-cell>
          <table:table-cell office:value-type="string">
            <text:p>9.642194688997244E-5</text:p>
          </table:table-cell>
        </table:table-row>
        <table:table-row table:style-name="ro1">
          <table:table-cell office:value-type="string">
            <text:p>5.5853214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1971814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44464189E8</text:p>
          </table:table-cell>
          <table:table-cell office:value-type="string">
            <text:p>7.650019286328996E-5</text:p>
          </table:table-cell>
        </table:table-row>
        <table:table-row table:style-name="ro1">
          <table:table-cell office:value-type="string">
            <text:p>1.00001617710219E14</text:p>
          </table:table-cell>
          <table:table-cell office:value-type="string">
            <text:p>8.392229084175769E-5</text:p>
          </table:table-cell>
        </table:table-row>
        <table:table-row table:style-name="ro1">
          <table:table-cell office:value-type="string">
            <text:p>1.0000491715070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47410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3036224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761003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24498091E9</text:p>
          </table:table-cell>
          <table:table-cell office:value-type="string">
            <text:p>2.248828342176709E-4</text:p>
          </table:table-cell>
        </table:table-row>
        <table:table-row table:style-name="ro1">
          <table:table-cell office:value-type="string">
            <text:p>1.0000047184351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33809331E14</text:p>
          </table:table-cell>
          <table:table-cell office:value-type="string">
            <text:p>7.292486445979961E-5</text:p>
          </table:table-cell>
        </table:table-row>
        <table:table-row table:style-name="ro1">
          <table:table-cell office:value-type="string">
            <text:p>1.00004488607694E14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0000125020039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0987739E8</text:p>
          </table:table-cell>
          <table:table-cell office:value-type="string">
            <text:p>8.573923829892214E-5</text:p>
          </table:table-cell>
        </table:table-row>
        <table:table-row table:style-name="ro1">
          <table:table-cell office:value-type="string">
            <text:p>1.00001526725082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197768567E9</text:p>
          </table:table-cell>
          <table:table-cell office:value-type="string">
            <text:p>7.574657601517283E-5</text:p>
          </table:table-cell>
        </table:table-row>
        <table:table-row table:style-name="ro1">
          <table:table-cell office:value-type="string">
            <text:p>1.21527941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7968027E9</text:p>
          </table:table-cell>
          <table:table-cell office:value-type="string">
            <text:p>7.160648480003706E-5</text:p>
          </table:table-cell>
        </table:table-row>
        <table:table-row table:style-name="ro1">
          <table:table-cell office:value-type="string">
            <text:p>1.000028083653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798018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83845092E8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703764058E9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6.24904042E8</text:p>
          </table:table-cell>
          <table:table-cell office:value-type="string">
            <text:p>2.490508513420079E-4</text:p>
          </table:table-cell>
        </table:table-row>
        <table:table-row table:style-name="ro1">
          <table:table-cell office:value-type="string">
            <text:p>6.5252255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539238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3543782E8</text:p>
          </table:table-cell>
          <table:table-cell office:value-type="string">
            <text:p>2.847528556074618E-4</text:p>
          </table:table-cell>
        </table:table-row>
        <table:table-row table:style-name="ro1">
          <table:table-cell office:value-type="string">
            <text:p>1.0000357606218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7179646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37300512E8</text:p>
          </table:table-cell>
          <table:table-cell office:value-type="string">
            <text:p>6.928575010390892E-5</text:p>
          </table:table-cell>
        </table:table-row>
        <table:table-row table:style-name="ro1">
          <table:table-cell office:value-type="string">
            <text:p>1.0000106347756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1234446E14</text:p>
          </table:table-cell>
          <table:table-cell office:value-type="string">
            <text:p>7.354730197145868E-5</text:p>
          </table:table-cell>
        </table:table-row>
        <table:table-row table:style-name="ro1">
          <table:table-cell office:value-type="string">
            <text:p>5.7630482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2502326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686837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5399572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4080112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30925521E9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0000057478915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546537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51450684E14</text:p>
          </table:table-cell>
          <table:table-cell office:value-type="string">
            <text:p>1.1002871129036028E-4</text:p>
          </table:table-cell>
        </table:table-row>
        <table:table-row table:style-name="ro1">
          <table:table-cell office:value-type="string">
            <text:p>6.5576623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74240189E9</text:p>
          </table:table-cell>
          <table:table-cell office:value-type="string">
            <text:p>1.2938345225063354E-4</text:p>
          </table:table-cell>
        </table:table-row>
        <table:table-row table:style-name="ro1">
          <table:table-cell office:value-type="string">
            <text:p>1.640324899E9</text:p>
          </table:table-cell>
          <table:table-cell office:value-type="string">
            <text:p>1.2260426741775524E-4</text:p>
          </table:table-cell>
        </table:table-row>
        <table:table-row table:style-name="ro1">
          <table:table-cell office:value-type="string">
            <text:p>5.97636611E8</text:p>
          </table:table-cell>
          <table:table-cell office:value-type="string">
            <text:p>2.234987468924255E-4</text:p>
          </table:table-cell>
        </table:table-row>
        <table:table-row table:style-name="ro1">
          <table:table-cell office:value-type="string">
            <text:p>1.642081859E9</text:p>
          </table:table-cell>
          <table:table-cell office:value-type="string">
            <text:p>9.862745535860146E-5</text:p>
          </table:table-cell>
        </table:table-row>
        <table:table-row table:style-name="ro1">
          <table:table-cell office:value-type="string">
            <text:p>1.44418448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9.0597055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569288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050811E8</text:p>
          </table:table-cell>
          <table:table-cell office:value-type="string">
            <text:p>7.380082932918847E-5</text:p>
          </table:table-cell>
        </table:table-row>
        <table:table-row table:style-name="ro1">
          <table:table-cell office:value-type="string">
            <text:p>1.192114893E9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057883297E9</text:p>
          </table:table-cell>
          <table:table-cell office:value-type="string">
            <text:p>2.25376428969082E-4</text:p>
          </table:table-cell>
        </table:table-row>
        <table:table-row table:style-name="ro1">
          <table:table-cell office:value-type="string">
            <text:p>5.6247651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058751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9911888E8</text:p>
          </table:table-cell>
          <table:table-cell office:value-type="string">
            <text:p>2.4319918722628042E-4</text:p>
          </table:table-cell>
        </table:table-row>
        <table:table-row table:style-name="ro1">
          <table:table-cell office:value-type="string">
            <text:p>1.000007605752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4664938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482123E9</text:p>
          </table:table-cell>
          <table:table-cell office:value-type="string">
            <text:p>8.838319743317232E-5</text:p>
          </table:table-cell>
        </table:table-row>
        <table:table-row table:style-name="ro1">
          <table:table-cell office:value-type="string">
            <text:p>1.00001858310812E14</text:p>
          </table:table-cell>
          <table:table-cell office:value-type="string">
            <text:p>1.514707719555637E-4</text:p>
          </table:table-cell>
        </table:table-row>
        <table:table-row table:style-name="ro1">
          <table:table-cell office:value-type="string">
            <text:p>1.000018674659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571200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519994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27057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9697588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3211302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1765643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976732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29371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117691402E14</text:p>
          </table:table-cell>
          <table:table-cell office:value-type="string">
            <text:p>7.790005203912569E-5</text:p>
          </table:table-cell>
        </table:table-row>
        <table:table-row table:style-name="ro1">
          <table:table-cell office:value-type="string">
            <text:p>1.33420510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0055608E8</text:p>
          </table:table-cell>
          <table:table-cell office:value-type="string">
            <text:p>1.1074887365085793E-4</text:p>
          </table:table-cell>
        </table:table-row>
        <table:table-row table:style-name="ro1">
          <table:table-cell office:value-type="string">
            <text:p>7.0201115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888798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8880425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22833494E14</text:p>
          </table:table-cell>
          <table:table-cell office:value-type="string">
            <text:p>1.1481074686686322E-4</text:p>
          </table:table-cell>
        </table:table-row>
        <table:table-row table:style-name="ro1">
          <table:table-cell office:value-type="string">
            <text:p>1.208695545E9</text:p>
          </table:table-cell>
          <table:table-cell office:value-type="string">
            <text:p>7.840700280737953E-5</text:p>
          </table:table-cell>
        </table:table-row>
        <table:table-row table:style-name="ro1">
          <table:table-cell office:value-type="string">
            <text:p>1.0000061397131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4288819E8</text:p>
          </table:table-cell>
          <table:table-cell office:value-type="string">
            <text:p>2.1238262728162535E-4</text:p>
          </table:table-cell>
        </table:table-row>
        <table:table-row table:style-name="ro1">
          <table:table-cell office:value-type="string">
            <text:p>1.000015563598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1309758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8349458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2.0902145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48246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008841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126666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2939407E14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00002441432636E14</text:p>
          </table:table-cell>
          <table:table-cell office:value-type="string">
            <text:p>1.1971610584033388E-4</text:p>
          </table:table-cell>
        </table:table-row>
        <table:table-row table:style-name="ro1">
          <table:table-cell office:value-type="string">
            <text:p>1.250166757E9</text:p>
          </table:table-cell>
          <table:table-cell office:value-type="string">
            <text:p>1.7194982557085304E-4</text:p>
          </table:table-cell>
        </table:table-row>
        <table:table-row table:style-name="ro1">
          <table:table-cell office:value-type="string">
            <text:p>1.00000987080503E14</text:p>
          </table:table-cell>
          <table:table-cell office:value-type="string">
            <text:p>3.2822374441727E-4</text:p>
          </table:table-cell>
        </table:table-row>
        <table:table-row table:style-name="ro1">
          <table:table-cell office:value-type="string">
            <text:p>1.070469203E9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5.561501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8898354E8</text:p>
          </table:table-cell>
          <table:table-cell office:value-type="string">
            <text:p>6.925223540760394E-5</text:p>
          </table:table-cell>
        </table:table-row>
        <table:table-row table:style-name="ro1">
          <table:table-cell office:value-type="string">
            <text:p>1.00001421111827E14</text:p>
          </table:table-cell>
          <table:table-cell office:value-type="string">
            <text:p>7.073801668496061E-5</text:p>
          </table:table-cell>
        </table:table-row>
        <table:table-row table:style-name="ro1">
          <table:table-cell office:value-type="string">
            <text:p>1.00001555987071E14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1.000003169827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99225611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6874456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20681427E8</text:p>
          </table:table-cell>
          <table:table-cell office:value-type="string">
            <text:p>8.102669225822136E-5</text:p>
          </table:table-cell>
        </table:table-row>
        <table:table-row table:style-name="ro1">
          <table:table-cell office:value-type="string">
            <text:p>1.0000057865158E14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0000054433322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3237178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9101527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01354345E14</text:p>
          </table:table-cell>
          <table:table-cell office:value-type="string">
            <text:p>9.963009754655415E-5</text:p>
          </table:table-cell>
        </table:table-row>
        <table:table-row table:style-name="ro1">
          <table:table-cell office:value-type="string">
            <text:p>1.00000588583719E14</text:p>
          </table:table-cell>
          <table:table-cell office:value-type="string">
            <text:p>4.776911163615995E-4</text:p>
          </table:table-cell>
        </table:table-row>
        <table:table-row table:style-name="ro1">
          <table:table-cell office:value-type="string">
            <text:p>1.00001693963518E14</text:p>
          </table:table-cell>
          <table:table-cell office:value-type="string">
            <text:p>8.248613212735579E-5</text:p>
          </table:table-cell>
        </table:table-row>
        <table:table-row table:style-name="ro1">
          <table:table-cell office:value-type="string">
            <text:p>2.0290959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886825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93269775E14</text:p>
          </table:table-cell>
          <table:table-cell office:value-type="string">
            <text:p>7.068551086735588E-5</text:p>
          </table:table-cell>
        </table:table-row>
        <table:table-row table:style-name="ro1">
          <table:table-cell office:value-type="string">
            <text:p>1.74609419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48781994E9</text:p>
          </table:table-cell>
          <table:table-cell office:value-type="string">
            <text:p>6.921541784042833E-5</text:p>
          </table:table-cell>
        </table:table-row>
        <table:table-row table:style-name="ro1">
          <table:table-cell office:value-type="string">
            <text:p>7.0248759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0239935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55397936E14</text:p>
          </table:table-cell>
          <table:table-cell office:value-type="string">
            <text:p>7.461663949462887E-5</text:p>
          </table:table-cell>
        </table:table-row>
        <table:table-row table:style-name="ro1">
          <table:table-cell office:value-type="string">
            <text:p>1.177323783E9</text:p>
          </table:table-cell>
          <table:table-cell office:value-type="string">
            <text:p>7.103871495302299E-5</text:p>
          </table:table-cell>
        </table:table-row>
        <table:table-row table:style-name="ro1">
          <table:table-cell office:value-type="string">
            <text:p>6.90279415E8</text:p>
          </table:table-cell>
          <table:table-cell office:value-type="string">
            <text:p>2.1393335440947039E-4</text:p>
          </table:table-cell>
        </table:table-row>
        <table:table-row table:style-name="ro1">
          <table:table-cell office:value-type="string">
            <text:p>1.00002858691041E14</text:p>
          </table:table-cell>
          <table:table-cell office:value-type="string">
            <text:p>7.537328382793004E-5</text:p>
          </table:table-cell>
        </table:table-row>
        <table:table-row table:style-name="ro1">
          <table:table-cell office:value-type="string">
            <text:p>1.064737203E9</text:p>
          </table:table-cell>
          <table:table-cell office:value-type="string">
            <text:p>8.465747334032284E-5</text:p>
          </table:table-cell>
        </table:table-row>
        <table:table-row table:style-name="ro1">
          <table:table-cell office:value-type="string">
            <text:p>5.53525748E8</text:p>
          </table:table-cell>
          <table:table-cell office:value-type="string">
            <text:p>1.0808906030832592E-4</text:p>
          </table:table-cell>
        </table:table-row>
        <table:table-row table:style-name="ro1">
          <table:table-cell office:value-type="string">
            <text:p>1.00000643664313E14</text:p>
          </table:table-cell>
          <table:table-cell office:value-type="string">
            <text:p>1.1659249079720881E-4</text:p>
          </table:table-cell>
        </table:table-row>
        <table:table-row table:style-name="ro1">
          <table:table-cell office:value-type="string">
            <text:p>1.00002263028357E14</text:p>
          </table:table-cell>
          <table:table-cell office:value-type="string">
            <text:p>1.0674094847595917E-4</text:p>
          </table:table-cell>
        </table:table-row>
        <table:table-row table:style-name="ro1">
          <table:table-cell office:value-type="string">
            <text:p>1.00002289801818E14</text:p>
          </table:table-cell>
          <table:table-cell office:value-type="string">
            <text:p>2.0514194859630052E-4</text:p>
          </table:table-cell>
        </table:table-row>
        <table:table-row table:style-name="ro1">
          <table:table-cell office:value-type="string">
            <text:p>1.00001575573539E14</text:p>
          </table:table-cell>
          <table:table-cell office:value-type="string">
            <text:p>1.1728599681282698E-4</text:p>
          </table:table-cell>
        </table:table-row>
        <table:table-row table:style-name="ro1">
          <table:table-cell office:value-type="string">
            <text:p>1.00001211028419E14</text:p>
          </table:table-cell>
          <table:table-cell office:value-type="string">
            <text:p>7.92675208858269E-5</text:p>
          </table:table-cell>
        </table:table-row>
        <table:table-row table:style-name="ro1">
          <table:table-cell office:value-type="string">
            <text:p>1.000035820833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80999658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80285575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81932107E14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138673027E9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724256952E9</text:p>
          </table:table-cell>
          <table:table-cell office:value-type="string">
            <text:p>0.001013651134446198</text:p>
          </table:table-cell>
        </table:table-row>
        <table:table-row table:style-name="ro1">
          <table:table-cell office:value-type="string">
            <text:p>1.00003717500098E14</text:p>
          </table:table-cell>
          <table:table-cell office:value-type="string">
            <text:p>7.420462669185272E-5</text:p>
          </table:table-cell>
        </table:table-row>
        <table:table-row table:style-name="ro1">
          <table:table-cell office:value-type="string">
            <text:p>1.419145923E9</text:p>
          </table:table-cell>
          <table:table-cell office:value-type="string">
            <text:p>7.234134422540441E-5</text:p>
          </table:table-cell>
        </table:table-row>
        <table:table-row table:style-name="ro1">
          <table:table-cell office:value-type="string">
            <text:p>1.0000369851869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2.7316742E7</text:p>
          </table:table-cell>
          <table:table-cell office:value-type="string">
            <text:p>4.419737769841134E-4</text:p>
          </table:table-cell>
        </table:table-row>
        <table:table-row table:style-name="ro1">
          <table:table-cell office:value-type="string">
            <text:p>7.41672845E8</text:p>
          </table:table-cell>
          <table:table-cell office:value-type="string">
            <text:p>7.198894849568311E-5</text:p>
          </table:table-cell>
        </table:table-row>
        <table:table-row table:style-name="ro1">
          <table:table-cell office:value-type="string">
            <text:p>1.599301165E9</text:p>
          </table:table-cell>
          <table:table-cell office:value-type="string">
            <text:p>7.290426090433004E-4</text:p>
          </table:table-cell>
        </table:table-row>
        <table:table-row table:style-name="ro1">
          <table:table-cell office:value-type="string">
            <text:p>1.00001462418484E14</text:p>
          </table:table-cell>
          <table:table-cell office:value-type="string">
            <text:p>6.895300396411785E-5</text:p>
          </table:table-cell>
        </table:table-row>
        <table:table-row table:style-name="ro1">
          <table:table-cell office:value-type="string">
            <text:p>5.1375013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157389927E14</text:p>
          </table:table-cell>
          <table:table-cell office:value-type="string">
            <text:p>2.3722006133358958E-4</text:p>
          </table:table-cell>
        </table:table-row>
        <table:table-row table:style-name="ro1">
          <table:table-cell office:value-type="string">
            <text:p>1.225348474E9</text:p>
          </table:table-cell>
          <table:table-cell office:value-type="string">
            <text:p>1.0248999308519008E-4</text:p>
          </table:table-cell>
        </table:table-row>
        <table:table-row table:style-name="ro1">
          <table:table-cell office:value-type="string">
            <text:p>1.0095869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22869199E9</text:p>
          </table:table-cell>
          <table:table-cell office:value-type="string">
            <text:p>6.921541784042833E-5</text:p>
          </table:table-cell>
        </table:table-row>
        <table:table-row table:style-name="ro1">
          <table:table-cell office:value-type="string">
            <text:p>6.5067134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333260971E14</text:p>
          </table:table-cell>
          <table:table-cell office:value-type="string">
            <text:p>8.532700329864832E-5</text:p>
          </table:table-cell>
        </table:table-row>
        <table:table-row table:style-name="ro1">
          <table:table-cell office:value-type="string">
            <text:p>1.386204009E9</text:p>
          </table:table-cell>
          <table:table-cell office:value-type="string">
            <text:p>1.6764459015059725E-4</text:p>
          </table:table-cell>
        </table:table-row>
        <table:table-row table:style-name="ro1">
          <table:table-cell office:value-type="string">
            <text:p>1.0000044719942E14</text:p>
          </table:table-cell>
          <table:table-cell office:value-type="string">
            <text:p>7.001104781763716E-5</text:p>
          </table:table-cell>
        </table:table-row>
        <table:table-row table:style-name="ro1">
          <table:table-cell office:value-type="string">
            <text:p>1.00000941861965E14</text:p>
          </table:table-cell>
          <table:table-cell office:value-type="string">
            <text:p>7.673351681022474E-5</text:p>
          </table:table-cell>
        </table:table-row>
        <table:table-row table:style-name="ro1">
          <table:table-cell office:value-type="string">
            <text:p>1.0000085779782E14</text:p>
          </table:table-cell>
          <table:table-cell office:value-type="string">
            <text:p>1.7407826365198315E-4</text:p>
          </table:table-cell>
        </table:table-row>
        <table:table-row table:style-name="ro1">
          <table:table-cell office:value-type="string">
            <text:p>1.00001650185413E14</text:p>
          </table:table-cell>
          <table:table-cell office:value-type="string">
            <text:p>6.901949909580594E-5</text:p>
          </table:table-cell>
        </table:table-row>
        <table:table-row table:style-name="ro1">
          <table:table-cell office:value-type="string">
            <text:p>1.45089452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84127536E9</text:p>
          </table:table-cell>
          <table:table-cell office:value-type="string">
            <text:p>4.318014504506003E-4</text:p>
          </table:table-cell>
        </table:table-row>
        <table:table-row table:style-name="ro1">
          <table:table-cell office:value-type="string">
            <text:p>1.468673267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47237137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526160952E9</text:p>
          </table:table-cell>
          <table:table-cell office:value-type="string">
            <text:p>2.185018645373938E-4</text:p>
          </table:table-cell>
        </table:table-row>
        <table:table-row table:style-name="ro1">
          <table:table-cell office:value-type="string">
            <text:p>1.29739400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4084152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43410731E9</text:p>
          </table:table-cell>
          <table:table-cell office:value-type="string">
            <text:p>8.231579879705445E-5</text:p>
          </table:table-cell>
        </table:table-row>
        <table:table-row table:style-name="ro1">
          <table:table-cell office:value-type="string">
            <text:p>1.399763391E9</text:p>
          </table:table-cell>
          <table:table-cell office:value-type="string">
            <text:p>7.056901953377523E-5</text:p>
          </table:table-cell>
        </table:table-row>
        <table:table-row table:style-name="ro1">
          <table:table-cell office:value-type="string">
            <text:p>1.25215094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2.0300000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065224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59987654E9</text:p>
          </table:table-cell>
          <table:table-cell office:value-type="string">
            <text:p>1.347195404201854E-4</text:p>
          </table:table-cell>
        </table:table-row>
        <table:table-row table:style-name="ro1">
          <table:table-cell office:value-type="string">
            <text:p>6.3467058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6216701208E14</text:p>
          </table:table-cell>
          <table:table-cell office:value-type="string">
            <text:p>7.006837519698075E-5</text:p>
          </table:table-cell>
        </table:table-row>
        <table:table-row table:style-name="ro1">
          <table:table-cell office:value-type="string">
            <text:p>1.00000996551214E14</text:p>
          </table:table-cell>
          <table:table-cell office:value-type="string">
            <text:p>6.811022944783407E-5</text:p>
          </table:table-cell>
        </table:table-row>
        <table:table-row table:style-name="ro1">
          <table:table-cell office:value-type="string">
            <text:p>1.00000289013473E14</text:p>
          </table:table-cell>
          <table:table-cell office:value-type="string">
            <text:p>7.805851266580508E-5</text:p>
          </table:table-cell>
        </table:table-row>
        <table:table-row table:style-name="ro1">
          <table:table-cell office:value-type="string">
            <text:p>1.00001295059759E14</text:p>
          </table:table-cell>
          <table:table-cell office:value-type="string">
            <text:p>7.818170763906782E-5</text:p>
          </table:table-cell>
        </table:table-row>
        <table:table-row table:style-name="ro1">
          <table:table-cell office:value-type="string">
            <text:p>1.00001766157527E14</text:p>
          </table:table-cell>
          <table:table-cell office:value-type="string">
            <text:p>7.136929083515929E-5</text:p>
          </table:table-cell>
        </table:table-row>
        <table:table-row table:style-name="ro1">
          <table:table-cell office:value-type="string">
            <text:p>1.00001502176278E14</text:p>
          </table:table-cell>
          <table:table-cell office:value-type="string">
            <text:p>9.529126165326202E-5</text:p>
          </table:table-cell>
        </table:table-row>
        <table:table-row table:style-name="ro1">
          <table:table-cell office:value-type="string">
            <text:p>1.000026091382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26246093E14</text:p>
          </table:table-cell>
          <table:table-cell office:value-type="string">
            <text:p>6.972082523446593E-5</text:p>
          </table:table-cell>
        </table:table-row>
        <table:table-row table:style-name="ro1">
          <table:table-cell office:value-type="string">
            <text:p>1.65769059E9</text:p>
          </table:table-cell>
          <table:table-cell office:value-type="string">
            <text:p>7.608945447053855E-5</text:p>
          </table:table-cell>
        </table:table-row>
        <table:table-row table:style-name="ro1">
          <table:table-cell office:value-type="string">
            <text:p>1.000031255543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8536842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4558770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0298078E8</text:p>
          </table:table-cell>
          <table:table-cell office:value-type="string">
            <text:p>7.352908624194018E-5</text:p>
          </table:table-cell>
        </table:table-row>
        <table:table-row table:style-name="ro1">
          <table:table-cell office:value-type="string">
            <text:p>6.66261505E8</text:p>
          </table:table-cell>
          <table:table-cell office:value-type="string">
            <text:p>7.263784331091402E-5</text:p>
          </table:table-cell>
        </table:table-row>
        <table:table-row table:style-name="ro1">
          <table:table-cell office:value-type="string">
            <text:p>1.4088607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72450787E14</text:p>
          </table:table-cell>
          <table:table-cell office:value-type="string">
            <text:p>2.164611342518488E-4</text:p>
          </table:table-cell>
        </table:table-row>
        <table:table-row table:style-name="ro1">
          <table:table-cell office:value-type="string">
            <text:p>6.74910777E8</text:p>
          </table:table-cell>
          <table:table-cell office:value-type="string">
            <text:p>7.807000922078064E-5</text:p>
          </table:table-cell>
        </table:table-row>
        <table:table-row table:style-name="ro1">
          <table:table-cell office:value-type="string">
            <text:p>1.0000170529356E14</text:p>
          </table:table-cell>
          <table:table-cell office:value-type="string">
            <text:p>2.1930436159144036E-4</text:p>
          </table:table-cell>
        </table:table-row>
        <table:table-row table:style-name="ro1">
          <table:table-cell office:value-type="string">
            <text:p>7.53147876E8</text:p>
          </table:table-cell>
          <table:table-cell office:value-type="string">
            <text:p>6.493138917415271E-4</text:p>
          </table:table-cell>
        </table:table-row>
        <table:table-row table:style-name="ro1">
          <table:table-cell office:value-type="string">
            <text:p>1.000021850803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787949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6527782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5074424E9</text:p>
          </table:table-cell>
          <table:table-cell office:value-type="string">
            <text:p>9.478333501491481E-5</text:p>
          </table:table-cell>
        </table:table-row>
        <table:table-row table:style-name="ro1">
          <table:table-cell office:value-type="string">
            <text:p>1.0000088801656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8351692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318000137E14</text:p>
          </table:table-cell>
          <table:table-cell office:value-type="string">
            <text:p>8.149433224825616E-5</text:p>
          </table:table-cell>
        </table:table-row>
        <table:table-row table:style-name="ro1">
          <table:table-cell office:value-type="string">
            <text:p>1.00000050701937E14</text:p>
          </table:table-cell>
          <table:table-cell office:value-type="string">
            <text:p>1.6294151335797985E-4</text:p>
          </table:table-cell>
        </table:table-row>
        <table:table-row table:style-name="ro1">
          <table:table-cell office:value-type="string">
            <text:p>1.0000000209776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398530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1762861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32949243E14</text:p>
          </table:table-cell>
          <table:table-cell office:value-type="string">
            <text:p>8.008535249988864E-5</text:p>
          </table:table-cell>
        </table:table-row>
        <table:table-row table:style-name="ro1">
          <table:table-cell office:value-type="string">
            <text:p>1.057500722E9</text:p>
          </table:table-cell>
          <table:table-cell office:value-type="string">
            <text:p>1.2551977132778792E-4</text:p>
          </table:table-cell>
        </table:table-row>
        <table:table-row table:style-name="ro1">
          <table:table-cell office:value-type="string">
            <text:p>8.16630701E8</text:p>
          </table:table-cell>
          <table:table-cell office:value-type="string">
            <text:p>1.529065638187274E-4</text:p>
          </table:table-cell>
        </table:table-row>
        <table:table-row table:style-name="ro1">
          <table:table-cell office:value-type="string">
            <text:p>1.20928324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90100393E8</text:p>
          </table:table-cell>
          <table:table-cell office:value-type="string">
            <text:p>7.078249751268547E-5</text:p>
          </table:table-cell>
        </table:table-row>
        <table:table-row table:style-name="ro1">
          <table:table-cell office:value-type="string">
            <text:p>1.0000354152367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57152475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226067E8</text:p>
          </table:table-cell>
          <table:table-cell office:value-type="string">
            <text:p>2.4182330067584764E-4</text:p>
          </table:table-cell>
        </table:table-row>
        <table:table-row table:style-name="ro1">
          <table:table-cell office:value-type="string">
            <text:p>1.0000024275037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1381486E14</text:p>
          </table:table-cell>
          <table:table-cell office:value-type="string">
            <text:p>1.3823843301762564E-4</text:p>
          </table:table-cell>
        </table:table-row>
        <table:table-row table:style-name="ro1">
          <table:table-cell office:value-type="string">
            <text:p>1.08334183E9</text:p>
          </table:table-cell>
          <table:table-cell office:value-type="string">
            <text:p>8.103402133889469E-5</text:p>
          </table:table-cell>
        </table:table-row>
        <table:table-row table:style-name="ro1">
          <table:table-cell office:value-type="string">
            <text:p>1.02413098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2767791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1286689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0878853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7906060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72752928E14</text:p>
          </table:table-cell>
          <table:table-cell office:value-type="string">
            <text:p>8.078011446606065E-5</text:p>
          </table:table-cell>
        </table:table-row>
        <table:table-row table:style-name="ro1">
          <table:table-cell office:value-type="string">
            <text:p>1.00005474917407E14</text:p>
          </table:table-cell>
          <table:table-cell office:value-type="string">
            <text:p>1.912939796933787E-4</text:p>
          </table:table-cell>
        </table:table-row>
        <table:table-row table:style-name="ro1">
          <table:table-cell office:value-type="string">
            <text:p>1.152923026E9</text:p>
          </table:table-cell>
          <table:table-cell office:value-type="string">
            <text:p>8.902117777884694E-5</text:p>
          </table:table-cell>
        </table:table-row>
        <table:table-row table:style-name="ro1">
          <table:table-cell office:value-type="string">
            <text:p>1.000049782429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89200074E9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7.49585288E8</text:p>
          </table:table-cell>
          <table:table-cell office:value-type="string">
            <text:p>7.263784331091402E-5</text:p>
          </table:table-cell>
        </table:table-row>
        <table:table-row table:style-name="ro1">
          <table:table-cell office:value-type="string">
            <text:p>5.7518334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294723277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1.3217755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35844004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25101504E14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0000241368511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1281518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90522941E9</text:p>
          </table:table-cell>
          <table:table-cell office:value-type="string">
            <text:p>9.57767785623504E-5</text:p>
          </table:table-cell>
        </table:table-row>
        <table:table-row table:style-name="ro1">
          <table:table-cell office:value-type="string">
            <text:p>5.69339788E8</text:p>
          </table:table-cell>
          <table:table-cell office:value-type="string">
            <text:p>6.879882441350571E-5</text:p>
          </table:table-cell>
        </table:table-row>
        <table:table-row table:style-name="ro1">
          <table:table-cell office:value-type="string">
            <text:p>1.000009644407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210894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93441393E14</text:p>
          </table:table-cell>
          <table:table-cell office:value-type="string">
            <text:p>9.481202950887994E-5</text:p>
          </table:table-cell>
        </table:table-row>
        <table:table-row table:style-name="ro1">
          <table:table-cell office:value-type="string">
            <text:p>1.22511335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7425405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59756333E14</text:p>
          </table:table-cell>
          <table:table-cell office:value-type="string">
            <text:p>6.993235189875129E-5</text:p>
          </table:table-cell>
        </table:table-row>
        <table:table-row table:style-name="ro1">
          <table:table-cell office:value-type="string">
            <text:p>1.00002668380707E14</text:p>
          </table:table-cell>
          <table:table-cell office:value-type="string">
            <text:p>1.4776413674755384E-4</text:p>
          </table:table-cell>
        </table:table-row>
        <table:table-row table:style-name="ro1">
          <table:table-cell office:value-type="string">
            <text:p>1.0000068246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421717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08979134E8</text:p>
          </table:table-cell>
          <table:table-cell office:value-type="string">
            <text:p>3.4591807637001943E-4</text:p>
          </table:table-cell>
        </table:table-row>
        <table:table-row table:style-name="ro1">
          <table:table-cell office:value-type="string">
            <text:p>1.541860115E9</text:p>
          </table:table-cell>
          <table:table-cell office:value-type="string">
            <text:p>1.0054867214396501E-4</text:p>
          </table:table-cell>
        </table:table-row>
        <table:table-row table:style-name="ro1">
          <table:table-cell office:value-type="string">
            <text:p>1.57331483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10914145E14</text:p>
          </table:table-cell>
          <table:table-cell office:value-type="string">
            <text:p>8.218793173352678E-5</text:p>
          </table:table-cell>
        </table:table-row>
        <table:table-row table:style-name="ro1">
          <table:table-cell office:value-type="string">
            <text:p>1.178040519E9</text:p>
          </table:table-cell>
          <table:table-cell office:value-type="string">
            <text:p>6.937656025365831E-5</text:p>
          </table:table-cell>
        </table:table-row>
        <table:table-row table:style-name="ro1">
          <table:table-cell office:value-type="string">
            <text:p>1.00003001547765E14</text:p>
          </table:table-cell>
          <table:table-cell office:value-type="string">
            <text:p>1.247989521665212E-4</text:p>
          </table:table-cell>
        </table:table-row>
        <table:table-row table:style-name="ro1">
          <table:table-cell office:value-type="string">
            <text:p>1.470350087E9</text:p>
          </table:table-cell>
          <table:table-cell office:value-type="string">
            <text:p>8.625514768628756E-5</text:p>
          </table:table-cell>
        </table:table-row>
        <table:table-row table:style-name="ro1">
          <table:table-cell office:value-type="string">
            <text:p>1.309265666E9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00001045781217E14</text:p>
          </table:table-cell>
          <table:table-cell office:value-type="string">
            <text:p>7.243249115602033E-5</text:p>
          </table:table-cell>
        </table:table-row>
        <table:table-row table:style-name="ro1">
          <table:table-cell office:value-type="string">
            <text:p>1.511141216E9</text:p>
          </table:table-cell>
          <table:table-cell office:value-type="string">
            <text:p>8.216258064151958E-5</text:p>
          </table:table-cell>
        </table:table-row>
        <table:table-row table:style-name="ro1">
          <table:table-cell office:value-type="string">
            <text:p>5.11298494E8</text:p>
          </table:table-cell>
          <table:table-cell office:value-type="string">
            <text:p>7.157278107096914E-5</text:p>
          </table:table-cell>
        </table:table-row>
        <table:table-row table:style-name="ro1">
          <table:table-cell office:value-type="string">
            <text:p>1.1134892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8471219E9</text:p>
          </table:table-cell>
          <table:table-cell office:value-type="string">
            <text:p>8.544745747414937E-5</text:p>
          </table:table-cell>
        </table:table-row>
        <table:table-row table:style-name="ro1">
          <table:table-cell office:value-type="string">
            <text:p>1.011295644E9</text:p>
          </table:table-cell>
          <table:table-cell office:value-type="string">
            <text:p>1.9550570931646562E-4</text:p>
          </table:table-cell>
        </table:table-row>
        <table:table-row table:style-name="ro1">
          <table:table-cell office:value-type="string">
            <text:p>1.279223139E9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1.00002340777916E14</text:p>
          </table:table-cell>
          <table:table-cell office:value-type="string">
            <text:p>7.648179016153531E-5</text:p>
          </table:table-cell>
        </table:table-row>
        <table:table-row table:style-name="ro1">
          <table:table-cell office:value-type="string">
            <text:p>7.08660073E8</text:p>
          </table:table-cell>
          <table:table-cell office:value-type="string">
            <text:p>1.6006330903569653E-4</text:p>
          </table:table-cell>
        </table:table-row>
        <table:table-row table:style-name="ro1">
          <table:table-cell office:value-type="string">
            <text:p>1.038774413E9</text:p>
          </table:table-cell>
          <table:table-cell office:value-type="string">
            <text:p>7.802445413052794E-5</text:p>
          </table:table-cell>
        </table:table-row>
        <table:table-row table:style-name="ro1">
          <table:table-cell office:value-type="string">
            <text:p>1.0000441189161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83321989E9</text:p>
          </table:table-cell>
          <table:table-cell office:value-type="string">
            <text:p>2.694388286816598E-4</text:p>
          </table:table-cell>
        </table:table-row>
        <table:table-row table:style-name="ro1">
          <table:table-cell office:value-type="string">
            <text:p>6.01195213E8</text:p>
          </table:table-cell>
          <table:table-cell office:value-type="string">
            <text:p>9.277791000771817E-5</text:p>
          </table:table-cell>
        </table:table-row>
        <table:table-row table:style-name="ro1">
          <table:table-cell office:value-type="string">
            <text:p>1.270241599E9</text:p>
          </table:table-cell>
          <table:table-cell office:value-type="string">
            <text:p>7.05724615374782E-5</text:p>
          </table:table-cell>
        </table:table-row>
        <table:table-row table:style-name="ro1">
          <table:table-cell office:value-type="string">
            <text:p>5.934211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48891773E14</text:p>
          </table:table-cell>
          <table:table-cell office:value-type="string">
            <text:p>0.0021659806368589077</text:p>
          </table:table-cell>
        </table:table-row>
        <table:table-row table:style-name="ro1">
          <table:table-cell office:value-type="string">
            <text:p>1.421527928E9</text:p>
          </table:table-cell>
          <table:table-cell office:value-type="string">
            <text:p>1.2694773676276584E-4</text:p>
          </table:table-cell>
        </table:table-row>
        <table:table-row table:style-name="ro1">
          <table:table-cell office:value-type="string">
            <text:p>1.766697238E9</text:p>
          </table:table-cell>
          <table:table-cell office:value-type="string">
            <text:p>7.197270137219332E-5</text:p>
          </table:table-cell>
        </table:table-row>
        <table:table-row table:style-name="ro1">
          <table:table-cell office:value-type="string">
            <text:p>1.00005760878502E14</text:p>
          </table:table-cell>
          <table:table-cell office:value-type="string">
            <text:p>2.0517782497094016E-4</text:p>
          </table:table-cell>
        </table:table-row>
        <table:table-row table:style-name="ro1">
          <table:table-cell office:value-type="string">
            <text:p>6.58856631E8</text:p>
          </table:table-cell>
          <table:table-cell office:value-type="string">
            <text:p>7.554331295071689E-5</text:p>
          </table:table-cell>
        </table:table-row>
        <table:table-row table:style-name="ro1">
          <table:table-cell office:value-type="string">
            <text:p>6.6662601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10511688E9</text:p>
          </table:table-cell>
          <table:table-cell office:value-type="string">
            <text:p>8.536206826510979E-5</text:p>
          </table:table-cell>
        </table:table-row>
        <table:table-row table:style-name="ro1">
          <table:table-cell office:value-type="string">
            <text:p>1.00002153407627E14</text:p>
          </table:table-cell>
          <table:table-cell office:value-type="string">
            <text:p>9.715827526102748E-5</text:p>
          </table:table-cell>
        </table:table-row>
        <table:table-row table:style-name="ro1">
          <table:table-cell office:value-type="string">
            <text:p>1.00000147661966E14</text:p>
          </table:table-cell>
          <table:table-cell office:value-type="string">
            <text:p>1.243416711905389E-4</text:p>
          </table:table-cell>
        </table:table-row>
        <table:table-row table:style-name="ro1">
          <table:table-cell office:value-type="string">
            <text:p>1.32575140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81814622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8.7051028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5466812E8</text:p>
          </table:table-cell>
          <table:table-cell office:value-type="string">
            <text:p>7.574657601517283E-5</text:p>
          </table:table-cell>
        </table:table-row>
        <table:table-row table:style-name="ro1">
          <table:table-cell office:value-type="string">
            <text:p>1.13230767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06235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8489090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31420028E8</text:p>
          </table:table-cell>
          <table:table-cell office:value-type="string">
            <text:p>7.84338080380931E-5</text:p>
          </table:table-cell>
        </table:table-row>
        <table:table-row table:style-name="ro1">
          <table:table-cell office:value-type="string">
            <text:p>1.438689876E9</text:p>
          </table:table-cell>
          <table:table-cell office:value-type="string">
            <text:p>7.056561167755333E-5</text:p>
          </table:table-cell>
        </table:table-row>
        <table:table-row table:style-name="ro1">
          <table:table-cell office:value-type="string">
            <text:p>2.9402712E7</text:p>
          </table:table-cell>
          <table:table-cell office:value-type="string">
            <text:p>8.88657446373867E-5</text:p>
          </table:table-cell>
        </table:table-row>
        <table:table-row table:style-name="ro1">
          <table:table-cell office:value-type="string">
            <text:p>1.51892295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215066895E14</text:p>
          </table:table-cell>
          <table:table-cell office:value-type="string">
            <text:p>8.965678797947542E-5</text:p>
          </table:table-cell>
        </table:table-row>
        <table:table-row table:style-name="ro1">
          <table:table-cell office:value-type="string">
            <text:p>6.7418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2266615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72756861E9</text:p>
          </table:table-cell>
          <table:table-cell office:value-type="string">
            <text:p>9.016347612654825E-5</text:p>
          </table:table-cell>
        </table:table-row>
        <table:table-row table:style-name="ro1">
          <table:table-cell office:value-type="string">
            <text:p>1.54292082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63221656E8</text:p>
          </table:table-cell>
          <table:table-cell office:value-type="string">
            <text:p>1.5998316753310462E-4</text:p>
          </table:table-cell>
        </table:table-row>
        <table:table-row table:style-name="ro1">
          <table:table-cell office:value-type="string">
            <text:p>1.000012008188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75394098E14</text:p>
          </table:table-cell>
          <table:table-cell office:value-type="string">
            <text:p>7.99837860812852E-5</text:p>
          </table:table-cell>
        </table:table-row>
        <table:table-row table:style-name="ro1">
          <table:table-cell office:value-type="string">
            <text:p>6.6927654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5400538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71057555E9</text:p>
          </table:table-cell>
          <table:table-cell office:value-type="string">
            <text:p>7.292920854958886E-5</text:p>
          </table:table-cell>
        </table:table-row>
        <table:table-row table:style-name="ro1">
          <table:table-cell office:value-type="string">
            <text:p>1.000033338880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4132695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68829544E9</text:p>
          </table:table-cell>
          <table:table-cell office:value-type="string">
            <text:p>8.217520185897167E-5</text:p>
          </table:table-cell>
        </table:table-row>
        <table:table-row table:style-name="ro1">
          <table:table-cell office:value-type="string">
            <text:p>1.00001843212263E14</text:p>
          </table:table-cell>
          <table:table-cell office:value-type="string">
            <text:p>7.390986075732335E-5</text:p>
          </table:table-cell>
        </table:table-row>
        <table:table-row table:style-name="ro1">
          <table:table-cell office:value-type="string">
            <text:p>1.00001524342577E14</text:p>
          </table:table-cell>
          <table:table-cell office:value-type="string">
            <text:p>1.1002871129036028E-4</text:p>
          </table:table-cell>
        </table:table-row>
        <table:table-row table:style-name="ro1">
          <table:table-cell office:value-type="string">
            <text:p>1.000001804921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602982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0128379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87611770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3435006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612767442E14</text:p>
          </table:table-cell>
          <table:table-cell office:value-type="string">
            <text:p>8.063734728281417E-5</text:p>
          </table:table-cell>
        </table:table-row>
        <table:table-row table:style-name="ro1">
          <table:table-cell office:value-type="string">
            <text:p>1.0000041000767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09644722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548471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33264408E14</text:p>
          </table:table-cell>
          <table:table-cell office:value-type="string">
            <text:p>2.285886839287958E-4</text:p>
          </table:table-cell>
        </table:table-row>
        <table:table-row table:style-name="ro1">
          <table:table-cell office:value-type="string">
            <text:p>1.00000385074637E14</text:p>
          </table:table-cell>
          <table:table-cell office:value-type="string">
            <text:p>1.4338493294266456E-4</text:p>
          </table:table-cell>
        </table:table-row>
        <table:table-row table:style-name="ro1">
          <table:table-cell office:value-type="string">
            <text:p>1.00001495508422E14</text:p>
          </table:table-cell>
          <table:table-cell office:value-type="string">
            <text:p>8.458303885551599E-5</text:p>
          </table:table-cell>
        </table:table-row>
        <table:table-row table:style-name="ro1">
          <table:table-cell office:value-type="string">
            <text:p>1.00001316052445E14</text:p>
          </table:table-cell>
          <table:table-cell office:value-type="string">
            <text:p>8.494335826940561E-5</text:p>
          </table:table-cell>
        </table:table-row>
        <table:table-row table:style-name="ro1">
          <table:table-cell office:value-type="string">
            <text:p>1.0000036483758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55623983E14</text:p>
          </table:table-cell>
          <table:table-cell office:value-type="string">
            <text:p>1.9102908981892146E-4</text:p>
          </table:table-cell>
        </table:table-row>
        <table:table-row table:style-name="ro1">
          <table:table-cell office:value-type="string">
            <text:p>1.050821509E9</text:p>
          </table:table-cell>
          <table:table-cell office:value-type="string">
            <text:p>7.571367225506566E-5</text:p>
          </table:table-cell>
        </table:table-row>
        <table:table-row table:style-name="ro1">
          <table:table-cell office:value-type="string">
            <text:p>1.33147180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54854309E9</text:p>
          </table:table-cell>
          <table:table-cell office:value-type="string">
            <text:p>6.896764336580684E-5</text:p>
          </table:table-cell>
        </table:table-row>
        <table:table-row table:style-name="ro1">
          <table:table-cell office:value-type="string">
            <text:p>1.0000090446003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78722775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37584119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8564577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23146026E14</text:p>
          </table:table-cell>
          <table:table-cell office:value-type="string">
            <text:p>2.0485564041350824E-4</text:p>
          </table:table-cell>
        </table:table-row>
        <table:table-row table:style-name="ro1">
          <table:table-cell office:value-type="string">
            <text:p>1.0000165910591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54929507E8</text:p>
          </table:table-cell>
          <table:table-cell office:value-type="string">
            <text:p>7.355963985153713E-5</text:p>
          </table:table-cell>
        </table:table-row>
        <table:table-row table:style-name="ro1">
          <table:table-cell office:value-type="string">
            <text:p>1.0000003912173E14</text:p>
          </table:table-cell>
          <table:table-cell office:value-type="string">
            <text:p>7.443181236624904E-5</text:p>
          </table:table-cell>
        </table:table-row>
        <table:table-row table:style-name="ro1">
          <table:table-cell office:value-type="string">
            <text:p>1.0000050677143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7217172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49843327E14</text:p>
          </table:table-cell>
          <table:table-cell office:value-type="string">
            <text:p>1.2242466067212028E-4</text:p>
          </table:table-cell>
        </table:table-row>
        <table:table-row table:style-name="ro1">
          <table:table-cell office:value-type="string">
            <text:p>5.7227679E8</text:p>
          </table:table-cell>
          <table:table-cell office:value-type="string">
            <text:p>7.264671667114681E-5</text:p>
          </table:table-cell>
        </table:table-row>
        <table:table-row table:style-name="ro1">
          <table:table-cell office:value-type="string">
            <text:p>1.00001320771098E14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21991801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5308352E14</text:p>
          </table:table-cell>
          <table:table-cell office:value-type="string">
            <text:p>0.0014089074656989495</text:p>
          </table:table-cell>
        </table:table-row>
        <table:table-row table:style-name="ro1">
          <table:table-cell office:value-type="string">
            <text:p>1.000014595933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4320168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61213823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3.9502527E7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42836179E14</text:p>
          </table:table-cell>
          <table:table-cell office:value-type="string">
            <text:p>7.705724462269161E-5</text:p>
          </table:table-cell>
        </table:table-row>
        <table:table-row table:style-name="ro1">
          <table:table-cell office:value-type="string">
            <text:p>5.41916752E8</text:p>
          </table:table-cell>
          <table:table-cell office:value-type="string">
            <text:p>7.240550277565072E-5</text:p>
          </table:table-cell>
        </table:table-row>
        <table:table-row table:style-name="ro1">
          <table:table-cell office:value-type="string">
            <text:p>1.0000222552008E14</text:p>
          </table:table-cell>
          <table:table-cell office:value-type="string">
            <text:p>7.383579480438678E-5</text:p>
          </table:table-cell>
        </table:table-row>
        <table:table-row table:style-name="ro1">
          <table:table-cell office:value-type="string">
            <text:p>1.15360465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08564194E9</text:p>
          </table:table-cell>
          <table:table-cell office:value-type="string">
            <text:p>8.743903521299192E-5</text:p>
          </table:table-cell>
        </table:table-row>
        <table:table-row table:style-name="ro1">
          <table:table-cell office:value-type="string">
            <text:p>1.56466003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50719214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9521648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6711404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5744332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78612677E14</text:p>
          </table:table-cell>
          <table:table-cell office:value-type="string">
            <text:p>7.161291799423891E-5</text:p>
          </table:table-cell>
        </table:table-row>
        <table:table-row table:style-name="ro1">
          <table:table-cell office:value-type="string">
            <text:p>1.00001413708065E14</text:p>
          </table:table-cell>
          <table:table-cell office:value-type="string">
            <text:p>1.5476210127669574E-4</text:p>
          </table:table-cell>
        </table:table-row>
        <table:table-row table:style-name="ro1">
          <table:table-cell office:value-type="string">
            <text:p>1.0000027112865E14</text:p>
          </table:table-cell>
          <table:table-cell office:value-type="string">
            <text:p>7.327056709551547E-5</text:p>
          </table:table-cell>
        </table:table-row>
        <table:table-row table:style-name="ro1">
          <table:table-cell office:value-type="string">
            <text:p>1.56518596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29002852E14</text:p>
          </table:table-cell>
          <table:table-cell office:value-type="string">
            <text:p>6.878360091868521E-5</text:p>
          </table:table-cell>
        </table:table-row>
        <table:table-row table:style-name="ro1">
          <table:table-cell office:value-type="string">
            <text:p>1.00001835349447E14</text:p>
          </table:table-cell>
          <table:table-cell office:value-type="string">
            <text:p>3.7820102881871103E-4</text:p>
          </table:table-cell>
        </table:table-row>
        <table:table-row table:style-name="ro1">
          <table:table-cell office:value-type="string">
            <text:p>1.206756169E9</text:p>
          </table:table-cell>
          <table:table-cell office:value-type="string">
            <text:p>8.506494382677972E-5</text:p>
          </table:table-cell>
        </table:table-row>
        <table:table-row table:style-name="ro1">
          <table:table-cell office:value-type="string">
            <text:p>1.00000280958983E14</text:p>
          </table:table-cell>
          <table:table-cell office:value-type="string">
            <text:p>1.0730002637013235E-4</text:p>
          </table:table-cell>
        </table:table-row>
        <table:table-row table:style-name="ro1">
          <table:table-cell office:value-type="string">
            <text:p>1.00000358992811E14</text:p>
          </table:table-cell>
          <table:table-cell office:value-type="string">
            <text:p>2.2222503314432308E-4</text:p>
          </table:table-cell>
        </table:table-row>
        <table:table-row table:style-name="ro1">
          <table:table-cell office:value-type="string">
            <text:p>1.00001515919355E14</text:p>
          </table:table-cell>
          <table:table-cell office:value-type="string">
            <text:p>4.2051166015944305E-4</text:p>
          </table:table-cell>
        </table:table-row>
        <table:table-row table:style-name="ro1">
          <table:table-cell office:value-type="string">
            <text:p>6.9609265E8</text:p>
          </table:table-cell>
          <table:table-cell office:value-type="string">
            <text:p>7.864181380090829E-5</text:p>
          </table:table-cell>
        </table:table-row>
        <table:table-row table:style-name="ro1">
          <table:table-cell office:value-type="string">
            <text:p>6.9152328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276729314E14</text:p>
          </table:table-cell>
          <table:table-cell office:value-type="string">
            <text:p>2.142882957883945E-4</text:p>
          </table:table-cell>
        </table:table-row>
        <table:table-row table:style-name="ro1">
          <table:table-cell office:value-type="string">
            <text:p>1.0000186845894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22303691E8</text:p>
          </table:table-cell>
          <table:table-cell office:value-type="string">
            <text:p>7.312015334152343E-5</text:p>
          </table:table-cell>
        </table:table-row>
        <table:table-row table:style-name="ro1">
          <table:table-cell office:value-type="string">
            <text:p>1.000022240953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15376524E9</text:p>
          </table:table-cell>
          <table:table-cell office:value-type="string">
            <text:p>7.86378429854373E-5</text:p>
          </table:table-cell>
        </table:table-row>
        <table:table-row table:style-name="ro1">
          <table:table-cell office:value-type="string">
            <text:p>1.547726166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59554992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7938519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7085579E8</text:p>
          </table:table-cell>
          <table:table-cell office:value-type="string">
            <text:p>7.748920180038846E-5</text:p>
          </table:table-cell>
        </table:table-row>
        <table:table-row table:style-name="ro1">
          <table:table-cell office:value-type="string">
            <text:p>1.65703212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1737608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09441578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6111422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5109896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7069905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0698193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2656785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3652567033E14</text:p>
          </table:table-cell>
          <table:table-cell office:value-type="string">
            <text:p>7.740263617016883E-5</text:p>
          </table:table-cell>
        </table:table-row>
        <table:table-row table:style-name="ro1">
          <table:table-cell office:value-type="string">
            <text:p>1.52554076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7.16001914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76911724E14</text:p>
          </table:table-cell>
          <table:table-cell office:value-type="string">
            <text:p>7.341026725861977E-5</text:p>
          </table:table-cell>
        </table:table-row>
        <table:table-row table:style-name="ro1">
          <table:table-cell office:value-type="string">
            <text:p>5.28416995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04581672E14</text:p>
          </table:table-cell>
          <table:table-cell office:value-type="string">
            <text:p>6.94389488331553E-5</text:p>
          </table:table-cell>
        </table:table-row>
        <table:table-row table:style-name="ro1">
          <table:table-cell office:value-type="string">
            <text:p>1.00000900534899E14</text:p>
          </table:table-cell>
          <table:table-cell office:value-type="string">
            <text:p>6.896764336580684E-5</text:p>
          </table:table-cell>
        </table:table-row>
        <table:table-row table:style-name="ro1">
          <table:table-cell office:value-type="string">
            <text:p>1.00000901239049E14</text:p>
          </table:table-cell>
          <table:table-cell office:value-type="string">
            <text:p>8.692706957587173E-5</text:p>
          </table:table-cell>
        </table:table-row>
        <table:table-row table:style-name="ro1">
          <table:table-cell office:value-type="string">
            <text:p>1.62956007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62877458E14</text:p>
          </table:table-cell>
          <table:table-cell office:value-type="string">
            <text:p>7.79437273187884E-5</text:p>
          </table:table-cell>
        </table:table-row>
        <table:table-row table:style-name="ro1">
          <table:table-cell office:value-type="string">
            <text:p>1.135465278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33159637E9</text:p>
          </table:table-cell>
          <table:table-cell office:value-type="string">
            <text:p>7.418470856813058E-5</text:p>
          </table:table-cell>
        </table:table-row>
        <table:table-row table:style-name="ro1">
          <table:table-cell office:value-type="string">
            <text:p>1.709305599E9</text:p>
          </table:table-cell>
          <table:table-cell office:value-type="string">
            <text:p>1.2961611564045306E-4</text:p>
          </table:table-cell>
        </table:table-row>
        <table:table-row table:style-name="ro1">
          <table:table-cell office:value-type="string">
            <text:p>1.00001558411257E14</text:p>
          </table:table-cell>
          <table:table-cell office:value-type="string">
            <text:p>7.332156725747195E-5</text:p>
          </table:table-cell>
        </table:table-row>
        <table:table-row table:style-name="ro1">
          <table:table-cell office:value-type="string">
            <text:p>1.00000522995471E14</text:p>
          </table:table-cell>
          <table:table-cell office:value-type="string">
            <text:p>1.2042402566965722E-4</text:p>
          </table:table-cell>
        </table:table-row>
        <table:table-row table:style-name="ro1">
          <table:table-cell office:value-type="string">
            <text:p>1.454841631E9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00005430842257E14</text:p>
          </table:table-cell>
          <table:table-cell office:value-type="string">
            <text:p>1.2467432398555918E-4</text:p>
          </table:table-cell>
        </table:table-row>
        <table:table-row table:style-name="ro1">
          <table:table-cell office:value-type="string">
            <text:p>1.00000245077532E14</text:p>
          </table:table-cell>
          <table:table-cell office:value-type="string">
            <text:p>7.159281528305736E-5</text:p>
          </table:table-cell>
        </table:table-row>
        <table:table-row table:style-name="ro1">
          <table:table-cell office:value-type="string">
            <text:p>1.0000053668079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32445921E9</text:p>
          </table:table-cell>
          <table:table-cell office:value-type="string">
            <text:p>2.049694635222329E-4</text:p>
          </table:table-cell>
        </table:table-row>
        <table:table-row table:style-name="ro1">
          <table:table-cell office:value-type="string">
            <text:p>1.59924619E9</text:p>
          </table:table-cell>
          <table:table-cell office:value-type="string">
            <text:p>6.831053565063069E-5</text:p>
          </table:table-cell>
        </table:table-row>
        <table:table-row table:style-name="ro1">
          <table:table-cell office:value-type="string">
            <text:p>1.0000285320501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75203793E9</text:p>
          </table:table-cell>
          <table:table-cell office:value-type="string">
            <text:p>8.27391282447365E-5</text:p>
          </table:table-cell>
        </table:table-row>
        <table:table-row table:style-name="ro1">
          <table:table-cell office:value-type="string">
            <text:p>7.0921305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276535908E14</text:p>
          </table:table-cell>
          <table:table-cell office:value-type="string">
            <text:p>1.9242879753695943E-4</text:p>
          </table:table-cell>
        </table:table-row>
        <table:table-row table:style-name="ro1">
          <table:table-cell office:value-type="string">
            <text:p>1.00001843397247E14</text:p>
          </table:table-cell>
          <table:table-cell office:value-type="string">
            <text:p>8.883331013168701E-5</text:p>
          </table:table-cell>
        </table:table-row>
        <table:table-row table:style-name="ro1">
          <table:table-cell office:value-type="string">
            <text:p>1.0000104167581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493680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130460291E9</text:p>
          </table:table-cell>
          <table:table-cell office:value-type="string">
            <text:p>2.2745935285880658E-4</text:p>
          </table:table-cell>
        </table:table-row>
        <table:table-row table:style-name="ro1">
          <table:table-cell office:value-type="string">
            <text:p>1.827766614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27149229E14</text:p>
          </table:table-cell>
          <table:table-cell office:value-type="string">
            <text:p>7.15133989530821E-5</text:p>
          </table:table-cell>
        </table:table-row>
        <table:table-row table:style-name="ro1">
          <table:table-cell office:value-type="string">
            <text:p>6.9415827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544736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73223252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8321569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6.3247666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54071372E9</text:p>
          </table:table-cell>
          <table:table-cell office:value-type="string">
            <text:p>7.019808198592575E-5</text:p>
          </table:table-cell>
        </table:table-row>
        <table:table-row table:style-name="ro1">
          <table:table-cell office:value-type="string">
            <text:p>1.00000177562625E14</text:p>
          </table:table-cell>
          <table:table-cell office:value-type="string">
            <text:p>7.920036269670854E-5</text:p>
          </table:table-cell>
        </table:table-row>
        <table:table-row table:style-name="ro1">
          <table:table-cell office:value-type="string">
            <text:p>1.0000359752085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9892995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165242066E14</text:p>
          </table:table-cell>
          <table:table-cell office:value-type="string">
            <text:p>1.0911106258933118E-4</text:p>
          </table:table-cell>
        </table:table-row>
        <table:table-row table:style-name="ro1">
          <table:table-cell office:value-type="string">
            <text:p>1.00002566708829E14</text:p>
          </table:table-cell>
          <table:table-cell office:value-type="string">
            <text:p>8.568352027331206E-5</text:p>
          </table:table-cell>
        </table:table-row>
        <table:table-row table:style-name="ro1">
          <table:table-cell office:value-type="string">
            <text:p>1.00000912737104E14</text:p>
          </table:table-cell>
          <table:table-cell office:value-type="string">
            <text:p>1.736664542553694E-4</text:p>
          </table:table-cell>
        </table:table-row>
        <table:table-row table:style-name="ro1">
          <table:table-cell office:value-type="string">
            <text:p>1.281295433E9</text:p>
          </table:table-cell>
          <table:table-cell office:value-type="string">
            <text:p>9.161793709683252E-5</text:p>
          </table:table-cell>
        </table:table-row>
        <table:table-row table:style-name="ro1">
          <table:table-cell office:value-type="string">
            <text:p>1.00000297578148E14</text:p>
          </table:table-cell>
          <table:table-cell office:value-type="string">
            <text:p>3.264325831851906E-4</text:p>
          </table:table-cell>
        </table:table-row>
        <table:table-row table:style-name="ro1">
          <table:table-cell office:value-type="string">
            <text:p>7.4595442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19449186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65411266E14</text:p>
          </table:table-cell>
          <table:table-cell office:value-type="string">
            <text:p>8.312947070867367E-5</text:p>
          </table:table-cell>
        </table:table-row>
        <table:table-row table:style-name="ro1">
          <table:table-cell office:value-type="string">
            <text:p>1.0000161353089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786572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772814724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453141608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404992546E14</text:p>
          </table:table-cell>
          <table:table-cell office:value-type="string">
            <text:p>7.418470856813058E-5</text:p>
          </table:table-cell>
        </table:table-row>
        <table:table-row table:style-name="ro1">
          <table:table-cell office:value-type="string">
            <text:p>5.33320617E8</text:p>
          </table:table-cell>
          <table:table-cell office:value-type="string">
            <text:p>9.51196361490504E-4</text:p>
          </table:table-cell>
        </table:table-row>
        <table:table-row table:style-name="ro1">
          <table:table-cell office:value-type="string">
            <text:p>1.396761902E9</text:p>
          </table:table-cell>
          <table:table-cell office:value-type="string">
            <text:p>1.0236126510986839E-4</text:p>
          </table:table-cell>
        </table:table-row>
        <table:table-row table:style-name="ro1">
          <table:table-cell office:value-type="string">
            <text:p>1.00001253211186E14</text:p>
          </table:table-cell>
          <table:table-cell office:value-type="string">
            <text:p>5.67560296151972E-4</text:p>
          </table:table-cell>
        </table:table-row>
        <table:table-row table:style-name="ro1">
          <table:table-cell office:value-type="string">
            <text:p>5.6963431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35641526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7344954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1084923667E14</text:p>
          </table:table-cell>
          <table:table-cell office:value-type="string">
            <text:p>1.3782303664446003E-4</text:p>
          </table:table-cell>
        </table:table-row>
        <table:table-row table:style-name="ro1">
          <table:table-cell office:value-type="string">
            <text:p>1.00001279815961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63120041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521319125E9</text:p>
          </table:table-cell>
          <table:table-cell office:value-type="string">
            <text:p>7.129258488104597E-5</text:p>
          </table:table-cell>
        </table:table-row>
        <table:table-row table:style-name="ro1">
          <table:table-cell office:value-type="string">
            <text:p>1.297670539E9</text:p>
          </table:table-cell>
          <table:table-cell office:value-type="string">
            <text:p>1.0456472141404306E-4</text:p>
          </table:table-cell>
        </table:table-row>
        <table:table-row table:style-name="ro1">
          <table:table-cell office:value-type="string">
            <text:p>1.249305941E9</text:p>
          </table:table-cell>
          <table:table-cell office:value-type="string">
            <text:p>9.387591039919815E-5</text:p>
          </table:table-cell>
        </table:table-row>
        <table:table-row table:style-name="ro1">
          <table:table-cell office:value-type="string">
            <text:p>1.00000220614973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878015524E14</text:p>
          </table:table-cell>
          <table:table-cell office:value-type="string">
            <text:p>4.793104924477986E-4</text:p>
          </table:table-cell>
        </table:table-row>
        <table:table-row table:style-name="ro1">
          <table:table-cell office:value-type="string">
            <text:p>8.25928837E8</text:p>
          </table:table-cell>
          <table:table-cell office:value-type="string">
            <text:p>7.448164067249735E-5</text:p>
          </table:table-cell>
        </table:table-row>
        <table:table-row table:style-name="ro1">
          <table:table-cell office:value-type="string">
            <text:p>1.00000316073967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296166712E14</text:p>
          </table:table-cell>
          <table:table-cell office:value-type="string">
            <text:p>7.637640791912699E-5</text:p>
          </table:table-cell>
        </table:table-row>
        <table:table-row table:style-name="ro1">
          <table:table-cell office:value-type="string">
            <text:p>1.276877482E9</text:p>
          </table:table-cell>
          <table:table-cell office:value-type="string">
            <text:p>8.486939786526492E-5</text:p>
          </table:table-cell>
        </table:table-row>
        <table:table-row table:style-name="ro1">
          <table:table-cell office:value-type="string">
            <text:p>1.00001142210387E14</text:p>
          </table:table-cell>
          <table:table-cell office:value-type="string">
            <text:p>1.1266251365540563E-4</text:p>
          </table:table-cell>
        </table:table-row>
        <table:table-row table:style-name="ro1">
          <table:table-cell office:value-type="string">
            <text:p>6.21038261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5.40016233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93677683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307722179E9</text:p>
          </table:table-cell>
          <table:table-cell office:value-type="string">
            <text:p>7.435310909120903E-5</text:p>
          </table:table-cell>
        </table:table-row>
        <table:table-row table:style-name="ro1">
          <table:table-cell office:value-type="string">
            <text:p>1.828270846E9</text:p>
          </table:table-cell>
          <table:table-cell office:value-type="string">
            <text:p>8.6593637829677E-5</text:p>
          </table:table-cell>
        </table:table-row>
        <table:table-row table:style-name="ro1">
          <table:table-cell office:value-type="string">
            <text:p>1.479717462E9</text:p>
          </table:table-cell>
          <table:table-cell office:value-type="string">
            <text:p>3.5217480732867583E-4</text:p>
          </table:table-cell>
        </table:table-row>
        <table:table-row table:style-name="ro1">
          <table:table-cell office:value-type="string">
            <text:p>7.18773069E8</text:p>
          </table:table-cell>
          <table:table-cell office:value-type="string">
            <text:p>8.16401760006638E-5</text:p>
          </table:table-cell>
        </table:table-row>
        <table:table-row table:style-name="ro1">
          <table:table-cell office:value-type="string">
            <text:p>1.00000759542692E14</text:p>
          </table:table-cell>
          <table:table-cell office:value-type="string">
            <text:p>6.811022944783407E-5</text:p>
          </table:table-cell>
        </table:table-row>
        <table:table-row table:style-name="ro1">
          <table:table-cell office:value-type="string">
            <text:p>1.00003928574595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726679472E14</text:p>
          </table:table-cell>
          <table:table-cell office:value-type="string">
            <text:p>6.918187852920938E-5</text:p>
          </table:table-cell>
        </table:table-row>
        <table:table-row table:style-name="ro1">
          <table:table-cell office:value-type="string">
            <text:p>8.46329087E8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604802768E14</text:p>
          </table:table-cell>
          <table:table-cell office:value-type="string">
            <text:p>7.102053828458704E-5</text:p>
          </table:table-cell>
        </table:table-row>
        <table:table-row table:style-name="ro1">
          <table:table-cell office:value-type="string">
            <text:p>1.611884391E9</text:p>
          </table:table-cell>
          <table:table-cell office:value-type="string">
            <text:p>4.835421498967954E-4</text:p>
          </table:table-cell>
        </table:table-row>
        <table:table-row table:style-name="ro1">
          <table:table-cell office:value-type="string">
            <text:p>1.00000006186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35900655E9</text:p>
          </table:table-cell>
          <table:table-cell office:value-type="string">
            <text:p>7.392375749224425E-5</text:p>
          </table:table-cell>
        </table:table-row>
        <table:table-row table:style-name="ro1">
          <table:table-cell office:value-type="string">
            <text:p>1.005926185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2448544096E14</text:p>
          </table:table-cell>
          <table:table-cell office:value-type="string">
            <text:p>2.4842376494975567E-4</text:p>
          </table:table-cell>
        </table:table-row>
        <table:table-row table:style-name="ro1">
          <table:table-cell office:value-type="string">
            <text:p>7.17256343E8</text:p>
          </table:table-cell>
          <table:table-cell office:value-type="string">
            <text:p>7.305936275762894E-5</text:p>
          </table:table-cell>
        </table:table-row>
        <table:table-row table:style-name="ro1">
          <table:table-cell office:value-type="string">
            <text:p>1.575042779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053901048E14</text:p>
          </table:table-cell>
          <table:table-cell office:value-type="string">
            <text:p>1.5685091324414916E-4</text:p>
          </table:table-cell>
        </table:table-row>
        <table:table-row table:style-name="ro1">
          <table:table-cell office:value-type="string">
            <text:p>1.084327823E9</text:p>
          </table:table-cell>
          <table:table-cell office:value-type="string">
            <text:p>1.9845006205323505E-4</text:p>
          </table:table-cell>
        </table:table-row>
        <table:table-row table:style-name="ro1">
          <table:table-cell office:value-type="string">
            <text:p>1.00002485287009E14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4129057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00005906833597E14</text:p>
          </table:table-cell>
          <table:table-cell office:value-type="string">
            <text:p>6.925223540760394E-5</text:p>
          </table:table-cell>
        </table:table-row>
        <table:table-row table:style-name="ro1">
          <table:table-cell office:value-type="string">
            <text:p>1.618004422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1.613112533E9</text:p>
          </table:table-cell>
          <table:table-cell office:value-type="string">
            <text:p>6.72118859341619E-5</text:p>
          </table:table-cell>
        </table:table-row>
        <table:table-row table:style-name="ro1">
          <table:table-cell office:value-type="string">
            <text:p>2.2213037E7</text:p>
          </table:table-cell>
          <table:table-cell office:value-type="string">
            <text:p>6.72118859341619E-5</text:p>
          </table:table-cell>
        </table:table-row>
        <table:table-row table:style-name="ro1" table:number-rows-repeated="1040976">
          <table:table-cell table:number-columns-repeated="2"/>
        </table:table-row>
        <table:table-row table:style-name="ro1">
          <table:table-cell table:number-columns-repeated="2"/>
        </table:table-row>
      </table:table>
      <table:database-ranges>
        <table:database-range table:name="__Anonymous_Sheet_DB__0" table:target-range-address="'Freq Indegree x Freq Outdegree'.L1:'Freq Indegree x Freq Outdegree'.N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0" number:min-integer-digits="0"/>
    </number:number-style>
    <number:number-style style:name="N110P0" style:volatile="true">
      <number:number number:decimal-places="0" number:min-integer-digits="0"/>
    </number:number-style>
    <number:number-style style:name="N110">
      <style:text-properties fo:color="#ff0000"/>
      <number:text>-</number:text>
      <number:number number:decimal-places="0" number:min-integer-digits="0"/>
      <style:map style:condition="value()&gt;=0" style:apply-style-name="N110P0"/>
    </number:number-style>
    <number:number-style style:name="N111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21/07/2013</text:date>, <text:time>20:40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20:40:04.97</dc:date>
    <meta:generator>LibreOffice/3.4$Win32 LibreOffice_project/340m1$Build-502</meta:generator>
    <meta:editing-duration>P2DT8H41M18S</meta:editing-duration>
    <meta:editing-cycles>20</meta:editing-cycles>
    <meta:document-statistic meta:table-count="5" meta:cell-count="164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58cm" svg:height="9.288cm" xlink:href=".." xlink:type="simple" chart:class="chart:line" chart:style-name="ch1">
        <chart:legend chart:legend-position="end" svg:x="11.61cm" svg:y="4.07cm" style:legend-expansion="high" chart:style-name="ch2"/>
        <chart:plot-area chart:style-name="ch3" table:cell-range-address="'Freq Indegree x Freq Outdegree'.L1:'Freq Indegree x Freq Outdegree'.N126" chart:data-source-has-labels="both" svg:x="0.783cm" svg:y="0.875cm" svg:width="10.161cm" svg:height="7.808cm">
          <chartooo:coordinate-region svg:x="1.96cm" svg:y="1.087cm" svg:width="8.984cm" svg:height="6.499cm"/>
          <chart:axis chart:dimension="x" chart:name="primary-x" chart:style-name="ch4" chartooo:axis-type="auto">
            <chartooo:date-scale/>
            <chart:categories table:cell-range-address="'Freq Indegree x Freq Outdegree'.L2:'Freq Indegree x Freq Outdegree'.L1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req Indegree x Freq Outdegree'.M2:'Freq Indegree x Freq Outdegree'.M126" chart:label-cell-address="'Freq Indegree x Freq Outdegree'.M1:'Freq Indegree x Freq Outdegree'.M1" chart:class="chart:line">
            <chart:data-point chart:repeated="125"/>
          </chart:series>
          <chart:series chart:style-name="ch8" chart:values-cell-range-address="'Freq Indegree x Freq Outdegree'.N2:'Freq Indegree x Freq Outdegree'.N126" chart:label-cell-address="'Freq Indegree x Freq Outdegree'.N1:'Freq Indegree x Freq Outdegree'.N1" chart:class="chart:line">
            <chart:data-point chart:repeated="1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requencia Indegree </text:p>
                <draw:g>
                  <svg:desc>'Freq Indegree x Freq Outdegree'.M1:'Freq Indegree x Freq Outdegree'.M1</svg:desc>
                </draw:g>
              </table:table-cell>
              <table:table-cell office:value-type="string">
                <text:p> Frequencia Outdegree  </text:p>
                <draw:g>
                  <svg:desc>'Freq Indegree x Freq Outdegree'.N1:'Freq Indegree x Freq Outdegree'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Freq Indegree x Freq Outdegree'.L2:'Freq Indegree x Freq Outdegree'.L126</svg:desc>
                </draw:g>
              </table:table-cell>
              <table:table-cell office:value-type="float" office:value="3478">
                <text:p>3478</text:p>
                <draw:g>
                  <svg:desc>'Freq Indegree x Freq Outdegree'.M2:'Freq Indegree x Freq Outdegree'.M126</svg:desc>
                </draw:g>
              </table:table-cell>
              <table:table-cell office:value-type="float" office:value="4248">
                <text:p>4248</text:p>
                <draw:g>
                  <svg:desc>'Freq Indegree x Freq Outdegree'.N2:'Freq Indegree x Freq Outdegree'.N1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149">
                <text:p>2149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64">
                <text:p>66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5">
                <text:p>31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0">
                <text:p>2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8">
                <text:p>13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2">
                <text:p>15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2">
                <text:p>17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93cm" svg:y="3.926cm" style:legend-expansion="high" chart:style-name="ch2"/>
        <chart:plot-area chart:style-name="ch3" table:cell-range-address="'asker-replier indegree'.A1:'asker-replier indegree'.B90" chart:data-source-has-labels="row" svg:x="0.77cm" svg:y="0.855cm" svg:width="9.383cm" svg:height="7.545cm">
          <chartooo:coordinate-region svg:x="1.947cm" svg:y="1.067cm" svg:width="8.111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sker-replier indegree'.A2:'asker-replier indegree'.A90" chart:label-cell-address="'asker-replier indegree'.A1:'asker-replier indegree'.A1" chart:class="chart:line">
            <chart:data-point chart:repeated="89"/>
          </chart:series>
          <chart:series chart:style-name="ch8" chart:values-cell-range-address="'asker-replier indegree'.B2:'asker-replier indegree'.B90" chart:label-cell-address="'asker-replier indegree'.B1:'asker-replier indegree'.B1" chart:class="chart:line">
            <chart:data-point chart:repeated="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ker indegree </text:p>
                <draw:g>
                  <svg:desc>'asker-replier indegree'.A1:'asker-replier indegree'.A1</svg:desc>
                </draw:g>
              </table:table-cell>
              <table:table-cell office:value-type="string">
                <text:p> replier median indegree  </text:p>
                <draw:g>
                  <svg:desc>'asker-replier indegree'.B1:'asker-replier indegre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sker-replier indegree'.A2:'asker-replier indegree'.A90</svg:desc>
                </draw:g>
              </table:table-cell>
              <table:table-cell office:value-type="float" office:value="55">
                <text:p>55</text:p>
                <draw:g>
                  <svg:desc>'asker-replier indegree'.B2:'asker-replier indegree'.B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">
                <text:p>7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">
                <text:p>87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">
                <text:p>8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">
                <text:p>9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">
                <text:p>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">
                <text:p>10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">
                <text:p>10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">
                <text:p>1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3">
                <text:p>1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6">
                <text:p>1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">
                <text:p>1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0">
                <text:p>1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1">
                <text:p>1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">
                <text:p>17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9">
                <text:p>17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2">
                <text:p>1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7">
                <text:p>18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7">
                <text:p>2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5">
                <text:p>2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">
                <text:p>29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6">
                <text:p>4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3">
                <text:p>4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1">
                <text:p>48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6">
                <text:p>4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2">
                <text:p>15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12">
                <text:p>1712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